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anifest.rdf" manifest:media-type="application/rdf+xml"/>
  <manifest:file-entry manifest:full-path="Thumbnails/thumbnail.png" manifest:media-type="image/png"/>
  <manifest:file-entry manifest:full-path="settings.xml" manifest:media-type="text/xml"/>
  <manifest:file-entry manifest:full-path="Basic/Standard/DMCharts.xml" manifest:media-type="text/xml"/>
  <manifest:file-entry manifest:full-path="Basic/Standard/script-lb.xml" manifest:media-type="text/xml"/>
  <manifest:file-entry manifest:full-path="Basic/script-lc.xml" manifest:media-type="text/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styles.xml" manifest:media-type="text/xml"/>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meta.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DejaVu Sans" svg:font-family="'DejaVu Sans'" style:font-pitch="variable"/>
    <style:font-face style:name="DejaVu Sans1" svg:font-family="'DejaVu Sans'" style:font-family-generic="system" style:font-pitch="variable"/>
    <style:font-face style:name="Lato Black" svg:font-family="'Lato Black'" style:font-adornments="Black" style:font-pitch="variable"/>
    <style:font-face style:name="Lato Heavy" svg:font-family="'Lato Heavy'"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Ubuntu" svg:font-family="Ubuntu" style:font-pitch="variable"/>
    <style:font-face style:name="돋움" svg:font-family="돋움" style:font-family-generic="modern"/>
  </office:font-face-decls>
  <office:automatic-styles>
    <style:style style:name="co1" style:family="table-column">
      <style:table-column-properties fo:break-before="auto" style:column-width="0.2575in"/>
    </style:style>
    <style:style style:name="co2" style:family="table-column">
      <style:table-column-properties fo:break-before="auto" style:column-width="1in"/>
    </style:style>
    <style:style style:name="co3" style:family="table-column">
      <style:table-column-properties fo:break-before="auto" style:column-width="6.2709in"/>
    </style:style>
    <style:style style:name="co4" style:family="table-column">
      <style:table-column-properties fo:break-before="auto" style:column-width="0.6189in"/>
    </style:style>
    <style:style style:name="co5" style:family="table-column">
      <style:table-column-properties fo:break-before="auto" style:column-width="0.889in"/>
    </style:style>
    <style:style style:name="co6" style:family="table-column">
      <style:table-column-properties fo:break-before="auto" style:column-width="0.4583in"/>
    </style:style>
    <style:style style:name="co7" style:family="table-column">
      <style:table-column-properties fo:break-before="auto" style:column-width="0.3945in"/>
    </style:style>
    <style:style style:name="co8" style:family="table-column">
      <style:table-column-properties fo:break-before="auto" style:column-width="0.8425in"/>
    </style:style>
    <style:style style:name="co9" style:family="table-column">
      <style:table-column-properties fo:break-before="auto" style:column-width="1.8575in"/>
    </style:style>
    <style:style style:name="co10" style:family="table-column">
      <style:table-column-properties fo:break-before="auto" style:column-width="3.4126in"/>
    </style:style>
    <style:style style:name="co11" style:family="table-column">
      <style:table-column-properties fo:break-before="auto" style:column-width="0.75in"/>
    </style:style>
    <style:style style:name="co12" style:family="table-column">
      <style:table-column-properties fo:break-before="auto" style:column-width="2.5in"/>
    </style:style>
    <style:style style:name="co13" style:family="table-column">
      <style:table-column-properties fo:break-before="auto" style:column-width="2.7516in"/>
    </style:style>
    <style:style style:name="co14" style:family="table-column">
      <style:table-column-properties fo:break-before="auto" style:column-width="0.8335in"/>
    </style:style>
    <style:style style:name="co15" style:family="table-column">
      <style:table-column-properties fo:break-before="auto" style:column-width="0.8457in"/>
    </style:style>
    <style:style style:name="co16" style:family="table-column">
      <style:table-column-properties fo:break-before="auto" style:column-width="0.85in"/>
    </style:style>
    <style:style style:name="co17" style:family="table-column">
      <style:table-column-properties fo:break-before="auto" style:column-width="2.75in"/>
    </style:style>
    <style:style style:name="co18" style:family="table-column">
      <style:table-column-properties fo:break-before="auto" style:column-width="0.3591in"/>
    </style:style>
    <style:style style:name="co19" style:family="table-column">
      <style:table-column-properties fo:break-before="auto" style:column-width="1.722in"/>
    </style:style>
    <style:style style:name="co20" style:family="table-column">
      <style:table-column-properties fo:break-before="auto" style:column-width="1.5409in"/>
    </style:style>
    <style:style style:name="co21" style:family="table-column">
      <style:table-column-properties fo:break-before="auto" style:column-width="1.8772in"/>
    </style:style>
    <style:style style:name="co22" style:family="table-column">
      <style:table-column-properties fo:break-before="auto" style:column-width="0.9799in"/>
    </style:style>
    <style:style style:name="co23" style:family="table-column">
      <style:table-column-properties fo:break-before="auto" style:column-width="0.9484in"/>
    </style:style>
    <style:style style:name="co24" style:family="table-column">
      <style:table-column-properties fo:break-before="auto" style:column-width="1.1965in"/>
    </style:style>
    <style:style style:name="co25" style:family="table-column">
      <style:table-column-properties fo:break-before="auto" style:column-width="0.3181in"/>
    </style:style>
    <style:style style:name="co26" style:family="table-column">
      <style:table-column-properties fo:break-before="auto" style:column-width="1.1717in"/>
    </style:style>
    <style:style style:name="co27" style:family="table-column">
      <style:table-column-properties fo:break-before="auto" style:column-width="1.2728in"/>
    </style:style>
    <style:style style:name="co28" style:family="table-column">
      <style:table-column-properties fo:break-before="auto" style:column-width="1.1201in"/>
    </style:style>
    <style:style style:name="ro1" style:family="table-row">
      <style:table-row-properties style:row-height="0.2472in" fo:break-before="auto" style:use-optimal-row-height="true"/>
    </style:style>
    <style:style style:name="ro2" style:family="table-row">
      <style:table-row-properties style:row-height="0.4791in" fo:break-before="auto" style:use-optimal-row-height="false"/>
    </style:style>
    <style:style style:name="ro3" style:family="table-row">
      <style:table-row-properties style:row-height="0.4764in" fo:break-before="auto" style:use-optimal-row-height="true"/>
    </style:style>
    <style:style style:name="ro4" style:family="table-row">
      <style:table-row-properties style:row-height="1.7543in" fo:break-before="auto" style:use-optimal-row-height="false"/>
    </style:style>
    <style:style style:name="ro5" style:family="table-row">
      <style:table-row-properties style:row-height="0.8701in" fo:break-before="auto" style:use-optimal-row-height="true"/>
    </style:style>
    <style:style style:name="ro6" style:family="table-row">
      <style:table-row-properties style:row-height="1.2055in" fo:break-before="auto" style:use-optimal-row-height="false"/>
    </style:style>
    <style:style style:name="ro7" style:family="table-row">
      <style:table-row-properties style:row-height="2.5217in" fo:break-before="auto" style:use-optimal-row-height="false"/>
    </style:style>
    <style:style style:name="ro8" style:family="table-row">
      <style:table-row-properties style:row-height="1.1925in" fo:break-before="auto" style:use-optimal-row-height="false"/>
    </style:style>
    <style:style style:name="ro9" style:family="table-row">
      <style:table-row-properties style:row-height="1.439in" fo:break-before="auto" style:use-optimal-row-height="false"/>
    </style:style>
    <style:style style:name="ro10" style:family="table-row">
      <style:table-row-properties style:row-height="0.611in" fo:break-before="auto" style:use-optimal-row-height="true"/>
    </style:style>
    <style:style style:name="ro11" style:family="table-row">
      <style:table-row-properties style:row-height="0.8083in" fo:break-before="auto" style:use-optimal-row-height="true"/>
    </style:style>
    <style:style style:name="ro12" style:family="table-row">
      <style:table-row-properties style:row-height="0.1917in" fo:break-before="auto" style:use-optimal-row-height="true"/>
    </style:style>
    <style:style style:name="ro13" style:family="table-row">
      <style:table-row-properties style:row-height="0.2134in" fo:break-before="auto" style:use-optimal-row-height="false"/>
    </style:style>
    <style:style style:name="ro14" style:family="table-row">
      <style:table-row-properties style:row-height="0.3398in" fo:break-before="auto" style:use-optimal-row-height="true"/>
    </style:style>
    <style:style style:name="ro15" style:family="table-row">
      <style:table-row-properties style:row-height="0.3063in" fo:break-before="auto" style:use-optimal-row-height="true"/>
    </style:style>
    <style:style style:name="ro16" style:family="table-row">
      <style:table-row-properties style:row-height="0.2409in" fo:break-before="auto" style:use-optimal-row-height="true"/>
    </style:style>
    <style:style style:name="ro17" style:family="table-row">
      <style:table-row-properties style:row-height="1.2854in" fo:break-before="auto" style:use-optimal-row-height="false"/>
    </style:style>
    <style:style style:name="ro18" style:family="table-row">
      <style:table-row-properties style:row-height="0.2083in" fo:break-before="auto" style:use-optimal-row-height="true"/>
    </style:style>
    <style:style style:name="ro19" style:family="table-row">
      <style:table-row-properties style:row-height="0.5in" fo:break-before="auto" style:use-optimal-row-height="false"/>
    </style:style>
    <style:style style:name="ro20" style:family="table-row">
      <style:table-row-properties style:row-height="0.9035in" fo:break-before="auto" style:use-optimal-row-height="false"/>
    </style:style>
    <style:style style:name="ro21" style:family="table-row">
      <style:table-row-properties style:row-height="1.2827in" fo:break-before="auto" style:use-optimal-row-height="false"/>
    </style:style>
    <style:style style:name="ro22" style:family="table-row">
      <style:table-row-properties style:row-height="0.3in" fo:break-before="auto" style:use-optimal-row-height="false"/>
    </style:style>
    <style:style style:name="ro23" style:family="table-row">
      <style:table-row-properties style:row-height="0.1902in" fo:break-before="auto" style:use-optimal-row-height="false"/>
    </style:style>
    <style:style style:name="ro24" style:family="table-row">
      <style:table-row-properties style:row-height="0.8354in" fo:break-before="auto" style:use-optimal-row-height="false"/>
    </style:style>
    <style:style style:name="ro25" style:family="table-row">
      <style:table-row-properties style:row-height="0.2244in" fo:break-before="auto" style:use-optimal-row-height="true"/>
    </style:style>
    <style:style style:name="ro26" style:family="table-row">
      <style:table-row-properties style:row-height="0.3102in" fo:break-before="auto" style:use-optimal-row-height="true"/>
    </style:style>
    <style:style style:name="ta1" style:family="table" style:master-page-name="Default">
      <style:table-properties table:display="true" style:writing-mode="lr-tb"/>
    </style:style>
    <style:style style:name="ta2" style:family="table" style:master-page-name="PageStyle_5f_Reqmt_20_Tool_20__20_Alt_20_Matrix">
      <style:table-properties table:display="true" style:writing-mode="lr-tb"/>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text-style style:name="N100">
      <number:text-content/>
    </number:text-style>
    <style:style style:name="ce1" style:family="table-cell" style:parent-style-name="Default">
      <style:table-cell-properties style:vertical-align="top"/>
    </style:style>
    <style:style style:name="ce2" style:family="table-cell" style:parent-style-name="Default">
      <style:table-cell-properties fo:wrap-option="wrap" style:vertical-align="top"/>
      <style:text-properties fo:font-size="11pt" fo:font-weight="bold" style:font-size-asian="11pt" style:font-weight-asian="bold" style:font-size-complex="11pt" style:font-weight-complex="bold"/>
    </style:style>
    <style:style style:name="ce7" style:family="table-cell" style:parent-style-name="Default">
      <style:table-cell-properties fo:wrap-option="wrap" style:vertical-align="top"/>
      <style:text-properties fo:font-size="13pt" fo:font-weight="bold" style:font-size-asian="13pt" style:font-weight-asian="bold" style:font-size-complex="13pt" style:font-weight-complex="bold"/>
    </style:style>
    <style:style style:name="ce187" style:family="table-cell" style:parent-style-name="Default">
      <style:table-cell-properties fo:wrap-option="wrap" style:vertical-align="top"/>
      <style:text-properties fo:font-weight="bold" style:font-weight-asian="bold" style:font-weight-complex="bold"/>
    </style:style>
    <style:style style:name="ce4" style:family="table-cell" style:parent-style-name="Default">
      <style:table-cell-properties fo:wrap-option="wrap" fo:padding="0.0417in" style:vertical-align="top"/>
      <style:text-properties fo:font-size="11pt" style:font-size-asian="11pt" style:font-size-complex="11pt"/>
    </style:style>
    <style:style style:name="ce11" style:family="table-cell" style:parent-style-name="Default">
      <style:table-cell-properties fo:wrap-option="wrap" fo:padding="0.0417in" style:vertical-align="top"/>
      <style:text-properties fo:font-size="13pt" style:font-size-asian="13pt" style:font-size-complex="13pt"/>
    </style:style>
    <style:style style:name="ce12" style:family="table-cell" style:parent-style-name="Default">
      <style:table-cell-properties style:text-align-source="fix" style:repeat-content="false" fo:wrap-option="wrap" fo:padding="0.0417in" style:vertical-align="top"/>
      <style:paragraph-properties fo:text-align="start" fo:margin-left="0in"/>
      <style:text-properties fo:font-size="13pt" style:font-size-asian="13pt" style:font-size-complex="13pt"/>
    </style:style>
    <style:style style:name="ce15" style:family="table-cell" style:parent-style-name="Default">
      <style:table-cell-properties fo:wrap-option="wrap" style:vertical-align="top"/>
      <style:text-properties fo:font-size="13pt" style:font-size-asian="13pt" style:font-size-complex="13pt"/>
    </style:style>
    <style:style style:name="ce9" style:family="table-cell" style:parent-style-name="Default">
      <style:table-cell-properties fo:wrap-option="wrap" style:vertical-align="top"/>
    </style:style>
    <style:style style:name="ce231" style:family="table-cell" style:parent-style-name="Normal_20_3">
      <style:table-cell-properties fo:background-color="#fee7d0"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Instructions.D2"/>
    </style:style>
    <style:style style:name="ce234" style:family="table-cell" style:parent-style-name="Normal_20_3" style:data-style-name="N148">
      <style:table-cell-properties fo:background-color="#ccffcc"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Instructions.D3"/>
    </style:style>
    <style:style style:name="ce182" style:family="table-cell" style:parent-style-name="Default">
      <style:table-cell-properties fo:background-color="#000000" style:cell-protect="protected" style:print-content="true"/>
    </style:style>
    <style:style style:name="ce16" style:family="table-cell" style:parent-style-name="Default">
      <style:table-cell-properties fo:background-color="#000000" style:cell-protect="protected" style:print-content="true" fo:wrap-option="wrap"/>
    </style:style>
    <style:style style:name="ce23" style:family="table-cell" style:parent-style-name="Default">
      <style:table-cell-properties style:cell-protect="protected" style:print-content="true" fo:background-color="transparent"/>
    </style:style>
    <style:style style:name="ce184" style:family="table-cell" style:parent-style-name="Default">
      <style:table-cell-properties style:cell-protect="protected" style:print-content="true"/>
    </style:style>
    <style:style style:name="ce185" style:family="table-cell" style:parent-style-name="Default">
      <style:table-cell-properties fo:background-color="#000000" style:cell-protect="protected" style:print-content="true" style:text-align-source="fix" style:repeat-content="false" fo:border="0.06pt solid #000000"/>
      <style:paragraph-properties fo:text-align="center" fo:margin-left="0in"/>
    </style:style>
    <style:style style:name="ce27"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text-properties fo:color="#cc66ff" fo:font-size="18pt" style:font-size-asian="18pt" style:font-size-complex="18pt"/>
      <style:map style:condition="is-true-formula(INDIRECT(ADDRESS(19;COLUMN(convertgonogo)+INT((COLUMN()-5)/3)))&gt;0)" style:apply-style-name="ConditionalStyle_5f_1" style:base-cell-address="'Personal Transportation Example'.C7"/>
    </style:style>
    <style:style style:name="ce26" style:family="table-cell" style:parent-style-name="Normal_20_3">
      <style:table-cell-properties fo:border-bottom="1.76pt solid #339966" fo:background-color="#ffff99" style:cell-protect="protected" style:print-content="true" style:diagonal-bl-tr="none" style:diagonal-tl-br="none" style:text-align-source="fix" style:repeat-content="false" fo:wrap-option="no-wrap" fo:border-left="1.76pt solid #339966" style:direction="ltr" fo:border-right="none" style:rotation-angle="0" style:rotation-align="none" style:shrink-to-fit="false" fo:border-top="1.76pt solid #339966"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 style:family="table-cell" style:parent-style-name="Normal_20_3">
      <style:table-cell-properties fo:border-bottom="none" fo:background-color="#f1f1fe" style:cell-protect="protected" style:print-content="true" style:diagonal-bl-tr="none" style:diagonal-tl-br="none" style:text-align-source="fix" style:repeat-content="false" fo:wrap-option="no-wrap" fo:border-left="1.76pt solid #339966" style:direction="ltr" fo:border-right="0.74pt solid #339966" style:rotation-angle="0" style:rotation-align="none" style:shrink-to-fit="false" fo:border-top="1.76pt solid #339966"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3" style:family="table-cell" style:parent-style-name="Normal_20_3" style:data-style-name="N100">
      <style:table-cell-properties fo:background-color="#f1f1fe" style:cell-protect="protected"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1" style:family="table-cell" style:parent-style-name="Normal_20_3" style:data-style-name="N100">
      <style:table-cell-properties fo:background-color="#f1f1fe" style:cell-protect="protected"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3" style:family="table-cell" style:parent-style-name="Default">
      <style:table-cell-properties style:cell-protect="protected" style:print-content="true" style:text-align-source="fix" style:repeat-content="false" fo:background-color="transparent"/>
      <style:paragraph-properties fo:text-align="center" fo:margin-left="0in"/>
      <style:text-properties fo:font-weight="normal" style:font-weight-asian="normal" style:font-weight-complex="normal"/>
    </style:style>
    <style:style style:name="ce194" style:family="table-cell" style:parent-style-name="Normal_20_3">
      <style:table-cell-properties fo:background-color="#000000"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195" style:family="table-cell" style:parent-style-name="Normal_20_3">
      <style:table-cell-properties fo:background-color="#000000" style:cell-protect="protected" style:print-content="true" style:rotation-align="none"/>
    </style:style>
    <style:style style:name="ce31" style:family="table-cell" style:parent-style-name="Normal_20_3">
      <style:table-cell-properties fo:background-color="#000000"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style>
    <style:style style:name="ce32" style:family="table-cell" style:parent-style-name="Normal_20_3">
      <style:table-cell-properties fo:background-color="#fee7d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cc99ff"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ce38" style:family="table-cell" style:parent-style-name="Normal_20_3">
      <style:table-cell-properties fo:border-bottom="1.76pt solid #339966" fo:background-color="#ffff99" style:cell-protect="protected" style:print-content="true" style:diagonal-bl-tr="none" style:diagonal-tl-br="none" style:text-align-source="fix" style:repeat-content="false" fo:wrap-option="no-wrap" fo:border-left="1.76pt solid #339966" style:direction="ltr" fo:border-right="none" style:rotation-angle="0" style:rotation-align="none" style:shrink-to-fit="false" fo:border-top="1.76pt solid #339966"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99" style:family="table-cell" style:parent-style-name="Normal_20_3" style:data-style-name="N100">
      <style:table-cell-properties fo:background-color="#f1f1fe" style:cell-protect="protected" style:print-content="true" style:diagonal-bl-tr="none" style:diagonal-tl-br="none" style:text-align-source="value-type" style:repeat-content="false" fo:wrap-option="no-wrap" fo:border="0.74pt solid #339966"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 style:family="table-cell" style:parent-style-name="Normal_20_3" style:data-style-name="N100">
      <style:table-cell-properties fo:background-color="#fee7d0" style:cell-protect="none" style:print-content="true" style:diagonal-bl-tr="none" style:diagonal-tl-br="none" style:text-align-source="fix" style:repeat-content="false" fo:wrap-option="wrap" fo:border="0.74pt solid #339966" style:direction="ltr" style:rotation-angle="0" style:rotation-align="none" style:shrink-to-fit="false" style:vertical-align="top" loext:vertical-justify="auto"/>
      <style:paragraph-properties fo:text-align="start" css3t:text-justify="auto" fo:margin-left="0.2252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Normal_20_3" style:data-style-name="N100">
      <style:table-cell-properties fo:background-color="#fee7d0" style:cell-protect="none" style:print-content="true" style:diagonal-bl-tr="none" style:diagonal-tl-br="none" style:text-align-source="fix" style:repeat-content="false" fo:wrap-option="wrap" fo:border="0.74pt solid #339966" style:direction="ltr" style:rotation-angle="0" style:rotation-align="none" style:shrink-to-fit="false" style:vertical-align="top" loext:vertical-justify="auto"/>
      <style:paragraph-properties fo:text-align="start" css3t:text-justify="auto" fo:margin-left="0.2252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1" style:family="table-cell" style:parent-style-name="Normal_20_3" style:data-style-name="N10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202" style:family="table-cell" style:parent-style-name="Default">
      <style:table-cell-properties fo:background-color="#000000" style:cell-protect="protected" style:print-content="true" style:rotation-align="none"/>
    </style:style>
    <style:style style:name="ce53" style:family="table-cell" style:parent-style-name="Default">
      <style:table-cell-properties fo:background-color="#000000"/>
    </style:style>
    <style:style style:name="ce52" style:family="table-cell" style:parent-style-name="Normal_20_3">
      <style:table-cell-properties fo:background-color="#000000" style:cell-protect="protected" style:print-content="true" style:text-align-source="fix" style:repeat-content="false" style:rotation-align="none" style:vertical-align="middle"/>
      <style:paragraph-properties fo:text-align="center"/>
      <style:text-properties fo:font-size="20pt" style:font-size-asian="20pt" style:font-size-complex="20pt"/>
    </style:style>
    <style:style style:name="ce58" style:family="table-cell" style:parent-style-name="Normal_20_3">
      <style:table-cell-properties fo:background-color="#000000"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08" style:family="table-cell" style:parent-style-name="Normal_20_3">
      <style:table-cell-properties fo:background-color="#000000"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5" style:family="table-cell" style:parent-style-name="Normal_20_3">
      <style:table-cell-properties fo:background-color="#000000"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9" style:family="table-cell" style:parent-style-name="Normal_20_3">
      <style:table-cell-properties fo:border-bottom="1.76pt solid #339966" fo:background-color="#ffe5ca" style:cell-protect="none" style:print-content="true" style:diagonal-bl-tr="none" style:diagonal-tl-br="none" style:text-align-source="fix" style:repeat-content="false" fo:wrap-option="no-wrap" fo:border-left="1.76pt solid #339966" style:direction="ltr" fo:border-right="none" style:rotation-angle="0" style:rotation-align="none" style:shrink-to-fit="false" fo:border-top="1.76pt solid #339966"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5" style:family="table-cell" style:parent-style-name="Normal_20_3" style:data-style-name="N100">
      <style:table-cell-properties fo:background-color="#fee7d0" style:cell-protect="none" style:print-content="true" style:diagonal-bl-tr="none" style:diagonal-tl-br="none" style:text-align-source="fix" style:repeat-content="false" fo:wrap-option="wrap" fo:border="0.74pt solid #339966" style:direction="ltr" style:rotation-angle="0" style:rotation-align="none" style:shrink-to-fit="false" style:vertical-align="top" loext:vertical-justify="auto"/>
      <style:paragraph-properties fo:text-align="start" css3t:text-justify="auto" fo:margin-left="0.2252in"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Noto Sans CJK SC Regular" style:font-size-asian="10pt" style:font-style-asian="normal" style:font-weight-asian="normal" style:font-name-complex="Arial" style:font-size-complex="10pt" style:font-style-complex="normal" style:font-weight-complex="normal"/>
    </style:style>
    <style:style style:name="ce66" style:family="table-cell" style:parent-style-name="Normal_20_3" style:data-style-name="N100">
      <style:table-cell-properties fo:background-color="#fee7d0" style:cell-protect="none" style:print-content="true" style:diagonal-bl-tr="none" style:diagonal-tl-br="none" style:text-align-source="fix" style:repeat-content="false" fo:wrap-option="wrap" fo:border="0.74pt solid #339966" style:direction="ltr" style:rotation-angle="0" style:rotation-align="none" style:shrink-to-fit="false" style:vertical-align="top" loext:vertical-justify="auto"/>
      <style:paragraph-properties fo:text-align="start" css3t:text-justify="auto" fo:margin-left="0.2252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Normal_20_3" style:data-style-name="N100">
      <style:table-cell-properties fo:background-color="#fee7d0" style:cell-protect="none" style:print-content="true" style:diagonal-bl-tr="none" style:diagonal-tl-br="none" style:text-align-source="fix" style:repeat-content="false" fo:wrap-option="wrap" fo:border="0.74pt solid #339966" style:direction="ltr" style:rotation-angle="0" style:rotation-align="none" style:shrink-to-fit="false" style:vertical-align="top" loext:vertical-justify="auto"/>
      <style:paragraph-properties fo:text-align="start" css3t:text-justify="auto" fo:margin-left="0.2252in" style:writing-mode="page"/>
      <style:text-properties style:use-window-font-color="true" style:text-outline="false" style:text-line-through-style="none" style:text-line-through-type="none" style:font-name="Arial" fo:font-size="11pt" fo:font-style="normal" fo:text-shadow="none" style:text-underline-style="none" fo:font-weight="normal" style:font-name-asian="Noto Sans CJK SC Regular" style:font-size-asian="11pt" style:font-style-asian="normal" style:font-weight-asian="normal" style:font-name-complex="Arial" style:font-size-complex="11pt" style:font-style-complex="normal" style:font-weight-complex="normal"/>
    </style:style>
    <style:style style:name="ce242" style:family="table-cell" style:parent-style-name="Normal_20_3">
      <style:table-cell-properties fo:background-color="#f1f1fe"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44" style:family="table-cell" style:parent-style-name="Normal_20_3">
      <style:table-cell-properties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4"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in"/>
      <style:text-properties fo:color="#fff200" fo:font-size="13pt" style:text-underline-style="solid" style:text-underline-width="auto" style:text-underline-color="font-color" fo:font-weight="bold" style:font-size-asian="13pt" style:font-weight-asian="bold" style:font-size-complex="13pt" style:font-weight-complex="bold"/>
    </style:style>
    <style:style style:name="ce247" style:family="table-cell" style:parent-style-name="Normal_20_3">
      <style:table-cell-properties fo:background-color="#000000" style:cell-protect="protected" style:print-content="true" style:text-align-source="fix" style:repeat-content="false" style:rotation-align="none"/>
      <style:paragraph-properties fo:text-align="center" fo:margin-left="0in"/>
    </style:style>
    <style:style style:name="ce56" style:family="table-cell" style:parent-style-name="Normal_20_3">
      <style:table-cell-properties fo:background-color="#000000"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3"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text-properties fo:color="#000000" style:font-name="Times New Roman" fo:font-size="14pt" fo:font-weight="normal" style:font-name-asian="Microsoft YaHei" style:font-size-asian="14pt" style:font-weight-asian="normal" style:font-name-complex="Lucida Sans" style:font-size-complex="14pt" style:font-weight-complex="normal"/>
      <style:map style:condition="is-true-formula(INDIRECT(ADDRESS(19;COLUMN(convertgonogo)+INT((COLUMN()-5)/3)))&gt;0)" style:apply-style-name="ConditionalStyle_5f_1" style:base-cell-address="'Personal Transportation Example'.F7"/>
    </style:style>
    <style:style style:name="ce257" style:family="table-cell" style:parent-style-name="Normal_20_3">
      <style:table-cell-properties fo:border-bottom="1.76pt solid #339966" fo:background-color="#ffff99" style:cell-protect="protected" style:print-content="true" style:diagonal-bl-tr="none" style:diagonal-tl-br="none" style:text-align-source="fix" style:repeat-content="false" fo:wrap-option="no-wrap" fo:border-left="1.76pt solid #339966" style:direction="ltr" fo:border-right="none" style:rotation-angle="0" style:rotation-align="none" style:shrink-to-fit="false" fo:border-top="1.76pt solid #339966"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0" style:family="table-cell" style:parent-style-name="Normal_20_3">
      <style:table-cell-properties fo:border-bottom="none" fo:background-color="#f1f1fe" style:cell-protect="protected" style:print-content="true" style:diagonal-bl-tr="none" style:diagonal-tl-br="none" style:text-align-source="fix" style:repeat-content="false" fo:wrap-option="no-wrap" fo:border-left="1.76pt solid #339966" style:direction="ltr" fo:border-right="0.74pt solid #339966"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61" style:family="table-cell" style:parent-style-name="Normal_20_3" style:data-style-name="N100">
      <style:table-cell-properties fo:background-color="#f1f1fe" style:cell-protect="protected"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5" style:family="table-cell" style:parent-style-name="Normal_20_3" style:data-style-name="N100">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Noto Sans CJK SC Regular" style:font-size-asian="10pt" style:font-style-asian="normal" style:font-weight-asian="normal" style:font-name-complex="Arial" style:font-size-complex="10pt" style:font-style-complex="normal" style:font-weight-complex="normal"/>
    </style:style>
    <style:style style:name="ce98" style:family="table-cell" style:parent-style-name="Normal_20_3" style:data-style-name="N100">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Normal_20_3" style:data-style-name="N100">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name-asian="Noto Sans CJK SC Regular" style:font-size-asian="11pt" style:font-style-asian="normal" style:font-weight-asian="normal" style:font-name-complex="Arial" style:font-size-complex="11pt" style:font-style-complex="normal" style:font-weight-complex="normal"/>
    </style:style>
    <style:style style:name="ce264" style:family="table-cell" style:parent-style-name="Normal_20_3" style:data-style-name="N100">
      <style:table-cell-properties style:cell-protect="protected" style:print-content="true"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106" style:family="table-cell" style:parent-style-name="Normal_20_3" style:data-style-name="N1">
      <style:table-cell-properties fo:border-bottom="0.74pt solid #339966" fo:background-color="#ccffcc" style:cell-protect="protected" style:print-content="true" style:diagonal-bl-tr="none" style:diagonal-tl-br="none" style:text-align-source="fix" style:repeat-content="false" fo:wrap-option="no-wrap" fo:border-left="0.74pt solid #339966" style:direction="ltr" fo:border-right="1.76pt solid #000000" style:rotation-angle="0" style:rotation-align="none" style:shrink-to-fit="false" fo:border-top="0.74pt solid #339966" style:vertical-align="middle" loext:vertical-justify="auto"/>
      <style:paragraph-properties fo:text-align="center" css3t:text-justify="auto" fo:margin-left="0in" style:writing-mode="page"/>
      <style:text-properties fo:color="#800000" style:font-name="Arial1" fo:font-size="12pt" fo:font-weight="bold" style:font-size-asian="12pt" style:font-weight-asian="bold" style:font-size-complex="12pt" style:font-weight-complex="bold"/>
      <style:map style:condition="is-true-formula(INDIRECT(ADDRESS(19;COLUMN(convertgonogo)+INT((COLUMN()-5)/3)))&gt;0)" style:apply-style-name="ConditionalStyle_5f_1" style:base-cell-address="'Personal Transportation Example'.F28"/>
    </style:style>
    <style:style style:name="ce92" style:family="table-cell" style:parent-style-name="Normal_20_3" style:data-style-name="N10">
      <style:table-cell-properties fo:border-bottom="0.74pt solid #339966" fo:background-color="#ccffcc" style:cell-protect="protected" style:print-content="true" style:diagonal-bl-tr="none" style:diagonal-tl-br="none" style:text-align-source="fix" style:repeat-content="false" fo:wrap-option="no-wrap" fo:border-left="0.74pt solid #339966" style:direction="ltr" fo:border-right="1.76pt solid #000000" style:rotation-angle="0" style:rotation-align="none" style:shrink-to-fit="false" fo:border-top="0.74pt solid #339966" style:vertical-align="middle" loext:vertical-justify="auto"/>
      <style:paragraph-properties fo:text-align="center" css3t:text-justify="auto" fo:margin-left="0in" style:writing-mode="page"/>
      <style:text-properties fo:color="#800000" style:font-name="Arial1" fo:font-size="12pt" fo:font-weight="bold" style:font-size-asian="12pt" style:font-weight-asian="bold" style:font-size-complex="12pt" style:font-weight-complex="bold"/>
      <style:map style:condition="is-true-formula(INDIRECT(ADDRESS(19;COLUMN(convertgonogo)+INT((COLUMN()-5)/3)))&gt;0)" style:apply-style-name="ConditionalStyle_5f_1" style:base-cell-address="'Personal Transportation Example'.F28"/>
    </style:style>
    <style:style style:name="ce268" style:family="table-cell" style:parent-style-name="Default">
      <style:table-cell-properties style:cell-protect="protected" style:print-content="true" style:text-align-source="fix" style:repeat-content="false"/>
      <style:paragraph-properties fo:text-align="center" fo:margin-left="0in"/>
    </style:style>
    <style:style style:name="ce269" style:family="table-cell" style:parent-style-name="Normal_20_3">
      <style:table-cell-properties fo:background-color="#f1f1fe"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14" style:family="table-cell" style:parent-style-name="Default">
      <style:table-cell-properties fo:background-color="#000000" style:cell-protect="protected" style:print-content="true" style:text-align-source="fix" style:repeat-content="false"/>
      <style:paragraph-properties fo:text-align="center" fo:margin-left="0in"/>
    </style:style>
    <style:style style:name="ce90" style:family="table-cell" style:parent-style-name="Default">
      <style:table-cell-properties fo:background-color="#000000" style:cell-protect="protected" style:print-content="true" style:text-align-source="fix" style:repeat-content="false"/>
      <style:paragraph-properties fo:text-align="end" fo:margin-left="0in"/>
    </style:style>
    <style:style style:name="ce124" style:family="table-cell" style:parent-style-name="Normal_20_3">
      <style:table-cell-properties fo:background-color="#ffe5ca"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47" style:family="table-cell" style:parent-style-name="Normal_20_3" style:data-style-name="N100">
      <style:table-cell-properties fo:background-color="#fee7d0" style:cell-protect="none" style:print-content="true" style:diagonal-bl-tr="none" style:diagonal-tl-br="none" style:text-align-source="fix" style:repeat-content="false" fo:wrap-option="wrap" fo:border="0.74pt solid #339966"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Noto Sans CJK SC Regular" style:font-size-asian="10pt" style:font-style-asian="normal" style:font-weight-asian="normal" style:font-name-complex="Arial" style:font-size-complex="10pt" style:font-style-complex="normal" style:font-weight-complex="normal"/>
    </style:style>
    <style:style style:name="ce46" style:family="table-cell" style:parent-style-name="Normal_20_3" style:data-style-name="N100">
      <style:table-cell-properties fo:background-color="#fee7d0" style:cell-protect="none" style:print-content="true" style:diagonal-bl-tr="none" style:diagonal-tl-br="none" style:text-align-source="fix" style:repeat-content="false" fo:wrap-option="wrap" fo:border="0.74pt solid #339966"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Normal_20_3" style:data-style-name="N100">
      <style:table-cell-properties fo:background-color="#fee7d0" style:cell-protect="none" style:print-content="true" style:diagonal-bl-tr="none" style:diagonal-tl-br="none" style:text-align-source="fix" style:repeat-content="false" fo:wrap-option="wrap" fo:border="0.74pt solid #339966"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name-asian="Noto Sans CJK SC Regular" style:font-size-asian="11pt" style:font-style-asian="normal" style:font-weight-asian="normal" style:font-name-complex="Arial" style:font-size-complex="11pt" style:font-style-complex="normal" style:font-weight-complex="normal"/>
    </style:style>
    <style:style style:name="ce274" style:family="table-cell" style:parent-style-name="Normal_20_3" style:data-style-name="N1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1" style:family="table-cell" style:parent-style-name="Normal_20_3">
      <style:table-cell-properties style:cell-protect="protected" style:print-content="true" style:text-align-source="fix" style:repeat-content="false" style:rotation-align="none"/>
      <style:paragraph-properties fo:text-align="center" fo:margin-left="0in"/>
    </style:style>
    <style:style style:name="ce131" style:family="table-cell" style:parent-style-name="Default">
      <style:table-cell-properties fo:background-color="#000000" style:cell-protect="protected" style:print-content="true" style:text-align-source="fix" style:repeat-content="false" fo:wrap-option="wrap" style:vertical-align="middle"/>
      <style:paragraph-properties fo:text-align="end" fo:margin-left="0in"/>
      <style:text-properties fo:color="#fff200" fo:font-size="15pt" style:text-underline-style="solid" style:text-underline-width="auto" style:text-underline-color="font-color" fo:font-weight="bold" style:font-size-asian="15pt" style:font-weight-asian="bold" style:font-size-complex="15pt" style:font-weight-complex="bold"/>
    </style:style>
    <style:style style:name="ce277" style:family="table-cell" style:parent-style-name="Normal_20_3">
      <style:table-cell-properties fo:background-color="#000000" style:cell-protect="protected" style:print-content="true"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78" style:family="table-cell" style:parent-style-name="Normal_20_3">
      <style:table-cell-properties fo:background-color="#000000" style:cell-protect="protected" style:print-content="true"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3" style:family="table-cell" style:parent-style-name="Normal_20_3">
      <style:table-cell-properties fo:background-color="#000000"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9" style:family="table-cell" style:parent-style-name="Normal_20_3">
      <style:table-cell-properties fo:border-bottom="0.74pt solid #339966" fo:background-color="#ffe5ca" style:cell-protect="protected"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text-properties fo:font-size="13pt" style:font-size-asian="13pt" style:font-size-complex="13pt"/>
      <style:map style:condition="is-true-formula(INDIRECT(ADDRESS(19;COLUMN(convertgonogo)+INT((COLUMN()-5)/3)))&gt;0)" style:apply-style-name="ConditionalStyle_5f_1" style:base-cell-address="'Personal Transportation Example'.I7"/>
    </style:style>
    <style:style style:name="ce54" style:family="table-cell" style:parent-style-name="Currency_20_2">
      <style:table-cell-properties fo:border-bottom="1.76pt solid #339966" fo:background-color="#ff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339966"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82" style:family="table-cell" style:parent-style-name="Normal_20_3">
      <style:table-cell-properties fo:border-bottom="none" fo:background-color="#f1f1fe" style:cell-protect="protected" style:print-content="true" style:diagonal-bl-tr="none" style:diagonal-tl-br="none" style:text-align-source="fix" style:repeat-content="false" fo:wrap-option="wrap" fo:border-left="0.74pt solid #339966" style:direction="ltr" fo:border-right="none" style:rotation-angle="0" style:rotation-align="none" style:shrink-to-fit="false" fo:border-top="1.76pt solid #339966"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83" style:family="table-cell" style:parent-style-name="Normal_20_3">
      <style:table-cell-properties fo:border-bottom="none" fo:background-color="#f1f1fe" style:cell-protect="protected" style:print-content="true" style:diagonal-bl-tr="none" style:diagonal-tl-br="none" style:text-align-source="fix" style:repeat-content="false" fo:wrap-option="no-wrap" fo:border-left="0.74pt solid #339966" style:direction="ltr" fo:border-right="none" style:rotation-angle="0" style:rotation-align="none" style:shrink-to-fit="false" fo:border-top="none" style:vertical-align="top" loext:vertical-justify="auto"/>
      <style:paragraph-properties fo:text-align="center" css3t:text-justify="auto" fo:margin-left="0in" style:writing-mode="page"/>
    </style:style>
    <style:style style:name="ce57" style:family="table-cell" style:parent-style-name="Excel_20_Built-in_20_Percent" style:data-style-name="N10136">
      <style:table-cell-properties fo:border-bottom="0.74pt solid #339966" fo:background-color="#f1f1fe" style:cell-protect="protected" style:print-content="true" style:diagonal-bl-tr="none" style:diagonal-tl-br="none" style:text-align-source="fix" style:repeat-content="false" fo:wrap-option="no-wrap" fo:border-left="0.74pt solid #339966" style:direction="ltr" fo:border-right="none" style:rotation-angle="0" style:rotation-align="none" style:shrink-to-fit="false" fo:border-top="0.74pt solid #339966"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Normal_20_3" style:data-style-name="N0">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none" style:rotation-angle="0" style:rotation-align="none" style:shrink-to-fit="false" fo:border-top="0.74pt solid #339966" style:vertical-align="top" loext:vertical-justify="auto"/>
      <style:paragraph-properties fo:text-align="center" css3t:text-justify="auto" fo:margin-left="0in" style:writing-mode="page"/>
      <style:text-properties fo:font-size="11pt" style:font-size-asian="11pt" style:font-size-complex="11pt"/>
    </style:style>
    <style:style style:name="ce171" style:family="table-cell" style:parent-style-name="Normal_20_3" style:data-style-name="N3">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none" style:rotation-angle="0" style:rotation-align="none" style:shrink-to-fit="false" fo:border-top="0.74pt solid #339966" style:vertical-align="top" loext:vertical-justify="auto"/>
      <style:paragraph-properties fo:text-align="center" css3t:text-justify="auto" fo:margin-left="0in" style:writing-mode="page"/>
      <style:text-properties fo:font-size="11pt" style:font-size-asian="11pt" style:font-size-complex="11pt"/>
    </style:style>
    <style:style style:name="ce287" style:family="table-cell" style:parent-style-name="Normal_20_3" style:data-style-name="N0">
      <style:table-cell-properties style:cell-protect="protected" style:print-content="true" style:text-align-source="fix" style:repeat-content="false" style:rotation-align="none"/>
      <style:paragraph-properties fo:text-align="center" fo:margin-left="0in"/>
    </style:style>
    <style:style style:name="ce288" style:family="table-cell" style:parent-style-name="Normal_20_3" style:data-style-name="N1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3" style:family="table-cell" style:parent-style-name="Normal_20_3">
      <style:table-cell-properties fo:background-color="#fcd4d1" style:cell-protect="protected" style:print-content="true" style:text-align-source="fix" style:repeat-content="false" fo:wrap-option="no-wrap" fo:border="0.06pt solid #000000" style:rotation-angle="90" style:rotation-align="none" style:vertical-align="middle"/>
      <style:paragraph-properties fo:text-align="center" fo:margin-left="0in"/>
      <style:text-properties fo:font-size="12pt" style:font-size-asian="12pt" style:font-size-complex="12pt"/>
    </style:style>
    <style:style style:name="ce289" style:family="table-cell" style:parent-style-name="Default">
      <style:table-cell-properties style:cell-protect="protected" style:print-content="true" style:text-align-source="fix" style:repeat-content="false" style:vertical-align="middle"/>
      <style:paragraph-properties fo:text-align="end" fo:margin-left="0in"/>
      <style:text-properties fo:font-size="16pt" style:font-size-asian="16pt" style:font-size-complex="16pt"/>
    </style:style>
    <style:style style:name="ce291" style:family="table-cell" style:parent-style-name="Normal_20_3">
      <style:table-cell-properties fo:background-color="#f1f1fe" style:cell-protect="protected" style:print-content="true" style:text-align-source="fix" style:repeat-content="false" fo:border="0.06pt solid #000000" style:rotation-align="none" style:vertical-align="middle"/>
      <style:paragraph-properties fo:text-align="center"/>
      <style:text-properties fo:color="#000000" style:font-name="Lato Heavy" fo:font-size="11pt" fo:font-weight="normal" style:font-name-asian="Noto Sans CJK SC Regular" style:font-size-asian="11pt" style:font-weight-asian="normal" style:font-name-complex="Arial" style:font-size-complex="11pt" style:font-weight-complex="normal"/>
    </style:style>
    <style:style style:name="ce181"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cc99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83" style:family="table-cell" style:parent-style-name="Normal_20_3">
      <style:table-cell-properties fo:border-bottom="1.76pt solid #000000" fo:background-color="#fee7d0" style:cell-protect="none" style:print-content="true" style:diagonal-bl-tr="none" style:diagonal-tl-br="none" style:text-align-source="fix" style:repeat-content="false" fo:wrap-option="wrap" fo:border-left="1.76pt solid #000000" style:direction="ltr" fo:border-right="none" style:rotation-angle="0" style:rotation-align="none" style:shrink-to-fit="false" fo:border-top="0.74pt solid #339966"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67" style:family="table-cell" style:parent-style-name="Currency_20_2">
      <style:table-cell-properties fo:border-bottom="1.76pt solid #339966" fo:background-color="#ffff99"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1.76pt solid #339966"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95" style:family="table-cell" style:parent-style-name="Normal_20_3">
      <style:table-cell-properties fo:border-bottom="none" fo:background-color="#f1f1fe" style:cell-protect="protected"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1.76pt solid #339966"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96" style:family="table-cell" style:parent-style-name="Normal_20_3">
      <style:table-cell-properties fo:border-bottom="none" fo:background-color="#f1f1fe" style:cell-protect="protected" style:print-content="true" style:diagonal-bl-tr="none" style:diagonal-tl-br="none" style:text-align-source="value-type" style:repeat-content="false" fo:wrap-option="no-wrap" fo:border-left="1.76pt solid #000000" style:direction="ltr" fo:border-right="0.74pt solid #339966" style:rotation-angle="0" style:rotation-align="none" style:shrink-to-fit="false" fo:border-top="none" style:vertical-align="top" loext:vertical-justify="auto"/>
      <style:paragraph-properties css3t:text-justify="auto" fo:margin-left="0in" style:writing-mode="page"/>
    </style:style>
    <style:style style:name="ce297" style:family="table-cell" style:parent-style-name="Normal_20_3">
      <style:table-cell-properties fo:border-bottom="0.74pt solid #339966" fo:background-color="#f1f1fe" style:cell-protect="protected" style:print-content="true" style:diagonal-bl-tr="none" style:diagonal-tl-br="none" style:text-align-source="value-type" style:repeat-content="false" fo:wrap-option="no-wrap" fo:border-left="1.76pt solid #000000" style:direction="ltr" fo:border-right="0.74pt solid #339966" style:rotation-angle="0" style:rotation-align="none" style:shrink-to-fit="false" fo:border-top="0.74pt solid #339966"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5"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J12"/>
    </style:style>
    <style:style style:name="ce146"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J12"/>
    </style:style>
    <style:style style:name="ce197"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text-properties fo:font-size="11pt" style:font-size-asian="11pt" style:font-size-complex="11pt"/>
      <style:map style:condition="is-true-formula(INDIRECT(ADDRESS(19;COLUMN(convertgonogo)+INT((COLUMN()-5)/3)))&gt;0)" style:apply-style-name="ConditionalStyle_5f_1" style:base-cell-address="'Personal Transportation Example'.J12"/>
    </style:style>
    <style:style style:name="ce198" style:family="table-cell" style:parent-style-name="Normal_20_3">
      <style:table-cell-properties style:cell-protect="protected" style:print-content="true" style:rotation-align="none"/>
    </style:style>
    <style:style style:name="ce299" style:family="table-cell" style:parent-style-name="Normal_20_3">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0" style:family="table-cell" style:parent-style-name="Normal_20_3">
      <style:table-cell-properties fo:background-color="#f1f1fe"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9"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start" css3t:text-justify="auto" fo:margin-left="0in" style:writing-mode="page"/>
      <style:map style:condition="is-true-formula(INDIRECT(ADDRESS(19;COLUMN(convertgonogo)+INT((COLUMN()-5)/3)))&gt;0)" style:apply-style-name="ConditionalStyle_5f_1" style:base-cell-address="'Personal Transportation Example'.J32"/>
    </style:style>
    <style:style style:name="ce210"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start" css3t:text-justify="auto" fo:margin-left="0in" style:writing-mode="page"/>
      <style:map style:condition="is-true-formula(INDIRECT(ADDRESS(19;COLUMN(convertgonogo)+INT((COLUMN()-5)/3)))&gt;0)" style:apply-style-name="ConditionalStyle_5f_1" style:base-cell-address="'Personal Transportation Example'.J35"/>
    </style:style>
    <style:style style:name="ce238" style:family="table-cell" style:parent-style-name="Default">
      <style:table-cell-properties fo:background-color="#cdfecd" style:cell-protect="protected" style:print-content="true" style:text-align-source="fix" style:repeat-content="false" fo:border="0.06pt solid #000000" style:rotation-align="none" style:vertical-align="middle"/>
      <style:paragraph-properties fo:text-align="center"/>
      <style:text-properties fo:font-size="13pt" fo:font-weight="bold" style:font-size-asian="11pt" style:font-weight-asian="bold" style:font-size-complex="11pt" style:font-weight-complex="bold"/>
    </style:style>
    <style:style style:name="ce164" style:family="table-cell" style:parent-style-name="Default">
      <style:table-cell-properties fo:background-color="#cdfecd" style:cell-protect="protected" style:print-content="true" fo:border="0.06pt solid #000000" style:rotation-align="none"/>
    </style:style>
    <style:style style:name="ce169" style:family="table-cell" style:parent-style-name="Default">
      <style:table-cell-properties fo:background-color="#dfcce4" style:cell-protect="protected" style:print-content="true" style:text-align-source="fix" style:repeat-content="false" fo:border="0.06pt solid #000000" style:rotation-align="none"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70" style:family="table-cell" style:parent-style-name="Default">
      <style:table-cell-properties fo:background-color="#000000" style:cell-protect="protected" style:print-content="true" fo:border="0.06pt solid #000000" style:rotation-align="none" style:vertical-align="middle"/>
      <style:text-properties style:use-window-font-color="true" fo:font-weight="bold" style:font-weight-asian="bold" style:font-weight-complex="bold"/>
    </style:style>
    <style:style style:name="ce334" style:family="table-cell" style:parent-style-name="Default">
      <style:table-cell-properties fo:background-color="#cdd8e7" style:cell-protect="protected" style:print-content="true" style:text-align-source="fix" style:repeat-content="false" fo:border="0.06pt solid #000000" style:rotation-align="none" style:vertical-align="middle"/>
      <style:paragraph-properties fo:text-align="center"/>
      <style:text-properties fo:font-size="13pt" fo:font-weight="bold" style:font-size-asian="11pt" style:font-weight-asian="bold" style:font-size-complex="11pt" style:font-weight-complex="bold"/>
    </style:style>
    <style:style style:name="ce177" style:family="table-cell" style:parent-style-name="Default">
      <style:table-cell-properties fo:background-color="#cdd8e7" style:cell-protect="protected" style:print-content="true" fo:border="0.06pt solid #000000" style:rotation-align="none"/>
    </style:style>
    <style:style style:name="ce303" style:family="table-cell" style:parent-style-name="Default">
      <style:table-cell-properties fo:background-color="#f1f1fe" style:cell-protect="protected" style:print-content="true" fo:border="0.06pt solid #000000"/>
      <style:text-properties fo:color="#000000" style:font-name="Lato Heavy" fo:font-size="11pt" fo:font-weight="normal" style:font-size-asian="11pt" style:font-weight-asian="normal" style:font-size-complex="11pt" style:font-weight-complex="normal"/>
    </style:style>
    <style:style style:name="ce216" style:family="table-cell" style:parent-style-name="Normal_20_3">
      <style:table-cell-properties fo:border-bottom="0.74pt solid #339966" fo:background-color="#ccffcc"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1.76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17" style:family="table-cell" style:parent-style-name="Normal_20_3">
      <style:table-cell-properties fo:border-bottom="1.76pt solid #000000"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74pt solid #339966"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79" style:family="table-cell" style:parent-style-name="Currency_20_2" style:data-style-name="N148">
      <style:table-cell-properties fo:border-bottom="1.76pt solid #339966" fo:background-color="#ff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339966"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7" style:family="table-cell" style:parent-style-name="Normal_20_3" style:data-style-name="N148">
      <style:table-cell-properties fo:border-bottom="none" fo:background-color="#f1f1fe" style:cell-protect="protected" style:print-content="true" style:diagonal-bl-tr="none" style:diagonal-tl-br="none" style:text-align-source="fix" style:repeat-content="false" fo:wrap-option="wrap" fo:border-left="0.74pt solid #339966" style:direction="ltr" fo:border-right="0.74pt solid #339966" style:rotation-angle="0" style:rotation-align="none" style:shrink-to-fit="false" fo:border-top="1.76pt solid #339966"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8" style:family="table-cell" style:parent-style-name="Normal_20_3" style:data-style-name="N148">
      <style:table-cell-properties fo:border-bottom="none" fo:background-color="#f1f1fe" style:cell-protect="protected" style:print-content="true" style:diagonal-bl-tr="none" style:diagonal-tl-br="none" style:text-align-source="fix" style:repeat-content="false" fo:wrap-option="no-wrap" fo:border-left="0.74pt solid #339966" style:direction="ltr" fo:border-right="0.74pt solid #339966" style:rotation-angle="0" style:rotation-align="none" style:shrink-to-fit="false" fo:border-top="none" style:vertical-align="top" loext:vertical-justify="auto"/>
      <style:paragraph-properties fo:text-align="center" css3t:text-justify="auto" fo:margin-left="0in" style:writing-mode="page"/>
    </style:style>
    <style:style style:name="ce309" style:family="table-cell" style:parent-style-name="Normal_20_3" style:data-style-name="N148">
      <style:table-cell-properties fo:background-color="#f1f1fe" style:cell-protect="protected"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9"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K12"/>
    </style:style>
    <style:style style:name="ce180"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K13"/>
    </style:style>
    <style:style style:name="ce224"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text-properties fo:font-size="11pt" style:font-size-asian="11pt" style:font-size-complex="11pt"/>
      <style:map style:condition="is-true-formula(INDIRECT(ADDRESS(19;COLUMN(convertgonogo)+INT((COLUMN()-5)/3)))&gt;0)" style:apply-style-name="ConditionalStyle_5f_1" style:base-cell-address="'Personal Transportation Example'.K13"/>
    </style:style>
    <style:style style:name="ce311" style:family="table-cell" style:parent-style-name="Normal_20_3" style:data-style-name="N148">
      <style:table-cell-properties style:cell-protect="protected" style:print-content="true"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2" style:family="table-cell" style:parent-style-name="Normal_20_3">
      <style:table-cell-properties fo:background-color="#f1f1fe"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6"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K32"/>
    </style:style>
    <style:style style:name="ce87" style:family="table-cell" style:parent-style-name="Normal_20_3">
      <style:table-cell-properties style:cell-protect="none" style:print-content="true" style:text-align-source="fix" style:repeat-content="false" style:rotation-align="none"/>
      <style:paragraph-properties fo:text-align="center" fo:margin-left="0in"/>
    </style:style>
    <style:style style:name="ce276" style:family="table-cell" style:parent-style-name="Default">
      <style:table-cell-properties fo:background-color="#f3715a" style:cell-protect="none" style:print-content="true" style:text-align-source="fix" style:repeat-content="false" fo:border="0.06pt solid #000000" style:vertical-align="middle"/>
      <style:paragraph-properties fo:text-align="center" fo:margin-left="0in"/>
      <style:text-properties fo:color="#1c3687" fo:font-weight="bold" style:font-weight-asian="bold" style:font-weight-complex="bold"/>
    </style:style>
    <style:style style:name="ce212" style:family="table-cell" style:parent-style-name="Default">
      <style:table-cell-properties fo:background-color="#000000" style:cell-protect="none" style:print-content="true" style:text-align-source="fix" style:repeat-content="false" fo:border="0.06pt solid #000000"/>
      <style:paragraph-properties fo:text-align="center" fo:margin-left="0in"/>
    </style:style>
    <style:style style:name="ce236"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K47"/>
    </style:style>
    <style:style style:name="ce237"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K49"/>
    </style:style>
    <style:style style:name="ce239"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K50"/>
    </style:style>
    <style:style style:name="ce240"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K51"/>
    </style:style>
    <style:style style:name="ce241"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K52"/>
    </style:style>
    <style:style style:name="ce245"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K53"/>
    </style:style>
    <style:style style:name="ce246"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K54"/>
    </style:style>
    <style:style style:name="ce248"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K55"/>
    </style:style>
    <style:style style:name="ce249"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K56"/>
    </style:style>
    <style:style style:name="ce226"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K57"/>
    </style:style>
    <style:style style:name="ce227" style:family="table-cell" style:parent-style-name="Normal_20_3" style:data-style-name="N1">
      <style:table-cell-properties fo:background-color="#00000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text-properties fo:color="#000000"/>
      <style:map style:condition="is-true-formula(INDIRECT(ADDRESS(19;COLUMN(convertgonogo)+INT((COLUMN()-5)/3)))&gt;0)" style:apply-style-name="ConditionalStyle_5f_1" style:base-cell-address="'Personal Transportation Example'.K58"/>
    </style:style>
    <style:style style:name="ce360" style:family="table-cell" style:parent-style-name="Default">
      <style:table-cell-properties style:cell-protect="none" style:print-content="true" style:text-align-source="fix" style:repeat-content="false" fo:background-color="transparent" fo:wrap-option="wrap" fo:border="0.06pt solid #000000"/>
      <style:paragraph-properties fo:text-align="center" fo:margin-left="0in"/>
      <style:text-properties fo:font-weight="bold" style:font-weight-asian="bold" style:font-weight-complex="bold"/>
    </style:style>
    <style:style style:name="ce251" style:family="table-cell" style:parent-style-name="Normal_20_3" style:data-style-name="N1">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K97"/>
    </style:style>
    <style:style style:name="ce252" style:family="table-cell" style:parent-style-name="Normal_20_3" style:data-style-name="N1">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0.06pt solid #000000"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K98"/>
    </style:style>
    <style:style style:name="ce255" style:family="table-cell" style:parent-style-name="Normal_20_3" style:data-style-name="N1">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0.06pt solid #000000"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K99"/>
    </style:style>
    <style:style style:name="ce265" style:family="table-cell" style:parent-style-name="Normal_20_3" style:data-style-name="N1">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0.06pt solid #000000"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K100"/>
    </style:style>
    <style:style style:name="ce272" style:family="table-cell" style:parent-style-name="Normal_20_3" style:data-style-name="N1">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0.06pt solid #000000"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K101"/>
    </style:style>
    <style:style style:name="ce275" style:family="table-cell" style:parent-style-name="Normal_20_3" style:data-style-name="N1">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0.06pt solid #000000"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K102"/>
    </style:style>
    <style:style style:name="ce279" style:family="table-cell" style:parent-style-name="Normal_20_3" style:data-style-name="N1">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0.06pt solid #000000"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K103"/>
    </style:style>
    <style:style style:name="ce302" style:family="table-cell" style:parent-style-name="Normal_20_3" style:data-style-name="N1">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0.06pt solid #000000"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K104"/>
    </style:style>
    <style:style style:name="ce304" style:family="table-cell" style:parent-style-name="Normal_20_3" style:data-style-name="N1">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0.06pt solid #000000"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K105"/>
    </style:style>
    <style:style style:name="ce305" style:family="table-cell" style:parent-style-name="Normal_20_3" style:data-style-name="N1">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0.06pt solid #000000"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K106"/>
    </style:style>
    <style:style style:name="ce306" style:family="table-cell" style:parent-style-name="Normal_20_3">
      <style:table-cell-properties fo:border-bottom="0.74pt solid #339966" fo:background-color="#ccffcc" style:cell-protect="none" style:print-content="tru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13" style:family="table-cell" style:parent-style-name="Normal_20_3" style:data-style-name="N148">
      <style:table-cell-properties fo:border-bottom="1.76pt solid #000000" style:cell-protect="none" style:print-content="true" style:diagonal-bl-tr="none" style:diagonal-tl-br="none" style:text-align-source="fix" style:repeat-content="false" fo:wrap-option="wrap" fo:border-left="0.74pt solid #92d050" style:direction="ltr" fo:border-right="1.76pt solid #000000" style:rotation-angle="0" style:rotation-align="none" style:shrink-to-fit="false" fo:border-top="0.74pt solid #339966"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317" style:family="table-cell" style:parent-style-name="Normal_20_3" style:data-style-name="N148">
      <style:table-cell-properties fo:border-bottom="1.76pt solid #339966" fo:background-color="#ffff99" style:cell-protect="protected" style:print-content="true" style:diagonal-bl-tr="none" style:diagonal-tl-br="none" style:text-align-source="fix" style:repeat-content="false" fo:wrap-option="no-wrap" fo:border-left="none" style:direction="ltr" fo:border-right="1.76pt solid #000000" style:rotation-angle="0" style:rotation-align="none" style:shrink-to-fit="false" fo:border-top="1.76pt solid #339966"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18" style:family="table-cell" style:parent-style-name="Normal_20_3" style:data-style-name="N148">
      <style:table-cell-properties fo:border-bottom="none" fo:background-color="#f1f1fe" style:cell-protect="protected" style:print-content="true" style:diagonal-bl-tr="none" style:diagonal-tl-br="none" style:text-align-source="fix" style:repeat-content="false" fo:wrap-option="wrap" fo:border-left="0.74pt solid #339966" style:direction="ltr" fo:border-right="1.76pt solid #000000" style:rotation-angle="0" style:rotation-align="none" style:shrink-to-fit="false" fo:border-top="1.76pt solid #339966"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19" style:family="table-cell" style:parent-style-name="Normal_20_3" style:data-style-name="N148">
      <style:table-cell-properties fo:border-bottom="none" fo:background-color="#f1f1fe" style:cell-protect="protected" style:print-content="true" style:diagonal-bl-tr="none" style:diagonal-tl-br="none" style:text-align-source="fix" style:repeat-content="false" fo:wrap-option="no-wrap" fo:border-left="0.74pt solid #339966" style:direction="ltr" fo:border-right="1.76pt solid #000000" style:rotation-angle="0" style:rotation-align="none" style:shrink-to-fit="false" fo:border-top="none" style:vertical-align="top" loext:vertical-justify="auto"/>
      <style:paragraph-properties fo:text-align="center" css3t:text-justify="auto" fo:margin-left="0in" style:writing-mode="page"/>
    </style:style>
    <style:style style:name="ce320" style:family="table-cell" style:parent-style-name="Normal_20_3" style:data-style-name="N2">
      <style:table-cell-properties fo:border-bottom="0.74pt solid #339966" fo:background-color="#f1f1fe" style:cell-protect="protected" style:print-content="true" style:diagonal-bl-tr="none" style:diagonal-tl-br="none" style:text-align-source="fix" style:repeat-content="false" fo:wrap-option="no-wrap" fo:border-left="0.74pt solid #339966" style:direction="ltr" fo:border-right="1.76pt solid #000000" style:rotation-angle="0" style:rotation-align="none" style:shrink-to-fit="false" fo:border-top="0.74pt solid #339966"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5" style:family="table-cell" style:parent-style-name="Normal_20_3" style:data-style-name="N1">
      <style:table-cell-properties fo:border-bottom="0.74pt solid #339966" fo:background-color="#ccffcc" style:cell-protect="protected" style:print-content="true" style:diagonal-bl-tr="none" style:diagonal-tl-br="none" style:text-align-source="fix" style:repeat-content="false" fo:wrap-option="no-wrap" fo:border-left="0.74pt solid #339966" style:direction="ltr" fo:border-right="1.76pt solid #000000" style:rotation-angle="0" style:rotation-align="none" style:shrink-to-fit="false" fo:border-top="0.74pt solid #339966" style:vertical-align="top" loext:vertical-justify="auto"/>
      <style:paragraph-properties fo:text-align="center" css3t:text-justify="auto" fo:margin-left="0in" style:writing-mode="page"/>
      <style:text-properties fo:font-size="11pt" style:font-size-asian="11pt" style:font-size-complex="11pt"/>
      <style:map style:condition="is-true-formula(INDIRECT(ADDRESS(19;COLUMN(convertgonogo)+INT((COLUMN()-5)/3)))&gt;0)" style:apply-style-name="ConditionalStyle_5f_1" style:base-cell-address="'Personal Transportation Example'.L12"/>
    </style:style>
    <style:style style:name="ce323" style:family="table-cell" style:parent-style-name="Normal_20_3" style:data-style-name="N1">
      <style:table-cell-properties fo:background-color="#ccffcc" style:cell-protect="protected" style:print-content="true" style:diagonal-bl-tr="none" style:diagonal-tl-br="none" style:text-align-source="fix" style:repeat-content="false" fo:wrap-option="no-wrap" fo:border="1.76pt solid #339966"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73" style:family="table-cell" style:parent-style-name="Normal_20_3" style:data-style-name="N10">
      <style:table-cell-properties fo:background-color="#ccffcc" style:cell-protect="protected" style:print-content="true" style:diagonal-bl-tr="none" style:diagonal-tl-br="none" style:text-align-source="fix" style:repeat-content="false" fo:wrap-option="no-wrap" fo:border="1.76pt solid #339966"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6"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L32"/>
    </style:style>
    <style:style style:name="ce97" style:family="table-cell" style:parent-style-name="Currency_20_2">
      <style:table-cell-properties fo:border-bottom="none" fo:background-color="#ffff99"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1.76pt solid #339966"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26" style:family="table-cell" style:parent-style-name="Normal_20_3">
      <style:table-cell-properties fo:border-bottom="none" fo:background-color="#f1f1fe" style:cell-protect="protected"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name-asian="Noto Sans CJK SC Regular" style:font-size-asian="12pt" style:font-style-asian="normal" style:font-weight-asian="bold" style:font-name-complex="Arial" style:font-size-complex="12pt" style:font-style-complex="normal" style:font-weight-complex="bold"/>
    </style:style>
    <style:style style:name="ce335"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text-properties style:font-name="Arial" style:font-name-asian="Noto Sans CJK SC Regular" style:font-name-complex="Arial"/>
      <style:map style:condition="is-true-formula(INDIRECT(ADDRESS(19;COLUMN(convertgonogo)+INT((COLUMN()-5)/3)))&gt;0)" style:apply-style-name="ConditionalStyle_5f_1" style:base-cell-address="'Personal Transportation Example'.M12"/>
    </style:style>
    <style:style style:name="ce336"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J12"/>
    </style:style>
    <style:style style:name="ce328" style:family="table-cell" style:parent-style-name="Normal_20_3">
      <style:table-cell-properties fo:background-color="#f1f1fe"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bold" style:font-name-asian="Noto Sans CJK SC Regular" style:font-size-asian="12pt" style:font-style-asian="normal" style:font-weight-asian="bold" style:font-name-complex="Arial" style:font-size-complex="12pt" style:font-style-complex="normal" style:font-weight-complex="bold"/>
    </style:style>
    <style:style style:name="ce338"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start" css3t:text-justify="auto" fo:margin-left="0in" style:writing-mode="page"/>
      <style:map style:condition="is-true-formula(INDIRECT(ADDRESS(19;COLUMN(convertgonogo)+INT((COLUMN()-5)/3)))&gt;0)" style:apply-style-name="ConditionalStyle_5f_1" style:base-cell-address="'Personal Transportation Example'.M32"/>
    </style:style>
    <style:style style:name="ce340"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start" css3t:text-justify="auto" fo:margin-left="0in" style:writing-mode="page"/>
      <style:map style:condition="is-true-formula(INDIRECT(ADDRESS(19;COLUMN(convertgonogo)+INT((COLUMN()-5)/3)))&gt;0)" style:apply-style-name="ConditionalStyle_5f_1" style:base-cell-address="'Personal Transportation Example'.M35"/>
    </style:style>
    <style:style style:name="ce221" style:family="table-cell" style:parent-style-name="Default">
      <style:table-cell-properties fo:background-color="#000000" style:cell-protect="protected" style:print-content="true" fo:border="none" style:rotation-align="none"/>
    </style:style>
    <style:style style:name="ce345"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1.76pt solid #000000" style:vertical-align="top" loext:vertical-justify="auto"/>
      <style:paragraph-properties fo:text-align="center" css3t:text-justify="auto" fo:margin-left="0in" style:writing-mode="page"/>
      <style:text-properties fo:color="#b2b2b2"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48" style:family="table-cell" style:parent-style-name="Normal_20_3">
      <style:table-cell-properties fo:border-bottom="1.76pt solid #000000" fo:background-color="#fee7d0"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74pt solid #339966"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04" style:family="table-cell" style:parent-style-name="Currency_20_2" style:data-style-name="N148">
      <style:table-cell-properties fo:border-bottom="none" fo:background-color="#ff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339966"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39" style:family="table-cell" style:parent-style-name="Normal_20_3" style:data-style-name="N148">
      <style:table-cell-properties fo:border-bottom="none" fo:background-color="#f1f1fe" style:cell-protect="protected" style:print-content="true" style:diagonal-bl-tr="none" style:diagonal-tl-br="none" style:text-align-source="fix" style:repeat-content="false" fo:wrap-option="wrap" fo:border-left="0.74pt solid #339966" style:direction="ltr" fo:border-right="0.74pt solid #339966"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name-asian="Noto Sans CJK SC Regular" style:font-size-asian="12pt" style:font-style-asian="normal" style:font-weight-asian="bold" style:font-name-complex="Arial" style:font-size-complex="12pt" style:font-style-complex="normal" style:font-weight-complex="bold"/>
    </style:style>
    <style:style style:name="ce351"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N12"/>
    </style:style>
    <style:style style:name="ce352"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text-properties fo:font-size="11pt" style:font-size-asian="11pt" style:font-size-complex="11pt"/>
      <style:map style:condition="is-true-formula(INDIRECT(ADDRESS(19;COLUMN(convertgonogo)+INT((COLUMN()-5)/3)))&gt;0)" style:apply-style-name="ConditionalStyle_5f_1" style:base-cell-address="'Personal Transportation Example'.N12"/>
    </style:style>
    <style:style style:name="ce341" style:family="table-cell" style:parent-style-name="Normal_20_3" style:data-style-name="N1">
      <style:table-cell-properties style:cell-protect="protected" style:print-content="true" style:text-align-source="fix" style:repeat-content="false" style:rotation-align="none"/>
      <style:paragraph-properties fo:text-align="center" fo:margin-left="0in"/>
    </style:style>
    <style:style style:name="ce342" style:family="table-cell" style:parent-style-name="Normal_20_3" style:data-style-name="N1">
      <style:table-cell-properties style:cell-protect="protected" style:print-content="true"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3" style:family="table-cell" style:parent-style-name="Normal_20_3">
      <style:table-cell-properties fo:background-color="#f1f1fe"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0"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N32"/>
    </style:style>
    <style:style style:name="ce253" style:family="table-cell" style:parent-style-name="Normal_20_3" style:data-style-name="N1">
      <style:table-cell-properties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N57"/>
    </style:style>
    <style:style style:name="ce254" style:family="table-cell" style:parent-style-name="Normal_20_3" style:data-style-name="N1">
      <style:table-cell-properties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N58"/>
    </style:style>
    <style:style style:name="ce298" style:family="table-cell" style:parent-style-name="Normal_20_3" style:data-style-name="N1">
      <style:table-cell-properties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N115"/>
    </style:style>
    <style:style style:name="ce301" style:family="table-cell" style:parent-style-name="Normal_20_3" style:data-style-name="N1">
      <style:table-cell-properties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N116"/>
    </style:style>
    <style:style style:name="ce365"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top" loext:vertical-justify="auto"/>
      <style:paragraph-properties fo:text-align="center" css3t:text-justify="auto" fo:margin-left="0in" style:writing-mode="page"/>
      <style:text-properties fo:color="#b2b2b2"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66" style:family="table-cell" style:parent-style-name="Normal_20_3" style:data-style-name="N148">
      <style:table-cell-properties fo:border-bottom="1.76pt solid #000000" fo:background-color="#fee7d0" style:cell-protect="none" style:print-content="true" style:diagonal-bl-tr="none" style:diagonal-tl-br="none" style:text-align-source="fix" style:repeat-content="false" fo:wrap-option="wrap" fo:border-left="0.74pt solid #92d050" style:direction="ltr" fo:border-right="1.76pt solid #000000" style:rotation-angle="0" style:rotation-align="none" style:shrink-to-fit="false" fo:border-top="0.74pt solid #339966"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399" style:family="table-cell" style:parent-style-name="Normal_20_3" style:data-style-name="N148">
      <style:table-cell-properties fo:border-bottom="none" fo:background-color="#ffff99" style:cell-protect="protected" style:print-content="true" style:diagonal-bl-tr="none" style:diagonal-tl-br="none" style:text-align-source="fix" style:repeat-content="false" fo:wrap-option="no-wrap" fo:border-left="none" style:direction="ltr" fo:border-right="1.76pt solid #000000" style:rotation-angle="0" style:rotation-align="none" style:shrink-to-fit="false" fo:border-top="1.76pt solid #339966"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00" style:family="table-cell" style:parent-style-name="Normal_20_3" style:data-style-name="N148">
      <style:table-cell-properties fo:border-bottom="none" fo:background-color="#f1f1fe" style:cell-protect="protected" style:print-content="true" style:diagonal-bl-tr="none" style:diagonal-tl-br="none" style:text-align-source="fix" style:repeat-content="false" fo:wrap-option="wrap" fo:border-left="0.74pt solid #339966"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69" style:family="table-cell" style:parent-style-name="Normal_20_3" style:data-style-name="N1">
      <style:table-cell-properties fo:border-bottom="0.74pt solid #339966" fo:background-color="#ccffcc" style:cell-protect="protected" style:print-content="true" style:diagonal-bl-tr="none" style:diagonal-tl-br="none" style:text-align-source="fix" style:repeat-content="false" fo:wrap-option="no-wrap" fo:border-left="0.74pt solid #339966" style:direction="ltr" fo:border-right="1.76pt solid #000000" style:rotation-angle="0" style:rotation-align="none" style:shrink-to-fit="false" fo:border-top="0.74pt solid #339966" style:vertical-align="top" loext:vertical-justify="auto"/>
      <style:paragraph-properties fo:text-align="center" css3t:text-justify="auto" fo:margin-left="0in" style:writing-mode="page"/>
      <style:text-properties fo:font-size="11pt" style:font-size-asian="11pt" style:font-size-complex="11pt"/>
      <style:map style:condition="is-true-formula(INDIRECT(ADDRESS(19;COLUMN(convertgonogo)+INT((COLUMN()-5)/3)))&gt;0)" style:apply-style-name="ConditionalStyle_5f_1" style:base-cell-address="'Personal Transportation Example'.N12"/>
    </style:style>
    <style:style style:name="ce116"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O32"/>
    </style:style>
    <style:style style:name="ce371"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cc99ff" style:text-outline="false" style:text-line-through-style="none" style:text-line-through-type="none" style:font-name="Arial" fo:font-size="14pt" fo:font-style="normal" fo:text-shadow="none" style:text-underline-style="none" fo:font-weight="bold" style:font-name-asian="Noto Sans CJK SC Regular" style:font-size-asian="14pt" style:font-style-asian="normal" style:font-weight-asian="bold" style:font-name-complex="Arial" style:font-size-complex="14pt" style:font-style-complex="normal" style:font-weight-complex="bold"/>
    </style:style>
    <style:style style:name="ce349"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P12"/>
    </style:style>
    <style:style style:name="ce350"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J12"/>
    </style:style>
    <style:style style:name="ce373"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start" css3t:text-justify="auto" fo:margin-left="0in" style:writing-mode="page"/>
      <style:map style:condition="is-true-formula(INDIRECT(ADDRESS(19;COLUMN(convertgonogo)+INT((COLUMN()-5)/3)))&gt;0)" style:apply-style-name="ConditionalStyle_5f_1" style:base-cell-address="'Personal Transportation Example'.P32"/>
    </style:style>
    <style:style style:name="ce374"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start" css3t:text-justify="auto" fo:margin-left="0in" style:writing-mode="page"/>
      <style:map style:condition="is-true-formula(INDIRECT(ADDRESS(19;COLUMN(convertgonogo)+INT((COLUMN()-5)/3)))&gt;0)" style:apply-style-name="ConditionalStyle_5f_1" style:base-cell-address="'Personal Transportation Example'.P35"/>
    </style:style>
    <style:style style:name="ce375"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1.76pt solid #000000" style:vertical-align="top" loext:vertical-justify="auto"/>
      <style:paragraph-properties fo:text-align="start" css3t:text-justify="auto" fo:margin-left="0in" style:writing-mode="page"/>
      <style:text-properties fo:color="#b2b2b2"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22" style:family="table-cell" style:parent-style-name="Currency_20_2" style:data-style-name="N148">
      <style:table-cell-properties fo:border-bottom="none" fo:background-color="#ffff99"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solid #339966"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09" style:family="table-cell" style:parent-style-name="Normal_20_3" style:data-style-name="N148">
      <style:table-cell-properties fo:border-bottom="none" fo:background-color="#f1f1fe" style:cell-protect="protected" style:print-content="true" style:diagonal-bl-tr="none" style:diagonal-tl-br="none" style:text-align-source="fix" style:repeat-content="false" fo:wrap-option="wrap" fo:border-left="0.74pt solid #339966" style:direction="ltr" fo:border-right="0.74pt solid #339966"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10" style:family="table-cell" style:parent-style-name="Normal_20_3" style:data-style-name="N148">
      <style:table-cell-properties fo:background-color="#f1f1fe" style:cell-protect="protected" style:print-content="true" style:diagonal-bl-tr="none" style:diagonal-tl-br="none" style:text-align-source="value-type" style:repeat-content="false" fo:wrap-option="no-wrap" fo:border="0.74pt solid #339966"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9"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Q12"/>
    </style:style>
    <style:style style:name="ce380"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Q13"/>
    </style:style>
    <style:style style:name="ce382"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text-properties fo:font-size="11pt" style:font-size-asian="11pt" style:font-size-complex="11pt"/>
      <style:map style:condition="is-true-formula(INDIRECT(ADDRESS(19;COLUMN(convertgonogo)+INT((COLUMN()-5)/3)))&gt;0)" style:apply-style-name="ConditionalStyle_5f_1" style:base-cell-address="'Personal Transportation Example'.Q12"/>
    </style:style>
    <style:style style:name="ce413" style:family="table-cell" style:parent-style-name="Normal_20_3" style:data-style-name="N1">
      <style:table-cell-properties style:cell-protect="protected" style:print-content="true" style:rotation-align="none"/>
    </style:style>
    <style:style style:name="ce414" style:family="table-cell" style:parent-style-name="Normal_20_3" style:data-style-name="N1">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9"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Q32"/>
    </style:style>
    <style:style style:name="ce386"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top" loext:vertical-justify="auto"/>
      <style:paragraph-properties fo:text-align="start" css3t:text-justify="auto" fo:margin-left="0in" style:writing-mode="page"/>
      <style:text-properties fo:color="#b2b2b2"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17" style:family="table-cell" style:parent-style-name="Normal_20_3" style:data-style-name="N2">
      <style:table-cell-properties fo:border-bottom="0.74pt solid #339966" fo:background-color="#f1f1fe" style:cell-protect="protected" style:print-content="true" style:diagonal-bl-tr="none" style:diagonal-tl-br="none" style:text-align-source="fix" style:repeat-content="false" fo:wrap-option="no-wrap" fo:border-left="0.74pt solid #339966" style:direction="ltr" fo:border-right="1.76pt solid #000000" style:rotation-angle="0" style:rotation-align="none" style:shrink-to-fit="false" fo:border-top="0.74pt solid #339966"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8" style:family="table-cell" style:parent-style-name="Normal_20_3" style:data-style-name="N1">
      <style:table-cell-properties fo:border-bottom="0.74pt solid #339966" fo:background-color="#ccffcc" style:cell-protect="protected" style:print-content="true" style:diagonal-bl-tr="none" style:diagonal-tl-br="none" style:text-align-source="fix" style:repeat-content="false" fo:wrap-option="no-wrap" fo:border-left="0.74pt solid #339966" style:direction="ltr" fo:border-right="1.76pt solid #000000" style:rotation-angle="0" style:rotation-align="none" style:shrink-to-fit="false" fo:border-top="0.74pt solid #339966" style:vertical-align="top" loext:vertical-justify="auto"/>
      <style:paragraph-properties fo:text-align="center" css3t:text-justify="auto" fo:margin-left="0in" style:writing-mode="page"/>
      <style:text-properties fo:font-size="11pt" style:font-size-asian="11pt" style:font-size-complex="11pt"/>
      <style:map style:condition="is-true-formula(INDIRECT(ADDRESS(19;COLUMN(convertgonogo)+INT((COLUMN()-5)/3)))&gt;0)" style:apply-style-name="ConditionalStyle_5f_1" style:base-cell-address="'Personal Transportation Example'.Q12"/>
    </style:style>
    <style:style style:name="ce133"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R32"/>
    </style:style>
    <style:style style:name="ce377"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S12"/>
    </style:style>
    <style:style style:name="ce390"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J12"/>
    </style:style>
    <style:style style:name="ce391"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start" css3t:text-justify="auto" fo:margin-left="0in" style:writing-mode="page"/>
      <style:map style:condition="is-true-formula(INDIRECT(ADDRESS(19;COLUMN(convertgonogo)+INT((COLUMN()-5)/3)))&gt;0)" style:apply-style-name="ConditionalStyle_5f_1" style:base-cell-address="'Personal Transportation Example'.S32"/>
    </style:style>
    <style:style style:name="ce392"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start" css3t:text-justify="auto" fo:margin-left="0in" style:writing-mode="page"/>
      <style:map style:condition="is-true-formula(INDIRECT(ADDRESS(19;COLUMN(convertgonogo)+INT((COLUMN()-5)/3)))&gt;0)" style:apply-style-name="ConditionalStyle_5f_1" style:base-cell-address="'Personal Transportation Example'.S35"/>
    </style:style>
    <style:style style:name="ce393"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1.76pt solid #000000" style:vertical-align="top" loext:vertical-justify="auto"/>
      <style:paragraph-properties fo:text-align="center" css3t:text-justify="auto" fo:margin-left="0in" style:writing-mode="page"/>
      <style:text-properties fo:color="#cc99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94" style:family="table-cell" style:parent-style-name="Normal_20_3">
      <style:table-cell-properties fo:border-bottom="1.76pt solid #000000" fo:background-color="#fee7d0"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74pt solid #339966"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385"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T12"/>
    </style:style>
    <style:style style:name="ce387"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T13"/>
    </style:style>
    <style:style style:name="ce396"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text-properties fo:font-size="11pt" style:font-size-asian="11pt" style:font-size-complex="11pt"/>
      <style:map style:condition="is-true-formula(INDIRECT(ADDRESS(19;COLUMN(convertgonogo)+INT((COLUMN()-5)/3)))&gt;0)" style:apply-style-name="ConditionalStyle_5f_1" style:base-cell-address="'Personal Transportation Example'.T13"/>
    </style:style>
    <style:style style:name="ce426" style:family="table-cell" style:parent-style-name="Normal_20_3" style:data-style-name="N1">
      <style:table-cell-properties style:cell-protect="protected" style:print-content="true"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140"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T32"/>
    </style:style>
    <style:style style:name="ce403"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top" loext:vertical-justify="auto"/>
      <style:paragraph-properties fo:text-align="center" css3t:text-justify="auto" fo:margin-left="0in" style:writing-mode="page"/>
      <style:text-properties fo:color="#cc99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04" style:family="table-cell" style:parent-style-name="Normal_20_3" style:data-style-name="N148">
      <style:table-cell-properties fo:border-bottom="1.76pt solid #000000" fo:background-color="#fee7d0" style:cell-protect="none" style:print-content="true" style:diagonal-bl-tr="none" style:diagonal-tl-br="none" style:text-align-source="fix" style:repeat-content="false" fo:wrap-option="wrap" fo:border-left="0.74pt solid #92d050" style:direction="ltr" fo:border-right="1.76pt solid #000000" style:rotation-angle="0" style:rotation-align="none" style:shrink-to-fit="false" fo:border-top="0.74pt solid #339966"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405" style:family="table-cell" style:parent-style-name="Normal_20_3" style:data-style-name="N1">
      <style:table-cell-properties fo:border-bottom="0.74pt solid #339966" fo:background-color="#ccffcc" style:cell-protect="protected" style:print-content="true" style:diagonal-bl-tr="none" style:diagonal-tl-br="none" style:text-align-source="fix" style:repeat-content="false" fo:wrap-option="no-wrap" fo:border-left="0.74pt solid #339966" style:direction="ltr" fo:border-right="1.76pt solid #000000" style:rotation-angle="0" style:rotation-align="none" style:shrink-to-fit="false" fo:border-top="0.74pt solid #339966" style:vertical-align="top" loext:vertical-justify="auto"/>
      <style:paragraph-properties fo:text-align="center" css3t:text-justify="auto" fo:margin-left="0in" style:writing-mode="page"/>
      <style:text-properties fo:font-size="11pt" style:font-size-asian="11pt" style:font-size-complex="11pt"/>
      <style:map style:condition="is-true-formula(INDIRECT(ADDRESS(19;COLUMN(convertgonogo)+INT((COLUMN()-5)/3)))&gt;0)" style:apply-style-name="ConditionalStyle_5f_1" style:base-cell-address="'Personal Transportation Example'.J12"/>
    </style:style>
    <style:style style:name="ce144"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U32"/>
    </style:style>
    <style:style style:name="ce407"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V12"/>
    </style:style>
    <style:style style:name="ce408"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start" css3t:text-justify="auto" fo:margin-left="0in" style:writing-mode="page"/>
      <style:map style:condition="is-true-formula(INDIRECT(ADDRESS(19;COLUMN(convertgonogo)+INT((COLUMN()-5)/3)))&gt;0)" style:apply-style-name="ConditionalStyle_5f_1" style:base-cell-address="'Personal Transportation Example'.V32"/>
    </style:style>
    <style:style style:name="ce412"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start" css3t:text-justify="auto" fo:margin-left="0in" style:writing-mode="page"/>
      <style:map style:condition="is-true-formula(INDIRECT(ADDRESS(19;COLUMN(convertgonogo)+INT((COLUMN()-5)/3)))&gt;0)" style:apply-style-name="ConditionalStyle_5f_1" style:base-cell-address="'Personal Transportation Example'.V35"/>
    </style:style>
    <style:style style:name="ce415"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V12"/>
    </style:style>
    <style:style style:name="ce419"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text-properties fo:font-size="11pt" style:font-size-asian="11pt" style:font-size-complex="11pt"/>
      <style:map style:condition="is-true-formula(INDIRECT(ADDRESS(19;COLUMN(convertgonogo)+INT((COLUMN()-5)/3)))&gt;0)" style:apply-style-name="ConditionalStyle_5f_1" style:base-cell-address="'Personal Transportation Example'.J12"/>
    </style:style>
    <style:style style:name="ce148"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W32"/>
    </style:style>
    <style:style style:name="ce149"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X32"/>
    </style:style>
    <style:style style:name="ce441"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Y12"/>
    </style:style>
    <style:style style:name="ce422"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Y12"/>
    </style:style>
    <style:style style:name="ce424" style:family="table-cell" style:parent-style-name="Normal_20_3" style:data-style-name="N104">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Y12"/>
    </style:style>
    <style:style style:name="ce431"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start" css3t:text-justify="auto" fo:margin-left="0in" style:writing-mode="page"/>
      <style:map style:condition="is-true-formula(INDIRECT(ADDRESS(19;COLUMN(convertgonogo)+INT((COLUMN()-5)/3)))&gt;0)" style:apply-style-name="ConditionalStyle_5f_1" style:base-cell-address="'Personal Transportation Example'.Y32"/>
    </style:style>
    <style:style style:name="ce432"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start" css3t:text-justify="auto" fo:margin-left="0in" style:writing-mode="page"/>
      <style:map style:condition="is-true-formula(INDIRECT(ADDRESS(19;COLUMN(convertgonogo)+INT((COLUMN()-5)/3)))&gt;0)" style:apply-style-name="ConditionalStyle_5f_1" style:base-cell-address="'Personal Transportation Example'.Y35"/>
    </style:style>
    <style:style style:name="ce433" style:family="table-cell" style:parent-style-name="Normal_20_3">
      <style:table-cell-properties fo:border-bottom="1.76pt solid #000000" fo:background-color="#fee7d0" style:cell-protect="none" style:print-content="true" style:diagonal-bl-tr="none" style:diagonal-tl-br="none" style:text-align-source="fix" style:repeat-content="false" fo:wrap-option="wrap" fo:border-left="none" style:direction="ltr" fo:border-right="0.74pt solid #92d050" style:rotation-angle="0" style:rotation-align="none" style:shrink-to-fit="false" fo:border-top="0.74pt solid #339966"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434"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Y12"/>
    </style:style>
    <style:style style:name="ce153"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Z32"/>
    </style:style>
    <style:style style:name="ce154"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AA32"/>
    </style:style>
    <style:style style:name="ce437"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start" css3t:text-justify="auto" fo:margin-left="0in" style:writing-mode="page"/>
      <style:map style:condition="is-true-formula(INDIRECT(ADDRESS(19;COLUMN(convertgonogo)+INT((COLUMN()-5)/3)))&gt;0)" style:apply-style-name="ConditionalStyle_5f_1" style:base-cell-address="'Personal Transportation Example'.AB32"/>
    </style:style>
    <style:style style:name="ce438"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start" css3t:text-justify="auto" fo:margin-left="0in" style:writing-mode="page"/>
      <style:map style:condition="is-true-formula(INDIRECT(ADDRESS(19;COLUMN(convertgonogo)+INT((COLUMN()-5)/3)))&gt;0)" style:apply-style-name="ConditionalStyle_5f_1" style:base-cell-address="'Personal Transportation Example'.AB35"/>
    </style:style>
    <style:style style:name="ce157"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AC32"/>
    </style:style>
    <style:style style:name="ce158"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AD32"/>
    </style:style>
    <style:style style:name="ce443"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start" css3t:text-justify="auto" fo:margin-left="0in" style:writing-mode="page"/>
      <style:map style:condition="is-true-formula(INDIRECT(ADDRESS(19;COLUMN(convertgonogo)+INT((COLUMN()-5)/3)))&gt;0)" style:apply-style-name="ConditionalStyle_5f_1" style:base-cell-address="'Personal Transportation Example'.AE32"/>
    </style:style>
    <style:style style:name="ce444"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start" css3t:text-justify="auto" fo:margin-left="0in" style:writing-mode="page"/>
      <style:map style:condition="is-true-formula(INDIRECT(ADDRESS(19;COLUMN(convertgonogo)+INT((COLUMN()-5)/3)))&gt;0)" style:apply-style-name="ConditionalStyle_5f_1" style:base-cell-address="'Personal Transportation Example'.AE35"/>
    </style:style>
    <style:style style:name="ce161"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AF32"/>
    </style:style>
    <style:style style:name="ce534" style:family="table-cell" style:parent-style-name="Default">
      <style:table-cell-properties style:cell-protect="protected" style:print-content="true" style:text-align-source="fix" style:repeat-content="false" fo:background-color="transparent"/>
      <style:paragraph-properties fo:text-align="center" fo:margin-left="0in"/>
    </style:style>
    <style:style style:name="ce538" style:family="table-cell" style:parent-style-name="Default">
      <style:table-cell-properties style:cell-protect="protected" style:print-content="true" style:text-align-source="fix" style:repeat-content="false" fo:background-color="transparent"/>
      <style:paragraph-properties fo:text-align="start" fo:margin-left="0in"/>
    </style:style>
    <style:style style:name="ce162"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AG32"/>
    </style:style>
    <style:style style:name="ce449"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start" css3t:text-justify="auto" fo:margin-left="0in" style:writing-mode="page"/>
      <style:map style:condition="is-true-formula(INDIRECT(ADDRESS(19;COLUMN(convertgonogo)+INT((COLUMN()-5)/3)))&gt;0)" style:apply-style-name="ConditionalStyle_5f_1" style:base-cell-address="'Personal Transportation Example'.AH32"/>
    </style:style>
    <style:style style:name="ce450"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start" css3t:text-justify="auto" fo:margin-left="0in" style:writing-mode="page"/>
      <style:map style:condition="is-true-formula(INDIRECT(ADDRESS(19;COLUMN(convertgonogo)+INT((COLUMN()-5)/3)))&gt;0)" style:apply-style-name="ConditionalStyle_5f_1" style:base-cell-address="'Personal Transportation Example'.AH35"/>
    </style:style>
    <style:style style:name="ce165"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AI32"/>
    </style:style>
    <style:style style:name="ce453" style:family="table-cell" style:parent-style-name="Normal_20_3" style:data-style-name="N1">
      <style:table-cell-properties fo:border-bottom="0.74pt solid #339966" fo:background-color="#ccffcc" style:cell-protect="protected" style:print-content="true" style:diagonal-bl-tr="none" style:diagonal-tl-br="none" style:text-align-source="fix" style:repeat-content="false" fo:wrap-option="no-wrap" fo:border-left="0.74pt solid #339966" style:direction="ltr" fo:border-right="1.76pt solid #000000" style:rotation-angle="0" style:rotation-align="none" style:shrink-to-fit="false" fo:border-top="0.74pt solid #339966" style:vertical-align="top" loext:vertical-justify="auto"/>
      <style:paragraph-properties fo:text-align="center" css3t:text-justify="auto" fo:margin-left="0in" style:writing-mode="page"/>
      <style:text-properties style:font-name="Arial" fo:font-size="11pt" style:font-name-asian="Noto Sans CJK SC Regular" style:font-size-asian="11pt" style:font-name-complex="Arial" style:font-size-complex="11pt"/>
      <style:map style:condition="is-true-formula(INDIRECT(ADDRESS(19;COLUMN(convertgonogo)+INT((COLUMN()-5)/3)))&gt;0)" style:apply-style-name="ConditionalStyle_5f_1" style:base-cell-address="'Personal Transportation Example'.J12"/>
    </style:style>
    <style:style style:name="ce167"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AJ32"/>
    </style:style>
    <style:style style:name="ce456"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2.01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cc99ff" style:text-outline="false" style:text-line-through-style="none" style:text-line-through-type="none" style:font-name="Arial" fo:font-size="14pt" fo:font-style="normal" fo:text-shadow="none" style:text-underline-style="none" fo:font-weight="bold" style:font-name-asian="Noto Sans CJK SC Regular" style:font-size-asian="14pt" style:font-style-asian="normal" style:font-weight-asian="bold" style:font-name-complex="Arial" style:font-size-complex="14pt" style:font-style-complex="normal" style:font-weight-complex="bold"/>
    </style:style>
    <style:style style:name="ce458"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start" css3t:text-justify="auto" fo:margin-left="0in" style:writing-mode="page"/>
      <style:map style:condition="is-true-formula(INDIRECT(ADDRESS(19;COLUMN(convertgonogo)+INT((COLUMN()-5)/3)))&gt;0)" style:apply-style-name="ConditionalStyle_5f_1" style:base-cell-address="'Personal Transportation Example'.AK32"/>
    </style:style>
    <style:style style:name="ce461"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start" css3t:text-justify="auto" fo:margin-left="0in" style:writing-mode="page"/>
      <style:map style:condition="is-true-formula(INDIRECT(ADDRESS(19;COLUMN(convertgonogo)+INT((COLUMN()-5)/3)))&gt;0)" style:apply-style-name="ConditionalStyle_5f_1" style:base-cell-address="'Personal Transportation Example'.AK35"/>
    </style:style>
    <style:style style:name="ce463" style:family="table-cell" style:parent-style-name="Normal_20_3" style:data-style-name="N148">
      <style:table-cell-properties style:cell-protect="protected" style:print-content="true"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172"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AL32"/>
    </style:style>
    <style:style style:name="ce174"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Personal Transportation Example'.AM32"/>
    </style:style>
    <style:style style:name="ce411" style:family="table-cell" style:parent-style-name="Default">
      <style:table-cell-properties fo:background-color="#000000"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style>
    <style:style style:name="ce468" style:family="table-cell" style:parent-style-name="Normal_20_3">
      <style:table-cell-properties fo:border-bottom="none" fo:background-color="#000000" style:cell-protect="protected" style:print-content="true" style:diagonal-bl-tr="none" style:diagonal-tl-br="none" style:text-align-source="fix" style:repeat-content="false" fo:wrap-option="wrap" fo:border-left="2.01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69" style:family="table-cell" style:parent-style-name="Default">
      <style:table-cell-properties fo:background-color="#000000"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416"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style>
    <style:style style:name="ce471"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475" style:family="table-cell" style:parent-style-name="Default">
      <style:table-cell-properties fo:border-bottom="none" fo:background-color="#c3dedf" style:cell-protect="protected" style:print-content="true" fo:border-left="2.01pt solid #000000" fo:border-right="none" fo:border-top="2.01pt solid #000000"/>
    </style:style>
    <style:style style:name="ce480" style:family="table-cell" style:parent-style-name="Default">
      <style:table-cell-properties fo:border-bottom="none" fo:background-color="#c3dedf" style:cell-protect="protected" style:print-content="true" fo:border-left="2.01pt solid #000000" fo:border-right="none" fo:border-top="none"/>
    </style:style>
    <style:style style:name="ce487" style:family="table-cell" style:parent-style-name="Default">
      <style:table-cell-properties fo:border-bottom="2.01pt solid #000000" fo:background-color="#c3dedf" style:cell-protect="protected" style:print-content="true" fo:border-left="2.01pt solid #000000" fo:border-right="none" fo:border-top="none"/>
    </style:style>
    <style:style style:name="ce423" style:family="table-cell" style:parent-style-name="Default">
      <style:table-cell-properties style:cell-protect="protected" style:print-content="true" fo:wrap-option="wrap"/>
    </style:style>
    <style:style style:name="ce488" style:family="table-cell" style:parent-style-name="Default">
      <style:table-cell-properties fo:border-bottom="none" fo:background-color="#c3dedf" style:cell-protect="protected" style:print-content="true" fo:border-left="none" fo:border-right="none" fo:border-top="2.01pt solid #000000"/>
    </style:style>
    <style:style style:name="ce489" style:family="table-cell" style:parent-style-name="Default">
      <style:table-cell-properties style:cell-protect="protected" style:print-content="true" fo:background-color="transparent" style:vertical-align="middle"/>
      <style:text-properties fo:font-size="13pt" style:text-underline-style="solid" style:text-underline-width="auto" style:text-underline-color="font-color" fo:font-weight="bold" style:font-size-asian="13pt" style:font-weight-asian="bold" style:font-size-complex="13pt" style:font-weight-complex="bold"/>
    </style:style>
    <style:style style:name="ce491" style:family="table-cell" style:parent-style-name="Default">
      <style:table-cell-properties fo:background-color="#c3dedf" style:cell-protect="protected" style:print-content="true"/>
    </style:style>
    <style:style style:name="ce500" style:family="table-cell" style:parent-style-name="Default">
      <style:table-cell-properties fo:background-color="#c3dedf" style:cell-protect="protected" style:print-content="true"/>
      <style:text-properties fo:font-size="14pt" fo:font-weight="bold" style:font-size-asian="14pt" style:font-weight-asian="bold" style:font-size-complex="14pt" style:font-weight-complex="bold"/>
    </style:style>
    <style:style style:name="ce518" style:family="table-cell" style:parent-style-name="Default">
      <style:table-cell-properties style:cell-protect="protected" style:print-content="true"/>
      <style:text-properties fo:font-size="12pt" style:text-underline-style="solid" style:text-underline-width="auto" style:text-underline-color="font-color" fo:font-weight="bold" style:font-size-asian="12pt" style:font-weight-asian="bold" style:font-size-complex="12pt" style:font-weight-complex="bold"/>
    </style:style>
    <style:style style:name="ce427" style:family="table-cell" style:parent-style-name="Default">
      <style:table-cell-properties fo:border-bottom="none" style:cell-protect="protected" style:print-content="true" fo:border-left="0.99pt solid #000000" fo:border-right="none" fo:border-top="0.99pt solid #000000"/>
      <style:text-properties fo:font-size="14pt" style:text-underline-style="solid" style:text-underline-width="auto" style:text-underline-color="font-color" fo:font-weight="bold" style:font-size-asian="14pt" style:font-weight-asian="bold" style:font-size-complex="14pt" style:font-weight-complex="bold"/>
    </style:style>
    <style:style style:name="ce428" style:family="table-cell" style:parent-style-name="Default">
      <style:table-cell-properties fo:border-bottom="none" style:cell-protect="protected" style:print-content="true" fo:border-left="0.99pt solid #000000" fo:border-right="none" fo:border-top="none"/>
    </style:style>
    <style:style style:name="ce429" style:family="table-cell" style:parent-style-name="Default">
      <style:table-cell-properties fo:border-bottom="0.99pt solid #000000" style:cell-protect="protected" style:print-content="true" fo:border-left="0.99pt solid #000000" fo:border-right="none" fo:border-top="none"/>
    </style:style>
    <style:style style:name="ce544" style:family="table-cell" style:parent-style-name="Default">
      <style:table-cell-properties fo:background-color="#fff200" style:cell-protect="protected" style:print-content="true"/>
      <style:text-properties fo:font-weight="bold" style:font-weight-asian="bold" style:font-weight-complex="bold"/>
    </style:style>
    <style:style style:name="ce493" style:family="table-cell" style:parent-style-name="Default">
      <style:table-cell-properties fo:background-color="#f1f1fe" style:cell-protect="protected" style:print-content="true" style:text-align-source="fix" style:repeat-content="false" fo:border="0.99pt solid #000000" style:vertical-align="middle"/>
      <style:paragraph-properties fo:text-align="center" fo:margin-left="0in"/>
      <style:text-properties style:font-name="Lato Black" fo:font-size="11pt" fo:font-weight="bold" style:font-size-asian="11pt" style:font-weight-asian="bold" style:font-size-complex="11pt" style:font-weight-complex="bold"/>
    </style:style>
    <style:style style:name="ce474" style:family="table-cell" style:parent-style-name="Default">
      <style:table-cell-properties fo:background-color="#f1f1fe" style:cell-protect="protected" style:print-content="true" fo:wrap-option="wrap" fo:border="0.99pt solid #000000" style:vertical-align="middle"/>
      <style:text-properties fo:font-size="10.5pt" style:font-size-asian="10.5pt" style:font-size-complex="10.5pt"/>
    </style:style>
    <style:style style:name="ce495" style:family="table-cell" style:parent-style-name="Default" style:data-style-name="N148">
      <style:table-cell-properties fo:background-color="#f1f1fe" style:cell-protect="protected" style:print-content="true" style:text-align-source="fix" style:repeat-content="false" fo:border="0.99pt solid #000000"/>
      <style:paragraph-properties fo:text-align="center" fo:margin-left="0in"/>
      <style:text-properties style:font-name="Lato Black" fo:font-size="10.5pt" style:text-underline-style="solid" style:text-underline-width="auto" style:text-underline-color="font-color" fo:font-weight="bold" style:font-size-asian="10.5pt" style:font-weight-asian="bold" style:font-size-complex="10.5pt" style:font-weight-complex="bold"/>
    </style:style>
    <style:style style:name="ce455" style:family="table-cell" style:parent-style-name="Default">
      <style:table-cell-properties fo:background-color="#f1f1fe" style:cell-protect="none" style:print-content="true" style:text-align-source="fix" style:repeat-content="false" fo:wrap-option="no-wrap" fo:border="0.99pt solid #000000"/>
      <style:paragraph-properties fo:text-align="start" fo:margin-left="0in"/>
      <style:text-properties style:font-name="Lato Heavy" fo:font-size="10.5pt" fo:font-weight="bold" style:font-size-asian="10.5pt" style:font-weight-asian="bold" style:font-size-complex="10.5pt" style:font-weight-complex="bold"/>
    </style:style>
    <style:style style:name="ce552" style:family="table-cell" style:parent-style-name="Default">
      <style:table-cell-properties fo:border-bottom="2.01pt solid #000000" fo:background-color="#c3dedf" style:cell-protect="protected" style:print-content="true" fo:border-left="none" fo:border-right="none" fo:border-top="none"/>
    </style:style>
    <style:style style:name="ce243" style:family="table-cell" style:parent-style-name="Default">
      <style:table-cell-properties style:cell-protect="none" style:print-content="true" style:text-align-source="fix" style:repeat-content="false"/>
      <style:paragraph-properties fo:text-align="center" fo:margin-left="0in"/>
    </style:style>
    <style:style style:name="ce559" style:family="table-cell" style:parent-style-name="Default">
      <style:table-cell-properties fo:background-color="#c3dedf" style:cell-protect="protected" style:print-content="true" style:text-align-source="fix" style:repeat-content="false"/>
      <style:paragraph-properties fo:text-align="center" fo:margin-left="0in"/>
    </style:style>
    <style:style style:name="ce439" style:family="table-cell" style:parent-style-name="Default">
      <style:table-cell-properties fo:border-bottom="none" style:cell-protect="protected" style:print-content="true" style:text-align-source="fix" style:repeat-content="false" fo:border-left="none" fo:border-right="none" fo:border-top="0.99pt solid #000000"/>
      <style:paragraph-properties fo:text-align="center" fo:margin-left="0in"/>
    </style:style>
    <style:style style:name="ce440" style:family="table-cell" style:parent-style-name="Default">
      <style:table-cell-properties fo:border-bottom="0.99pt solid #000000" style:cell-protect="protected" style:print-content="true" style:text-align-source="fix" style:repeat-content="false" fo:border-left="none" fo:border-right="none" fo:border-top="none"/>
      <style:paragraph-properties fo:text-align="center" fo:margin-left="0in"/>
    </style:style>
    <style:style style:name="ce504" style:family="table-cell" style:parent-style-name="Default">
      <style:table-cell-properties fo:background-color="#fee7d0" style:cell-protect="none" style:print-content="true" style:text-align-source="fix" style:repeat-content="false" fo:border="0.99pt solid #000000" style:vertical-align="middle"/>
      <style:paragraph-properties fo:text-align="center" fo:margin-left="0in"/>
      <style:text-properties fo:font-size="10.5pt" style:font-size-asian="10.5pt" style:font-size-complex="10.5pt"/>
    </style:style>
    <style:style style:name="ce512" style:family="table-cell" style:parent-style-name="Default">
      <style:table-cell-properties fo:background-color="#f1f1fe" style:cell-protect="protected" style:print-content="true" style:text-align-source="fix" style:repeat-content="false" fo:wrap-option="wrap" fo:border="0.99pt solid #000000" style:vertical-align="middle"/>
      <style:paragraph-properties fo:text-align="center" fo:margin-left="0in"/>
      <style:text-properties style:font-name="Lato Heavy" fo:font-size="10.5pt" style:font-size-asian="10.5pt" style:font-size-complex="10.5pt"/>
    </style:style>
    <style:style style:name="ce509" style:family="table-cell" style:parent-style-name="Default">
      <style:table-cell-properties fo:background-color="#f1f1fe" style:cell-protect="protected" style:print-content="true" style:text-align-source="fix" style:repeat-content="false" fo:border="0.99pt solid #000000" style:vertical-align="middle"/>
      <style:paragraph-properties fo:text-align="center" fo:margin-left="0in"/>
      <style:text-properties style:font-name="Lato Black" fo:font-size="10.5pt" fo:font-weight="bold" style:font-size-asian="10.5pt" style:font-weight-asian="bold" style:font-size-complex="10.5pt" style:font-weight-complex="bold"/>
    </style:style>
    <style:style style:name="ce573" style:family="table-cell" style:parent-style-name="Default">
      <style:table-cell-properties fo:background-color="#f1f1fe" style:cell-protect="none" style:print-content="true" style:text-align-source="fix" style:repeat-content="false" fo:wrap-option="no-wrap" fo:border="0.99pt solid #000000"/>
      <style:paragraph-properties fo:text-align="center" fo:margin-left="0in"/>
      <style:text-properties style:font-name="Lato Heavy" fo:font-size="10.5pt" fo:font-weight="bold" style:font-size-asian="10.5pt" style:font-weight-asian="bold" style:font-size-complex="10.5pt" style:font-weight-complex="bold"/>
    </style:style>
    <style:style style:name="ce574" style:family="table-cell" style:parent-style-name="Default">
      <style:table-cell-properties fo:border-bottom="none" style:cell-protect="protected" style:print-content="true" fo:border-left="0.99pt solid #000000" fo:border-right="none" fo:border-top="0.99pt solid #000000"/>
      <style:text-properties fo:font-size="10.5pt" style:font-size-asian="10.5pt" style:font-size-complex="10.5pt"/>
    </style:style>
    <style:style style:name="ce575" style:family="table-cell" style:parent-style-name="Default">
      <style:table-cell-properties fo:border-bottom="none" style:cell-protect="protected" style:print-content="true" style:text-align-source="fix" style:repeat-content="false" fo:border-left="0.99pt solid #000000" fo:border-right="none" fo:border-top="none"/>
      <style:paragraph-properties fo:text-align="center" fo:margin-left="0in"/>
      <style:text-properties fo:font-size="10.5pt" style:text-underline-style="solid" style:text-underline-width="auto" style:text-underline-color="font-color" fo:font-weight="bold" style:font-size-asian="10.5pt" style:font-weight-asian="bold" style:font-size-complex="10.5pt" style:font-weight-complex="bold"/>
    </style:style>
    <style:style style:name="ce477" style:family="table-cell" style:parent-style-name="Default">
      <style:table-cell-properties style:cell-protect="protected" style:print-content="true" style:text-align-source="fix" style:repeat-content="false" fo:wrap-option="no-wrap" fo:border="0.99pt solid #000000"/>
      <style:paragraph-properties fo:text-align="start" fo:margin-left="0in"/>
      <style:text-properties fo:font-size="10.5pt" style:text-underline-style="solid" style:text-underline-width="auto" style:text-underline-color="font-color" fo:font-weight="bold" style:font-size-asian="10.5pt" style:font-weight-asian="bold" style:font-size-complex="10.5pt" style:font-weight-complex="bold"/>
    </style:style>
    <style:style style:name="ce577" style:family="table-cell" style:parent-style-name="Default">
      <style:table-cell-properties fo:background-color="#c3dedf" style:cell-protect="protected" style:print-content="true" style:text-align-source="fix" style:repeat-content="false" fo:wrap-option="wrap" fo:border="none"/>
      <style:paragraph-properties fo:text-align="start" fo:margin-left="0in"/>
      <style:text-properties fo:font-weight="bold" style:font-weight-asian="bold" style:font-weight-complex="bold"/>
    </style:style>
    <style:style style:name="ce578" style:family="table-cell" style:parent-style-name="Default">
      <style:table-cell-properties fo:background-color="#c3dedf" style:cell-protect="protected" style:print-content="true" style:text-align-source="fix" style:repeat-content="false" fo:border="none"/>
      <style:paragraph-properties fo:text-align="center" fo:margin-left="0in"/>
      <style:text-properties style:text-underline-style="solid" style:text-underline-width="auto" style:text-underline-color="font-color" fo:font-weight="bold" style:font-weight-asian="bold" style:font-weight-complex="bold"/>
    </style:style>
    <style:style style:name="ce579" style:family="table-cell" style:parent-style-name="Default">
      <style:table-cell-properties fo:background-color="#c3dedf" style:cell-protect="protected" style:print-content="true" fo:border="none"/>
    </style:style>
    <style:style style:name="ce451" style:family="table-cell" style:parent-style-name="Default">
      <style:table-cell-properties fo:border-bottom="0.99pt solid #000000" style:cell-protect="protected" style:print-content="true" style:text-align-source="fix" style:repeat-content="false" fo:wrap-option="wrap" fo:border-left="none" fo:border-right="none" fo:border-top="0.99pt solid #000000"/>
      <style:paragraph-properties fo:text-align="end" fo:margin-left="0in"/>
      <style:text-properties fo:font-size="10.5pt" fo:font-weight="bold" style:font-size-asian="10.5pt" style:font-weight-asian="bold" style:font-size-complex="10.5pt" style:font-weight-complex="bold"/>
    </style:style>
    <style:style style:name="ce581" style:family="table-cell" style:parent-style-name="Default">
      <style:table-cell-properties fo:border-bottom="0.99pt solid #000000" style:cell-protect="protected" style:print-content="true" fo:border-left="0.99pt solid #000000" fo:border-right="none" fo:border-top="0.99pt solid #000000"/>
      <style:text-properties fo:font-weight="bold" style:font-weight-asian="bold" style:font-weight-complex="bold"/>
    </style:style>
    <style:style style:name="ce520" style:family="table-cell" style:parent-style-name="Default" style:data-style-name="N100">
      <style:table-cell-properties fo:border-bottom="none" style:cell-protect="none" style:print-content="true" style:text-align-source="fix" style:repeat-content="false" fo:wrap-option="no-wrap" fo:border-left="0.99pt solid #000000" fo:border-right="none" fo:border-top="none"/>
      <style:paragraph-properties fo:text-align="start" fo:margin-left="0in"/>
      <style:text-properties fo:font-weight="bold" style:font-weight-asian="bold" style:font-weight-complex="bold"/>
    </style:style>
    <style:style style:name="ce583" style:family="table-cell" style:parent-style-name="Default">
      <style:table-cell-properties fo:border-bottom="none" fo:background-color="#c3dedf" style:cell-protect="protected" style:print-content="true" fo:border-left="none" fo:border-right="none" fo:border-top="0.99pt solid #000000"/>
    </style:style>
    <style:style style:name="ce599" style:family="table-cell" style:parent-style-name="Default" style:data-style-name="N1">
      <style:table-cell-properties fo:background-color="#f1f1fe" style:cell-protect="none" style:print-content="true" style:text-align-source="fix" style:repeat-content="false" fo:border="0.99pt solid #000000" style:vertical-align="middle"/>
      <style:paragraph-properties fo:text-align="center" fo:margin-left="0in"/>
      <style:text-properties fo:font-size="10.5pt" style:font-size-asian="10.5pt" style:font-size-complex="10.5pt"/>
    </style:style>
    <style:style style:name="ce585" style:family="table-cell" style:parent-style-name="Default">
      <style:table-cell-properties fo:background-color="#f7a19a" style:cell-protect="protected" style:print-content="true" style:text-align-source="fix" style:repeat-content="false" style:vertical-align="middle"/>
      <style:paragraph-properties fo:text-align="center"/>
      <style:text-properties fo:color="#232627" style:text-outline="false" style:text-line-through-style="none" style:text-line-through-type="none" style:font-name="DejaVu Sans" fo:font-size="24pt" fo:language="en" fo:country="US" fo:font-style="normal" fo:text-shadow="none" style:text-underline-style="none" fo:font-weight="normal" style:text-underline-mode="continuous" style:text-overline-mode="continuous" style:text-line-through-mode="continuous" style:font-name-asian="DejaVu Sans" style:font-size-asian="24pt" style:language-asian="zh" style:country-asian="CN" style:font-style-asian="normal" style:font-weight-asian="normal" style:font-name-complex="DejaVu Sans" style:font-size-complex="24pt" style:language-complex="hi" style:country-complex="IN" style:font-style-complex="normal" style:font-weight-complex="normal" style:text-emphasize="none" style:font-relief="none" style:text-overline-style="none" style:text-overline-color="font-color"/>
    </style:style>
    <style:style style:name="ce606" style:family="table-cell" style:parent-style-name="Default">
      <style:table-cell-properties fo:background-color="#f7a19a" style:cell-protect="protected" style:print-content="true"/>
    </style:style>
    <style:style style:name="ce459" style:family="table-cell" style:parent-style-name="Default">
      <style:table-cell-properties fo:background-color="#eeeefe" style:cell-protect="none" style:print-content="true" style:text-align-source="fix" style:repeat-content="false" fo:border="0.99pt solid #000000" style:vertical-align="middle"/>
      <style:paragraph-properties fo:text-align="center" fo:margin-left="0in"/>
      <style:text-properties fo:font-weight="normal" style:font-weight-asian="normal" style:font-weight-complex="normal"/>
    </style:style>
    <style:style style:name="ce460" style:family="table-cell" style:parent-style-name="Default">
      <style:table-cell-properties fo:background-color="#ffffcc" style:cell-protect="none" style:print-content="true" style:text-align-source="fix" style:repeat-content="false" fo:border="0.99pt solid #000000" style:vertical-align="middle"/>
      <style:paragraph-properties fo:text-align="center" fo:margin-left="0in"/>
      <style:text-properties fo:font-size="10.5pt" style:font-size-asian="10.5pt" style:font-size-complex="10.5pt"/>
    </style:style>
    <style:style style:name="ce608" style:family="table-cell" style:parent-style-name="Default">
      <style:table-cell-properties fo:border-bottom="none" style:cell-protect="protected" style:print-content="true" style:text-align-source="fix" style:repeat-content="false" fo:wrap-option="no-wrap" fo:border-left="none" fo:border-right="none" fo:border-top="0.99pt solid #000000" style:vertical-align="middle"/>
      <style:paragraph-properties fo:text-align="center" fo:margin-left="0in"/>
      <style:text-properties fo:font-size="8pt" style:font-size-asian="8pt" style:font-size-complex="8pt"/>
    </style:style>
    <style:style style:name="ce590" style:family="table-cell" style:parent-style-name="Default">
      <style:table-cell-properties style:cell-protect="protected" style:print-content="true" style:text-align-source="fix" style:repeat-content="false" style:vertical-align="middle"/>
      <style:paragraph-properties fo:text-align="center" fo:margin-left="0in"/>
      <style:text-properties fo:font-size="10.5pt" fo:font-weight="bold" style:font-size-asian="10.5pt" style:font-weight-asian="bold" style:font-size-complex="10.5pt" style:font-weight-complex="bold"/>
    </style:style>
    <style:style style:name="ce610" style:family="table-cell" style:parent-style-name="Default">
      <style:table-cell-properties style:cell-protect="protected" style:print-content="true" style:text-align-source="fix" style:repeat-content="false" fo:wrap-option="no-wrap" fo:border="0.99pt solid #000000"/>
      <style:paragraph-properties fo:text-align="center" fo:margin-left="0in"/>
      <style:text-properties fo:font-size="10.5pt" style:text-underline-style="solid" style:text-underline-width="auto" style:text-underline-color="font-color" fo:font-weight="bold" style:font-size-asian="10.5pt" style:font-weight-asian="bold" style:font-size-complex="10.5pt" style:font-weight-complex="bold"/>
    </style:style>
    <style:style style:name="ce593" style:family="table-cell" style:parent-style-name="Default">
      <style:table-cell-properties fo:background-color="#c3dedf" style:cell-protect="protected" style:print-content="true" style:text-align-source="fix" style:repeat-content="false" fo:border="none"/>
      <style:paragraph-properties fo:text-align="center" fo:margin-left="0in"/>
      <style:text-properties fo:font-weight="bold" style:font-weight-asian="bold" style:font-weight-complex="bold"/>
    </style:style>
    <style:style style:name="ce594" style:family="table-cell" style:parent-style-name="Default">
      <style:table-cell-properties fo:background-color="#c3dedf" style:cell-protect="protected" style:print-content="true" style:text-align-source="fix" style:repeat-content="false" fo:border="none" style:vertical-align="middle"/>
      <style:paragraph-properties fo:text-align="center" fo:margin-left="0in"/>
      <style:text-properties fo:font-weight="bold" style:font-weight-asian="bold" style:font-weight-complex="bold"/>
    </style:style>
    <style:style style:name="ce595" style:family="table-cell" style:parent-style-name="Default">
      <style:table-cell-properties style:cell-protect="none" style:print-content="true" style:text-align-source="fix" style:repeat-content="false" fo:wrap-option="wrap" fo:border="0.99pt solid #000000"/>
      <style:paragraph-properties fo:text-align="center" fo:margin-left="0in"/>
    </style:style>
    <style:style style:name="ce596" style:family="table-cell" style:parent-style-name="Default">
      <style:table-cell-properties fo:border-bottom="0.99pt solid #000000" style:cell-protect="protected" style:print-content="true" style:text-align-source="fix" style:repeat-content="false" fo:border-left="none" fo:border-right="none" fo:border-top="0.99pt solid #000000"/>
      <style:paragraph-properties fo:text-align="center" fo:margin-left="0in"/>
      <style:text-properties fo:font-weight="bold" style:font-weight-asian="bold" style:font-weight-complex="bold"/>
    </style:style>
    <style:style style:name="ce597" style:family="table-cell" style:parent-style-name="Default">
      <style:table-cell-properties fo:border-bottom="none" style:cell-protect="none" style:print-content="true" style:text-align-source="fix" style:repeat-content="false" fo:border-left="none" fo:border-right="0.99pt solid #000000" fo:border-top="none" style:vertical-align="middle"/>
      <style:paragraph-properties fo:text-align="center" fo:margin-left="0in"/>
      <style:text-properties fo:font-size="10.5pt" style:font-size-asian="10.5pt" style:font-size-complex="10.5pt"/>
    </style:style>
    <style:style style:name="ce602" style:family="table-cell" style:parent-style-name="Default">
      <style:table-cell-properties fo:background-color="#c3dedf" style:cell-protect="protected" style:print-content="true" style:text-align-source="fix" style:repeat-content="false" fo:border="none" style:vertical-align="middle"/>
      <style:paragraph-properties fo:text-align="center" fo:margin-left="0in"/>
      <style:text-properties fo:color="#31363b" style:font-name="Ubuntu" fo:font-size="11pt" fo:language="none" fo:country="none" fo:font-weight="bold" style:font-name-asian="Ubuntu" style:font-size-asian="11pt" style:language-asian="none" style:country-asian="none" style:font-weight-asian="bold" style:font-name-complex="Ubuntu" style:font-size-complex="11pt" style:language-complex="none" style:country-complex="none" style:font-weight-complex="bold"/>
    </style:style>
    <style:style style:name="ce603" style:family="table-cell" style:parent-style-name="Default">
      <style:table-cell-properties fo:background-color="#c3dedf" style:cell-protect="protected" style:print-content="true" fo:wrap-option="wrap" fo:border="none"/>
    </style:style>
    <style:style style:name="ce604" style:family="table-cell" style:parent-style-name="Default">
      <style:table-cell-properties fo:border-bottom="0.99pt solid #000000" style:cell-protect="protected" style:print-content="true" style:text-align-source="fix" style:repeat-content="false" fo:border-left="none" fo:border-right="0.99pt solid #000000" fo:border-top="0.99pt solid #000000"/>
      <style:paragraph-properties fo:text-align="center" fo:margin-left="0in"/>
      <style:text-properties fo:font-weight="bold" style:font-weight-asian="bold" style:font-weight-complex="bold"/>
    </style:style>
    <style:style style:name="ce484" style:family="table-cell" style:parent-style-name="Default">
      <style:table-cell-properties fo:border-bottom="none" fo:background-color="#c3dedf" style:cell-protect="protected" style:print-content="true" fo:border-left="0.99pt solid #000000" fo:border-right="none" fo:border-top="none"/>
    </style:style>
    <style:style style:name="ce548" style:family="table-cell" style:parent-style-name="Default" style:data-style-name="N1">
      <style:table-cell-properties fo:background-color="#f1f1fe" style:cell-protect="none" style:print-content="true" style:text-align-source="fix" style:repeat-content="false" fo:border="0.99pt solid #000000" style:vertical-align="middle"/>
      <style:paragraph-properties fo:text-align="end" fo:margin-left="0in"/>
      <style:text-properties fo:font-size="10.5pt" fo:font-weight="bold" style:font-size-asian="10.5pt" style:font-weight-asian="bold" style:font-size-complex="10.5pt" style:font-weight-complex="bold"/>
    </style:style>
    <style:style style:name="ce622" style:family="table-cell" style:parent-style-name="Default">
      <style:table-cell-properties fo:border-bottom="none" style:cell-protect="protected" style:print-content="true" style:text-align-source="fix" style:repeat-content="false" fo:wrap-option="no-wrap" fo:border-left="none" fo:border-right="0.99pt solid #000000" fo:border-top="0.99pt solid #000000" style:vertical-align="middle"/>
      <style:paragraph-properties fo:text-align="center" fo:margin-left="0in"/>
      <style:text-properties fo:font-size="8pt" style:font-size-asian="8pt" style:font-size-complex="8pt"/>
    </style:style>
    <style:style style:name="ce607" style:family="table-cell" style:parent-style-name="Default">
      <style:table-cell-properties fo:border-bottom="none" style:cell-protect="protected" style:print-content="true" style:text-align-source="fix" style:repeat-content="false" fo:border-left="none" fo:border-right="0.99pt solid #000000" fo:border-top="none" style:vertical-align="middle"/>
      <style:paragraph-properties fo:text-align="center" fo:margin-left="0in"/>
      <style:text-properties fo:font-size="10.5pt" fo:font-weight="bold" style:font-size-asian="10.5pt" style:font-weight-asian="bold" style:font-size-complex="10.5pt" style:font-weight-complex="bold"/>
    </style:style>
    <style:style style:name="ce551" style:family="table-cell" style:parent-style-name="Default" style:data-style-name="N1">
      <style:table-cell-properties fo:background-color="#f1f1fe" style:cell-protect="none" style:print-content="true" style:text-align-source="fix" style:repeat-content="false" fo:border="0.99pt solid #000000" style:vertical-align="middle"/>
      <style:paragraph-properties fo:text-align="center" fo:margin-left="0in"/>
      <style:text-properties fo:font-size="10.5pt" fo:font-weight="bold" style:font-size-asian="10.5pt" style:font-weight-asian="bold" style:font-size-complex="10.5pt" style:font-weight-complex="bold"/>
    </style:style>
    <style:style style:name="ce490" style:family="table-cell" style:parent-style-name="Default">
      <style:table-cell-properties fo:border-bottom="none" fo:background-color="#c3dedf" style:cell-protect="protected" style:print-content="true" fo:border-left="none" fo:border-right="0.99pt solid #000000" fo:border-top="2.01pt solid #000000"/>
    </style:style>
    <style:style style:name="ce492" style:family="table-cell" style:parent-style-name="Default">
      <style:table-cell-properties fo:border-bottom="none" fo:background-color="#c3dedf" style:cell-protect="protected" style:print-content="true" fo:border-left="none" fo:border-right="0.99pt solid #000000" fo:border-top="none"/>
    </style:style>
    <style:style style:name="ce496" style:family="table-cell" style:parent-style-name="Default">
      <style:table-cell-properties fo:border-bottom="none" fo:background-color="#c3dedf" style:cell-protect="protected" style:print-content="true" style:text-align-source="fix" style:repeat-content="false" fo:wrap-option="no-wrap" fo:border-left="none" style:direction="ltr" fo:border-right="0.99pt solid #000000" style:rotation-angle="0" style:rotation-align="none" style:shrink-to-fit="false" fo:border-top="none" style:vertical-align="bottom" loext:vertical-justify="auto"/>
      <style:paragraph-properties fo:text-align="start" css3t:text-justify="auto" fo:margin-left="0in" style:writing-mode="page"/>
    </style:style>
    <style:style style:name="ce497" style:family="table-cell" style:parent-style-name="Default">
      <style:table-cell-properties fo:border-bottom="none" fo:background-color="#c3dedf" style:cell-protect="protected" style:print-content="true" style:text-align-source="value-type" style:repeat-content="false" fo:wrap-option="wrap" fo:border-left="none" style:direction="ltr" fo:border-right="0.99pt solid #000000" style:rotation-angle="0" style:rotation-align="none" style:shrink-to-fit="false" fo:border-top="none" style:vertical-align="bottom" loext:vertical-justify="auto"/>
      <style:paragraph-properties css3t:text-justify="auto" fo:margin-left="0in" style:writing-mode="page"/>
    </style:style>
    <style:style style:name="ce498" style:family="table-cell" style:parent-style-name="Default">
      <style:table-cell-properties fo:border-bottom="2.01pt solid #000000" fo:background-color="#c3dedf" style:cell-protect="protected" style:print-content="true" fo:border-left="none" fo:border-right="0.99pt solid #000000" fo:border-top="none"/>
    </style:style>
    <style:style style:name="ce499" style:family="table-cell" style:parent-style-name="Default">
      <style:table-cell-properties fo:border-bottom="none" fo:background-color="#e0efd4" style:cell-protect="protected" style:print-content="true" fo:border-left="none" fo:border-right="none" fo:border-top="2.01pt solid #000000"/>
    </style:style>
    <style:style style:name="ce501" style:family="table-cell" style:parent-style-name="Default">
      <style:table-cell-properties fo:background-color="#e0efd4" style:cell-protect="protected" style:print-content="true"/>
      <style:text-properties style:text-underline-style="solid" style:text-underline-width="auto" style:text-underline-color="font-color"/>
    </style:style>
    <style:style style:name="ce638" style:family="table-cell" style:parent-style-name="Default">
      <style:table-cell-properties fo:background-color="#e0efd4" style:cell-protect="protected" style:print-content="true"/>
    </style:style>
    <style:style style:name="ce562" style:family="table-cell" style:parent-style-name="Default">
      <style:table-cell-properties fo:border-bottom="none" fo:background-color="#e0efd4" style:cell-protect="protected" style:print-content="true" style:text-align-source="fix" style:repeat-content="false" fo:wrap-option="wrap" fo:border-left="none" fo:border-right="2.01pt solid #000000" fo:border-top="none" style:vertical-align="middle"/>
      <style:paragraph-properties fo:text-align="center" fo:margin-left="0in"/>
      <style:text-properties fo:color="#ce181e" fo:font-weight="bold" style:font-weight-asian="bold" style:font-weight-complex="bold"/>
    </style:style>
    <style:style style:name="ce564" style:family="table-cell" style:parent-style-name="Default">
      <style:table-cell-properties fo:background-color="#e0efd4" style:cell-protect="protected" style:print-content="true"/>
      <style:text-properties fo:color="#ce181e" fo:font-weight="bold" style:font-weight-asian="bold" style:font-weight-complex="bold"/>
    </style:style>
    <style:style style:name="ce503" style:family="table-cell" style:parent-style-name="Default">
      <style:table-cell-properties fo:border-bottom="2.01pt solid #000000" fo:background-color="#e0efd4" style:cell-protect="protected" style:print-content="true" fo:border-left="none" fo:border-right="none" fo:border-top="none"/>
    </style:style>
    <style:style style:name="ce506" style:family="table-cell" style:parent-style-name="Default">
      <style:table-cell-properties fo:border-bottom="none" fo:background-color="#e0efd4" style:cell-protect="protected" style:print-content="true" style:text-align-source="fix" style:repeat-content="false" fo:border-left="none" fo:border-right="2.01pt solid #000000" fo:border-top="2.01pt solid #000000"/>
      <style:paragraph-properties fo:text-align="center" fo:margin-left="0in"/>
    </style:style>
    <style:style style:name="ce507" style:family="table-cell" style:parent-style-name="Default">
      <style:table-cell-properties fo:border-bottom="none" fo:background-color="#e0efd4" style:cell-protect="protected" style:print-content="true" style:text-align-source="fix" style:repeat-content="false" fo:border-left="none" fo:border-right="2.01pt solid #000000" fo:border-top="none"/>
      <style:paragraph-properties fo:text-align="center" fo:margin-left="0in"/>
      <style:text-properties style:text-underline-style="solid" style:text-underline-width="auto" style:text-underline-color="font-color"/>
    </style:style>
    <style:style style:name="ce508" style:family="table-cell" style:parent-style-name="Default">
      <style:table-cell-properties fo:border-bottom="none" fo:background-color="#e0efd4" style:cell-protect="protected" style:print-content="true" style:text-align-source="fix" style:repeat-content="false" fo:border-left="none" fo:border-right="2.01pt solid #000000" fo:border-top="none"/>
      <style:paragraph-properties fo:text-align="center" fo:margin-left="0in"/>
    </style:style>
    <style:style style:name="ce645" style:family="table-cell" style:parent-style-name="Default">
      <style:table-cell-properties fo:border-bottom="none" fo:background-color="#e0efd4" style:cell-protect="protected" style:print-content="true" fo:border-left="none" fo:border-right="2.01pt solid #000000" fo:border-top="none"/>
    </style:style>
    <style:style style:name="ce511" style:family="table-cell" style:parent-style-name="Default">
      <style:table-cell-properties fo:border-bottom="2.01pt solid #000000" fo:background-color="#e0efd4" style:cell-protect="protected" style:print-content="true" fo:border-left="none" fo:border-right="2.01pt solid #000000" fo:border-top="none"/>
    </style:style>
    <style:style style:name="ce613" style:family="table-cell" style:parent-style-name="Default">
      <style:table-cell-properties style:cell-protect="none" style:print-content="true"/>
    </style:style>
    <style:style style:name="ce648"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text-properties fo:color="#cc66ff" fo:font-size="18pt" style:font-size-asian="18pt" style:font-size-complex="18pt"/>
      <style:map style:condition="is-true-formula(INDIRECT(ADDRESS(19;COLUMN(convertgonogo)+INT((COLUMN()-5)/3)))&gt;0)" style:apply-style-name="ConditionalStyle_5f_1" style:base-cell-address="'My Career'.C7"/>
    </style:style>
    <style:style style:name="ce649"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text-properties fo:color="#000000" style:font-name="Times New Roman" fo:font-size="14pt" fo:font-weight="normal" style:font-name-asian="Microsoft YaHei" style:font-size-asian="14pt" style:font-weight-asian="normal" style:font-name-complex="Lucida Sans" style:font-size-complex="14pt" style:font-weight-complex="normal"/>
      <style:map style:condition="is-true-formula(INDIRECT(ADDRESS(19;COLUMN(convertgonogo)+INT((COLUMN()-5)/3)))&gt;0)" style:apply-style-name="ConditionalStyle_5f_1" style:base-cell-address="'My Career'.F7"/>
    </style:style>
    <style:style style:name="ce650" style:family="table-cell" style:parent-style-name="Normal_20_3" style:data-style-name="N1">
      <style:table-cell-properties fo:border-bottom="0.74pt solid #339966" fo:background-color="#ccffcc" style:cell-protect="protected" style:print-content="true" style:diagonal-bl-tr="none" style:diagonal-tl-br="none" style:text-align-source="fix" style:repeat-content="false" fo:wrap-option="no-wrap" fo:border-left="0.74pt solid #339966" style:direction="ltr" fo:border-right="1.76pt solid #000000" style:rotation-angle="0" style:rotation-align="none" style:shrink-to-fit="false" fo:border-top="0.74pt solid #339966" style:vertical-align="middle" loext:vertical-justify="auto"/>
      <style:paragraph-properties fo:text-align="center" css3t:text-justify="auto" fo:margin-left="0in" style:writing-mode="page"/>
      <style:text-properties fo:color="#800000" style:font-name="Arial1" fo:font-size="12pt" fo:font-weight="bold" style:font-size-asian="12pt" style:font-weight-asian="bold" style:font-size-complex="12pt" style:font-weight-complex="bold"/>
      <style:map style:condition="is-true-formula(INDIRECT(ADDRESS(19;COLUMN(convertgonogo)+INT((COLUMN()-5)/3)))&gt;0)" style:apply-style-name="ConditionalStyle_5f_1" style:base-cell-address="'My Career'.F28"/>
    </style:style>
    <style:style style:name="ce651" style:family="table-cell" style:parent-style-name="Normal_20_3" style:data-style-name="N10">
      <style:table-cell-properties fo:border-bottom="0.74pt solid #339966" fo:background-color="#ccffcc" style:cell-protect="protected" style:print-content="true" style:diagonal-bl-tr="none" style:diagonal-tl-br="none" style:text-align-source="fix" style:repeat-content="false" fo:wrap-option="no-wrap" fo:border-left="0.74pt solid #339966" style:direction="ltr" fo:border-right="1.76pt solid #000000" style:rotation-angle="0" style:rotation-align="none" style:shrink-to-fit="false" fo:border-top="0.74pt solid #339966" style:vertical-align="middle" loext:vertical-justify="auto"/>
      <style:paragraph-properties fo:text-align="center" css3t:text-justify="auto" fo:margin-left="0in" style:writing-mode="page"/>
      <style:text-properties fo:color="#800000" style:font-name="Arial1" fo:font-size="12pt" fo:font-weight="bold" style:font-size-asian="12pt" style:font-weight-asian="bold" style:font-size-complex="12pt" style:font-weight-complex="bold"/>
      <style:map style:condition="is-true-formula(INDIRECT(ADDRESS(19;COLUMN(convertgonogo)+INT((COLUMN()-5)/3)))&gt;0)" style:apply-style-name="ConditionalStyle_5f_1" style:base-cell-address="'My Career'.F28"/>
    </style:style>
    <style:style style:name="ce652" style:family="table-cell" style:parent-style-name="Normal_20_3">
      <style:table-cell-properties fo:border-bottom="0.74pt solid #339966" fo:background-color="#ffe5ca" style:cell-protect="protected"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text-properties fo:font-size="13pt" style:font-size-asian="13pt" style:font-size-complex="13pt"/>
      <style:map style:condition="is-true-formula(INDIRECT(ADDRESS(19;COLUMN(convertgonogo)+INT((COLUMN()-5)/3)))&gt;0)" style:apply-style-name="ConditionalStyle_5f_1" style:base-cell-address="'My Career'.I7"/>
    </style:style>
    <style:style style:name="ce653"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J12"/>
    </style:style>
    <style:style style:name="ce654"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J12"/>
    </style:style>
    <style:style style:name="ce655"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text-properties fo:font-size="11pt" style:font-size-asian="11pt" style:font-size-complex="11pt"/>
      <style:map style:condition="is-true-formula(INDIRECT(ADDRESS(19;COLUMN(convertgonogo)+INT((COLUMN()-5)/3)))&gt;0)" style:apply-style-name="ConditionalStyle_5f_1" style:base-cell-address="'My Career'.J12"/>
    </style:style>
    <style:style style:name="ce656"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start" css3t:text-justify="auto" fo:margin-left="0in" style:writing-mode="page"/>
      <style:map style:condition="is-true-formula(INDIRECT(ADDRESS(19;COLUMN(convertgonogo)+INT((COLUMN()-5)/3)))&gt;0)" style:apply-style-name="ConditionalStyle_5f_1" style:base-cell-address="'My Career'.J32"/>
    </style:style>
    <style:style style:name="ce659"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start" css3t:text-justify="auto" fo:margin-left="0in" style:writing-mode="page"/>
      <style:text-properties fo:font-size="12pt" style:font-size-asian="12pt" style:font-size-complex="12pt"/>
      <style:map style:condition="is-true-formula(INDIRECT(ADDRESS(19;COLUMN(convertgonogo)+INT((COLUMN()-5)/3)))&gt;0)" style:apply-style-name="ConditionalStyle_5f_1" style:base-cell-address="'My Career'.J35"/>
    </style:style>
    <style:style style:name="ce658"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K12"/>
    </style:style>
    <style:style style:name="ce660"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K13"/>
    </style:style>
    <style:style style:name="ce661"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text-properties fo:font-size="11pt" style:font-size-asian="11pt" style:font-size-complex="11pt"/>
      <style:map style:condition="is-true-formula(INDIRECT(ADDRESS(19;COLUMN(convertgonogo)+INT((COLUMN()-5)/3)))&gt;0)" style:apply-style-name="ConditionalStyle_5f_1" style:base-cell-address="'My Career'.K13"/>
    </style:style>
    <style:style style:name="ce662"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K32"/>
    </style:style>
    <style:style style:name="ce663"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K47"/>
    </style:style>
    <style:style style:name="ce664"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K49"/>
    </style:style>
    <style:style style:name="ce665"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K50"/>
    </style:style>
    <style:style style:name="ce666"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K51"/>
    </style:style>
    <style:style style:name="ce667"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K52"/>
    </style:style>
    <style:style style:name="ce668"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K53"/>
    </style:style>
    <style:style style:name="ce669"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K54"/>
    </style:style>
    <style:style style:name="ce670"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K55"/>
    </style:style>
    <style:style style:name="ce671"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K56"/>
    </style:style>
    <style:style style:name="ce672"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K57"/>
    </style:style>
    <style:style style:name="ce673" style:family="table-cell" style:parent-style-name="Normal_20_3" style:data-style-name="N1">
      <style:table-cell-properties fo:background-color="#00000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text-properties fo:color="#000000"/>
      <style:map style:condition="is-true-formula(INDIRECT(ADDRESS(19;COLUMN(convertgonogo)+INT((COLUMN()-5)/3)))&gt;0)" style:apply-style-name="ConditionalStyle_5f_1" style:base-cell-address="'My Career'.K58"/>
    </style:style>
    <style:style style:name="ce674" style:family="table-cell" style:parent-style-name="Normal_20_3" style:data-style-name="N1">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K97"/>
    </style:style>
    <style:style style:name="ce675" style:family="table-cell" style:parent-style-name="Normal_20_3" style:data-style-name="N1">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0.06pt solid #000000"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K98"/>
    </style:style>
    <style:style style:name="ce676" style:family="table-cell" style:parent-style-name="Normal_20_3" style:data-style-name="N1">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0.06pt solid #000000"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K99"/>
    </style:style>
    <style:style style:name="ce677" style:family="table-cell" style:parent-style-name="Normal_20_3" style:data-style-name="N1">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0.06pt solid #000000"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K100"/>
    </style:style>
    <style:style style:name="ce678" style:family="table-cell" style:parent-style-name="Normal_20_3" style:data-style-name="N1">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0.06pt solid #000000"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K101"/>
    </style:style>
    <style:style style:name="ce679" style:family="table-cell" style:parent-style-name="Normal_20_3" style:data-style-name="N1">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0.06pt solid #000000"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K102"/>
    </style:style>
    <style:style style:name="ce680" style:family="table-cell" style:parent-style-name="Normal_20_3" style:data-style-name="N1">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0.06pt solid #000000"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K103"/>
    </style:style>
    <style:style style:name="ce681" style:family="table-cell" style:parent-style-name="Normal_20_3" style:data-style-name="N1">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0.06pt solid #000000"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K104"/>
    </style:style>
    <style:style style:name="ce682" style:family="table-cell" style:parent-style-name="Normal_20_3" style:data-style-name="N1">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0.06pt solid #000000"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K105"/>
    </style:style>
    <style:style style:name="ce683" style:family="table-cell" style:parent-style-name="Normal_20_3" style:data-style-name="N1">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0.06pt solid #000000"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K106"/>
    </style:style>
    <style:style style:name="ce684" style:family="table-cell" style:parent-style-name="Normal_20_3" style:data-style-name="N1">
      <style:table-cell-properties fo:border-bottom="0.74pt solid #339966" fo:background-color="#ccffcc" style:cell-protect="protected" style:print-content="true" style:diagonal-bl-tr="none" style:diagonal-tl-br="none" style:text-align-source="fix" style:repeat-content="false" fo:wrap-option="no-wrap" fo:border-left="0.74pt solid #339966" style:direction="ltr" fo:border-right="1.76pt solid #000000" style:rotation-angle="0" style:rotation-align="none" style:shrink-to-fit="false" fo:border-top="0.74pt solid #339966" style:vertical-align="top" loext:vertical-justify="auto"/>
      <style:paragraph-properties fo:text-align="center" css3t:text-justify="auto" fo:margin-left="0in" style:writing-mode="page"/>
      <style:text-properties fo:font-size="11pt" style:font-size-asian="11pt" style:font-size-complex="11pt"/>
      <style:map style:condition="is-true-formula(INDIRECT(ADDRESS(19;COLUMN(convertgonogo)+INT((COLUMN()-5)/3)))&gt;0)" style:apply-style-name="ConditionalStyle_5f_1" style:base-cell-address="'My Career'.L12"/>
    </style:style>
    <style:style style:name="ce685"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L32"/>
    </style:style>
    <style:style style:name="ce686"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text-properties style:font-name="Arial" style:font-name-asian="Noto Sans CJK SC Regular" style:font-name-complex="Arial"/>
      <style:map style:condition="is-true-formula(INDIRECT(ADDRESS(19;COLUMN(convertgonogo)+INT((COLUMN()-5)/3)))&gt;0)" style:apply-style-name="ConditionalStyle_5f_1" style:base-cell-address="'My Career'.M12"/>
    </style:style>
    <style:style style:name="ce687"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J12"/>
    </style:style>
    <style:style style:name="ce688"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start" css3t:text-justify="auto" fo:margin-left="0in" style:writing-mode="page"/>
      <style:map style:condition="is-true-formula(INDIRECT(ADDRESS(19;COLUMN(convertgonogo)+INT((COLUMN()-5)/3)))&gt;0)" style:apply-style-name="ConditionalStyle_5f_1" style:base-cell-address="'My Career'.M32"/>
    </style:style>
    <style:style style:name="ce693"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start" css3t:text-justify="auto" fo:margin-left="0in" style:writing-mode="page"/>
      <style:text-properties fo:font-size="12pt" style:font-size-asian="12pt" style:font-size-complex="12pt"/>
      <style:map style:condition="is-true-formula(INDIRECT(ADDRESS(19;COLUMN(convertgonogo)+INT((COLUMN()-5)/3)))&gt;0)" style:apply-style-name="ConditionalStyle_5f_1" style:base-cell-address="'My Career'.M35"/>
    </style:style>
    <style:style style:name="ce690"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N12"/>
    </style:style>
    <style:style style:name="ce691"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text-properties fo:font-size="11pt" style:font-size-asian="11pt" style:font-size-complex="11pt"/>
      <style:map style:condition="is-true-formula(INDIRECT(ADDRESS(19;COLUMN(convertgonogo)+INT((COLUMN()-5)/3)))&gt;0)" style:apply-style-name="ConditionalStyle_5f_1" style:base-cell-address="'My Career'.N12"/>
    </style:style>
    <style:style style:name="ce692"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N32"/>
    </style:style>
    <style:style style:name="ce694" style:family="table-cell" style:parent-style-name="Normal_20_3" style:data-style-name="N1">
      <style:table-cell-properties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N57"/>
    </style:style>
    <style:style style:name="ce695" style:family="table-cell" style:parent-style-name="Normal_20_3" style:data-style-name="N1">
      <style:table-cell-properties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N58"/>
    </style:style>
    <style:style style:name="ce696" style:family="table-cell" style:parent-style-name="Normal_20_3" style:data-style-name="N1">
      <style:table-cell-properties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N115"/>
    </style:style>
    <style:style style:name="ce697" style:family="table-cell" style:parent-style-name="Normal_20_3" style:data-style-name="N1">
      <style:table-cell-properties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N116"/>
    </style:style>
    <style:style style:name="ce698" style:family="table-cell" style:parent-style-name="Normal_20_3" style:data-style-name="N1">
      <style:table-cell-properties fo:border-bottom="0.74pt solid #339966" fo:background-color="#ccffcc" style:cell-protect="protected" style:print-content="true" style:diagonal-bl-tr="none" style:diagonal-tl-br="none" style:text-align-source="fix" style:repeat-content="false" fo:wrap-option="no-wrap" fo:border-left="0.74pt solid #339966" style:direction="ltr" fo:border-right="1.76pt solid #000000" style:rotation-angle="0" style:rotation-align="none" style:shrink-to-fit="false" fo:border-top="0.74pt solid #339966" style:vertical-align="top" loext:vertical-justify="auto"/>
      <style:paragraph-properties fo:text-align="center" css3t:text-justify="auto" fo:margin-left="0in" style:writing-mode="page"/>
      <style:text-properties fo:font-size="11pt" style:font-size-asian="11pt" style:font-size-complex="11pt"/>
      <style:map style:condition="is-true-formula(INDIRECT(ADDRESS(19;COLUMN(convertgonogo)+INT((COLUMN()-5)/3)))&gt;0)" style:apply-style-name="ConditionalStyle_5f_1" style:base-cell-address="'My Career'.N12"/>
    </style:style>
    <style:style style:name="ce699"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O32"/>
    </style:style>
    <style:style style:name="ce700"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P12"/>
    </style:style>
    <style:style style:name="ce701"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J12"/>
    </style:style>
    <style:style style:name="ce702"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start" css3t:text-justify="auto" fo:margin-left="0in" style:writing-mode="page"/>
      <style:map style:condition="is-true-formula(INDIRECT(ADDRESS(19;COLUMN(convertgonogo)+INT((COLUMN()-5)/3)))&gt;0)" style:apply-style-name="ConditionalStyle_5f_1" style:base-cell-address="'My Career'.P32"/>
    </style:style>
    <style:style style:name="ce708"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start" css3t:text-justify="auto" fo:margin-left="0in" style:writing-mode="page"/>
      <style:text-properties fo:font-size="12pt" style:font-size-asian="12pt" style:font-size-complex="12pt"/>
      <style:map style:condition="is-true-formula(INDIRECT(ADDRESS(19;COLUMN(convertgonogo)+INT((COLUMN()-5)/3)))&gt;0)" style:apply-style-name="ConditionalStyle_5f_1" style:base-cell-address="'My Career'.P35"/>
    </style:style>
    <style:style style:name="ce704"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Q12"/>
    </style:style>
    <style:style style:name="ce705"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Q13"/>
    </style:style>
    <style:style style:name="ce706"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text-properties fo:font-size="11pt" style:font-size-asian="11pt" style:font-size-complex="11pt"/>
      <style:map style:condition="is-true-formula(INDIRECT(ADDRESS(19;COLUMN(convertgonogo)+INT((COLUMN()-5)/3)))&gt;0)" style:apply-style-name="ConditionalStyle_5f_1" style:base-cell-address="'My Career'.Q12"/>
    </style:style>
    <style:style style:name="ce707"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Q32"/>
    </style:style>
    <style:style style:name="ce709" style:family="table-cell" style:parent-style-name="Normal_20_3" style:data-style-name="N1">
      <style:table-cell-properties fo:border-bottom="0.74pt solid #339966" fo:background-color="#ccffcc" style:cell-protect="protected" style:print-content="true" style:diagonal-bl-tr="none" style:diagonal-tl-br="none" style:text-align-source="fix" style:repeat-content="false" fo:wrap-option="no-wrap" fo:border-left="0.74pt solid #339966" style:direction="ltr" fo:border-right="1.76pt solid #000000" style:rotation-angle="0" style:rotation-align="none" style:shrink-to-fit="false" fo:border-top="0.74pt solid #339966" style:vertical-align="top" loext:vertical-justify="auto"/>
      <style:paragraph-properties fo:text-align="center" css3t:text-justify="auto" fo:margin-left="0in" style:writing-mode="page"/>
      <style:text-properties fo:font-size="11pt" style:font-size-asian="11pt" style:font-size-complex="11pt"/>
      <style:map style:condition="is-true-formula(INDIRECT(ADDRESS(19;COLUMN(convertgonogo)+INT((COLUMN()-5)/3)))&gt;0)" style:apply-style-name="ConditionalStyle_5f_1" style:base-cell-address="'My Career'.Q12"/>
    </style:style>
    <style:style style:name="ce710"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R32"/>
    </style:style>
    <style:style style:name="ce711"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S12"/>
    </style:style>
    <style:style style:name="ce712"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J12"/>
    </style:style>
    <style:style style:name="ce713"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start" css3t:text-justify="auto" fo:margin-left="0in" style:writing-mode="page"/>
      <style:map style:condition="is-true-formula(INDIRECT(ADDRESS(19;COLUMN(convertgonogo)+INT((COLUMN()-5)/3)))&gt;0)" style:apply-style-name="ConditionalStyle_5f_1" style:base-cell-address="'My Career'.S32"/>
    </style:style>
    <style:style style:name="ce714"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start" css3t:text-justify="auto" fo:margin-left="0in" style:writing-mode="page"/>
      <style:map style:condition="is-true-formula(INDIRECT(ADDRESS(19;COLUMN(convertgonogo)+INT((COLUMN()-5)/3)))&gt;0)" style:apply-style-name="ConditionalStyle_5f_1" style:base-cell-address="'My Career'.S35"/>
    </style:style>
    <style:style style:name="ce715"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T12"/>
    </style:style>
    <style:style style:name="ce716"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T13"/>
    </style:style>
    <style:style style:name="ce717"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text-properties fo:font-size="11pt" style:font-size-asian="11pt" style:font-size-complex="11pt"/>
      <style:map style:condition="is-true-formula(INDIRECT(ADDRESS(19;COLUMN(convertgonogo)+INT((COLUMN()-5)/3)))&gt;0)" style:apply-style-name="ConditionalStyle_5f_1" style:base-cell-address="'My Career'.T13"/>
    </style:style>
    <style:style style:name="ce718"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T32"/>
    </style:style>
    <style:style style:name="ce719" style:family="table-cell" style:parent-style-name="Normal_20_3" style:data-style-name="N1">
      <style:table-cell-properties fo:border-bottom="0.74pt solid #339966" fo:background-color="#ccffcc" style:cell-protect="protected" style:print-content="true" style:diagonal-bl-tr="none" style:diagonal-tl-br="none" style:text-align-source="fix" style:repeat-content="false" fo:wrap-option="no-wrap" fo:border-left="0.74pt solid #339966" style:direction="ltr" fo:border-right="1.76pt solid #000000" style:rotation-angle="0" style:rotation-align="none" style:shrink-to-fit="false" fo:border-top="0.74pt solid #339966" style:vertical-align="top" loext:vertical-justify="auto"/>
      <style:paragraph-properties fo:text-align="center" css3t:text-justify="auto" fo:margin-left="0in" style:writing-mode="page"/>
      <style:text-properties fo:font-size="11pt" style:font-size-asian="11pt" style:font-size-complex="11pt"/>
      <style:map style:condition="is-true-formula(INDIRECT(ADDRESS(19;COLUMN(convertgonogo)+INT((COLUMN()-5)/3)))&gt;0)" style:apply-style-name="ConditionalStyle_5f_1" style:base-cell-address="'My Career'.J12"/>
    </style:style>
    <style:style style:name="ce720"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U32"/>
    </style:style>
    <style:style style:name="ce721"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V12"/>
    </style:style>
    <style:style style:name="ce722"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start" css3t:text-justify="auto" fo:margin-left="0in" style:writing-mode="page"/>
      <style:map style:condition="is-true-formula(INDIRECT(ADDRESS(19;COLUMN(convertgonogo)+INT((COLUMN()-5)/3)))&gt;0)" style:apply-style-name="ConditionalStyle_5f_1" style:base-cell-address="'My Career'.V32"/>
    </style:style>
    <style:style style:name="ce723"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start" css3t:text-justify="auto" fo:margin-left="0in" style:writing-mode="page"/>
      <style:map style:condition="is-true-formula(INDIRECT(ADDRESS(19;COLUMN(convertgonogo)+INT((COLUMN()-5)/3)))&gt;0)" style:apply-style-name="ConditionalStyle_5f_1" style:base-cell-address="'My Career'.V35"/>
    </style:style>
    <style:style style:name="ce724"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V12"/>
    </style:style>
    <style:style style:name="ce725"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text-properties fo:font-size="11pt" style:font-size-asian="11pt" style:font-size-complex="11pt"/>
      <style:map style:condition="is-true-formula(INDIRECT(ADDRESS(19;COLUMN(convertgonogo)+INT((COLUMN()-5)/3)))&gt;0)" style:apply-style-name="ConditionalStyle_5f_1" style:base-cell-address="'My Career'.J12"/>
    </style:style>
    <style:style style:name="ce726"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W32"/>
    </style:style>
    <style:style style:name="ce727"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X32"/>
    </style:style>
    <style:style style:name="ce728"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Y12"/>
    </style:style>
    <style:style style:name="ce729"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Y12"/>
    </style:style>
    <style:style style:name="ce730" style:family="table-cell" style:parent-style-name="Normal_20_3" style:data-style-name="N104">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Y12"/>
    </style:style>
    <style:style style:name="ce731"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start" css3t:text-justify="auto" fo:margin-left="0in" style:writing-mode="page"/>
      <style:map style:condition="is-true-formula(INDIRECT(ADDRESS(19;COLUMN(convertgonogo)+INT((COLUMN()-5)/3)))&gt;0)" style:apply-style-name="ConditionalStyle_5f_1" style:base-cell-address="'My Career'.Y32"/>
    </style:style>
    <style:style style:name="ce732"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start" css3t:text-justify="auto" fo:margin-left="0in" style:writing-mode="page"/>
      <style:map style:condition="is-true-formula(INDIRECT(ADDRESS(19;COLUMN(convertgonogo)+INT((COLUMN()-5)/3)))&gt;0)" style:apply-style-name="ConditionalStyle_5f_1" style:base-cell-address="'My Career'.Y35"/>
    </style:style>
    <style:style style:name="ce733"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Y12"/>
    </style:style>
    <style:style style:name="ce734"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Z32"/>
    </style:style>
    <style:style style:name="ce735"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AA32"/>
    </style:style>
    <style:style style:name="ce736"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start" css3t:text-justify="auto" fo:margin-left="0in" style:writing-mode="page"/>
      <style:map style:condition="is-true-formula(INDIRECT(ADDRESS(19;COLUMN(convertgonogo)+INT((COLUMN()-5)/3)))&gt;0)" style:apply-style-name="ConditionalStyle_5f_1" style:base-cell-address="'My Career'.AB32"/>
    </style:style>
    <style:style style:name="ce737"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start" css3t:text-justify="auto" fo:margin-left="0in" style:writing-mode="page"/>
      <style:map style:condition="is-true-formula(INDIRECT(ADDRESS(19;COLUMN(convertgonogo)+INT((COLUMN()-5)/3)))&gt;0)" style:apply-style-name="ConditionalStyle_5f_1" style:base-cell-address="'My Career'.AB35"/>
    </style:style>
    <style:style style:name="ce738"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AC32"/>
    </style:style>
    <style:style style:name="ce739"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AD32"/>
    </style:style>
    <style:style style:name="ce740"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start" css3t:text-justify="auto" fo:margin-left="0in" style:writing-mode="page"/>
      <style:map style:condition="is-true-formula(INDIRECT(ADDRESS(19;COLUMN(convertgonogo)+INT((COLUMN()-5)/3)))&gt;0)" style:apply-style-name="ConditionalStyle_5f_1" style:base-cell-address="'My Career'.AE32"/>
    </style:style>
    <style:style style:name="ce741"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start" css3t:text-justify="auto" fo:margin-left="0in" style:writing-mode="page"/>
      <style:map style:condition="is-true-formula(INDIRECT(ADDRESS(19;COLUMN(convertgonogo)+INT((COLUMN()-5)/3)))&gt;0)" style:apply-style-name="ConditionalStyle_5f_1" style:base-cell-address="'My Career'.AE35"/>
    </style:style>
    <style:style style:name="ce742"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AF32"/>
    </style:style>
    <style:style style:name="ce743"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AG32"/>
    </style:style>
    <style:style style:name="ce744"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start" css3t:text-justify="auto" fo:margin-left="0in" style:writing-mode="page"/>
      <style:map style:condition="is-true-formula(INDIRECT(ADDRESS(19;COLUMN(convertgonogo)+INT((COLUMN()-5)/3)))&gt;0)" style:apply-style-name="ConditionalStyle_5f_1" style:base-cell-address="'My Career'.AH32"/>
    </style:style>
    <style:style style:name="ce745"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start" css3t:text-justify="auto" fo:margin-left="0in" style:writing-mode="page"/>
      <style:map style:condition="is-true-formula(INDIRECT(ADDRESS(19;COLUMN(convertgonogo)+INT((COLUMN()-5)/3)))&gt;0)" style:apply-style-name="ConditionalStyle_5f_1" style:base-cell-address="'My Career'.AH35"/>
    </style:style>
    <style:style style:name="ce746"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AI32"/>
    </style:style>
    <style:style style:name="ce747" style:family="table-cell" style:parent-style-name="Normal_20_3" style:data-style-name="N1">
      <style:table-cell-properties fo:border-bottom="0.74pt solid #339966" fo:background-color="#ccffcc" style:cell-protect="protected" style:print-content="true" style:diagonal-bl-tr="none" style:diagonal-tl-br="none" style:text-align-source="fix" style:repeat-content="false" fo:wrap-option="no-wrap" fo:border-left="0.74pt solid #339966" style:direction="ltr" fo:border-right="1.76pt solid #000000" style:rotation-angle="0" style:rotation-align="none" style:shrink-to-fit="false" fo:border-top="0.74pt solid #339966" style:vertical-align="top" loext:vertical-justify="auto"/>
      <style:paragraph-properties fo:text-align="center" css3t:text-justify="auto" fo:margin-left="0in" style:writing-mode="page"/>
      <style:text-properties style:font-name="Arial" fo:font-size="11pt" style:font-name-asian="Noto Sans CJK SC Regular" style:font-size-asian="11pt" style:font-name-complex="Arial" style:font-size-complex="11pt"/>
      <style:map style:condition="is-true-formula(INDIRECT(ADDRESS(19;COLUMN(convertgonogo)+INT((COLUMN()-5)/3)))&gt;0)" style:apply-style-name="ConditionalStyle_5f_1" style:base-cell-address="'My Career'.J12"/>
    </style:style>
    <style:style style:name="ce748"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AJ32"/>
    </style:style>
    <style:style style:name="ce749"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start" css3t:text-justify="auto" fo:margin-left="0in" style:writing-mode="page"/>
      <style:map style:condition="is-true-formula(INDIRECT(ADDRESS(19;COLUMN(convertgonogo)+INT((COLUMN()-5)/3)))&gt;0)" style:apply-style-name="ConditionalStyle_5f_1" style:base-cell-address="'My Career'.AK32"/>
    </style:style>
    <style:style style:name="ce750"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start" css3t:text-justify="auto" fo:margin-left="0in" style:writing-mode="page"/>
      <style:map style:condition="is-true-formula(INDIRECT(ADDRESS(19;COLUMN(convertgonogo)+INT((COLUMN()-5)/3)))&gt;0)" style:apply-style-name="ConditionalStyle_5f_1" style:base-cell-address="'My Career'.AK35"/>
    </style:style>
    <style:style style:name="ce751"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AL32"/>
    </style:style>
    <style:style style:name="ce752"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My Career'.AM32"/>
    </style:style>
    <style:style style:name="ce753"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text-properties fo:color="#800080" fo:font-size="18pt" style:font-size-asian="18pt" style:font-size-complex="18pt"/>
      <style:map style:condition="is-true-formula(INDIRECT(ADDRESS(19;COLUMN(convertgonogo)+INT((COLUMN()-5)/3)))&gt;0)" style:apply-style-name="ConditionalStyle_5f_1" style:base-cell-address="'Decision Template'.C7"/>
    </style:style>
    <style:style style:name="ce754" style:family="table-cell" style:parent-style-name="Normal_20_3" style:data-style-name="N100">
      <style:table-cell-properties fo:background-color="#fee7d0" style:cell-protect="none" style:print-content="true" style:diagonal-bl-tr="none" style:diagonal-tl-br="none" style:text-align-source="fix" style:repeat-content="false" fo:wrap-option="wrap" fo:border="0.74pt solid #339966" style:direction="ltr" style:rotation-angle="0" style:rotation-align="none" style:shrink-to-fit="false" style:vertical-align="top" loext:vertical-justify="auto"/>
      <style:paragraph-properties fo:text-align="start" css3t:text-justify="auto" fo:margin-left="0.2252in" style:writing-mode="page"/>
      <style:text-properties fo:color="#999999" style:text-outline="false" style:text-line-through-style="none" style:text-line-through-type="none" style:font-name="Arial" fo:font-size="12pt" fo:language="en" fo:country="US" fo:font-style="normal" fo:text-shadow="none" style:text-underline-style="none" fo:font-weight="bold" style:text-underline-mode="continuous" style:text-overline-mode="continuous" style:text-line-through-mode="continuous" style:font-name-asian="Noto Sans CJK SC Regular"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873"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text-properties fo:color="#000000" style:font-name="Times New Roman" fo:font-size="14pt" fo:font-weight="normal" style:font-name-asian="Microsoft YaHei" style:font-size-asian="14pt" style:font-weight-asian="normal" style:font-name-complex="Lucida Sans" style:font-size-complex="14pt" style:font-weight-complex="normal"/>
      <style:map style:condition="is-true-formula(INDIRECT(ADDRESS(19;COLUMN(convertgonogo)+INT((COLUMN()-5)/3)))&gt;0)" style:apply-style-name="ConditionalStyle_5f_1" style:base-cell-address="'Decision Template'.F7"/>
    </style:style>
    <style:style style:name="ce756" style:family="table-cell" style:parent-style-name="Normal_20_3" style:data-style-name="N1">
      <style:table-cell-properties fo:border-bottom="0.74pt solid #339966" fo:background-color="#ccffcc" style:cell-protect="protected" style:print-content="true" style:diagonal-bl-tr="none" style:diagonal-tl-br="none" style:text-align-source="fix" style:repeat-content="false" fo:wrap-option="no-wrap" fo:border-left="0.74pt solid #339966" style:direction="ltr" fo:border-right="1.76pt solid #000000" style:rotation-angle="0" style:rotation-align="none" style:shrink-to-fit="false" fo:border-top="0.74pt solid #339966" style:vertical-align="middle" loext:vertical-justify="auto"/>
      <style:paragraph-properties fo:text-align="center" css3t:text-justify="auto" fo:margin-left="0in" style:writing-mode="page"/>
      <style:text-properties fo:color="#800000" style:font-name="Arial1" fo:font-size="12pt" fo:font-weight="bold" style:font-size-asian="12pt" style:font-weight-asian="bold" style:font-size-complex="12pt" style:font-weight-complex="bold"/>
      <style:map style:condition="is-true-formula(INDIRECT(ADDRESS(19;COLUMN(convertgonogo)+INT((COLUMN()-5)/3)))&gt;0)" style:apply-style-name="ConditionalStyle_5f_1" style:base-cell-address="'Decision Template'.F28"/>
    </style:style>
    <style:style style:name="ce757" style:family="table-cell" style:parent-style-name="Normal_20_3" style:data-style-name="N10">
      <style:table-cell-properties fo:border-bottom="0.74pt solid #339966" fo:background-color="#ccffcc" style:cell-protect="protected" style:print-content="true" style:diagonal-bl-tr="none" style:diagonal-tl-br="none" style:text-align-source="fix" style:repeat-content="false" fo:wrap-option="no-wrap" fo:border-left="0.74pt solid #339966" style:direction="ltr" fo:border-right="1.76pt solid #000000" style:rotation-angle="0" style:rotation-align="none" style:shrink-to-fit="false" fo:border-top="0.74pt solid #339966" style:vertical-align="middle" loext:vertical-justify="auto"/>
      <style:paragraph-properties fo:text-align="center" css3t:text-justify="auto" fo:margin-left="0in" style:writing-mode="page"/>
      <style:text-properties fo:color="#800000" style:font-name="Arial1" fo:font-size="12pt" fo:font-weight="bold" style:font-size-asian="12pt" style:font-weight-asian="bold" style:font-size-complex="12pt" style:font-weight-complex="bold"/>
      <style:map style:condition="is-true-formula(INDIRECT(ADDRESS(19;COLUMN(convertgonogo)+INT((COLUMN()-5)/3)))&gt;0)" style:apply-style-name="ConditionalStyle_5f_1" style:base-cell-address="'Decision Template'.F28"/>
    </style:style>
    <style:style style:name="ce876" style:family="table-cell" style:parent-style-name="Normal_20_3">
      <style:table-cell-properties fo:border-bottom="0.74pt solid #339966" fo:background-color="#ffe5ca" style:cell-protect="protected"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text-properties fo:font-size="13pt" style:font-size-asian="13pt" style:font-size-complex="13pt"/>
      <style:map style:condition="is-true-formula(INDIRECT(ADDRESS(19;COLUMN(convertgonogo)+INT((COLUMN()-5)/3)))&gt;0)" style:apply-style-name="ConditionalStyle_5f_1" style:base-cell-address="'Decision Template'.I7"/>
    </style:style>
    <style:style style:name="ce759"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999999"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60" style:family="table-cell" style:parent-style-name="Normal_20_3">
      <style:table-cell-properties fo:border-bottom="1.76pt solid #000000" fo:background-color="#fee7d0" style:cell-protect="none" style:print-content="true" style:diagonal-bl-tr="none" style:diagonal-tl-br="none" style:text-align-source="fix" style:repeat-content="false" fo:wrap-option="wrap" fo:border-left="1.76pt solid #000000" style:direction="ltr" fo:border-right="none" style:rotation-angle="0" style:rotation-align="none" style:shrink-to-fit="false" fo:border-top="0.74pt solid #339966"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877"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J12"/>
    </style:style>
    <style:style style:name="ce878"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J12"/>
    </style:style>
    <style:style style:name="ce763"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text-properties fo:font-size="11pt" style:font-size-asian="11pt" style:font-size-complex="11pt"/>
      <style:map style:condition="is-true-formula(INDIRECT(ADDRESS(19;COLUMN(convertgonogo)+INT((COLUMN()-5)/3)))&gt;0)" style:apply-style-name="ConditionalStyle_5f_1" style:base-cell-address="'Decision Template'.J12"/>
    </style:style>
    <style:style style:name="ce764"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start" css3t:text-justify="auto" fo:margin-left="0in" style:writing-mode="page"/>
      <style:map style:condition="is-true-formula(INDIRECT(ADDRESS(19;COLUMN(convertgonogo)+INT((COLUMN()-5)/3)))&gt;0)" style:apply-style-name="ConditionalStyle_5f_1" style:base-cell-address="'Decision Template'.J32"/>
    </style:style>
    <style:style style:name="ce765"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start" css3t:text-justify="auto" fo:margin-left="0in" style:writing-mode="page"/>
      <style:text-properties fo:font-size="12pt" style:font-size-asian="12pt" style:font-size-complex="12pt"/>
      <style:map style:condition="is-true-formula(INDIRECT(ADDRESS(19;COLUMN(convertgonogo)+INT((COLUMN()-5)/3)))&gt;0)" style:apply-style-name="ConditionalStyle_5f_1" style:base-cell-address="'Decision Template'.J35"/>
    </style:style>
    <style:style style:name="ce766" style:family="table-cell" style:parent-style-name="Normal_20_3">
      <style:table-cell-properties fo:border-bottom="0.74pt solid #339966" fo:background-color="#ccffcc"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1.76pt solid #000000" style:vertical-align="top" loext:vertical-justify="auto"/>
      <style:paragraph-properties fo:text-align="center" css3t:text-justify="auto" fo:margin-left="0in" style:writing-mode="page"/>
      <style:text-properties fo:color="#999999"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82"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K12"/>
    </style:style>
    <style:style style:name="ce883"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K13"/>
    </style:style>
    <style:style style:name="ce769"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text-properties fo:font-size="11pt" style:font-size-asian="11pt" style:font-size-complex="11pt"/>
      <style:map style:condition="is-true-formula(INDIRECT(ADDRESS(19;COLUMN(convertgonogo)+INT((COLUMN()-5)/3)))&gt;0)" style:apply-style-name="ConditionalStyle_5f_1" style:base-cell-address="'Decision Template'.K13"/>
    </style:style>
    <style:style style:name="ce770"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K32"/>
    </style:style>
    <style:style style:name="ce886"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K47"/>
    </style:style>
    <style:style style:name="ce772"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K49"/>
    </style:style>
    <style:style style:name="ce773"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K50"/>
    </style:style>
    <style:style style:name="ce774"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K51"/>
    </style:style>
    <style:style style:name="ce775"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K52"/>
    </style:style>
    <style:style style:name="ce776"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K53"/>
    </style:style>
    <style:style style:name="ce777"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K54"/>
    </style:style>
    <style:style style:name="ce778"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K55"/>
    </style:style>
    <style:style style:name="ce779"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K56"/>
    </style:style>
    <style:style style:name="ce895"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K57"/>
    </style:style>
    <style:style style:name="ce896" style:family="table-cell" style:parent-style-name="Normal_20_3" style:data-style-name="N1">
      <style:table-cell-properties fo:background-color="#00000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middle" loext:vertical-justify="auto"/>
      <style:paragraph-properties fo:text-align="center" css3t:text-justify="auto" fo:margin-left="0in" style:writing-mode="page"/>
      <style:text-properties fo:color="#000000"/>
      <style:map style:condition="is-true-formula(INDIRECT(ADDRESS(19;COLUMN(convertgonogo)+INT((COLUMN()-5)/3)))&gt;0)" style:apply-style-name="ConditionalStyle_5f_1" style:base-cell-address="'Decision Template'.K58"/>
    </style:style>
    <style:style style:name="ce897" style:family="table-cell" style:parent-style-name="Normal_20_3" style:data-style-name="N1">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K97"/>
    </style:style>
    <style:style style:name="ce898" style:family="table-cell" style:parent-style-name="Normal_20_3" style:data-style-name="N1">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0.06pt solid #000000"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K98"/>
    </style:style>
    <style:style style:name="ce784" style:family="table-cell" style:parent-style-name="Normal_20_3" style:data-style-name="N1">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0.06pt solid #000000"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K99"/>
    </style:style>
    <style:style style:name="ce785" style:family="table-cell" style:parent-style-name="Normal_20_3" style:data-style-name="N1">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0.06pt solid #000000"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K100"/>
    </style:style>
    <style:style style:name="ce786" style:family="table-cell" style:parent-style-name="Normal_20_3" style:data-style-name="N1">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0.06pt solid #000000"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K101"/>
    </style:style>
    <style:style style:name="ce787" style:family="table-cell" style:parent-style-name="Normal_20_3" style:data-style-name="N1">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0.06pt solid #000000"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K102"/>
    </style:style>
    <style:style style:name="ce788" style:family="table-cell" style:parent-style-name="Normal_20_3" style:data-style-name="N1">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0.06pt solid #000000"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K103"/>
    </style:style>
    <style:style style:name="ce789" style:family="table-cell" style:parent-style-name="Normal_20_3" style:data-style-name="N1">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0.06pt solid #000000"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K104"/>
    </style:style>
    <style:style style:name="ce790" style:family="table-cell" style:parent-style-name="Normal_20_3" style:data-style-name="N1">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0.06pt solid #000000"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K105"/>
    </style:style>
    <style:style style:name="ce791" style:family="table-cell" style:parent-style-name="Normal_20_3" style:data-style-name="N1">
      <style:table-cell-properties fo:border-bottom="0.74pt solid #339966" fo:background-color="#fee7d0" style:cell-protect="none" style:print-content="true" style:diagonal-bl-tr="none" style:diagonal-tl-br="none" style:text-align-source="fix" style:repeat-content="false" fo:wrap-option="no-wrap" fo:border-left="0.74pt solid #339966" style:direction="ltr" fo:border-right="0.06pt solid #000000"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K106"/>
    </style:style>
    <style:style style:name="ce792" style:family="table-cell" style:parent-style-name="Normal_20_3">
      <style:table-cell-properties fo:border-bottom="0.74pt solid #339966" fo:background-color="#ccffcc" style:cell-protect="none" style:print-content="tru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top" loext:vertical-justify="auto"/>
      <style:paragraph-properties fo:text-align="center" css3t:text-justify="auto" fo:margin-left="0in" style:writing-mode="page"/>
      <style:text-properties fo:color="#999999"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93" style:family="table-cell" style:parent-style-name="Normal_20_3" style:data-style-name="N1">
      <style:table-cell-properties fo:border-bottom="0.74pt solid #339966" fo:background-color="#ccffcc" style:cell-protect="protected" style:print-content="true" style:diagonal-bl-tr="none" style:diagonal-tl-br="none" style:text-align-source="fix" style:repeat-content="false" fo:wrap-option="no-wrap" fo:border-left="0.74pt solid #339966" style:direction="ltr" fo:border-right="1.76pt solid #000000" style:rotation-angle="0" style:rotation-align="none" style:shrink-to-fit="false" fo:border-top="0.74pt solid #339966" style:vertical-align="top" loext:vertical-justify="auto"/>
      <style:paragraph-properties fo:text-align="center" css3t:text-justify="auto" fo:margin-left="0in" style:writing-mode="page"/>
      <style:text-properties fo:font-size="11pt" style:font-size-asian="11pt" style:font-size-complex="11pt"/>
      <style:map style:condition="is-true-formula(INDIRECT(ADDRESS(19;COLUMN(convertgonogo)+INT((COLUMN()-5)/3)))&gt;0)" style:apply-style-name="ConditionalStyle_5f_1" style:base-cell-address="'Decision Template'.L12"/>
    </style:style>
    <style:style style:name="ce794"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L32"/>
    </style:style>
    <style:style style:name="ce909"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text-properties style:font-name="Arial" style:font-name-asian="Noto Sans CJK SC Regular" style:font-name-complex="Arial"/>
      <style:map style:condition="is-true-formula(INDIRECT(ADDRESS(19;COLUMN(convertgonogo)+INT((COLUMN()-5)/3)))&gt;0)" style:apply-style-name="ConditionalStyle_5f_1" style:base-cell-address="'Decision Template'.M12"/>
    </style:style>
    <style:style style:name="ce910"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J12"/>
    </style:style>
    <style:style style:name="ce797"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start" css3t:text-justify="auto" fo:margin-left="0in" style:writing-mode="page"/>
      <style:map style:condition="is-true-formula(INDIRECT(ADDRESS(19;COLUMN(convertgonogo)+INT((COLUMN()-5)/3)))&gt;0)" style:apply-style-name="ConditionalStyle_5f_1" style:base-cell-address="'Decision Template'.M32"/>
    </style:style>
    <style:style style:name="ce798"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start" css3t:text-justify="auto" fo:margin-left="0in" style:writing-mode="page"/>
      <style:text-properties fo:font-size="12pt" style:font-size-asian="12pt" style:font-size-complex="12pt"/>
      <style:map style:condition="is-true-formula(INDIRECT(ADDRESS(19;COLUMN(convertgonogo)+INT((COLUMN()-5)/3)))&gt;0)" style:apply-style-name="ConditionalStyle_5f_1" style:base-cell-address="'Decision Template'.M35"/>
    </style:style>
    <style:style style:name="ce799"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1.76pt solid #000000" style:vertical-align="top" loext:vertical-justify="auto"/>
      <style:paragraph-properties fo:text-align="center" css3t:text-justify="auto" fo:margin-left="0in" style:writing-mode="page"/>
      <style:text-properties fo:color="#999999"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913"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N12"/>
    </style:style>
    <style:style style:name="ce801"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text-properties fo:font-size="11pt" style:font-size-asian="11pt" style:font-size-complex="11pt"/>
      <style:map style:condition="is-true-formula(INDIRECT(ADDRESS(19;COLUMN(convertgonogo)+INT((COLUMN()-5)/3)))&gt;0)" style:apply-style-name="ConditionalStyle_5f_1" style:base-cell-address="'Decision Template'.N12"/>
    </style:style>
    <style:style style:name="ce802"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N32"/>
    </style:style>
    <style:style style:name="ce803" style:family="table-cell" style:parent-style-name="Normal_20_3" style:data-style-name="N1">
      <style:table-cell-properties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N57"/>
    </style:style>
    <style:style style:name="ce804" style:family="table-cell" style:parent-style-name="Normal_20_3" style:data-style-name="N1">
      <style:table-cell-properties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N58"/>
    </style:style>
    <style:style style:name="ce805" style:family="table-cell" style:parent-style-name="Normal_20_3" style:data-style-name="N1">
      <style:table-cell-properties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N115"/>
    </style:style>
    <style:style style:name="ce806" style:family="table-cell" style:parent-style-name="Normal_20_3" style:data-style-name="N1">
      <style:table-cell-properties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N116"/>
    </style:style>
    <style:style style:name="ce807"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top" loext:vertical-justify="auto"/>
      <style:paragraph-properties fo:text-align="center" css3t:text-justify="auto" fo:margin-left="0in" style:writing-mode="page"/>
      <style:text-properties fo:color="#999999"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08" style:family="table-cell" style:parent-style-name="Normal_20_3" style:data-style-name="N1">
      <style:table-cell-properties fo:border-bottom="0.74pt solid #339966" fo:background-color="#ccffcc" style:cell-protect="protected" style:print-content="true" style:diagonal-bl-tr="none" style:diagonal-tl-br="none" style:text-align-source="fix" style:repeat-content="false" fo:wrap-option="no-wrap" fo:border-left="0.74pt solid #339966" style:direction="ltr" fo:border-right="1.76pt solid #000000" style:rotation-angle="0" style:rotation-align="none" style:shrink-to-fit="false" fo:border-top="0.74pt solid #339966" style:vertical-align="top" loext:vertical-justify="auto"/>
      <style:paragraph-properties fo:text-align="center" css3t:text-justify="auto" fo:margin-left="0in" style:writing-mode="page"/>
      <style:text-properties fo:font-size="11pt" style:font-size-asian="11pt" style:font-size-complex="11pt"/>
      <style:map style:condition="is-true-formula(INDIRECT(ADDRESS(19;COLUMN(convertgonogo)+INT((COLUMN()-5)/3)))&gt;0)" style:apply-style-name="ConditionalStyle_5f_1" style:base-cell-address="'Decision Template'.N12"/>
    </style:style>
    <style:style style:name="ce809"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O32"/>
    </style:style>
    <style:style style:name="ce922"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P12"/>
    </style:style>
    <style:style style:name="ce923"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J12"/>
    </style:style>
    <style:style style:name="ce812"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start" css3t:text-justify="auto" fo:margin-left="0in" style:writing-mode="page"/>
      <style:map style:condition="is-true-formula(INDIRECT(ADDRESS(19;COLUMN(convertgonogo)+INT((COLUMN()-5)/3)))&gt;0)" style:apply-style-name="ConditionalStyle_5f_1" style:base-cell-address="'Decision Template'.P32"/>
    </style:style>
    <style:style style:name="ce813"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start" css3t:text-justify="auto" fo:margin-left="0in" style:writing-mode="page"/>
      <style:text-properties fo:font-size="12pt" style:font-size-asian="12pt" style:font-size-complex="12pt"/>
      <style:map style:condition="is-true-formula(INDIRECT(ADDRESS(19;COLUMN(convertgonogo)+INT((COLUMN()-5)/3)))&gt;0)" style:apply-style-name="ConditionalStyle_5f_1" style:base-cell-address="'Decision Template'.P35"/>
    </style:style>
    <style:style style:name="ce814"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1.76pt solid #000000" style:vertical-align="top" loext:vertical-justify="auto"/>
      <style:paragraph-properties fo:text-align="start" css3t:text-justify="auto" fo:margin-left="0in" style:writing-mode="page"/>
      <style:text-properties fo:color="#999999"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15"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Q12"/>
    </style:style>
    <style:style style:name="ce927"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Q13"/>
    </style:style>
    <style:style style:name="ce817"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text-properties fo:font-size="11pt" style:font-size-asian="11pt" style:font-size-complex="11pt"/>
      <style:map style:condition="is-true-formula(INDIRECT(ADDRESS(19;COLUMN(convertgonogo)+INT((COLUMN()-5)/3)))&gt;0)" style:apply-style-name="ConditionalStyle_5f_1" style:base-cell-address="'Decision Template'.Q12"/>
    </style:style>
    <style:style style:name="ce818"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Q32"/>
    </style:style>
    <style:style style:name="ce819"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top" loext:vertical-justify="auto"/>
      <style:paragraph-properties fo:text-align="start" css3t:text-justify="auto" fo:margin-left="0in" style:writing-mode="page"/>
      <style:text-properties fo:color="#999999"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20" style:family="table-cell" style:parent-style-name="Normal_20_3" style:data-style-name="N1">
      <style:table-cell-properties fo:border-bottom="0.74pt solid #339966" fo:background-color="#ccffcc" style:cell-protect="protected" style:print-content="true" style:diagonal-bl-tr="none" style:diagonal-tl-br="none" style:text-align-source="fix" style:repeat-content="false" fo:wrap-option="no-wrap" fo:border-left="0.74pt solid #339966" style:direction="ltr" fo:border-right="1.76pt solid #000000" style:rotation-angle="0" style:rotation-align="none" style:shrink-to-fit="false" fo:border-top="0.74pt solid #339966" style:vertical-align="top" loext:vertical-justify="auto"/>
      <style:paragraph-properties fo:text-align="center" css3t:text-justify="auto" fo:margin-left="0in" style:writing-mode="page"/>
      <style:text-properties fo:font-size="11pt" style:font-size-asian="11pt" style:font-size-complex="11pt"/>
      <style:map style:condition="is-true-formula(INDIRECT(ADDRESS(19;COLUMN(convertgonogo)+INT((COLUMN()-5)/3)))&gt;0)" style:apply-style-name="ConditionalStyle_5f_1" style:base-cell-address="'Decision Template'.Q12"/>
    </style:style>
    <style:style style:name="ce821"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R32"/>
    </style:style>
    <style:style style:name="ce932"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S12"/>
    </style:style>
    <style:style style:name="ce933"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J12"/>
    </style:style>
    <style:style style:name="ce824"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start" css3t:text-justify="auto" fo:margin-left="0in" style:writing-mode="page"/>
      <style:map style:condition="is-true-formula(INDIRECT(ADDRESS(19;COLUMN(convertgonogo)+INT((COLUMN()-5)/3)))&gt;0)" style:apply-style-name="ConditionalStyle_5f_1" style:base-cell-address="'Decision Template'.S32"/>
    </style:style>
    <style:style style:name="ce825"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start" css3t:text-justify="auto" fo:margin-left="0in" style:writing-mode="page"/>
      <style:map style:condition="is-true-formula(INDIRECT(ADDRESS(19;COLUMN(convertgonogo)+INT((COLUMN()-5)/3)))&gt;0)" style:apply-style-name="ConditionalStyle_5f_1" style:base-cell-address="'Decision Template'.S35"/>
    </style:style>
    <style:style style:name="ce936"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T12"/>
    </style:style>
    <style:style style:name="ce937"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T13"/>
    </style:style>
    <style:style style:name="ce828"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text-properties fo:font-size="11pt" style:font-size-asian="11pt" style:font-size-complex="11pt"/>
      <style:map style:condition="is-true-formula(INDIRECT(ADDRESS(19;COLUMN(convertgonogo)+INT((COLUMN()-5)/3)))&gt;0)" style:apply-style-name="ConditionalStyle_5f_1" style:base-cell-address="'Decision Template'.T13"/>
    </style:style>
    <style:style style:name="ce829"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T32"/>
    </style:style>
    <style:style style:name="ce830" style:family="table-cell" style:parent-style-name="Normal_20_3" style:data-style-name="N1">
      <style:table-cell-properties fo:border-bottom="0.74pt solid #339966" fo:background-color="#ccffcc" style:cell-protect="protected" style:print-content="true" style:diagonal-bl-tr="none" style:diagonal-tl-br="none" style:text-align-source="fix" style:repeat-content="false" fo:wrap-option="no-wrap" fo:border-left="0.74pt solid #339966" style:direction="ltr" fo:border-right="1.76pt solid #000000" style:rotation-angle="0" style:rotation-align="none" style:shrink-to-fit="false" fo:border-top="0.74pt solid #339966" style:vertical-align="top" loext:vertical-justify="auto"/>
      <style:paragraph-properties fo:text-align="center" css3t:text-justify="auto" fo:margin-left="0in" style:writing-mode="page"/>
      <style:text-properties fo:font-size="11pt" style:font-size-asian="11pt" style:font-size-complex="11pt"/>
      <style:map style:condition="is-true-formula(INDIRECT(ADDRESS(19;COLUMN(convertgonogo)+INT((COLUMN()-5)/3)))&gt;0)" style:apply-style-name="ConditionalStyle_5f_1" style:base-cell-address="'Decision Template'.J12"/>
    </style:style>
    <style:style style:name="ce831"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U32"/>
    </style:style>
    <style:style style:name="ce942"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V12"/>
    </style:style>
    <style:style style:name="ce833"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start" css3t:text-justify="auto" fo:margin-left="0in" style:writing-mode="page"/>
      <style:map style:condition="is-true-formula(INDIRECT(ADDRESS(19;COLUMN(convertgonogo)+INT((COLUMN()-5)/3)))&gt;0)" style:apply-style-name="ConditionalStyle_5f_1" style:base-cell-address="'Decision Template'.V32"/>
    </style:style>
    <style:style style:name="ce834"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start" css3t:text-justify="auto" fo:margin-left="0in" style:writing-mode="page"/>
      <style:map style:condition="is-true-formula(INDIRECT(ADDRESS(19;COLUMN(convertgonogo)+INT((COLUMN()-5)/3)))&gt;0)" style:apply-style-name="ConditionalStyle_5f_1" style:base-cell-address="'Decision Template'.V35"/>
    </style:style>
    <style:style style:name="ce835"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V12"/>
    </style:style>
    <style:style style:name="ce836"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text-properties fo:font-size="11pt" style:font-size-asian="11pt" style:font-size-complex="11pt"/>
      <style:map style:condition="is-true-formula(INDIRECT(ADDRESS(19;COLUMN(convertgonogo)+INT((COLUMN()-5)/3)))&gt;0)" style:apply-style-name="ConditionalStyle_5f_1" style:base-cell-address="'Decision Template'.J12"/>
    </style:style>
    <style:style style:name="ce837"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W32"/>
    </style:style>
    <style:style style:name="ce838"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X32"/>
    </style:style>
    <style:style style:name="ce839"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Y12"/>
    </style:style>
    <style:style style:name="ce840"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Y12"/>
    </style:style>
    <style:style style:name="ce951" style:family="table-cell" style:parent-style-name="Normal_20_3" style:data-style-name="N104">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Y12"/>
    </style:style>
    <style:style style:name="ce842"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start" css3t:text-justify="auto" fo:margin-left="0in" style:writing-mode="page"/>
      <style:map style:condition="is-true-formula(INDIRECT(ADDRESS(19;COLUMN(convertgonogo)+INT((COLUMN()-5)/3)))&gt;0)" style:apply-style-name="ConditionalStyle_5f_1" style:base-cell-address="'Decision Template'.Y32"/>
    </style:style>
    <style:style style:name="ce843"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start" css3t:text-justify="auto" fo:margin-left="0in" style:writing-mode="page"/>
      <style:map style:condition="is-true-formula(INDIRECT(ADDRESS(19;COLUMN(convertgonogo)+INT((COLUMN()-5)/3)))&gt;0)" style:apply-style-name="ConditionalStyle_5f_1" style:base-cell-address="'Decision Template'.Y35"/>
    </style:style>
    <style:style style:name="ce844" style:family="table-cell" style:parent-style-name="Normal_20_3" style:data-style-name="N1">
      <style:table-cell-properties fo:background-color="#fee7d0" style:cell-protect="none" style:print-content="true" style:diagonal-bl-tr="none" style:diagonal-tl-br="none" style:text-align-source="fix" style:repeat-content="false" fo:wrap-option="no-wrap" fo:border="0.74pt solid #339966" style:direction="ltr" style:rotation-angle="0" style:rotation-align="none" style:shrink-to-fit="false" style:vertical-align="top"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Y12"/>
    </style:style>
    <style:style style:name="ce845"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Z32"/>
    </style:style>
    <style:style style:name="ce846"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AA32"/>
    </style:style>
    <style:style style:name="ce847"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start" css3t:text-justify="auto" fo:margin-left="0in" style:writing-mode="page"/>
      <style:map style:condition="is-true-formula(INDIRECT(ADDRESS(19;COLUMN(convertgonogo)+INT((COLUMN()-5)/3)))&gt;0)" style:apply-style-name="ConditionalStyle_5f_1" style:base-cell-address="'Decision Template'.AB32"/>
    </style:style>
    <style:style style:name="ce848"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start" css3t:text-justify="auto" fo:margin-left="0in" style:writing-mode="page"/>
      <style:map style:condition="is-true-formula(INDIRECT(ADDRESS(19;COLUMN(convertgonogo)+INT((COLUMN()-5)/3)))&gt;0)" style:apply-style-name="ConditionalStyle_5f_1" style:base-cell-address="'Decision Template'.AB35"/>
    </style:style>
    <style:style style:name="ce849"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AC32"/>
    </style:style>
    <style:style style:name="ce850"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AD32"/>
    </style:style>
    <style:style style:name="ce851"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start" css3t:text-justify="auto" fo:margin-left="0in" style:writing-mode="page"/>
      <style:map style:condition="is-true-formula(INDIRECT(ADDRESS(19;COLUMN(convertgonogo)+INT((COLUMN()-5)/3)))&gt;0)" style:apply-style-name="ConditionalStyle_5f_1" style:base-cell-address="'Decision Template'.AE32"/>
    </style:style>
    <style:style style:name="ce852"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start" css3t:text-justify="auto" fo:margin-left="0in" style:writing-mode="page"/>
      <style:map style:condition="is-true-formula(INDIRECT(ADDRESS(19;COLUMN(convertgonogo)+INT((COLUMN()-5)/3)))&gt;0)" style:apply-style-name="ConditionalStyle_5f_1" style:base-cell-address="'Decision Template'.AE35"/>
    </style:style>
    <style:style style:name="ce853"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AF32"/>
    </style:style>
    <style:style style:name="ce854"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AG32"/>
    </style:style>
    <style:style style:name="ce855"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fo:color="#999999" style:text-outline="false" style:text-line-through-style="none" style:text-line-through-type="none" style:font-name="Arial" fo:font-size="14pt" fo:font-style="normal" fo:text-shadow="none" style:text-underline-style="none" fo:font-weight="bold" style:font-name-asian="Noto Sans CJK SC Regular" style:font-size-asian="14pt" style:font-style-asian="normal" style:font-weight-asian="bold" style:font-name-complex="Arial" style:font-size-complex="14pt" style:font-style-complex="normal" style:font-weight-complex="bold"/>
    </style:style>
    <style:style style:name="ce856"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start" css3t:text-justify="auto" fo:margin-left="0in" style:writing-mode="page"/>
      <style:map style:condition="is-true-formula(INDIRECT(ADDRESS(19;COLUMN(convertgonogo)+INT((COLUMN()-5)/3)))&gt;0)" style:apply-style-name="ConditionalStyle_5f_1" style:base-cell-address="'Decision Template'.AH32"/>
    </style:style>
    <style:style style:name="ce857"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start" css3t:text-justify="auto" fo:margin-left="0in" style:writing-mode="page"/>
      <style:map style:condition="is-true-formula(INDIRECT(ADDRESS(19;COLUMN(convertgonogo)+INT((COLUMN()-5)/3)))&gt;0)" style:apply-style-name="ConditionalStyle_5f_1" style:base-cell-address="'Decision Template'.AH35"/>
    </style:style>
    <style:style style:name="ce858"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AI32"/>
    </style:style>
    <style:style style:name="ce859" style:family="table-cell" style:parent-style-name="Normal_20_3" style:data-style-name="N1">
      <style:table-cell-properties fo:border-bottom="0.74pt solid #339966" fo:background-color="#ccffcc" style:cell-protect="protected" style:print-content="true" style:diagonal-bl-tr="none" style:diagonal-tl-br="none" style:text-align-source="fix" style:repeat-content="false" fo:wrap-option="no-wrap" fo:border-left="0.74pt solid #339966" style:direction="ltr" fo:border-right="1.76pt solid #000000" style:rotation-angle="0" style:rotation-align="none" style:shrink-to-fit="false" fo:border-top="0.74pt solid #339966" style:vertical-align="top" loext:vertical-justify="auto"/>
      <style:paragraph-properties fo:text-align="center" css3t:text-justify="auto" fo:margin-left="0in" style:writing-mode="page"/>
      <style:text-properties style:font-name="Arial" fo:font-size="11pt" style:font-name-asian="Noto Sans CJK SC Regular" style:font-size-asian="11pt" style:font-name-complex="Arial" style:font-size-complex="11pt"/>
      <style:map style:condition="is-true-formula(INDIRECT(ADDRESS(19;COLUMN(convertgonogo)+INT((COLUMN()-5)/3)))&gt;0)" style:apply-style-name="ConditionalStyle_5f_1" style:base-cell-address="'Decision Template'.J12"/>
    </style:style>
    <style:style style:name="ce860"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AJ32"/>
    </style:style>
    <style:style style:name="ce861"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2.01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999999" style:text-outline="false" style:text-line-through-style="none" style:text-line-through-type="none" style:font-name="Arial" fo:font-size="14pt" fo:font-style="normal" fo:text-shadow="none" style:text-underline-style="none" fo:font-weight="bold" style:font-name-asian="Noto Sans CJK SC Regular" style:font-size-asian="14pt" style:font-style-asian="normal" style:font-weight-asian="bold" style:font-name-complex="Arial" style:font-size-complex="14pt" style:font-style-complex="normal" style:font-weight-complex="bold"/>
    </style:style>
    <style:style style:name="ce862"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top" loext:vertical-justify="auto"/>
      <style:paragraph-properties fo:text-align="start" css3t:text-justify="auto" fo:margin-left="0in" style:writing-mode="page"/>
      <style:map style:condition="is-true-formula(INDIRECT(ADDRESS(19;COLUMN(convertgonogo)+INT((COLUMN()-5)/3)))&gt;0)" style:apply-style-name="ConditionalStyle_5f_1" style:base-cell-address="'Decision Template'.AK32"/>
    </style:style>
    <style:style style:name="ce863"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wrap" fo:border-left="1.76pt solid #000000" style:direction="ltr" fo:border-right="0.74pt solid #339966" style:rotation-angle="0" style:rotation-align="none" style:shrink-to-fit="false" fo:border-top="0.74pt solid #339966" style:vertical-align="middle" loext:vertical-justify="auto"/>
      <style:paragraph-properties fo:text-align="start" css3t:text-justify="auto" fo:margin-left="0in" style:writing-mode="page"/>
      <style:map style:condition="is-true-formula(INDIRECT(ADDRESS(19;COLUMN(convertgonogo)+INT((COLUMN()-5)/3)))&gt;0)" style:apply-style-name="ConditionalStyle_5f_1" style:base-cell-address="'Decision Template'.AK35"/>
    </style:style>
    <style:style style:name="ce864"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AL32"/>
    </style:style>
    <style:style style:name="ce865" style:family="table-cell" style:parent-style-name="Normal_20_3">
      <style:table-cell-properties fo:border-bottom="0.74pt solid #339966" fo:background-color="#fee7d0" style:cell-protect="none" style:print-content="true" style:diagonal-bl-tr="none" style:diagonal-tl-br="none" style:text-align-source="fix" style:repeat-content="false" fo:wrap-option="no-wrap" fo:border-left="1.76pt solid #000000" style:direction="ltr" fo:border-right="0.74pt solid #339966" style:rotation-angle="0" style:rotation-align="none" style:shrink-to-fit="false" fo:border-top="0.74pt solid #339966" style:vertical-align="middle" loext:vertical-justify="auto"/>
      <style:paragraph-properties fo:text-align="center" css3t:text-justify="auto" fo:margin-left="0in" style:writing-mode="page"/>
      <style:map style:condition="is-true-formula(INDIRECT(ADDRESS(19;COLUMN(convertgonogo)+INT((COLUMN()-5)/3)))&gt;0)" style:apply-style-name="ConditionalStyle_5f_1" style:base-cell-address="'Decision Template'.AM32"/>
    </style:style>
    <style:style style:name="gr1" style:family="graphic">
      <style:graphic-properties draw:stroke="solid" svg:stroke-width="0.0598in" svg:stroke-color="#ff3333" draw:marker-start-width="0.2598in" draw:marker-end-width="0.2598in" draw:fill="solid" draw:fill-color="#b0fbfc" fo:min-height="4.3102in" fo:padding-top="0.0898in" fo:padding-bottom="0.0701in" fo:padding-left="0.1098in" fo:padding-right="0.0701in"/>
      <style:paragraph-properties style:writing-mode="lr-tb" fo:text-align="center"/>
    </style:style>
    <style:style style:name="gr2" style:family="graphic">
      <style:graphic-properties draw:stroke="solid" svg:stroke-width="0.0201in" svg:stroke-color="#000000" draw:marker-start-width="0.1398in" draw:marker-end-width="0.1398in" draw:fill="solid" draw:fill-color="#eeeeee" fo:min-height="2.7642in" fo:padding-top="0.1098in" fo:padding-bottom="0.1098in" fo:padding-left="0.0898in" fo:padding-right="0.0898in"/>
      <style:paragraph-properties style:writing-mode="lr-tb"/>
    </style:style>
    <style:style style:name="gr3" style:family="graphic">
      <style:graphic-properties draw:stroke="solid" svg:stroke-width="0.0598in" svg:stroke-color="#ff3333" draw:marker-start-width="0.2598in" draw:marker-end-width="0.2598in" draw:fill="solid" draw:fill-color="#b0fbfc" fo:min-height="1.935in" fo:padding-top="0.0898in" fo:padding-bottom="0.0701in" fo:padding-left="0.1098in" fo:padding-right="0.0701in"/>
      <style:paragraph-properties style:writing-mode="lr-tb" fo:text-align="center"/>
    </style:style>
    <style:style style:name="gr4" style:family="graphic">
      <style:graphic-properties draw:stroke="solid" svg:stroke-width="0.0201in" svg:stroke-color="#000000" draw:marker-start-width="0.1398in" draw:marker-end-width="0.1398in" draw:fill="solid" draw:fill-color="#eeeeee" fo:min-height="0.3114in" fo:padding-top="0.1098in" fo:padding-bottom="0.1098in" fo:padding-left="0.0898in" fo:padding-right="0.0898in"/>
      <style:paragraph-properties style:writing-mode="lr-tb"/>
    </style:style>
    <style:style style:name="gr5" style:family="graphic">
      <style:graphic-properties draw:stroke="solid" svg:stroke-width="0.0402in" draw:marker-start-width="0.2004in" draw:marker-end-width="0.2004in" draw:fill="solid" draw:fill-color="#befebe" draw:opacity="100%" draw:textarea-horizontal-align="center" draw:textarea-vertical-align="middle" fo:padding-top="0.0201in" fo:padding-bottom="0.0201in" fo:padding-left="0.0201in" fo:padding-right="0.0201in" draw:shadow-opacity="100%" draw:ole-draw-aspect="1"/>
      <style:paragraph-properties fo:text-align="center"/>
    </style:style>
    <style:style style:name="gr6" style:family="graphic">
      <style:graphic-properties draw:stroke="solid" svg:stroke-width="0.0402in" svg:stroke-color="#660066" draw:marker-start-width="0.2004in" draw:marker-end-width="0.2004in" draw:fill="none" draw:textarea-horizontal-align="center" draw:textarea-vertical-align="middle" fo:padding-top="0.0201in" fo:padding-bottom="0.0201in" fo:padding-left="0.0201in" fo:padding-right="0.0201in" draw:ole-draw-aspect="1"/>
      <style:paragraph-properties fo:text-align="center"/>
    </style:style>
    <style:style style:name="gr7" style:family="graphic">
      <style:graphic-properties draw:marker-start="Arrowheads_20_1" draw:marker-start-width="0.0787in" draw:marker-start-center="false" draw:fill="solid" draw:fill-color="#ffffc0" draw:auto-grow-height="true" draw:auto-grow-width="false" fo:min-height="0.8547in" fo:padding-top="0.0394in" fo:padding-bottom="0.0394in" fo:padding-left="0.0394in" fo:padding-right="0.0394in" draw:shadow="hidden" draw:shadow-offset-x="0.0394in" draw:shadow-offset-y="0.0394in"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Noto Sans CJK SC Regular"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center"/>
    </style:style>
    <style:style style:name="P2" style:family="paragraph">
      <loext:graphic-properties draw:fill="solid" draw:fill-color="#b0fbfc"/>
      <style:paragraph-properties fo:text-align="center"/>
    </style:style>
    <style:style style:name="P3" style:family="paragraph">
      <loext:graphic-properties draw:fill="solid" draw:fill-color="#eeeeee"/>
    </style:style>
    <style:style style:name="P4" style:family="paragraph">
      <loext:graphic-properties draw:fill="solid" draw:fill-color="#befebe" draw:opacity="100%"/>
      <style:paragraph-properties fo:text-align="center"/>
    </style:style>
    <style:style style:name="P5" style:family="paragraph">
      <loext:graphic-properties draw:fill="none"/>
      <style:paragraph-properties fo:text-align="center"/>
    </style:style>
    <style:style style:name="P6" style:family="paragraph">
      <style:paragraph-properties style:text-autospace="none" style:line-break="normal" style:writing-mode="page"/>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Noto Sans CJK SC Regular"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7" style:family="paragraph">
      <loext:graphic-properties draw:fill="solid" draw:fill-color="#ffffc0"/>
      <style:paragraph-properties style:text-autospace="none" style:line-break="normal"/>
      <style:text-properties fo:color="#000000" loext:opacity="100%" loext:color-lum-mod="100%" loext:color-lum-off="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Noto Sans CJK SC Regular"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size="26pt" fo:font-weight="bold" style:font-size-asian="26pt" style:font-weight-asian="bold" style:font-size-complex="26pt" style:font-weight-complex="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color="#000000" loext:opacity="1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Noto Sans CJK SC Regular"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font-name="Arial" fo:font-size="13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Arial" style:font-size-asian="13pt" style:font-size-complex="13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size="12pt" fo:font-weight="bold" style:font-size-asian="12pt" style:font-size-complex="12pt" style:font-weight-asian="bold" style:font-weight-complex="bold"/>
    </style:style>
    <style:style style:name="T7" style:family="text">
      <style:text-properties fo:color="#000000" style:font-name="Arial" fo:font-size="13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Arial" style:font-size-asian="13pt" style:font-size-complex="13pt" style:font-weight-asian="bold" style:font-weight-complex="bold" style:font-style-asian="normal" style:font-style-complex="normal" style:text-emphasize="none" style:font-relief="none" style:text-overline-style="none" style:text-overline-color="font-color"/>
    </style:style>
    <style:style style:name="T8" style:family="text">
      <style:text-properties fo:color="#000000" style:font-name="Arial" fo:font-size="13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Arial" style:font-size-asian="13pt" style:font-size-complex="13pt" style:font-style-asian="normal" style:font-style-complex="normal" style:text-emphasize="none" style:font-relief="none" style:text-overline-style="none" style:text-overline-color="font-color" fo:font-weight="normal" style:font-weight-asian="normal" style:font-weight-complex="normal"/>
    </style:style>
    <style:style style:name="T9" style:family="text">
      <style:text-properties fo:color="#000000" style:font-name="Arial"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weight="bold" style:font-weight-asian="bold" style:font-weight-complex="bold"/>
    </style:style>
    <style:style style:name="T11" style:family="text">
      <style:text-properties fo:color="#000000" style:font-name="Ari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fo:color="#000000" style:font-name="Ari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Arial" style:font-size-asian="11pt" style:font-size-complex="11pt" style:font-style-asian="normal" style:font-style-complex="normal" style:text-emphasize="none" style:font-relief="none" style:text-overline-style="none" style:text-overline-color="font-color" style:font-weight-asian="bold" style:font-weight-complex="bold"/>
    </style:style>
    <style:style style:name="T13" style:family="text">
      <style:text-properties style:font-name-asian="Noto Sans CJK SC Regular" style:font-name-complex="Ari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 select one  --- &quot;;&quot;Single Answer&quot;;&quot;Multi-part Answer&quot;;&quot;Muiltiple Answer&quot;)" table:allow-empty-cell="false" table:display-list="unsorted" table:base-cell-address="'My Career'.E8">
          <table:error-message table:message-type="stop" table:display="true"/>
        </table:content-validation>
        <table:content-validation table:name="val2" table:condition="of:cell-content-is-in-list(&quot;Min&quot;;&quot;Max&quot;)" table:allow-empty-cell="false" table:display-list="unsorted" table:base-cell-address="'Personal Transportation Example'.D21">
          <table:error-message table:message-type="stop" table:display="true"/>
        </table:content-validation>
        <table:content-validation table:name="val3" table:condition="of:cell-content-is-in-list(&quot;Min&quot;;&quot;Max&quot;)" table:allow-empty-cell="false" table:display-list="unsorted" table:base-cell-address="'Personal Transportation Example'.D22">
          <table:error-message table:message-type="stop" table:display="true"/>
        </table:content-validation>
        <table:content-validation table:name="val4" table:base-cell-address="'My Career'.D13">
          <table:error-message table:message-type="stop" table:display="true"/>
        </table:content-validation>
        <table:content-validation table:name="val5" table:condition="of:cell-content-is-whole-number() and cell-content-is-between(0,5)" table:allow-empty-cell="true" table:base-cell-address="'My Career'.I12">
          <table:error-message table:message-type="stop" table:display="true"/>
        </table:content-validation>
        <table:content-validation table:name="val6" table:condition="of:cell-content-is-whole-number() and cell-content-is-between(0,10)" table:allow-empty-cell="true" table:base-cell-address="'My Career'.AL12">
          <table:error-message table:message-type="stop" table:display="true"/>
        </table:content-validation>
      </table:content-validations>
      <table:table table:name="Instructions" table:style-name="ta1">
        <office:forms form:automatic-focus="false" form:apply-design-mode="false"/>
        <table:shapes>
          <draw:frame draw:z-index="0" draw:style-name="gr1" draw:text-style-name="P2" svg:width="5.9677in" svg:height="4.4701in" svg:x="8.3425in" svg:y="0.2768in">
            <draw:text-box>
              <text:p text:style-name="P1"><text:span text:style-name="T1">For this tool to work, Macros must be enabled. </text:span></text:p>
              <text:p text:style-name="P1"><text:span text:style-name="T2">(set Tools/Options/LibreOffice/Security/Macro Security/Medium)</text:span></text:p>
              <text:p text:style-name="P1"><text:span text:style-name="T1"/></text:p>
              <text:p text:style-name="P1"><text:span text:style-name="T1">If you copy a sheet, the doubleClick macro must be assigned to the ‘Double Click’ event for the sheet and the cellChange macro must be assigned to the ‘Cell Change’ event</text:span><text:span text:style-name="T1"><text:line-break/></text:span><text:span text:style-name="T3">(right click the new sheet tab, click “Sheet Events”)</text:span><text:span text:style-name="T1"> </text:span></text:p>
            </draw:text-box>
          </draw:frame>
          <draw:frame draw:z-index="1" draw:style-name="gr2" draw:text-style-name="P3" svg:width="4.8969in" svg:height="2.9839in" svg:x="8.4535in" svg:y="6.8492in">
            <draw:text-box>
              <text:p>Developed by Bruce Lerner.</text:p>
              <text:p/>
              <text:p>Copyright 2018 <text:s/>Bruce Lerner</text:p>
              <text:p/>
              <text:p>Licensed under the Apache License, Version 2.0 (the "License");</text:p>
              <text:p>you may not use this file except in compliance with the License.</text:p>
              <text:p>You may obtain a copy of the License at</text:p>
              <text:p/>
              <text:p><text:s text:c="4"/><text:a xlink:href="http://www.apache.org/licenses/LICENSE-2.0" xlink:type="simple">http://www.apache.org/licenses/LICENSE-2.0</text:a><text:s/></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draw:text-box>
          </draw:frame>
          <draw:frame draw:z-index="2" draw:style-name="gr3" draw:text-style-name="P2" svg:width="5.9677in" svg:height="2.0949in" svg:x="14.7606in" svg:y="0.3224in">
            <draw:text-box>
              <text:p text:style-name="P1"><text:span text:style-name="T1">If you need to change a sheet name or just want to look at the details, the Sheet Protection password is ‘Password’</text:span></text:p>
            </draw:text-box>
          </draw:frame>
          <draw:frame draw:z-index="3" draw:style-name="gr4" draw:text-style-name="P3" svg:width="4.8969in" svg:height="0.5311in" svg:x="14.6764in" svg:y="6.828in">
            <draw:text-box>
              <text:p>Support: <text:s/>DecisionNotebook@cdsolns.com</text:p>
            </draw:text-box>
          </draw:frame>
        </table:shapes>
        <table:table-column table:style-name="co1" table:default-cell-style-name="ce1"/>
        <table:table-column table:style-name="co2" table:default-cell-style-name="ce187"/>
        <table:table-column table:style-name="co3" table:default-cell-style-name="ce9"/>
        <table:table-column table:style-name="co4" table:default-cell-style-name="ce1"/>
        <table:table-column table:style-name="co5" table:number-columns-repeated="1020" table:default-cell-style-name="ce1"/>
        <table:table-row table:style-name="ro1">
          <table:table-cell/>
          <table:table-cell table:style-name="ce2"/>
          <table:table-cell table:style-name="ce4"/>
          <table:table-cell table:number-columns-repeated="1021"/>
        </table:table-row>
        <table:table-row table:style-name="ro2">
          <table:table-cell/>
          <table:table-cell table:style-name="ce7" office:value-type="string" calcext:value-type="string">
            <text:p>Color coding</text:p>
          </table:table-cell>
          <table:table-cell table:style-name="ce11" office:value-type="string" calcext:value-type="string">
            <text:p>Cells filled with this color are data entry cells ==&gt;</text:p>
            <text:p/>
          </table:table-cell>
          <table:table-cell table:style-name="ce231"/>
          <table:table-cell table:number-columns-repeated="1020"/>
        </table:table-row>
        <table:table-row table:style-name="ro3">
          <table:table-cell/>
          <table:table-cell table:style-name="ce7"/>
          <table:table-cell table:style-name="ce11" office:value-type="string" calcext:value-type="string">
            <text:p>Cells filled with this color are calculated cells ==&gt; </text:p>
            <text:p/>
          </table:table-cell>
          <table:table-cell table:style-name="ce234"/>
          <table:table-cell table:number-columns-repeated="1020"/>
        </table:table-row>
        <table:table-row table:style-name="ro4">
          <table:table-cell/>
          <table:table-cell table:style-name="ce7" office:value-type="string" calcext:value-type="string">
            <text:p>Decision </text:p>
            <text:p>Set-up</text:p>
          </table:table-cell>
          <table:table-cell table:style-name="ce11" office:value-type="string" calcext:value-type="string">
            <text:p/>
            <text:p>  1. Give the decision a name and a description to provide some context.</text:p>
            <text:p>  2. Select the type of decision to help guide expectation of the type of</text:p>
            <text:p>      Outcome: </text:p>
            <text:p>         - Single:  you expect to select one Alternative</text:p>
            <text:p>         - Multi-part:  </text:p>
            <text:p><text:span text:style-name="T5">         - Multiple: More than one Alternative is needed to satisfy the Criteria </text:span></text:p>
            <text:p/>
          </table:table-cell>
          <table:table-cell table:number-columns-repeated="1021"/>
        </table:table-row>
        <table:table-row table:style-name="ro4">
          <table:table-cell/>
          <table:table-cell table:style-name="ce7"/>
          <table:table-cell table:style-name="ce11" office:value-type="string" calcext:value-type="string">
            <text:p><text:span text:style-name="T5">For each criteria, enter:</text:span></text:p>
            <text:p><text:span text:style-name="T5">  1. Name/Short Description</text:span></text:p>
            <text:p><text:span text:style-name="T5">  2. Whether its value should be maximized or minimized</text:span></text:p>
            <text:p><text:span text:style-name="T5">  3. The threshold value for which an alternative is minimally</text:span></text:p>
            <text:p><text:span text:style-name="T5">      Acceptable</text:span></text:p>
            <text:p><text:span text:style-name="T5">  4. The objective value for which an alternative is desired</text:span></text:p>
            <text:p><text:span text:style-name="T5">  5. The weight (importance) of this criteria on a scale of 1-10 </text:span></text:p>
          </table:table-cell>
          <table:table-cell table:number-columns-repeated="1021"/>
        </table:table-row>
        <table:table-row table:style-name="ro5">
          <table:table-cell/>
          <table:table-cell table:style-name="ce7"/>
          <table:table-cell table:style-name="ce11" office:value-type="string" calcext:value-type="string">
            <text:p>For each alternative, enter:</text:p>
            <text:p>  1. Name/Short Description</text:p>
            <text:p>  2. Description</text:p>
            <text:p>  </text:p>
          </table:table-cell>
          <table:table-cell table:number-columns-repeated="1021"/>
        </table:table-row>
        <table:table-row table:style-name="ro6">
          <table:table-cell/>
          <table:table-cell table:style-name="ce7" office:value-type="string" calcext:value-type="string">
            <text:p>Decision Evaluation</text:p>
          </table:table-cell>
          <table:table-cell table:style-name="ce11" office:value-type="string" calcext:value-type="string">
            <text:p>For each alternative/criteria pair, enter:</text:p>
            <text:p>  1. Score (0-10) representing how well this alternative satisfies the criteria </text:p>
            <text:p>      [<text:span text:style-name="T6"> 0 indicates that the alternative does not meet the threshold </text:span>]</text:p>
            <text:p>  2. Justification for this score</text:p>
            <text:p> </text:p>
          </table:table-cell>
          <table:table-cell table:number-columns-repeated="1021"/>
        </table:table-row>
        <table:table-row table:style-name="ro7">
          <table:table-cell/>
          <table:table-cell table:style-name="ce7" office:value-type="string" calcext:value-type="string">
            <text:p>Decision Analysis</text:p>
          </table:table-cell>
          <table:table-cell table:style-name="ce12" office:value-type="string" calcext:value-type="string">
            <text:p>1. Total weighted scores are calculated for each alternative</text:p>
            <text:p>     below the decision matrix and is an indicator of the</text:p>
            <text:p>     alternative’s overall fulfillment of the criteria set</text:p>
            <text:p>2. The radar chart can be used to compare the alternatives</text:p>
            <text:p>     to the threshold, objective and other alternatives. The</text:p>
            <text:p>     display of each alternative, the threshold and the objective</text:p>
            <text:p>     can be controlled by double-clicking on the “Display Radar” row.</text:p>
            <text:p>3. The tornado chart can be used to compare two alternatives at a time.</text:p>
            <text:p>     Double-click in the “Display Tornado” row to select alternatives. The</text:p>
            <text:p>     tornado ‘bars’ indicate which alternative better satisfies a criteria and by</text:p>
            <text:p>     How much.</text:p>
            <text:p/>
          </table:table-cell>
          <table:table-cell table:number-columns-repeated="1021"/>
        </table:table-row>
        <table:table-row table:style-name="ro8">
          <table:table-cell/>
          <table:table-cell table:style-name="ce7" office:value-type="string" calcext:value-type="string">
            <text:p>Alternative Selection</text:p>
          </table:table-cell>
          <table:table-cell table:style-name="ce11" office:value-type="string" calcext:value-type="string">
            <text:p>The ‘result’ of the scoring is displayed as a total weighted score below each alternative. The percentage shows the penetration of the alternative against a ‘perfect’ (10) score for each criteria. The value for the maximum weighted score and penetration are displayed below the Min/Max column.</text:p>
          </table:table-cell>
          <table:table-cell table:number-columns-repeated="1021"/>
        </table:table-row>
        <table:table-row table:style-name="ro8">
          <table:table-cell/>
          <table:table-cell table:style-name="ce7"/>
          <table:table-cell table:style-name="ce11" office:value-type="string" calcext:value-type="string">
            <text:p><text:span text:style-name="T7">Remember</text:span><text:span text:style-name="T8">: The numbers may not capture the whole story. They provide guidance guidance but other factors may need to be considered or added as criteria. If the “answer” doesn’t ‘feel’ right, other factors may need to be taken into account</text:span></text:p>
          </table:table-cell>
          <table:table-cell table:number-columns-repeated="1021"/>
        </table:table-row>
        <table:table-row table:style-name="ro9">
          <table:table-cell/>
          <table:table-cell table:style-name="ce7" office:value-type="string" calcext:value-type="string">
            <text:p>Risk Section</text:p>
          </table:table-cell>
          <table:table-cell table:style-name="ce11" office:value-type="string" calcext:value-type="string">
            <text:p><text:span text:style-name="T9">Once one or the top couple/few alternatives have been determined, the risk(s) of using an alternative</text:span> should be captured and assessed.</text:p>
            <text:p>  1. Describe the risk</text:p>
            <text:p>  2. Assess and capture the probability of the risk happening</text:p>
            <text:p>      And it’s consequence. (1-10 is a useful scale)</text:p>
            <text:p>  3. Capture why an alternative was accepted or rejected.</text:p>
          </table:table-cell>
          <table:table-cell table:number-columns-repeated="1021"/>
        </table:table-row>
        <table:table-row table:style-name="ro10">
          <table:table-cell/>
          <table:table-cell table:style-name="ce7" office:value-type="string" calcext:value-type="string">
            <text:p>Charts</text:p>
          </table:table-cell>
          <table:table-cell table:style-name="ce15" office:value-type="string" calcext:value-type="string">
            <text:p><text:span text:style-name="T10">Spider Chart</text:span></text:p>
            <text:p>The Spider chart allows you to visually compare a how a set of the alternatives ‘cover’ the criteria. </text:p>
          </table:table-cell>
          <table:table-cell table:number-columns-repeated="1021"/>
        </table:table-row>
        <table:table-row table:style-name="ro11">
          <table:table-cell table:number-columns-repeated="2"/>
          <table:table-cell table:style-name="ce15" office:value-type="string" calcext:value-type="string">
            <text:p><text:span text:style-name="T10">Tornado Chart</text:span></text:p>
            <text:p>The Tornado chart compares two alternatives showing the criteria for which one alternative has a better weighted score than the other and the criteria for which the weighted scores are the same.</text:p>
          </table:table-cell>
          <table:table-cell table:number-columns-repeated="1021"/>
        </table:table-row>
        <table:table-row table:style-name="ro12" table:number-rows-repeated="1048562">
          <table:table-cell table:number-columns-repeated="1024"/>
        </table:table-row>
        <table:table-row table:style-name="ro12">
          <table:table-cell table:number-columns-repeated="1024"/>
        </table:table-row>
        <calcext:conditional-formats>
          <calcext:conditional-format calcext:target-range-address="Instructions.D2:Instructions.D2">
            <calcext:condition calcext:apply-style-name="ConditionalStyle_1" calcext:value="formula-is(INDIRECT(ADDRESS(19;COLUMN(convertgonogo)+INT((COLUMN()-5)/3)))&gt;0)" calcext:base-cell-address="Instructions.D2"/>
          </calcext:conditional-format>
          <calcext:conditional-format calcext:target-range-address="Instructions.D3:Instructions.D3">
            <calcext:condition calcext:apply-style-name="ConditionalStyle_1" calcext:value="formula-is(INDIRECT(ADDRESS(19;COLUMN(convertgonogo)+INT((COLUMN()-5)/3)))&gt;0)" calcext:base-cell-address="Instructions.D3"/>
          </calcext:conditional-format>
        </calcext:conditional-formats>
      </table:table>
      <table:table table:name="Personal Transportation Example" table:style-name="ta2" table:protected="true" table:protection-key="YZsQqRsRqpog23rjWtJyohJLT40=" table:protection-key-digest-algorithm="http://www.w3.org/2000/09/xmldsig#sha1">
        <loext:table-protection loext:select-protected-cells="true" loext:select-unprotected-cells="true"/>
        <officeooo:event-listeners>
          <script:event-listener script:language="ooo:script" script:event-name="office:dblclick" xlink:href="vnd.sun.star.script:Standard.DMCharts.doubleClick?language=Basic&amp;location=document" xlink:type="simple"/>
          <script:event-listener script:language="ooo:script" script:event-name="office:content-changed" xlink:href="vnd.sun.star.script:Standard.DMCharts.cellChange?language=Basic&amp;location=document" xlink:type="simple"/>
        </officeooo:event-listeners>
        <table:table-column table:style-name="co6" table:default-cell-style-name="ce184"/>
        <table:table-column table:style-name="co7" table:visibility="collapse" table:default-cell-style-name="ce184"/>
        <table:table-column table:style-name="co8" table:visibility="collapse" table:default-cell-style-name="ce184"/>
        <table:table-column table:style-name="co9" table:default-cell-style-name="ce184"/>
        <table:table-column table:style-name="co10" table:default-cell-style-name="ce184"/>
        <table:table-column table:style-name="co11" table:default-cell-style-name="ce268"/>
        <table:table-column table:style-name="co12" table:number-columns-repeated="2" table:default-cell-style-name="ce268"/>
        <table:table-column table:style-name="co11" table:default-cell-style-name="ce268"/>
        <table:table-column table:style-name="co13" table:default-cell-style-name="ce184"/>
        <table:table-column table:style-name="co14" table:default-cell-style-name="ce268"/>
        <table:table-column table:style-name="co15" table:default-cell-style-name="ce268"/>
        <table:table-column table:style-name="co13" table:default-cell-style-name="ce184"/>
        <table:table-column table:style-name="co15" table:number-columns-repeated="2" table:default-cell-style-name="ce268"/>
        <table:table-column table:style-name="co13" table:default-cell-style-name="ce184"/>
        <table:table-column table:style-name="co15" table:default-cell-style-name="ce184"/>
        <table:table-column table:style-name="co16" table:default-cell-style-name="ce184"/>
        <table:table-column table:style-name="co17" table:default-cell-style-name="ce184"/>
        <table:table-column table:style-name="co16" table:number-columns-repeated="2" table:default-cell-style-name="ce268"/>
        <table:table-column table:style-name="co17" table:default-cell-style-name="ce184"/>
        <table:table-column table:style-name="co16" table:number-columns-repeated="2" table:default-cell-style-name="ce268"/>
        <table:table-column table:style-name="co17" table:default-cell-style-name="ce184"/>
        <table:table-column table:style-name="co16" table:number-columns-repeated="2" table:default-cell-style-name="ce268"/>
        <table:table-column table:style-name="co17" table:default-cell-style-name="ce184"/>
        <table:table-column table:style-name="co16" table:number-columns-repeated="2" table:default-cell-style-name="ce268"/>
        <table:table-column table:style-name="co17" table:default-cell-style-name="ce184"/>
        <table:table-column table:style-name="co16" table:number-columns-repeated="2" table:default-cell-style-name="ce268"/>
        <table:table-column table:style-name="co17" table:default-cell-style-name="ce184"/>
        <table:table-column table:style-name="co16" table:number-columns-repeated="2" table:default-cell-style-name="ce268"/>
        <table:table-column table:style-name="co17" table:default-cell-style-name="ce184"/>
        <table:table-column table:style-name="co16" table:number-columns-repeated="2" table:default-cell-style-name="ce268"/>
        <table:table-column table:style-name="co18" table:default-cell-style-name="ce184"/>
        <table:table-column table:style-name="co11" table:number-columns-repeated="5" table:default-cell-style-name="ce184"/>
        <table:table-column table:style-name="co6" table:default-cell-style-name="ce184"/>
        <table:table-column table:style-name="co19" table:default-cell-style-name="ce184"/>
        <table:table-column table:style-name="co20" table:default-cell-style-name="ce184"/>
        <table:table-column table:style-name="co21" table:default-cell-style-name="ce184"/>
        <table:table-column table:style-name="co22" table:default-cell-style-name="ce184"/>
        <table:table-column table:style-name="co23" table:default-cell-style-name="ce184"/>
        <table:table-column table:style-name="co24" table:number-columns-repeated="10" table:default-cell-style-name="ce184"/>
        <table:table-column table:style-name="co25" table:default-cell-style-name="ce184"/>
        <table:table-column table:style-name="co26" table:default-cell-style-name="ce184"/>
        <table:table-column table:style-name="co27" table:default-cell-style-name="ce184"/>
        <table:table-column table:style-name="co28" table:default-cell-style-name="ce184"/>
        <table:table-column table:style-name="co11" table:number-columns-repeated="958" table:default-cell-style-name="ce184"/>
        <table:table-column table:style-name="co11" table:default-cell-style-name="Default"/>
        <table:table-row table:style-name="ro13">
          <table:table-cell table:style-name="ce182" office:value-type="string" calcext:value-type="string">
            <text:p>No</text:p>
          </table:table-cell>
          <table:table-cell table:number-columns-repeated="2" table:style-name="ce182" office:value-type="float" office:value="0" calcext:value-type="float">
            <text:p>0</text:p>
          </table:table-cell>
          <table:table-cell table:style-name="ce194"/>
          <table:table-cell table:style-name="ce52"/>
          <table:table-cell table:style-name="ce247" table:number-columns-repeated="4"/>
          <table:table-cell table:style-name="ce195"/>
          <table:table-cell table:style-name="ce247" table:number-columns-repeated="2"/>
          <table:table-cell table:style-name="ce195"/>
          <table:table-cell table:style-name="ce247" table:number-columns-repeated="2"/>
          <table:table-cell table:style-name="ce195" table:number-columns-repeated="4"/>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82" table:number-columns-repeated="3"/>
          <table:table-cell table:number-columns-repeated="982"/>
        </table:table-row>
        <table:table-row table:style-name="ro14" table:visibility="collapse">
          <table:table-cell table:style-name="ce182" office:value-type="string" calcext:value-type="string">
            <text:p>No</text:p>
          </table:table-cell>
          <table:table-cell table:style-name="ce182" table:number-columns-repeated="2"/>
          <table:table-cell table:style-name="ce194"/>
          <table:table-cell table:style-name="ce52"/>
          <table:table-cell table:style-name="ce247" table:number-columns-repeated="4"/>
          <table:table-cell table:style-name="ce195"/>
          <table:table-cell table:style-name="ce247" table:number-columns-repeated="2"/>
          <table:table-cell table:style-name="ce195"/>
          <table:table-cell table:style-name="ce247" table:number-columns-repeated="2"/>
          <table:table-cell table:style-name="ce195" table:number-columns-repeated="4"/>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82" table:number-columns-repeated="3"/>
          <table:table-cell table:number-columns-repeated="982"/>
        </table:table-row>
        <table:table-row table:style-name="ro15" table:visibility="collapse">
          <table:table-cell table:style-name="ce182" office:value-type="string" calcext:value-type="string">
            <text:p>No</text:p>
          </table:table-cell>
          <table:table-cell table:style-name="ce182" table:number-columns-repeated="2"/>
          <table:table-cell table:style-name="ce195"/>
          <table:table-cell table:style-name="ce58"/>
          <table:table-cell table:style-name="ce208" table:number-columns-repeated="3"/>
          <table:table-cell table:style-name="ce247"/>
          <table:table-cell table:style-name="ce195"/>
          <table:table-cell table:style-name="ce247" table:number-columns-repeated="2"/>
          <table:table-cell table:style-name="ce195"/>
          <table:table-cell table:style-name="ce247" table:number-columns-repeated="2"/>
          <table:table-cell table:style-name="ce195" table:number-columns-repeated="4"/>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82" table:number-columns-repeated="3"/>
          <table:table-cell table:number-columns-repeated="982"/>
        </table:table-row>
        <table:table-row table:style-name="ro16" table:visibility="collapse">
          <table:table-cell table:style-name="ce182" office:value-type="string" calcext:value-type="string">
            <text:p>No</text:p>
          </table:table-cell>
          <table:table-cell table:style-name="ce182" table:number-columns-repeated="2"/>
          <table:table-cell table:style-name="ce195" table:number-columns-repeated="2"/>
          <table:table-cell table:style-name="ce247" table:number-columns-repeated="3"/>
          <table:table-cell table:style-name="ce277" table:number-columns-repeated="11"/>
          <table:table-cell table:style-name="ce247" table:number-columns-repeated="2"/>
          <table:table-cell table:style-name="ce277"/>
          <table:table-cell table:style-name="ce247" table:number-columns-repeated="2"/>
          <table:table-cell table:style-name="ce277" table:number-columns-repeated="6"/>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82" table:number-columns-repeated="3"/>
          <table:table-cell table:number-columns-repeated="982"/>
        </table:table-row>
        <table:table-row table:style-name="ro16" table:visibility="collapse">
          <table:table-cell table:style-name="ce182" office:value-type="string" calcext:value-type="string">
            <text:p>No</text:p>
          </table:table-cell>
          <table:table-cell table:style-name="ce182" table:number-columns-repeated="2"/>
          <table:table-cell table:style-name="ce195"/>
          <table:table-cell table:style-name="ce208" table:number-columns-repeated="4"/>
          <table:table-cell table:style-name="ce278"/>
          <table:table-cell table:style-name="ce291" office:value-type="string" calcext:value-type="string" table:number-columns-spanned="3" table:number-rows-spanned="1">
            <text:p>Alternative 1 </text:p>
          </table:table-cell>
          <table:covered-table-cell table:number-columns-repeated="2" table:style-name="ce303"/>
          <table:table-cell table:style-name="ce291" office:value-type="string" calcext:value-type="string" table:number-columns-spanned="3" table:number-rows-spanned="1">
            <text:p>Alternative 2</text:p>
          </table:table-cell>
          <table:covered-table-cell table:number-columns-repeated="2" table:style-name="ce303"/>
          <table:table-cell table:style-name="ce291" office:value-type="string" calcext:value-type="string" table:number-columns-spanned="3" table:number-rows-spanned="1">
            <text:p>Alternative 3</text:p>
          </table:table-cell>
          <table:covered-table-cell table:number-columns-repeated="2" table:style-name="ce303"/>
          <table:table-cell table:style-name="ce291" office:value-type="string" calcext:value-type="string" table:number-columns-spanned="3" table:number-rows-spanned="1">
            <text:p>Alternative 4</text:p>
          </table:table-cell>
          <table:covered-table-cell table:number-columns-repeated="2" table:style-name="ce303"/>
          <table:table-cell table:style-name="ce291" office:value-type="string" calcext:value-type="string" table:number-columns-spanned="3" table:number-rows-spanned="1">
            <text:p>Alternative 5</text:p>
          </table:table-cell>
          <table:covered-table-cell table:number-columns-repeated="2" table:style-name="ce303"/>
          <table:table-cell table:style-name="ce291" office:value-type="string" calcext:value-type="string" table:number-columns-spanned="3" table:number-rows-spanned="1">
            <text:p>Alternative 6</text:p>
          </table:table-cell>
          <table:covered-table-cell table:number-columns-repeated="2" table:style-name="ce303"/>
          <table:table-cell table:style-name="ce291" office:value-type="string" calcext:value-type="string" table:number-columns-spanned="3" table:number-rows-spanned="1">
            <text:p>Alternative 7</text:p>
          </table:table-cell>
          <table:covered-table-cell table:number-columns-repeated="2" table:style-name="ce303"/>
          <table:table-cell table:style-name="ce291" office:value-type="string" calcext:value-type="string" table:number-columns-spanned="3" table:number-rows-spanned="1">
            <text:p>Alternative 8</text:p>
          </table:table-cell>
          <table:covered-table-cell table:number-columns-repeated="2" table:style-name="ce303"/>
          <table:table-cell table:style-name="ce291" office:value-type="string" calcext:value-type="string" table:number-columns-spanned="3" table:number-rows-spanned="1">
            <text:p>Alternative 9</text:p>
          </table:table-cell>
          <table:covered-table-cell table:number-columns-repeated="2" table:style-name="ce303"/>
          <table:table-cell table:style-name="ce291" office:value-type="string" calcext:value-type="string" table:number-columns-spanned="3" table:number-rows-spanned="1">
            <text:p>Alternative 10</text:p>
          </table:table-cell>
          <table:covered-table-cell table:number-columns-repeated="2" table:style-name="ce303"/>
          <table:table-cell table:style-name="ce182" table:number-columns-repeated="3"/>
          <table:table-cell table:number-columns-repeated="982"/>
        </table:table-row>
        <table:table-row table:style-name="ro16">
          <table:table-cell table:style-name="ce16" office:value-type="string" calcext:value-type="string">
            <text:p>No</text:p>
          </table:table-cell>
          <table:table-cell table:style-name="ce16" table:number-columns-repeated="2"/>
          <table:table-cell table:style-name="ce31"/>
          <table:table-cell table:style-name="ce45"/>
          <table:table-cell table:style-name="ce56" table:number-columns-repeated="3"/>
          <table:table-cell table:style-name="ce93"/>
          <table:table-cell table:style-name="ce181" office:value-type="string" calcext:value-type="string" table:number-columns-spanned="3" table:number-rows-spanned="1">
            <text:p>Bus</text:p>
          </table:table-cell>
          <table:covered-table-cell table:style-name="ce216"/>
          <table:covered-table-cell table:style-name="ce306"/>
          <table:table-cell table:style-name="ce181" office:value-type="string" calcext:value-type="string" table:number-columns-spanned="3" table:number-rows-spanned="1">
            <text:p>Uber / Lyft</text:p>
          </table:table-cell>
          <table:covered-table-cell table:style-name="ce345"/>
          <table:covered-table-cell table:style-name="ce365"/>
          <table:table-cell table:style-name="ce371" office:value-type="string" calcext:value-type="string" table:number-columns-spanned="3" table:number-rows-spanned="1">
            <text:p>Car Pool</text:p>
          </table:table-cell>
          <table:covered-table-cell table:style-name="ce375"/>
          <table:covered-table-cell table:style-name="ce386"/>
          <table:table-cell table:style-name="ce181" office:value-type="string" calcext:value-type="string" table:number-columns-spanned="3" table:number-rows-spanned="1">
            <text:p>Bicycle</text:p>
          </table:table-cell>
          <table:covered-table-cell table:style-name="ce393"/>
          <table:covered-table-cell table:style-name="ce403"/>
          <table:table-cell table:style-name="ce181" office:value-type="string" calcext:value-type="string" table:number-columns-spanned="3" table:number-rows-spanned="1">
            <text:p>Motorcycle</text:p>
          </table:table-cell>
          <table:covered-table-cell table:style-name="ce393"/>
          <table:covered-table-cell table:style-name="ce403"/>
          <table:table-cell table:style-name="ce181" office:value-type="string" calcext:value-type="string" table:number-columns-spanned="3" table:number-rows-spanned="1">
            <text:p>Compact Car</text:p>
          </table:table-cell>
          <table:covered-table-cell table:style-name="ce393"/>
          <table:covered-table-cell table:style-name="ce403"/>
          <table:table-cell table:style-name="ce181" office:value-type="string" calcext:value-type="string" table:number-columns-spanned="3" table:number-rows-spanned="1">
            <text:p>Alternative 7 Name 1</text:p>
          </table:table-cell>
          <table:covered-table-cell table:style-name="ce393"/>
          <table:covered-table-cell table:style-name="ce403"/>
          <table:table-cell table:style-name="ce181" office:value-type="string" calcext:value-type="string" table:number-columns-spanned="3" table:number-rows-spanned="1">
            <text:p>Alternative 8 Name</text:p>
          </table:table-cell>
          <table:covered-table-cell table:style-name="ce393"/>
          <table:covered-table-cell table:style-name="ce403"/>
          <table:table-cell table:style-name="ce371" office:value-type="string" calcext:value-type="string" table:number-columns-spanned="3" table:number-rows-spanned="1">
            <text:p>Alternative 9 Name</text:p>
          </table:table-cell>
          <table:covered-table-cell table:style-name="ce393"/>
          <table:covered-table-cell table:style-name="ce403"/>
          <table:table-cell table:style-name="ce456" office:value-type="string" calcext:value-type="string" table:number-columns-spanned="3" table:number-rows-spanned="1">
            <text:p>Alternative 10 Name</text:p>
          </table:table-cell>
          <table:covered-table-cell table:style-name="ce393"/>
          <table:covered-table-cell table:style-name="ce403"/>
          <table:table-cell table:style-name="ce411" table:number-columns-repeated="3"/>
          <table:table-cell table:style-name="ce416" table:number-columns-repeated="4"/>
          <table:table-cell table:style-name="ce423" table:number-columns-repeated="16"/>
          <table:table-cell table:style-name="ce416" table:number-columns-repeated="824"/>
          <table:table-cell table:style-name="ce423" table:number-columns-repeated="137"/>
          <table:table-cell/>
        </table:table-row>
        <table:table-row table:style-name="ro17">
          <table:table-cell table:style-name="ce182" office:value-type="string" calcext:value-type="string">
            <text:p>No</text:p>
          </table:table-cell>
          <table:table-cell table:style-name="ce182"/>
          <table:table-cell table:style-name="ce27" office:value-type="string" calcext:value-type="string" table:number-columns-spanned="3" table:number-rows-spanned="1">
            <text:p>Personal Transportation Example</text:p>
          </table:table-cell>
          <table:covered-table-cell table:number-columns-repeated="2" table:style-name="ce32"/>
          <table:table-cell table:style-name="ce73" office:value-type="string" calcext:value-type="string" table:number-columns-spanned="4" table:number-rows-spanned="1">
            <text:p>What method of transportation will be best for me?</text:p>
          </table:table-cell>
          <table:covered-table-cell table:number-columns-repeated="2" table:style-name="ce124"/>
          <table:covered-table-cell table:style-name="ce139"/>
          <table:table-cell table:style-name="ce183" office:value-type="string" calcext:value-type="string" table:number-columns-spanned="3" table:number-rows-spanned="1">
            <text:p>Bus</text:p>
          </table:table-cell>
          <table:covered-table-cell table:style-name="ce217"/>
          <table:covered-table-cell table:style-name="ce313"/>
          <table:table-cell table:style-name="ce183" office:value-type="string" calcext:value-type="string" table:number-columns-spanned="3" table:number-rows-spanned="1">
            <text:p>Uber / Lyft</text:p>
          </table:table-cell>
          <table:covered-table-cell table:style-name="ce348"/>
          <table:covered-table-cell table:style-name="ce366"/>
          <table:table-cell table:style-name="ce183" office:value-type="string" calcext:value-type="string" table:number-columns-spanned="3" table:number-rows-spanned="1">
            <text:p>Car Pool</text:p>
          </table:table-cell>
          <table:covered-table-cell table:style-name="ce348"/>
          <table:covered-table-cell table:style-name="ce366"/>
          <table:table-cell table:style-name="ce183" office:value-type="string" calcext:value-type="string" table:number-columns-spanned="3" table:number-rows-spanned="1">
            <text:p>Bicycle</text:p>
          </table:table-cell>
          <table:covered-table-cell table:style-name="ce394"/>
          <table:covered-table-cell table:style-name="ce404"/>
          <table:table-cell table:style-name="ce183" office:value-type="string" calcext:value-type="string" table:number-columns-spanned="3" table:number-rows-spanned="1">
            <text:p>Motorcycle</text:p>
          </table:table-cell>
          <table:covered-table-cell table:style-name="ce394"/>
          <table:covered-table-cell table:style-name="ce404"/>
          <table:table-cell table:style-name="ce183" office:value-type="string" calcext:value-type="string" table:number-columns-spanned="3" table:number-rows-spanned="1">
            <text:p>Compact Car</text:p>
          </table:table-cell>
          <table:covered-table-cell table:style-name="ce433"/>
          <table:covered-table-cell table:style-name="ce404"/>
          <table:table-cell table:style-name="ce183" office:value-type="string" calcext:value-type="string" table:number-columns-spanned="3" table:number-rows-spanned="1">
            <text:p>Alternative Description</text:p>
          </table:table-cell>
          <table:covered-table-cell table:style-name="ce394"/>
          <table:covered-table-cell table:style-name="ce404"/>
          <table:table-cell table:style-name="ce183" office:value-type="string" calcext:value-type="string" table:number-columns-spanned="3" table:number-rows-spanned="1">
            <text:p>Alternative Description</text:p>
          </table:table-cell>
          <table:covered-table-cell table:style-name="ce394"/>
          <table:covered-table-cell table:style-name="ce404"/>
          <table:table-cell table:style-name="ce183" office:value-type="string" calcext:value-type="string" table:number-columns-spanned="3" table:number-rows-spanned="1">
            <text:p>Alternative Description</text:p>
          </table:table-cell>
          <table:covered-table-cell table:style-name="ce394"/>
          <table:covered-table-cell table:style-name="ce404"/>
          <table:table-cell table:style-name="ce183" office:value-type="string" calcext:value-type="string" table:number-columns-spanned="3" table:number-rows-spanned="1">
            <text:p>Alternative Description</text:p>
          </table:table-cell>
          <table:covered-table-cell table:style-name="ce394"/>
          <table:covered-table-cell table:style-name="ce404"/>
          <table:table-cell table:style-name="ce468"/>
          <table:table-cell table:style-name="ce469" table:number-columns-repeated="2"/>
          <table:table-cell table:style-name="ce471" table:number-columns-repeated="4"/>
          <table:table-cell table:number-columns-repeated="16"/>
          <table:table-cell table:style-name="ce471" table:number-columns-repeated="824"/>
          <table:table-cell table:number-columns-repeated="138"/>
        </table:table-row>
        <table:table-row table:style-name="ro18">
          <table:table-cell table:style-name="ce182" office:value-type="string" calcext:value-type="string">
            <text:p>No</text:p>
          </table:table-cell>
          <table:table-cell table:style-name="ce182"/>
          <table:table-cell table:style-name="ce26" office:value-type="string" calcext:value-type="string" table:number-columns-spanned="2" table:number-rows-spanned="1">
            <text:p>Decision Class: <text:s/></text:p>
          </table:table-cell>
          <table:covered-table-cell table:style-name="ce38"/>
          <table:table-cell table:style-name="ce59" table:content-validation-name="val1" office:value-type="string" calcext:value-type="string">
            <text:p>--- select one <text:s/>--- </text:p>
          </table:table-cell>
          <table:table-cell table:style-name="ce257" table:number-columns-repeated="3"/>
          <table:table-cell table:style-name="ce54"/>
          <table:table-cell table:style-name="ce67"/>
          <table:table-cell table:style-name="ce79"/>
          <table:table-cell table:style-name="ce317"/>
          <table:table-cell table:style-name="ce97"/>
          <table:table-cell table:style-name="ce104"/>
          <table:table-cell table:style-name="ce399"/>
          <table:table-cell table:style-name="ce97"/>
          <table:table-cell table:style-name="ce122"/>
          <table:table-cell table:style-name="ce399"/>
          <table:table-cell table:style-name="ce97"/>
          <table:table-cell table:style-name="ce104"/>
          <table:table-cell table:style-name="ce399"/>
          <table:table-cell table:style-name="ce97"/>
          <table:table-cell table:style-name="ce104"/>
          <table:table-cell table:style-name="ce399"/>
          <table:table-cell table:style-name="ce97"/>
          <table:table-cell table:style-name="ce104"/>
          <table:table-cell table:style-name="ce399"/>
          <table:table-cell table:style-name="ce97"/>
          <table:table-cell table:style-name="ce104"/>
          <table:table-cell table:style-name="ce399"/>
          <table:table-cell table:style-name="ce97"/>
          <table:table-cell table:style-name="ce104"/>
          <table:table-cell table:style-name="ce399"/>
          <table:table-cell table:style-name="ce97"/>
          <table:table-cell table:style-name="ce104"/>
          <table:table-cell table:style-name="ce399"/>
          <table:table-cell table:style-name="ce97"/>
          <table:table-cell table:style-name="ce104"/>
          <table:table-cell table:style-name="ce399"/>
          <table:table-cell table:style-name="ce182" table:number-columns-repeated="3"/>
          <table:table-cell table:number-columns-repeated="982"/>
        </table:table-row>
        <table:table-row table:style-name="ro18">
          <table:table-cell table:style-name="ce182" office:value-type="string" calcext:value-type="string">
            <text:p>No</text:p>
          </table:table-cell>
          <table:table-cell table:style-name="ce182"/>
          <table:table-cell table:style-name="ce30" office:value-type="string" calcext:value-type="string" table:number-columns-spanned="3" table:number-rows-spanned="1">
            <text:p>Criteria </text:p>
          </table:table-cell>
          <table:covered-table-cell table:style-name="ce33"/>
          <table:covered-table-cell table:style-name="ce30"/>
          <table:table-cell table:style-name="ce30" office:value-type="string" calcext:value-type="string" table:number-columns-spanned="1" table:number-rows-spanned="3">
            <text:p>Min/Max</text:p>
          </table:table-cell>
          <table:table-cell table:style-name="ce30" office:value-type="string" calcext:value-type="string" table:number-columns-spanned="1" table:number-rows-spanned="3">
            <text:p>Threshold</text:p>
          </table:table-cell>
          <table:table-cell table:style-name="ce30" office:value-type="string" calcext:value-type="string" table:number-columns-spanned="1" table:number-rows-spanned="3">
            <text:p>Objective</text:p>
          </table:table-cell>
          <table:table-cell table:style-name="ce282" office:value-type="string" calcext:value-type="string" table:number-columns-spanned="1" table:number-rows-spanned="3">
            <text:p>Weight (1-5)</text:p>
          </table:table-cell>
          <table:table-cell table:style-name="ce295" office:value-type="string" calcext:value-type="string" table:number-columns-spanned="1" table:number-rows-spanned="3">
            <text:p>Estimated Performance</text:p>
            <text:p>Basis of Estimate</text:p>
          </table:table-cell>
          <table:table-cell table:style-name="ce307" office:value-type="string" calcext:value-type="string" table:number-columns-spanned="1" table:number-rows-spanned="3">
            <text:p><text:s text:c="2"/>Score <text:s text:c="3"/>(1-10)</text:p>
          </table:table-cell>
          <table:table-cell table:style-name="ce318" office:value-type="string" calcext:value-type="string" table:number-columns-spanned="1" table:number-rows-spanned="3">
            <text:p>WS</text:p>
          </table:table-cell>
          <table:table-cell table:style-name="ce326" office:value-type="string" calcext:value-type="string" table:number-columns-spanned="1" table:number-rows-spanned="3">
            <text:p><text:span text:style-name="T13">Estimated Performance</text:span></text:p>
            <text:p><text:span text:style-name="T13">Basis of Estimate</text:span></text:p>
          </table:table-cell>
          <table:table-cell table:style-name="ce339" office:value-type="string" calcext:value-type="string" table:number-columns-spanned="1" table:number-rows-spanned="3">
            <text:p><text:s text:c="2"/>Score <text:s text:c="3"/>(1-10)</text:p>
          </table:table-cell>
          <table:table-cell table:style-name="ce400" office:value-type="string" calcext:value-type="string" table:number-columns-spanned="1" table:number-rows-spanned="3">
            <text:p>WS</text:p>
          </table:table-cell>
          <table:table-cell table:style-name="ce326" office:value-type="string" calcext:value-type="string" table:number-columns-spanned="1" table:number-rows-spanned="3">
            <text:p><text:span text:style-name="T13">Estimated Performance</text:span></text:p>
            <text:p><text:span text:style-name="T13">Basis of Estimate</text:span></text:p>
          </table:table-cell>
          <table:table-cell table:style-name="ce409" office:value-type="string" calcext:value-type="string" table:number-columns-spanned="1" table:number-rows-spanned="3">
            <text:p><text:s text:c="2"/>Score <text:s text:c="3"/>(1-10)</text:p>
          </table:table-cell>
          <table:table-cell table:style-name="ce400" office:value-type="string" calcext:value-type="string" table:number-columns-spanned="1" table:number-rows-spanned="3">
            <text:p>WS</text:p>
          </table:table-cell>
          <table:table-cell table:style-name="ce326" office:value-type="string" calcext:value-type="string" table:number-columns-spanned="1" table:number-rows-spanned="3">
            <text:p><text:span text:style-name="T13">Estimated Performance</text:span></text:p>
            <text:p><text:span text:style-name="T13">Basis of Estimate</text:span></text:p>
          </table:table-cell>
          <table:table-cell table:style-name="ce409" office:value-type="string" calcext:value-type="string" table:number-columns-spanned="1" table:number-rows-spanned="3">
            <text:p>Score (1~10)</text:p>
          </table:table-cell>
          <table:table-cell table:style-name="ce400" office:value-type="string" calcext:value-type="string" table:number-columns-spanned="1" table:number-rows-spanned="3">
            <text:p>WS</text:p>
          </table:table-cell>
          <table:table-cell table:style-name="ce326" office:value-type="string" calcext:value-type="string" table:number-columns-spanned="1" table:number-rows-spanned="3">
            <text:p><text:span text:style-name="T13">Estimated Performance</text:span></text:p>
            <text:p><text:span text:style-name="T13">Basis of Estimate</text:span></text:p>
          </table:table-cell>
          <table:table-cell table:style-name="ce409" office:value-type="string" calcext:value-type="string" table:number-columns-spanned="1" table:number-rows-spanned="3">
            <text:p><text:s text:c="2"/>Score <text:s text:c="3"/>(1-10)</text:p>
          </table:table-cell>
          <table:table-cell table:style-name="ce400" office:value-type="string" calcext:value-type="string" table:number-columns-spanned="1" table:number-rows-spanned="3">
            <text:p>WS</text:p>
          </table:table-cell>
          <table:table-cell table:style-name="ce326" office:value-type="string" calcext:value-type="string" table:number-columns-spanned="1" table:number-rows-spanned="3">
            <text:p><text:span text:style-name="T13">Estimated Performance</text:span></text:p>
            <text:p><text:span text:style-name="T13">Basis of Estimate</text:span></text:p>
          </table:table-cell>
          <table:table-cell table:style-name="ce409" office:value-type="string" calcext:value-type="string" table:number-columns-spanned="1" table:number-rows-spanned="3">
            <text:p><text:s text:c="2"/>Score <text:s text:c="3"/>(1-10)</text:p>
          </table:table-cell>
          <table:table-cell table:style-name="ce400" office:value-type="string" calcext:value-type="string" table:number-columns-spanned="1" table:number-rows-spanned="3">
            <text:p>WS</text:p>
          </table:table-cell>
          <table:table-cell table:style-name="ce326" office:value-type="string" calcext:value-type="string" table:number-columns-spanned="1" table:number-rows-spanned="3">
            <text:p><text:span text:style-name="T13">Estimated Performance</text:span></text:p>
            <text:p><text:span text:style-name="T13">Basis of Estimate</text:span></text:p>
          </table:table-cell>
          <table:table-cell table:style-name="ce409" office:value-type="string" calcext:value-type="string" table:number-columns-spanned="1" table:number-rows-spanned="3">
            <text:p><text:s text:c="2"/>Score <text:s text:c="3"/>(1-10)</text:p>
          </table:table-cell>
          <table:table-cell table:style-name="ce400" office:value-type="string" calcext:value-type="string" table:number-columns-spanned="1" table:number-rows-spanned="3">
            <text:p>WS</text:p>
          </table:table-cell>
          <table:table-cell table:style-name="ce326" office:value-type="string" calcext:value-type="string" table:number-columns-spanned="1" table:number-rows-spanned="3">
            <text:p><text:span text:style-name="T13">Estimated Performance</text:span></text:p>
            <text:p><text:span text:style-name="T13">Basis of Estimate</text:span></text:p>
          </table:table-cell>
          <table:table-cell table:style-name="ce409" office:value-type="string" calcext:value-type="string" table:number-columns-spanned="1" table:number-rows-spanned="3">
            <text:p><text:s text:c="2"/>Score <text:s text:c="3"/>(1-10)</text:p>
          </table:table-cell>
          <table:table-cell table:style-name="ce400" office:value-type="string" calcext:value-type="string" table:number-columns-spanned="1" table:number-rows-spanned="3">
            <text:p>WS</text:p>
          </table:table-cell>
          <table:table-cell table:style-name="ce326" office:value-type="string" calcext:value-type="string" table:number-columns-spanned="1" table:number-rows-spanned="3">
            <text:p><text:span text:style-name="T13">Estimated Performance</text:span></text:p>
            <text:p><text:span text:style-name="T13">Basis of Estimate</text:span></text:p>
          </table:table-cell>
          <table:table-cell table:style-name="ce409" office:value-type="string" calcext:value-type="string" table:number-columns-spanned="1" table:number-rows-spanned="3">
            <text:p><text:s text:c="2"/>Score <text:s text:c="3"/>(1-10)</text:p>
          </table:table-cell>
          <table:table-cell table:style-name="ce400" office:value-type="string" calcext:value-type="string" table:number-columns-spanned="1" table:number-rows-spanned="3">
            <text:p>WS</text:p>
          </table:table-cell>
          <table:table-cell table:style-name="ce326" office:value-type="string" calcext:value-type="string" table:number-columns-spanned="1" table:number-rows-spanned="3">
            <text:p><text:span text:style-name="T13">Estimated Performance</text:span></text:p>
            <text:p><text:span text:style-name="T13">Basis of Estimate</text:span></text:p>
          </table:table-cell>
          <table:table-cell table:style-name="ce409" office:value-type="string" calcext:value-type="string" table:number-columns-spanned="1" table:number-rows-spanned="3">
            <text:p><text:s text:c="2"/>Score <text:s text:c="3"/>(1-10)</text:p>
          </table:table-cell>
          <table:table-cell table:style-name="ce400" office:value-type="string" calcext:value-type="string" table:number-columns-spanned="1" table:number-rows-spanned="3">
            <text:p>WS</text:p>
          </table:table-cell>
          <table:table-cell table:style-name="ce182" table:number-columns-repeated="3"/>
          <table:table-cell table:number-columns-repeated="982"/>
        </table:table-row>
        <table:table-row table:style-name="ro12">
          <table:table-cell table:style-name="ce182" office:value-type="string" calcext:value-type="string">
            <text:p>No</text:p>
          </table:table-cell>
          <table:table-cell table:style-name="ce182"/>
          <table:table-cell table:style-name="ce33" table:number-columns-spanned="1" table:number-rows-spanned="2"/>
          <table:table-cell table:style-name="ce33" office:value-type="string" calcext:value-type="string" table:number-columns-spanned="1" table:number-rows-spanned="2">
            <text:p>Name</text:p>
          </table:table-cell>
          <table:table-cell table:style-name="ce33" office:value-type="string" calcext:value-type="string" table:number-columns-spanned="1" table:number-rows-spanned="2">
            <text:p>Description</text:p>
          </table:table-cell>
          <table:covered-table-cell table:number-columns-repeated="3" table:style-name="ce260"/>
          <table:covered-table-cell table:style-name="ce283"/>
          <table:covered-table-cell table:style-name="ce296"/>
          <table:covered-table-cell table:style-name="ce308"/>
          <table:covered-table-cell table:style-name="ce319"/>
          <table:covered-table-cell table:style-name="ce296"/>
          <table:covered-table-cell table:style-name="ce308"/>
          <table:covered-table-cell table:style-name="ce319"/>
          <table:covered-table-cell table:style-name="ce296"/>
          <table:covered-table-cell table:style-name="ce308"/>
          <table:covered-table-cell table:style-name="ce319"/>
          <table:covered-table-cell table:style-name="ce296"/>
          <table:covered-table-cell table:style-name="ce308"/>
          <table:covered-table-cell table:style-name="ce319"/>
          <table:covered-table-cell table:style-name="ce296"/>
          <table:covered-table-cell table:style-name="ce308"/>
          <table:covered-table-cell table:style-name="ce319"/>
          <table:covered-table-cell table:style-name="ce296"/>
          <table:covered-table-cell table:style-name="ce308"/>
          <table:covered-table-cell table:style-name="ce319"/>
          <table:covered-table-cell table:style-name="ce296"/>
          <table:covered-table-cell table:style-name="ce308"/>
          <table:covered-table-cell table:style-name="ce319"/>
          <table:covered-table-cell table:style-name="ce296"/>
          <table:covered-table-cell table:style-name="ce308"/>
          <table:covered-table-cell table:style-name="ce319"/>
          <table:covered-table-cell table:style-name="ce296"/>
          <table:covered-table-cell table:style-name="ce308"/>
          <table:covered-table-cell table:style-name="ce319"/>
          <table:covered-table-cell table:style-name="ce296"/>
          <table:covered-table-cell table:style-name="ce308"/>
          <table:covered-table-cell table:style-name="ce319"/>
          <table:table-cell table:style-name="ce182" table:number-columns-repeated="3"/>
          <table:table-cell table:number-columns-repeated="982"/>
        </table:table-row>
        <table:table-row table:style-name="ro12">
          <table:table-cell table:style-name="ce182" office:value-type="string" calcext:value-type="string">
            <text:p>No</text:p>
          </table:table-cell>
          <table:table-cell table:style-name="ce182"/>
          <table:covered-table-cell table:style-name="ce33"/>
          <table:covered-table-cell table:number-columns-repeated="2" table:style-name="ce199"/>
          <table:covered-table-cell table:number-columns-repeated="3" table:style-name="ce261"/>
          <table:covered-table-cell table:style-name="ce57"/>
          <table:covered-table-cell table:style-name="ce297"/>
          <table:covered-table-cell table:style-name="ce309"/>
          <table:covered-table-cell table:style-name="ce320"/>
          <table:covered-table-cell table:style-name="ce297"/>
          <table:covered-table-cell table:style-name="ce309"/>
          <table:covered-table-cell table:style-name="ce320"/>
          <table:covered-table-cell table:style-name="ce297"/>
          <table:covered-table-cell table:style-name="ce410"/>
          <table:covered-table-cell table:style-name="ce417"/>
          <table:covered-table-cell table:style-name="ce297"/>
          <table:covered-table-cell table:style-name="ce309"/>
          <table:covered-table-cell table:style-name="ce320"/>
          <table:covered-table-cell table:style-name="ce297"/>
          <table:covered-table-cell table:style-name="ce309"/>
          <table:covered-table-cell table:style-name="ce320"/>
          <table:covered-table-cell table:style-name="ce297"/>
          <table:covered-table-cell table:style-name="ce309"/>
          <table:covered-table-cell table:style-name="ce320"/>
          <table:covered-table-cell table:style-name="ce297"/>
          <table:covered-table-cell table:style-name="ce309"/>
          <table:covered-table-cell table:style-name="ce320"/>
          <table:covered-table-cell table:style-name="ce297"/>
          <table:covered-table-cell table:style-name="ce309"/>
          <table:covered-table-cell table:style-name="ce320"/>
          <table:covered-table-cell table:style-name="ce297"/>
          <table:covered-table-cell table:style-name="ce309"/>
          <table:covered-table-cell table:style-name="ce320"/>
          <table:covered-table-cell table:style-name="ce297"/>
          <table:covered-table-cell table:style-name="ce309"/>
          <table:covered-table-cell table:style-name="ce320"/>
          <table:table-cell table:style-name="ce182" table:number-columns-repeated="3"/>
          <table:table-cell table:number-columns-repeated="982"/>
        </table:table-row>
        <table:table-row table:style-name="ro19">
          <table:table-cell table:style-name="ce182" office:value-type="string" calcext:value-type="string">
            <text:p>No</text:p>
          </table:table-cell>
          <table:table-cell table:style-name="ce182"/>
          <table:table-cell table:style-name="ce191" office:value-type="string" calcext:value-type="string">
            <text:p>Criteria 1</text:p>
          </table:table-cell>
          <table:table-cell table:style-name="ce43" office:value-type="string" calcext:value-type="string">
            <text:p>Carry Daily Supplies </text:p>
          </table:table-cell>
          <table:table-cell table:style-name="ce65" office:value-type="string" calcext:value-type="string">
            <text:p>Carry Daily Supplies (lunch, computer, etc.)</text:p>
          </table:table-cell>
          <table:table-cell table:style-name="ce95" table:content-validation-name="val2" office:value-type="string" calcext:value-type="string">
            <text:p>Max</text:p>
          </table:table-cell>
          <table:table-cell table:style-name="ce47" table:content-validation-name="val4" office:value-type="string" calcext:value-type="string">
            <text:p>Briefcase, lunch</text:p>
          </table:table-cell>
          <table:table-cell table:style-name="ce47" table:content-validation-name="val4" office:value-type="string" calcext:value-type="string">
            <text:p>More</text:p>
          </table:table-cell>
          <table:table-cell table:style-name="ce168" table:content-validation-name="val5" office:value-type="float" office:value="5" calcext:value-type="float">
            <text:p>5</text:p>
          </table:table-cell>
          <table:table-cell table:style-name="ce145" office:value-type="string" calcext:value-type="string">
            <text:p>As long as I can carry it</text:p>
          </table:table-cell>
          <table:table-cell table:style-name="ce179" office:value-type="float" office:value="5" calcext:value-type="float">
            <text:p>5</text:p>
          </table:table-cell>
          <table:table-cell table:style-name="ce325" table:formula="of:=IF([.K12]=&quot;&quot;;&quot;&quot;;[.K12]*[.I12])" office:value-type="float" office:value="25" calcext:value-type="float">
            <text:p>25</text:p>
          </table:table-cell>
          <table:table-cell table:style-name="ce335" office:value-type="string" calcext:value-type="string">
            <text:p>As long as I can carry it to the car</text:p>
          </table:table-cell>
          <table:table-cell table:style-name="ce351" office:value-type="float" office:value="7" calcext:value-type="float">
            <text:p>7</text:p>
          </table:table-cell>
          <table:table-cell table:style-name="ce369" table:formula="of:=IF([.N12]=&quot;&quot;;&quot;&quot;;[.N12]*[.I12])" office:value-type="float" office:value="35" calcext:value-type="float">
            <text:p>35</text:p>
          </table:table-cell>
          <table:table-cell table:style-name="ce349" office:value-type="string" calcext:value-type="string">
            <text:p>As long as I can carry it to the car</text:p>
          </table:table-cell>
          <table:table-cell table:style-name="ce359" office:value-type="float" office:value="7" calcext:value-type="float">
            <text:p>7</text:p>
          </table:table-cell>
          <table:table-cell table:style-name="ce388" table:formula="of:=IF([.Q12]=&quot;&quot;;&quot;&quot;;[.Q12]*[.I12])" office:value-type="float" office:value="35" calcext:value-type="float">
            <text:p>35</text:p>
          </table:table-cell>
          <table:table-cell table:style-name="ce377" office:value-type="string" calcext:value-type="string">
            <text:p>If I can carry on my back</text:p>
          </table:table-cell>
          <table:table-cell table:style-name="ce385" office:value-type="float" office:value="5" calcext:value-type="float">
            <text:p>5</text:p>
          </table:table-cell>
          <table:table-cell table:style-name="ce405" table:formula="of:=IF([.T12]=&quot;&quot;;&quot;&quot;;[.T12]*[.I12])" office:value-type="float" office:value="25" calcext:value-type="float">
            <text:p>25</text:p>
          </table:table-cell>
          <table:table-cell table:style-name="ce407" office:value-type="string" calcext:value-type="string">
            <text:p>If it fits on my back or saddle bags</text:p>
          </table:table-cell>
          <table:table-cell table:style-name="ce415" office:value-type="float" office:value="7" calcext:value-type="float">
            <text:p>7</text:p>
          </table:table-cell>
          <table:table-cell table:style-name="ce405" table:formula="of:=IF([.W12]=&quot;&quot;;&quot;&quot;;[.W12]*[.I12])" office:value-type="float" office:value="35" calcext:value-type="float">
            <text:p>35</text:p>
          </table:table-cell>
          <table:table-cell table:style-name="ce441" office:value-type="string" calcext:value-type="string">
            <text:p>More</text:p>
          </table:table-cell>
          <table:table-cell table:style-name="ce434" office:value-type="float" office:value="10" calcext:value-type="float">
            <text:p>10</text:p>
          </table:table-cell>
          <table:table-cell table:style-name="ce405" table:formula="of:=IF([.Z12]=&quot;&quot;;&quot;&quot;;[.Z12]*[.I12])" office:value-type="float" office:value="50" calcext:value-type="float">
            <text:p>50</text:p>
          </table:table-cell>
          <table:table-cell table:style-name="ce197"/>
          <table:table-cell table:style-name="ce419" table:content-validation-name="val6"/>
          <table:table-cell table:style-name="ce405" table:formula="of:=IF([.AC12]=&quot;&quot;;&quot;&quot;;[.AC12]*[.I12])">
            <text:p/>
          </table:table-cell>
          <table:table-cell table:style-name="ce197"/>
          <table:table-cell table:style-name="ce419" table:content-validation-name="val6"/>
          <table:table-cell table:style-name="ce405" table:formula="of:=IF([.AF12]=&quot;&quot;;&quot;&quot;;[.AF12]*[.I12])">
            <text:p/>
          </table:table-cell>
          <table:table-cell table:style-name="ce197"/>
          <table:table-cell table:style-name="ce419" table:content-validation-name="val6"/>
          <table:table-cell table:style-name="ce453" table:formula="of:=IF([.AI12]=&quot;&quot;;&quot;&quot;;[.AI12]*[.I12])">
            <text:p/>
          </table:table-cell>
          <table:table-cell table:style-name="ce197"/>
          <table:table-cell table:style-name="ce419" table:content-validation-name="val6"/>
          <table:table-cell table:style-name="ce453" table:formula="of:=IF([.AL12]=&quot;&quot;;&quot;&quot;;[.AL12]*[.I12])">
            <text:p/>
          </table:table-cell>
          <table:table-cell table:style-name="ce182" table:number-columns-repeated="3"/>
          <table:table-cell table:number-columns-repeated="982"/>
        </table:table-row>
        <table:table-row table:style-name="ro19">
          <table:table-cell table:style-name="ce182" table:number-columns-repeated="2"/>
          <table:table-cell table:style-name="ce191" office:value-type="string" calcext:value-type="string">
            <text:p>Criteria 2</text:p>
          </table:table-cell>
          <table:table-cell table:style-name="ce43" office:value-type="string" calcext:value-type="string">
            <text:p>Reliable</text:p>
          </table:table-cell>
          <table:table-cell table:style-name="ce65" office:value-type="string" calcext:value-type="string">
            <text:p>Consistently hits the expected times</text:p>
          </table:table-cell>
          <table:table-cell table:style-name="ce95" table:content-validation-name="val2" office:value-type="string" calcext:value-type="string">
            <text:p>Max</text:p>
          </table:table-cell>
          <table:table-cell table:style-name="ce47" table:content-validation-name="val4" office:value-type="string" calcext:value-type="string">
            <text:p>Meets est. Time to work Threshold</text:p>
          </table:table-cell>
          <table:table-cell table:style-name="ce47" table:content-validation-name="val4" office:value-type="string" calcext:value-type="string">
            <text:p>Meets est . Time to work Objective</text:p>
          </table:table-cell>
          <table:table-cell table:style-name="ce168" table:content-validation-name="val5" office:value-type="float" office:value="5" calcext:value-type="float">
            <text:p>5</text:p>
          </table:table-cell>
          <table:table-cell table:style-name="ce146" office:value-type="string" calcext:value-type="string">
            <text:p>Variable</text:p>
          </table:table-cell>
          <table:table-cell table:style-name="ce180" office:value-type="float" office:value="3" calcext:value-type="float">
            <text:p>3</text:p>
          </table:table-cell>
          <table:table-cell table:style-name="ce325" table:formula="of:=IF([.K13]=&quot;&quot;;&quot;&quot;;[.K13]*[.I13])" office:value-type="float" office:value="15" calcext:value-type="float">
            <text:p>15</text:p>
          </table:table-cell>
          <table:table-cell table:style-name="ce336" office:value-type="string" calcext:value-type="string">
            <text:p>somewhat variable</text:p>
          </table:table-cell>
          <table:table-cell table:style-name="ce351" office:value-type="float" office:value="5" calcext:value-type="float">
            <text:p>5</text:p>
          </table:table-cell>
          <table:table-cell table:style-name="ce369" table:formula="of:=IF([.N13]=&quot;&quot;;&quot;&quot;;[.N13]*[.I13])" office:value-type="float" office:value="25" calcext:value-type="float">
            <text:p>25</text:p>
          </table:table-cell>
          <table:table-cell table:style-name="ce350" office:value-type="string" calcext:value-type="string">
            <text:p>Pretty good, same goal</text:p>
          </table:table-cell>
          <table:table-cell table:style-name="ce380" office:value-type="float" office:value="7" calcext:value-type="float">
            <text:p>7</text:p>
          </table:table-cell>
          <table:table-cell table:style-name="ce388" table:formula="of:=IF([.Q13]=&quot;&quot;;&quot;&quot;;[.Q13]*[.I13])" office:value-type="float" office:value="35" calcext:value-type="float">
            <text:p>35</text:p>
          </table:table-cell>
          <table:table-cell table:style-name="ce390" office:value-type="string" calcext:value-type="string">
            <text:p>Pretty good</text:p>
          </table:table-cell>
          <table:table-cell table:style-name="ce387" office:value-type="float" office:value="8" calcext:value-type="float">
            <text:p>8</text:p>
          </table:table-cell>
          <table:table-cell table:style-name="ce405" table:formula="of:=IF([.T13]=&quot;&quot;;&quot;&quot;;[.T13]*[.I13])" office:value-type="float" office:value="40" calcext:value-type="float">
            <text:p>40</text:p>
          </table:table-cell>
          <table:table-cell table:style-name="ce407" office:value-type="string" calcext:value-type="string">
            <text:p>Pretty good</text:p>
          </table:table-cell>
          <table:table-cell table:style-name="ce415" office:value-type="float" office:value="8" calcext:value-type="float">
            <text:p>8</text:p>
          </table:table-cell>
          <table:table-cell table:style-name="ce405" table:formula="of:=IF([.W13]=&quot;&quot;;&quot;&quot;;[.W13]*[.I13])" office:value-type="float" office:value="40" calcext:value-type="float">
            <text:p>40</text:p>
          </table:table-cell>
          <table:table-cell table:style-name="ce422" office:value-type="string" calcext:value-type="string">
            <text:p>Pretty good</text:p>
          </table:table-cell>
          <table:table-cell table:style-name="ce434" office:value-type="float" office:value="8" calcext:value-type="float">
            <text:p>8</text:p>
          </table:table-cell>
          <table:table-cell table:style-name="ce405" table:formula="of:=IF([.Z13]=&quot;&quot;;&quot;&quot;;[.Z13]*[.I13])" office:value-type="float" office:value="40" calcext:value-type="float">
            <text:p>40</text:p>
          </table:table-cell>
          <table:table-cell table:style-name="ce197"/>
          <table:table-cell table:style-name="ce419" table:content-validation-name="val6"/>
          <table:table-cell table:style-name="ce405" table:formula="of:=IF([.AC13]=&quot;&quot;;&quot;&quot;;[.AC13]*[.I13])">
            <text:p/>
          </table:table-cell>
          <table:table-cell table:style-name="ce197"/>
          <table:table-cell table:style-name="ce419" table:content-validation-name="val6"/>
          <table:table-cell table:style-name="ce405" table:formula="of:=IF([.AF13]=&quot;&quot;;&quot;&quot;;[.AF13]*[.I13])">
            <text:p/>
          </table:table-cell>
          <table:table-cell table:style-name="ce197"/>
          <table:table-cell table:style-name="ce419" table:content-validation-name="val6"/>
          <table:table-cell table:style-name="ce453" table:formula="of:=IF([.AI13]=&quot;&quot;;&quot;&quot;;[.AI13]*[.I13])">
            <text:p/>
          </table:table-cell>
          <table:table-cell table:style-name="ce197"/>
          <table:table-cell table:style-name="ce419" table:content-validation-name="val6"/>
          <table:table-cell table:style-name="ce453" table:formula="of:=IF([.AL13]=&quot;&quot;;&quot;&quot;;[.AL13]*[.I13])">
            <text:p/>
          </table:table-cell>
          <table:table-cell table:style-name="ce182" table:number-columns-repeated="3"/>
          <table:table-cell table:number-columns-repeated="982"/>
        </table:table-row>
        <table:table-row table:style-name="ro19">
          <table:table-cell table:style-name="ce182" table:number-columns-repeated="2"/>
          <table:table-cell table:style-name="ce191" office:value-type="string" calcext:value-type="string">
            <text:p>Criteria 3</text:p>
          </table:table-cell>
          <table:table-cell table:style-name="ce43" office:value-type="string" calcext:value-type="string">
            <text:p>Time to reach work </text:p>
          </table:table-cell>
          <table:table-cell table:style-name="ce65" office:value-type="string" calcext:value-type="string">
            <text:p>Time to reach work <text:s/>( 9 miles mostly city)</text:p>
          </table:table-cell>
          <table:table-cell table:style-name="ce95" table:content-validation-name="val2" office:value-type="string" calcext:value-type="string">
            <text:p>Min</text:p>
          </table:table-cell>
          <table:table-cell table:style-name="ce47" table:content-validation-name="val4" office:value-type="string" calcext:value-type="string">
            <text:p>60 min</text:p>
          </table:table-cell>
          <table:table-cell table:style-name="ce47" table:content-validation-name="val4" office:value-type="string" calcext:value-type="string">
            <text:p>30 min</text:p>
          </table:table-cell>
          <table:table-cell table:style-name="ce171" table:content-validation-name="val5" office:value-type="float" office:value="5" calcext:value-type="float">
            <text:p>5</text:p>
          </table:table-cell>
          <table:table-cell table:style-name="ce146" office:value-type="string" calcext:value-type="string">
            <text:p>50-60 minutes</text:p>
          </table:table-cell>
          <table:table-cell table:style-name="ce180" office:value-type="float" office:value="1" calcext:value-type="float">
            <text:p>1</text:p>
          </table:table-cell>
          <table:table-cell table:style-name="ce325" table:formula="of:=IF([.K14]=&quot;&quot;;&quot;&quot;;[.K14]*[.I14])" office:value-type="float" office:value="5" calcext:value-type="float">
            <text:p>5</text:p>
          </table:table-cell>
          <table:table-cell table:style-name="ce336" office:value-type="string" calcext:value-type="string">
            <text:p>~30 minutes </text:p>
          </table:table-cell>
          <table:table-cell table:style-name="ce351" office:value-type="float" office:value="10" calcext:value-type="float">
            <text:p>10</text:p>
          </table:table-cell>
          <table:table-cell table:style-name="ce369" table:formula="of:=IF([.N14]=&quot;&quot;;&quot;&quot;;[.N14]*[.I14])" office:value-type="float" office:value="50" calcext:value-type="float">
            <text:p>50</text:p>
          </table:table-cell>
          <table:table-cell table:style-name="ce350" office:value-type="string" calcext:value-type="string">
            <text:p>~40 minutes</text:p>
          </table:table-cell>
          <table:table-cell table:style-name="ce380" office:value-type="float" office:value="6" calcext:value-type="float">
            <text:p>6</text:p>
          </table:table-cell>
          <table:table-cell table:style-name="ce388" table:formula="of:=IF([.Q14]=&quot;&quot;;&quot;&quot;;[.Q14]*[.I14])" office:value-type="float" office:value="30" calcext:value-type="float">
            <text:p>30</text:p>
          </table:table-cell>
          <table:table-cell table:style-name="ce390" office:value-type="string" calcext:value-type="string">
            <text:p>Approx 15 mph w/traffic = 27 minutes</text:p>
          </table:table-cell>
          <table:table-cell table:style-name="ce387" office:value-type="float" office:value="10" calcext:value-type="float">
            <text:p>10</text:p>
          </table:table-cell>
          <table:table-cell table:style-name="ce405" table:formula="of:=IF([.T14]=&quot;&quot;;&quot;&quot;;[.T14]*[.I14])" office:value-type="float" office:value="50" calcext:value-type="float">
            <text:p>50</text:p>
          </table:table-cell>
          <table:table-cell table:style-name="ce407" office:value-type="string" calcext:value-type="string">
            <text:p>22 minutes</text:p>
          </table:table-cell>
          <table:table-cell table:style-name="ce415" office:value-type="float" office:value="10" calcext:value-type="float">
            <text:p>10</text:p>
          </table:table-cell>
          <table:table-cell table:style-name="ce405" table:formula="of:=IF([.W14]=&quot;&quot;;&quot;&quot;;[.W14]*[.I14])" office:value-type="float" office:value="50" calcext:value-type="float">
            <text:p>50</text:p>
          </table:table-cell>
          <table:table-cell table:style-name="ce422" office:value-type="float" office:value="27" calcext:value-type="float">
            <text:p>27</text:p>
          </table:table-cell>
          <table:table-cell table:style-name="ce434" office:value-type="float" office:value="10" calcext:value-type="float">
            <text:p>10</text:p>
          </table:table-cell>
          <table:table-cell table:style-name="ce405" table:formula="of:=IF([.Z14]=&quot;&quot;;&quot;&quot;;[.Z14]*[.I14])" office:value-type="float" office:value="50" calcext:value-type="float">
            <text:p>50</text:p>
          </table:table-cell>
          <table:table-cell table:style-name="ce197"/>
          <table:table-cell table:style-name="ce419" table:content-validation-name="val6"/>
          <table:table-cell table:style-name="ce405" table:formula="of:=IF([.AC14]=&quot;&quot;;&quot;&quot;;[.AC14]*[.I14])">
            <text:p/>
          </table:table-cell>
          <table:table-cell table:style-name="ce197"/>
          <table:table-cell table:style-name="ce419" table:content-validation-name="val6"/>
          <table:table-cell table:style-name="ce405" table:formula="of:=IF([.AF14]=&quot;&quot;;&quot;&quot;;[.AF14]*[.I14])">
            <text:p/>
          </table:table-cell>
          <table:table-cell table:style-name="ce197"/>
          <table:table-cell table:style-name="ce419" table:content-validation-name="val6"/>
          <table:table-cell table:style-name="ce453" table:formula="of:=IF([.AI14]=&quot;&quot;;&quot;&quot;;[.AI14]*[.I14])">
            <text:p/>
          </table:table-cell>
          <table:table-cell table:style-name="ce197"/>
          <table:table-cell table:style-name="ce419" table:content-validation-name="val6"/>
          <table:table-cell table:style-name="ce453" table:formula="of:=IF([.AL14]=&quot;&quot;;&quot;&quot;;[.AL14]*[.I14])">
            <text:p/>
          </table:table-cell>
          <table:table-cell table:style-name="ce182" table:number-columns-repeated="3"/>
          <table:table-cell table:number-columns-repeated="982"/>
        </table:table-row>
        <table:table-row table:style-name="ro19">
          <table:table-cell table:style-name="ce182" table:number-columns-repeated="2"/>
          <table:table-cell table:style-name="ce191" office:value-type="string" calcext:value-type="string">
            <text:p>Criteria 4</text:p>
          </table:table-cell>
          <table:table-cell table:style-name="ce43" office:value-type="string" calcext:value-type="string">
            <text:p>Comfortable</text:p>
          </table:table-cell>
          <table:table-cell table:style-name="ce65" office:value-type="string" calcext:value-type="string">
            <text:p>Comfortable in <text:s/>Weather (temperate w/rain)</text:p>
          </table:table-cell>
          <table:table-cell table:style-name="ce95" table:content-validation-name="val2" office:value-type="string" calcext:value-type="string">
            <text:p>Max</text:p>
          </table:table-cell>
          <table:table-cell table:style-name="ce47" table:content-validation-name="val4" office:value-type="string" calcext:value-type="string">
            <text:p>Stay Dry</text:p>
          </table:table-cell>
          <table:table-cell table:style-name="ce47" table:content-validation-name="val4" office:value-type="string" calcext:value-type="string">
            <text:p>Dry &amp; warm/cool</text:p>
          </table:table-cell>
          <table:table-cell table:style-name="ce168" table:content-validation-name="val5" office:value-type="float" office:value="4" calcext:value-type="float">
            <text:p>4</text:p>
          </table:table-cell>
          <table:table-cell table:style-name="ce146" office:value-type="string" calcext:value-type="string">
            <text:p>With appropriate clothes</text:p>
          </table:table-cell>
          <table:table-cell table:style-name="ce180" office:value-type="float" office:value="7" calcext:value-type="float">
            <text:p>7</text:p>
          </table:table-cell>
          <table:table-cell table:style-name="ce325" table:formula="of:=IF([.K15]=&quot;&quot;;&quot;&quot;;[.K15]*[.I15])" office:value-type="float" office:value="28" calcext:value-type="float">
            <text:p>28</text:p>
          </table:table-cell>
          <table:table-cell table:style-name="ce336" office:value-type="string" calcext:value-type="string">
            <text:p>except from house to car</text:p>
          </table:table-cell>
          <table:table-cell table:style-name="ce351" office:value-type="float" office:value="8" calcext:value-type="float">
            <text:p>8</text:p>
          </table:table-cell>
          <table:table-cell table:style-name="ce369" table:formula="of:=IF([.N15]=&quot;&quot;;&quot;&quot;;[.N15]*[.I15])" office:value-type="float" office:value="32" calcext:value-type="float">
            <text:p>32</text:p>
          </table:table-cell>
          <table:table-cell table:style-name="ce350" office:value-type="string" calcext:value-type="string">
            <text:p>except from house to car</text:p>
          </table:table-cell>
          <table:table-cell table:style-name="ce380" office:value-type="float" office:value="8" calcext:value-type="float">
            <text:p>8</text:p>
          </table:table-cell>
          <table:table-cell table:style-name="ce388" table:formula="of:=IF([.Q15]=&quot;&quot;;&quot;&quot;;[.Q15]*[.I15])" office:value-type="float" office:value="32" calcext:value-type="float">
            <text:p>32</text:p>
          </table:table-cell>
          <table:table-cell table:style-name="ce390" office:value-type="string" calcext:value-type="string">
            <text:p>Direct weather impact</text:p>
          </table:table-cell>
          <table:table-cell table:style-name="ce387" office:value-type="float" office:value="4" calcext:value-type="float">
            <text:p>4</text:p>
          </table:table-cell>
          <table:table-cell table:style-name="ce405" table:formula="of:=IF([.T15]=&quot;&quot;;&quot;&quot;;[.T15]*[.I15])" office:value-type="float" office:value="16" calcext:value-type="float">
            <text:p>16</text:p>
          </table:table-cell>
          <table:table-cell table:style-name="ce407" office:value-type="string" calcext:value-type="string">
            <text:p>Direct weather impact</text:p>
          </table:table-cell>
          <table:table-cell table:style-name="ce415" office:value-type="float" office:value="4" calcext:value-type="float">
            <text:p>4</text:p>
          </table:table-cell>
          <table:table-cell table:style-name="ce405" table:formula="of:=IF([.W15]=&quot;&quot;;&quot;&quot;;[.W15]*[.I15])" office:value-type="float" office:value="16" calcext:value-type="float">
            <text:p>16</text:p>
          </table:table-cell>
          <table:table-cell table:style-name="ce422" office:value-type="string" calcext:value-type="string">
            <text:p>only impact is house to car</text:p>
          </table:table-cell>
          <table:table-cell table:style-name="ce434" office:value-type="float" office:value="8" calcext:value-type="float">
            <text:p>8</text:p>
          </table:table-cell>
          <table:table-cell table:style-name="ce405" table:formula="of:=IF([.Z15]=&quot;&quot;;&quot;&quot;;[.Z15]*[.I15])" office:value-type="float" office:value="32" calcext:value-type="float">
            <text:p>32</text:p>
          </table:table-cell>
          <table:table-cell table:style-name="ce197"/>
          <table:table-cell table:style-name="ce419" table:content-validation-name="val6"/>
          <table:table-cell table:style-name="ce405" table:formula="of:=IF([.AC15]=&quot;&quot;;&quot;&quot;;[.AC15]*[.I15])">
            <text:p/>
          </table:table-cell>
          <table:table-cell table:style-name="ce197"/>
          <table:table-cell table:style-name="ce419" table:content-validation-name="val6"/>
          <table:table-cell table:style-name="ce405" table:formula="of:=IF([.AF15]=&quot;&quot;;&quot;&quot;;[.AF15]*[.I15])">
            <text:p/>
          </table:table-cell>
          <table:table-cell table:style-name="ce197"/>
          <table:table-cell table:style-name="ce419" table:content-validation-name="val6"/>
          <table:table-cell table:style-name="ce453" table:formula="of:=IF([.AI15]=&quot;&quot;;&quot;&quot;;[.AI15]*[.I15])">
            <text:p/>
          </table:table-cell>
          <table:table-cell table:style-name="ce197"/>
          <table:table-cell table:style-name="ce419" table:content-validation-name="val6"/>
          <table:table-cell table:style-name="ce453" table:formula="of:=IF([.AL15]=&quot;&quot;;&quot;&quot;;[.AL15]*[.I15])">
            <text:p/>
          </table:table-cell>
          <table:table-cell table:style-name="ce182" table:number-columns-repeated="3"/>
          <table:table-cell table:number-columns-repeated="982"/>
        </table:table-row>
        <table:table-row table:style-name="ro19">
          <table:table-cell table:style-name="ce182" table:number-columns-repeated="2"/>
          <table:table-cell table:style-name="ce191" office:value-type="string" calcext:value-type="string">
            <text:p>Criteria 5</text:p>
          </table:table-cell>
          <table:table-cell table:style-name="ce43" office:value-type="string" calcext:value-type="string">
            <text:p>Initial Cost</text:p>
          </table:table-cell>
          <table:table-cell table:style-name="ce66" office:value-type="string" calcext:value-type="string">
            <text:p>Initial Cost</text:p>
          </table:table-cell>
          <table:table-cell table:style-name="ce98" table:content-validation-name="val2" office:value-type="string" calcext:value-type="string">
            <text:p>Min</text:p>
          </table:table-cell>
          <table:table-cell table:style-name="ce46" table:content-validation-name="val4" office:value-type="string" calcext:value-type="string">
            <text:p>$3000</text:p>
          </table:table-cell>
          <table:table-cell table:style-name="ce46" table:content-validation-name="val4" office:value-type="string" calcext:value-type="string">
            <text:p>$2000</text:p>
          </table:table-cell>
          <table:table-cell table:style-name="ce168" table:content-validation-name="val5" office:value-type="float" office:value="4" calcext:value-type="float">
            <text:p>4</text:p>
          </table:table-cell>
          <table:table-cell table:style-name="ce146" office:value-type="string" calcext:value-type="string">
            <text:p>No purchase cost</text:p>
          </table:table-cell>
          <table:table-cell table:style-name="ce180" office:value-type="float" office:value="10" calcext:value-type="float">
            <text:p>10</text:p>
          </table:table-cell>
          <table:table-cell table:style-name="ce325" table:formula="of:=IF([.K16]=&quot;&quot;;&quot;&quot;;[.K16]*[.I16])" office:value-type="float" office:value="40" calcext:value-type="float">
            <text:p>40</text:p>
          </table:table-cell>
          <table:table-cell table:style-name="ce336" office:value-type="string" calcext:value-type="string">
            <text:p>No purchase cost</text:p>
          </table:table-cell>
          <table:table-cell table:style-name="ce351" office:value-type="float" office:value="10" calcext:value-type="float">
            <text:p>10</text:p>
          </table:table-cell>
          <table:table-cell table:style-name="ce369" table:formula="of:=IF([.N16]=&quot;&quot;;&quot;&quot;;[.N16]*[.I16])" office:value-type="float" office:value="40" calcext:value-type="float">
            <text:p>40</text:p>
          </table:table-cell>
          <table:table-cell table:style-name="ce350" office:value-type="string" calcext:value-type="string">
            <text:p>No purchase cost</text:p>
          </table:table-cell>
          <table:table-cell table:style-name="ce380" office:value-type="float" office:value="10" calcext:value-type="float">
            <text:p>10</text:p>
          </table:table-cell>
          <table:table-cell table:style-name="ce388" table:formula="of:=IF([.Q16]=&quot;&quot;;&quot;&quot;;[.Q16]*[.I16])" office:value-type="float" office:value="40" calcext:value-type="float">
            <text:p>40</text:p>
          </table:table-cell>
          <table:table-cell table:style-name="ce390" office:value-type="string" calcext:value-type="string">
            <text:p>Have it</text:p>
          </table:table-cell>
          <table:table-cell table:style-name="ce387" office:value-type="float" office:value="10" calcext:value-type="float">
            <text:p>10</text:p>
          </table:table-cell>
          <table:table-cell table:style-name="ce405" table:formula="of:=IF([.T16]=&quot;&quot;;&quot;&quot;;[.T16]*[.I16])" office:value-type="float" office:value="40" calcext:value-type="float">
            <text:p>40</text:p>
          </table:table-cell>
          <table:table-cell table:style-name="ce407" office:value-type="string" calcext:value-type="string">
            <text:p>&lt;$1500</text:p>
          </table:table-cell>
          <table:table-cell table:style-name="ce415" office:value-type="float" office:value="10" calcext:value-type="float">
            <text:p>10</text:p>
          </table:table-cell>
          <table:table-cell table:style-name="ce405" table:formula="of:=IF([.W16]=&quot;&quot;;&quot;&quot;;[.W16]*[.I16])" office:value-type="float" office:value="40" calcext:value-type="float">
            <text:p>40</text:p>
          </table:table-cell>
          <table:table-cell table:style-name="ce424" office:value-type="currency" office:currency="USD" office:value="2200" calcext:value-type="currency">
            <text:p>$2,200.00</text:p>
          </table:table-cell>
          <table:table-cell table:style-name="ce434" office:value-type="float" office:value="7" calcext:value-type="float">
            <text:p>7</text:p>
          </table:table-cell>
          <table:table-cell table:style-name="ce405" table:formula="of:=IF([.Z16]=&quot;&quot;;&quot;&quot;;[.Z16]*[.I16])" office:value-type="float" office:value="28" calcext:value-type="float">
            <text:p>28</text:p>
          </table:table-cell>
          <table:table-cell table:style-name="ce197"/>
          <table:table-cell table:style-name="ce419" table:content-validation-name="val6"/>
          <table:table-cell table:style-name="ce405" table:formula="of:=IF([.AC16]=&quot;&quot;;&quot;&quot;;[.AC16]*[.I16])">
            <text:p/>
          </table:table-cell>
          <table:table-cell table:style-name="ce197"/>
          <table:table-cell table:style-name="ce419" table:content-validation-name="val6"/>
          <table:table-cell table:style-name="ce405" table:formula="of:=IF([.AF16]=&quot;&quot;;&quot;&quot;;[.AF16]*[.I16])">
            <text:p/>
          </table:table-cell>
          <table:table-cell table:style-name="ce197"/>
          <table:table-cell table:style-name="ce419" table:content-validation-name="val6"/>
          <table:table-cell table:style-name="ce453" table:formula="of:=IF([.AI16]=&quot;&quot;;&quot;&quot;;[.AI16]*[.I16])">
            <text:p/>
          </table:table-cell>
          <table:table-cell table:style-name="ce197"/>
          <table:table-cell table:style-name="ce419" table:content-validation-name="val6"/>
          <table:table-cell table:style-name="ce453" table:formula="of:=IF([.AL16]=&quot;&quot;;&quot;&quot;;[.AL16]*[.I16])">
            <text:p/>
          </table:table-cell>
          <table:table-cell table:style-name="ce182" table:number-columns-repeated="3"/>
          <table:table-cell table:number-columns-repeated="982"/>
        </table:table-row>
        <table:table-row table:style-name="ro19">
          <table:table-cell table:style-name="ce182" table:number-columns-repeated="2"/>
          <table:table-cell table:style-name="ce191" office:value-type="string" calcext:value-type="string">
            <text:p>Criteria 6</text:p>
          </table:table-cell>
          <table:table-cell table:style-name="ce43" office:value-type="string" calcext:value-type="string">
            <text:p>Maintenance Cost</text:p>
          </table:table-cell>
          <table:table-cell table:style-name="ce65" office:value-type="string" calcext:value-type="string">
            <text:p>Maintenance Cost</text:p>
          </table:table-cell>
          <table:table-cell table:style-name="ce95" table:content-validation-name="val2" office:value-type="string" calcext:value-type="string">
            <text:p>Min</text:p>
          </table:table-cell>
          <table:table-cell table:style-name="ce47" table:content-validation-name="val4" office:value-type="string" calcext:value-type="string">
            <text:p>$300/yr</text:p>
          </table:table-cell>
          <table:table-cell table:style-name="ce47" table:content-validation-name="val4" office:value-type="string" calcext:value-type="string">
            <text:p>$200/yr</text:p>
          </table:table-cell>
          <table:table-cell table:style-name="ce171" table:content-validation-name="val5" office:value-type="float" office:value="3" calcext:value-type="float">
            <text:p>3</text:p>
          </table:table-cell>
          <table:table-cell table:style-name="ce146" office:value-type="string" calcext:value-type="string">
            <text:p>No ownership cost</text:p>
          </table:table-cell>
          <table:table-cell table:style-name="ce180" office:value-type="float" office:value="10" calcext:value-type="float">
            <text:p>10</text:p>
          </table:table-cell>
          <table:table-cell table:style-name="ce325" table:formula="of:=IF([.K17]=&quot;&quot;;&quot;&quot;;[.K17]*[.I17])" office:value-type="float" office:value="30" calcext:value-type="float">
            <text:p>30</text:p>
          </table:table-cell>
          <table:table-cell table:style-name="ce336" office:value-type="string" calcext:value-type="string">
            <text:p>No ownership cost</text:p>
          </table:table-cell>
          <table:table-cell table:style-name="ce351" office:value-type="float" office:value="10" calcext:value-type="float">
            <text:p>10</text:p>
          </table:table-cell>
          <table:table-cell table:style-name="ce369" table:formula="of:=IF([.N17]=&quot;&quot;;&quot;&quot;;[.N17]*[.I17])" office:value-type="float" office:value="30" calcext:value-type="float">
            <text:p>30</text:p>
          </table:table-cell>
          <table:table-cell table:style-name="ce350" office:value-type="string" calcext:value-type="string">
            <text:p>No ownership cost</text:p>
          </table:table-cell>
          <table:table-cell table:style-name="ce380" office:value-type="float" office:value="10" calcext:value-type="float">
            <text:p>10</text:p>
          </table:table-cell>
          <table:table-cell table:style-name="ce388" table:formula="of:=IF([.Q17]=&quot;&quot;;&quot;&quot;;[.Q17]*[.I17])" office:value-type="float" office:value="30" calcext:value-type="float">
            <text:p>30</text:p>
          </table:table-cell>
          <table:table-cell table:style-name="ce390" office:value-type="string" calcext:value-type="string">
            <text:p>&lt; $50 / yr </text:p>
          </table:table-cell>
          <table:table-cell table:style-name="ce387" office:value-type="float" office:value="10" calcext:value-type="float">
            <text:p>10</text:p>
          </table:table-cell>
          <table:table-cell table:style-name="ce405" table:formula="of:=IF([.T17]=&quot;&quot;;&quot;&quot;;[.T17]*[.I17])" office:value-type="float" office:value="30" calcext:value-type="float">
            <text:p>30</text:p>
          </table:table-cell>
          <table:table-cell table:style-name="ce407" office:value-type="string" calcext:value-type="string">
            <text:p>~ $140 /yr</text:p>
          </table:table-cell>
          <table:table-cell table:style-name="ce415" office:value-type="float" office:value="10" calcext:value-type="float">
            <text:p>10</text:p>
          </table:table-cell>
          <table:table-cell table:style-name="ce405" table:formula="of:=IF([.W17]=&quot;&quot;;&quot;&quot;;[.W17]*[.I17])" office:value-type="float" office:value="30" calcext:value-type="float">
            <text:p>30</text:p>
          </table:table-cell>
          <table:table-cell table:style-name="ce422" office:value-type="string" calcext:value-type="string">
            <text:p>$220 / yr</text:p>
          </table:table-cell>
          <table:table-cell table:style-name="ce434" office:value-type="float" office:value="8" calcext:value-type="float">
            <text:p>8</text:p>
          </table:table-cell>
          <table:table-cell table:style-name="ce405" table:formula="of:=IF([.Z17]=&quot;&quot;;&quot;&quot;;[.Z17]*[.I17])" office:value-type="float" office:value="24" calcext:value-type="float">
            <text:p>24</text:p>
          </table:table-cell>
          <table:table-cell table:style-name="ce197"/>
          <table:table-cell table:style-name="ce419" table:content-validation-name="val6"/>
          <table:table-cell table:style-name="ce405" table:formula="of:=IF([.AC17]=&quot;&quot;;&quot;&quot;;[.AC17]*[.I17])">
            <text:p/>
          </table:table-cell>
          <table:table-cell table:style-name="ce197"/>
          <table:table-cell table:style-name="ce419" table:content-validation-name="val6"/>
          <table:table-cell table:style-name="ce405" table:formula="of:=IF([.AF17]=&quot;&quot;;&quot;&quot;;[.AF17]*[.I17])">
            <text:p/>
          </table:table-cell>
          <table:table-cell table:style-name="ce197"/>
          <table:table-cell table:style-name="ce419" table:content-validation-name="val6"/>
          <table:table-cell table:style-name="ce453" table:formula="of:=IF([.AI17]=&quot;&quot;;&quot;&quot;;[.AI17]*[.I17])">
            <text:p/>
          </table:table-cell>
          <table:table-cell table:style-name="ce197"/>
          <table:table-cell table:style-name="ce419" table:content-validation-name="val6"/>
          <table:table-cell table:style-name="ce453" table:formula="of:=IF([.AL17]=&quot;&quot;;&quot;&quot;;[.AL17]*[.I17])">
            <text:p/>
          </table:table-cell>
          <table:table-cell table:style-name="ce182" table:number-columns-repeated="3"/>
          <table:table-cell table:number-columns-repeated="153"/>
          <table:table-cell table:style-name="ce613" table:number-columns-repeated="138"/>
          <table:table-cell table:number-columns-repeated="5"/>
          <table:table-cell table:style-name="ce613" table:number-columns-repeated="685"/>
          <table:table-cell/>
        </table:table-row>
        <table:table-row table:style-name="ro19">
          <table:table-cell table:style-name="ce182" table:number-columns-repeated="2"/>
          <table:table-cell table:style-name="ce191" office:value-type="string" calcext:value-type="string">
            <text:p>Criteria 7</text:p>
          </table:table-cell>
          <table:table-cell table:style-name="ce43" office:value-type="string" calcext:value-type="string">
            <text:p>Storage Cost</text:p>
          </table:table-cell>
          <table:table-cell table:style-name="ce65" office:value-type="string" calcext:value-type="string">
            <text:p>Storage Cost</text:p>
          </table:table-cell>
          <table:table-cell table:style-name="ce95" table:content-validation-name="val2" office:value-type="string" calcext:value-type="string">
            <text:p>Min</text:p>
          </table:table-cell>
          <table:table-cell table:style-name="ce47" table:content-validation-name="val4" office:value-type="string" calcext:value-type="string">
            <text:p>$3/mo</text:p>
          </table:table-cell>
          <table:table-cell table:style-name="ce47" table:content-validation-name="val4" office:value-type="string" calcext:value-type="string">
            <text:p>0</text:p>
          </table:table-cell>
          <table:table-cell table:style-name="ce168" table:content-validation-name="val5" office:value-type="float" office:value="2" calcext:value-type="float">
            <text:p>2</text:p>
          </table:table-cell>
          <table:table-cell table:style-name="ce146" office:value-type="string" calcext:value-type="string">
            <text:p>No ownership cost</text:p>
          </table:table-cell>
          <table:table-cell table:style-name="ce180" office:value-type="float" office:value="10" calcext:value-type="float">
            <text:p>10</text:p>
          </table:table-cell>
          <table:table-cell table:style-name="ce325" table:formula="of:=IF([.K18]=&quot;&quot;;&quot;&quot;;[.K18]*[.I18])" office:value-type="float" office:value="20" calcext:value-type="float">
            <text:p>20</text:p>
          </table:table-cell>
          <table:table-cell table:style-name="ce336" office:value-type="string" calcext:value-type="string">
            <text:p>No ownership cost</text:p>
          </table:table-cell>
          <table:table-cell table:style-name="ce351" office:value-type="float" office:value="10" calcext:value-type="float">
            <text:p>10</text:p>
          </table:table-cell>
          <table:table-cell table:style-name="ce369" table:formula="of:=IF([.N18]=&quot;&quot;;&quot;&quot;;[.N18]*[.I18])" office:value-type="float" office:value="20" calcext:value-type="float">
            <text:p>20</text:p>
          </table:table-cell>
          <table:table-cell table:style-name="ce350" office:value-type="string" calcext:value-type="string">
            <text:p>No ownership cost</text:p>
          </table:table-cell>
          <table:table-cell table:style-name="ce380" office:value-type="float" office:value="10" calcext:value-type="float">
            <text:p>10</text:p>
          </table:table-cell>
          <table:table-cell table:style-name="ce388" table:formula="of:=IF([.Q18]=&quot;&quot;;&quot;&quot;;[.Q18]*[.I18])" office:value-type="float" office:value="20" calcext:value-type="float">
            <text:p>20</text:p>
          </table:table-cell>
          <table:table-cell table:style-name="ce390" office:value-type="string" calcext:value-type="string">
            <text:p>Under porch or in house</text:p>
          </table:table-cell>
          <table:table-cell table:style-name="ce387" office:value-type="float" office:value="10" calcext:value-type="float">
            <text:p>10</text:p>
          </table:table-cell>
          <table:table-cell table:style-name="ce405" table:formula="of:=IF([.T18]=&quot;&quot;;&quot;&quot;;[.T18]*[.I18])" office:value-type="float" office:value="20" calcext:value-type="float">
            <text:p>20</text:p>
          </table:table-cell>
          <table:table-cell table:style-name="ce407" office:value-type="string" calcext:value-type="string">
            <text:p>Store <text:s/>under porch</text:p>
          </table:table-cell>
          <table:table-cell table:style-name="ce415" office:value-type="float" office:value="10" calcext:value-type="float">
            <text:p>10</text:p>
          </table:table-cell>
          <table:table-cell table:style-name="ce405" table:formula="of:=IF([.W18]=&quot;&quot;;&quot;&quot;;[.W18]*[.I18])" office:value-type="float" office:value="20" calcext:value-type="float">
            <text:p>20</text:p>
          </table:table-cell>
          <table:table-cell table:style-name="ce422" office:value-type="string" calcext:value-type="string">
            <text:p>Store on street</text:p>
          </table:table-cell>
          <table:table-cell table:style-name="ce434" office:value-type="float" office:value="8" calcext:value-type="float">
            <text:p>8</text:p>
          </table:table-cell>
          <table:table-cell table:style-name="ce405" table:formula="of:=IF([.Z18]=&quot;&quot;;&quot;&quot;;[.Z18]*[.I18])" office:value-type="float" office:value="16" calcext:value-type="float">
            <text:p>16</text:p>
          </table:table-cell>
          <table:table-cell table:style-name="ce197"/>
          <table:table-cell table:style-name="ce419" table:content-validation-name="val6"/>
          <table:table-cell table:style-name="ce405" table:formula="of:=IF([.AC18]=&quot;&quot;;&quot;&quot;;[.AC18]*[.I18])">
            <text:p/>
          </table:table-cell>
          <table:table-cell table:style-name="ce197"/>
          <table:table-cell table:style-name="ce419" table:content-validation-name="val6"/>
          <table:table-cell table:style-name="ce405" table:formula="of:=IF([.AF18]=&quot;&quot;;&quot;&quot;;[.AF18]*[.I18])">
            <text:p/>
          </table:table-cell>
          <table:table-cell table:style-name="ce197"/>
          <table:table-cell table:style-name="ce419" table:content-validation-name="val6"/>
          <table:table-cell table:style-name="ce453" table:formula="of:=IF([.AI18]=&quot;&quot;;&quot;&quot;;[.AI18]*[.I18])">
            <text:p/>
          </table:table-cell>
          <table:table-cell table:style-name="ce197"/>
          <table:table-cell table:style-name="ce419" table:content-validation-name="val6"/>
          <table:table-cell table:style-name="ce453" table:formula="of:=IF([.AL18]=&quot;&quot;;&quot;&quot;;[.AL18]*[.I18])">
            <text:p/>
          </table:table-cell>
          <table:table-cell table:style-name="ce182" table:number-columns-repeated="3"/>
          <table:table-cell table:number-columns-repeated="153"/>
          <table:table-cell table:style-name="ce613" table:number-columns-repeated="138"/>
          <table:table-cell table:number-columns-repeated="5"/>
          <table:table-cell table:style-name="ce613" table:number-columns-repeated="685"/>
          <table:table-cell/>
        </table:table-row>
        <table:table-row table:style-name="ro19">
          <table:table-cell table:style-name="ce182" table:number-columns-repeated="2"/>
          <table:table-cell table:style-name="ce191" office:value-type="string" calcext:value-type="string">
            <text:p>Criteria 8</text:p>
          </table:table-cell>
          <table:table-cell table:style-name="ce43" office:value-type="string" calcext:value-type="string">
            <text:p>Running Cost</text:p>
          </table:table-cell>
          <table:table-cell table:style-name="ce66" office:value-type="string" calcext:value-type="string">
            <text:p>Running Cost</text:p>
          </table:table-cell>
          <table:table-cell table:style-name="ce98" table:content-validation-name="val2" office:value-type="string" calcext:value-type="string">
            <text:p>Min</text:p>
          </table:table-cell>
          <table:table-cell table:style-name="ce46" table:content-validation-name="val4" office:value-type="string" calcext:value-type="string">
            <text:p>$0.48/mile</text:p>
          </table:table-cell>
          <table:table-cell table:style-name="ce46" table:content-validation-name="val4" office:value-type="string" calcext:value-type="string">
            <text:p>$0.35</text:p>
          </table:table-cell>
          <table:table-cell table:style-name="ce168" table:content-validation-name="val5" office:value-type="float" office:value="1" calcext:value-type="float">
            <text:p>1</text:p>
          </table:table-cell>
          <table:table-cell table:style-name="ce146" office:value-type="string" calcext:value-type="string">
            <text:p>$2/day</text:p>
          </table:table-cell>
          <table:table-cell table:style-name="ce180" office:value-type="float" office:value="10" calcext:value-type="float">
            <text:p>10</text:p>
          </table:table-cell>
          <table:table-cell table:style-name="ce325" table:formula="of:=IF([.K19]=&quot;&quot;;&quot;&quot;;[.K19]*[.I19])" office:value-type="float" office:value="10" calcext:value-type="float">
            <text:p>10</text:p>
          </table:table-cell>
          <table:table-cell table:style-name="ce336" office:value-type="string" calcext:value-type="string">
            <text:p>~ $1.00/mile</text:p>
          </table:table-cell>
          <table:table-cell table:style-name="ce351" office:value-type="float" office:value="10" calcext:value-type="float">
            <text:p>10</text:p>
          </table:table-cell>
          <table:table-cell table:style-name="ce369" table:formula="of:=IF([.N19]=&quot;&quot;;&quot;&quot;;[.N19]*[.I19])" office:value-type="float" office:value="10" calcext:value-type="float">
            <text:p>10</text:p>
          </table:table-cell>
          <table:table-cell table:style-name="ce350" office:value-type="string" calcext:value-type="string">
            <text:p>No ownership cost</text:p>
          </table:table-cell>
          <table:table-cell table:style-name="ce380" office:value-type="float" office:value="10" calcext:value-type="float">
            <text:p>10</text:p>
          </table:table-cell>
          <table:table-cell table:style-name="ce388" table:formula="of:=IF([.Q19]=&quot;&quot;;&quot;&quot;;[.Q19]*[.I19])" office:value-type="float" office:value="10" calcext:value-type="float">
            <text:p>10</text:p>
          </table:table-cell>
          <table:table-cell table:style-name="ce390" office:value-type="float" office:value="0" calcext:value-type="float">
            <text:p>0</text:p>
          </table:table-cell>
          <table:table-cell table:style-name="ce387" office:value-type="float" office:value="10" calcext:value-type="float">
            <text:p>10</text:p>
          </table:table-cell>
          <table:table-cell table:style-name="ce405" table:formula="of:=IF([.T19]=&quot;&quot;;&quot;&quot;;[.T19]*[.I19])" office:value-type="float" office:value="10" calcext:value-type="float">
            <text:p>10</text:p>
          </table:table-cell>
          <table:table-cell table:style-name="ce407" office:value-type="string" calcext:value-type="string">
            <text:p>Yearly mileage 18*250 =4500, 50 mpg, $3/gal + $100 tune ups = ~ $0.10 /mile</text:p>
          </table:table-cell>
          <table:table-cell table:style-name="ce415" office:value-type="float" office:value="10" calcext:value-type="float">
            <text:p>10</text:p>
          </table:table-cell>
          <table:table-cell table:style-name="ce405" table:formula="of:=IF([.W19]=&quot;&quot;;&quot;&quot;;[.W19]*[.I19])" office:value-type="float" office:value="10" calcext:value-type="float">
            <text:p>10</text:p>
          </table:table-cell>
          <table:table-cell table:style-name="ce424" office:value-type="currency" office:currency="USD" office:value="0.46" calcext:value-type="currency">
            <text:p>$0.46</text:p>
          </table:table-cell>
          <table:table-cell table:style-name="ce434" office:value-type="float" office:value="7" calcext:value-type="float">
            <text:p>7</text:p>
          </table:table-cell>
          <table:table-cell table:style-name="ce405" table:formula="of:=IF([.Z19]=&quot;&quot;;&quot;&quot;;[.Z19]*[.I19])" office:value-type="float" office:value="7" calcext:value-type="float">
            <text:p>7</text:p>
          </table:table-cell>
          <table:table-cell table:style-name="ce197"/>
          <table:table-cell table:style-name="ce419" table:content-validation-name="val6"/>
          <table:table-cell table:style-name="ce405" table:formula="of:=IF([.AC19]=&quot;&quot;;&quot;&quot;;[.AC19]*[.I19])">
            <text:p/>
          </table:table-cell>
          <table:table-cell table:style-name="ce197"/>
          <table:table-cell table:style-name="ce419" table:content-validation-name="val6"/>
          <table:table-cell table:style-name="ce405" table:formula="of:=IF([.AF19]=&quot;&quot;;&quot;&quot;;[.AF19]*[.I19])">
            <text:p/>
          </table:table-cell>
          <table:table-cell table:style-name="ce197"/>
          <table:table-cell table:style-name="ce419" table:content-validation-name="val6"/>
          <table:table-cell table:style-name="ce453" table:formula="of:=IF([.AI19]=&quot;&quot;;&quot;&quot;;[.AI19]*[.I19])">
            <text:p/>
          </table:table-cell>
          <table:table-cell table:style-name="ce197"/>
          <table:table-cell table:style-name="ce419" table:content-validation-name="val6"/>
          <table:table-cell table:style-name="ce453" table:formula="of:=IF([.AL19]=&quot;&quot;;&quot;&quot;;[.AL19]*[.I19])">
            <text:p/>
          </table:table-cell>
          <table:table-cell table:style-name="ce182" table:number-columns-repeated="3"/>
          <table:table-cell table:number-columns-repeated="153"/>
          <table:table-cell table:style-name="ce613" table:number-columns-repeated="138"/>
          <table:table-cell table:number-columns-repeated="5"/>
          <table:table-cell table:style-name="ce613" table:number-columns-repeated="685"/>
          <table:table-cell/>
        </table:table-row>
        <table:table-row table:style-name="ro19">
          <table:table-cell table:style-name="ce182" table:number-columns-repeated="2"/>
          <table:table-cell table:style-name="ce191" office:value-type="string" calcext:value-type="string">
            <text:p>Criteria 9</text:p>
          </table:table-cell>
          <table:table-cell table:style-name="ce43" office:value-type="string" calcext:value-type="string">
            <text:p>Use for Recreation</text:p>
          </table:table-cell>
          <table:table-cell table:style-name="ce65" office:value-type="string" calcext:value-type="string">
            <text:p>Use for Recreation, take friends, travel</text:p>
          </table:table-cell>
          <table:table-cell table:style-name="ce95" table:content-validation-name="val2" office:value-type="string" calcext:value-type="string">
            <text:p>Max</text:p>
          </table:table-cell>
          <table:table-cell table:number-columns-repeated="2" table:style-name="ce47" table:content-validation-name="val4" office:value-type="string" calcext:value-type="string">
            <text:p>Yes</text:p>
          </table:table-cell>
          <table:table-cell table:style-name="ce168" table:content-validation-name="val5" office:value-type="float" office:value="1" calcext:value-type="float">
            <text:p>1</text:p>
          </table:table-cell>
          <table:table-cell table:style-name="ce146" office:value-type="string" calcext:value-type="string">
            <text:p>As long as its on the bus route</text:p>
          </table:table-cell>
          <table:table-cell table:style-name="ce180" office:value-type="float" office:value="1" calcext:value-type="float">
            <text:p>1</text:p>
          </table:table-cell>
          <table:table-cell table:style-name="ce325" table:formula="of:=IF([.K20]=&quot;&quot;;&quot;&quot;;[.K20]*[.I20])" office:value-type="float" office:value="1" calcext:value-type="float">
            <text:p>1</text:p>
          </table:table-cell>
          <table:table-cell table:style-name="ce336" office:value-type="string" calcext:value-type="string">
            <text:p>Within reasonable distance</text:p>
          </table:table-cell>
          <table:table-cell table:style-name="ce351" office:value-type="float" office:value="6" calcext:value-type="float">
            <text:p>6</text:p>
          </table:table-cell>
          <table:table-cell table:style-name="ce369" table:formula="of:=IF([.N20]=&quot;&quot;;&quot;&quot;;[.N20]*[.I20])" office:value-type="float" office:value="6" calcext:value-type="float">
            <text:p>6</text:p>
          </table:table-cell>
          <table:table-cell table:style-name="ce350" office:value-type="string" calcext:value-type="string">
            <text:p>No</text:p>
          </table:table-cell>
          <table:table-cell table:style-name="ce380" office:value-type="float" office:value="0" calcext:value-type="float">
            <text:p>0</text:p>
          </table:table-cell>
          <table:table-cell table:style-name="ce388" table:formula="of:=IF([.Q20]=&quot;&quot;;&quot;&quot;;[.Q20]*[.I20])" office:value-type="float" office:value="0" calcext:value-type="float">
            <text:p>0</text:p>
          </table:table-cell>
          <table:table-cell table:style-name="ce390" office:value-type="string" calcext:value-type="string">
            <text:p>Individual ‘short’ distance</text:p>
          </table:table-cell>
          <table:table-cell table:style-name="ce387" office:value-type="float" office:value="4" calcext:value-type="float">
            <text:p>4</text:p>
          </table:table-cell>
          <table:table-cell table:style-name="ce405" table:formula="of:=IF([.T20]=&quot;&quot;;&quot;&quot;;[.T20]*[.I20])" office:value-type="float" office:value="4" calcext:value-type="float">
            <text:p>4</text:p>
          </table:table-cell>
          <table:table-cell table:style-name="ce407" office:value-type="string" calcext:value-type="string">
            <text:p>1 passenger, real distance</text:p>
          </table:table-cell>
          <table:table-cell table:style-name="ce415" office:value-type="float" office:value="8" calcext:value-type="float">
            <text:p>8</text:p>
          </table:table-cell>
          <table:table-cell table:style-name="ce405" table:formula="of:=IF([.W20]=&quot;&quot;;&quot;&quot;;[.W20]*[.I20])" office:value-type="float" office:value="8" calcext:value-type="float">
            <text:p>8</text:p>
          </table:table-cell>
          <table:table-cell table:style-name="ce422" office:value-type="string" calcext:value-type="string">
            <text:p>2-4 passengers, real distance</text:p>
          </table:table-cell>
          <table:table-cell table:style-name="ce434" office:value-type="float" office:value="10" calcext:value-type="float">
            <text:p>10</text:p>
          </table:table-cell>
          <table:table-cell table:style-name="ce405" table:formula="of:=IF([.Z20]=&quot;&quot;;&quot;&quot;;[.Z20]*[.I20])" office:value-type="float" office:value="10" calcext:value-type="float">
            <text:p>10</text:p>
          </table:table-cell>
          <table:table-cell table:style-name="ce197"/>
          <table:table-cell table:style-name="ce419" table:content-validation-name="val6"/>
          <table:table-cell table:style-name="ce405" table:formula="of:=IF([.AC20]=&quot;&quot;;&quot;&quot;;[.AC20]*[.I20])">
            <text:p/>
          </table:table-cell>
          <table:table-cell table:style-name="ce197"/>
          <table:table-cell table:style-name="ce419" table:content-validation-name="val6"/>
          <table:table-cell table:style-name="ce405" table:formula="of:=IF([.AF20]=&quot;&quot;;&quot;&quot;;[.AF20]*[.I20])">
            <text:p/>
          </table:table-cell>
          <table:table-cell table:style-name="ce197"/>
          <table:table-cell table:style-name="ce419" table:content-validation-name="val6"/>
          <table:table-cell table:style-name="ce453" table:formula="of:=IF([.AI20]=&quot;&quot;;&quot;&quot;;[.AI20]*[.I20])">
            <text:p/>
          </table:table-cell>
          <table:table-cell table:style-name="ce197"/>
          <table:table-cell table:style-name="ce419" table:content-validation-name="val6"/>
          <table:table-cell table:style-name="ce453" table:formula="of:=IF([.AL20]=&quot;&quot;;&quot;&quot;;[.AL20]*[.I20])">
            <text:p/>
          </table:table-cell>
          <table:table-cell table:style-name="ce182" table:number-columns-repeated="3"/>
          <table:table-cell table:number-columns-repeated="153"/>
          <table:table-cell table:style-name="ce613" table:number-columns-repeated="138"/>
          <table:table-cell table:number-columns-repeated="5"/>
          <table:table-cell table:style-name="ce613" table:number-columns-repeated="685"/>
          <table:table-cell/>
        </table:table-row>
        <table:table-row table:style-name="ro19">
          <table:table-cell table:style-name="ce182" table:number-columns-repeated="2"/>
          <table:table-cell table:style-name="ce191" office:value-type="string" calcext:value-type="string">
            <text:p>Criteria 10</text:p>
          </table:table-cell>
          <table:table-cell table:style-name="ce61"/>
          <table:table-cell table:style-name="ce70"/>
          <table:table-cell table:style-name="ce99" table:content-validation-name="val3"/>
          <table:table-cell table:style-name="ce127" table:content-validation-name="val4" table:number-columns-repeated="2"/>
          <table:table-cell table:style-name="ce168" table:content-validation-name="val5"/>
          <table:table-cell table:style-name="ce197"/>
          <table:table-cell table:style-name="ce224" table:content-validation-name="val6"/>
          <table:table-cell table:style-name="ce325" table:formula="of:=IF([.K21]=&quot;&quot;;&quot;&quot;;[.K21]*[.I21])">
            <text:p/>
          </table:table-cell>
          <table:table-cell table:style-name="ce197"/>
          <table:table-cell table:style-name="ce352" table:content-validation-name="val6"/>
          <table:table-cell table:style-name="ce369" table:formula="of:=IF([.N21]=&quot;&quot;;&quot;&quot;;[.N21]*[.I21])">
            <text:p/>
          </table:table-cell>
          <table:table-cell table:style-name="ce197"/>
          <table:table-cell table:style-name="ce382" table:content-validation-name="val6"/>
          <table:table-cell table:style-name="ce388" table:formula="of:=IF([.Q21]=&quot;&quot;;&quot;&quot;;[.Q21]*[.I21])">
            <text:p/>
          </table:table-cell>
          <table:table-cell table:style-name="ce197"/>
          <table:table-cell table:style-name="ce396" table:content-validation-name="val6"/>
          <table:table-cell table:style-name="ce405" table:formula="of:=IF([.T21]=&quot;&quot;;&quot;&quot;;[.T21]*[.I21])">
            <text:p/>
          </table:table-cell>
          <table:table-cell table:style-name="ce197"/>
          <table:table-cell table:style-name="ce419" table:content-validation-name="val6"/>
          <table:table-cell table:style-name="ce405" table:formula="of:=IF([.W21]=&quot;&quot;;&quot;&quot;;[.W21]*[.I21])">
            <text:p/>
          </table:table-cell>
          <table:table-cell table:style-name="ce197"/>
          <table:table-cell table:style-name="ce419" table:content-validation-name="val6"/>
          <table:table-cell table:style-name="ce405" table:formula="of:=IF([.Z21]=&quot;&quot;;&quot;&quot;;[.Z21]*[.I21])">
            <text:p/>
          </table:table-cell>
          <table:table-cell table:style-name="ce197"/>
          <table:table-cell table:style-name="ce419" table:content-validation-name="val6"/>
          <table:table-cell table:style-name="ce405" table:formula="of:=IF([.AC21]=&quot;&quot;;&quot;&quot;;[.AC21]*[.I21])">
            <text:p/>
          </table:table-cell>
          <table:table-cell table:style-name="ce197"/>
          <table:table-cell table:style-name="ce419" table:content-validation-name="val6"/>
          <table:table-cell table:style-name="ce405" table:formula="of:=IF([.AF21]=&quot;&quot;;&quot;&quot;;[.AF21]*[.I21])">
            <text:p/>
          </table:table-cell>
          <table:table-cell table:style-name="ce197"/>
          <table:table-cell table:style-name="ce419" table:content-validation-name="val6"/>
          <table:table-cell table:style-name="ce453" table:formula="of:=IF([.AI21]=&quot;&quot;;&quot;&quot;;[.AI21]*[.I21])">
            <text:p/>
          </table:table-cell>
          <table:table-cell table:style-name="ce197"/>
          <table:table-cell table:style-name="ce419" table:content-validation-name="val6"/>
          <table:table-cell table:style-name="ce453" table:formula="of:=IF([.AL21]=&quot;&quot;;&quot;&quot;;[.AL21]*[.I21])">
            <text:p/>
          </table:table-cell>
          <table:table-cell table:style-name="ce182" table:number-columns-repeated="3"/>
          <table:table-cell table:number-columns-repeated="153"/>
          <table:table-cell table:style-name="ce613" table:number-columns-repeated="138"/>
          <table:table-cell table:number-columns-repeated="5"/>
          <table:table-cell table:style-name="ce613" table:number-columns-repeated="685"/>
          <table:table-cell/>
        </table:table-row>
        <table:table-row table:style-name="ro19">
          <table:table-cell table:style-name="ce182" table:number-columns-repeated="2"/>
          <table:table-cell table:style-name="ce191" office:value-type="string" calcext:value-type="string">
            <text:p>Criteria 11</text:p>
          </table:table-cell>
          <table:table-cell table:style-name="ce61"/>
          <table:table-cell table:style-name="ce70"/>
          <table:table-cell table:style-name="ce99" table:content-validation-name="val3"/>
          <table:table-cell table:style-name="ce127" table:content-validation-name="val4" table:number-columns-repeated="2"/>
          <table:table-cell table:style-name="ce168" table:content-validation-name="val5"/>
          <table:table-cell table:style-name="ce197"/>
          <table:table-cell table:style-name="ce224" table:content-validation-name="val6"/>
          <table:table-cell table:style-name="ce325" table:formula="of:=IF([.K22]=&quot;&quot;;&quot;&quot;;[.K22]*[.I22])">
            <text:p/>
          </table:table-cell>
          <table:table-cell table:style-name="ce197"/>
          <table:table-cell table:style-name="ce352" table:content-validation-name="val6"/>
          <table:table-cell table:style-name="ce369" table:formula="of:=IF([.N22]=&quot;&quot;;&quot;&quot;;[.N22]*[.I22])">
            <text:p/>
          </table:table-cell>
          <table:table-cell table:style-name="ce197"/>
          <table:table-cell table:style-name="ce382" table:content-validation-name="val6"/>
          <table:table-cell table:style-name="ce388" table:formula="of:=IF([.Q22]=&quot;&quot;;&quot;&quot;;[.Q22]*[.I22])">
            <text:p/>
          </table:table-cell>
          <table:table-cell table:style-name="ce197"/>
          <table:table-cell table:style-name="ce396" table:content-validation-name="val6"/>
          <table:table-cell table:style-name="ce405" table:formula="of:=IF([.T22]=&quot;&quot;;&quot;&quot;;[.T22]*[.I22])">
            <text:p/>
          </table:table-cell>
          <table:table-cell table:style-name="ce197"/>
          <table:table-cell table:style-name="ce419" table:content-validation-name="val6"/>
          <table:table-cell table:style-name="ce405" table:formula="of:=IF([.W22]=&quot;&quot;;&quot;&quot;;[.W22]*[.I22])">
            <text:p/>
          </table:table-cell>
          <table:table-cell table:style-name="ce197"/>
          <table:table-cell table:style-name="ce419" table:content-validation-name="val6"/>
          <table:table-cell table:style-name="ce405" table:formula="of:=IF([.Z22]=&quot;&quot;;&quot;&quot;;[.Z22]*[.I22])">
            <text:p/>
          </table:table-cell>
          <table:table-cell table:style-name="ce197"/>
          <table:table-cell table:style-name="ce419" table:content-validation-name="val6"/>
          <table:table-cell table:style-name="ce405" table:formula="of:=IF([.AC22]=&quot;&quot;;&quot;&quot;;[.AC22]*[.I22])">
            <text:p/>
          </table:table-cell>
          <table:table-cell table:style-name="ce197"/>
          <table:table-cell table:style-name="ce419" table:content-validation-name="val6"/>
          <table:table-cell table:style-name="ce405" table:formula="of:=IF([.AF22]=&quot;&quot;;&quot;&quot;;[.AF22]*[.I22])">
            <text:p/>
          </table:table-cell>
          <table:table-cell table:style-name="ce197"/>
          <table:table-cell table:style-name="ce419" table:content-validation-name="val6"/>
          <table:table-cell table:style-name="ce453" table:formula="of:=IF([.AI22]=&quot;&quot;;&quot;&quot;;[.AI22]*[.I22])">
            <text:p/>
          </table:table-cell>
          <table:table-cell table:style-name="ce197"/>
          <table:table-cell table:style-name="ce419" table:content-validation-name="val6"/>
          <table:table-cell table:style-name="ce453" table:formula="of:=IF([.AL22]=&quot;&quot;;&quot;&quot;;[.AL22]*[.I22])">
            <text:p/>
          </table:table-cell>
          <table:table-cell table:style-name="ce182" table:number-columns-repeated="3"/>
          <table:table-cell table:number-columns-repeated="153"/>
          <table:table-cell table:style-name="ce613" table:number-columns-repeated="138"/>
          <table:table-cell table:number-columns-repeated="5"/>
          <table:table-cell table:style-name="ce613" table:number-columns-repeated="685"/>
          <table:table-cell/>
        </table:table-row>
        <table:table-row table:style-name="ro19">
          <table:table-cell table:style-name="ce182" table:number-columns-repeated="2"/>
          <table:table-cell table:style-name="ce191" office:value-type="string" calcext:value-type="string">
            <text:p>Criteria 12</text:p>
          </table:table-cell>
          <table:table-cell table:style-name="ce61"/>
          <table:table-cell table:style-name="ce70"/>
          <table:table-cell table:style-name="ce99" table:content-validation-name="val3"/>
          <table:table-cell table:style-name="ce127" table:content-validation-name="val4" table:number-columns-repeated="2"/>
          <table:table-cell table:style-name="ce168" table:content-validation-name="val5"/>
          <table:table-cell table:style-name="ce197"/>
          <table:table-cell table:style-name="ce224" table:content-validation-name="val6"/>
          <table:table-cell table:style-name="ce325" table:formula="of:=IF([.K23]=&quot;&quot;;&quot;&quot;;[.K23]*[.I23])">
            <text:p/>
          </table:table-cell>
          <table:table-cell table:style-name="ce197"/>
          <table:table-cell table:style-name="ce352" table:content-validation-name="val6"/>
          <table:table-cell table:style-name="ce369" table:formula="of:=IF([.N23]=&quot;&quot;;&quot;&quot;;[.N23]*[.I23])">
            <text:p/>
          </table:table-cell>
          <table:table-cell table:style-name="ce197"/>
          <table:table-cell table:style-name="ce382" table:content-validation-name="val6"/>
          <table:table-cell table:style-name="ce388" table:formula="of:=IF([.Q23]=&quot;&quot;;&quot;&quot;;[.Q23]*[.I23])">
            <text:p/>
          </table:table-cell>
          <table:table-cell table:style-name="ce197"/>
          <table:table-cell table:style-name="ce396" table:content-validation-name="val6"/>
          <table:table-cell table:style-name="ce405" table:formula="of:=IF([.T23]=&quot;&quot;;&quot;&quot;;[.T23]*[.I23])">
            <text:p/>
          </table:table-cell>
          <table:table-cell table:style-name="ce197"/>
          <table:table-cell table:style-name="ce419" table:content-validation-name="val6"/>
          <table:table-cell table:style-name="ce405" table:formula="of:=IF([.W23]=&quot;&quot;;&quot;&quot;;[.W23]*[.I23])">
            <text:p/>
          </table:table-cell>
          <table:table-cell table:style-name="ce197"/>
          <table:table-cell table:style-name="ce419" table:content-validation-name="val6"/>
          <table:table-cell table:style-name="ce405" table:formula="of:=IF([.Z23]=&quot;&quot;;&quot;&quot;;[.Z23]*[.I23])">
            <text:p/>
          </table:table-cell>
          <table:table-cell table:style-name="ce197"/>
          <table:table-cell table:style-name="ce419" table:content-validation-name="val6"/>
          <table:table-cell table:style-name="ce405" table:formula="of:=IF([.AC23]=&quot;&quot;;&quot;&quot;;[.AC23]*[.I23])">
            <text:p/>
          </table:table-cell>
          <table:table-cell table:style-name="ce197"/>
          <table:table-cell table:style-name="ce419" table:content-validation-name="val6"/>
          <table:table-cell table:style-name="ce405" table:formula="of:=IF([.AF23]=&quot;&quot;;&quot;&quot;;[.AF23]*[.I23])">
            <text:p/>
          </table:table-cell>
          <table:table-cell table:style-name="ce197"/>
          <table:table-cell table:style-name="ce419" table:content-validation-name="val6"/>
          <table:table-cell table:style-name="ce453" table:formula="of:=IF([.AI23]=&quot;&quot;;&quot;&quot;;[.AI23]*[.I23])">
            <text:p/>
          </table:table-cell>
          <table:table-cell table:style-name="ce197"/>
          <table:table-cell table:style-name="ce419" table:content-validation-name="val6"/>
          <table:table-cell table:style-name="ce453" table:formula="of:=IF([.AL23]=&quot;&quot;;&quot;&quot;;[.AL23]*[.I23])">
            <text:p/>
          </table:table-cell>
          <table:table-cell table:style-name="ce182" table:number-columns-repeated="3"/>
          <table:table-cell table:number-columns-repeated="153"/>
          <table:table-cell table:style-name="ce613" table:number-columns-repeated="138"/>
          <table:table-cell table:number-columns-repeated="5"/>
          <table:table-cell table:style-name="ce613" table:number-columns-repeated="685"/>
          <table:table-cell/>
        </table:table-row>
        <table:table-row table:style-name="ro19">
          <table:table-cell table:style-name="ce182" table:number-columns-repeated="2"/>
          <table:table-cell table:style-name="ce191" office:value-type="string" calcext:value-type="string">
            <text:p>Criteria 13</text:p>
          </table:table-cell>
          <table:table-cell table:style-name="ce61"/>
          <table:table-cell table:style-name="ce70"/>
          <table:table-cell table:style-name="ce99" table:content-validation-name="val3"/>
          <table:table-cell table:style-name="ce127" table:content-validation-name="val4" table:number-columns-repeated="2"/>
          <table:table-cell table:style-name="ce168" table:content-validation-name="val5"/>
          <table:table-cell table:style-name="ce197"/>
          <table:table-cell table:style-name="ce224" table:content-validation-name="val6"/>
          <table:table-cell table:style-name="ce325" table:formula="of:=IF([.K24]=&quot;&quot;;&quot;&quot;;[.K24]*[.I24])">
            <text:p/>
          </table:table-cell>
          <table:table-cell table:style-name="ce197"/>
          <table:table-cell table:style-name="ce352" table:content-validation-name="val6"/>
          <table:table-cell table:style-name="ce369" table:formula="of:=IF([.N24]=&quot;&quot;;&quot;&quot;;[.N24]*[.I24])">
            <text:p/>
          </table:table-cell>
          <table:table-cell table:style-name="ce197"/>
          <table:table-cell table:style-name="ce382" table:content-validation-name="val6"/>
          <table:table-cell table:style-name="ce388" table:formula="of:=IF([.Q24]=&quot;&quot;;&quot;&quot;;[.Q24]*[.I24])">
            <text:p/>
          </table:table-cell>
          <table:table-cell table:style-name="ce197"/>
          <table:table-cell table:style-name="ce396" table:content-validation-name="val6"/>
          <table:table-cell table:style-name="ce405" table:formula="of:=IF([.T24]=&quot;&quot;;&quot;&quot;;[.T24]*[.I24])">
            <text:p/>
          </table:table-cell>
          <table:table-cell table:style-name="ce197"/>
          <table:table-cell table:style-name="ce419" table:content-validation-name="val6"/>
          <table:table-cell table:style-name="ce405" table:formula="of:=IF([.W24]=&quot;&quot;;&quot;&quot;;[.W24]*[.I24])">
            <text:p/>
          </table:table-cell>
          <table:table-cell table:style-name="ce197"/>
          <table:table-cell table:style-name="ce419" table:content-validation-name="val6"/>
          <table:table-cell table:style-name="ce405" table:formula="of:=IF([.Z24]=&quot;&quot;;&quot;&quot;;[.Z24]*[.I24])">
            <text:p/>
          </table:table-cell>
          <table:table-cell table:style-name="ce197"/>
          <table:table-cell table:style-name="ce419" table:content-validation-name="val6"/>
          <table:table-cell table:style-name="ce405" table:formula="of:=IF([.AC24]=&quot;&quot;;&quot;&quot;;[.AC24]*[.I24])">
            <text:p/>
          </table:table-cell>
          <table:table-cell table:style-name="ce197"/>
          <table:table-cell table:style-name="ce419" table:content-validation-name="val6"/>
          <table:table-cell table:style-name="ce405" table:formula="of:=IF([.AF24]=&quot;&quot;;&quot;&quot;;[.AF24]*[.I24])">
            <text:p/>
          </table:table-cell>
          <table:table-cell table:style-name="ce197"/>
          <table:table-cell table:style-name="ce419" table:content-validation-name="val6"/>
          <table:table-cell table:style-name="ce453" table:formula="of:=IF([.AI24]=&quot;&quot;;&quot;&quot;;[.AI24]*[.I24])">
            <text:p/>
          </table:table-cell>
          <table:table-cell table:style-name="ce197"/>
          <table:table-cell table:style-name="ce419" table:content-validation-name="val6"/>
          <table:table-cell table:style-name="ce453" table:formula="of:=IF([.AL24]=&quot;&quot;;&quot;&quot;;[.AL24]*[.I24])">
            <text:p/>
          </table:table-cell>
          <table:table-cell table:style-name="ce182" table:number-columns-repeated="3"/>
          <table:table-cell table:number-columns-repeated="153"/>
          <table:table-cell table:style-name="ce613" table:number-columns-repeated="138"/>
          <table:table-cell table:number-columns-repeated="5"/>
          <table:table-cell table:style-name="ce613" table:number-columns-repeated="685"/>
          <table:table-cell/>
        </table:table-row>
        <table:table-row table:style-name="ro19">
          <table:table-cell table:style-name="ce182" table:number-columns-repeated="2"/>
          <table:table-cell table:style-name="ce191" office:value-type="string" calcext:value-type="string">
            <text:p>Criteria 14</text:p>
          </table:table-cell>
          <table:table-cell table:style-name="ce61"/>
          <table:table-cell table:style-name="ce70"/>
          <table:table-cell table:style-name="ce99" table:content-validation-name="val3"/>
          <table:table-cell table:style-name="ce127" table:content-validation-name="val4" table:number-columns-repeated="2"/>
          <table:table-cell table:style-name="ce168" table:content-validation-name="val5"/>
          <table:table-cell table:style-name="ce197"/>
          <table:table-cell table:style-name="ce224" table:content-validation-name="val6"/>
          <table:table-cell table:style-name="ce325" table:formula="of:=IF([.K25]=&quot;&quot;;&quot;&quot;;[.K25]*[.I25])">
            <text:p/>
          </table:table-cell>
          <table:table-cell table:style-name="ce197"/>
          <table:table-cell table:style-name="ce352" table:content-validation-name="val6"/>
          <table:table-cell table:style-name="ce369" table:formula="of:=IF([.N25]=&quot;&quot;;&quot;&quot;;[.N25]*[.I25])">
            <text:p/>
          </table:table-cell>
          <table:table-cell table:style-name="ce197"/>
          <table:table-cell table:style-name="ce382" table:content-validation-name="val6"/>
          <table:table-cell table:style-name="ce388" table:formula="of:=IF([.Q25]=&quot;&quot;;&quot;&quot;;[.Q25]*[.I25])">
            <text:p/>
          </table:table-cell>
          <table:table-cell table:style-name="ce197"/>
          <table:table-cell table:style-name="ce396" table:content-validation-name="val6"/>
          <table:table-cell table:style-name="ce405" table:formula="of:=IF([.T25]=&quot;&quot;;&quot;&quot;;[.T25]*[.I25])">
            <text:p/>
          </table:table-cell>
          <table:table-cell table:style-name="ce197"/>
          <table:table-cell table:style-name="ce419" table:content-validation-name="val6"/>
          <table:table-cell table:style-name="ce405" table:formula="of:=IF([.W25]=&quot;&quot;;&quot;&quot;;[.W25]*[.I25])">
            <text:p/>
          </table:table-cell>
          <table:table-cell table:style-name="ce197"/>
          <table:table-cell table:style-name="ce419" table:content-validation-name="val6"/>
          <table:table-cell table:style-name="ce405" table:formula="of:=IF([.Z25]=&quot;&quot;;&quot;&quot;;[.Z25]*[.I25])">
            <text:p/>
          </table:table-cell>
          <table:table-cell table:style-name="ce197"/>
          <table:table-cell table:style-name="ce419" table:content-validation-name="val6"/>
          <table:table-cell table:style-name="ce405" table:formula="of:=IF([.AC25]=&quot;&quot;;&quot;&quot;;[.AC25]*[.I25])">
            <text:p/>
          </table:table-cell>
          <table:table-cell table:style-name="ce197"/>
          <table:table-cell table:style-name="ce419" table:content-validation-name="val6"/>
          <table:table-cell table:style-name="ce405" table:formula="of:=IF([.AF25]=&quot;&quot;;&quot;&quot;;[.AF25]*[.I25])">
            <text:p/>
          </table:table-cell>
          <table:table-cell table:style-name="ce197"/>
          <table:table-cell table:style-name="ce419" table:content-validation-name="val6"/>
          <table:table-cell table:style-name="ce453" table:formula="of:=IF([.AI25]=&quot;&quot;;&quot;&quot;;[.AI25]*[.I25])">
            <text:p/>
          </table:table-cell>
          <table:table-cell table:style-name="ce197"/>
          <table:table-cell table:style-name="ce419" table:content-validation-name="val6"/>
          <table:table-cell table:style-name="ce453" table:formula="of:=IF([.AL25]=&quot;&quot;;&quot;&quot;;[.AL25]*[.I25])">
            <text:p/>
          </table:table-cell>
          <table:table-cell table:style-name="ce182" table:number-columns-repeated="3"/>
          <table:table-cell table:number-columns-repeated="153"/>
          <table:table-cell table:style-name="ce613" table:number-columns-repeated="138"/>
          <table:table-cell table:number-columns-repeated="5"/>
          <table:table-cell table:style-name="ce613" table:number-columns-repeated="685"/>
          <table:table-cell/>
        </table:table-row>
        <table:table-row table:style-name="ro19">
          <table:table-cell table:style-name="ce182" table:number-columns-repeated="2"/>
          <table:table-cell table:style-name="ce191" office:value-type="string" calcext:value-type="string">
            <text:p>Criteria 15</text:p>
          </table:table-cell>
          <table:table-cell table:style-name="ce61"/>
          <table:table-cell table:style-name="ce70"/>
          <table:table-cell table:style-name="ce99" table:content-validation-name="val3"/>
          <table:table-cell table:style-name="ce127" table:content-validation-name="val4" table:number-columns-repeated="2"/>
          <table:table-cell table:style-name="ce168" table:content-validation-name="val5"/>
          <table:table-cell table:style-name="ce197"/>
          <table:table-cell table:style-name="ce224" table:content-validation-name="val6"/>
          <table:table-cell table:style-name="ce325" table:formula="of:=IF([.K26]=&quot;&quot;;&quot;&quot;;[.K26]*[.I26])">
            <text:p/>
          </table:table-cell>
          <table:table-cell table:style-name="ce197"/>
          <table:table-cell table:style-name="ce352" table:content-validation-name="val6"/>
          <table:table-cell table:style-name="ce369" table:formula="of:=IF([.N26]=&quot;&quot;;&quot;&quot;;[.N26]*[.I26])">
            <text:p/>
          </table:table-cell>
          <table:table-cell table:style-name="ce197"/>
          <table:table-cell table:style-name="ce382" table:content-validation-name="val6"/>
          <table:table-cell table:style-name="ce388" table:formula="of:=IF([.Q26]=&quot;&quot;;&quot;&quot;;[.Q26]*[.I26])">
            <text:p/>
          </table:table-cell>
          <table:table-cell table:style-name="ce197"/>
          <table:table-cell table:style-name="ce396" table:content-validation-name="val6"/>
          <table:table-cell table:style-name="ce405" table:formula="of:=IF([.T26]=&quot;&quot;;&quot;&quot;;[.T26]*[.I26])">
            <text:p/>
          </table:table-cell>
          <table:table-cell table:style-name="ce197"/>
          <table:table-cell table:style-name="ce419" table:content-validation-name="val6"/>
          <table:table-cell table:style-name="ce405" table:formula="of:=IF([.W26]=&quot;&quot;;&quot;&quot;;[.W26]*[.I26])">
            <text:p/>
          </table:table-cell>
          <table:table-cell table:style-name="ce197"/>
          <table:table-cell table:style-name="ce419" table:content-validation-name="val6"/>
          <table:table-cell table:style-name="ce405" table:formula="of:=IF([.Z26]=&quot;&quot;;&quot;&quot;;[.Z26]*[.I26])">
            <text:p/>
          </table:table-cell>
          <table:table-cell table:style-name="ce197"/>
          <table:table-cell table:style-name="ce419" table:content-validation-name="val6"/>
          <table:table-cell table:style-name="ce405" table:formula="of:=IF([.AC26]=&quot;&quot;;&quot;&quot;;[.AC26]*[.I26])">
            <text:p/>
          </table:table-cell>
          <table:table-cell table:style-name="ce197"/>
          <table:table-cell table:style-name="ce419" table:content-validation-name="val6"/>
          <table:table-cell table:style-name="ce405" table:formula="of:=IF([.AF26]=&quot;&quot;;&quot;&quot;;[.AF26]*[.I26])">
            <text:p/>
          </table:table-cell>
          <table:table-cell table:style-name="ce197"/>
          <table:table-cell table:style-name="ce419" table:content-validation-name="val6"/>
          <table:table-cell table:style-name="ce453" table:formula="of:=IF([.AI26]=&quot;&quot;;&quot;&quot;;[.AI26]*[.I26])">
            <text:p/>
          </table:table-cell>
          <table:table-cell table:style-name="ce197"/>
          <table:table-cell table:style-name="ce419" table:content-validation-name="val6"/>
          <table:table-cell table:style-name="ce453" table:formula="of:=IF([.AL26]=&quot;&quot;;&quot;&quot;;[.AL26]*[.I26])">
            <text:p/>
          </table:table-cell>
          <table:table-cell table:style-name="ce182" table:number-columns-repeated="3"/>
          <table:table-cell table:number-columns-repeated="153"/>
          <table:table-cell table:style-name="ce613" table:number-columns-repeated="138"/>
          <table:table-cell table:number-columns-repeated="5"/>
          <table:table-cell table:style-name="ce613" table:number-columns-repeated="685"/>
          <table:table-cell/>
        </table:table-row>
        <table:table-row table:style-name="ro12">
          <table:table-cell table:style-name="ce182" table:number-columns-repeated="2"/>
          <table:table-cell table:style-name="ce193"/>
          <table:table-cell table:style-name="ce201" table:number-columns-repeated="2"/>
          <table:table-cell table:style-name="ce264" table:number-columns-repeated="3"/>
          <table:table-cell table:style-name="ce287"/>
          <table:table-cell table:style-name="ce198"/>
          <table:table-cell table:style-name="ce111" table:number-columns-repeated="2"/>
          <table:table-cell table:style-name="ce198"/>
          <table:table-cell table:style-name="ce341" table:number-columns-repeated="2"/>
          <table:table-cell table:style-name="ce198"/>
          <table:table-cell table:style-name="ce413" table:number-columns-repeated="2"/>
          <table:table-cell table:style-name="ce198"/>
          <table:table-cell table:style-name="ce426" table:number-columns-repeated="2"/>
          <table:table-cell table:style-name="ce198"/>
          <table:table-cell table:style-name="ce426" table:number-columns-repeated="2"/>
          <table:table-cell table:style-name="ce198"/>
          <table:table-cell table:style-name="ce341" table:number-columns-repeated="2"/>
          <table:table-cell table:style-name="ce198"/>
          <table:table-cell table:style-name="ce341" table:number-columns-repeated="2"/>
          <table:table-cell table:style-name="ce198"/>
          <table:table-cell table:style-name="ce426" table:number-columns-repeated="2"/>
          <table:table-cell table:style-name="ce198"/>
          <table:table-cell table:style-name="ce426" table:number-columns-repeated="2"/>
          <table:table-cell table:style-name="ce198"/>
          <table:table-cell table:style-name="ce463" table:number-columns-repeated="2"/>
          <table:table-cell table:style-name="ce182" table:number-columns-repeated="3"/>
          <table:table-cell table:number-columns-repeated="982"/>
        </table:table-row>
        <table:table-row table:style-name="ro18">
          <table:table-cell table:style-name="ce182" table:number-columns-repeated="2"/>
          <table:table-cell table:style-name="ce23"/>
          <table:table-cell table:style-name="ce201"/>
          <table:table-cell table:style-name="ce242" office:value-type="string" calcext:value-type="string">
            <text:p>Max TWS:</text:p>
          </table:table-cell>
          <table:table-cell table:style-name="ce106" table:formula="of:=MAX([.L28:.AM28])" office:value-type="float" office:value="257" calcext:value-type="float">
            <text:p>257</text:p>
          </table:table-cell>
          <table:table-cell table:style-name="ce274" table:number-columns-repeated="2"/>
          <table:table-cell table:style-name="ce288" office:value-type="string" calcext:value-type="string">
            <text:p>Total Weighted Score </text:p>
          </table:table-cell>
          <table:table-cell table:style-name="ce299"/>
          <table:table-cell table:style-name="ce311"/>
          <table:table-cell table:style-name="ce323" table:formula="of:=SUM([.L12:.L27])" office:value-type="float" office:value="174" calcext:value-type="float">
            <text:p>174</text:p>
          </table:table-cell>
          <table:table-cell table:style-name="ce299"/>
          <table:table-cell table:style-name="ce342"/>
          <table:table-cell table:style-name="ce323" table:formula="of:=SUM([.O12:.O26])" office:value-type="float" office:value="248" calcext:value-type="float">
            <text:p>248</text:p>
          </table:table-cell>
          <table:table-cell table:style-name="ce299"/>
          <table:table-cell table:style-name="ce414"/>
          <table:table-cell table:style-name="ce323" table:formula="of:=SUM([.R12:.R26])" office:value-type="float" office:value="232" calcext:value-type="float">
            <text:p>232</text:p>
          </table:table-cell>
          <table:table-cell table:style-name="ce299"/>
          <table:table-cell table:style-name="ce342"/>
          <table:table-cell table:style-name="ce323" table:formula="of:=SUM([.U12:.U26])" office:value-type="float" office:value="235" calcext:value-type="float">
            <text:p>235</text:p>
          </table:table-cell>
          <table:table-cell table:style-name="ce299"/>
          <table:table-cell table:style-name="ce342"/>
          <table:table-cell table:style-name="ce323" table:formula="of:=SUM([.X12:.X26])" office:value-type="float" office:value="249" calcext:value-type="float">
            <text:p>249</text:p>
          </table:table-cell>
          <table:table-cell table:style-name="ce299"/>
          <table:table-cell table:style-name="ce342"/>
          <table:table-cell table:style-name="ce323" table:formula="of:=SUM([.AA12:.AA26])" office:value-type="float" office:value="257" calcext:value-type="float">
            <text:p>257</text:p>
          </table:table-cell>
          <table:table-cell table:style-name="ce299"/>
          <table:table-cell table:style-name="ce342"/>
          <table:table-cell table:style-name="ce323" table:formula="of:=SUM([.AD12:.AD26])" office:value-type="float" office:value="0" calcext:value-type="float">
            <text:p>0</text:p>
          </table:table-cell>
          <table:table-cell table:style-name="ce299"/>
          <table:table-cell table:style-name="ce342"/>
          <table:table-cell table:style-name="ce323" table:formula="of:=SUM([.AG12:.AG26])" office:value-type="float" office:value="0" calcext:value-type="float">
            <text:p>0</text:p>
          </table:table-cell>
          <table:table-cell table:style-name="ce299"/>
          <table:table-cell table:style-name="ce342"/>
          <table:table-cell table:style-name="ce323" table:formula="of:=SUM([.AJ12:.AJ26])" office:value-type="float" office:value="0" calcext:value-type="float">
            <text:p>0</text:p>
          </table:table-cell>
          <table:table-cell table:style-name="ce299"/>
          <table:table-cell table:style-name="ce311"/>
          <table:table-cell table:style-name="ce323" table:formula="of:=SUM([.AM12:.AM26])" office:value-type="float" office:value="0" calcext:value-type="float">
            <text:p>0</text:p>
          </table:table-cell>
          <table:table-cell table:style-name="ce182" table:number-columns-repeated="3"/>
          <table:table-cell table:number-columns-repeated="982"/>
        </table:table-row>
        <table:table-row table:style-name="ro18">
          <table:table-cell table:style-name="ce182" table:number-columns-repeated="2"/>
          <table:table-cell table:style-name="ce23"/>
          <table:table-cell table:style-name="ce201"/>
          <table:table-cell table:style-name="ce242" office:value-type="string" calcext:value-type="string">
            <text:p>% of Ideal</text:p>
          </table:table-cell>
          <table:table-cell table:style-name="ce92" table:formula="of:=IF([.BH225]=0;0;[.F28]/[.BH225])" office:value-type="percentage" office:value="0.856666666666667" calcext:value-type="percentage">
            <text:p>86%</text:p>
          </table:table-cell>
          <table:table-cell table:style-name="ce274" table:number-columns-repeated="2"/>
          <table:table-cell table:style-name="ce288" office:value-type="string" calcext:value-type="string">
            <text:p>% of Ideal</text:p>
          </table:table-cell>
          <table:table-cell table:style-name="ce299"/>
          <table:table-cell table:style-name="ce311"/>
          <table:table-cell table:style-name="ce273" table:formula="of:=IF([.BH225]=0;0;[.L28]/[.BH225])" office:value-type="percentage" office:value="0.58" calcext:value-type="percentage">
            <text:p>58%</text:p>
          </table:table-cell>
          <table:table-cell table:style-name="ce299"/>
          <table:table-cell table:style-name="ce342"/>
          <table:table-cell table:style-name="ce273" table:formula="of:=IF([.BH225]=0;0;[.O28]/[.BH225])" office:value-type="percentage" office:value="0.826666666666667" calcext:value-type="percentage">
            <text:p>83%</text:p>
          </table:table-cell>
          <table:table-cell table:style-name="ce299"/>
          <table:table-cell table:style-name="ce414"/>
          <table:table-cell table:style-name="ce273" table:formula="of:=IF([.BH225]=0;0;[.R28]/[.BH225])" office:value-type="percentage" office:value="0.773333333333333" calcext:value-type="percentage">
            <text:p>77%</text:p>
          </table:table-cell>
          <table:table-cell table:style-name="ce299"/>
          <table:table-cell table:style-name="ce342"/>
          <table:table-cell table:style-name="ce273" table:formula="of:=IF([.BH225]=0;0;[.U28]/[.BH225])" office:value-type="percentage" office:value="0.783333333333333" calcext:value-type="percentage">
            <text:p>78%</text:p>
          </table:table-cell>
          <table:table-cell table:style-name="ce299"/>
          <table:table-cell table:style-name="ce342"/>
          <table:table-cell table:style-name="ce273" table:formula="of:=IF([.BH225]=0;0;[.X28]/[.BH225])" office:value-type="percentage" office:value="0.83" calcext:value-type="percentage">
            <text:p>83%</text:p>
          </table:table-cell>
          <table:table-cell table:style-name="ce299"/>
          <table:table-cell table:style-name="ce342"/>
          <table:table-cell table:style-name="ce273" table:formula="of:=IF([.BH225]=0;0;[.AA28]/[.BH225])" office:value-type="percentage" office:value="0.856666666666667" calcext:value-type="percentage">
            <text:p>86%</text:p>
          </table:table-cell>
          <table:table-cell table:style-name="ce299"/>
          <table:table-cell table:style-name="ce342"/>
          <table:table-cell table:style-name="ce273" table:formula="of:=IF([.BH225]=0;0;[.AD28]/[.BH225])" office:value-type="percentage" office:value="0" calcext:value-type="percentage">
            <text:p>0%</text:p>
          </table:table-cell>
          <table:table-cell table:style-name="ce299"/>
          <table:table-cell table:style-name="ce342"/>
          <table:table-cell table:style-name="ce273" table:formula="of:=IF([.BH225]=0;0;[.AG28]/[.BH225])" office:value-type="percentage" office:value="0" calcext:value-type="percentage">
            <text:p>0%</text:p>
          </table:table-cell>
          <table:table-cell table:style-name="ce299"/>
          <table:table-cell table:style-name="ce342"/>
          <table:table-cell table:style-name="ce273" table:formula="of:=IF([.BH225]=0;0;[.AJ28]/[.BH225])" office:value-type="percentage" office:value="0" calcext:value-type="percentage">
            <text:p>0%</text:p>
          </table:table-cell>
          <table:table-cell table:style-name="ce299"/>
          <table:table-cell table:style-name="ce311"/>
          <table:table-cell table:style-name="ce273" table:formula="of:=IF([.BH225]=0;0;[.AM28]/[.BH225])" office:value-type="percentage" office:value="0" calcext:value-type="percentage">
            <text:p>0%</text:p>
          </table:table-cell>
          <table:table-cell table:style-name="ce182" table:number-columns-repeated="3"/>
          <table:table-cell table:number-columns-repeated="982"/>
        </table:table-row>
        <table:table-row table:style-name="ro12">
          <table:table-cell table:style-name="ce182" table:number-columns-repeated="2"/>
          <table:table-cell table:style-name="ce23"/>
          <table:table-cell table:style-name="ce201"/>
          <table:table-cell table:number-columns-repeated="6"/>
          <table:table-cell table:style-name="ce184" table:number-columns-repeated="2"/>
          <table:table-cell table:number-columns-repeated="27"/>
          <table:table-cell table:style-name="ce182" table:number-columns-repeated="3"/>
          <table:table-cell table:number-columns-repeated="982"/>
        </table:table-row>
        <table:table-row table:style-name="ro18">
          <table:table-cell table:style-name="ce182" table:number-columns-repeated="3"/>
          <table:table-cell table:style-name="ce202"/>
          <table:table-cell table:style-name="ce195"/>
          <table:table-cell table:style-name="ce247" table:number-columns-repeated="4"/>
          <table:table-cell table:style-name="ce300" office:value-type="string" calcext:value-type="string">
            <text:p>Risk Description</text:p>
          </table:table-cell>
          <table:table-cell table:style-name="ce312" office:value-type="string" calcext:value-type="string">
            <text:p>Prob</text:p>
          </table:table-cell>
          <table:table-cell table:style-name="ce312" office:value-type="string" calcext:value-type="string">
            <text:p>Conseq.</text:p>
          </table:table-cell>
          <table:table-cell table:style-name="ce328" office:value-type="string" calcext:value-type="string">
            <text:p>Risk Description</text:p>
          </table:table-cell>
          <table:table-cell table:style-name="ce343" office:value-type="string" calcext:value-type="string">
            <text:p>Prob</text:p>
          </table:table-cell>
          <table:table-cell table:style-name="ce343" office:value-type="string" calcext:value-type="string">
            <text:p>Conseq.</text:p>
          </table:table-cell>
          <table:table-cell table:style-name="ce300" office:value-type="string" calcext:value-type="string">
            <text:p>Risk Description</text:p>
          </table:table-cell>
          <table:table-cell table:style-name="ce343" office:value-type="string" calcext:value-type="string">
            <text:p>Prob</text:p>
          </table:table-cell>
          <table:table-cell table:style-name="ce343" office:value-type="string" calcext:value-type="string">
            <text:p>Conseq.</text:p>
          </table:table-cell>
          <table:table-cell table:style-name="ce300" office:value-type="string" calcext:value-type="string">
            <text:p>Risk Description</text:p>
          </table:table-cell>
          <table:table-cell table:style-name="ce343" office:value-type="string" calcext:value-type="string">
            <text:p>Prob</text:p>
          </table:table-cell>
          <table:table-cell table:style-name="ce343" office:value-type="string" calcext:value-type="string">
            <text:p>Conseq.</text:p>
          </table:table-cell>
          <table:table-cell table:style-name="ce300" office:value-type="string" calcext:value-type="string">
            <text:p>Risk Description</text:p>
          </table:table-cell>
          <table:table-cell table:style-name="ce343" office:value-type="string" calcext:value-type="string">
            <text:p>Prob</text:p>
          </table:table-cell>
          <table:table-cell table:style-name="ce343" office:value-type="string" calcext:value-type="string">
            <text:p>Conseq.</text:p>
          </table:table-cell>
          <table:table-cell table:style-name="ce300" office:value-type="string" calcext:value-type="string">
            <text:p>Risk Description</text:p>
          </table:table-cell>
          <table:table-cell table:style-name="ce343" office:value-type="string" calcext:value-type="string">
            <text:p>Prob</text:p>
          </table:table-cell>
          <table:table-cell table:style-name="ce343" office:value-type="string" calcext:value-type="string">
            <text:p>Conseq.</text:p>
          </table:table-cell>
          <table:table-cell table:style-name="ce300" office:value-type="string" calcext:value-type="string">
            <text:p>Risk Description</text:p>
          </table:table-cell>
          <table:table-cell table:style-name="ce343" office:value-type="string" calcext:value-type="string">
            <text:p>Prob</text:p>
          </table:table-cell>
          <table:table-cell table:style-name="ce343" office:value-type="string" calcext:value-type="string">
            <text:p>Conseq.</text:p>
          </table:table-cell>
          <table:table-cell table:style-name="ce300" office:value-type="string" calcext:value-type="string">
            <text:p>Risk Description</text:p>
          </table:table-cell>
          <table:table-cell table:style-name="ce343" office:value-type="string" calcext:value-type="string">
            <text:p>Prob</text:p>
          </table:table-cell>
          <table:table-cell table:style-name="ce343" office:value-type="string" calcext:value-type="string">
            <text:p>Conseq.</text:p>
          </table:table-cell>
          <table:table-cell table:style-name="ce300" office:value-type="string" calcext:value-type="string">
            <text:p>Risk Description</text:p>
          </table:table-cell>
          <table:table-cell table:style-name="ce343" office:value-type="string" calcext:value-type="string">
            <text:p>Prob</text:p>
          </table:table-cell>
          <table:table-cell table:style-name="ce343" office:value-type="string" calcext:value-type="string">
            <text:p>Conseq.</text:p>
          </table:table-cell>
          <table:table-cell table:style-name="ce300" office:value-type="string" calcext:value-type="string">
            <text:p>Risk Description</text:p>
          </table:table-cell>
          <table:table-cell table:style-name="ce343" office:value-type="string" calcext:value-type="string">
            <text:p>Prob</text:p>
          </table:table-cell>
          <table:table-cell table:style-name="ce343" office:value-type="string" calcext:value-type="string">
            <text:p>Conseq.</text:p>
          </table:table-cell>
          <table:table-cell table:style-name="ce182" table:number-columns-repeated="3"/>
          <table:table-cell table:number-columns-repeated="982"/>
        </table:table-row>
        <table:table-row table:style-name="ro20">
          <table:table-cell table:style-name="ce182" table:number-columns-repeated="3"/>
          <table:table-cell table:style-name="ce202"/>
          <table:table-cell table:style-name="ce195"/>
          <table:table-cell table:style-name="ce247" table:number-columns-repeated="3"/>
          <table:table-cell table:style-name="ce173" office:value-type="string" calcext:value-type="string">
            <text:p>Risk 1</text:p>
          </table:table-cell>
          <table:table-cell table:style-name="ce209"/>
          <table:table-cell table:style-name="ce86"/>
          <table:table-cell table:style-name="ce96"/>
          <table:table-cell table:style-name="ce338"/>
          <table:table-cell table:style-name="ce110"/>
          <table:table-cell table:style-name="ce116"/>
          <table:table-cell table:style-name="ce373"/>
          <table:table-cell table:style-name="ce129"/>
          <table:table-cell table:style-name="ce133"/>
          <table:table-cell table:style-name="ce391"/>
          <table:table-cell table:style-name="ce140"/>
          <table:table-cell table:style-name="ce144"/>
          <table:table-cell table:style-name="ce408"/>
          <table:table-cell table:style-name="ce148"/>
          <table:table-cell table:style-name="ce149"/>
          <table:table-cell table:style-name="ce431"/>
          <table:table-cell table:style-name="ce153"/>
          <table:table-cell table:style-name="ce154"/>
          <table:table-cell table:style-name="ce437"/>
          <table:table-cell table:style-name="ce157"/>
          <table:table-cell table:style-name="ce158"/>
          <table:table-cell table:style-name="ce443"/>
          <table:table-cell table:style-name="ce161"/>
          <table:table-cell table:style-name="ce162"/>
          <table:table-cell table:style-name="ce449"/>
          <table:table-cell table:style-name="ce165"/>
          <table:table-cell table:style-name="ce167"/>
          <table:table-cell table:style-name="ce458"/>
          <table:table-cell table:style-name="ce172"/>
          <table:table-cell table:style-name="ce174"/>
          <table:table-cell table:style-name="ce182" table:number-columns-repeated="3"/>
          <table:table-cell table:number-columns-repeated="982"/>
        </table:table-row>
        <table:table-row table:style-name="ro20">
          <table:table-cell table:style-name="ce182" table:number-columns-repeated="3"/>
          <table:table-cell table:style-name="ce202"/>
          <table:table-cell table:style-name="ce195"/>
          <table:table-cell table:style-name="ce247" table:number-columns-repeated="3"/>
          <table:table-cell table:style-name="ce173" office:value-type="string" calcext:value-type="string">
            <text:p>Risk 2</text:p>
          </table:table-cell>
          <table:table-cell table:style-name="ce209"/>
          <table:table-cell table:style-name="ce86"/>
          <table:table-cell table:style-name="ce96"/>
          <table:table-cell table:style-name="ce338"/>
          <table:table-cell table:style-name="ce110"/>
          <table:table-cell table:style-name="ce116"/>
          <table:table-cell table:style-name="ce373"/>
          <table:table-cell table:style-name="ce129"/>
          <table:table-cell table:style-name="ce133"/>
          <table:table-cell table:style-name="ce391"/>
          <table:table-cell table:style-name="ce140"/>
          <table:table-cell table:style-name="ce144"/>
          <table:table-cell table:style-name="ce408"/>
          <table:table-cell table:style-name="ce148"/>
          <table:table-cell table:style-name="ce149"/>
          <table:table-cell table:style-name="ce431"/>
          <table:table-cell table:style-name="ce153"/>
          <table:table-cell table:style-name="ce154"/>
          <table:table-cell table:style-name="ce437"/>
          <table:table-cell table:style-name="ce157"/>
          <table:table-cell table:style-name="ce158"/>
          <table:table-cell table:style-name="ce443"/>
          <table:table-cell table:style-name="ce161"/>
          <table:table-cell table:style-name="ce162"/>
          <table:table-cell table:style-name="ce449"/>
          <table:table-cell table:style-name="ce165"/>
          <table:table-cell table:style-name="ce167"/>
          <table:table-cell table:style-name="ce458"/>
          <table:table-cell table:style-name="ce172"/>
          <table:table-cell table:style-name="ce174"/>
          <table:table-cell table:style-name="ce182" table:number-columns-repeated="3"/>
          <table:table-cell table:number-columns-repeated="982"/>
        </table:table-row>
        <table:table-row table:style-name="ro20">
          <table:table-cell table:style-name="ce182" table:number-columns-repeated="3"/>
          <table:table-cell table:style-name="ce202"/>
          <table:table-cell table:style-name="ce195"/>
          <table:table-cell table:style-name="ce247" table:number-columns-repeated="3"/>
          <table:table-cell table:style-name="ce173" office:value-type="string" calcext:value-type="string">
            <text:p>Risk 3</text:p>
          </table:table-cell>
          <table:table-cell table:style-name="ce209"/>
          <table:table-cell table:style-name="ce86"/>
          <table:table-cell table:style-name="ce96"/>
          <table:table-cell table:style-name="ce338"/>
          <table:table-cell table:style-name="ce110"/>
          <table:table-cell table:style-name="ce116"/>
          <table:table-cell table:style-name="ce373"/>
          <table:table-cell table:style-name="ce129"/>
          <table:table-cell table:style-name="ce133"/>
          <table:table-cell table:style-name="ce391"/>
          <table:table-cell table:style-name="ce140"/>
          <table:table-cell table:style-name="ce144"/>
          <table:table-cell table:style-name="ce408"/>
          <table:table-cell table:style-name="ce148"/>
          <table:table-cell table:style-name="ce149"/>
          <table:table-cell table:style-name="ce431"/>
          <table:table-cell table:style-name="ce153"/>
          <table:table-cell table:style-name="ce154"/>
          <table:table-cell table:style-name="ce437"/>
          <table:table-cell table:style-name="ce157"/>
          <table:table-cell table:style-name="ce158"/>
          <table:table-cell table:style-name="ce443"/>
          <table:table-cell table:style-name="ce161"/>
          <table:table-cell table:style-name="ce162"/>
          <table:table-cell table:style-name="ce449"/>
          <table:table-cell table:style-name="ce165"/>
          <table:table-cell table:style-name="ce167"/>
          <table:table-cell table:style-name="ce458"/>
          <table:table-cell table:style-name="ce172"/>
          <table:table-cell table:style-name="ce174"/>
          <table:table-cell table:style-name="ce182" table:number-columns-repeated="3"/>
          <table:table-cell table:number-columns-repeated="982"/>
        </table:table-row>
        <table:table-row table:style-name="ro21">
          <table:table-cell table:style-name="ce182" table:number-columns-repeated="3"/>
          <table:table-cell table:style-name="ce202"/>
          <table:table-cell table:style-name="ce182"/>
          <table:table-cell table:style-name="ce269" office:value-type="string" calcext:value-type="string" table:number-columns-spanned="4" table:number-rows-spanned="1">
            <text:p>Selection/Rejection Rationale</text:p>
          </table:table-cell>
          <table:covered-table-cell table:number-columns-repeated="2" table:style-name="ce111"/>
          <table:covered-table-cell table:style-name="ce289"/>
          <table:table-cell table:style-name="ce210" table:number-columns-spanned="3" table:number-rows-spanned="1"/>
          <table:covered-table-cell table:number-columns-repeated="2" table:style-name="ce87"/>
          <table:table-cell table:style-name="ce340" table:number-columns-spanned="3" table:number-rows-spanned="1"/>
          <table:covered-table-cell table:number-columns-repeated="2" table:style-name="ce87"/>
          <table:table-cell table:style-name="ce374" table:number-columns-spanned="3" table:number-rows-spanned="1"/>
          <table:covered-table-cell table:number-columns-repeated="2" table:style-name="ce87"/>
          <table:table-cell table:style-name="ce392" table:number-columns-spanned="3" table:number-rows-spanned="1"/>
          <table:covered-table-cell table:number-columns-repeated="2" table:style-name="ce87"/>
          <table:table-cell table:style-name="ce412" table:number-columns-spanned="3" table:number-rows-spanned="1"/>
          <table:covered-table-cell table:number-columns-repeated="2" table:style-name="ce87"/>
          <table:table-cell table:style-name="ce432" table:number-columns-spanned="3" table:number-rows-spanned="1"/>
          <table:covered-table-cell table:number-columns-repeated="2" table:style-name="ce87"/>
          <table:table-cell table:style-name="ce438" table:number-columns-spanned="3" table:number-rows-spanned="1"/>
          <table:covered-table-cell table:number-columns-repeated="2" table:style-name="ce87"/>
          <table:table-cell table:style-name="ce444" table:number-columns-spanned="3" table:number-rows-spanned="1"/>
          <table:covered-table-cell table:number-columns-repeated="2" table:style-name="ce87"/>
          <table:table-cell table:style-name="ce450" table:number-columns-spanned="3" table:number-rows-spanned="1"/>
          <table:covered-table-cell table:number-columns-repeated="2" table:style-name="ce87"/>
          <table:table-cell table:style-name="ce461" table:number-columns-spanned="3" table:number-rows-spanned="1"/>
          <table:covered-table-cell table:number-columns-repeated="2" table:style-name="ce87"/>
          <table:table-cell table:style-name="ce182" table:number-columns-repeated="3"/>
          <table:table-cell table:number-columns-repeated="982"/>
        </table:table-row>
        <table:table-row table:style-name="ro12">
          <table:table-cell table:style-name="ce182" table:number-columns-repeated="3"/>
          <table:table-cell table:style-name="ce202"/>
          <table:table-cell table:style-name="ce195"/>
          <table:table-cell table:style-name="ce247" table:number-columns-repeated="4"/>
          <table:table-cell table:style-name="ce195"/>
          <table:table-cell table:style-name="ce247" table:number-columns-repeated="2"/>
          <table:table-cell table:style-name="ce195"/>
          <table:table-cell table:style-name="ce247" table:number-columns-repeated="2"/>
          <table:table-cell table:style-name="ce195" table:number-columns-repeated="4"/>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82" table:number-columns-repeated="3"/>
          <table:table-cell table:number-columns-repeated="982"/>
        </table:table-row>
        <table:table-row table:style-name="ro12">
          <table:table-cell table:style-name="ce182" table:number-columns-repeated="3"/>
          <table:table-cell table:style-name="ce202"/>
          <table:table-cell table:style-name="ce182"/>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8" table:visibility="collapse">
          <table:table-cell table:style-name="ce182" table:number-columns-repeated="3"/>
          <table:table-cell table:style-name="ce202"/>
          <table:table-cell table:style-name="ce244"/>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visibility="collapse">
          <table:table-cell table:style-name="ce182" table:number-columns-repeated="3"/>
          <table:table-cell table:style-name="ce202"/>
          <table:table-cell table:style-name="ce52" table:number-columns-spanned="1" table:number-rows-spanned="2"/>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visibility="collapse">
          <table:table-cell table:style-name="ce182" table:number-columns-repeated="3"/>
          <table:table-cell table:style-name="ce202"/>
          <table:covered-table-cell table:style-name="ce23"/>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visibility="collapse">
          <table:table-cell table:style-name="ce182" table:number-columns-repeated="3"/>
          <table:table-cell table:style-name="ce202"/>
          <table:table-cell table:style-name="ce182"/>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3"/>
          <table:table-cell table:style-name="ce202">
            <draw:frame table:end-cell-address="'Personal Transportation Example'.H84" table:end-x="0.9799in" table:end-y="0.1165in" draw:z-index="0" draw:style-name="gr5" draw:text-style-name="P4" svg:width="9.4953in" svg:height="7.9969in" svg:x="0.0051in" svg:y="0.1866in">
              <draw:object draw:notify-on-update-of-ranges="'Personal Transportation Example'.AW168:'Personal Transportation Example'.AW176 'Personal Transportation Example'.AX166:'Personal Transportation Example'.AX166 'Personal Transportation Example'.AX168:'Personal Transportation Example'.AX176 'Personal Transportation Example'.AY166:'Personal Transportation Example'.AY166 'Personal Transportation Example'.AY168:'Personal Transportation Example'.AY176 'Personal Transportation Example'.AZ166:'Personal Transportation Example'.AZ166 'Personal Transportation Example'.AZ168:'Personal Transportation Example'.AZ176 'Personal Transportation Example'.BA166:'Personal Transportation Example'.BA166 'Personal Transportation Example'.BA168:'Personal Transportation Example'.BA176 'Personal Transportation Example'.BB166:'Personal Transportation Example'.BB166 'Personal Transportation Example'.BB168:'Personal Transportation Example'.BB176 'Personal Transportation Example'.BC166:'Personal Transportation Example'.BC166 'Personal Transportation Example'.BC168:'Personal Transportation Example'.BC176 'Personal Transportation Example'.BD166:'Personal Transportation Example'.BD166 'Personal Transportation Example'.BD168:'Personal Transportation Example'.BD176 'Personal Transportation Example'.BE166:'Personal Transportation Example'.BE166 'Personal Transportation Example'.BE168:'Personal Transportation Example'.BE176 'Personal Transportation Example'.BF166:'Personal Transportation Example'.BF166 'Personal Transportation Example'.BF168:'Personal Transportation Example'.BF176 'Personal Transportation Example'.BG166:'Personal Transportation Example'.BG166 'Personal Transportation Example'.BG168:'Personal Transportation Example'.BG176 'Personal Transportation Example'.BH166:'Personal Transportation Example'.BH166 'Personal Transportation Example'.BH168:'Personal Transportation Example'.BH176" xlink:href="./Object 1" xlink:type="simple" xlink:show="embed" xlink:actuate="onLoad">
                <loext:p/>
              </draw:object>
              <draw:image xlink:href="./ObjectReplacements/Object 1" xlink:type="simple" xlink:show="embed" xlink:actuate="onLoad"/>
            </draw:frame>
          </table:table-cell>
          <table:table-cell table:style-name="ce182"/>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3"/>
          <table:table-cell table:style-name="ce202"/>
          <table:table-cell table:style-name="ce182"/>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Tornado</text:p>
          </table:table-cell>
          <table:table-cell table:style-name="ce182" table:number-columns-repeated="3"/>
          <table:table-cell table:style-name="ce114" table:number-columns-repeated="4"/>
          <table:table-cell table:style-name="ce238" office:value-type="string" calcext:value-type="string" table:number-columns-spanned="1" table:number-rows-spanned="2">
            <text:p>Display on Spider</text:p>
          </table:table-cell>
          <table:table-cell table:style-name="ce276" office:value-type="string" calcext:value-type="string" table:number-columns-spanned="1" table:number-rows-spanned="2">
            <text:p>Clear</text:p>
          </table:table-cell>
          <table:table-cell table:style-name="ce53" table:number-columns-repeated="3"/>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table:table-cell table:style-name="ce182" table:number-columns-repeated="3"/>
          <table:table-cell table:style-name="ce114" table:number-columns-repeated="4"/>
          <table:covered-table-cell table:style-name="ce164"/>
          <table:covered-table-cell table:style-name="ce212"/>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8">
          <table:table-cell table:style-name="ce182"/>
          <table:table-cell table:style-name="ce185" office:value-type="string" calcext:value-type="string">
            <text:p>RESET</text:p>
          </table:table-cell>
          <table:table-cell table:style-name="ce182" table:number-columns-repeated="3"/>
          <table:table-cell table:style-name="ce114" table:number-columns-repeated="4"/>
          <table:table-cell table:style-name="ce169" office:value-type="string" calcext:value-type="string">
            <text:p>Threshold</text:p>
          </table:table-cell>
          <table:table-cell table:style-name="ce236"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No</text:p>
          </table:table-cell>
          <table:table-cell table:style-name="ce182" table:number-columns-repeated="3"/>
          <table:table-cell table:style-name="ce114" table:number-columns-repeated="4"/>
          <table:table-cell table:style-name="ce164" table:formula="of:=[.J6]" office:value-type="string" office:string-value="Bus" calcext:value-type="string">
            <text:p>Bus</text:p>
          </table:table-cell>
          <table:table-cell table:style-name="ce236"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No</text:p>
          </table:table-cell>
          <table:table-cell table:style-name="ce182" table:number-columns-repeated="3"/>
          <table:table-cell table:style-name="ce114" table:number-columns-repeated="4"/>
          <table:table-cell table:style-name="ce164" table:formula="of:=[.M6]" office:value-type="string" office:string-value="Uber / Lyft" calcext:value-type="string">
            <text:p>Uber / Lyft</text:p>
          </table:table-cell>
          <table:table-cell table:style-name="ce237"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office:value-type="float" office:value="1" calcext:value-type="float">
            <text:p>1</text:p>
          </table:table-cell>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No</text:p>
          </table:table-cell>
          <table:table-cell table:style-name="ce182" table:number-columns-repeated="3"/>
          <table:table-cell table:style-name="ce114" table:number-columns-repeated="4"/>
          <table:table-cell table:style-name="ce164" table:formula="of:=[.P6]" office:value-type="string" office:string-value="Car Pool" calcext:value-type="string">
            <text:p>Car Pool</text:p>
          </table:table-cell>
          <table:table-cell table:style-name="ce239"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No</text:p>
          </table:table-cell>
          <table:table-cell table:style-name="ce182" table:number-columns-repeated="3"/>
          <table:table-cell table:style-name="ce114" table:number-columns-repeated="4"/>
          <table:table-cell table:style-name="ce164" table:formula="of:=[.S6]" office:value-type="string" office:string-value="Bicycle" calcext:value-type="string">
            <text:p>Bicycle</text:p>
          </table:table-cell>
          <table:table-cell table:style-name="ce240"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No</text:p>
          </table:table-cell>
          <table:table-cell table:style-name="ce182" table:number-columns-repeated="3"/>
          <table:table-cell table:style-name="ce114" table:number-columns-repeated="4"/>
          <table:table-cell table:style-name="ce164" table:formula="of:=[.V6]" office:value-type="string" office:string-value="Motorcycle" calcext:value-type="string">
            <text:p>Motorcycle</text:p>
          </table:table-cell>
          <table:table-cell table:style-name="ce241"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Yes</text:p>
          </table:table-cell>
          <table:table-cell table:style-name="ce182" table:number-columns-repeated="3"/>
          <table:table-cell table:style-name="ce114" table:number-columns-repeated="4"/>
          <table:table-cell table:style-name="ce164" table:formula="of:=[.Y6]" office:value-type="string" office:string-value="Compact Car" calcext:value-type="string">
            <text:p>Compact Car</text:p>
          </table:table-cell>
          <table:table-cell table:style-name="ce245"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No</text:p>
          </table:table-cell>
          <table:table-cell table:style-name="ce182" table:number-columns-repeated="3"/>
          <table:table-cell table:style-name="ce114" table:number-columns-repeated="4"/>
          <table:table-cell table:style-name="ce164" table:formula="of:=[.AB6]" office:value-type="string" office:string-value="Alternative 7 Name 1" calcext:value-type="string">
            <text:p>Alternative 7 Name 1</text:p>
          </table:table-cell>
          <table:table-cell table:style-name="ce246"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No</text:p>
          </table:table-cell>
          <table:table-cell table:style-name="ce182" table:number-columns-repeated="3"/>
          <table:table-cell table:style-name="ce114" table:number-columns-repeated="4"/>
          <table:table-cell table:style-name="ce164" table:formula="of:=[.AE6]" office:value-type="string" office:string-value="Alternative 8 Name" calcext:value-type="string">
            <text:p>Alternative 8 Name</text:p>
          </table:table-cell>
          <table:table-cell table:style-name="ce248"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Yes</text:p>
          </table:table-cell>
          <table:table-cell table:style-name="ce182" table:number-columns-repeated="3"/>
          <table:table-cell table:style-name="ce114" table:number-columns-repeated="4"/>
          <table:table-cell table:style-name="ce164" table:formula="of:=[.AH6]" office:value-type="string" office:string-value="Alternative 9 Name" calcext:value-type="string">
            <text:p>Alternative 9 Name</text:p>
          </table:table-cell>
          <table:table-cell table:style-name="ce249"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No</text:p>
          </table:table-cell>
          <table:table-cell table:style-name="ce182" table:number-columns-repeated="3"/>
          <table:table-cell table:style-name="ce114" table:number-columns-repeated="4"/>
          <table:table-cell table:style-name="ce164" table:formula="of:=[.AK6]" office:value-type="string" office:string-value="Alternative 10 Name" calcext:value-type="string">
            <text:p>Alternative 10 Name</text:p>
          </table:table-cell>
          <table:table-cell table:style-name="ce226" office:value-type="string" calcext:value-type="string">
            <text:p>No</text:p>
          </table:table-cell>
          <table:table-cell table:style-name="ce182"/>
          <table:table-cell table:style-name="ce221"/>
          <table:table-cell table:style-name="ce253"/>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3"/>
          <table:table-cell table:style-name="ce202"/>
          <table:table-cell table:style-name="ce182"/>
          <table:table-cell table:style-name="ce114" table:number-columns-repeated="4"/>
          <table:table-cell table:style-name="ce170"/>
          <table:table-cell table:style-name="ce227"/>
          <table:table-cell table:style-name="ce182"/>
          <table:table-cell table:style-name="ce221"/>
          <table:table-cell table:style-name="ce254"/>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3"/>
          <table:table-cell table:style-name="ce202"/>
          <table:table-cell table:style-name="ce182"/>
          <table:table-cell table:style-name="ce114" table:number-columns-repeated="4"/>
          <table:table-cell table:style-name="ce182"/>
          <table:table-cell table:style-name="ce114" table:number-columns-repeated="2"/>
          <table:table-cell table:style-name="ce182"/>
          <table:table-cell table:style-name="ce114" office:value-type="string" calcext:value-type="string">
            <text:p>No</text:p>
          </table:table-cell>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3"/>
          <table:table-cell table:style-name="ce202"/>
          <table:table-cell table:style-name="ce182"/>
          <table:table-cell table:style-name="ce114" table:number-columns-repeated="4"/>
          <table:table-cell table:style-name="ce182"/>
          <table:table-cell table:style-name="ce114" table:number-columns-repeated="2"/>
          <table:table-cell table:style-name="ce182"/>
          <table:table-cell table:style-name="ce114" office:value-type="string" calcext:value-type="string">
            <text:p>No</text:p>
          </table:table-cell>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3"/>
          <table:table-cell table:style-name="ce202"/>
          <table:table-cell table:style-name="ce182"/>
          <table:table-cell table:style-name="ce114" table:number-columns-repeated="4"/>
          <table:table-cell table:style-name="ce182"/>
          <table:table-cell table:style-name="ce114" table:number-columns-repeated="2"/>
          <table:table-cell table:style-name="ce182"/>
          <table:table-cell table:style-name="ce114" office:value-type="string" calcext:value-type="string">
            <text:p>No</text:p>
          </table:table-cell>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82"/>
          <table:table-cell table:style-name="ce114" table:number-columns-repeated="2"/>
          <table:table-cell table:style-name="ce182"/>
          <table:table-cell table:style-name="ce114" office:value-type="string" calcext:value-type="string">
            <text:p>No</text:p>
          </table:table-cell>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82"/>
          <table:table-cell table:style-name="ce114" table:number-columns-repeated="2"/>
          <table:table-cell table:style-name="ce182"/>
          <table:table-cell table:style-name="ce114" office:value-type="string" calcext:value-type="string">
            <text:p>No</text:p>
          </table:table-cell>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number-rows-repeated="8">
          <table:table-cell table:style-name="ce182" table:number-columns-repeated="5"/>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number-rows-repeated="4">
          <table:table-cell table:style-name="ce182" table:number-columns-repeated="5"/>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style-name="ce23" table:number-columns-repeated="4"/>
          <table:table-cell table:number-columns-repeated="16"/>
          <table:table-cell table:style-name="ce23" table:number-columns-repeated="960"/>
          <table:table-cell table:number-columns-repeated="2"/>
        </table:table-row>
        <table:table-row table:style-name="ro12" table:number-rows-repeated="13">
          <table:table-cell table:style-name="ce182" table:number-columns-repeated="5"/>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style-name="ce23" table:number-columns-repeated="4"/>
          <table:table-cell table:number-columns-repeated="13"/>
          <table:table-cell table:style-name="ce23" table:number-columns-repeated="963"/>
          <table:table-cell table:number-columns-repeated="2"/>
        </table:table-row>
        <table:table-row table:style-name="ro12">
          <table:table-cell table:style-name="ce182" table:number-columns-repeated="5"/>
          <table:table-cell table:style-name="ce114"/>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style-name="ce23" table:number-columns-repeated="4"/>
          <table:table-cell table:number-columns-repeated="13"/>
          <table:table-cell table:style-name="ce23" table:number-columns-repeated="963"/>
          <table:table-cell table:number-columns-repeated="2"/>
        </table:table-row>
        <table:table-row table:style-name="ro22">
          <table:table-cell table:style-name="ce182">
            <draw:frame table:end-cell-address="'Personal Transportation Example'.H121" table:end-x="1.2224in" table:end-y="0.0323in" draw:z-index="1" draw:style-name="gr6" draw:text-style-name="P5" svg:width="11.1622in" svg:height="5.8256in" svg:x="0.2756in" svg:y="0.2555in">
              <draw:object draw:notify-on-update-of-ranges="'Personal Transportation Example'.AW188:'Personal Transportation Example'.AW196 'Personal Transportation Example'.AZ188:'Personal Transportation Example'.AZ196" xlink:href="./Object 2" xlink:type="simple" xlink:show="embed" xlink:actuate="onLoad">
                <loext:p/>
              </draw:object>
              <draw:image xlink:href="./ObjectReplacements/Object 2" xlink:type="simple" xlink:show="embed" xlink:actuate="onLoad"/>
            </draw:frame>
          </table:table-cell>
          <table:table-cell table:style-name="ce182" table:number-columns-repeated="2"/>
          <table:table-cell table:style-name="ce53"/>
          <table:table-cell table:style-name="ce64"/>
          <table:table-cell table:style-name="ce53"/>
          <table:table-cell table:style-name="ce131"/>
          <table:table-cell table:style-name="ce114"/>
          <table:table-cell table:style-name="ce53"/>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style-name="ce23" table:number-columns-repeated="4"/>
          <table:table-cell table:number-columns-repeated="13"/>
          <table:table-cell table:style-name="ce23" table:number-columns-repeated="963"/>
          <table:table-cell table:number-columns-repeated="2"/>
        </table:table-row>
        <table:table-row table:style-name="ro12" table:number-rows-repeated="4">
          <table:table-cell table:style-name="ce182" table:number-columns-repeated="5"/>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style-name="ce23" table:number-columns-repeated="4"/>
          <table:table-cell table:number-columns-repeated="13"/>
          <table:table-cell table:style-name="ce23" table:number-columns-repeated="963"/>
          <table:table-cell table:number-columns-repeated="2"/>
        </table:table-row>
        <table:table-row table:style-name="ro12">
          <table:table-cell table:style-name="ce182" table:number-columns-repeated="5"/>
          <table:table-cell table:style-name="ce114" table:number-columns-repeated="4"/>
          <table:table-cell table:style-name="ce334" office:value-type="string" calcext:value-type="string" table:number-columns-spanned="1" table:number-rows-spanned="2">
            <text:p><text:span text:style-name="T11">Display on </text:span><text:span text:style-name="T12">Tornado</text:span></text:p>
          </table:table-cell>
          <table:table-cell table:style-name="ce276" office:value-type="string" calcext:value-type="string" table:number-columns-spanned="1" table:number-rows-spanned="2">
            <text:p>RESET</text:p>
          </table:table-cell>
          <table:table-cell table:style-name="ce114"/>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style-name="ce23" table:number-columns-repeated="4"/>
          <table:table-cell table:number-columns-repeated="13"/>
          <table:table-cell table:style-name="ce23" table:number-columns-repeated="963"/>
          <table:table-cell table:number-columns-repeated="2"/>
        </table:table-row>
        <table:table-row table:style-name="ro12">
          <table:table-cell table:style-name="ce182" table:number-columns-repeated="5"/>
          <table:table-cell table:style-name="ce114" table:number-columns-repeated="4"/>
          <table:covered-table-cell table:style-name="ce177"/>
          <table:covered-table-cell table:style-name="ce360"/>
          <table:table-cell table:style-name="ce114"/>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77" table:formula="of:=[.J6]" office:value-type="string" office:string-value="Bus" calcext:value-type="string">
            <text:p>Bus</text:p>
          </table:table-cell>
          <table:table-cell table:style-name="ce251" office:value-type="string" calcext:value-type="string">
            <text:p>No</text:p>
          </table:table-cell>
          <table:table-cell table:style-name="ce114"/>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77" table:formula="of:=[.M6]" office:value-type="string" office:string-value="Uber / Lyft" calcext:value-type="string">
            <text:p>Uber / Lyft</text:p>
          </table:table-cell>
          <table:table-cell table:style-name="ce252" office:value-type="string" calcext:value-type="string">
            <text:p>No</text:p>
          </table:table-cell>
          <table:table-cell table:style-name="ce114"/>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23">
          <table:table-cell table:style-name="ce16"/>
          <table:table-cell table:style-name="ce182" table:number-columns-repeated="3"/>
          <table:table-cell table:style-name="ce53" table:number-columns-repeated="5"/>
          <table:table-cell table:style-name="ce177" table:formula="of:=[.P6]" office:value-type="string" office:string-value="Car Pool" calcext:value-type="string">
            <text:p>Car Pool</text:p>
          </table:table-cell>
          <table:table-cell table:style-name="ce255" office:value-type="string" calcext:value-type="string">
            <text:p>No</text:p>
          </table:table-cell>
          <table:table-cell table:style-name="ce114"/>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90"/>
          <table:table-cell table:style-name="ce114" table:number-columns-repeated="3"/>
          <table:table-cell table:style-name="ce177" table:formula="of:=[.S6]" office:value-type="string" office:string-value="Bicycle" calcext:value-type="string">
            <text:p>Bicycle</text:p>
          </table:table-cell>
          <table:table-cell table:style-name="ce265" office:value-type="string" calcext:value-type="string">
            <text:p>No</text:p>
          </table:table-cell>
          <table:table-cell table:style-name="ce114"/>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77" table:formula="of:=[.V6]" office:value-type="string" office:string-value="Motorcycle" calcext:value-type="string">
            <text:p>Motorcycle</text:p>
          </table:table-cell>
          <table:table-cell table:style-name="ce272" office:value-type="string" calcext:value-type="string">
            <text:p>No</text:p>
          </table:table-cell>
          <table:table-cell table:style-name="ce114"/>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77" table:formula="of:=[.Y6]" office:value-type="string" office:string-value="Compact Car" calcext:value-type="string">
            <text:p>Compact Car</text:p>
          </table:table-cell>
          <table:table-cell table:style-name="ce275" office:value-type="string" calcext:value-type="string">
            <text:p>No</text:p>
          </table:table-cell>
          <table:table-cell table:style-name="ce182" table:number-columns-repeated="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77" table:formula="of:=[.AB6]" office:value-type="string" office:string-value="Alternative 7 Name 1" calcext:value-type="string">
            <text:p>Alternative 7 Name 1</text:p>
          </table:table-cell>
          <table:table-cell table:style-name="ce279"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77" table:formula="of:=[.AE6]" office:value-type="string" office:string-value="Alternative 8 Name" calcext:value-type="string">
            <text:p>Alternative 8 Name</text:p>
          </table:table-cell>
          <table:table-cell table:style-name="ce302"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77" table:formula="of:=[.AH6]" office:value-type="string" office:string-value="Alternative 9 Name" calcext:value-type="string">
            <text:p>Alternative 9 Name</text:p>
          </table:table-cell>
          <table:table-cell table:style-name="ce304"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77" table:formula="of:=[.AK6]" office:value-type="string" office:string-value="Alternative 10 Name" calcext:value-type="string">
            <text:p>Alternative 10 Name</text:p>
          </table:table-cell>
          <table:table-cell table:style-name="ce305"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number-rows-repeated="8">
          <table:table-cell table:style-name="ce182" table:number-columns-repeated="5"/>
          <table:table-cell table:style-name="ce114" table:number-columns-repeated="4"/>
          <table:table-cell table:style-name="ce182"/>
          <table:table-cell table:style-name="ce114"/>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82"/>
          <table:table-cell table:style-name="ce114"/>
          <table:table-cell table:style-name="ce182"/>
          <table:table-cell table:style-name="ce221"/>
          <table:table-cell table:style-name="ce298"/>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82"/>
          <table:table-cell table:style-name="ce114"/>
          <table:table-cell table:style-name="ce182"/>
          <table:table-cell table:style-name="ce221"/>
          <table:table-cell table:style-name="ce301"/>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number-rows-repeated="21">
          <table:table-cell table:style-name="ce182" table:number-columns-repeated="5"/>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24">
          <table:table-cell table:style-name="ce182" table:number-columns-repeated="5"/>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number-rows-repeated="2">
          <table:table-cell table:style-name="ce23" table:number-columns-repeated="4"/>
          <table:table-cell table:number-columns-repeated="27"/>
          <table:table-cell table:style-name="ce534" table:number-columns-repeated="2"/>
          <table:table-cell table:style-name="ce23"/>
          <table:table-cell table:number-columns-repeated="990"/>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0"/>
          <table:table-cell table:style-name="ce23"/>
          <table:table-cell table:number-columns-repeated="979"/>
        </table:table-row>
        <table:table-row table:style-name="ro12" table:number-rows-repeated="7">
          <table:table-cell table:style-name="ce23" table:number-columns-repeated="4"/>
          <table:table-cell table:number-columns-repeated="27"/>
          <table:table-cell table:style-name="ce534" table:number-columns-repeated="2"/>
          <table:table-cell table:style-name="ce23"/>
          <table:table-cell table:number-columns-repeated="990"/>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83"/>
          <table:table-cell office:value-type="float" office:value="1" calcext:value-type="float">
            <text:p>1</text:p>
          </table:table-cell>
          <table:table-cell table:number-columns-repeated="906"/>
        </table:table-row>
        <table:table-row table:style-name="ro12" table:number-rows-repeated="5">
          <table:table-cell table:style-name="ce23" table:number-columns-repeated="4"/>
          <table:table-cell table:number-columns-repeated="27"/>
          <table:table-cell table:style-name="ce534" table:number-columns-repeated="2"/>
          <table:table-cell table:style-name="ce23"/>
          <table:table-cell table:number-columns-repeated="990"/>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75"/>
          <table:table-cell table:style-name="ce488" table:number-columns-repeated="15"/>
          <table:table-cell table:style-name="ce490"/>
          <table:table-cell table:style-name="ce499" table:number-columns-repeated="2"/>
          <table:table-cell table:style-name="ce506"/>
          <table:table-cell table:number-columns-repeated="959"/>
        </table:table-row>
        <table:table-row table:style-name="ro25">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89" office:value-type="string" calcext:value-type="string">
            <text:p>General Tool Data</text:p>
          </table:table-cell>
          <table:table-cell table:style-name="ce534"/>
          <table:table-cell table:style-name="ce491"/>
          <table:table-cell table:style-name="ce585" office:value-type="string" calcext:value-type="string" table:number-columns-spanned="12" table:number-rows-spanned="3">
            <text:p>Working Data – Do Not Disturb</text:p>
          </table:table-cell>
          <table:covered-table-cell table:number-columns-repeated="11" table:style-name="ce606"/>
          <table:table-cell table:style-name="ce492"/>
          <table:table-cell table:style-name="ce501" office:value-type="string" calcext:value-type="string">
            <text:p>RangeName</text:p>
          </table:table-cell>
          <table:table-cell table:style-name="ce501" office:value-type="string" calcext:value-type="string">
            <text:p>VarName</text:p>
          </table:table-cell>
          <table:table-cell table:style-name="ce507" office:value-type="string" calcext:value-type="string">
            <text:p>Location</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office:value-type="string" calcext:value-type="string">
            <text:p>Number of Criteria</text:p>
          </table:table-cell>
          <table:table-cell table:style-name="ce243" office:value-type="float" office:value="15" calcext:value-type="float">
            <text:p>15</text:p>
          </table:table-cell>
          <table:table-cell table:style-name="ce491"/>
          <table:covered-table-cell table:number-columns-repeated="12" table:style-name="ce606"/>
          <table:table-cell table:style-name="ce492"/>
          <table:table-cell table:number-columns-repeated="2" table:style-name="ce638" office:value-type="string" calcext:value-type="string">
            <text:p>NumberOfAlts</text:p>
          </table:table-cell>
          <table:table-cell table:style-name="ce508" office:value-type="string" calcext:value-type="string">
            <text:p>AV158</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office:value-type="string" calcext:value-type="string">
            <text:p>Number of Alternatives</text:p>
          </table:table-cell>
          <table:table-cell table:style-name="ce243" office:value-type="float" office:value="10" calcext:value-type="float">
            <text:p>10</text:p>
          </table:table-cell>
          <table:table-cell table:style-name="ce491"/>
          <table:covered-table-cell table:number-columns-repeated="12" table:style-name="ce606"/>
          <table:table-cell table:style-name="ce492"/>
          <table:table-cell table:number-columns-repeated="2" table:style-name="ce638" office:value-type="string" calcext:value-type="string">
            <text:p>NumberOfCrits</text:p>
          </table:table-cell>
          <table:table-cell table:style-name="ce508" office:value-type="string" calcext:value-type="string">
            <text:p>AV157</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91" table:number-columns-repeated="13"/>
          <table:table-cell table:style-name="ce496"/>
          <table:table-cell table:style-name="ce638" office:value-type="string" calcext:value-type="string">
            <text:p>sc01StartCell</text:p>
          </table:table-cell>
          <table:table-cell table:style-name="ce638" office:value-type="string" calcext:value-type="string">
            <text:p>sc01StartCell </text:p>
          </table:table-cell>
          <table:table-cell table:style-name="ce508" office:value-type="string" calcext:value-type="string">
            <text:p>AX165</text:p>
          </table:table-cell>
          <table:table-cell table:number-columns-repeated="959"/>
        </table:table-row>
        <table:table-row table:style-name="ro16">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500"/>
          <table:table-cell table:style-name="ce559"/>
          <table:table-cell table:style-name="ce491" table:number-columns-repeated="13"/>
          <table:table-cell table:style-name="ce497"/>
          <table:table-cell table:style-name="ce638" office:value-type="string" calcext:value-type="string">
            <text:p>SCClearCell</text:p>
          </table:table-cell>
          <table:table-cell table:style-name="ce638" office:value-type="string" calcext:value-type="string">
            <text:p>scClearCell </text:p>
          </table:table-cell>
          <table:table-cell table:style-name="ce508" office:value-type="string" calcext:value-type="string">
            <text:p>K45</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91" table:number-columns-repeated="13"/>
          <table:table-cell table:style-name="ce492"/>
          <table:table-cell table:number-columns-repeated="2" table:style-name="ce638" office:value-type="string" calcext:value-type="string">
            <text:p>scCritName</text:p>
          </table:table-cell>
          <table:table-cell table:style-name="ce508" office:value-type="string" calcext:value-type="string">
            <text:p>AW168</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91" table:number-columns-repeated="13"/>
          <table:table-cell table:style-name="ce492"/>
          <table:table-cell table:number-columns-repeated="2" table:style-name="ce638" office:value-type="string" calcext:value-type="string">
            <text:p>scYNStartCell</text:p>
          </table:table-cell>
          <table:table-cell table:style-name="ce508" office:value-type="string" calcext:value-type="string">
            <text:p>K47</text:p>
          </table:table-cell>
          <table:table-cell table:number-columns-repeated="959"/>
        </table:table-row>
        <table:table-row table:style-name="ro18">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18" office:value-type="string" calcext:value-type="string">
            <text:p>Display Table Data</text:p>
          </table:table-cell>
          <table:table-cell table:style-name="ce491" table:number-columns-repeated="12"/>
          <table:table-cell table:style-name="ce492"/>
          <table:table-cell table:number-columns-repeated="2" table:style-name="ce638" office:value-type="string" calcext:value-type="string">
            <text:p>tc01StartCell</text:p>
          </table:table-cell>
          <table:table-cell table:style-name="ce508" office:value-type="string" calcext:value-type="string">
            <text:p>AY164</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office:value-type="string" calcext:value-type="string">
            <text:p>Tornado</text:p>
          </table:table-cell>
          <table:table-cell table:number-columns-repeated="11" table:style-name="ce459" office:value-type="float" office:value="0" calcext:value-type="float">
            <text:p>0</text:p>
          </table:table-cell>
          <table:table-cell table:style-name="ce579"/>
          <table:table-cell table:style-name="ce492"/>
          <table:table-cell table:style-name="ce638" office:value-type="string" calcext:value-type="string">
            <text:p>tdTCLeft</text:p>
          </table:table-cell>
          <table:table-cell table:style-name="ce638" office:value-type="string" calcext:value-type="string">
            <text:p>tcColumnL</text:p>
          </table:table-cell>
          <table:table-cell table:style-name="ce508" office:value-type="string" calcext:value-type="string">
            <text:p>AX188</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office:value-type="string" calcext:value-type="string">
            <text:p>Spider</text:p>
          </table:table-cell>
          <table:table-cell table:number-columns-repeated="11" table:style-name="ce460" office:value-type="float" office:value="0" calcext:value-type="float">
            <text:p>0</text:p>
          </table:table-cell>
          <table:table-cell table:style-name="ce579" office:value-type="float" office:value="0" calcext:value-type="float">
            <text:p>0</text:p>
          </table:table-cell>
          <table:table-cell table:style-name="ce492"/>
          <table:table-cell table:style-name="ce638" office:value-type="string" calcext:value-type="string">
            <text:p>tdTCRight</text:p>
          </table:table-cell>
          <table:table-cell table:style-name="ce638" office:value-type="string" calcext:value-type="string">
            <text:p>tcColumnR</text:p>
          </table:table-cell>
          <table:table-cell table:style-name="ce508" office:value-type="string" calcext:value-type="string">
            <text:p>AY169</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74"/>
          <table:table-cell table:style-name="ce608" office:value-type="string" calcext:value-type="string">
            <text:p>Threshold</text:p>
          </table:table-cell>
          <table:table-cell table:style-name="ce608" table:formula="of:=[.J6]" office:value-type="string" office:string-value="Bus" calcext:value-type="string">
            <text:p>Bus</text:p>
          </table:table-cell>
          <table:table-cell table:style-name="ce608" table:formula="of:=[.M6]" office:value-type="string" office:string-value="Uber / Lyft" calcext:value-type="string">
            <text:p>Uber / Lyft</text:p>
          </table:table-cell>
          <table:table-cell table:style-name="ce608" table:formula="of:=[.P6]" office:value-type="string" office:string-value="Car Pool" calcext:value-type="string">
            <text:p>Car Pool</text:p>
          </table:table-cell>
          <table:table-cell table:style-name="ce608" table:formula="of:=[.S6]" office:value-type="string" office:string-value="Bicycle" calcext:value-type="string">
            <text:p>Bicycle</text:p>
          </table:table-cell>
          <table:table-cell table:style-name="ce608" table:formula="of:=[.V6]" office:value-type="string" office:string-value="Motorcycle" calcext:value-type="string">
            <text:p>Motorcycle</text:p>
          </table:table-cell>
          <table:table-cell table:style-name="ce608" table:formula="of:=[.Y6]" office:value-type="string" office:string-value="Compact Car" calcext:value-type="string">
            <text:p>Compact Car</text:p>
          </table:table-cell>
          <table:table-cell table:style-name="ce608" table:formula="of:=[.AB6]" office:value-type="string" office:string-value="Alternative 7 Name 1" calcext:value-type="string">
            <text:p>Alternative 7 Name 1</text:p>
          </table:table-cell>
          <table:table-cell table:style-name="ce608" table:formula="of:=[.AE6]" office:value-type="string" office:string-value="Alternative 8 Name" calcext:value-type="string">
            <text:p>Alternative 8 Name</text:p>
          </table:table-cell>
          <table:table-cell table:style-name="ce608" table:formula="of:=[.AH6]" office:value-type="string" office:string-value="Alternative 9 Name" calcext:value-type="string">
            <text:p>Alternative 9 Name</text:p>
          </table:table-cell>
          <table:table-cell table:style-name="ce622" table:formula="of:=[.AK6]" office:value-type="string" office:string-value="Alternative 10 Name" calcext:value-type="string">
            <text:p>Alternative 10 Name</text:p>
          </table:table-cell>
          <table:table-cell table:style-name="ce579"/>
          <table:table-cell table:style-name="ce492"/>
          <table:table-cell table:number-columns-repeated="2" table:style-name="ce638" office:value-type="string" calcext:value-type="string">
            <text:p>tcCritName</text:p>
          </table:table-cell>
          <table:table-cell table:style-name="ce508" office:value-type="string" calcext:value-type="string">
            <text:p>AW188</text:p>
          </table:table-cell>
          <table:table-cell table:number-columns-repeated="959"/>
        </table:table-row>
        <table:table-row table:style-name="ro18">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518" office:value-type="string" calcext:value-type="string">
            <text:p>Radar (spider) Chart Data</text:p>
          </table:table-cell>
          <table:table-cell table:style-name="ce268"/>
          <table:table-cell table:style-name="ce575" table:formula="of:=[.D10]" office:value-type="string" office:string-value="Name" calcext:value-type="string">
            <text:p>Name</text:p>
          </table:table-cell>
          <table:table-cell table:number-columns-repeated="10" table:style-name="ce590" office:value-type="string" calcext:value-type="string">
            <text:p>WS</text:p>
          </table:table-cell>
          <table:table-cell table:style-name="ce607" office:value-type="string" calcext:value-type="string">
            <text:p>WS</text:p>
          </table:table-cell>
          <table:table-cell table:style-name="ce579"/>
          <table:table-cell table:style-name="ce492"/>
          <table:table-cell table:number-columns-repeated="2" table:style-name="ce638" office:value-type="string" calcext:value-type="string">
            <text:p>tcNameL</text:p>
          </table:table-cell>
          <table:table-cell table:style-name="ce508" office:value-type="string" calcext:value-type="string">
            <text:p>AX186</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10]" office:value-type="string" office:string-value="Carry Daily Supplies " calcext:value-type="string">
            <text:p>Carry Daily Supplies </text:p>
          </table:table-cell>
          <table:table-cell table:style-name="ce610" table:formula="of:=[.BH210]*[.$AX$165]" office:value-type="float" office:value="0" calcext:value-type="float">
            <text:p>0</text:p>
          </table:table-cell>
          <table:table-cell table:style-name="ce599" table:formula="of:=[.AW210]*[.$AY$165]" office:value-type="float" office:value="0" calcext:value-type="float">
            <text:p>0</text:p>
          </table:table-cell>
          <table:table-cell table:style-name="ce599" table:formula="of:=[.AX210]*[.$AZ$165]" office:value-type="float" office:value="0" calcext:value-type="float">
            <text:p>0</text:p>
          </table:table-cell>
          <table:table-cell table:style-name="ce599" table:formula="of:=[.AY210]*[.$BA$165]" office:value-type="float" office:value="0" calcext:value-type="float">
            <text:p>0</text:p>
          </table:table-cell>
          <table:table-cell table:style-name="ce599" table:formula="of:=[.AZ210]*[.$BB$165]" office:value-type="float" office:value="0" calcext:value-type="float">
            <text:p>0</text:p>
          </table:table-cell>
          <table:table-cell table:style-name="ce599" table:formula="of:=[.BA210]*[.$BC$165]" office:value-type="float" office:value="0" calcext:value-type="float">
            <text:p>0</text:p>
          </table:table-cell>
          <table:table-cell table:style-name="ce599" table:formula="of:=[.BB210]*[.$BD$165]" office:value-type="float" office:value="0" calcext:value-type="float">
            <text:p>0</text:p>
          </table:table-cell>
          <table:table-cell table:style-name="ce599" table:formula="of:=[.BC210]*[.$BE$165]" office:value-type="string" office:string-value="" calcext:value-type="error">
            <text:p>#VALUE!</text:p>
          </table:table-cell>
          <table:table-cell table:style-name="ce599" table:formula="of:=[.BD210]*[.$BF$165]" office:value-type="string" office:string-value="" calcext:value-type="error">
            <text:p>#VALUE!</text:p>
          </table:table-cell>
          <table:table-cell table:style-name="ce599" table:formula="of:=[.BE210]*[.$BG$165]" office:value-type="string" office:string-value="" calcext:value-type="error">
            <text:p>#VALUE!</text:p>
          </table:table-cell>
          <table:table-cell table:style-name="ce599" table:formula="of:=[.BF210]*[.$BH$165]" office:value-type="string" office:string-value="" calcext:value-type="error">
            <text:p>#VALUE!</text:p>
          </table:table-cell>
          <table:table-cell table:style-name="ce579"/>
          <table:table-cell table:style-name="ce492"/>
          <table:table-cell table:number-columns-repeated="2" table:style-name="ce638" office:value-type="string" calcext:value-type="string">
            <text:p>tcNameR</text:p>
          </table:table-cell>
          <table:table-cell table:style-name="ce508" office:value-type="string" calcext:value-type="string">
            <text:p>AY186</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11]" office:value-type="string" office:string-value="Reliable" calcext:value-type="string">
            <text:p>Reliable</text:p>
          </table:table-cell>
          <table:table-cell table:style-name="ce610" table:formula="of:=[.BH211]*[.$AX$165]" office:value-type="float" office:value="0" calcext:value-type="float">
            <text:p>0</text:p>
          </table:table-cell>
          <table:table-cell table:style-name="ce599" table:formula="of:=[.AW211]*[.$AY$165]" office:value-type="float" office:value="0" calcext:value-type="float">
            <text:p>0</text:p>
          </table:table-cell>
          <table:table-cell table:style-name="ce599" table:formula="of:=[.AX211]*[.$AZ$165]" office:value-type="float" office:value="0" calcext:value-type="float">
            <text:p>0</text:p>
          </table:table-cell>
          <table:table-cell table:style-name="ce599" table:formula="of:=[.AY211]*[.$BA$165]" office:value-type="float" office:value="0" calcext:value-type="float">
            <text:p>0</text:p>
          </table:table-cell>
          <table:table-cell table:style-name="ce599" table:formula="of:=[.AZ211]*[.$BB$165]" office:value-type="float" office:value="0" calcext:value-type="float">
            <text:p>0</text:p>
          </table:table-cell>
          <table:table-cell table:style-name="ce599" table:formula="of:=[.BA211]*[.$BC$165]" office:value-type="float" office:value="0" calcext:value-type="float">
            <text:p>0</text:p>
          </table:table-cell>
          <table:table-cell table:style-name="ce599" table:formula="of:=[.BB211]*[.$BD$165]" office:value-type="float" office:value="0" calcext:value-type="float">
            <text:p>0</text:p>
          </table:table-cell>
          <table:table-cell table:style-name="ce599" table:formula="of:=[.BC211]*[.$BE$165]" office:value-type="string" office:string-value="" calcext:value-type="error">
            <text:p>#VALUE!</text:p>
          </table:table-cell>
          <table:table-cell table:style-name="ce599" table:formula="of:=[.BD211]*[.$BF$165]" office:value-type="string" office:string-value="" calcext:value-type="error">
            <text:p>#VALUE!</text:p>
          </table:table-cell>
          <table:table-cell table:style-name="ce599" table:formula="of:=[.BE211]*[.$BG$165]" office:value-type="string" office:string-value="" calcext:value-type="error">
            <text:p>#VALUE!</text:p>
          </table:table-cell>
          <table:table-cell table:style-name="ce599" table:formula="of:=[.BF211]*[.$BH$165]" office:value-type="string" office:string-value="" calcext:value-type="error">
            <text:p>#VALUE!</text:p>
          </table:table-cell>
          <table:table-cell table:style-name="ce579"/>
          <table:table-cell table:style-name="ce492"/>
          <table:table-cell table:style-name="ce638" office:value-type="string" calcext:value-type="string">
            <text:p>TCResetCell</text:p>
          </table:table-cell>
          <table:table-cell table:style-name="ce638" office:value-type="string" calcext:value-type="string">
            <text:p>tcResetCell</text:p>
          </table:table-cell>
          <table:table-cell table:style-name="ce508" office:value-type="string" calcext:value-type="string">
            <text:p>K95</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12]" office:value-type="string" office:string-value="Time to reach work " calcext:value-type="string">
            <text:p>Time to reach work </text:p>
          </table:table-cell>
          <table:table-cell table:style-name="ce610" table:formula="of:=[.BH212]*[.$AX$165]" office:value-type="float" office:value="0" calcext:value-type="float">
            <text:p>0</text:p>
          </table:table-cell>
          <table:table-cell table:style-name="ce599" table:formula="of:=[.AW212]*[.$AY$165]" office:value-type="float" office:value="0" calcext:value-type="float">
            <text:p>0</text:p>
          </table:table-cell>
          <table:table-cell table:style-name="ce599" table:formula="of:=[.AX212]*[.$AZ$165]" office:value-type="float" office:value="0" calcext:value-type="float">
            <text:p>0</text:p>
          </table:table-cell>
          <table:table-cell table:style-name="ce599" table:formula="of:=[.AY212]*[.$BA$165]" office:value-type="float" office:value="0" calcext:value-type="float">
            <text:p>0</text:p>
          </table:table-cell>
          <table:table-cell table:style-name="ce599" table:formula="of:=[.AZ212]*[.$BB$165]" office:value-type="float" office:value="0" calcext:value-type="float">
            <text:p>0</text:p>
          </table:table-cell>
          <table:table-cell table:style-name="ce599" table:formula="of:=[.BA212]*[.$BC$165]" office:value-type="float" office:value="0" calcext:value-type="float">
            <text:p>0</text:p>
          </table:table-cell>
          <table:table-cell table:style-name="ce599" table:formula="of:=[.BB212]*[.$BD$165]" office:value-type="float" office:value="0" calcext:value-type="float">
            <text:p>0</text:p>
          </table:table-cell>
          <table:table-cell table:style-name="ce599" table:formula="of:=[.BC212]*[.$BE$165]" office:value-type="string" office:string-value="" calcext:value-type="error">
            <text:p>#VALUE!</text:p>
          </table:table-cell>
          <table:table-cell table:style-name="ce599" table:formula="of:=[.BD212]*[.$BF$165]" office:value-type="string" office:string-value="" calcext:value-type="error">
            <text:p>#VALUE!</text:p>
          </table:table-cell>
          <table:table-cell table:style-name="ce599" table:formula="of:=[.BE212]*[.$BG$165]" office:value-type="string" office:string-value="" calcext:value-type="error">
            <text:p>#VALUE!</text:p>
          </table:table-cell>
          <table:table-cell table:style-name="ce599" table:formula="of:=[.BF212]*[.$BH$165]" office:value-type="string" office:string-value="" calcext:value-type="error">
            <text:p>#VALUE!</text:p>
          </table:table-cell>
          <table:table-cell table:style-name="ce579"/>
          <table:table-cell table:style-name="ce492"/>
          <table:table-cell table:style-name="ce638" office:value-type="string" calcext:value-type="string">
            <text:p>tcSelectedAltNo</text:p>
          </table:table-cell>
          <table:table-cell table:style-name="ce638" office:value-type="string" calcext:value-type="string">
            <text:p>tcAltsSelectedNo</text:p>
          </table:table-cell>
          <table:table-cell table:style-name="ce508" office:value-type="string" calcext:value-type="string">
            <text:p>AV188</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13]" office:value-type="string" office:string-value="Comfortable" calcext:value-type="string">
            <text:p>Comfortable</text:p>
          </table:table-cell>
          <table:table-cell table:style-name="ce610" table:formula="of:=[.BH213]*[.$AX$165]" office:value-type="float" office:value="0" calcext:value-type="float">
            <text:p>0</text:p>
          </table:table-cell>
          <table:table-cell table:style-name="ce599" table:formula="of:=[.AW213]*[.$AY$165]" office:value-type="float" office:value="0" calcext:value-type="float">
            <text:p>0</text:p>
          </table:table-cell>
          <table:table-cell table:style-name="ce599" table:formula="of:=[.AX213]*[.$AZ$165]" office:value-type="float" office:value="0" calcext:value-type="float">
            <text:p>0</text:p>
          </table:table-cell>
          <table:table-cell table:style-name="ce599" table:formula="of:=[.AY213]*[.$BA$165]" office:value-type="float" office:value="0" calcext:value-type="float">
            <text:p>0</text:p>
          </table:table-cell>
          <table:table-cell table:style-name="ce599" table:formula="of:=[.AZ213]*[.$BB$165]" office:value-type="float" office:value="0" calcext:value-type="float">
            <text:p>0</text:p>
          </table:table-cell>
          <table:table-cell table:style-name="ce599" table:formula="of:=[.BA213]*[.$BC$165]" office:value-type="float" office:value="0" calcext:value-type="float">
            <text:p>0</text:p>
          </table:table-cell>
          <table:table-cell table:style-name="ce599" table:formula="of:=[.BB213]*[.$BD$165]" office:value-type="float" office:value="0" calcext:value-type="float">
            <text:p>0</text:p>
          </table:table-cell>
          <table:table-cell table:style-name="ce599" table:formula="of:=[.BC213]*[.$BE$165]" office:value-type="string" office:string-value="" calcext:value-type="error">
            <text:p>#VALUE!</text:p>
          </table:table-cell>
          <table:table-cell table:style-name="ce599" table:formula="of:=[.BD213]*[.$BF$165]" office:value-type="string" office:string-value="" calcext:value-type="error">
            <text:p>#VALUE!</text:p>
          </table:table-cell>
          <table:table-cell table:style-name="ce599" table:formula="of:=[.BE213]*[.$BG$165]" office:value-type="string" office:string-value="" calcext:value-type="error">
            <text:p>#VALUE!</text:p>
          </table:table-cell>
          <table:table-cell table:style-name="ce599" table:formula="of:=[.BF213]*[.$BH$165]" office:value-type="string" office:string-value="" calcext:value-type="error">
            <text:p>#VALUE!</text:p>
          </table:table-cell>
          <table:table-cell table:style-name="ce579"/>
          <table:table-cell table:style-name="ce492"/>
          <table:table-cell table:number-columns-repeated="2" table:style-name="ce638" office:value-type="string" calcext:value-type="string">
            <text:p>tcSortArea</text:p>
          </table:table-cell>
          <table:table-cell table:style-name="ce508" office:value-type="string" calcext:value-type="string">
            <text:p>AW188:AZ196</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14]" office:value-type="string" office:string-value="Initial Cost" calcext:value-type="string">
            <text:p>Initial Cost</text:p>
          </table:table-cell>
          <table:table-cell table:style-name="ce610" table:formula="of:=[.BH214]*[.$AX$165]" office:value-type="float" office:value="0" calcext:value-type="float">
            <text:p>0</text:p>
          </table:table-cell>
          <table:table-cell table:style-name="ce599" table:formula="of:=[.AW214]*[.$AY$165]" office:value-type="float" office:value="0" calcext:value-type="float">
            <text:p>0</text:p>
          </table:table-cell>
          <table:table-cell table:style-name="ce599" table:formula="of:=[.AX214]*[.$AZ$165]" office:value-type="float" office:value="0" calcext:value-type="float">
            <text:p>0</text:p>
          </table:table-cell>
          <table:table-cell table:style-name="ce599" table:formula="of:=[.AY214]*[.$BA$165]" office:value-type="float" office:value="0" calcext:value-type="float">
            <text:p>0</text:p>
          </table:table-cell>
          <table:table-cell table:style-name="ce599" table:formula="of:=[.AZ214]*[.$BB$165]" office:value-type="float" office:value="0" calcext:value-type="float">
            <text:p>0</text:p>
          </table:table-cell>
          <table:table-cell table:style-name="ce599" table:formula="of:=[.BA214]*[.$BC$165]" office:value-type="float" office:value="0" calcext:value-type="float">
            <text:p>0</text:p>
          </table:table-cell>
          <table:table-cell table:style-name="ce599" table:formula="of:=[.BB214]*[.$BD$165]" office:value-type="float" office:value="0" calcext:value-type="float">
            <text:p>0</text:p>
          </table:table-cell>
          <table:table-cell table:style-name="ce599" table:formula="of:=[.BC214]*[.$BE$165]" office:value-type="string" office:string-value="" calcext:value-type="error">
            <text:p>#VALUE!</text:p>
          </table:table-cell>
          <table:table-cell table:style-name="ce599" table:formula="of:=[.BD214]*[.$BF$165]" office:value-type="string" office:string-value="" calcext:value-type="error">
            <text:p>#VALUE!</text:p>
          </table:table-cell>
          <table:table-cell table:style-name="ce599" table:formula="of:=[.BE214]*[.$BG$165]" office:value-type="string" office:string-value="" calcext:value-type="error">
            <text:p>#VALUE!</text:p>
          </table:table-cell>
          <table:table-cell table:style-name="ce599" table:formula="of:=[.BF214]*[.$BH$165]" office:value-type="string" office:string-value="" calcext:value-type="error">
            <text:p>#VALUE!</text:p>
          </table:table-cell>
          <table:table-cell table:style-name="ce579"/>
          <table:table-cell table:style-name="ce492"/>
          <table:table-cell table:number-columns-repeated="2" table:style-name="ce638" office:value-type="string" calcext:value-type="string">
            <text:p>tcYNStartCell</text:p>
          </table:table-cell>
          <table:table-cell table:style-name="ce508" office:value-type="string" calcext:value-type="string">
            <text:p>K97</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15]" office:value-type="string" office:string-value="Maintenance Cost" calcext:value-type="string">
            <text:p>Maintenance Cost</text:p>
          </table:table-cell>
          <table:table-cell table:style-name="ce610" table:formula="of:=[.BH215]*[.$AX$165]" office:value-type="float" office:value="0" calcext:value-type="float">
            <text:p>0</text:p>
          </table:table-cell>
          <table:table-cell table:style-name="ce599" table:formula="of:=[.AW215]*[.$AY$165]" office:value-type="float" office:value="0" calcext:value-type="float">
            <text:p>0</text:p>
          </table:table-cell>
          <table:table-cell table:style-name="ce599" table:formula="of:=[.AX215]*[.$AZ$165]" office:value-type="float" office:value="0" calcext:value-type="float">
            <text:p>0</text:p>
          </table:table-cell>
          <table:table-cell table:style-name="ce599" table:formula="of:=[.AY215]*[.$BA$165]" office:value-type="float" office:value="0" calcext:value-type="float">
            <text:p>0</text:p>
          </table:table-cell>
          <table:table-cell table:style-name="ce599" table:formula="of:=[.AZ215]*[.$BB$165]" office:value-type="float" office:value="0" calcext:value-type="float">
            <text:p>0</text:p>
          </table:table-cell>
          <table:table-cell table:style-name="ce599" table:formula="of:=[.BA215]*[.$BC$165]" office:value-type="float" office:value="0" calcext:value-type="float">
            <text:p>0</text:p>
          </table:table-cell>
          <table:table-cell table:style-name="ce599" table:formula="of:=[.BB215]*[.$BD$165]" office:value-type="float" office:value="0" calcext:value-type="float">
            <text:p>0</text:p>
          </table:table-cell>
          <table:table-cell table:style-name="ce599" table:formula="of:=[.BC215]*[.$BE$165]" office:value-type="string" office:string-value="" calcext:value-type="error">
            <text:p>#VALUE!</text:p>
          </table:table-cell>
          <table:table-cell table:style-name="ce599" table:formula="of:=[.BD215]*[.$BF$165]" office:value-type="string" office:string-value="" calcext:value-type="error">
            <text:p>#VALUE!</text:p>
          </table:table-cell>
          <table:table-cell table:style-name="ce599" table:formula="of:=[.BE215]*[.$BG$165]" office:value-type="string" office:string-value="" calcext:value-type="error">
            <text:p>#VALUE!</text:p>
          </table:table-cell>
          <table:table-cell table:style-name="ce599" table:formula="of:=[.BF215]*[.$BH$165]" office:value-type="string" office:string-value="" calcext:value-type="error">
            <text:p>#VALUE!</text:p>
          </table:table-cell>
          <table:table-cell table:style-name="ce579"/>
          <table:table-cell table:style-name="ce492"/>
          <table:table-cell table:number-columns-repeated="2" table:style-name="ce638" office:value-type="string" calcext:value-type="string">
            <text:p>wdStartCell</text:p>
          </table:table-cell>
          <table:table-cell table:style-name="ce508" office:value-type="string" calcext:value-type="string">
            <text:p>AW210</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16]" office:value-type="string" office:string-value="Storage Cost" calcext:value-type="string">
            <text:p>Storage Cost</text:p>
          </table:table-cell>
          <table:table-cell table:style-name="ce610" table:formula="of:=[.BH216]*[.$AX$165]" office:value-type="float" office:value="0" calcext:value-type="float">
            <text:p>0</text:p>
          </table:table-cell>
          <table:table-cell table:style-name="ce599" table:formula="of:=[.AW216]*[.$AY$165]" office:value-type="float" office:value="0" calcext:value-type="float">
            <text:p>0</text:p>
          </table:table-cell>
          <table:table-cell table:style-name="ce599" table:formula="of:=[.AX216]*[.$AZ$165]" office:value-type="float" office:value="0" calcext:value-type="float">
            <text:p>0</text:p>
          </table:table-cell>
          <table:table-cell table:style-name="ce599" table:formula="of:=[.AY216]*[.$BA$165]" office:value-type="float" office:value="0" calcext:value-type="float">
            <text:p>0</text:p>
          </table:table-cell>
          <table:table-cell table:style-name="ce599" table:formula="of:=[.AZ216]*[.$BB$165]" office:value-type="float" office:value="0" calcext:value-type="float">
            <text:p>0</text:p>
          </table:table-cell>
          <table:table-cell table:style-name="ce599" table:formula="of:=[.BA216]*[.$BC$165]" office:value-type="float" office:value="0" calcext:value-type="float">
            <text:p>0</text:p>
          </table:table-cell>
          <table:table-cell table:style-name="ce599" table:formula="of:=[.BB216]*[.$BD$165]" office:value-type="float" office:value="0" calcext:value-type="float">
            <text:p>0</text:p>
          </table:table-cell>
          <table:table-cell table:style-name="ce599" table:formula="of:=[.BC216]*[.$BE$165]" office:value-type="string" office:string-value="" calcext:value-type="error">
            <text:p>#VALUE!</text:p>
          </table:table-cell>
          <table:table-cell table:style-name="ce599" table:formula="of:=[.BD216]*[.$BF$165]" office:value-type="string" office:string-value="" calcext:value-type="error">
            <text:p>#VALUE!</text:p>
          </table:table-cell>
          <table:table-cell table:style-name="ce599" table:formula="of:=[.BE216]*[.$BG$165]" office:value-type="string" office:string-value="" calcext:value-type="error">
            <text:p>#VALUE!</text:p>
          </table:table-cell>
          <table:table-cell table:style-name="ce599" table:formula="of:=[.BF216]*[.$BH$165]" office:value-type="string" office:string-value="" calcext:value-type="error">
            <text:p>#VALUE!</text:p>
          </table:table-cell>
          <table:table-cell table:style-name="ce579"/>
          <table:table-cell table:style-name="ce492"/>
          <table:table-cell table:style-name="ce638"/>
          <table:table-cell table:style-name="ce638" office:value-type="string" calcext:value-type="string">
            <text:p>critWtStart</text:p>
          </table:table-cell>
          <table:table-cell table:style-name="ce508" office:value-type="string" calcext:value-type="string">
            <text:p>I12</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17]" office:value-type="string" office:string-value="Running Cost" calcext:value-type="string">
            <text:p>Running Cost</text:p>
          </table:table-cell>
          <table:table-cell table:style-name="ce610" table:formula="of:=[.BH217]*[.$AX$165]" office:value-type="float" office:value="0" calcext:value-type="float">
            <text:p>0</text:p>
          </table:table-cell>
          <table:table-cell table:style-name="ce599" table:formula="of:=[.AW217]*[.$AY$165]" office:value-type="float" office:value="0" calcext:value-type="float">
            <text:p>0</text:p>
          </table:table-cell>
          <table:table-cell table:style-name="ce599" table:formula="of:=[.AX217]*[.$AZ$165]" office:value-type="float" office:value="0" calcext:value-type="float">
            <text:p>0</text:p>
          </table:table-cell>
          <table:table-cell table:style-name="ce599" table:formula="of:=[.AY217]*[.$BA$165]" office:value-type="float" office:value="0" calcext:value-type="float">
            <text:p>0</text:p>
          </table:table-cell>
          <table:table-cell table:style-name="ce599" table:formula="of:=[.AZ217]*[.$BB$165]" office:value-type="float" office:value="0" calcext:value-type="float">
            <text:p>0</text:p>
          </table:table-cell>
          <table:table-cell table:style-name="ce599" table:formula="of:=[.BA217]*[.$BC$165]" office:value-type="float" office:value="0" calcext:value-type="float">
            <text:p>0</text:p>
          </table:table-cell>
          <table:table-cell table:style-name="ce599" table:formula="of:=[.BB217]*[.$BD$165]" office:value-type="float" office:value="0" calcext:value-type="float">
            <text:p>0</text:p>
          </table:table-cell>
          <table:table-cell table:style-name="ce599" table:formula="of:=[.BC217]*[.$BE$165]" office:value-type="string" office:string-value="" calcext:value-type="error">
            <text:p>#VALUE!</text:p>
          </table:table-cell>
          <table:table-cell table:style-name="ce599" table:formula="of:=[.BD217]*[.$BF$165]" office:value-type="string" office:string-value="" calcext:value-type="error">
            <text:p>#VALUE!</text:p>
          </table:table-cell>
          <table:table-cell table:style-name="ce599" table:formula="of:=[.BE217]*[.$BG$165]" office:value-type="string" office:string-value="" calcext:value-type="error">
            <text:p>#VALUE!</text:p>
          </table:table-cell>
          <table:table-cell table:style-name="ce599" table:formula="of:=[.BF217]*[.$BH$165]" office:value-type="string" office:string-value="" calcext:value-type="error">
            <text:p>#VALUE!</text:p>
          </table:table-cell>
          <table:table-cell table:style-name="ce579"/>
          <table:table-cell table:style-name="ce492"/>
          <table:table-cell table:style-name="ce638"/>
          <table:table-cell table:style-name="ce638" office:value-type="string" calcext:value-type="string">
            <text:p>decMatrixArea</text:p>
          </table:table-cell>
          <table:table-cell table:style-name="ce508" office:value-type="string" calcext:value-type="string">
            <text:p>D12:AM26</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18]" office:value-type="string" office:string-value="Use for Recreation" calcext:value-type="string">
            <text:p>Use for Recreation</text:p>
          </table:table-cell>
          <table:table-cell table:style-name="ce610" table:formula="of:=[.BH218]*[.$AX$165]" office:value-type="float" office:value="0" calcext:value-type="float">
            <text:p>0</text:p>
          </table:table-cell>
          <table:table-cell table:style-name="ce599" table:formula="of:=[.AW218]*[.$AY$165]" office:value-type="float" office:value="0" calcext:value-type="float">
            <text:p>0</text:p>
          </table:table-cell>
          <table:table-cell table:style-name="ce599" table:formula="of:=[.AX218]*[.$AZ$165]" office:value-type="float" office:value="0" calcext:value-type="float">
            <text:p>0</text:p>
          </table:table-cell>
          <table:table-cell table:style-name="ce599" table:formula="of:=[.AY218]*[.$BA$165]" office:value-type="float" office:value="0" calcext:value-type="float">
            <text:p>0</text:p>
          </table:table-cell>
          <table:table-cell table:style-name="ce599" table:formula="of:=[.AZ218]*[.$BB$165]" office:value-type="float" office:value="0" calcext:value-type="float">
            <text:p>0</text:p>
          </table:table-cell>
          <table:table-cell table:style-name="ce599" table:formula="of:=[.BA218]*[.$BC$165]" office:value-type="float" office:value="0" calcext:value-type="float">
            <text:p>0</text:p>
          </table:table-cell>
          <table:table-cell table:style-name="ce599" table:formula="of:=[.BB218]*[.$BD$165]" office:value-type="float" office:value="0" calcext:value-type="float">
            <text:p>0</text:p>
          </table:table-cell>
          <table:table-cell table:style-name="ce599" table:formula="of:=[.BC218]*[.$BE$165]" office:value-type="string" office:string-value="" calcext:value-type="error">
            <text:p>#VALUE!</text:p>
          </table:table-cell>
          <table:table-cell table:style-name="ce599" table:formula="of:=[.BD218]*[.$BF$165]" office:value-type="string" office:string-value="" calcext:value-type="error">
            <text:p>#VALUE!</text:p>
          </table:table-cell>
          <table:table-cell table:style-name="ce599" table:formula="of:=[.BE218]*[.$BG$165]" office:value-type="string" office:string-value="" calcext:value-type="error">
            <text:p>#VALUE!</text:p>
          </table:table-cell>
          <table:table-cell table:style-name="ce599" table:formula="of:=[.BF218]*[.$BH$165]" office:value-type="string" office:string-value="" calcext:value-type="error">
            <text:p>#VALUE!</text:p>
          </table:table-cell>
          <table:table-cell table:style-name="ce579"/>
          <table:table-cell table:style-name="ce492"/>
          <table:table-cell table:style-name="ce638"/>
          <table:table-cell table:style-name="ce638" office:value-type="string" calcext:value-type="string">
            <text:p>decTitle</text:p>
          </table:table-cell>
          <table:table-cell table:style-name="ce508" office:value-type="string" calcext:value-type="string">
            <text:p>C7</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19]" office:value-type="float" office:value="0" calcext:value-type="float">
            <text:p>0</text:p>
          </table:table-cell>
          <table:table-cell table:style-name="ce610" table:formula="of:=[.BH219]*[.$AX$165]" office:value-type="float" office:value="0" calcext:value-type="float">
            <text:p>0</text:p>
          </table:table-cell>
          <table:table-cell table:style-name="ce599" table:formula="of:=[.AW219]*[.$AY$165]" office:value-type="string" office:string-value="" calcext:value-type="error">
            <text:p>#VALUE!</text:p>
          </table:table-cell>
          <table:table-cell table:style-name="ce599" table:formula="of:=[.AX219]*[.$AZ$165]" office:value-type="string" office:string-value="" calcext:value-type="error">
            <text:p>#VALUE!</text:p>
          </table:table-cell>
          <table:table-cell table:style-name="ce599" table:formula="of:=[.AY219]*[.$BA$165]" office:value-type="string" office:string-value="" calcext:value-type="error">
            <text:p>#VALUE!</text:p>
          </table:table-cell>
          <table:table-cell table:style-name="ce599" table:formula="of:=[.AZ219]*[.$BB$165]" office:value-type="string" office:string-value="" calcext:value-type="error">
            <text:p>#VALUE!</text:p>
          </table:table-cell>
          <table:table-cell table:style-name="ce599" table:formula="of:=[.BA219]*[.$BC$165]" office:value-type="string" office:string-value="" calcext:value-type="error">
            <text:p>#VALUE!</text:p>
          </table:table-cell>
          <table:table-cell table:style-name="ce599" table:formula="of:=[.BB219]*[.$BD$165]" office:value-type="string" office:string-value="" calcext:value-type="error">
            <text:p>#VALUE!</text:p>
          </table:table-cell>
          <table:table-cell table:style-name="ce599" table:formula="of:=[.BC219]*[.$BE$165]" office:value-type="string" office:string-value="" calcext:value-type="error">
            <text:p>#VALUE!</text:p>
          </table:table-cell>
          <table:table-cell table:style-name="ce599" table:formula="of:=[.BD219]*[.$BF$165]" office:value-type="string" office:string-value="" calcext:value-type="error">
            <text:p>#VALUE!</text:p>
          </table:table-cell>
          <table:table-cell table:style-name="ce599" table:formula="of:=[.BE219]*[.$BG$165]" office:value-type="string" office:string-value="" calcext:value-type="error">
            <text:p>#VALUE!</text:p>
          </table:table-cell>
          <table:table-cell table:style-name="ce599" table:formula="of:=[.BF219]*[.$BH$165]" office:value-type="string" office:string-value="" calcext:value-type="error">
            <text:p>#VALUE!</text:p>
          </table:table-cell>
          <table:table-cell table:style-name="ce579"/>
          <table:table-cell table:style-name="ce492"/>
          <table:table-cell table:style-name="ce638"/>
          <table:table-cell table:style-name="ce638" office:value-type="string" calcext:value-type="string">
            <text:p>activeAlts</text:p>
          </table:table-cell>
          <table:table-cell table:style-name="ce508" office:value-type="string" calcext:value-type="string">
            <text:p>AV205</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20]" office:value-type="float" office:value="0" calcext:value-type="float">
            <text:p>0</text:p>
          </table:table-cell>
          <table:table-cell table:style-name="ce610" table:formula="of:=[.BH220]*[.$AX$165]" office:value-type="float" office:value="0" calcext:value-type="float">
            <text:p>0</text:p>
          </table:table-cell>
          <table:table-cell table:style-name="ce599" table:formula="of:=[.AW220]*[.$AY$165]" office:value-type="string" office:string-value="" calcext:value-type="error">
            <text:p>#VALUE!</text:p>
          </table:table-cell>
          <table:table-cell table:style-name="ce599" table:formula="of:=[.AX220]*[.$AZ$165]" office:value-type="string" office:string-value="" calcext:value-type="error">
            <text:p>#VALUE!</text:p>
          </table:table-cell>
          <table:table-cell table:style-name="ce599" table:formula="of:=[.AY220]*[.$BA$165]" office:value-type="string" office:string-value="" calcext:value-type="error">
            <text:p>#VALUE!</text:p>
          </table:table-cell>
          <table:table-cell table:style-name="ce599" table:formula="of:=[.AZ220]*[.$BB$165]" office:value-type="string" office:string-value="" calcext:value-type="error">
            <text:p>#VALUE!</text:p>
          </table:table-cell>
          <table:table-cell table:style-name="ce599" table:formula="of:=[.BA220]*[.$BC$165]" office:value-type="string" office:string-value="" calcext:value-type="error">
            <text:p>#VALUE!</text:p>
          </table:table-cell>
          <table:table-cell table:style-name="ce599" table:formula="of:=[.BB220]*[.$BD$165]" office:value-type="string" office:string-value="" calcext:value-type="error">
            <text:p>#VALUE!</text:p>
          </table:table-cell>
          <table:table-cell table:style-name="ce599" table:formula="of:=[.BC220]*[.$BE$165]" office:value-type="string" office:string-value="" calcext:value-type="error">
            <text:p>#VALUE!</text:p>
          </table:table-cell>
          <table:table-cell table:style-name="ce599" table:formula="of:=[.BD220]*[.$BF$165]" office:value-type="string" office:string-value="" calcext:value-type="error">
            <text:p>#VALUE!</text:p>
          </table:table-cell>
          <table:table-cell table:style-name="ce599" table:formula="of:=[.BE220]*[.$BG$165]" office:value-type="string" office:string-value="" calcext:value-type="error">
            <text:p>#VALUE!</text:p>
          </table:table-cell>
          <table:table-cell table:style-name="ce599" table:formula="of:=[.BF220]*[.$BH$165]" office:value-type="string" office:string-value="" calcext:value-type="error">
            <text:p>#VALUE!</text:p>
          </table:table-cell>
          <table:table-cell table:style-name="ce579"/>
          <table:table-cell table:style-name="ce492"/>
          <table:table-cell table:style-name="ce638"/>
          <table:table-cell table:style-name="ce638" office:value-type="string" calcext:value-type="string">
            <text:p>activeCrits</text:p>
          </table:table-cell>
          <table:table-cell table:style-name="ce508" office:value-type="string" calcext:value-type="string">
            <text:p>AW205</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21]" office:value-type="float" office:value="0" calcext:value-type="float">
            <text:p>0</text:p>
          </table:table-cell>
          <table:table-cell table:style-name="ce610" table:formula="of:=[.BH221]*[.$AX$165]" office:value-type="float" office:value="0" calcext:value-type="float">
            <text:p>0</text:p>
          </table:table-cell>
          <table:table-cell table:style-name="ce599" table:formula="of:=[.AW221]*[.$AY$165]" office:value-type="string" office:string-value="" calcext:value-type="error">
            <text:p>#VALUE!</text:p>
          </table:table-cell>
          <table:table-cell table:style-name="ce599" table:formula="of:=[.AX221]*[.$AZ$165]" office:value-type="string" office:string-value="" calcext:value-type="error">
            <text:p>#VALUE!</text:p>
          </table:table-cell>
          <table:table-cell table:style-name="ce599" table:formula="of:=[.AY221]*[.$BA$165]" office:value-type="string" office:string-value="" calcext:value-type="error">
            <text:p>#VALUE!</text:p>
          </table:table-cell>
          <table:table-cell table:style-name="ce599" table:formula="of:=[.AZ221]*[.$BB$165]" office:value-type="string" office:string-value="" calcext:value-type="error">
            <text:p>#VALUE!</text:p>
          </table:table-cell>
          <table:table-cell table:style-name="ce599" table:formula="of:=[.BA221]*[.$BC$165]" office:value-type="string" office:string-value="" calcext:value-type="error">
            <text:p>#VALUE!</text:p>
          </table:table-cell>
          <table:table-cell table:style-name="ce599" table:formula="of:=[.BB221]*[.$BD$165]" office:value-type="string" office:string-value="" calcext:value-type="error">
            <text:p>#VALUE!</text:p>
          </table:table-cell>
          <table:table-cell table:style-name="ce599" table:formula="of:=[.BC221]*[.$BE$165]" office:value-type="string" office:string-value="" calcext:value-type="error">
            <text:p>#VALUE!</text:p>
          </table:table-cell>
          <table:table-cell table:style-name="ce599" table:formula="of:=[.BD221]*[.$BF$165]" office:value-type="string" office:string-value="" calcext:value-type="error">
            <text:p>#VALUE!</text:p>
          </table:table-cell>
          <table:table-cell table:style-name="ce599" table:formula="of:=[.BE221]*[.$BG$165]" office:value-type="string" office:string-value="" calcext:value-type="error">
            <text:p>#VALUE!</text:p>
          </table:table-cell>
          <table:table-cell table:style-name="ce599" table:formula="of:=[.BF221]*[.$BH$165]" office:value-type="string" office:string-value="" calcext:value-type="error">
            <text:p>#VALUE!</text:p>
          </table:table-cell>
          <table:table-cell table:style-name="ce579"/>
          <table:table-cell table:style-name="ce492"/>
          <table:table-cell table:style-name="ce638"/>
          <table:table-cell table:style-name="ce638" office:value-type="string" calcext:value-type="string">
            <text:p>scThreshold</text:p>
          </table:table-cell>
          <table:table-cell table:style-name="ce508" office:value-type="string" calcext:value-type="string">
            <text:p>K47</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22]" office:value-type="float" office:value="0" calcext:value-type="float">
            <text:p>0</text:p>
          </table:table-cell>
          <table:table-cell table:style-name="ce610" table:formula="of:=[.BH222]*[.$AX$165]" office:value-type="float" office:value="0" calcext:value-type="float">
            <text:p>0</text:p>
          </table:table-cell>
          <table:table-cell table:style-name="ce599" table:formula="of:=[.AW222]*[.$AY$165]" office:value-type="string" office:string-value="" calcext:value-type="error">
            <text:p>#VALUE!</text:p>
          </table:table-cell>
          <table:table-cell table:style-name="ce599" table:formula="of:=[.AX222]*[.$AZ$165]" office:value-type="string" office:string-value="" calcext:value-type="error">
            <text:p>#VALUE!</text:p>
          </table:table-cell>
          <table:table-cell table:style-name="ce599" table:formula="of:=[.AY222]*[.$BA$165]" office:value-type="string" office:string-value="" calcext:value-type="error">
            <text:p>#VALUE!</text:p>
          </table:table-cell>
          <table:table-cell table:style-name="ce599" table:formula="of:=[.AZ222]*[.$BB$165]" office:value-type="string" office:string-value="" calcext:value-type="error">
            <text:p>#VALUE!</text:p>
          </table:table-cell>
          <table:table-cell table:style-name="ce599" table:formula="of:=[.BA222]*[.$BC$165]" office:value-type="string" office:string-value="" calcext:value-type="error">
            <text:p>#VALUE!</text:p>
          </table:table-cell>
          <table:table-cell table:style-name="ce599" table:formula="of:=[.BB222]*[.$BD$165]" office:value-type="string" office:string-value="" calcext:value-type="error">
            <text:p>#VALUE!</text:p>
          </table:table-cell>
          <table:table-cell table:style-name="ce599" table:formula="of:=[.BC222]*[.$BE$165]" office:value-type="string" office:string-value="" calcext:value-type="error">
            <text:p>#VALUE!</text:p>
          </table:table-cell>
          <table:table-cell table:style-name="ce599" table:formula="of:=[.BD222]*[.$BF$165]" office:value-type="string" office:string-value="" calcext:value-type="error">
            <text:p>#VALUE!</text:p>
          </table:table-cell>
          <table:table-cell table:style-name="ce599" table:formula="of:=[.BE222]*[.$BG$165]" office:value-type="string" office:string-value="" calcext:value-type="error">
            <text:p>#VALUE!</text:p>
          </table:table-cell>
          <table:table-cell table:style-name="ce599" table:formula="of:=[.BF222]*[.$BH$165]" office:value-type="string" office:string-value="" calcext:value-type="error">
            <text:p>#VALUE!</text:p>
          </table:table-cell>
          <table:table-cell table:style-name="ce579"/>
          <table:table-cell table:style-name="ce492"/>
          <table:table-cell table:style-name="ce638"/>
          <table:table-cell table:style-name="ce638" office:value-type="string" calcext:value-type="string">
            <text:p>sc01ThresholdCell</text:p>
          </table:table-cell>
          <table:table-cell table:style-name="ce508" office:value-type="string" calcext:value-type="string">
            <text:p>AX165</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23]" office:value-type="float" office:value="0" calcext:value-type="float">
            <text:p>0</text:p>
          </table:table-cell>
          <table:table-cell table:style-name="ce610" table:formula="of:=[.BH223]*[.$AX$165]" office:value-type="float" office:value="0" calcext:value-type="float">
            <text:p>0</text:p>
          </table:table-cell>
          <table:table-cell table:style-name="ce599" table:formula="of:=[.AW223]*[.$AY$165]" office:value-type="string" office:string-value="" calcext:value-type="error">
            <text:p>#VALUE!</text:p>
          </table:table-cell>
          <table:table-cell table:style-name="ce599" table:formula="of:=[.AX223]*[.$AZ$165]" office:value-type="string" office:string-value="" calcext:value-type="error">
            <text:p>#VALUE!</text:p>
          </table:table-cell>
          <table:table-cell table:style-name="ce599" table:formula="of:=[.AY223]*[.$BA$165]" office:value-type="string" office:string-value="" calcext:value-type="error">
            <text:p>#VALUE!</text:p>
          </table:table-cell>
          <table:table-cell table:style-name="ce599" table:formula="of:=[.AZ223]*[.$BB$165]" office:value-type="string" office:string-value="" calcext:value-type="error">
            <text:p>#VALUE!</text:p>
          </table:table-cell>
          <table:table-cell table:style-name="ce599" table:formula="of:=[.BA223]*[.$BC$165]" office:value-type="string" office:string-value="" calcext:value-type="error">
            <text:p>#VALUE!</text:p>
          </table:table-cell>
          <table:table-cell table:style-name="ce599" table:formula="of:=[.BB223]*[.$BD$165]" office:value-type="string" office:string-value="" calcext:value-type="error">
            <text:p>#VALUE!</text:p>
          </table:table-cell>
          <table:table-cell table:style-name="ce599" table:formula="of:=[.BC223]*[.$BE$165]" office:value-type="string" office:string-value="" calcext:value-type="error">
            <text:p>#VALUE!</text:p>
          </table:table-cell>
          <table:table-cell table:style-name="ce599" table:formula="of:=[.BD223]*[.$BF$165]" office:value-type="string" office:string-value="" calcext:value-type="error">
            <text:p>#VALUE!</text:p>
          </table:table-cell>
          <table:table-cell table:style-name="ce599" table:formula="of:=[.BE223]*[.$BG$165]" office:value-type="string" office:string-value="" calcext:value-type="error">
            <text:p>#VALUE!</text:p>
          </table:table-cell>
          <table:table-cell table:style-name="ce599" table:formula="of:=[.BF223]*[.$BH$165]" office:value-type="string" office:string-value="" calcext:value-type="error">
            <text:p>#VALUE!</text:p>
          </table:table-cell>
          <table:table-cell table:style-name="ce579"/>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24]" office:value-type="float" office:value="0" calcext:value-type="float">
            <text:p>0</text:p>
          </table:table-cell>
          <table:table-cell table:style-name="ce610" table:formula="of:=[.BH224]*[.$AX$165]" office:value-type="float" office:value="0" calcext:value-type="float">
            <text:p>0</text:p>
          </table:table-cell>
          <table:table-cell table:style-name="ce599" table:formula="of:=[.AW224]*[.$AY$165]" office:value-type="string" office:string-value="" calcext:value-type="error">
            <text:p>#VALUE!</text:p>
          </table:table-cell>
          <table:table-cell table:style-name="ce599" table:formula="of:=[.AX224]*[.$AZ$165]" office:value-type="string" office:string-value="" calcext:value-type="error">
            <text:p>#VALUE!</text:p>
          </table:table-cell>
          <table:table-cell table:style-name="ce599" table:formula="of:=[.AY224]*[.$BA$165]" office:value-type="string" office:string-value="" calcext:value-type="error">
            <text:p>#VALUE!</text:p>
          </table:table-cell>
          <table:table-cell table:style-name="ce599" table:formula="of:=[.AZ224]*[.$BB$165]" office:value-type="string" office:string-value="" calcext:value-type="error">
            <text:p>#VALUE!</text:p>
          </table:table-cell>
          <table:table-cell table:style-name="ce599" table:formula="of:=[.BA224]*[.$BC$165]" office:value-type="string" office:string-value="" calcext:value-type="error">
            <text:p>#VALUE!</text:p>
          </table:table-cell>
          <table:table-cell table:style-name="ce599" table:formula="of:=[.BB224]*[.$BD$165]" office:value-type="string" office:string-value="" calcext:value-type="error">
            <text:p>#VALUE!</text:p>
          </table:table-cell>
          <table:table-cell table:style-name="ce599" table:formula="of:=[.BC224]*[.$BE$165]" office:value-type="string" office:string-value="" calcext:value-type="error">
            <text:p>#VALUE!</text:p>
          </table:table-cell>
          <table:table-cell table:style-name="ce599" table:formula="of:=[.BD224]*[.$BF$165]" office:value-type="string" office:string-value="" calcext:value-type="error">
            <text:p>#VALUE!</text:p>
          </table:table-cell>
          <table:table-cell table:style-name="ce599" table:formula="of:=[.BE224]*[.$BG$165]" office:value-type="string" office:string-value="" calcext:value-type="error">
            <text:p>#VALUE!</text:p>
          </table:table-cell>
          <table:table-cell table:style-name="ce599" table:formula="of:=[.BF224]*[.$BH$165]" office:value-type="string" office:string-value="" calcext:value-type="error">
            <text:p>#VALUE!</text:p>
          </table:table-cell>
          <table:table-cell table:style-name="ce579"/>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77"/>
          <table:table-cell table:style-name="ce593" table:number-columns-repeated="2"/>
          <table:table-cell table:style-name="ce602"/>
          <table:table-cell table:style-name="ce491" table:number-columns-repeated="9"/>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78"/>
          <table:table-cell table:style-name="ce594" table:number-columns-repeated="3"/>
          <table:table-cell table:style-name="ce491" table:number-columns-repeated="9"/>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79"/>
          <table:table-cell table:style-name="ce491" table:number-columns-repeated="2"/>
          <table:table-cell table:style-name="ce579"/>
          <table:table-cell table:style-name="ce491" table:number-columns-repeated="9"/>
          <table:table-cell table:style-name="ce492"/>
          <table:table-cell table:style-name="ce638" table:number-columns-repeated="2"/>
          <table:table-cell table:style-name="ce645"/>
          <table:table-cell table:number-columns-repeated="959"/>
        </table:table-row>
        <table:table-row table:style-name="ro16">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27" office:value-type="string" calcext:value-type="string">
            <text:p>Tornado Chart Data</text:p>
          </table:table-cell>
          <table:table-cell table:style-name="ce439"/>
          <table:table-cell table:style-name="ce451" office:value-type="string" calcext:value-type="string">
            <text:p>Alternative Names:</text:p>
          </table:table-cell>
          <table:table-cell table:style-name="ce595" table:number-columns-repeated="2"/>
          <table:table-cell table:style-name="ce603"/>
          <table:table-cell table:style-name="ce491" table:number-columns-repeated="9"/>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28"/>
          <table:table-cell table:style-name="ce268"/>
          <table:table-cell table:style-name="ce581" office:value-type="string" calcext:value-type="string">
            <text:p>Criteria Names</text:p>
          </table:table-cell>
          <table:table-cell table:style-name="ce596" office:value-type="string" calcext:value-type="string">
            <text:p>Left</text:p>
          </table:table-cell>
          <table:table-cell table:style-name="ce596" office:value-type="string" calcext:value-type="string">
            <text:p>Right</text:p>
          </table:table-cell>
          <table:table-cell table:style-name="ce604" office:value-type="string" calcext:value-type="string">
            <text:p>Delta</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29" office:value-type="string" calcext:value-type="string">
            <text:p>Number of Selected Alts</text:p>
          </table:table-cell>
          <table:table-cell table:style-name="ce440" table:formula="of:=SUM([.AY164:.BH164])" office:value-type="float" office:value="0" calcext:value-type="float">
            <text:p>0</text:p>
          </table:table-cell>
          <table:table-cell table:style-name="ce520" office:value-type="string" calcext:value-type="string">
            <text:p>Carry Daily Supplies </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88]-[.AX188]"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Reliable</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89]-[.AX189]"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Time to reach work </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90]-[.AX190]" office:value-type="float" office:value="0" calcext:value-type="float">
            <text:p>0</text:p>
          </table:table-cell>
          <table:table-cell table:style-name="ce484"/>
          <table:table-cell table:style-name="ce491" table:number-columns-repeated="8"/>
          <table:table-cell table:style-name="ce492"/>
          <table:table-cell table:style-name="ce562" office:value-type="string" calcext:value-type="string" table:number-columns-spanned="3" table:number-rows-spanned="2">
            <text:p>The location and order of this table cannot be changed without impacting macros</text:p>
          </table:table-cell>
          <table:covered-table-cell table:style-name="ce638"/>
          <table:covered-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Comfortable</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91]-[.AX191]" office:value-type="float" office:value="0" calcext:value-type="float">
            <text:p>0</text:p>
          </table:table-cell>
          <table:table-cell table:style-name="ce484"/>
          <table:table-cell table:style-name="ce491" table:number-columns-repeated="8"/>
          <table:table-cell table:style-name="ce492"/>
          <table:covered-table-cell table:style-name="ce564"/>
          <table:covered-table-cell table:style-name="ce638"/>
          <table:covered-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Initial Cost</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92]-[.AX192]"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Maintenance Cost</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93]-[.AX193]"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Storage Cost</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94]-[.AX194]"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Running Cost</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95]-[.AX195]"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Use for Recreation</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96]-[.AX196]"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0</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97]-[.AX197]"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0</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98]-[.AX198]"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0</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99]-[.AX199]"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0</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200]-[.AX200]"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0</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201]-[.AX201]"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0</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202]-[.AX202]"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83" table:number-columns-repeated="4"/>
          <table:table-cell table:style-name="ce491" table:number-columns-repeated="9"/>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office:value-type="string" calcext:value-type="string">
            <text:p>Active Alts</text:p>
          </table:table-cell>
          <table:table-cell table:style-name="ce559" office:value-type="string" calcext:value-type="string">
            <text:p>Active Crits</text:p>
          </table:table-cell>
          <table:table-cell table:style-name="ce491" table:number-columns-repeated="12"/>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544" office:value-type="string" calcext:value-type="string">
            <office:annotation draw:style-name="gr7" draw:text-style-name="P7" svg:width="1.4634in" svg:height="0.9335in" svg:x="61.3in" svg:y="46.5744in" draw:caption-point-x="1.685in" draw:caption-point-y="1.0276in">
              <dc:date>2018-08-28T00:00:00</dc:date>
              <text:p text:style-name="P6"><text:span text:style-name="T4">This table holds values copied to User Input (Yes/No) or from User input (everything else)</text:span></text:p>
            </office:annotation>
            <text:p>Working Data</text:p>
          </table:table-cell>
          <table:table-cell table:style-name="ce559" table:formula="of:=COUNT([.AY168:.BH168])" office:value-type="float" office:value="6" calcext:value-type="float">
            <text:p>6</text:p>
          </table:table-cell>
          <table:table-cell table:style-name="ce559" table:formula="of:=COUNTIF([.BG210:.BG224];&quot;&gt;0&quot;)" office:value-type="float" office:value="9" calcext:value-type="float">
            <text:p>9</text:p>
          </table:table-cell>
          <table:table-cell table:style-name="ce491" table:number-columns-repeated="12"/>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3" office:value-type="string" calcext:value-type="string">
            <text:p>Display on Tornado</text:p>
          </table:table-cell>
          <table:table-cell table:style-name="ce504" table:formula="of:=IF([.AX164]=1;&quot;Yes&quot;;&quot;No&quot;)" office:value-type="string" office:string-value="No" calcext:value-type="string">
            <text:p>No</text:p>
          </table:table-cell>
          <table:table-cell table:style-name="ce504" table:formula="of:=IF([.AY164]=1;&quot;Yes&quot;;&quot;No&quot;)" office:value-type="string" office:string-value="No" calcext:value-type="string">
            <text:p>No</text:p>
          </table:table-cell>
          <table:table-cell table:style-name="ce504" table:formula="of:=IF([.AZ164]=1;&quot;Yes&quot;;&quot;No&quot;)" office:value-type="string" office:string-value="No" calcext:value-type="string">
            <text:p>No</text:p>
          </table:table-cell>
          <table:table-cell table:style-name="ce504" table:formula="of:=IF([.BA164]=1;&quot;Yes&quot;;&quot;No&quot;)" office:value-type="string" office:string-value="No" calcext:value-type="string">
            <text:p>No</text:p>
          </table:table-cell>
          <table:table-cell table:style-name="ce504" table:formula="of:=IF([.BB164]=1;&quot;Yes&quot;;&quot;No&quot;)" office:value-type="string" office:string-value="No" calcext:value-type="string">
            <text:p>No</text:p>
          </table:table-cell>
          <table:table-cell table:style-name="ce504" table:formula="of:=IF([.BC164]=1;&quot;Yes&quot;;&quot;No&quot;)" office:value-type="string" office:string-value="No" calcext:value-type="string">
            <text:p>No</text:p>
          </table:table-cell>
          <table:table-cell table:style-name="ce504" table:formula="of:=IF([.BD164]=1;&quot;Yes&quot;;&quot;No&quot;)" office:value-type="string" office:string-value="No" calcext:value-type="string">
            <text:p>No</text:p>
          </table:table-cell>
          <table:table-cell table:style-name="ce504" table:formula="of:=IF([.BE164]=1;&quot;Yes&quot;;&quot;No&quot;)" office:value-type="string" office:string-value="No" calcext:value-type="string">
            <text:p>No</text:p>
          </table:table-cell>
          <table:table-cell table:style-name="ce504" table:formula="of:=IF([.BF164]=1;&quot;Yes&quot;;&quot;No&quot;)" office:value-type="string" office:string-value="No" calcext:value-type="string">
            <text:p>No</text:p>
          </table:table-cell>
          <table:table-cell table:style-name="ce504" table:formula="of:=IF([.BG164]=1;&quot;Yes&quot;;&quot;No&quot;)" office:value-type="string" office:string-value="No" calcext:value-type="string">
            <text:p>No</text:p>
          </table:table-cell>
          <table:table-cell table:style-name="ce504" table:formula="of:=IF([.BH164]=1;&quot;Yes&quot;;&quot;No&quot;)" office:value-type="string" office:string-value="No" calcext:value-type="string">
            <text:p>No</text:p>
          </table:table-cell>
          <table:table-cell table:style-name="ce491" table:number-columns-repeated="3"/>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3" office:value-type="string" calcext:value-type="string">
            <text:p>Display on Spider</text:p>
          </table:table-cell>
          <table:table-cell table:style-name="ce504" table:formula="of:=IF([.AX165]=1;&quot;Yes&quot;;&quot;No&quot;)" office:value-type="string" office:string-value="No" calcext:value-type="string">
            <text:p>No</text:p>
          </table:table-cell>
          <table:table-cell table:style-name="ce504" table:formula="of:=IF([.AY165]=1;&quot;Yes&quot;;&quot;No&quot;)" office:value-type="string" office:string-value="No" calcext:value-type="string">
            <text:p>No</text:p>
          </table:table-cell>
          <table:table-cell table:style-name="ce504" table:formula="of:=IF([.AZ165]=1;&quot;Yes&quot;;&quot;No&quot;)" office:value-type="string" office:string-value="No" calcext:value-type="string">
            <text:p>No</text:p>
          </table:table-cell>
          <table:table-cell table:style-name="ce504" table:formula="of:=IF([.BA165]=1;&quot;Yes&quot;;&quot;No&quot;)" office:value-type="string" office:string-value="No" calcext:value-type="string">
            <text:p>No</text:p>
          </table:table-cell>
          <table:table-cell table:style-name="ce504" table:formula="of:=IF([.BB165]=1;&quot;Yes&quot;;&quot;No&quot;)" office:value-type="string" office:string-value="No" calcext:value-type="string">
            <text:p>No</text:p>
          </table:table-cell>
          <table:table-cell table:style-name="ce504" table:formula="of:=IF([.BC165]=1;&quot;Yes&quot;;&quot;No&quot;)" office:value-type="string" office:string-value="No" calcext:value-type="string">
            <text:p>No</text:p>
          </table:table-cell>
          <table:table-cell table:style-name="ce504" table:formula="of:=IF([.BD165]=1;&quot;Yes&quot;;&quot;No&quot;)" office:value-type="string" office:string-value="No" calcext:value-type="string">
            <text:p>No</text:p>
          </table:table-cell>
          <table:table-cell table:style-name="ce504" table:formula="of:=IF([.BE165]=1;&quot;Yes&quot;;&quot;No&quot;)" office:value-type="string" office:string-value="No" calcext:value-type="string">
            <text:p>No</text:p>
          </table:table-cell>
          <table:table-cell table:style-name="ce504" table:formula="of:=IF([.BF165]=1;&quot;Yes&quot;;&quot;No&quot;)" office:value-type="string" office:string-value="No" calcext:value-type="string">
            <text:p>No</text:p>
          </table:table-cell>
          <table:table-cell table:style-name="ce504" table:formula="of:=IF([.BG165]=1;&quot;Yes&quot;;&quot;No&quot;)" office:value-type="string" office:string-value="No" calcext:value-type="string">
            <text:p>No</text:p>
          </table:table-cell>
          <table:table-cell table:style-name="ce504" table:formula="of:=IF([.BH165]=1;&quot;Yes&quot;;&quot;No&quot;)" office:value-type="string" office:string-value="No" calcext:value-type="string">
            <text:p>No</text:p>
          </table:table-cell>
          <table:table-cell table:style-name="ce491" table:number-columns-repeated="3"/>
          <table:table-cell table:style-name="ce492"/>
          <table:table-cell table:style-name="ce638" table:number-columns-repeated="2"/>
          <table:table-cell table:style-name="ce645"/>
          <table:table-cell table:number-columns-repeated="959"/>
        </table:table-row>
        <table:table-row table:style-name="ro26">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74"/>
          <table:table-cell table:style-name="ce512" office:value-type="string" calcext:value-type="string">
            <text:p>Threshold</text:p>
          </table:table-cell>
          <table:table-cell table:style-name="ce512" table:formula="of:=[.J6]" office:value-type="string" office:string-value="Bus" calcext:value-type="string">
            <text:p>Bus</text:p>
          </table:table-cell>
          <table:table-cell table:style-name="ce512" table:formula="of:=[.M6]" office:value-type="string" office:string-value="Uber / Lyft" calcext:value-type="string">
            <text:p>Uber / Lyft</text:p>
          </table:table-cell>
          <table:table-cell table:style-name="ce512" table:formula="of:=[.P6]" office:value-type="string" office:string-value="Car Pool" calcext:value-type="string">
            <text:p>Car Pool</text:p>
          </table:table-cell>
          <table:table-cell table:style-name="ce512" table:formula="of:=[.S6]" office:value-type="string" office:string-value="Bicycle" calcext:value-type="string">
            <text:p>Bicycle</text:p>
          </table:table-cell>
          <table:table-cell table:style-name="ce512" table:formula="of:=[.V6]" office:value-type="string" office:string-value="Motorcycle" calcext:value-type="string">
            <text:p>Motorcycle</text:p>
          </table:table-cell>
          <table:table-cell table:style-name="ce512" table:formula="of:=[.Y6]" office:value-type="string" office:string-value="Compact Car" calcext:value-type="string">
            <text:p>Compact Car</text:p>
          </table:table-cell>
          <table:table-cell table:style-name="ce512" table:formula="of:=[.AB6]" office:value-type="string" office:string-value="Alternative 7 Name 1" calcext:value-type="string">
            <text:p>Alternative 7 Name 1</text:p>
          </table:table-cell>
          <table:table-cell table:style-name="ce512" table:formula="of:=[.AE6]" office:value-type="string" office:string-value="Alternative 8 Name" calcext:value-type="string">
            <text:p>Alternative 8 Name</text:p>
          </table:table-cell>
          <table:table-cell table:style-name="ce512" table:formula="of:=[.AH6]" office:value-type="string" office:string-value="Alternative 9 Name" calcext:value-type="string">
            <text:p>Alternative 9 Name</text:p>
          </table:table-cell>
          <table:table-cell table:style-name="ce512" table:formula="of:=[.AK6]" office:value-type="string" office:string-value="Alternative 10 Name" calcext:value-type="string">
            <text:p>Alternative 10 Name</text:p>
          </table:table-cell>
          <table:table-cell table:style-name="ce491" table:number-columns-repeated="3"/>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5" table:formula="of:=[.D10]" office:value-type="string" office:string-value="Name" calcext:value-type="string">
            <text:p>Name</text:p>
          </table:table-cell>
          <table:table-cell table:number-columns-repeated="11" table:style-name="ce509" office:value-type="string" calcext:value-type="string">
            <text:p>WS</text:p>
          </table:table-cell>
          <table:table-cell table:style-name="ce512" office:value-type="string" calcext:value-type="string">
            <text:p>Weight</text:p>
          </table:table-cell>
          <table:table-cell table:style-name="ce512" office:value-type="string" calcext:value-type="string">
            <text:p>Ideal WS</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55" table:formula="of:=[.D12]" office:value-type="string" office:string-value="Carry Daily Supplies " calcext:value-type="string">
            <text:p>Carry Daily Supplies </text:p>
          </table:table-cell>
          <table:table-cell table:style-name="ce573" table:formula="of:=[.BG210]*10" office:value-type="float" office:value="50" calcext:value-type="float">
            <text:p>50</text:p>
          </table:table-cell>
          <table:table-cell table:style-name="ce599" table:formula="of:=[.L12]" office:value-type="float" office:value="25" calcext:value-type="float">
            <text:p>25</text:p>
          </table:table-cell>
          <table:table-cell table:style-name="ce599" table:formula="of:=[.O12]" office:value-type="float" office:value="35" calcext:value-type="float">
            <text:p>35</text:p>
          </table:table-cell>
          <table:table-cell table:style-name="ce599" table:formula="of:=[.R12]" office:value-type="float" office:value="35" calcext:value-type="float">
            <text:p>35</text:p>
          </table:table-cell>
          <table:table-cell table:style-name="ce599" table:formula="of:=[.U12]" office:value-type="float" office:value="25" calcext:value-type="float">
            <text:p>25</text:p>
          </table:table-cell>
          <table:table-cell table:style-name="ce599" table:formula="of:=[.X12]" office:value-type="float" office:value="35" calcext:value-type="float">
            <text:p>35</text:p>
          </table:table-cell>
          <table:table-cell table:style-name="ce599" table:formula="of:=[.AA12]" office:value-type="float" office:value="50" calcext:value-type="float">
            <text:p>50</text:p>
          </table:table-cell>
          <table:table-cell table:style-name="ce599" table:formula="of:=[.AD12]">
            <text:p/>
          </table:table-cell>
          <table:table-cell table:style-name="ce599" table:formula="of:=[.AG12]">
            <text:p/>
          </table:table-cell>
          <table:table-cell table:style-name="ce599" table:formula="of:=[.AJ12]">
            <text:p/>
          </table:table-cell>
          <table:table-cell table:style-name="ce599" table:formula="of:=[.AM12]">
            <text:p/>
          </table:table-cell>
          <table:table-cell table:style-name="ce599" table:formula="of:=[.I12]" office:value-type="float" office:value="5" calcext:value-type="float">
            <text:p>5</text:p>
          </table:table-cell>
          <table:table-cell table:style-name="ce599" table:formula="of:=[.BG210]*10" office:value-type="float" office:value="50" calcext:value-type="float">
            <text:p>5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55" table:formula="of:=[.D13]" office:value-type="string" office:string-value="Reliable" calcext:value-type="string">
            <text:p>Reliable</text:p>
          </table:table-cell>
          <table:table-cell table:style-name="ce573" table:formula="of:=[.BG211]*10" office:value-type="float" office:value="50" calcext:value-type="float">
            <text:p>50</text:p>
          </table:table-cell>
          <table:table-cell table:style-name="ce599" table:formula="of:=[.L13]" office:value-type="float" office:value="15" calcext:value-type="float">
            <text:p>15</text:p>
          </table:table-cell>
          <table:table-cell table:style-name="ce599" table:formula="of:=[.O13]" office:value-type="float" office:value="25" calcext:value-type="float">
            <text:p>25</text:p>
          </table:table-cell>
          <table:table-cell table:style-name="ce599" table:formula="of:=[.R13]" office:value-type="float" office:value="35" calcext:value-type="float">
            <text:p>35</text:p>
          </table:table-cell>
          <table:table-cell table:style-name="ce599" table:formula="of:=[.U13]" office:value-type="float" office:value="40" calcext:value-type="float">
            <text:p>40</text:p>
          </table:table-cell>
          <table:table-cell table:style-name="ce599" table:formula="of:=[.X13]" office:value-type="float" office:value="40" calcext:value-type="float">
            <text:p>40</text:p>
          </table:table-cell>
          <table:table-cell table:style-name="ce599" table:formula="of:=[.AA13]" office:value-type="float" office:value="40" calcext:value-type="float">
            <text:p>40</text:p>
          </table:table-cell>
          <table:table-cell table:style-name="ce599" table:formula="of:=[.AD13]">
            <text:p/>
          </table:table-cell>
          <table:table-cell table:style-name="ce599" table:formula="of:=[.AG13]">
            <text:p/>
          </table:table-cell>
          <table:table-cell table:style-name="ce599" table:formula="of:=[.AJ13]">
            <text:p/>
          </table:table-cell>
          <table:table-cell table:style-name="ce599" table:formula="of:=[.AM13]">
            <text:p/>
          </table:table-cell>
          <table:table-cell table:style-name="ce599" table:formula="of:=[.I13]" office:value-type="float" office:value="5" calcext:value-type="float">
            <text:p>5</text:p>
          </table:table-cell>
          <table:table-cell table:style-name="ce599" table:formula="of:=[.BG211]*10" office:value-type="float" office:value="50" calcext:value-type="float">
            <text:p>5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8"/>
          <table:table-cell table:style-name="ce534"/>
          <table:table-cell table:style-name="ce23"/>
          <table:table-cell table:number-columns-repeated="11"/>
          <table:table-cell table:style-name="ce480"/>
          <table:table-cell table:style-name="ce455" table:formula="of:=[.D14]" office:value-type="string" office:string-value="Time to reach work " calcext:value-type="string">
            <text:p>Time to reach work </text:p>
          </table:table-cell>
          <table:table-cell table:style-name="ce573" table:formula="of:=[.BG212]*10" office:value-type="float" office:value="50" calcext:value-type="float">
            <text:p>50</text:p>
          </table:table-cell>
          <table:table-cell table:style-name="ce599" table:formula="of:=[.L14]" office:value-type="float" office:value="5" calcext:value-type="float">
            <text:p>5</text:p>
          </table:table-cell>
          <table:table-cell table:style-name="ce599" table:formula="of:=[.O14]" office:value-type="float" office:value="50" calcext:value-type="float">
            <text:p>50</text:p>
          </table:table-cell>
          <table:table-cell table:style-name="ce599" table:formula="of:=[.R14]" office:value-type="float" office:value="30" calcext:value-type="float">
            <text:p>30</text:p>
          </table:table-cell>
          <table:table-cell table:style-name="ce599" table:formula="of:=[.U14]" office:value-type="float" office:value="50" calcext:value-type="float">
            <text:p>50</text:p>
          </table:table-cell>
          <table:table-cell table:style-name="ce599" table:formula="of:=[.X14]" office:value-type="float" office:value="50" calcext:value-type="float">
            <text:p>50</text:p>
          </table:table-cell>
          <table:table-cell table:style-name="ce599" table:formula="of:=[.AA14]" office:value-type="float" office:value="50" calcext:value-type="float">
            <text:p>50</text:p>
          </table:table-cell>
          <table:table-cell table:style-name="ce599" table:formula="of:=[.AD14]">
            <text:p/>
          </table:table-cell>
          <table:table-cell table:style-name="ce599" table:formula="of:=[.AG14]">
            <text:p/>
          </table:table-cell>
          <table:table-cell table:style-name="ce599" table:formula="of:=[.AJ14]">
            <text:p/>
          </table:table-cell>
          <table:table-cell table:style-name="ce599" table:formula="of:=[.AM14]">
            <text:p/>
          </table:table-cell>
          <table:table-cell table:style-name="ce599" table:formula="of:=[.I14]" office:value-type="float" office:value="5" calcext:value-type="float">
            <text:p>5</text:p>
          </table:table-cell>
          <table:table-cell table:style-name="ce599" table:formula="of:=[.BG212]*10" office:value-type="float" office:value="50" calcext:value-type="float">
            <text:p>5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15]" office:value-type="string" office:string-value="Comfortable" calcext:value-type="string">
            <text:p>Comfortable</text:p>
          </table:table-cell>
          <table:table-cell table:style-name="ce573" table:formula="of:=[.BG213]*10" office:value-type="float" office:value="40" calcext:value-type="float">
            <text:p>40</text:p>
          </table:table-cell>
          <table:table-cell table:style-name="ce599" table:formula="of:=[.L15]" office:value-type="float" office:value="28" calcext:value-type="float">
            <text:p>28</text:p>
          </table:table-cell>
          <table:table-cell table:style-name="ce599" table:formula="of:=[.O15]" office:value-type="float" office:value="32" calcext:value-type="float">
            <text:p>32</text:p>
          </table:table-cell>
          <table:table-cell table:style-name="ce599" table:formula="of:=[.R15]" office:value-type="float" office:value="32" calcext:value-type="float">
            <text:p>32</text:p>
          </table:table-cell>
          <table:table-cell table:style-name="ce599" table:formula="of:=[.U15]" office:value-type="float" office:value="16" calcext:value-type="float">
            <text:p>16</text:p>
          </table:table-cell>
          <table:table-cell table:style-name="ce599" table:formula="of:=[.X15]" office:value-type="float" office:value="16" calcext:value-type="float">
            <text:p>16</text:p>
          </table:table-cell>
          <table:table-cell table:style-name="ce599" table:formula="of:=[.AA15]" office:value-type="float" office:value="32" calcext:value-type="float">
            <text:p>32</text:p>
          </table:table-cell>
          <table:table-cell table:style-name="ce599" table:formula="of:=[.AD15]">
            <text:p/>
          </table:table-cell>
          <table:table-cell table:style-name="ce599" table:formula="of:=[.AG15]">
            <text:p/>
          </table:table-cell>
          <table:table-cell table:style-name="ce599" table:formula="of:=[.AJ15]">
            <text:p/>
          </table:table-cell>
          <table:table-cell table:style-name="ce599" table:formula="of:=[.AM15]">
            <text:p/>
          </table:table-cell>
          <table:table-cell table:style-name="ce599" table:formula="of:=[.I15]" office:value-type="float" office:value="4" calcext:value-type="float">
            <text:p>4</text:p>
          </table:table-cell>
          <table:table-cell table:style-name="ce599" table:formula="of:=[.BG213]*10" office:value-type="float" office:value="40" calcext:value-type="float">
            <text:p>4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16]" office:value-type="string" office:string-value="Initial Cost" calcext:value-type="string">
            <text:p>Initial Cost</text:p>
          </table:table-cell>
          <table:table-cell table:style-name="ce573" table:formula="of:=[.BG214]*10" office:value-type="float" office:value="40" calcext:value-type="float">
            <text:p>40</text:p>
          </table:table-cell>
          <table:table-cell table:style-name="ce599" table:formula="of:=[.L16]" office:value-type="float" office:value="40" calcext:value-type="float">
            <text:p>40</text:p>
          </table:table-cell>
          <table:table-cell table:style-name="ce599" table:formula="of:=[.O16]" office:value-type="float" office:value="40" calcext:value-type="float">
            <text:p>40</text:p>
          </table:table-cell>
          <table:table-cell table:style-name="ce599" table:formula="of:=[.R16]" office:value-type="float" office:value="40" calcext:value-type="float">
            <text:p>40</text:p>
          </table:table-cell>
          <table:table-cell table:style-name="ce599" table:formula="of:=[.U16]" office:value-type="float" office:value="40" calcext:value-type="float">
            <text:p>40</text:p>
          </table:table-cell>
          <table:table-cell table:style-name="ce599" table:formula="of:=[.X16]" office:value-type="float" office:value="40" calcext:value-type="float">
            <text:p>40</text:p>
          </table:table-cell>
          <table:table-cell table:style-name="ce599" table:formula="of:=[.AA16]" office:value-type="float" office:value="28" calcext:value-type="float">
            <text:p>28</text:p>
          </table:table-cell>
          <table:table-cell table:style-name="ce599" table:formula="of:=[.AD16]">
            <text:p/>
          </table:table-cell>
          <table:table-cell table:style-name="ce599" table:formula="of:=[.AG16]">
            <text:p/>
          </table:table-cell>
          <table:table-cell table:style-name="ce599" table:formula="of:=[.AJ16]">
            <text:p/>
          </table:table-cell>
          <table:table-cell table:style-name="ce599" table:formula="of:=[.AM16]">
            <text:p/>
          </table:table-cell>
          <table:table-cell table:style-name="ce599" table:formula="of:=[.I16]" office:value-type="float" office:value="4" calcext:value-type="float">
            <text:p>4</text:p>
          </table:table-cell>
          <table:table-cell table:style-name="ce599" table:formula="of:=[.BG214]*10" office:value-type="float" office:value="40" calcext:value-type="float">
            <text:p>4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17]" office:value-type="string" office:string-value="Maintenance Cost" calcext:value-type="string">
            <text:p>Maintenance Cost</text:p>
          </table:table-cell>
          <table:table-cell table:style-name="ce573" table:formula="of:=[.BG215]*10" office:value-type="float" office:value="30" calcext:value-type="float">
            <text:p>30</text:p>
          </table:table-cell>
          <table:table-cell table:style-name="ce599" table:formula="of:=[.L17]" office:value-type="float" office:value="30" calcext:value-type="float">
            <text:p>30</text:p>
          </table:table-cell>
          <table:table-cell table:style-name="ce599" table:formula="of:=[.O17]" office:value-type="float" office:value="30" calcext:value-type="float">
            <text:p>30</text:p>
          </table:table-cell>
          <table:table-cell table:style-name="ce599" table:formula="of:=[.R17]" office:value-type="float" office:value="30" calcext:value-type="float">
            <text:p>30</text:p>
          </table:table-cell>
          <table:table-cell table:style-name="ce599" table:formula="of:=[.U17]" office:value-type="float" office:value="30" calcext:value-type="float">
            <text:p>30</text:p>
          </table:table-cell>
          <table:table-cell table:style-name="ce599" table:formula="of:=[.X17]" office:value-type="float" office:value="30" calcext:value-type="float">
            <text:p>30</text:p>
          </table:table-cell>
          <table:table-cell table:style-name="ce599" table:formula="of:=[.AA17]" office:value-type="float" office:value="24" calcext:value-type="float">
            <text:p>24</text:p>
          </table:table-cell>
          <table:table-cell table:style-name="ce599" table:formula="of:=[.AD17]">
            <text:p/>
          </table:table-cell>
          <table:table-cell table:style-name="ce599" table:formula="of:=[.AG17]">
            <text:p/>
          </table:table-cell>
          <table:table-cell table:style-name="ce599" table:formula="of:=[.AJ17]">
            <text:p/>
          </table:table-cell>
          <table:table-cell table:style-name="ce599" table:formula="of:=[.AM17]">
            <text:p/>
          </table:table-cell>
          <table:table-cell table:style-name="ce599" table:formula="of:=[.I17]" office:value-type="float" office:value="3" calcext:value-type="float">
            <text:p>3</text:p>
          </table:table-cell>
          <table:table-cell table:style-name="ce599" table:formula="of:=[.BG215]*10" office:value-type="float" office:value="30" calcext:value-type="float">
            <text:p>3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18]" office:value-type="string" office:string-value="Storage Cost" calcext:value-type="string">
            <text:p>Storage Cost</text:p>
          </table:table-cell>
          <table:table-cell table:style-name="ce573" table:formula="of:=[.BG216]*10" office:value-type="float" office:value="20" calcext:value-type="float">
            <text:p>20</text:p>
          </table:table-cell>
          <table:table-cell table:style-name="ce599" table:formula="of:=[.L18]" office:value-type="float" office:value="20" calcext:value-type="float">
            <text:p>20</text:p>
          </table:table-cell>
          <table:table-cell table:style-name="ce599" table:formula="of:=[.O18]" office:value-type="float" office:value="20" calcext:value-type="float">
            <text:p>20</text:p>
          </table:table-cell>
          <table:table-cell table:style-name="ce599" table:formula="of:=[.R18]" office:value-type="float" office:value="20" calcext:value-type="float">
            <text:p>20</text:p>
          </table:table-cell>
          <table:table-cell table:style-name="ce599" table:formula="of:=[.U18]" office:value-type="float" office:value="20" calcext:value-type="float">
            <text:p>20</text:p>
          </table:table-cell>
          <table:table-cell table:style-name="ce599" table:formula="of:=[.X18]" office:value-type="float" office:value="20" calcext:value-type="float">
            <text:p>20</text:p>
          </table:table-cell>
          <table:table-cell table:style-name="ce599" table:formula="of:=[.AA18]" office:value-type="float" office:value="16" calcext:value-type="float">
            <text:p>16</text:p>
          </table:table-cell>
          <table:table-cell table:style-name="ce599" table:formula="of:=[.AD18]">
            <text:p/>
          </table:table-cell>
          <table:table-cell table:style-name="ce599" table:formula="of:=[.AG18]">
            <text:p/>
          </table:table-cell>
          <table:table-cell table:style-name="ce599" table:formula="of:=[.AJ18]">
            <text:p/>
          </table:table-cell>
          <table:table-cell table:style-name="ce599" table:formula="of:=[.AM18]">
            <text:p/>
          </table:table-cell>
          <table:table-cell table:style-name="ce599" table:formula="of:=[.I18]" office:value-type="float" office:value="2" calcext:value-type="float">
            <text:p>2</text:p>
          </table:table-cell>
          <table:table-cell table:style-name="ce599" table:formula="of:=[.BG216]*10" office:value-type="float" office:value="20" calcext:value-type="float">
            <text:p>2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19]" office:value-type="string" office:string-value="Running Cost" calcext:value-type="string">
            <text:p>Running Cost</text:p>
          </table:table-cell>
          <table:table-cell table:style-name="ce573" table:formula="of:=[.BG217]*10" office:value-type="float" office:value="10" calcext:value-type="float">
            <text:p>10</text:p>
          </table:table-cell>
          <table:table-cell table:style-name="ce599" table:formula="of:=[.L19]" office:value-type="float" office:value="10" calcext:value-type="float">
            <text:p>10</text:p>
          </table:table-cell>
          <table:table-cell table:style-name="ce599" table:formula="of:=[.O19]" office:value-type="float" office:value="10" calcext:value-type="float">
            <text:p>10</text:p>
          </table:table-cell>
          <table:table-cell table:style-name="ce599" table:formula="of:=[.R19]" office:value-type="float" office:value="10" calcext:value-type="float">
            <text:p>10</text:p>
          </table:table-cell>
          <table:table-cell table:style-name="ce599" table:formula="of:=[.U19]" office:value-type="float" office:value="10" calcext:value-type="float">
            <text:p>10</text:p>
          </table:table-cell>
          <table:table-cell table:style-name="ce599" table:formula="of:=[.X19]" office:value-type="float" office:value="10" calcext:value-type="float">
            <text:p>10</text:p>
          </table:table-cell>
          <table:table-cell table:style-name="ce599" table:formula="of:=[.AA19]" office:value-type="float" office:value="7" calcext:value-type="float">
            <text:p>7</text:p>
          </table:table-cell>
          <table:table-cell table:style-name="ce599" table:formula="of:=[.AD19]">
            <text:p/>
          </table:table-cell>
          <table:table-cell table:style-name="ce599" table:formula="of:=[.AG19]">
            <text:p/>
          </table:table-cell>
          <table:table-cell table:style-name="ce599" table:formula="of:=[.AJ19]">
            <text:p/>
          </table:table-cell>
          <table:table-cell table:style-name="ce599" table:formula="of:=[.AM19]">
            <text:p/>
          </table:table-cell>
          <table:table-cell table:style-name="ce599" table:formula="of:=[.I19]" office:value-type="float" office:value="1" calcext:value-type="float">
            <text:p>1</text:p>
          </table:table-cell>
          <table:table-cell table:style-name="ce599" table:formula="of:=[.BG217]*10" office:value-type="float" office:value="10" calcext:value-type="float">
            <text:p>1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20]" office:value-type="string" office:string-value="Use for Recreation" calcext:value-type="string">
            <text:p>Use for Recreation</text:p>
          </table:table-cell>
          <table:table-cell table:style-name="ce573" table:formula="of:=[.BG218]*10" office:value-type="float" office:value="10" calcext:value-type="float">
            <text:p>10</text:p>
          </table:table-cell>
          <table:table-cell table:style-name="ce599" table:formula="of:=[.L20]" office:value-type="float" office:value="1" calcext:value-type="float">
            <text:p>1</text:p>
          </table:table-cell>
          <table:table-cell table:style-name="ce599" table:formula="of:=[.O20]" office:value-type="float" office:value="6" calcext:value-type="float">
            <text:p>6</text:p>
          </table:table-cell>
          <table:table-cell table:style-name="ce599" table:formula="of:=[.R20]" office:value-type="float" office:value="0" calcext:value-type="float">
            <text:p>0</text:p>
          </table:table-cell>
          <table:table-cell table:style-name="ce599" table:formula="of:=[.U20]" office:value-type="float" office:value="4" calcext:value-type="float">
            <text:p>4</text:p>
          </table:table-cell>
          <table:table-cell table:style-name="ce599" table:formula="of:=[.X20]" office:value-type="float" office:value="8" calcext:value-type="float">
            <text:p>8</text:p>
          </table:table-cell>
          <table:table-cell table:style-name="ce599" table:formula="of:=[.AA20]" office:value-type="float" office:value="10" calcext:value-type="float">
            <text:p>10</text:p>
          </table:table-cell>
          <table:table-cell table:style-name="ce599" table:formula="of:=[.AD20]">
            <text:p/>
          </table:table-cell>
          <table:table-cell table:style-name="ce599" table:formula="of:=[.AG20]">
            <text:p/>
          </table:table-cell>
          <table:table-cell table:style-name="ce599" table:formula="of:=[.AJ20]">
            <text:p/>
          </table:table-cell>
          <table:table-cell table:style-name="ce599" table:formula="of:=[.AM20]">
            <text:p/>
          </table:table-cell>
          <table:table-cell table:style-name="ce599" table:formula="of:=[.I20]" office:value-type="float" office:value="1" calcext:value-type="float">
            <text:p>1</text:p>
          </table:table-cell>
          <table:table-cell table:style-name="ce599" table:formula="of:=[.BG218]*10" office:value-type="float" office:value="10" calcext:value-type="float">
            <text:p>1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21]" office:value-type="float" office:value="0" calcext:value-type="float">
            <text:p>0</text:p>
          </table:table-cell>
          <table:table-cell table:style-name="ce573" table:formula="of:=[.BG219]*10" office:value-type="float" office:value="0" calcext:value-type="float">
            <text:p>0</text:p>
          </table:table-cell>
          <table:table-cell table:style-name="ce599" table:formula="of:=[.L21]">
            <text:p/>
          </table:table-cell>
          <table:table-cell table:style-name="ce599" table:formula="of:=[.O21]">
            <text:p/>
          </table:table-cell>
          <table:table-cell table:style-name="ce599" table:formula="of:=[.R21]">
            <text:p/>
          </table:table-cell>
          <table:table-cell table:style-name="ce599" table:formula="of:=[.U21]">
            <text:p/>
          </table:table-cell>
          <table:table-cell table:style-name="ce599" table:formula="of:=[.X21]">
            <text:p/>
          </table:table-cell>
          <table:table-cell table:style-name="ce599" table:formula="of:=[.AA21]">
            <text:p/>
          </table:table-cell>
          <table:table-cell table:style-name="ce599" table:formula="of:=[.AD21]">
            <text:p/>
          </table:table-cell>
          <table:table-cell table:style-name="ce599" table:formula="of:=[.AG21]">
            <text:p/>
          </table:table-cell>
          <table:table-cell table:style-name="ce599" table:formula="of:=[.AJ21]">
            <text:p/>
          </table:table-cell>
          <table:table-cell table:style-name="ce599" table:formula="of:=[.AM21]">
            <text:p/>
          </table:table-cell>
          <table:table-cell table:style-name="ce599" table:formula="of:=[.I21]" office:value-type="float" office:value="0" calcext:value-type="float">
            <text:p>0</text:p>
          </table:table-cell>
          <table:table-cell table:style-name="ce599" table:formula="of:=[.BG219]*10" office:value-type="float" office:value="0" calcext:value-type="float">
            <text:p>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22]" office:value-type="float" office:value="0" calcext:value-type="float">
            <text:p>0</text:p>
          </table:table-cell>
          <table:table-cell table:style-name="ce573" table:formula="of:=[.BG220]*10" office:value-type="float" office:value="0" calcext:value-type="float">
            <text:p>0</text:p>
          </table:table-cell>
          <table:table-cell table:style-name="ce599" table:formula="of:=[.L22]">
            <text:p/>
          </table:table-cell>
          <table:table-cell table:style-name="ce599" table:formula="of:=[.O22]">
            <text:p/>
          </table:table-cell>
          <table:table-cell table:style-name="ce599" table:formula="of:=[.R22]">
            <text:p/>
          </table:table-cell>
          <table:table-cell table:style-name="ce599" table:formula="of:=[.U22]">
            <text:p/>
          </table:table-cell>
          <table:table-cell table:style-name="ce599" table:formula="of:=[.X22]">
            <text:p/>
          </table:table-cell>
          <table:table-cell table:style-name="ce599" table:formula="of:=[.AA22]">
            <text:p/>
          </table:table-cell>
          <table:table-cell table:style-name="ce599" table:formula="of:=[.AD22]">
            <text:p/>
          </table:table-cell>
          <table:table-cell table:style-name="ce599" table:formula="of:=[.AG22]">
            <text:p/>
          </table:table-cell>
          <table:table-cell table:style-name="ce599" table:formula="of:=[.AJ22]">
            <text:p/>
          </table:table-cell>
          <table:table-cell table:style-name="ce599" table:formula="of:=[.AM22]">
            <text:p/>
          </table:table-cell>
          <table:table-cell table:style-name="ce599" table:formula="of:=[.I22]" office:value-type="float" office:value="0" calcext:value-type="float">
            <text:p>0</text:p>
          </table:table-cell>
          <table:table-cell table:style-name="ce599" table:formula="of:=[.BG220]*10" office:value-type="float" office:value="0" calcext:value-type="float">
            <text:p>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23]" office:value-type="float" office:value="0" calcext:value-type="float">
            <text:p>0</text:p>
          </table:table-cell>
          <table:table-cell table:style-name="ce573" table:formula="of:=[.BG221]*10" office:value-type="float" office:value="0" calcext:value-type="float">
            <text:p>0</text:p>
          </table:table-cell>
          <table:table-cell table:style-name="ce599" table:formula="of:=[.L23]">
            <text:p/>
          </table:table-cell>
          <table:table-cell table:style-name="ce599" table:formula="of:=[.O23]">
            <text:p/>
          </table:table-cell>
          <table:table-cell table:style-name="ce599" table:formula="of:=[.R23]">
            <text:p/>
          </table:table-cell>
          <table:table-cell table:style-name="ce599" table:formula="of:=[.U23]">
            <text:p/>
          </table:table-cell>
          <table:table-cell table:style-name="ce599" table:formula="of:=[.X23]">
            <text:p/>
          </table:table-cell>
          <table:table-cell table:style-name="ce599" table:formula="of:=[.AA23]">
            <text:p/>
          </table:table-cell>
          <table:table-cell table:style-name="ce599" table:formula="of:=[.AD23]">
            <text:p/>
          </table:table-cell>
          <table:table-cell table:style-name="ce599" table:formula="of:=[.AG23]">
            <text:p/>
          </table:table-cell>
          <table:table-cell table:style-name="ce599" table:formula="of:=[.AJ23]">
            <text:p/>
          </table:table-cell>
          <table:table-cell table:style-name="ce599" table:formula="of:=[.AM23]">
            <text:p/>
          </table:table-cell>
          <table:table-cell table:style-name="ce599" table:formula="of:=[.I23]" office:value-type="float" office:value="0" calcext:value-type="float">
            <text:p>0</text:p>
          </table:table-cell>
          <table:table-cell table:style-name="ce599" table:formula="of:=[.BG221]*10" office:value-type="float" office:value="0" calcext:value-type="float">
            <text:p>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24]" office:value-type="float" office:value="0" calcext:value-type="float">
            <text:p>0</text:p>
          </table:table-cell>
          <table:table-cell table:style-name="ce573" table:formula="of:=[.BG222]*10" office:value-type="float" office:value="0" calcext:value-type="float">
            <text:p>0</text:p>
          </table:table-cell>
          <table:table-cell table:style-name="ce599" table:formula="of:=[.L24]">
            <text:p/>
          </table:table-cell>
          <table:table-cell table:style-name="ce599" table:formula="of:=[.O24]">
            <text:p/>
          </table:table-cell>
          <table:table-cell table:style-name="ce599" table:formula="of:=[.R24]">
            <text:p/>
          </table:table-cell>
          <table:table-cell table:style-name="ce599" table:formula="of:=[.U24]">
            <text:p/>
          </table:table-cell>
          <table:table-cell table:style-name="ce599" table:formula="of:=[.X24]">
            <text:p/>
          </table:table-cell>
          <table:table-cell table:style-name="ce599" table:formula="of:=[.AA24]">
            <text:p/>
          </table:table-cell>
          <table:table-cell table:style-name="ce599" table:formula="of:=[.AD24]">
            <text:p/>
          </table:table-cell>
          <table:table-cell table:style-name="ce599" table:formula="of:=[.AG24]">
            <text:p/>
          </table:table-cell>
          <table:table-cell table:style-name="ce599" table:formula="of:=[.AJ24]">
            <text:p/>
          </table:table-cell>
          <table:table-cell table:style-name="ce599" table:formula="of:=[.AM24]">
            <text:p/>
          </table:table-cell>
          <table:table-cell table:style-name="ce599" table:formula="of:=[.I24]" office:value-type="float" office:value="0" calcext:value-type="float">
            <text:p>0</text:p>
          </table:table-cell>
          <table:table-cell table:style-name="ce599" table:formula="of:=[.BG222]*10" office:value-type="float" office:value="0" calcext:value-type="float">
            <text:p>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25]" office:value-type="float" office:value="0" calcext:value-type="float">
            <text:p>0</text:p>
          </table:table-cell>
          <table:table-cell table:style-name="ce573" table:formula="of:=[.BG223]*10" office:value-type="float" office:value="0" calcext:value-type="float">
            <text:p>0</text:p>
          </table:table-cell>
          <table:table-cell table:style-name="ce599" table:formula="of:=[.L25]">
            <text:p/>
          </table:table-cell>
          <table:table-cell table:style-name="ce599" table:formula="of:=[.O25]">
            <text:p/>
          </table:table-cell>
          <table:table-cell table:style-name="ce599" table:formula="of:=[.R25]">
            <text:p/>
          </table:table-cell>
          <table:table-cell table:style-name="ce599" table:formula="of:=[.U25]">
            <text:p/>
          </table:table-cell>
          <table:table-cell table:style-name="ce599" table:formula="of:=[.X25]">
            <text:p/>
          </table:table-cell>
          <table:table-cell table:style-name="ce599" table:formula="of:=[.AA25]">
            <text:p/>
          </table:table-cell>
          <table:table-cell table:style-name="ce599" table:formula="of:=[.AD25]">
            <text:p/>
          </table:table-cell>
          <table:table-cell table:style-name="ce599" table:formula="of:=[.AG25]">
            <text:p/>
          </table:table-cell>
          <table:table-cell table:style-name="ce599" table:formula="of:=[.AJ25]">
            <text:p/>
          </table:table-cell>
          <table:table-cell table:style-name="ce599" table:formula="of:=[.AM25]">
            <text:p/>
          </table:table-cell>
          <table:table-cell table:style-name="ce599" table:formula="of:=[.I25]" office:value-type="float" office:value="0" calcext:value-type="float">
            <text:p>0</text:p>
          </table:table-cell>
          <table:table-cell table:style-name="ce599" table:formula="of:=[.BG223]*10" office:value-type="float" office:value="0" calcext:value-type="float">
            <text:p>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26]" office:value-type="float" office:value="0" calcext:value-type="float">
            <text:p>0</text:p>
          </table:table-cell>
          <table:table-cell table:style-name="ce573" table:formula="of:=[.BG224]*10" office:value-type="float" office:value="0" calcext:value-type="float">
            <text:p>0</text:p>
          </table:table-cell>
          <table:table-cell table:style-name="ce599" table:formula="of:=[.L26]">
            <text:p/>
          </table:table-cell>
          <table:table-cell table:style-name="ce599" table:formula="of:=[.O26]">
            <text:p/>
          </table:table-cell>
          <table:table-cell table:style-name="ce599" table:formula="of:=[.R26]">
            <text:p/>
          </table:table-cell>
          <table:table-cell table:style-name="ce599" table:formula="of:=[.U26]">
            <text:p/>
          </table:table-cell>
          <table:table-cell table:style-name="ce599" table:formula="of:=[.X26]">
            <text:p/>
          </table:table-cell>
          <table:table-cell table:style-name="ce599" table:formula="of:=[.AA26]">
            <text:p/>
          </table:table-cell>
          <table:table-cell table:style-name="ce599" table:formula="of:=[.AD26]">
            <text:p/>
          </table:table-cell>
          <table:table-cell table:style-name="ce599" table:formula="of:=[.AG26]">
            <text:p/>
          </table:table-cell>
          <table:table-cell table:style-name="ce599" table:formula="of:=[.AJ26]">
            <text:p/>
          </table:table-cell>
          <table:table-cell table:style-name="ce599" table:formula="of:=[.AM26]">
            <text:p/>
          </table:table-cell>
          <table:table-cell table:style-name="ce599" table:formula="of:=[.I26]" office:value-type="float" office:value="0" calcext:value-type="float">
            <text:p>0</text:p>
          </table:table-cell>
          <table:table-cell table:style-name="ce599" table:formula="of:=[.BG224]*10" office:value-type="float" office:value="0" calcext:value-type="float">
            <text:p>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91" table:number-columns-repeated="12"/>
          <table:table-cell table:style-name="ce548" office:value-type="string" calcext:value-type="string">
            <text:p>Sum: </text:p>
          </table:table-cell>
          <table:table-cell table:style-name="ce551" table:formula="of:=SUM([.BH210:.BH224])" office:value-type="float" office:value="300" calcext:value-type="float">
            <text:p>30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7"/>
          <table:table-cell table:style-name="ce552" table:number-columns-repeated="15"/>
          <table:table-cell table:style-name="ce498"/>
          <table:table-cell table:style-name="ce503" table:number-columns-repeated="2"/>
          <table:table-cell table:style-name="ce511"/>
          <table:table-cell table:number-columns-repeated="959"/>
        </table:table-row>
        <table:table-row table:style-name="ro12" table:number-rows-repeated="1048349">
          <table:table-cell table:number-columns-repeated="1024"/>
        </table:table-row>
        <table:table-row table:style-name="ro12">
          <table:table-cell table:number-columns-repeated="1024"/>
        </table:table-row>
        <calcext:conditional-formats>
          <calcext:conditional-format calcext:target-range-address="'Personal Transportation Example'.U21:'Personal Transportation Example'.AM26 'Personal Transportation Example'.P13:'Personal Transportation Example'.P26 'Personal Transportation Example'.S13:'Personal Transportation Example'.S26 'Personal Transportation Example'.M13:'Personal Transportation Example'.M26 'Personal Transportation Example'.J13:'Personal Transportation Example'.J26 'Personal Transportation Example'.U12:'Personal Transportation Example'.U20 'Personal Transportation Example'.AA12:'Personal Transportation Example'.AM20 'Personal Transportation Example'.X12:'Personal Transportation Example'.X20">
            <calcext:condition calcext:apply-style-name="ConditionalStyle_1" calcext:value="formula-is(INDIRECT(ADDRESS(19;COLUMN(convertgonogo)+INT((COLUMN()-5)/3)))&gt;0)" calcext:base-cell-address="'Personal Transportation Example'.J12"/>
          </calcext:conditional-format>
          <calcext:conditional-format calcext:target-range-address="'Personal Transportation Example'.T13:'Personal Transportation Example'.T26">
            <calcext:condition calcext:apply-style-name="ConditionalStyle_1" calcext:value="formula-is(INDIRECT(ADDRESS(19;COLUMN(convertgonogo)+INT((COLUMN()-5)/3)))&gt;0)" calcext:base-cell-address="'Personal Transportation Example'.T13"/>
          </calcext:conditional-format>
          <calcext:conditional-format calcext:target-range-address="'Personal Transportation Example'.Q21:'Personal Transportation Example'.R26 'Personal Transportation Example'.R12:'Personal Transportation Example'.R20">
            <calcext:condition calcext:apply-style-name="ConditionalStyle_1" calcext:value="formula-is(INDIRECT(ADDRESS(19;COLUMN(convertgonogo)+INT((COLUMN()-5)/3)))&gt;0)" calcext:base-cell-address="'Personal Transportation Example'.Q12"/>
          </calcext:conditional-format>
          <calcext:conditional-format calcext:target-range-address="'Personal Transportation Example'.N21:'Personal Transportation Example'.O26 'Personal Transportation Example'.O12:'Personal Transportation Example'.O20">
            <calcext:condition calcext:apply-style-name="ConditionalStyle_1" calcext:value="formula-is(INDIRECT(ADDRESS(19;COLUMN(convertgonogo)+INT((COLUMN()-5)/3)))&gt;0)" calcext:base-cell-address="'Personal Transportation Example'.N12"/>
          </calcext:conditional-format>
          <calcext:conditional-format calcext:target-range-address="'Personal Transportation Example'.K13:'Personal Transportation Example'.K26">
            <calcext:condition calcext:apply-style-name="ConditionalStyle_1" calcext:value="formula-is(INDIRECT(ADDRESS(19;COLUMN(convertgonogo)+INT((COLUMN()-5)/3)))&gt;0)" calcext:base-cell-address="'Personal Transportation Example'.K13"/>
          </calcext:conditional-format>
          <calcext:conditional-format calcext:target-range-address="'Personal Transportation Example'.L12:'Personal Transportation Example'.L26">
            <calcext:condition calcext:apply-style-name="ConditionalStyle_1" calcext:value="formula-is(INDIRECT(ADDRESS(19;COLUMN(convertgonogo)+INT((COLUMN()-5)/3)))&gt;0)" calcext:base-cell-address="'Personal Transportation Example'.L12"/>
          </calcext:conditional-format>
          <calcext:conditional-format calcext:target-range-address="'Personal Transportation Example'.J32:'Personal Transportation Example'.J34">
            <calcext:condition calcext:apply-style-name="ConditionalStyle_1" calcext:value="formula-is(INDIRECT(ADDRESS(19;COLUMN(convertgonogo)+INT((COLUMN()-5)/3)))&gt;0)" calcext:base-cell-address="'Personal Transportation Example'.J32"/>
          </calcext:conditional-format>
          <calcext:conditional-format calcext:target-range-address="'Personal Transportation Example'.K32:'Personal Transportation Example'.K34">
            <calcext:condition calcext:apply-style-name="ConditionalStyle_1" calcext:value="formula-is(INDIRECT(ADDRESS(19;COLUMN(convertgonogo)+INT((COLUMN()-5)/3)))&gt;0)" calcext:base-cell-address="'Personal Transportation Example'.K32"/>
          </calcext:conditional-format>
          <calcext:conditional-format calcext:target-range-address="'Personal Transportation Example'.L32:'Personal Transportation Example'.L34">
            <calcext:condition calcext:apply-style-name="ConditionalStyle_1" calcext:value="formula-is(INDIRECT(ADDRESS(19;COLUMN(convertgonogo)+INT((COLUMN()-5)/3)))&gt;0)" calcext:base-cell-address="'Personal Transportation Example'.L32"/>
          </calcext:conditional-format>
          <calcext:conditional-format calcext:target-range-address="'Personal Transportation Example'.J35:'Personal Transportation Example'.J35">
            <calcext:condition calcext:apply-style-name="ConditionalStyle_1" calcext:value="formula-is(INDIRECT(ADDRESS(19;COLUMN(convertgonogo)+INT((COLUMN()-5)/3)))&gt;0)" calcext:base-cell-address="'Personal Transportation Example'.J35"/>
          </calcext:conditional-format>
          <calcext:conditional-format calcext:target-range-address="'Personal Transportation Example'.M32:'Personal Transportation Example'.M34">
            <calcext:condition calcext:apply-style-name="ConditionalStyle_1" calcext:value="formula-is(INDIRECT(ADDRESS(19;COLUMN(convertgonogo)+INT((COLUMN()-5)/3)))&gt;0)" calcext:base-cell-address="'Personal Transportation Example'.M32"/>
          </calcext:conditional-format>
          <calcext:conditional-format calcext:target-range-address="'Personal Transportation Example'.N32:'Personal Transportation Example'.N34">
            <calcext:condition calcext:apply-style-name="ConditionalStyle_1" calcext:value="formula-is(INDIRECT(ADDRESS(19;COLUMN(convertgonogo)+INT((COLUMN()-5)/3)))&gt;0)" calcext:base-cell-address="'Personal Transportation Example'.N32"/>
          </calcext:conditional-format>
          <calcext:conditional-format calcext:target-range-address="'Personal Transportation Example'.O32:'Personal Transportation Example'.O34">
            <calcext:condition calcext:apply-style-name="ConditionalStyle_1" calcext:value="formula-is(INDIRECT(ADDRESS(19;COLUMN(convertgonogo)+INT((COLUMN()-5)/3)))&gt;0)" calcext:base-cell-address="'Personal Transportation Example'.O32"/>
          </calcext:conditional-format>
          <calcext:conditional-format calcext:target-range-address="'Personal Transportation Example'.M35:'Personal Transportation Example'.M35">
            <calcext:condition calcext:apply-style-name="ConditionalStyle_1" calcext:value="formula-is(INDIRECT(ADDRESS(19;COLUMN(convertgonogo)+INT((COLUMN()-5)/3)))&gt;0)" calcext:base-cell-address="'Personal Transportation Example'.M35"/>
          </calcext:conditional-format>
          <calcext:conditional-format calcext:target-range-address="'Personal Transportation Example'.P32:'Personal Transportation Example'.P34">
            <calcext:condition calcext:apply-style-name="ConditionalStyle_1" calcext:value="formula-is(INDIRECT(ADDRESS(19;COLUMN(convertgonogo)+INT((COLUMN()-5)/3)))&gt;0)" calcext:base-cell-address="'Personal Transportation Example'.P32"/>
          </calcext:conditional-format>
          <calcext:conditional-format calcext:target-range-address="'Personal Transportation Example'.Q32:'Personal Transportation Example'.Q34">
            <calcext:condition calcext:apply-style-name="ConditionalStyle_1" calcext:value="formula-is(INDIRECT(ADDRESS(19;COLUMN(convertgonogo)+INT((COLUMN()-5)/3)))&gt;0)" calcext:base-cell-address="'Personal Transportation Example'.Q32"/>
          </calcext:conditional-format>
          <calcext:conditional-format calcext:target-range-address="'Personal Transportation Example'.R32:'Personal Transportation Example'.R34">
            <calcext:condition calcext:apply-style-name="ConditionalStyle_1" calcext:value="formula-is(INDIRECT(ADDRESS(19;COLUMN(convertgonogo)+INT((COLUMN()-5)/3)))&gt;0)" calcext:base-cell-address="'Personal Transportation Example'.R32"/>
          </calcext:conditional-format>
          <calcext:conditional-format calcext:target-range-address="'Personal Transportation Example'.P35:'Personal Transportation Example'.P35">
            <calcext:condition calcext:apply-style-name="ConditionalStyle_1" calcext:value="formula-is(INDIRECT(ADDRESS(19;COLUMN(convertgonogo)+INT((COLUMN()-5)/3)))&gt;0)" calcext:base-cell-address="'Personal Transportation Example'.P35"/>
          </calcext:conditional-format>
          <calcext:conditional-format calcext:target-range-address="'Personal Transportation Example'.S32:'Personal Transportation Example'.S34">
            <calcext:condition calcext:apply-style-name="ConditionalStyle_1" calcext:value="formula-is(INDIRECT(ADDRESS(19;COLUMN(convertgonogo)+INT((COLUMN()-5)/3)))&gt;0)" calcext:base-cell-address="'Personal Transportation Example'.S32"/>
          </calcext:conditional-format>
          <calcext:conditional-format calcext:target-range-address="'Personal Transportation Example'.T32:'Personal Transportation Example'.T34">
            <calcext:condition calcext:apply-style-name="ConditionalStyle_1" calcext:value="formula-is(INDIRECT(ADDRESS(19;COLUMN(convertgonogo)+INT((COLUMN()-5)/3)))&gt;0)" calcext:base-cell-address="'Personal Transportation Example'.T32"/>
          </calcext:conditional-format>
          <calcext:conditional-format calcext:target-range-address="'Personal Transportation Example'.U32:'Personal Transportation Example'.U34">
            <calcext:condition calcext:apply-style-name="ConditionalStyle_1" calcext:value="formula-is(INDIRECT(ADDRESS(19;COLUMN(convertgonogo)+INT((COLUMN()-5)/3)))&gt;0)" calcext:base-cell-address="'Personal Transportation Example'.U32"/>
          </calcext:conditional-format>
          <calcext:conditional-format calcext:target-range-address="'Personal Transportation Example'.S35:'Personal Transportation Example'.S35">
            <calcext:condition calcext:apply-style-name="ConditionalStyle_1" calcext:value="formula-is(INDIRECT(ADDRESS(19;COLUMN(convertgonogo)+INT((COLUMN()-5)/3)))&gt;0)" calcext:base-cell-address="'Personal Transportation Example'.S35"/>
          </calcext:conditional-format>
          <calcext:conditional-format calcext:target-range-address="'Personal Transportation Example'.V32:'Personal Transportation Example'.V34">
            <calcext:condition calcext:apply-style-name="ConditionalStyle_1" calcext:value="formula-is(INDIRECT(ADDRESS(19;COLUMN(convertgonogo)+INT((COLUMN()-5)/3)))&gt;0)" calcext:base-cell-address="'Personal Transportation Example'.V32"/>
          </calcext:conditional-format>
          <calcext:conditional-format calcext:target-range-address="'Personal Transportation Example'.W32:'Personal Transportation Example'.W34">
            <calcext:condition calcext:apply-style-name="ConditionalStyle_1" calcext:value="formula-is(INDIRECT(ADDRESS(19;COLUMN(convertgonogo)+INT((COLUMN()-5)/3)))&gt;0)" calcext:base-cell-address="'Personal Transportation Example'.W32"/>
          </calcext:conditional-format>
          <calcext:conditional-format calcext:target-range-address="'Personal Transportation Example'.X32:'Personal Transportation Example'.X34">
            <calcext:condition calcext:apply-style-name="ConditionalStyle_1" calcext:value="formula-is(INDIRECT(ADDRESS(19;COLUMN(convertgonogo)+INT((COLUMN()-5)/3)))&gt;0)" calcext:base-cell-address="'Personal Transportation Example'.X32"/>
          </calcext:conditional-format>
          <calcext:conditional-format calcext:target-range-address="'Personal Transportation Example'.V35:'Personal Transportation Example'.V35">
            <calcext:condition calcext:apply-style-name="ConditionalStyle_1" calcext:value="formula-is(INDIRECT(ADDRESS(19;COLUMN(convertgonogo)+INT((COLUMN()-5)/3)))&gt;0)" calcext:base-cell-address="'Personal Transportation Example'.V35"/>
          </calcext:conditional-format>
          <calcext:conditional-format calcext:target-range-address="'Personal Transportation Example'.Y32:'Personal Transportation Example'.Y34">
            <calcext:condition calcext:apply-style-name="ConditionalStyle_1" calcext:value="formula-is(INDIRECT(ADDRESS(19;COLUMN(convertgonogo)+INT((COLUMN()-5)/3)))&gt;0)" calcext:base-cell-address="'Personal Transportation Example'.Y32"/>
          </calcext:conditional-format>
          <calcext:conditional-format calcext:target-range-address="'Personal Transportation Example'.Z32:'Personal Transportation Example'.Z34">
            <calcext:condition calcext:apply-style-name="ConditionalStyle_1" calcext:value="formula-is(INDIRECT(ADDRESS(19;COLUMN(convertgonogo)+INT((COLUMN()-5)/3)))&gt;0)" calcext:base-cell-address="'Personal Transportation Example'.Z32"/>
          </calcext:conditional-format>
          <calcext:conditional-format calcext:target-range-address="'Personal Transportation Example'.AA32:'Personal Transportation Example'.AA34">
            <calcext:condition calcext:apply-style-name="ConditionalStyle_1" calcext:value="formula-is(INDIRECT(ADDRESS(19;COLUMN(convertgonogo)+INT((COLUMN()-5)/3)))&gt;0)" calcext:base-cell-address="'Personal Transportation Example'.AA32"/>
          </calcext:conditional-format>
          <calcext:conditional-format calcext:target-range-address="'Personal Transportation Example'.Y35:'Personal Transportation Example'.Y35">
            <calcext:condition calcext:apply-style-name="ConditionalStyle_1" calcext:value="formula-is(INDIRECT(ADDRESS(19;COLUMN(convertgonogo)+INT((COLUMN()-5)/3)))&gt;0)" calcext:base-cell-address="'Personal Transportation Example'.Y35"/>
          </calcext:conditional-format>
          <calcext:conditional-format calcext:target-range-address="'Personal Transportation Example'.AB32:'Personal Transportation Example'.AB34">
            <calcext:condition calcext:apply-style-name="ConditionalStyle_1" calcext:value="formula-is(INDIRECT(ADDRESS(19;COLUMN(convertgonogo)+INT((COLUMN()-5)/3)))&gt;0)" calcext:base-cell-address="'Personal Transportation Example'.AB32"/>
          </calcext:conditional-format>
          <calcext:conditional-format calcext:target-range-address="'Personal Transportation Example'.AC32:'Personal Transportation Example'.AC34">
            <calcext:condition calcext:apply-style-name="ConditionalStyle_1" calcext:value="formula-is(INDIRECT(ADDRESS(19;COLUMN(convertgonogo)+INT((COLUMN()-5)/3)))&gt;0)" calcext:base-cell-address="'Personal Transportation Example'.AC32"/>
          </calcext:conditional-format>
          <calcext:conditional-format calcext:target-range-address="'Personal Transportation Example'.AD32:'Personal Transportation Example'.AD34">
            <calcext:condition calcext:apply-style-name="ConditionalStyle_1" calcext:value="formula-is(INDIRECT(ADDRESS(19;COLUMN(convertgonogo)+INT((COLUMN()-5)/3)))&gt;0)" calcext:base-cell-address="'Personal Transportation Example'.AD32"/>
          </calcext:conditional-format>
          <calcext:conditional-format calcext:target-range-address="'Personal Transportation Example'.AB35:'Personal Transportation Example'.AB35">
            <calcext:condition calcext:apply-style-name="ConditionalStyle_1" calcext:value="formula-is(INDIRECT(ADDRESS(19;COLUMN(convertgonogo)+INT((COLUMN()-5)/3)))&gt;0)" calcext:base-cell-address="'Personal Transportation Example'.AB35"/>
          </calcext:conditional-format>
          <calcext:conditional-format calcext:target-range-address="'Personal Transportation Example'.AE32:'Personal Transportation Example'.AE34">
            <calcext:condition calcext:apply-style-name="ConditionalStyle_1" calcext:value="formula-is(INDIRECT(ADDRESS(19;COLUMN(convertgonogo)+INT((COLUMN()-5)/3)))&gt;0)" calcext:base-cell-address="'Personal Transportation Example'.AE32"/>
          </calcext:conditional-format>
          <calcext:conditional-format calcext:target-range-address="'Personal Transportation Example'.AF32:'Personal Transportation Example'.AF34">
            <calcext:condition calcext:apply-style-name="ConditionalStyle_1" calcext:value="formula-is(INDIRECT(ADDRESS(19;COLUMN(convertgonogo)+INT((COLUMN()-5)/3)))&gt;0)" calcext:base-cell-address="'Personal Transportation Example'.AF32"/>
          </calcext:conditional-format>
          <calcext:conditional-format calcext:target-range-address="'Personal Transportation Example'.AG32:'Personal Transportation Example'.AG34">
            <calcext:condition calcext:apply-style-name="ConditionalStyle_1" calcext:value="formula-is(INDIRECT(ADDRESS(19;COLUMN(convertgonogo)+INT((COLUMN()-5)/3)))&gt;0)" calcext:base-cell-address="'Personal Transportation Example'.AG32"/>
          </calcext:conditional-format>
          <calcext:conditional-format calcext:target-range-address="'Personal Transportation Example'.AE35:'Personal Transportation Example'.AE35">
            <calcext:condition calcext:apply-style-name="ConditionalStyle_1" calcext:value="formula-is(INDIRECT(ADDRESS(19;COLUMN(convertgonogo)+INT((COLUMN()-5)/3)))&gt;0)" calcext:base-cell-address="'Personal Transportation Example'.AE35"/>
          </calcext:conditional-format>
          <calcext:conditional-format calcext:target-range-address="'Personal Transportation Example'.AH32:'Personal Transportation Example'.AH34">
            <calcext:condition calcext:apply-style-name="ConditionalStyle_1" calcext:value="formula-is(INDIRECT(ADDRESS(19;COLUMN(convertgonogo)+INT((COLUMN()-5)/3)))&gt;0)" calcext:base-cell-address="'Personal Transportation Example'.AH32"/>
          </calcext:conditional-format>
          <calcext:conditional-format calcext:target-range-address="'Personal Transportation Example'.AI32:'Personal Transportation Example'.AI34">
            <calcext:condition calcext:apply-style-name="ConditionalStyle_1" calcext:value="formula-is(INDIRECT(ADDRESS(19;COLUMN(convertgonogo)+INT((COLUMN()-5)/3)))&gt;0)" calcext:base-cell-address="'Personal Transportation Example'.AI32"/>
          </calcext:conditional-format>
          <calcext:conditional-format calcext:target-range-address="'Personal Transportation Example'.AJ32:'Personal Transportation Example'.AJ34">
            <calcext:condition calcext:apply-style-name="ConditionalStyle_1" calcext:value="formula-is(INDIRECT(ADDRESS(19;COLUMN(convertgonogo)+INT((COLUMN()-5)/3)))&gt;0)" calcext:base-cell-address="'Personal Transportation Example'.AJ32"/>
          </calcext:conditional-format>
          <calcext:conditional-format calcext:target-range-address="'Personal Transportation Example'.AH35:'Personal Transportation Example'.AH35">
            <calcext:condition calcext:apply-style-name="ConditionalStyle_1" calcext:value="formula-is(INDIRECT(ADDRESS(19;COLUMN(convertgonogo)+INT((COLUMN()-5)/3)))&gt;0)" calcext:base-cell-address="'Personal Transportation Example'.AH35"/>
          </calcext:conditional-format>
          <calcext:conditional-format calcext:target-range-address="'Personal Transportation Example'.AK32:'Personal Transportation Example'.AK34">
            <calcext:condition calcext:apply-style-name="ConditionalStyle_1" calcext:value="formula-is(INDIRECT(ADDRESS(19;COLUMN(convertgonogo)+INT((COLUMN()-5)/3)))&gt;0)" calcext:base-cell-address="'Personal Transportation Example'.AK32"/>
          </calcext:conditional-format>
          <calcext:conditional-format calcext:target-range-address="'Personal Transportation Example'.AL32:'Personal Transportation Example'.AL34">
            <calcext:condition calcext:apply-style-name="ConditionalStyle_1" calcext:value="formula-is(INDIRECT(ADDRESS(19;COLUMN(convertgonogo)+INT((COLUMN()-5)/3)))&gt;0)" calcext:base-cell-address="'Personal Transportation Example'.AL32"/>
          </calcext:conditional-format>
          <calcext:conditional-format calcext:target-range-address="'Personal Transportation Example'.AM32:'Personal Transportation Example'.AM34">
            <calcext:condition calcext:apply-style-name="ConditionalStyle_1" calcext:value="formula-is(INDIRECT(ADDRESS(19;COLUMN(convertgonogo)+INT((COLUMN()-5)/3)))&gt;0)" calcext:base-cell-address="'Personal Transportation Example'.AM32"/>
          </calcext:conditional-format>
          <calcext:conditional-format calcext:target-range-address="'Personal Transportation Example'.AK35:'Personal Transportation Example'.AK35">
            <calcext:condition calcext:apply-style-name="ConditionalStyle_1" calcext:value="formula-is(INDIRECT(ADDRESS(19;COLUMN(convertgonogo)+INT((COLUMN()-5)/3)))&gt;0)" calcext:base-cell-address="'Personal Transportation Example'.AK35"/>
          </calcext:conditional-format>
          <calcext:conditional-format calcext:target-range-address="'Personal Transportation Example'.F28:'Personal Transportation Example'.F29">
            <calcext:condition calcext:apply-style-name="ConditionalStyle_1" calcext:value="formula-is(INDIRECT(ADDRESS(19;COLUMN(convertgonogo)+INT((COLUMN()-5)/3)))&gt;0)" calcext:base-cell-address="'Personal Transportation Example'.F28"/>
          </calcext:conditional-format>
          <calcext:conditional-format calcext:target-range-address="'Personal Transportation Example'.C7:'Personal Transportation Example'.C7">
            <calcext:condition calcext:apply-style-name="ConditionalStyle_1" calcext:value="formula-is(INDIRECT(ADDRESS(19;COLUMN(convertgonogo)+INT((COLUMN()-5)/3)))&gt;0)" calcext:base-cell-address="'Personal Transportation Example'.C7"/>
          </calcext:conditional-format>
          <calcext:conditional-format calcext:target-range-address="'Personal Transportation Example'.N57:'Personal Transportation Example'.N57">
            <calcext:condition calcext:apply-style-name="ConditionalStyle_1" calcext:value="formula-is(INDIRECT(ADDRESS(19;COLUMN(convertgonogo)+INT((COLUMN()-5)/3)))&gt;0)" calcext:base-cell-address="'Personal Transportation Example'.N57"/>
          </calcext:conditional-format>
          <calcext:conditional-format calcext:target-range-address="'Personal Transportation Example'.N58:'Personal Transportation Example'.N58">
            <calcext:condition calcext:apply-style-name="ConditionalStyle_1" calcext:value="formula-is(INDIRECT(ADDRESS(19;COLUMN(convertgonogo)+INT((COLUMN()-5)/3)))&gt;0)" calcext:base-cell-address="'Personal Transportation Example'.N58"/>
          </calcext:conditional-format>
          <calcext:conditional-format calcext:target-range-address="'Personal Transportation Example'.N115:'Personal Transportation Example'.N115">
            <calcext:condition calcext:apply-style-name="ConditionalStyle_1" calcext:value="formula-is(INDIRECT(ADDRESS(19;COLUMN(convertgonogo)+INT((COLUMN()-5)/3)))&gt;0)" calcext:base-cell-address="'Personal Transportation Example'.N115"/>
          </calcext:conditional-format>
          <calcext:conditional-format calcext:target-range-address="'Personal Transportation Example'.N116:'Personal Transportation Example'.N116">
            <calcext:condition calcext:apply-style-name="ConditionalStyle_1" calcext:value="formula-is(INDIRECT(ADDRESS(19;COLUMN(convertgonogo)+INT((COLUMN()-5)/3)))&gt;0)" calcext:base-cell-address="'Personal Transportation Example'.N116"/>
          </calcext:conditional-format>
          <calcext:conditional-format calcext:target-range-address="'Personal Transportation Example'.F7:'Personal Transportation Example'.F7">
            <calcext:condition calcext:apply-style-name="ConditionalStyle_1" calcext:value="formula-is(INDIRECT(ADDRESS(19;COLUMN(convertgonogo)+INT((COLUMN()-5)/3)))&gt;0)" calcext:base-cell-address="'Personal Transportation Example'.F7"/>
          </calcext:conditional-format>
          <calcext:conditional-format calcext:target-range-address="'Personal Transportation Example'.I7:'Personal Transportation Example'.I7">
            <calcext:condition calcext:apply-style-name="ConditionalStyle_1" calcext:value="formula-is(INDIRECT(ADDRESS(19;COLUMN(convertgonogo)+INT((COLUMN()-5)/3)))&gt;0)" calcext:base-cell-address="'Personal Transportation Example'.I7"/>
          </calcext:conditional-format>
          <calcext:conditional-format calcext:target-range-address="'Personal Transportation Example'.K47:'Personal Transportation Example'.K48">
            <calcext:condition calcext:apply-style-name="ConditionalStyle_1" calcext:value="formula-is(INDIRECT(ADDRESS(19;COLUMN(convertgonogo)+INT((COLUMN()-5)/3)))&gt;0)" calcext:base-cell-address="'Personal Transportation Example'.K47"/>
          </calcext:conditional-format>
          <calcext:conditional-format calcext:target-range-address="'Personal Transportation Example'.K49:'Personal Transportation Example'.K49">
            <calcext:condition calcext:apply-style-name="ConditionalStyle_1" calcext:value="formula-is(INDIRECT(ADDRESS(19;COLUMN(convertgonogo)+INT((COLUMN()-5)/3)))&gt;0)" calcext:base-cell-address="'Personal Transportation Example'.K49"/>
          </calcext:conditional-format>
          <calcext:conditional-format calcext:target-range-address="'Personal Transportation Example'.K50:'Personal Transportation Example'.K50">
            <calcext:condition calcext:apply-style-name="ConditionalStyle_1" calcext:value="formula-is(INDIRECT(ADDRESS(19;COLUMN(convertgonogo)+INT((COLUMN()-5)/3)))&gt;0)" calcext:base-cell-address="'Personal Transportation Example'.K50"/>
          </calcext:conditional-format>
          <calcext:conditional-format calcext:target-range-address="'Personal Transportation Example'.K51:'Personal Transportation Example'.K51">
            <calcext:condition calcext:apply-style-name="ConditionalStyle_1" calcext:value="formula-is(INDIRECT(ADDRESS(19;COLUMN(convertgonogo)+INT((COLUMN()-5)/3)))&gt;0)" calcext:base-cell-address="'Personal Transportation Example'.K51"/>
          </calcext:conditional-format>
          <calcext:conditional-format calcext:target-range-address="'Personal Transportation Example'.K52:'Personal Transportation Example'.K52">
            <calcext:condition calcext:apply-style-name="ConditionalStyle_1" calcext:value="formula-is(INDIRECT(ADDRESS(19;COLUMN(convertgonogo)+INT((COLUMN()-5)/3)))&gt;0)" calcext:base-cell-address="'Personal Transportation Example'.K52"/>
          </calcext:conditional-format>
          <calcext:conditional-format calcext:target-range-address="'Personal Transportation Example'.K53:'Personal Transportation Example'.K53">
            <calcext:condition calcext:apply-style-name="ConditionalStyle_1" calcext:value="formula-is(INDIRECT(ADDRESS(19;COLUMN(convertgonogo)+INT((COLUMN()-5)/3)))&gt;0)" calcext:base-cell-address="'Personal Transportation Example'.K53"/>
          </calcext:conditional-format>
          <calcext:conditional-format calcext:target-range-address="'Personal Transportation Example'.K54:'Personal Transportation Example'.K54">
            <calcext:condition calcext:apply-style-name="ConditionalStyle_1" calcext:value="formula-is(INDIRECT(ADDRESS(19;COLUMN(convertgonogo)+INT((COLUMN()-5)/3)))&gt;0)" calcext:base-cell-address="'Personal Transportation Example'.K54"/>
          </calcext:conditional-format>
          <calcext:conditional-format calcext:target-range-address="'Personal Transportation Example'.K55:'Personal Transportation Example'.K55">
            <calcext:condition calcext:apply-style-name="ConditionalStyle_1" calcext:value="formula-is(INDIRECT(ADDRESS(19;COLUMN(convertgonogo)+INT((COLUMN()-5)/3)))&gt;0)" calcext:base-cell-address="'Personal Transportation Example'.K55"/>
          </calcext:conditional-format>
          <calcext:conditional-format calcext:target-range-address="'Personal Transportation Example'.K56:'Personal Transportation Example'.K56">
            <calcext:condition calcext:apply-style-name="ConditionalStyle_1" calcext:value="formula-is(INDIRECT(ADDRESS(19;COLUMN(convertgonogo)+INT((COLUMN()-5)/3)))&gt;0)" calcext:base-cell-address="'Personal Transportation Example'.K56"/>
          </calcext:conditional-format>
          <calcext:conditional-format calcext:target-range-address="'Personal Transportation Example'.K97:'Personal Transportation Example'.K97">
            <calcext:condition calcext:apply-style-name="ConditionalStyle_1" calcext:value="formula-is(INDIRECT(ADDRESS(19;COLUMN(convertgonogo)+INT((COLUMN()-5)/3)))&gt;0)" calcext:base-cell-address="'Personal Transportation Example'.K97"/>
          </calcext:conditional-format>
          <calcext:conditional-format calcext:target-range-address="'Personal Transportation Example'.K98:'Personal Transportation Example'.K98">
            <calcext:condition calcext:apply-style-name="ConditionalStyle_1" calcext:value="formula-is(INDIRECT(ADDRESS(19;COLUMN(convertgonogo)+INT((COLUMN()-5)/3)))&gt;0)" calcext:base-cell-address="'Personal Transportation Example'.K98"/>
          </calcext:conditional-format>
          <calcext:conditional-format calcext:target-range-address="'Personal Transportation Example'.K99:'Personal Transportation Example'.K99">
            <calcext:condition calcext:apply-style-name="ConditionalStyle_1" calcext:value="formula-is(INDIRECT(ADDRESS(19;COLUMN(convertgonogo)+INT((COLUMN()-5)/3)))&gt;0)" calcext:base-cell-address="'Personal Transportation Example'.K99"/>
          </calcext:conditional-format>
          <calcext:conditional-format calcext:target-range-address="'Personal Transportation Example'.K100:'Personal Transportation Example'.K100">
            <calcext:condition calcext:apply-style-name="ConditionalStyle_1" calcext:value="formula-is(INDIRECT(ADDRESS(19;COLUMN(convertgonogo)+INT((COLUMN()-5)/3)))&gt;0)" calcext:base-cell-address="'Personal Transportation Example'.K100"/>
          </calcext:conditional-format>
          <calcext:conditional-format calcext:target-range-address="'Personal Transportation Example'.K101:'Personal Transportation Example'.K101">
            <calcext:condition calcext:apply-style-name="ConditionalStyle_1" calcext:value="formula-is(INDIRECT(ADDRESS(19;COLUMN(convertgonogo)+INT((COLUMN()-5)/3)))&gt;0)" calcext:base-cell-address="'Personal Transportation Example'.K101"/>
          </calcext:conditional-format>
          <calcext:conditional-format calcext:target-range-address="'Personal Transportation Example'.K103:'Personal Transportation Example'.K103">
            <calcext:condition calcext:apply-style-name="ConditionalStyle_1" calcext:value="formula-is(INDIRECT(ADDRESS(19;COLUMN(convertgonogo)+INT((COLUMN()-5)/3)))&gt;0)" calcext:base-cell-address="'Personal Transportation Example'.K103"/>
          </calcext:conditional-format>
          <calcext:conditional-format calcext:target-range-address="'Personal Transportation Example'.K104:'Personal Transportation Example'.K104">
            <calcext:condition calcext:apply-style-name="ConditionalStyle_1" calcext:value="formula-is(INDIRECT(ADDRESS(19;COLUMN(convertgonogo)+INT((COLUMN()-5)/3)))&gt;0)" calcext:base-cell-address="'Personal Transportation Example'.K104"/>
          </calcext:conditional-format>
          <calcext:conditional-format calcext:target-range-address="'Personal Transportation Example'.K105:'Personal Transportation Example'.K105">
            <calcext:condition calcext:apply-style-name="ConditionalStyle_1" calcext:value="formula-is(INDIRECT(ADDRESS(19;COLUMN(convertgonogo)+INT((COLUMN()-5)/3)))&gt;0)" calcext:base-cell-address="'Personal Transportation Example'.K105"/>
          </calcext:conditional-format>
          <calcext:conditional-format calcext:target-range-address="'Personal Transportation Example'.K106:'Personal Transportation Example'.K106">
            <calcext:condition calcext:apply-style-name="ConditionalStyle_1" calcext:value="formula-is(INDIRECT(ADDRESS(19;COLUMN(convertgonogo)+INT((COLUMN()-5)/3)))&gt;0)" calcext:base-cell-address="'Personal Transportation Example'.K106"/>
          </calcext:conditional-format>
          <calcext:conditional-format calcext:target-range-address="'Personal Transportation Example'.K102:'Personal Transportation Example'.K102">
            <calcext:condition calcext:apply-style-name="ConditionalStyle_1" calcext:value="formula-is(INDIRECT(ADDRESS(19;COLUMN(convertgonogo)+INT((COLUMN()-5)/3)))&gt;0)" calcext:base-cell-address="'Personal Transportation Example'.K102"/>
          </calcext:conditional-format>
          <calcext:conditional-format calcext:target-range-address="'Personal Transportation Example'.J12:'Personal Transportation Example'.J20">
            <calcext:condition calcext:apply-style-name="ConditionalStyle_1" calcext:value="formula-is(INDIRECT(ADDRESS(19;COLUMN(convertgonogo)+INT((COLUMN()-5)/3)))&gt;0)" calcext:base-cell-address="'Personal Transportation Example'.J12"/>
          </calcext:conditional-format>
          <calcext:conditional-format calcext:target-range-address="'Personal Transportation Example'.K12:'Personal Transportation Example'.K20">
            <calcext:condition calcext:apply-style-name="ConditionalStyle_1" calcext:value="formula-is(INDIRECT(ADDRESS(19;COLUMN(convertgonogo)+INT((COLUMN()-5)/3)))&gt;0)" calcext:base-cell-address="'Personal Transportation Example'.K12"/>
          </calcext:conditional-format>
          <calcext:conditional-format calcext:target-range-address="'Personal Transportation Example'.M12:'Personal Transportation Example'.M20">
            <calcext:condition calcext:apply-style-name="ConditionalStyle_1" calcext:value="formula-is(INDIRECT(ADDRESS(19;COLUMN(convertgonogo)+INT((COLUMN()-5)/3)))&gt;0)" calcext:base-cell-address="'Personal Transportation Example'.M12"/>
          </calcext:conditional-format>
          <calcext:conditional-format calcext:target-range-address="'Personal Transportation Example'.N12:'Personal Transportation Example'.N20">
            <calcext:condition calcext:apply-style-name="ConditionalStyle_1" calcext:value="formula-is(INDIRECT(ADDRESS(19;COLUMN(convertgonogo)+INT((COLUMN()-5)/3)))&gt;0)" calcext:base-cell-address="'Personal Transportation Example'.N12"/>
          </calcext:conditional-format>
          <calcext:conditional-format calcext:target-range-address="'Personal Transportation Example'.P12:'Personal Transportation Example'.P20">
            <calcext:condition calcext:apply-style-name="ConditionalStyle_1" calcext:value="formula-is(INDIRECT(ADDRESS(19;COLUMN(convertgonogo)+INT((COLUMN()-5)/3)))&gt;0)" calcext:base-cell-address="'Personal Transportation Example'.P12"/>
          </calcext:conditional-format>
          <calcext:conditional-format calcext:target-range-address="'Personal Transportation Example'.Q13:'Personal Transportation Example'.Q20">
            <calcext:condition calcext:apply-style-name="ConditionalStyle_1" calcext:value="formula-is(INDIRECT(ADDRESS(19;COLUMN(convertgonogo)+INT((COLUMN()-5)/3)))&gt;0)" calcext:base-cell-address="'Personal Transportation Example'.Q13"/>
          </calcext:conditional-format>
          <calcext:conditional-format calcext:target-range-address="'Personal Transportation Example'.Q12:'Personal Transportation Example'.Q12">
            <calcext:condition calcext:apply-style-name="ConditionalStyle_1" calcext:value="formula-is(INDIRECT(ADDRESS(19;COLUMN(convertgonogo)+INT((COLUMN()-5)/3)))&gt;0)" calcext:base-cell-address="'Personal Transportation Example'.Q12"/>
          </calcext:conditional-format>
          <calcext:conditional-format calcext:target-range-address="'Personal Transportation Example'.S12:'Personal Transportation Example'.S20">
            <calcext:condition calcext:apply-style-name="ConditionalStyle_1" calcext:value="formula-is(INDIRECT(ADDRESS(19;COLUMN(convertgonogo)+INT((COLUMN()-5)/3)))&gt;0)" calcext:base-cell-address="'Personal Transportation Example'.S12"/>
          </calcext:conditional-format>
          <calcext:conditional-format calcext:target-range-address="'Personal Transportation Example'.T12:'Personal Transportation Example'.T20">
            <calcext:condition calcext:apply-style-name="ConditionalStyle_1" calcext:value="formula-is(INDIRECT(ADDRESS(19;COLUMN(convertgonogo)+INT((COLUMN()-5)/3)))&gt;0)" calcext:base-cell-address="'Personal Transportation Example'.T12"/>
          </calcext:conditional-format>
          <calcext:conditional-format calcext:target-range-address="'Personal Transportation Example'.V12:'Personal Transportation Example'.W20">
            <calcext:condition calcext:apply-style-name="ConditionalStyle_1" calcext:value="formula-is(INDIRECT(ADDRESS(19;COLUMN(convertgonogo)+INT((COLUMN()-5)/3)))&gt;0)" calcext:base-cell-address="'Personal Transportation Example'.V12"/>
          </calcext:conditional-format>
          <calcext:conditional-format calcext:target-range-address="'Personal Transportation Example'.Y13:'Personal Transportation Example'.Z20 'Personal Transportation Example'.Z12:'Personal Transportation Example'.Z12">
            <calcext:condition calcext:apply-style-name="ConditionalStyle_1" calcext:value="formula-is(INDIRECT(ADDRESS(19;COLUMN(convertgonogo)+INT((COLUMN()-5)/3)))&gt;0)" calcext:base-cell-address="'Personal Transportation Example'.Y12"/>
          </calcext:conditional-format>
          <calcext:conditional-format calcext:target-range-address="'Personal Transportation Example'.Y12:'Personal Transportation Example'.Y12">
            <calcext:condition calcext:apply-style-name="ConditionalStyle_1" calcext:value="formula-is(INDIRECT(ADDRESS(19;COLUMN(convertgonogo)+INT((COLUMN()-5)/3)))&gt;0)" calcext:base-cell-address="'Personal Transportation Example'.Y12"/>
          </calcext:conditional-format>
          <calcext:conditional-format calcext:target-range-address="'Personal Transportation Example'.K58:'Personal Transportation Example'.K58">
            <calcext:condition calcext:apply-style-name="ConditionalStyle_1" calcext:value="formula-is(INDIRECT(ADDRESS(19;COLUMN(convertgonogo)+INT((COLUMN()-5)/3)))&gt;0)" calcext:base-cell-address="'Personal Transportation Example'.K58"/>
          </calcext:conditional-format>
          <calcext:conditional-format calcext:target-range-address="'Personal Transportation Example'.K57:'Personal Transportation Example'.K57">
            <calcext:condition calcext:apply-style-name="ConditionalStyle_1" calcext:value="formula-is(INDIRECT(ADDRESS(19;COLUMN(convertgonogo)+INT((COLUMN()-5)/3)))&gt;0)" calcext:base-cell-address="'Personal Transportation Example'.K57"/>
          </calcext:conditional-format>
        </calcext:conditional-formats>
      </table:table>
      <table:table table:name="My Career" table:style-name="ta2" table:protected="true" table:protection-key="YZsQqRsRqpog23rjWtJyohJLT40=" table:protection-key-digest-algorithm="http://www.w3.org/2000/09/xmldsig#sha1">
        <loext:table-protection loext:select-protected-cells="true" loext:select-unprotected-cells="true"/>
        <officeooo:event-listeners>
          <script:event-listener script:language="ooo:script" script:event-name="office:dblclick" xlink:href="vnd.sun.star.script:Standard.DMCharts.doubleClick?language=Basic&amp;location=document" xlink:type="simple"/>
          <script:event-listener script:language="ooo:script" script:event-name="office:content-changed" xlink:href="vnd.sun.star.script:Standard.DMCharts.cellChange?language=Basic&amp;location=document" xlink:type="simple"/>
        </officeooo:event-listeners>
        <table:table-column table:style-name="co6" table:default-cell-style-name="ce184"/>
        <table:table-column table:style-name="co7" table:visibility="collapse" table:default-cell-style-name="ce184"/>
        <table:table-column table:style-name="co8" table:visibility="collapse" table:default-cell-style-name="ce184"/>
        <table:table-column table:style-name="co9" table:default-cell-style-name="ce184"/>
        <table:table-column table:style-name="co10" table:default-cell-style-name="ce184"/>
        <table:table-column table:style-name="co11" table:default-cell-style-name="ce268"/>
        <table:table-column table:style-name="co12" table:number-columns-repeated="2" table:default-cell-style-name="ce268"/>
        <table:table-column table:style-name="co11" table:default-cell-style-name="ce268"/>
        <table:table-column table:style-name="co13" table:default-cell-style-name="ce184"/>
        <table:table-column table:style-name="co14" table:default-cell-style-name="ce268"/>
        <table:table-column table:style-name="co15" table:default-cell-style-name="ce268"/>
        <table:table-column table:style-name="co13" table:default-cell-style-name="ce184"/>
        <table:table-column table:style-name="co15" table:number-columns-repeated="2" table:default-cell-style-name="ce268"/>
        <table:table-column table:style-name="co13" table:default-cell-style-name="ce184"/>
        <table:table-column table:style-name="co15" table:default-cell-style-name="ce184"/>
        <table:table-column table:style-name="co16" table:default-cell-style-name="ce184"/>
        <table:table-column table:style-name="co17" table:default-cell-style-name="ce184"/>
        <table:table-column table:style-name="co16" table:number-columns-repeated="2" table:default-cell-style-name="ce268"/>
        <table:table-column table:style-name="co17" table:default-cell-style-name="ce184"/>
        <table:table-column table:style-name="co16" table:number-columns-repeated="2" table:default-cell-style-name="ce268"/>
        <table:table-column table:style-name="co17" table:default-cell-style-name="ce184"/>
        <table:table-column table:style-name="co16" table:number-columns-repeated="2" table:default-cell-style-name="ce268"/>
        <table:table-column table:style-name="co17" table:default-cell-style-name="ce184"/>
        <table:table-column table:style-name="co16" table:number-columns-repeated="2" table:default-cell-style-name="ce268"/>
        <table:table-column table:style-name="co17" table:default-cell-style-name="ce184"/>
        <table:table-column table:style-name="co16" table:number-columns-repeated="2" table:default-cell-style-name="ce268"/>
        <table:table-column table:style-name="co17" table:default-cell-style-name="ce184"/>
        <table:table-column table:style-name="co16" table:number-columns-repeated="2" table:default-cell-style-name="ce268"/>
        <table:table-column table:style-name="co17" table:default-cell-style-name="ce184"/>
        <table:table-column table:style-name="co16" table:number-columns-repeated="2" table:default-cell-style-name="ce268"/>
        <table:table-column table:style-name="co18" table:default-cell-style-name="ce184"/>
        <table:table-column table:style-name="co11" table:number-columns-repeated="5" table:default-cell-style-name="ce184"/>
        <table:table-column table:style-name="co6" table:default-cell-style-name="ce184"/>
        <table:table-column table:style-name="co19" table:default-cell-style-name="ce184"/>
        <table:table-column table:style-name="co20" table:default-cell-style-name="ce184"/>
        <table:table-column table:style-name="co21" table:default-cell-style-name="ce184"/>
        <table:table-column table:style-name="co22" table:default-cell-style-name="ce184"/>
        <table:table-column table:style-name="co23" table:default-cell-style-name="ce184"/>
        <table:table-column table:style-name="co24" table:number-columns-repeated="10" table:default-cell-style-name="ce184"/>
        <table:table-column table:style-name="co25" table:default-cell-style-name="ce184"/>
        <table:table-column table:style-name="co26" table:default-cell-style-name="ce184"/>
        <table:table-column table:style-name="co27" table:default-cell-style-name="ce184"/>
        <table:table-column table:style-name="co28" table:default-cell-style-name="ce184"/>
        <table:table-column table:style-name="co11" table:number-columns-repeated="958" table:default-cell-style-name="ce184"/>
        <table:table-column table:style-name="co11" table:default-cell-style-name="Default"/>
        <table:table-row table:style-name="ro13">
          <table:table-cell table:style-name="ce182" office:value-type="string" calcext:value-type="string">
            <text:p>No</text:p>
          </table:table-cell>
          <table:table-cell table:number-columns-repeated="2" table:style-name="ce182" office:value-type="float" office:value="0" calcext:value-type="float">
            <text:p>0</text:p>
          </table:table-cell>
          <table:table-cell table:style-name="ce194"/>
          <table:table-cell table:style-name="ce52"/>
          <table:table-cell table:style-name="ce247" table:number-columns-repeated="4"/>
          <table:table-cell table:style-name="ce195"/>
          <table:table-cell table:style-name="ce247" table:number-columns-repeated="2"/>
          <table:table-cell table:style-name="ce195"/>
          <table:table-cell table:style-name="ce247" table:number-columns-repeated="2"/>
          <table:table-cell table:style-name="ce195" table:number-columns-repeated="4"/>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82" table:number-columns-repeated="3"/>
          <table:table-cell table:number-columns-repeated="982"/>
        </table:table-row>
        <table:table-row table:style-name="ro14" table:visibility="collapse">
          <table:table-cell table:style-name="ce182" office:value-type="string" calcext:value-type="string">
            <text:p>No</text:p>
          </table:table-cell>
          <table:table-cell table:style-name="ce182" table:number-columns-repeated="2"/>
          <table:table-cell table:style-name="ce194"/>
          <table:table-cell table:style-name="ce52"/>
          <table:table-cell table:style-name="ce247" table:number-columns-repeated="4"/>
          <table:table-cell table:style-name="ce195"/>
          <table:table-cell table:style-name="ce247" table:number-columns-repeated="2"/>
          <table:table-cell table:style-name="ce195"/>
          <table:table-cell table:style-name="ce247" table:number-columns-repeated="2"/>
          <table:table-cell table:style-name="ce195" table:number-columns-repeated="4"/>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82" table:number-columns-repeated="3"/>
          <table:table-cell table:number-columns-repeated="982"/>
        </table:table-row>
        <table:table-row table:style-name="ro15" table:visibility="collapse">
          <table:table-cell table:style-name="ce182" office:value-type="string" calcext:value-type="string">
            <text:p>No</text:p>
          </table:table-cell>
          <table:table-cell table:style-name="ce182" table:number-columns-repeated="2"/>
          <table:table-cell table:style-name="ce195"/>
          <table:table-cell table:style-name="ce58"/>
          <table:table-cell table:style-name="ce208" table:number-columns-repeated="3"/>
          <table:table-cell table:style-name="ce247"/>
          <table:table-cell table:style-name="ce195"/>
          <table:table-cell table:style-name="ce247" table:number-columns-repeated="2"/>
          <table:table-cell table:style-name="ce195"/>
          <table:table-cell table:style-name="ce247" table:number-columns-repeated="2"/>
          <table:table-cell table:style-name="ce195" table:number-columns-repeated="4"/>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82" table:number-columns-repeated="3"/>
          <table:table-cell table:number-columns-repeated="982"/>
        </table:table-row>
        <table:table-row table:style-name="ro16" table:visibility="collapse">
          <table:table-cell table:style-name="ce182" office:value-type="string" calcext:value-type="string">
            <text:p>No</text:p>
          </table:table-cell>
          <table:table-cell table:style-name="ce182" table:number-columns-repeated="2"/>
          <table:table-cell table:style-name="ce195" table:number-columns-repeated="2"/>
          <table:table-cell table:style-name="ce247" table:number-columns-repeated="3"/>
          <table:table-cell table:style-name="ce277" table:number-columns-repeated="11"/>
          <table:table-cell table:style-name="ce247" table:number-columns-repeated="2"/>
          <table:table-cell table:style-name="ce277"/>
          <table:table-cell table:style-name="ce247" table:number-columns-repeated="2"/>
          <table:table-cell table:style-name="ce277" table:number-columns-repeated="6"/>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82" table:number-columns-repeated="3"/>
          <table:table-cell table:number-columns-repeated="982"/>
        </table:table-row>
        <table:table-row table:style-name="ro16" table:visibility="collapse">
          <table:table-cell table:style-name="ce182" office:value-type="string" calcext:value-type="string">
            <text:p>No</text:p>
          </table:table-cell>
          <table:table-cell table:style-name="ce182" table:number-columns-repeated="2"/>
          <table:table-cell table:style-name="ce195"/>
          <table:table-cell table:style-name="ce208" table:number-columns-repeated="4"/>
          <table:table-cell table:style-name="ce278"/>
          <table:table-cell table:style-name="ce291" office:value-type="string" calcext:value-type="string" table:number-columns-spanned="3" table:number-rows-spanned="1">
            <text:p>Alternative 1 </text:p>
          </table:table-cell>
          <table:covered-table-cell table:number-columns-repeated="2" table:style-name="ce303"/>
          <table:table-cell table:style-name="ce291" office:value-type="string" calcext:value-type="string" table:number-columns-spanned="3" table:number-rows-spanned="1">
            <text:p>Alternative 2</text:p>
          </table:table-cell>
          <table:covered-table-cell table:number-columns-repeated="2" table:style-name="ce303"/>
          <table:table-cell table:style-name="ce291" office:value-type="string" calcext:value-type="string" table:number-columns-spanned="3" table:number-rows-spanned="1">
            <text:p>Alternative 3</text:p>
          </table:table-cell>
          <table:covered-table-cell table:number-columns-repeated="2" table:style-name="ce303"/>
          <table:table-cell table:style-name="ce291" office:value-type="string" calcext:value-type="string" table:number-columns-spanned="3" table:number-rows-spanned="1">
            <text:p>Alternative 4</text:p>
          </table:table-cell>
          <table:covered-table-cell table:number-columns-repeated="2" table:style-name="ce303"/>
          <table:table-cell table:style-name="ce291" office:value-type="string" calcext:value-type="string" table:number-columns-spanned="3" table:number-rows-spanned="1">
            <text:p>Alternative 5</text:p>
          </table:table-cell>
          <table:covered-table-cell table:number-columns-repeated="2" table:style-name="ce303"/>
          <table:table-cell table:style-name="ce291" office:value-type="string" calcext:value-type="string" table:number-columns-spanned="3" table:number-rows-spanned="1">
            <text:p>Alternative 6</text:p>
          </table:table-cell>
          <table:covered-table-cell table:number-columns-repeated="2" table:style-name="ce303"/>
          <table:table-cell table:style-name="ce291" office:value-type="string" calcext:value-type="string" table:number-columns-spanned="3" table:number-rows-spanned="1">
            <text:p>Alternative 7</text:p>
          </table:table-cell>
          <table:covered-table-cell table:number-columns-repeated="2" table:style-name="ce303"/>
          <table:table-cell table:style-name="ce291" office:value-type="string" calcext:value-type="string" table:number-columns-spanned="3" table:number-rows-spanned="1">
            <text:p>Alternative 8</text:p>
          </table:table-cell>
          <table:covered-table-cell table:number-columns-repeated="2" table:style-name="ce303"/>
          <table:table-cell table:style-name="ce291" office:value-type="string" calcext:value-type="string" table:number-columns-spanned="3" table:number-rows-spanned="1">
            <text:p>Alternative 9</text:p>
          </table:table-cell>
          <table:covered-table-cell table:number-columns-repeated="2" table:style-name="ce303"/>
          <table:table-cell table:style-name="ce291" office:value-type="string" calcext:value-type="string" table:number-columns-spanned="3" table:number-rows-spanned="1">
            <text:p>Alternative 10</text:p>
          </table:table-cell>
          <table:covered-table-cell table:number-columns-repeated="2" table:style-name="ce303"/>
          <table:table-cell table:style-name="ce182" table:number-columns-repeated="3"/>
          <table:table-cell table:number-columns-repeated="982"/>
        </table:table-row>
        <table:table-row table:style-name="ro16">
          <table:table-cell table:style-name="ce16" office:value-type="string" calcext:value-type="string">
            <text:p>No</text:p>
          </table:table-cell>
          <table:table-cell table:style-name="ce16" table:number-columns-repeated="2"/>
          <table:table-cell table:style-name="ce31"/>
          <table:table-cell table:style-name="ce45"/>
          <table:table-cell table:style-name="ce56" table:number-columns-repeated="3"/>
          <table:table-cell table:style-name="ce93"/>
          <table:table-cell table:style-name="ce181" office:value-type="string" calcext:value-type="string" table:number-columns-spanned="3" table:number-rows-spanned="1">
            <text:p>Robotics Engineer</text:p>
          </table:table-cell>
          <table:covered-table-cell table:style-name="ce216"/>
          <table:covered-table-cell table:style-name="ce306"/>
          <table:table-cell table:style-name="ce181" office:value-type="string" calcext:value-type="string" table:number-columns-spanned="3" table:number-rows-spanned="1">
            <text:p>Graphics Designer</text:p>
          </table:table-cell>
          <table:covered-table-cell table:style-name="ce345"/>
          <table:covered-table-cell table:style-name="ce365"/>
          <table:table-cell table:style-name="ce371" office:value-type="string" calcext:value-type="string" table:number-columns-spanned="3" table:number-rows-spanned="1">
            <text:p>Physical Therapist</text:p>
          </table:table-cell>
          <table:covered-table-cell table:style-name="ce375"/>
          <table:covered-table-cell table:style-name="ce386"/>
          <table:table-cell table:style-name="ce181" office:value-type="string" calcext:value-type="string" table:number-columns-spanned="3" table:number-rows-spanned="1">
            <text:p>Alternative 4 Name</text:p>
          </table:table-cell>
          <table:covered-table-cell table:style-name="ce393"/>
          <table:covered-table-cell table:style-name="ce403"/>
          <table:table-cell table:style-name="ce181" office:value-type="string" calcext:value-type="string" table:number-columns-spanned="3" table:number-rows-spanned="1">
            <text:p>Alternative 5 Name</text:p>
          </table:table-cell>
          <table:covered-table-cell table:style-name="ce393"/>
          <table:covered-table-cell table:style-name="ce403"/>
          <table:table-cell table:style-name="ce181" office:value-type="string" calcext:value-type="string" table:number-columns-spanned="3" table:number-rows-spanned="1">
            <text:p>Alternative 6 Name</text:p>
          </table:table-cell>
          <table:covered-table-cell table:style-name="ce393"/>
          <table:covered-table-cell table:style-name="ce403"/>
          <table:table-cell table:style-name="ce181" office:value-type="string" calcext:value-type="string" table:number-columns-spanned="3" table:number-rows-spanned="1">
            <text:p>Alternative 7 Name</text:p>
          </table:table-cell>
          <table:covered-table-cell table:style-name="ce393"/>
          <table:covered-table-cell table:style-name="ce403"/>
          <table:table-cell table:style-name="ce181" office:value-type="string" calcext:value-type="string" table:number-columns-spanned="3" table:number-rows-spanned="1">
            <text:p>Alternative 8 Name</text:p>
          </table:table-cell>
          <table:covered-table-cell table:style-name="ce393"/>
          <table:covered-table-cell table:style-name="ce403"/>
          <table:table-cell table:style-name="ce371" office:value-type="string" calcext:value-type="string" table:number-columns-spanned="3" table:number-rows-spanned="1">
            <text:p>Alternative 9 Name</text:p>
          </table:table-cell>
          <table:covered-table-cell table:style-name="ce393"/>
          <table:covered-table-cell table:style-name="ce403"/>
          <table:table-cell table:style-name="ce456" office:value-type="string" calcext:value-type="string" table:number-columns-spanned="3" table:number-rows-spanned="1">
            <text:p>Alternative 10 Name</text:p>
          </table:table-cell>
          <table:covered-table-cell table:style-name="ce393"/>
          <table:covered-table-cell table:style-name="ce403"/>
          <table:table-cell table:style-name="ce411" table:number-columns-repeated="3"/>
          <table:table-cell table:style-name="ce416" table:number-columns-repeated="4"/>
          <table:table-cell table:style-name="ce423" table:number-columns-repeated="16"/>
          <table:table-cell table:style-name="ce416" table:number-columns-repeated="824"/>
          <table:table-cell table:style-name="ce423" table:number-columns-repeated="137"/>
          <table:table-cell/>
        </table:table-row>
        <table:table-row table:style-name="ro17">
          <table:table-cell table:style-name="ce182" office:value-type="string" calcext:value-type="string">
            <text:p>No</text:p>
          </table:table-cell>
          <table:table-cell table:style-name="ce182"/>
          <table:table-cell table:style-name="ce648" office:value-type="string" calcext:value-type="string" table:number-columns-spanned="3" table:number-rows-spanned="1">
            <text:p>My Career</text:p>
          </table:table-cell>
          <table:covered-table-cell table:number-columns-repeated="2" table:style-name="ce32"/>
          <table:table-cell table:style-name="ce649" office:value-type="string" calcext:value-type="string" table:number-columns-spanned="4" table:number-rows-spanned="1">
            <text:p>What career field (type of work) should I pursue?</text:p>
          </table:table-cell>
          <table:covered-table-cell table:number-columns-repeated="2" table:style-name="ce124"/>
          <table:covered-table-cell table:style-name="ce652"/>
          <table:table-cell table:style-name="ce183" office:value-type="string" calcext:value-type="string" table:number-columns-spanned="3" table:number-rows-spanned="1">
            <text:p>Alternative Description</text:p>
          </table:table-cell>
          <table:covered-table-cell table:style-name="ce217"/>
          <table:covered-table-cell table:style-name="ce313"/>
          <table:table-cell table:style-name="ce183" office:value-type="string" calcext:value-type="string" table:number-columns-spanned="3" table:number-rows-spanned="1">
            <text:p>Alternative Description</text:p>
          </table:table-cell>
          <table:covered-table-cell table:style-name="ce348"/>
          <table:covered-table-cell table:style-name="ce366"/>
          <table:table-cell table:style-name="ce183" office:value-type="string" calcext:value-type="string" table:number-columns-spanned="3" table:number-rows-spanned="1">
            <text:p>Alternative Description</text:p>
          </table:table-cell>
          <table:covered-table-cell table:style-name="ce348"/>
          <table:covered-table-cell table:style-name="ce366"/>
          <table:table-cell table:style-name="ce183" office:value-type="string" calcext:value-type="string" table:number-columns-spanned="3" table:number-rows-spanned="1">
            <text:p>Alternative Description</text:p>
          </table:table-cell>
          <table:covered-table-cell table:style-name="ce394"/>
          <table:covered-table-cell table:style-name="ce404"/>
          <table:table-cell table:style-name="ce183" office:value-type="string" calcext:value-type="string" table:number-columns-spanned="3" table:number-rows-spanned="1">
            <text:p>Alternative Description</text:p>
          </table:table-cell>
          <table:covered-table-cell table:style-name="ce394"/>
          <table:covered-table-cell table:style-name="ce404"/>
          <table:table-cell table:style-name="ce183" office:value-type="string" calcext:value-type="string" table:number-columns-spanned="3" table:number-rows-spanned="1">
            <text:p>Alternative Description</text:p>
          </table:table-cell>
          <table:covered-table-cell table:style-name="ce433"/>
          <table:covered-table-cell table:style-name="ce404"/>
          <table:table-cell table:style-name="ce183" office:value-type="string" calcext:value-type="string" table:number-columns-spanned="3" table:number-rows-spanned="1">
            <text:p>Alternative Description</text:p>
          </table:table-cell>
          <table:covered-table-cell table:style-name="ce394"/>
          <table:covered-table-cell table:style-name="ce404"/>
          <table:table-cell table:style-name="ce183" office:value-type="string" calcext:value-type="string" table:number-columns-spanned="3" table:number-rows-spanned="1">
            <text:p>Alternative Description</text:p>
          </table:table-cell>
          <table:covered-table-cell table:style-name="ce394"/>
          <table:covered-table-cell table:style-name="ce404"/>
          <table:table-cell table:style-name="ce183" office:value-type="string" calcext:value-type="string" table:number-columns-spanned="3" table:number-rows-spanned="1">
            <text:p>Alternative Description</text:p>
          </table:table-cell>
          <table:covered-table-cell table:style-name="ce394"/>
          <table:covered-table-cell table:style-name="ce404"/>
          <table:table-cell table:style-name="ce183" office:value-type="string" calcext:value-type="string" table:number-columns-spanned="3" table:number-rows-spanned="1">
            <text:p>Alternative Description</text:p>
          </table:table-cell>
          <table:covered-table-cell table:style-name="ce394"/>
          <table:covered-table-cell table:style-name="ce404"/>
          <table:table-cell table:style-name="ce468"/>
          <table:table-cell table:style-name="ce469" table:number-columns-repeated="2"/>
          <table:table-cell table:style-name="ce471" table:number-columns-repeated="4"/>
          <table:table-cell table:number-columns-repeated="16"/>
          <table:table-cell table:style-name="ce471" table:number-columns-repeated="824"/>
          <table:table-cell table:number-columns-repeated="138"/>
        </table:table-row>
        <table:table-row table:style-name="ro18">
          <table:table-cell table:style-name="ce182" office:value-type="string" calcext:value-type="string">
            <text:p>No</text:p>
          </table:table-cell>
          <table:table-cell table:style-name="ce182"/>
          <table:table-cell table:style-name="ce26" office:value-type="string" calcext:value-type="string" table:number-columns-spanned="2" table:number-rows-spanned="1">
            <text:p>Decision Class: <text:s/></text:p>
          </table:table-cell>
          <table:covered-table-cell table:style-name="ce38"/>
          <table:table-cell table:style-name="ce59" table:content-validation-name="val1" office:value-type="string" calcext:value-type="string">
            <text:p>--- select one <text:s/>--- </text:p>
          </table:table-cell>
          <table:table-cell table:style-name="ce257" table:number-columns-repeated="3"/>
          <table:table-cell table:style-name="ce54"/>
          <table:table-cell table:style-name="ce67"/>
          <table:table-cell table:style-name="ce79"/>
          <table:table-cell table:style-name="ce317"/>
          <table:table-cell table:style-name="ce97"/>
          <table:table-cell table:style-name="ce104"/>
          <table:table-cell table:style-name="ce399"/>
          <table:table-cell table:style-name="ce97"/>
          <table:table-cell table:style-name="ce122"/>
          <table:table-cell table:style-name="ce399"/>
          <table:table-cell table:style-name="ce97"/>
          <table:table-cell table:style-name="ce104"/>
          <table:table-cell table:style-name="ce399"/>
          <table:table-cell table:style-name="ce97"/>
          <table:table-cell table:style-name="ce104"/>
          <table:table-cell table:style-name="ce399"/>
          <table:table-cell table:style-name="ce97"/>
          <table:table-cell table:style-name="ce104"/>
          <table:table-cell table:style-name="ce399"/>
          <table:table-cell table:style-name="ce97"/>
          <table:table-cell table:style-name="ce104"/>
          <table:table-cell table:style-name="ce399"/>
          <table:table-cell table:style-name="ce97"/>
          <table:table-cell table:style-name="ce104"/>
          <table:table-cell table:style-name="ce399"/>
          <table:table-cell table:style-name="ce97"/>
          <table:table-cell table:style-name="ce104"/>
          <table:table-cell table:style-name="ce399"/>
          <table:table-cell table:style-name="ce97"/>
          <table:table-cell table:style-name="ce104"/>
          <table:table-cell table:style-name="ce399"/>
          <table:table-cell table:style-name="ce182" table:number-columns-repeated="3"/>
          <table:table-cell table:number-columns-repeated="982"/>
        </table:table-row>
        <table:table-row table:style-name="ro18">
          <table:table-cell table:style-name="ce182" office:value-type="string" calcext:value-type="string">
            <text:p>No</text:p>
          </table:table-cell>
          <table:table-cell table:style-name="ce182"/>
          <table:table-cell table:style-name="ce30" office:value-type="string" calcext:value-type="string" table:number-columns-spanned="3" table:number-rows-spanned="1">
            <text:p>Criteria </text:p>
          </table:table-cell>
          <table:covered-table-cell table:style-name="ce33"/>
          <table:covered-table-cell table:style-name="ce30"/>
          <table:table-cell table:style-name="ce30" office:value-type="string" calcext:value-type="string" table:number-columns-spanned="1" table:number-rows-spanned="3">
            <text:p>Min/Max</text:p>
          </table:table-cell>
          <table:table-cell table:style-name="ce30" office:value-type="string" calcext:value-type="string" table:number-columns-spanned="1" table:number-rows-spanned="3">
            <text:p>Threshold</text:p>
          </table:table-cell>
          <table:table-cell table:style-name="ce30" office:value-type="string" calcext:value-type="string" table:number-columns-spanned="1" table:number-rows-spanned="3">
            <text:p>Objective</text:p>
          </table:table-cell>
          <table:table-cell table:style-name="ce282" office:value-type="string" calcext:value-type="string" table:number-columns-spanned="1" table:number-rows-spanned="3">
            <text:p>Weight (1-5)</text:p>
          </table:table-cell>
          <table:table-cell table:style-name="ce295" office:value-type="string" calcext:value-type="string" table:number-columns-spanned="1" table:number-rows-spanned="3">
            <text:p>Estimated Performance</text:p>
            <text:p>Basis of Estimate</text:p>
          </table:table-cell>
          <table:table-cell table:style-name="ce307" office:value-type="string" calcext:value-type="string" table:number-columns-spanned="1" table:number-rows-spanned="3">
            <text:p><text:s text:c="2"/>Score <text:s text:c="3"/>(1-10)</text:p>
          </table:table-cell>
          <table:table-cell table:style-name="ce318" office:value-type="string" calcext:value-type="string" table:number-columns-spanned="1" table:number-rows-spanned="3">
            <text:p>WS</text:p>
          </table:table-cell>
          <table:table-cell table:style-name="ce326" office:value-type="string" calcext:value-type="string" table:number-columns-spanned="1" table:number-rows-spanned="3">
            <text:p><text:span text:style-name="T13">Estimated Performance</text:span></text:p>
            <text:p><text:span text:style-name="T13">Basis of Estimate</text:span></text:p>
          </table:table-cell>
          <table:table-cell table:style-name="ce339" office:value-type="string" calcext:value-type="string" table:number-columns-spanned="1" table:number-rows-spanned="3">
            <text:p><text:s text:c="2"/>Score <text:s text:c="3"/>(1-10)</text:p>
          </table:table-cell>
          <table:table-cell table:style-name="ce400" office:value-type="string" calcext:value-type="string" table:number-columns-spanned="1" table:number-rows-spanned="3">
            <text:p>WS</text:p>
          </table:table-cell>
          <table:table-cell table:style-name="ce326" office:value-type="string" calcext:value-type="string" table:number-columns-spanned="1" table:number-rows-spanned="3">
            <text:p><text:span text:style-name="T13">Estimated Performance</text:span></text:p>
            <text:p><text:span text:style-name="T13">Basis of Estimate</text:span></text:p>
          </table:table-cell>
          <table:table-cell table:style-name="ce409" office:value-type="string" calcext:value-type="string" table:number-columns-spanned="1" table:number-rows-spanned="3">
            <text:p><text:s text:c="2"/>Score <text:s text:c="3"/>(1-10)</text:p>
          </table:table-cell>
          <table:table-cell table:style-name="ce400" office:value-type="string" calcext:value-type="string" table:number-columns-spanned="1" table:number-rows-spanned="3">
            <text:p>WS</text:p>
          </table:table-cell>
          <table:table-cell table:style-name="ce326" office:value-type="string" calcext:value-type="string" table:number-columns-spanned="1" table:number-rows-spanned="3">
            <text:p><text:span text:style-name="T13">Estimated Performance</text:span></text:p>
            <text:p><text:span text:style-name="T13">Basis of Estimate</text:span></text:p>
          </table:table-cell>
          <table:table-cell table:style-name="ce409" office:value-type="string" calcext:value-type="string" table:number-columns-spanned="1" table:number-rows-spanned="3">
            <text:p>Score (1~10)</text:p>
          </table:table-cell>
          <table:table-cell table:style-name="ce400" office:value-type="string" calcext:value-type="string" table:number-columns-spanned="1" table:number-rows-spanned="3">
            <text:p>WS</text:p>
          </table:table-cell>
          <table:table-cell table:style-name="ce326" office:value-type="string" calcext:value-type="string" table:number-columns-spanned="1" table:number-rows-spanned="3">
            <text:p><text:span text:style-name="T13">Estimated Performance</text:span></text:p>
            <text:p><text:span text:style-name="T13">Basis of Estimate</text:span></text:p>
          </table:table-cell>
          <table:table-cell table:style-name="ce409" office:value-type="string" calcext:value-type="string" table:number-columns-spanned="1" table:number-rows-spanned="3">
            <text:p><text:s text:c="2"/>Score <text:s text:c="3"/>(1-10)</text:p>
          </table:table-cell>
          <table:table-cell table:style-name="ce400" office:value-type="string" calcext:value-type="string" table:number-columns-spanned="1" table:number-rows-spanned="3">
            <text:p>WS</text:p>
          </table:table-cell>
          <table:table-cell table:style-name="ce326" office:value-type="string" calcext:value-type="string" table:number-columns-spanned="1" table:number-rows-spanned="3">
            <text:p><text:span text:style-name="T13">Estimated Performance</text:span></text:p>
            <text:p><text:span text:style-name="T13">Basis of Estimate</text:span></text:p>
          </table:table-cell>
          <table:table-cell table:style-name="ce409" office:value-type="string" calcext:value-type="string" table:number-columns-spanned="1" table:number-rows-spanned="3">
            <text:p><text:s text:c="2"/>Score <text:s text:c="3"/>(1-10)</text:p>
          </table:table-cell>
          <table:table-cell table:style-name="ce400" office:value-type="string" calcext:value-type="string" table:number-columns-spanned="1" table:number-rows-spanned="3">
            <text:p>WS</text:p>
          </table:table-cell>
          <table:table-cell table:style-name="ce326" office:value-type="string" calcext:value-type="string" table:number-columns-spanned="1" table:number-rows-spanned="3">
            <text:p><text:span text:style-name="T13">Estimated Performance</text:span></text:p>
            <text:p><text:span text:style-name="T13">Basis of Estimate</text:span></text:p>
          </table:table-cell>
          <table:table-cell table:style-name="ce409" office:value-type="string" calcext:value-type="string" table:number-columns-spanned="1" table:number-rows-spanned="3">
            <text:p><text:s text:c="2"/>Score <text:s text:c="3"/>(1-10)</text:p>
          </table:table-cell>
          <table:table-cell table:style-name="ce400" office:value-type="string" calcext:value-type="string" table:number-columns-spanned="1" table:number-rows-spanned="3">
            <text:p>WS</text:p>
          </table:table-cell>
          <table:table-cell table:style-name="ce326" office:value-type="string" calcext:value-type="string" table:number-columns-spanned="1" table:number-rows-spanned="3">
            <text:p><text:span text:style-name="T13">Estimated Performance</text:span></text:p>
            <text:p><text:span text:style-name="T13">Basis of Estimate</text:span></text:p>
          </table:table-cell>
          <table:table-cell table:style-name="ce409" office:value-type="string" calcext:value-type="string" table:number-columns-spanned="1" table:number-rows-spanned="3">
            <text:p><text:s text:c="2"/>Score <text:s text:c="3"/>(1-10)</text:p>
          </table:table-cell>
          <table:table-cell table:style-name="ce400" office:value-type="string" calcext:value-type="string" table:number-columns-spanned="1" table:number-rows-spanned="3">
            <text:p>WS</text:p>
          </table:table-cell>
          <table:table-cell table:style-name="ce326" office:value-type="string" calcext:value-type="string" table:number-columns-spanned="1" table:number-rows-spanned="3">
            <text:p><text:span text:style-name="T13">Estimated Performance</text:span></text:p>
            <text:p><text:span text:style-name="T13">Basis of Estimate</text:span></text:p>
          </table:table-cell>
          <table:table-cell table:style-name="ce409" office:value-type="string" calcext:value-type="string" table:number-columns-spanned="1" table:number-rows-spanned="3">
            <text:p><text:s text:c="2"/>Score <text:s text:c="3"/>(1-10)</text:p>
          </table:table-cell>
          <table:table-cell table:style-name="ce400" office:value-type="string" calcext:value-type="string" table:number-columns-spanned="1" table:number-rows-spanned="3">
            <text:p>WS</text:p>
          </table:table-cell>
          <table:table-cell table:style-name="ce326" office:value-type="string" calcext:value-type="string" table:number-columns-spanned="1" table:number-rows-spanned="3">
            <text:p><text:span text:style-name="T13">Estimated Performance</text:span></text:p>
            <text:p><text:span text:style-name="T13">Basis of Estimate</text:span></text:p>
          </table:table-cell>
          <table:table-cell table:style-name="ce409" office:value-type="string" calcext:value-type="string" table:number-columns-spanned="1" table:number-rows-spanned="3">
            <text:p><text:s text:c="2"/>Score <text:s text:c="3"/>(1-10)</text:p>
          </table:table-cell>
          <table:table-cell table:style-name="ce400" office:value-type="string" calcext:value-type="string" table:number-columns-spanned="1" table:number-rows-spanned="3">
            <text:p>WS</text:p>
          </table:table-cell>
          <table:table-cell table:style-name="ce182" table:number-columns-repeated="3"/>
          <table:table-cell table:number-columns-repeated="982"/>
        </table:table-row>
        <table:table-row table:style-name="ro12">
          <table:table-cell table:style-name="ce182" office:value-type="string" calcext:value-type="string">
            <text:p>No</text:p>
          </table:table-cell>
          <table:table-cell table:style-name="ce182"/>
          <table:table-cell table:style-name="ce33" table:number-columns-spanned="1" table:number-rows-spanned="2"/>
          <table:table-cell table:style-name="ce33" office:value-type="string" calcext:value-type="string" table:number-columns-spanned="1" table:number-rows-spanned="2">
            <text:p>Name</text:p>
          </table:table-cell>
          <table:table-cell table:style-name="ce33" office:value-type="string" calcext:value-type="string" table:number-columns-spanned="1" table:number-rows-spanned="2">
            <text:p>Description</text:p>
          </table:table-cell>
          <table:covered-table-cell table:number-columns-repeated="3" table:style-name="ce260"/>
          <table:covered-table-cell table:style-name="ce283"/>
          <table:covered-table-cell table:style-name="ce296"/>
          <table:covered-table-cell table:style-name="ce308"/>
          <table:covered-table-cell table:style-name="ce319"/>
          <table:covered-table-cell table:style-name="ce296"/>
          <table:covered-table-cell table:style-name="ce308"/>
          <table:covered-table-cell table:style-name="ce319"/>
          <table:covered-table-cell table:style-name="ce296"/>
          <table:covered-table-cell table:style-name="ce308"/>
          <table:covered-table-cell table:style-name="ce319"/>
          <table:covered-table-cell table:style-name="ce296"/>
          <table:covered-table-cell table:style-name="ce308"/>
          <table:covered-table-cell table:style-name="ce319"/>
          <table:covered-table-cell table:style-name="ce296"/>
          <table:covered-table-cell table:style-name="ce308"/>
          <table:covered-table-cell table:style-name="ce319"/>
          <table:covered-table-cell table:style-name="ce296"/>
          <table:covered-table-cell table:style-name="ce308"/>
          <table:covered-table-cell table:style-name="ce319"/>
          <table:covered-table-cell table:style-name="ce296"/>
          <table:covered-table-cell table:style-name="ce308"/>
          <table:covered-table-cell table:style-name="ce319"/>
          <table:covered-table-cell table:style-name="ce296"/>
          <table:covered-table-cell table:style-name="ce308"/>
          <table:covered-table-cell table:style-name="ce319"/>
          <table:covered-table-cell table:style-name="ce296"/>
          <table:covered-table-cell table:style-name="ce308"/>
          <table:covered-table-cell table:style-name="ce319"/>
          <table:covered-table-cell table:style-name="ce296"/>
          <table:covered-table-cell table:style-name="ce308"/>
          <table:covered-table-cell table:style-name="ce319"/>
          <table:table-cell table:style-name="ce182" table:number-columns-repeated="3"/>
          <table:table-cell table:number-columns-repeated="982"/>
        </table:table-row>
        <table:table-row table:style-name="ro12">
          <table:table-cell table:style-name="ce182" office:value-type="string" calcext:value-type="string">
            <text:p>No</text:p>
          </table:table-cell>
          <table:table-cell table:style-name="ce182"/>
          <table:covered-table-cell table:style-name="ce33"/>
          <table:covered-table-cell table:number-columns-repeated="2" table:style-name="ce199"/>
          <table:covered-table-cell table:number-columns-repeated="3" table:style-name="ce261"/>
          <table:covered-table-cell table:style-name="ce57"/>
          <table:covered-table-cell table:style-name="ce297"/>
          <table:covered-table-cell table:style-name="ce309"/>
          <table:covered-table-cell table:style-name="ce320"/>
          <table:covered-table-cell table:style-name="ce297"/>
          <table:covered-table-cell table:style-name="ce309"/>
          <table:covered-table-cell table:style-name="ce320"/>
          <table:covered-table-cell table:style-name="ce297"/>
          <table:covered-table-cell table:style-name="ce410"/>
          <table:covered-table-cell table:style-name="ce417"/>
          <table:covered-table-cell table:style-name="ce297"/>
          <table:covered-table-cell table:style-name="ce309"/>
          <table:covered-table-cell table:style-name="ce320"/>
          <table:covered-table-cell table:style-name="ce297"/>
          <table:covered-table-cell table:style-name="ce309"/>
          <table:covered-table-cell table:style-name="ce320"/>
          <table:covered-table-cell table:style-name="ce297"/>
          <table:covered-table-cell table:style-name="ce309"/>
          <table:covered-table-cell table:style-name="ce320"/>
          <table:covered-table-cell table:style-name="ce297"/>
          <table:covered-table-cell table:style-name="ce309"/>
          <table:covered-table-cell table:style-name="ce320"/>
          <table:covered-table-cell table:style-name="ce297"/>
          <table:covered-table-cell table:style-name="ce309"/>
          <table:covered-table-cell table:style-name="ce320"/>
          <table:covered-table-cell table:style-name="ce297"/>
          <table:covered-table-cell table:style-name="ce309"/>
          <table:covered-table-cell table:style-name="ce320"/>
          <table:covered-table-cell table:style-name="ce297"/>
          <table:covered-table-cell table:style-name="ce309"/>
          <table:covered-table-cell table:style-name="ce320"/>
          <table:table-cell table:style-name="ce182" table:number-columns-repeated="3"/>
          <table:table-cell table:number-columns-repeated="982"/>
        </table:table-row>
        <table:table-row table:style-name="ro19">
          <table:table-cell table:style-name="ce182" office:value-type="string" calcext:value-type="string">
            <text:p>No</text:p>
          </table:table-cell>
          <table:table-cell table:style-name="ce182"/>
          <table:table-cell table:style-name="ce191" office:value-type="string" calcext:value-type="string">
            <text:p>Criteria 1</text:p>
          </table:table-cell>
          <table:table-cell table:style-name="ce43" office:value-type="string" calcext:value-type="string">
            <text:p>Fits me</text:p>
          </table:table-cell>
          <table:table-cell table:style-name="ce65" office:value-type="string" calcext:value-type="string">
            <text:p>Matches my skills, personality &amp; physical abilities</text:p>
          </table:table-cell>
          <table:table-cell table:style-name="ce95" table:content-validation-name="val2" office:value-type="string" calcext:value-type="string">
            <text:p>Max</text:p>
          </table:table-cell>
          <table:table-cell table:style-name="ce47" table:content-validation-name="val4" office:value-type="string" calcext:value-type="string">
            <text:p>Physically safe</text:p>
          </table:table-cell>
          <table:table-cell table:style-name="ce47" table:content-validation-name="val4" office:value-type="string" calcext:value-type="string">
            <text:p>Fun, creative social environment</text:p>
          </table:table-cell>
          <table:table-cell table:style-name="ce168" table:content-validation-name="val5" office:value-type="float" office:value="5" calcext:value-type="float">
            <text:p>5</text:p>
          </table:table-cell>
          <table:table-cell table:style-name="ce653" office:value-type="string" calcext:value-type="string">
            <text:p>More solo technical work</text:p>
          </table:table-cell>
          <table:table-cell table:style-name="ce658" office:value-type="float" office:value="3" calcext:value-type="float">
            <text:p>3</text:p>
          </table:table-cell>
          <table:table-cell table:style-name="ce684" table:formula="of:=IF([.K12]=&quot;&quot;;&quot;&quot;;[.K12]*[.I12])" office:value-type="float" office:value="15" calcext:value-type="float">
            <text:p>15</text:p>
          </table:table-cell>
          <table:table-cell table:style-name="ce686" office:value-type="string" calcext:value-type="string">
            <text:p>Interactive, creative role</text:p>
          </table:table-cell>
          <table:table-cell table:style-name="ce690" office:value-type="float" office:value="7" calcext:value-type="float">
            <text:p>7</text:p>
          </table:table-cell>
          <table:table-cell table:style-name="ce698" table:formula="of:=IF([.N12]=&quot;&quot;;&quot;&quot;;[.N12]*[.I12])" office:value-type="float" office:value="35" calcext:value-type="float">
            <text:p>35</text:p>
          </table:table-cell>
          <table:table-cell table:style-name="ce700" office:value-type="string" calcext:value-type="string">
            <text:p>Patient interactions</text:p>
          </table:table-cell>
          <table:table-cell table:style-name="ce704" office:value-type="float" office:value="7" calcext:value-type="float">
            <text:p>7</text:p>
          </table:table-cell>
          <table:table-cell table:style-name="ce709" table:formula="of:=IF([.Q12]=&quot;&quot;;&quot;&quot;;[.Q12]*[.I12])" office:value-type="float" office:value="35" calcext:value-type="float">
            <text:p>35</text:p>
          </table:table-cell>
          <table:table-cell table:style-name="ce711"/>
          <table:table-cell table:style-name="ce715"/>
          <table:table-cell table:style-name="ce719" table:formula="of:=IF([.T12]=&quot;&quot;;&quot;&quot;;[.T12]*[.I12])">
            <text:p/>
          </table:table-cell>
          <table:table-cell table:style-name="ce721"/>
          <table:table-cell table:style-name="ce724"/>
          <table:table-cell table:style-name="ce719" table:formula="of:=IF([.W12]=&quot;&quot;;&quot;&quot;;[.W12]*[.I12])">
            <text:p/>
          </table:table-cell>
          <table:table-cell table:style-name="ce728"/>
          <table:table-cell table:style-name="ce733"/>
          <table:table-cell table:style-name="ce719" table:formula="of:=IF([.Z12]=&quot;&quot;;&quot;&quot;;[.Z12]*[.I12])">
            <text:p/>
          </table:table-cell>
          <table:table-cell table:style-name="ce655"/>
          <table:table-cell table:style-name="ce725" table:content-validation-name="val6"/>
          <table:table-cell table:style-name="ce719" table:formula="of:=IF([.AC12]=&quot;&quot;;&quot;&quot;;[.AC12]*[.I12])">
            <text:p/>
          </table:table-cell>
          <table:table-cell table:style-name="ce655"/>
          <table:table-cell table:style-name="ce725" table:content-validation-name="val6"/>
          <table:table-cell table:style-name="ce719" table:formula="of:=IF([.AF12]=&quot;&quot;;&quot;&quot;;[.AF12]*[.I12])">
            <text:p/>
          </table:table-cell>
          <table:table-cell table:style-name="ce655"/>
          <table:table-cell table:style-name="ce725" table:content-validation-name="val6"/>
          <table:table-cell table:style-name="ce747" table:formula="of:=IF([.AI12]=&quot;&quot;;&quot;&quot;;[.AI12]*[.I12])">
            <text:p/>
          </table:table-cell>
          <table:table-cell table:style-name="ce655"/>
          <table:table-cell table:style-name="ce725" table:content-validation-name="val6"/>
          <table:table-cell table:style-name="ce747" table:formula="of:=IF([.AL12]=&quot;&quot;;&quot;&quot;;[.AL12]*[.I12])">
            <text:p/>
          </table:table-cell>
          <table:table-cell table:style-name="ce182" table:number-columns-repeated="3"/>
          <table:table-cell table:number-columns-repeated="982"/>
        </table:table-row>
        <table:table-row table:style-name="ro19">
          <table:table-cell table:style-name="ce182" table:number-columns-repeated="2"/>
          <table:table-cell table:style-name="ce191" office:value-type="string" calcext:value-type="string">
            <text:p>Criteria 2</text:p>
          </table:table-cell>
          <table:table-cell table:style-name="ce43" office:value-type="string" calcext:value-type="string">
            <text:p>Income</text:p>
          </table:table-cell>
          <table:table-cell table:style-name="ce65" office:value-type="string" calcext:value-type="string">
            <text:p>High annual income/good benefits</text:p>
          </table:table-cell>
          <table:table-cell table:style-name="ce95" table:content-validation-name="val2" office:value-type="string" calcext:value-type="string">
            <text:p>Max</text:p>
          </table:table-cell>
          <table:table-cell table:style-name="ce47" table:content-validation-name="val4" office:value-type="string" calcext:value-type="string">
            <text:p>$50k by year 5</text:p>
          </table:table-cell>
          <table:table-cell table:style-name="ce47" table:content-validation-name="val4" office:value-type="string" calcext:value-type="string">
            <text:p>$100k + full benefits package</text:p>
          </table:table-cell>
          <table:table-cell table:style-name="ce168" table:content-validation-name="val5" office:value-type="float" office:value="5" calcext:value-type="float">
            <text:p>5</text:p>
          </table:table-cell>
          <table:table-cell table:style-name="ce654" office:value-type="string" calcext:value-type="string">
            <text:p>$80 k + Full benefits</text:p>
          </table:table-cell>
          <table:table-cell table:style-name="ce660" office:value-type="float" office:value="7" calcext:value-type="float">
            <text:p>7</text:p>
          </table:table-cell>
          <table:table-cell table:style-name="ce684" table:formula="of:=IF([.K13]=&quot;&quot;;&quot;&quot;;[.K13]*[.I13])" office:value-type="float" office:value="35" calcext:value-type="float">
            <text:p>35</text:p>
          </table:table-cell>
          <table:table-cell table:style-name="ce687" office:value-type="string" calcext:value-type="string">
            <text:p>$60K + some benefits</text:p>
          </table:table-cell>
          <table:table-cell table:style-name="ce690" office:value-type="float" office:value="3" calcext:value-type="float">
            <text:p>3</text:p>
          </table:table-cell>
          <table:table-cell table:style-name="ce698" table:formula="of:=IF([.N13]=&quot;&quot;;&quot;&quot;;[.N13]*[.I13])" office:value-type="float" office:value="15" calcext:value-type="float">
            <text:p>15</text:p>
          </table:table-cell>
          <table:table-cell table:style-name="ce701" office:value-type="string" calcext:value-type="string">
            <text:p>$90 k + full benefits</text:p>
          </table:table-cell>
          <table:table-cell table:style-name="ce705" office:value-type="float" office:value="8" calcext:value-type="float">
            <text:p>8</text:p>
          </table:table-cell>
          <table:table-cell table:style-name="ce709" table:formula="of:=IF([.Q13]=&quot;&quot;;&quot;&quot;;[.Q13]*[.I13])" office:value-type="float" office:value="40" calcext:value-type="float">
            <text:p>40</text:p>
          </table:table-cell>
          <table:table-cell table:style-name="ce712"/>
          <table:table-cell table:style-name="ce716"/>
          <table:table-cell table:style-name="ce719" table:formula="of:=IF([.T13]=&quot;&quot;;&quot;&quot;;[.T13]*[.I13])">
            <text:p/>
          </table:table-cell>
          <table:table-cell table:style-name="ce721"/>
          <table:table-cell table:style-name="ce724"/>
          <table:table-cell table:style-name="ce719" table:formula="of:=IF([.W13]=&quot;&quot;;&quot;&quot;;[.W13]*[.I13])">
            <text:p/>
          </table:table-cell>
          <table:table-cell table:style-name="ce729"/>
          <table:table-cell table:style-name="ce733"/>
          <table:table-cell table:style-name="ce719" table:formula="of:=IF([.Z13]=&quot;&quot;;&quot;&quot;;[.Z13]*[.I13])">
            <text:p/>
          </table:table-cell>
          <table:table-cell table:style-name="ce655"/>
          <table:table-cell table:style-name="ce725" table:content-validation-name="val6"/>
          <table:table-cell table:style-name="ce719" table:formula="of:=IF([.AC13]=&quot;&quot;;&quot;&quot;;[.AC13]*[.I13])">
            <text:p/>
          </table:table-cell>
          <table:table-cell table:style-name="ce655"/>
          <table:table-cell table:style-name="ce725" table:content-validation-name="val6"/>
          <table:table-cell table:style-name="ce719" table:formula="of:=IF([.AF13]=&quot;&quot;;&quot;&quot;;[.AF13]*[.I13])">
            <text:p/>
          </table:table-cell>
          <table:table-cell table:style-name="ce655"/>
          <table:table-cell table:style-name="ce725" table:content-validation-name="val6"/>
          <table:table-cell table:style-name="ce747" table:formula="of:=IF([.AI13]=&quot;&quot;;&quot;&quot;;[.AI13]*[.I13])">
            <text:p/>
          </table:table-cell>
          <table:table-cell table:style-name="ce655"/>
          <table:table-cell table:style-name="ce725" table:content-validation-name="val6"/>
          <table:table-cell table:style-name="ce747" table:formula="of:=IF([.AL13]=&quot;&quot;;&quot;&quot;;[.AL13]*[.I13])">
            <text:p/>
          </table:table-cell>
          <table:table-cell table:style-name="ce182" table:number-columns-repeated="3"/>
          <table:table-cell table:number-columns-repeated="982"/>
        </table:table-row>
        <table:table-row table:style-name="ro19">
          <table:table-cell table:style-name="ce182" table:number-columns-repeated="2"/>
          <table:table-cell table:style-name="ce191" office:value-type="string" calcext:value-type="string">
            <text:p>Criteria 3</text:p>
          </table:table-cell>
          <table:table-cell table:style-name="ce43" office:value-type="string" calcext:value-type="string">
            <text:p>Flexible schedule</text:p>
          </table:table-cell>
          <table:table-cell table:style-name="ce65" office:value-type="string" calcext:value-type="string">
            <text:p>Maximize personal control of my time</text:p>
          </table:table-cell>
          <table:table-cell table:style-name="ce95" table:content-validation-name="val2" office:value-type="string" calcext:value-type="string">
            <text:p>Min</text:p>
          </table:table-cell>
          <table:table-cell table:style-name="ce47" table:content-validation-name="val4" office:value-type="string" calcext:value-type="string">
            <text:p>&lt; 50 hours / week </text:p>
          </table:table-cell>
          <table:table-cell table:style-name="ce47" table:content-validation-name="val4" office:value-type="string" calcext:value-type="string">
            <text:p>&lt; 30 hours a week</text:p>
          </table:table-cell>
          <table:table-cell table:style-name="ce171" table:content-validation-name="val5" office:value-type="float" office:value="3" calcext:value-type="float">
            <text:p>3</text:p>
          </table:table-cell>
          <table:table-cell table:style-name="ce654" office:value-type="string" calcext:value-type="string">
            <text:p>Office or plant work; deadlines</text:p>
          </table:table-cell>
          <table:table-cell table:style-name="ce660" office:value-type="float" office:value="3" calcext:value-type="float">
            <text:p>3</text:p>
          </table:table-cell>
          <table:table-cell table:style-name="ce684" table:formula="of:=IF([.K14]=&quot;&quot;;&quot;&quot;;[.K14]*[.I14])" office:value-type="float" office:value="9" calcext:value-type="float">
            <text:p>9</text:p>
          </table:table-cell>
          <table:table-cell table:style-name="ce687" office:value-type="string" calcext:value-type="string">
            <text:p>Telework; Overtime pressure</text:p>
          </table:table-cell>
          <table:table-cell table:style-name="ce690" office:value-type="float" office:value="7" calcext:value-type="float">
            <text:p>7</text:p>
          </table:table-cell>
          <table:table-cell table:style-name="ce698" table:formula="of:=IF([.N14]=&quot;&quot;;&quot;&quot;;[.N14]*[.I14])" office:value-type="float" office:value="21" calcext:value-type="float">
            <text:p>21</text:p>
          </table:table-cell>
          <table:table-cell table:style-name="ce701" office:value-type="string" calcext:value-type="string">
            <text:p>Office hours</text:p>
          </table:table-cell>
          <table:table-cell table:style-name="ce705" office:value-type="float" office:value="7" calcext:value-type="float">
            <text:p>7</text:p>
          </table:table-cell>
          <table:table-cell table:style-name="ce709" table:formula="of:=IF([.Q14]=&quot;&quot;;&quot;&quot;;[.Q14]*[.I14])" office:value-type="float" office:value="21" calcext:value-type="float">
            <text:p>21</text:p>
          </table:table-cell>
          <table:table-cell table:style-name="ce712"/>
          <table:table-cell table:style-name="ce716"/>
          <table:table-cell table:style-name="ce719" table:formula="of:=IF([.T14]=&quot;&quot;;&quot;&quot;;[.T14]*[.I14])">
            <text:p/>
          </table:table-cell>
          <table:table-cell table:style-name="ce721"/>
          <table:table-cell table:style-name="ce724"/>
          <table:table-cell table:style-name="ce719" table:formula="of:=IF([.W14]=&quot;&quot;;&quot;&quot;;[.W14]*[.I14])">
            <text:p/>
          </table:table-cell>
          <table:table-cell table:style-name="ce729"/>
          <table:table-cell table:style-name="ce733"/>
          <table:table-cell table:style-name="ce719" table:formula="of:=IF([.Z14]=&quot;&quot;;&quot;&quot;;[.Z14]*[.I14])">
            <text:p/>
          </table:table-cell>
          <table:table-cell table:style-name="ce655"/>
          <table:table-cell table:style-name="ce725" table:content-validation-name="val6"/>
          <table:table-cell table:style-name="ce719" table:formula="of:=IF([.AC14]=&quot;&quot;;&quot;&quot;;[.AC14]*[.I14])">
            <text:p/>
          </table:table-cell>
          <table:table-cell table:style-name="ce655"/>
          <table:table-cell table:style-name="ce725" table:content-validation-name="val6"/>
          <table:table-cell table:style-name="ce719" table:formula="of:=IF([.AF14]=&quot;&quot;;&quot;&quot;;[.AF14]*[.I14])">
            <text:p/>
          </table:table-cell>
          <table:table-cell table:style-name="ce655"/>
          <table:table-cell table:style-name="ce725" table:content-validation-name="val6"/>
          <table:table-cell table:style-name="ce747" table:formula="of:=IF([.AI14]=&quot;&quot;;&quot;&quot;;[.AI14]*[.I14])">
            <text:p/>
          </table:table-cell>
          <table:table-cell table:style-name="ce655"/>
          <table:table-cell table:style-name="ce725" table:content-validation-name="val6"/>
          <table:table-cell table:style-name="ce747" table:formula="of:=IF([.AL14]=&quot;&quot;;&quot;&quot;;[.AL14]*[.I14])">
            <text:p/>
          </table:table-cell>
          <table:table-cell table:style-name="ce182" table:number-columns-repeated="3"/>
          <table:table-cell table:number-columns-repeated="982"/>
        </table:table-row>
        <table:table-row table:style-name="ro19">
          <table:table-cell table:style-name="ce182" table:number-columns-repeated="2"/>
          <table:table-cell table:style-name="ce191" office:value-type="string" calcext:value-type="string">
            <text:p>Criteria 4</text:p>
          </table:table-cell>
          <table:table-cell table:style-name="ce43" office:value-type="string" calcext:value-type="string">
            <text:p>Preparation time/cost</text:p>
          </table:table-cell>
          <table:table-cell table:style-name="ce65" office:value-type="string" calcext:value-type="string">
            <text:p>Minimize time/cost to prepare</text:p>
          </table:table-cell>
          <table:table-cell table:style-name="ce95" table:content-validation-name="val2" office:value-type="string" calcext:value-type="string">
            <text:p>Min</text:p>
          </table:table-cell>
          <table:table-cell table:style-name="ce47" table:content-validation-name="val4" office:value-type="string" calcext:value-type="string">
            <text:p>&lt; $150k / 5 years</text:p>
          </table:table-cell>
          <table:table-cell table:style-name="ce47" table:content-validation-name="val4" office:value-type="string" calcext:value-type="string">
            <text:p>&lt; $10 k / 1 year</text:p>
          </table:table-cell>
          <table:table-cell table:style-name="ce168" table:content-validation-name="val5" office:value-type="float" office:value="3" calcext:value-type="float">
            <text:p>3</text:p>
          </table:table-cell>
          <table:table-cell table:style-name="ce654" office:value-type="string" calcext:value-type="string">
            <text:p>4 year / $100 K</text:p>
          </table:table-cell>
          <table:table-cell table:style-name="ce660" office:value-type="float" office:value="7" calcext:value-type="float">
            <text:p>7</text:p>
          </table:table-cell>
          <table:table-cell table:style-name="ce684" table:formula="of:=IF([.K15]=&quot;&quot;;&quot;&quot;;[.K15]*[.I15])" office:value-type="float" office:value="21" calcext:value-type="float">
            <text:p>21</text:p>
          </table:table-cell>
          <table:table-cell table:style-name="ce687" office:value-type="string" calcext:value-type="string">
            <text:p>4 year / $100 K</text:p>
          </table:table-cell>
          <table:table-cell table:style-name="ce690" office:value-type="float" office:value="7" calcext:value-type="float">
            <text:p>7</text:p>
          </table:table-cell>
          <table:table-cell table:style-name="ce698" table:formula="of:=IF([.N15]=&quot;&quot;;&quot;&quot;;[.N15]*[.I15])" office:value-type="float" office:value="21" calcext:value-type="float">
            <text:p>21</text:p>
          </table:table-cell>
          <table:table-cell table:style-name="ce701" office:value-type="string" calcext:value-type="string">
            <text:p>7 years for PhD / $180k</text:p>
          </table:table-cell>
          <table:table-cell table:style-name="ce705" office:value-type="float" office:value="0" calcext:value-type="float">
            <text:p>0</text:p>
          </table:table-cell>
          <table:table-cell table:style-name="ce709" table:formula="of:=IF([.Q15]=&quot;&quot;;&quot;&quot;;[.Q15]*[.I15])" office:value-type="float" office:value="0" calcext:value-type="float">
            <text:p>0</text:p>
          </table:table-cell>
          <table:table-cell table:style-name="ce712"/>
          <table:table-cell table:style-name="ce716"/>
          <table:table-cell table:style-name="ce719" table:formula="of:=IF([.T15]=&quot;&quot;;&quot;&quot;;[.T15]*[.I15])">
            <text:p/>
          </table:table-cell>
          <table:table-cell table:style-name="ce721"/>
          <table:table-cell table:style-name="ce724"/>
          <table:table-cell table:style-name="ce719" table:formula="of:=IF([.W15]=&quot;&quot;;&quot;&quot;;[.W15]*[.I15])">
            <text:p/>
          </table:table-cell>
          <table:table-cell table:style-name="ce729"/>
          <table:table-cell table:style-name="ce733"/>
          <table:table-cell table:style-name="ce719" table:formula="of:=IF([.Z15]=&quot;&quot;;&quot;&quot;;[.Z15]*[.I15])">
            <text:p/>
          </table:table-cell>
          <table:table-cell table:style-name="ce655"/>
          <table:table-cell table:style-name="ce725" table:content-validation-name="val6"/>
          <table:table-cell table:style-name="ce719" table:formula="of:=IF([.AC15]=&quot;&quot;;&quot;&quot;;[.AC15]*[.I15])">
            <text:p/>
          </table:table-cell>
          <table:table-cell table:style-name="ce655"/>
          <table:table-cell table:style-name="ce725" table:content-validation-name="val6"/>
          <table:table-cell table:style-name="ce719" table:formula="of:=IF([.AF15]=&quot;&quot;;&quot;&quot;;[.AF15]*[.I15])">
            <text:p/>
          </table:table-cell>
          <table:table-cell table:style-name="ce655"/>
          <table:table-cell table:style-name="ce725" table:content-validation-name="val6"/>
          <table:table-cell table:style-name="ce747" table:formula="of:=IF([.AI15]=&quot;&quot;;&quot;&quot;;[.AI15]*[.I15])">
            <text:p/>
          </table:table-cell>
          <table:table-cell table:style-name="ce655"/>
          <table:table-cell table:style-name="ce725" table:content-validation-name="val6"/>
          <table:table-cell table:style-name="ce747" table:formula="of:=IF([.AL15]=&quot;&quot;;&quot;&quot;;[.AL15]*[.I15])">
            <text:p/>
          </table:table-cell>
          <table:table-cell table:style-name="ce182" table:number-columns-repeated="3"/>
          <table:table-cell table:number-columns-repeated="982"/>
        </table:table-row>
        <table:table-row table:style-name="ro19">
          <table:table-cell table:style-name="ce182" table:number-columns-repeated="2"/>
          <table:table-cell table:style-name="ce191" office:value-type="string" calcext:value-type="string">
            <text:p>Criteria 5</text:p>
          </table:table-cell>
          <table:table-cell table:style-name="ce43" office:value-type="string" calcext:value-type="string">
            <text:p>Satisfying</text:p>
          </table:table-cell>
          <table:table-cell table:style-name="ce66" office:value-type="string" calcext:value-type="string">
            <text:p>Accomplish something meaningful</text:p>
          </table:table-cell>
          <table:table-cell table:style-name="ce98" table:content-validation-name="val2" office:value-type="string" calcext:value-type="string">
            <text:p>Max</text:p>
          </table:table-cell>
          <table:table-cell table:style-name="ce46" table:content-validation-name="val4" office:value-type="string" calcext:value-type="string">
            <text:p>Doesn’t harm others</text:p>
          </table:table-cell>
          <table:table-cell table:style-name="ce46" table:content-validation-name="val4" office:value-type="string" calcext:value-type="string">
            <text:p>Big positive impact on others lives</text:p>
          </table:table-cell>
          <table:table-cell table:style-name="ce168" table:content-validation-name="val5" office:value-type="float" office:value="3" calcext:value-type="float">
            <text:p>3</text:p>
          </table:table-cell>
          <table:table-cell table:style-name="ce654" office:value-type="string" calcext:value-type="string">
            <text:p>Lower cost of products; replace workers</text:p>
          </table:table-cell>
          <table:table-cell table:style-name="ce660" office:value-type="float" office:value="3" calcext:value-type="float">
            <text:p>3</text:p>
          </table:table-cell>
          <table:table-cell table:style-name="ce684" table:formula="of:=IF([.K16]=&quot;&quot;;&quot;&quot;;[.K16]*[.I16])" office:value-type="float" office:value="9" calcext:value-type="float">
            <text:p>9</text:p>
          </table:table-cell>
          <table:table-cell table:style-name="ce687" office:value-type="string" calcext:value-type="string">
            <text:p>Improve user experience</text:p>
          </table:table-cell>
          <table:table-cell table:style-name="ce690" office:value-type="float" office:value="7" calcext:value-type="float">
            <text:p>7</text:p>
          </table:table-cell>
          <table:table-cell table:style-name="ce698" table:formula="of:=IF([.N16]=&quot;&quot;;&quot;&quot;;[.N16]*[.I16])" office:value-type="float" office:value="21" calcext:value-type="float">
            <text:p>21</text:p>
          </table:table-cell>
          <table:table-cell table:style-name="ce701" office:value-type="string" calcext:value-type="string">
            <text:p>Directly helps individuals</text:p>
          </table:table-cell>
          <table:table-cell table:style-name="ce705" office:value-type="float" office:value="8" calcext:value-type="float">
            <text:p>8</text:p>
          </table:table-cell>
          <table:table-cell table:style-name="ce709" table:formula="of:=IF([.Q16]=&quot;&quot;;&quot;&quot;;[.Q16]*[.I16])" office:value-type="float" office:value="24" calcext:value-type="float">
            <text:p>24</text:p>
          </table:table-cell>
          <table:table-cell table:style-name="ce712"/>
          <table:table-cell table:style-name="ce716"/>
          <table:table-cell table:style-name="ce719" table:formula="of:=IF([.T16]=&quot;&quot;;&quot;&quot;;[.T16]*[.I16])">
            <text:p/>
          </table:table-cell>
          <table:table-cell table:style-name="ce721"/>
          <table:table-cell table:style-name="ce724"/>
          <table:table-cell table:style-name="ce719" table:formula="of:=IF([.W16]=&quot;&quot;;&quot;&quot;;[.W16]*[.I16])">
            <text:p/>
          </table:table-cell>
          <table:table-cell table:style-name="ce730"/>
          <table:table-cell table:style-name="ce733"/>
          <table:table-cell table:style-name="ce719" table:formula="of:=IF([.Z16]=&quot;&quot;;&quot;&quot;;[.Z16]*[.I16])">
            <text:p/>
          </table:table-cell>
          <table:table-cell table:style-name="ce655"/>
          <table:table-cell table:style-name="ce725" table:content-validation-name="val6"/>
          <table:table-cell table:style-name="ce719" table:formula="of:=IF([.AC16]=&quot;&quot;;&quot;&quot;;[.AC16]*[.I16])">
            <text:p/>
          </table:table-cell>
          <table:table-cell table:style-name="ce655"/>
          <table:table-cell table:style-name="ce725" table:content-validation-name="val6"/>
          <table:table-cell table:style-name="ce719" table:formula="of:=IF([.AF16]=&quot;&quot;;&quot;&quot;;[.AF16]*[.I16])">
            <text:p/>
          </table:table-cell>
          <table:table-cell table:style-name="ce655"/>
          <table:table-cell table:style-name="ce725" table:content-validation-name="val6"/>
          <table:table-cell table:style-name="ce747" table:formula="of:=IF([.AI16]=&quot;&quot;;&quot;&quot;;[.AI16]*[.I16])">
            <text:p/>
          </table:table-cell>
          <table:table-cell table:style-name="ce655"/>
          <table:table-cell table:style-name="ce725" table:content-validation-name="val6"/>
          <table:table-cell table:style-name="ce747" table:formula="of:=IF([.AL16]=&quot;&quot;;&quot;&quot;;[.AL16]*[.I16])">
            <text:p/>
          </table:table-cell>
          <table:table-cell table:style-name="ce182" table:number-columns-repeated="3"/>
          <table:table-cell table:number-columns-repeated="982"/>
        </table:table-row>
        <table:table-row table:style-name="ro19">
          <table:table-cell table:style-name="ce182" table:number-columns-repeated="2"/>
          <table:table-cell table:style-name="ce191" office:value-type="string" calcext:value-type="string">
            <text:p>Criteria 6</text:p>
          </table:table-cell>
          <table:table-cell table:style-name="ce43" office:value-type="string" calcext:value-type="string">
            <text:p>Stability</text:p>
          </table:table-cell>
          <table:table-cell table:style-name="ce65" office:value-type="string" calcext:value-type="string">
            <text:p>Stable in the face of economic cycles &amp; trends</text:p>
          </table:table-cell>
          <table:table-cell table:style-name="ce95" table:content-validation-name="val2" office:value-type="string" calcext:value-type="string">
            <text:p>Max</text:p>
          </table:table-cell>
          <table:table-cell table:style-name="ce47" table:content-validation-name="val4" office:value-type="string" calcext:value-type="string">
            <text:p>Not obsolete in 10 years</text:p>
          </table:table-cell>
          <table:table-cell table:style-name="ce47" table:content-validation-name="val4" office:value-type="string" calcext:value-type="string">
            <text:p>Good for next 50 years</text:p>
          </table:table-cell>
          <table:table-cell table:style-name="ce171" table:content-validation-name="val5" office:value-type="float" office:value="3" calcext:value-type="float">
            <text:p>3</text:p>
          </table:table-cell>
          <table:table-cell table:style-name="ce654" office:value-type="string" calcext:value-type="string">
            <text:p>Leading edge of change</text:p>
          </table:table-cell>
          <table:table-cell table:style-name="ce660" office:value-type="float" office:value="9" calcext:value-type="float">
            <text:p>9</text:p>
          </table:table-cell>
          <table:table-cell table:style-name="ce684" table:formula="of:=IF([.K17]=&quot;&quot;;&quot;&quot;;[.K17]*[.I17])" office:value-type="float" office:value="27" calcext:value-type="float">
            <text:p>27</text:p>
          </table:table-cell>
          <table:table-cell table:style-name="ce687" office:value-type="string" calcext:value-type="string">
            <text:p>Offshore outsource risks in 10-20 years</text:p>
          </table:table-cell>
          <table:table-cell table:style-name="ce690" office:value-type="float" office:value="7" calcext:value-type="float">
            <text:p>7</text:p>
          </table:table-cell>
          <table:table-cell table:style-name="ce698" table:formula="of:=IF([.N17]=&quot;&quot;;&quot;&quot;;[.N17]*[.I17])" office:value-type="float" office:value="21" calcext:value-type="float">
            <text:p>21</text:p>
          </table:table-cell>
          <table:table-cell table:style-name="ce701" office:value-type="string" calcext:value-type="string">
            <text:p>Automation w/personal interaction 20+ yrs away</text:p>
          </table:table-cell>
          <table:table-cell table:style-name="ce705" office:value-type="float" office:value="8" calcext:value-type="float">
            <text:p>8</text:p>
          </table:table-cell>
          <table:table-cell table:style-name="ce709" table:formula="of:=IF([.Q17]=&quot;&quot;;&quot;&quot;;[.Q17]*[.I17])" office:value-type="float" office:value="24" calcext:value-type="float">
            <text:p>24</text:p>
          </table:table-cell>
          <table:table-cell table:style-name="ce712"/>
          <table:table-cell table:style-name="ce716"/>
          <table:table-cell table:style-name="ce719" table:formula="of:=IF([.T17]=&quot;&quot;;&quot;&quot;;[.T17]*[.I17])">
            <text:p/>
          </table:table-cell>
          <table:table-cell table:style-name="ce721"/>
          <table:table-cell table:style-name="ce724"/>
          <table:table-cell table:style-name="ce719" table:formula="of:=IF([.W17]=&quot;&quot;;&quot;&quot;;[.W17]*[.I17])">
            <text:p/>
          </table:table-cell>
          <table:table-cell table:style-name="ce729"/>
          <table:table-cell table:style-name="ce733"/>
          <table:table-cell table:style-name="ce719" table:formula="of:=IF([.Z17]=&quot;&quot;;&quot;&quot;;[.Z17]*[.I17])">
            <text:p/>
          </table:table-cell>
          <table:table-cell table:style-name="ce655"/>
          <table:table-cell table:style-name="ce725" table:content-validation-name="val6"/>
          <table:table-cell table:style-name="ce719" table:formula="of:=IF([.AC17]=&quot;&quot;;&quot;&quot;;[.AC17]*[.I17])">
            <text:p/>
          </table:table-cell>
          <table:table-cell table:style-name="ce655"/>
          <table:table-cell table:style-name="ce725" table:content-validation-name="val6"/>
          <table:table-cell table:style-name="ce719" table:formula="of:=IF([.AF17]=&quot;&quot;;&quot;&quot;;[.AF17]*[.I17])">
            <text:p/>
          </table:table-cell>
          <table:table-cell table:style-name="ce655"/>
          <table:table-cell table:style-name="ce725" table:content-validation-name="val6"/>
          <table:table-cell table:style-name="ce747" table:formula="of:=IF([.AI17]=&quot;&quot;;&quot;&quot;;[.AI17]*[.I17])">
            <text:p/>
          </table:table-cell>
          <table:table-cell table:style-name="ce655"/>
          <table:table-cell table:style-name="ce725" table:content-validation-name="val6"/>
          <table:table-cell table:style-name="ce747" table:formula="of:=IF([.AL17]=&quot;&quot;;&quot;&quot;;[.AL17]*[.I17])">
            <text:p/>
          </table:table-cell>
          <table:table-cell table:style-name="ce182" table:number-columns-repeated="3"/>
          <table:table-cell table:number-columns-repeated="153"/>
          <table:table-cell table:style-name="ce613" table:number-columns-repeated="138"/>
          <table:table-cell table:number-columns-repeated="5"/>
          <table:table-cell table:style-name="ce613" table:number-columns-repeated="685"/>
          <table:table-cell/>
        </table:table-row>
        <table:table-row table:style-name="ro19">
          <table:table-cell table:style-name="ce182" table:number-columns-repeated="2"/>
          <table:table-cell table:style-name="ce191" office:value-type="string" calcext:value-type="string">
            <text:p>Criteria 7</text:p>
          </table:table-cell>
          <table:table-cell table:style-name="ce43" office:value-type="string" calcext:value-type="string">
            <text:p>Personal Growth</text:p>
          </table:table-cell>
          <table:table-cell table:style-name="ce65" office:value-type="string" calcext:value-type="string">
            <text:p>Stretches me; new responsibility</text:p>
          </table:table-cell>
          <table:table-cell table:style-name="ce95" table:content-validation-name="val2" office:value-type="string" calcext:value-type="string">
            <text:p>Max</text:p>
          </table:table-cell>
          <table:table-cell table:style-name="ce47" table:content-validation-name="val4" office:value-type="string" calcext:value-type="string">
            <text:p>Not routine, dead-end work</text:p>
          </table:table-cell>
          <table:table-cell table:style-name="ce47" table:content-validation-name="val4" office:value-type="string" calcext:value-type="string">
            <text:p>Path to own business</text:p>
          </table:table-cell>
          <table:table-cell table:style-name="ce168" table:content-validation-name="val5" office:value-type="float" office:value="1" calcext:value-type="float">
            <text:p>1</text:p>
          </table:table-cell>
          <table:table-cell table:style-name="ce654" office:value-type="string" calcext:value-type="string">
            <text:p>Technical challenge to stay current</text:p>
          </table:table-cell>
          <table:table-cell table:style-name="ce660" office:value-type="float" office:value="7" calcext:value-type="float">
            <text:p>7</text:p>
          </table:table-cell>
          <table:table-cell table:style-name="ce684" table:formula="of:=IF([.K18]=&quot;&quot;;&quot;&quot;;[.K18]*[.I18])" office:value-type="float" office:value="7" calcext:value-type="float">
            <text:p>7</text:p>
          </table:table-cell>
          <table:table-cell table:style-name="ce687" office:value-type="string" calcext:value-type="string">
            <text:p>Best chance to freelance</text:p>
          </table:table-cell>
          <table:table-cell table:style-name="ce690" office:value-type="float" office:value="9" calcext:value-type="float">
            <text:p>9</text:p>
          </table:table-cell>
          <table:table-cell table:style-name="ce698" table:formula="of:=IF([.N18]=&quot;&quot;;&quot;&quot;;[.N18]*[.I18])" office:value-type="float" office:value="9" calcext:value-type="float">
            <text:p>9</text:p>
          </table:table-cell>
          <table:table-cell table:style-name="ce701" office:value-type="string" calcext:value-type="string">
            <text:p>Individualization, could open my own office</text:p>
          </table:table-cell>
          <table:table-cell table:style-name="ce705" office:value-type="float" office:value="8" calcext:value-type="float">
            <text:p>8</text:p>
          </table:table-cell>
          <table:table-cell table:style-name="ce709" table:formula="of:=IF([.Q18]=&quot;&quot;;&quot;&quot;;[.Q18]*[.I18])" office:value-type="float" office:value="8" calcext:value-type="float">
            <text:p>8</text:p>
          </table:table-cell>
          <table:table-cell table:style-name="ce712"/>
          <table:table-cell table:style-name="ce716"/>
          <table:table-cell table:style-name="ce719" table:formula="of:=IF([.T18]=&quot;&quot;;&quot;&quot;;[.T18]*[.I18])">
            <text:p/>
          </table:table-cell>
          <table:table-cell table:style-name="ce721"/>
          <table:table-cell table:style-name="ce724"/>
          <table:table-cell table:style-name="ce719" table:formula="of:=IF([.W18]=&quot;&quot;;&quot;&quot;;[.W18]*[.I18])">
            <text:p/>
          </table:table-cell>
          <table:table-cell table:style-name="ce729"/>
          <table:table-cell table:style-name="ce733"/>
          <table:table-cell table:style-name="ce719" table:formula="of:=IF([.Z18]=&quot;&quot;;&quot;&quot;;[.Z18]*[.I18])">
            <text:p/>
          </table:table-cell>
          <table:table-cell table:style-name="ce655"/>
          <table:table-cell table:style-name="ce725" table:content-validation-name="val6"/>
          <table:table-cell table:style-name="ce719" table:formula="of:=IF([.AC18]=&quot;&quot;;&quot;&quot;;[.AC18]*[.I18])">
            <text:p/>
          </table:table-cell>
          <table:table-cell table:style-name="ce655"/>
          <table:table-cell table:style-name="ce725" table:content-validation-name="val6"/>
          <table:table-cell table:style-name="ce719" table:formula="of:=IF([.AF18]=&quot;&quot;;&quot;&quot;;[.AF18]*[.I18])">
            <text:p/>
          </table:table-cell>
          <table:table-cell table:style-name="ce655"/>
          <table:table-cell table:style-name="ce725" table:content-validation-name="val6"/>
          <table:table-cell table:style-name="ce747" table:formula="of:=IF([.AI18]=&quot;&quot;;&quot;&quot;;[.AI18]*[.I18])">
            <text:p/>
          </table:table-cell>
          <table:table-cell table:style-name="ce655"/>
          <table:table-cell table:style-name="ce725" table:content-validation-name="val6"/>
          <table:table-cell table:style-name="ce747" table:formula="of:=IF([.AL18]=&quot;&quot;;&quot;&quot;;[.AL18]*[.I18])">
            <text:p/>
          </table:table-cell>
          <table:table-cell table:style-name="ce182" table:number-columns-repeated="3"/>
          <table:table-cell table:number-columns-repeated="153"/>
          <table:table-cell table:style-name="ce613" table:number-columns-repeated="138"/>
          <table:table-cell table:number-columns-repeated="5"/>
          <table:table-cell table:style-name="ce613" table:number-columns-repeated="685"/>
          <table:table-cell/>
        </table:table-row>
        <table:table-row table:style-name="ro19">
          <table:table-cell table:style-name="ce182" table:number-columns-repeated="2"/>
          <table:table-cell table:style-name="ce191" office:value-type="string" calcext:value-type="string">
            <text:p>Criteria 8</text:p>
          </table:table-cell>
          <table:table-cell table:style-name="ce43"/>
          <table:table-cell table:style-name="ce66"/>
          <table:table-cell table:style-name="ce98" table:content-validation-name="val2"/>
          <table:table-cell table:style-name="ce46" table:content-validation-name="val4" table:number-columns-repeated="2"/>
          <table:table-cell table:style-name="ce168" table:content-validation-name="val5"/>
          <table:table-cell table:style-name="ce654"/>
          <table:table-cell table:style-name="ce660"/>
          <table:table-cell table:style-name="ce684" table:formula="of:=IF([.K19]=&quot;&quot;;&quot;&quot;;[.K19]*[.I19])">
            <text:p/>
          </table:table-cell>
          <table:table-cell table:style-name="ce687"/>
          <table:table-cell table:style-name="ce690"/>
          <table:table-cell table:style-name="ce698" table:formula="of:=IF([.N19]=&quot;&quot;;&quot;&quot;;[.N19]*[.I19])">
            <text:p/>
          </table:table-cell>
          <table:table-cell table:style-name="ce701"/>
          <table:table-cell table:style-name="ce705"/>
          <table:table-cell table:style-name="ce709" table:formula="of:=IF([.Q19]=&quot;&quot;;&quot;&quot;;[.Q19]*[.I19])">
            <text:p/>
          </table:table-cell>
          <table:table-cell table:style-name="ce712"/>
          <table:table-cell table:style-name="ce716"/>
          <table:table-cell table:style-name="ce719" table:formula="of:=IF([.T19]=&quot;&quot;;&quot;&quot;;[.T19]*[.I19])">
            <text:p/>
          </table:table-cell>
          <table:table-cell table:style-name="ce721"/>
          <table:table-cell table:style-name="ce724"/>
          <table:table-cell table:style-name="ce719" table:formula="of:=IF([.W19]=&quot;&quot;;&quot;&quot;;[.W19]*[.I19])">
            <text:p/>
          </table:table-cell>
          <table:table-cell table:style-name="ce730"/>
          <table:table-cell table:style-name="ce733"/>
          <table:table-cell table:style-name="ce719" table:formula="of:=IF([.Z19]=&quot;&quot;;&quot;&quot;;[.Z19]*[.I19])">
            <text:p/>
          </table:table-cell>
          <table:table-cell table:style-name="ce655"/>
          <table:table-cell table:style-name="ce725" table:content-validation-name="val6"/>
          <table:table-cell table:style-name="ce719" table:formula="of:=IF([.AC19]=&quot;&quot;;&quot;&quot;;[.AC19]*[.I19])">
            <text:p/>
          </table:table-cell>
          <table:table-cell table:style-name="ce655"/>
          <table:table-cell table:style-name="ce725" table:content-validation-name="val6"/>
          <table:table-cell table:style-name="ce719" table:formula="of:=IF([.AF19]=&quot;&quot;;&quot;&quot;;[.AF19]*[.I19])">
            <text:p/>
          </table:table-cell>
          <table:table-cell table:style-name="ce655"/>
          <table:table-cell table:style-name="ce725" table:content-validation-name="val6"/>
          <table:table-cell table:style-name="ce747" table:formula="of:=IF([.AI19]=&quot;&quot;;&quot;&quot;;[.AI19]*[.I19])">
            <text:p/>
          </table:table-cell>
          <table:table-cell table:style-name="ce655"/>
          <table:table-cell table:style-name="ce725" table:content-validation-name="val6"/>
          <table:table-cell table:style-name="ce747" table:formula="of:=IF([.AL19]=&quot;&quot;;&quot;&quot;;[.AL19]*[.I19])">
            <text:p/>
          </table:table-cell>
          <table:table-cell table:style-name="ce182" table:number-columns-repeated="3"/>
          <table:table-cell table:number-columns-repeated="153"/>
          <table:table-cell table:style-name="ce613" table:number-columns-repeated="138"/>
          <table:table-cell table:number-columns-repeated="5"/>
          <table:table-cell table:style-name="ce613" table:number-columns-repeated="685"/>
          <table:table-cell/>
        </table:table-row>
        <table:table-row table:style-name="ro19">
          <table:table-cell table:style-name="ce182" table:number-columns-repeated="2"/>
          <table:table-cell table:style-name="ce191" office:value-type="string" calcext:value-type="string">
            <text:p>Criteria 9</text:p>
          </table:table-cell>
          <table:table-cell table:style-name="ce43"/>
          <table:table-cell table:style-name="ce65"/>
          <table:table-cell table:style-name="ce95" table:content-validation-name="val2"/>
          <table:table-cell table:style-name="ce47" table:content-validation-name="val4" table:number-columns-repeated="2"/>
          <table:table-cell table:style-name="ce168" table:content-validation-name="val5"/>
          <table:table-cell table:style-name="ce654"/>
          <table:table-cell table:style-name="ce660"/>
          <table:table-cell table:style-name="ce684" table:formula="of:=IF([.K20]=&quot;&quot;;&quot;&quot;;[.K20]*[.I20])">
            <text:p/>
          </table:table-cell>
          <table:table-cell table:style-name="ce687"/>
          <table:table-cell table:style-name="ce690"/>
          <table:table-cell table:style-name="ce698" table:formula="of:=IF([.N20]=&quot;&quot;;&quot;&quot;;[.N20]*[.I20])">
            <text:p/>
          </table:table-cell>
          <table:table-cell table:style-name="ce701"/>
          <table:table-cell table:style-name="ce705"/>
          <table:table-cell table:style-name="ce709" table:formula="of:=IF([.Q20]=&quot;&quot;;&quot;&quot;;[.Q20]*[.I20])">
            <text:p/>
          </table:table-cell>
          <table:table-cell table:style-name="ce712"/>
          <table:table-cell table:style-name="ce716"/>
          <table:table-cell table:style-name="ce719" table:formula="of:=IF([.T20]=&quot;&quot;;&quot;&quot;;[.T20]*[.I20])">
            <text:p/>
          </table:table-cell>
          <table:table-cell table:style-name="ce721"/>
          <table:table-cell table:style-name="ce724"/>
          <table:table-cell table:style-name="ce719" table:formula="of:=IF([.W20]=&quot;&quot;;&quot;&quot;;[.W20]*[.I20])">
            <text:p/>
          </table:table-cell>
          <table:table-cell table:style-name="ce729"/>
          <table:table-cell table:style-name="ce733"/>
          <table:table-cell table:style-name="ce719" table:formula="of:=IF([.Z20]=&quot;&quot;;&quot;&quot;;[.Z20]*[.I20])">
            <text:p/>
          </table:table-cell>
          <table:table-cell table:style-name="ce655"/>
          <table:table-cell table:style-name="ce725" table:content-validation-name="val6"/>
          <table:table-cell table:style-name="ce719" table:formula="of:=IF([.AC20]=&quot;&quot;;&quot;&quot;;[.AC20]*[.I20])">
            <text:p/>
          </table:table-cell>
          <table:table-cell table:style-name="ce655"/>
          <table:table-cell table:style-name="ce725" table:content-validation-name="val6"/>
          <table:table-cell table:style-name="ce719" table:formula="of:=IF([.AF20]=&quot;&quot;;&quot;&quot;;[.AF20]*[.I20])">
            <text:p/>
          </table:table-cell>
          <table:table-cell table:style-name="ce655"/>
          <table:table-cell table:style-name="ce725" table:content-validation-name="val6"/>
          <table:table-cell table:style-name="ce747" table:formula="of:=IF([.AI20]=&quot;&quot;;&quot;&quot;;[.AI20]*[.I20])">
            <text:p/>
          </table:table-cell>
          <table:table-cell table:style-name="ce655"/>
          <table:table-cell table:style-name="ce725" table:content-validation-name="val6"/>
          <table:table-cell table:style-name="ce747" table:formula="of:=IF([.AL20]=&quot;&quot;;&quot;&quot;;[.AL20]*[.I20])">
            <text:p/>
          </table:table-cell>
          <table:table-cell table:style-name="ce182" table:number-columns-repeated="3"/>
          <table:table-cell table:number-columns-repeated="153"/>
          <table:table-cell table:style-name="ce613" table:number-columns-repeated="138"/>
          <table:table-cell table:number-columns-repeated="5"/>
          <table:table-cell table:style-name="ce613" table:number-columns-repeated="685"/>
          <table:table-cell/>
        </table:table-row>
        <table:table-row table:style-name="ro19">
          <table:table-cell table:style-name="ce182" table:number-columns-repeated="2"/>
          <table:table-cell table:style-name="ce191" office:value-type="string" calcext:value-type="string">
            <text:p>Criteria 10</text:p>
          </table:table-cell>
          <table:table-cell table:style-name="ce61"/>
          <table:table-cell table:style-name="ce70"/>
          <table:table-cell table:style-name="ce99" table:content-validation-name="val3"/>
          <table:table-cell table:style-name="ce127" table:content-validation-name="val4" table:number-columns-repeated="2"/>
          <table:table-cell table:style-name="ce168" table:content-validation-name="val5"/>
          <table:table-cell table:style-name="ce655"/>
          <table:table-cell table:style-name="ce661" table:content-validation-name="val6"/>
          <table:table-cell table:style-name="ce684" table:formula="of:=IF([.K21]=&quot;&quot;;&quot;&quot;;[.K21]*[.I21])">
            <text:p/>
          </table:table-cell>
          <table:table-cell table:style-name="ce655"/>
          <table:table-cell table:style-name="ce691" table:content-validation-name="val6"/>
          <table:table-cell table:style-name="ce698" table:formula="of:=IF([.N21]=&quot;&quot;;&quot;&quot;;[.N21]*[.I21])">
            <text:p/>
          </table:table-cell>
          <table:table-cell table:style-name="ce655"/>
          <table:table-cell table:style-name="ce706" table:content-validation-name="val6"/>
          <table:table-cell table:style-name="ce709" table:formula="of:=IF([.Q21]=&quot;&quot;;&quot;&quot;;[.Q21]*[.I21])">
            <text:p/>
          </table:table-cell>
          <table:table-cell table:style-name="ce655"/>
          <table:table-cell table:style-name="ce717" table:content-validation-name="val6"/>
          <table:table-cell table:style-name="ce719" table:formula="of:=IF([.T21]=&quot;&quot;;&quot;&quot;;[.T21]*[.I21])">
            <text:p/>
          </table:table-cell>
          <table:table-cell table:style-name="ce655"/>
          <table:table-cell table:style-name="ce725" table:content-validation-name="val6"/>
          <table:table-cell table:style-name="ce719" table:formula="of:=IF([.W21]=&quot;&quot;;&quot;&quot;;[.W21]*[.I21])">
            <text:p/>
          </table:table-cell>
          <table:table-cell table:style-name="ce655"/>
          <table:table-cell table:style-name="ce725" table:content-validation-name="val6"/>
          <table:table-cell table:style-name="ce719" table:formula="of:=IF([.Z21]=&quot;&quot;;&quot;&quot;;[.Z21]*[.I21])">
            <text:p/>
          </table:table-cell>
          <table:table-cell table:style-name="ce655"/>
          <table:table-cell table:style-name="ce725" table:content-validation-name="val6"/>
          <table:table-cell table:style-name="ce719" table:formula="of:=IF([.AC21]=&quot;&quot;;&quot;&quot;;[.AC21]*[.I21])">
            <text:p/>
          </table:table-cell>
          <table:table-cell table:style-name="ce655"/>
          <table:table-cell table:style-name="ce725" table:content-validation-name="val6"/>
          <table:table-cell table:style-name="ce719" table:formula="of:=IF([.AF21]=&quot;&quot;;&quot;&quot;;[.AF21]*[.I21])">
            <text:p/>
          </table:table-cell>
          <table:table-cell table:style-name="ce655"/>
          <table:table-cell table:style-name="ce725" table:content-validation-name="val6"/>
          <table:table-cell table:style-name="ce747" table:formula="of:=IF([.AI21]=&quot;&quot;;&quot;&quot;;[.AI21]*[.I21])">
            <text:p/>
          </table:table-cell>
          <table:table-cell table:style-name="ce655"/>
          <table:table-cell table:style-name="ce725" table:content-validation-name="val6"/>
          <table:table-cell table:style-name="ce747" table:formula="of:=IF([.AL21]=&quot;&quot;;&quot;&quot;;[.AL21]*[.I21])">
            <text:p/>
          </table:table-cell>
          <table:table-cell table:style-name="ce182" table:number-columns-repeated="3"/>
          <table:table-cell table:number-columns-repeated="153"/>
          <table:table-cell table:style-name="ce613" table:number-columns-repeated="138"/>
          <table:table-cell table:number-columns-repeated="5"/>
          <table:table-cell table:style-name="ce613" table:number-columns-repeated="685"/>
          <table:table-cell/>
        </table:table-row>
        <table:table-row table:style-name="ro19">
          <table:table-cell table:style-name="ce182" table:number-columns-repeated="2"/>
          <table:table-cell table:style-name="ce191" office:value-type="string" calcext:value-type="string">
            <text:p>Criteria 11</text:p>
          </table:table-cell>
          <table:table-cell table:style-name="ce61"/>
          <table:table-cell table:style-name="ce70"/>
          <table:table-cell table:style-name="ce99" table:content-validation-name="val3"/>
          <table:table-cell table:style-name="ce127" table:content-validation-name="val4" table:number-columns-repeated="2"/>
          <table:table-cell table:style-name="ce168" table:content-validation-name="val5"/>
          <table:table-cell table:style-name="ce655"/>
          <table:table-cell table:style-name="ce661" table:content-validation-name="val6"/>
          <table:table-cell table:style-name="ce684" table:formula="of:=IF([.K22]=&quot;&quot;;&quot;&quot;;[.K22]*[.I22])">
            <text:p/>
          </table:table-cell>
          <table:table-cell table:style-name="ce655"/>
          <table:table-cell table:style-name="ce691" table:content-validation-name="val6"/>
          <table:table-cell table:style-name="ce698" table:formula="of:=IF([.N22]=&quot;&quot;;&quot;&quot;;[.N22]*[.I22])">
            <text:p/>
          </table:table-cell>
          <table:table-cell table:style-name="ce655"/>
          <table:table-cell table:style-name="ce706" table:content-validation-name="val6"/>
          <table:table-cell table:style-name="ce709" table:formula="of:=IF([.Q22]=&quot;&quot;;&quot;&quot;;[.Q22]*[.I22])">
            <text:p/>
          </table:table-cell>
          <table:table-cell table:style-name="ce655"/>
          <table:table-cell table:style-name="ce717" table:content-validation-name="val6"/>
          <table:table-cell table:style-name="ce719" table:formula="of:=IF([.T22]=&quot;&quot;;&quot;&quot;;[.T22]*[.I22])">
            <text:p/>
          </table:table-cell>
          <table:table-cell table:style-name="ce655"/>
          <table:table-cell table:style-name="ce725" table:content-validation-name="val6"/>
          <table:table-cell table:style-name="ce719" table:formula="of:=IF([.W22]=&quot;&quot;;&quot;&quot;;[.W22]*[.I22])">
            <text:p/>
          </table:table-cell>
          <table:table-cell table:style-name="ce655"/>
          <table:table-cell table:style-name="ce725" table:content-validation-name="val6"/>
          <table:table-cell table:style-name="ce719" table:formula="of:=IF([.Z22]=&quot;&quot;;&quot;&quot;;[.Z22]*[.I22])">
            <text:p/>
          </table:table-cell>
          <table:table-cell table:style-name="ce655"/>
          <table:table-cell table:style-name="ce725" table:content-validation-name="val6"/>
          <table:table-cell table:style-name="ce719" table:formula="of:=IF([.AC22]=&quot;&quot;;&quot;&quot;;[.AC22]*[.I22])">
            <text:p/>
          </table:table-cell>
          <table:table-cell table:style-name="ce655"/>
          <table:table-cell table:style-name="ce725" table:content-validation-name="val6"/>
          <table:table-cell table:style-name="ce719" table:formula="of:=IF([.AF22]=&quot;&quot;;&quot;&quot;;[.AF22]*[.I22])">
            <text:p/>
          </table:table-cell>
          <table:table-cell table:style-name="ce655"/>
          <table:table-cell table:style-name="ce725" table:content-validation-name="val6"/>
          <table:table-cell table:style-name="ce747" table:formula="of:=IF([.AI22]=&quot;&quot;;&quot;&quot;;[.AI22]*[.I22])">
            <text:p/>
          </table:table-cell>
          <table:table-cell table:style-name="ce655"/>
          <table:table-cell table:style-name="ce725" table:content-validation-name="val6"/>
          <table:table-cell table:style-name="ce747" table:formula="of:=IF([.AL22]=&quot;&quot;;&quot;&quot;;[.AL22]*[.I22])">
            <text:p/>
          </table:table-cell>
          <table:table-cell table:style-name="ce182" table:number-columns-repeated="3"/>
          <table:table-cell table:number-columns-repeated="153"/>
          <table:table-cell table:style-name="ce613" table:number-columns-repeated="138"/>
          <table:table-cell table:number-columns-repeated="5"/>
          <table:table-cell table:style-name="ce613" table:number-columns-repeated="685"/>
          <table:table-cell/>
        </table:table-row>
        <table:table-row table:style-name="ro19">
          <table:table-cell table:style-name="ce182" table:number-columns-repeated="2"/>
          <table:table-cell table:style-name="ce191" office:value-type="string" calcext:value-type="string">
            <text:p>Criteria 12</text:p>
          </table:table-cell>
          <table:table-cell table:style-name="ce61"/>
          <table:table-cell table:style-name="ce70"/>
          <table:table-cell table:style-name="ce99" table:content-validation-name="val3"/>
          <table:table-cell table:style-name="ce127" table:content-validation-name="val4" table:number-columns-repeated="2"/>
          <table:table-cell table:style-name="ce168" table:content-validation-name="val5"/>
          <table:table-cell table:style-name="ce655"/>
          <table:table-cell table:style-name="ce661" table:content-validation-name="val6"/>
          <table:table-cell table:style-name="ce684" table:formula="of:=IF([.K23]=&quot;&quot;;&quot;&quot;;[.K23]*[.I23])">
            <text:p/>
          </table:table-cell>
          <table:table-cell table:style-name="ce655"/>
          <table:table-cell table:style-name="ce691" table:content-validation-name="val6"/>
          <table:table-cell table:style-name="ce698" table:formula="of:=IF([.N23]=&quot;&quot;;&quot;&quot;;[.N23]*[.I23])">
            <text:p/>
          </table:table-cell>
          <table:table-cell table:style-name="ce655"/>
          <table:table-cell table:style-name="ce706" table:content-validation-name="val6"/>
          <table:table-cell table:style-name="ce709" table:formula="of:=IF([.Q23]=&quot;&quot;;&quot;&quot;;[.Q23]*[.I23])">
            <text:p/>
          </table:table-cell>
          <table:table-cell table:style-name="ce655"/>
          <table:table-cell table:style-name="ce717" table:content-validation-name="val6"/>
          <table:table-cell table:style-name="ce719" table:formula="of:=IF([.T23]=&quot;&quot;;&quot;&quot;;[.T23]*[.I23])">
            <text:p/>
          </table:table-cell>
          <table:table-cell table:style-name="ce655"/>
          <table:table-cell table:style-name="ce725" table:content-validation-name="val6"/>
          <table:table-cell table:style-name="ce719" table:formula="of:=IF([.W23]=&quot;&quot;;&quot;&quot;;[.W23]*[.I23])">
            <text:p/>
          </table:table-cell>
          <table:table-cell table:style-name="ce655"/>
          <table:table-cell table:style-name="ce725" table:content-validation-name="val6"/>
          <table:table-cell table:style-name="ce719" table:formula="of:=IF([.Z23]=&quot;&quot;;&quot;&quot;;[.Z23]*[.I23])">
            <text:p/>
          </table:table-cell>
          <table:table-cell table:style-name="ce655"/>
          <table:table-cell table:style-name="ce725" table:content-validation-name="val6"/>
          <table:table-cell table:style-name="ce719" table:formula="of:=IF([.AC23]=&quot;&quot;;&quot;&quot;;[.AC23]*[.I23])">
            <text:p/>
          </table:table-cell>
          <table:table-cell table:style-name="ce655"/>
          <table:table-cell table:style-name="ce725" table:content-validation-name="val6"/>
          <table:table-cell table:style-name="ce719" table:formula="of:=IF([.AF23]=&quot;&quot;;&quot;&quot;;[.AF23]*[.I23])">
            <text:p/>
          </table:table-cell>
          <table:table-cell table:style-name="ce655"/>
          <table:table-cell table:style-name="ce725" table:content-validation-name="val6"/>
          <table:table-cell table:style-name="ce747" table:formula="of:=IF([.AI23]=&quot;&quot;;&quot;&quot;;[.AI23]*[.I23])">
            <text:p/>
          </table:table-cell>
          <table:table-cell table:style-name="ce655"/>
          <table:table-cell table:style-name="ce725" table:content-validation-name="val6"/>
          <table:table-cell table:style-name="ce747" table:formula="of:=IF([.AL23]=&quot;&quot;;&quot;&quot;;[.AL23]*[.I23])">
            <text:p/>
          </table:table-cell>
          <table:table-cell table:style-name="ce182" table:number-columns-repeated="3"/>
          <table:table-cell table:number-columns-repeated="153"/>
          <table:table-cell table:style-name="ce613" table:number-columns-repeated="138"/>
          <table:table-cell table:number-columns-repeated="5"/>
          <table:table-cell table:style-name="ce613" table:number-columns-repeated="685"/>
          <table:table-cell/>
        </table:table-row>
        <table:table-row table:style-name="ro19">
          <table:table-cell table:style-name="ce182" table:number-columns-repeated="2"/>
          <table:table-cell table:style-name="ce191" office:value-type="string" calcext:value-type="string">
            <text:p>Criteria 13</text:p>
          </table:table-cell>
          <table:table-cell table:style-name="ce61"/>
          <table:table-cell table:style-name="ce70"/>
          <table:table-cell table:style-name="ce99" table:content-validation-name="val3"/>
          <table:table-cell table:style-name="ce127" table:content-validation-name="val4" table:number-columns-repeated="2"/>
          <table:table-cell table:style-name="ce168" table:content-validation-name="val5"/>
          <table:table-cell table:style-name="ce655"/>
          <table:table-cell table:style-name="ce661" table:content-validation-name="val6"/>
          <table:table-cell table:style-name="ce684" table:formula="of:=IF([.K24]=&quot;&quot;;&quot;&quot;;[.K24]*[.I24])">
            <text:p/>
          </table:table-cell>
          <table:table-cell table:style-name="ce655"/>
          <table:table-cell table:style-name="ce691" table:content-validation-name="val6"/>
          <table:table-cell table:style-name="ce698" table:formula="of:=IF([.N24]=&quot;&quot;;&quot;&quot;;[.N24]*[.I24])">
            <text:p/>
          </table:table-cell>
          <table:table-cell table:style-name="ce655"/>
          <table:table-cell table:style-name="ce706" table:content-validation-name="val6"/>
          <table:table-cell table:style-name="ce709" table:formula="of:=IF([.Q24]=&quot;&quot;;&quot;&quot;;[.Q24]*[.I24])">
            <text:p/>
          </table:table-cell>
          <table:table-cell table:style-name="ce655"/>
          <table:table-cell table:style-name="ce717" table:content-validation-name="val6"/>
          <table:table-cell table:style-name="ce719" table:formula="of:=IF([.T24]=&quot;&quot;;&quot;&quot;;[.T24]*[.I24])">
            <text:p/>
          </table:table-cell>
          <table:table-cell table:style-name="ce655"/>
          <table:table-cell table:style-name="ce725" table:content-validation-name="val6"/>
          <table:table-cell table:style-name="ce719" table:formula="of:=IF([.W24]=&quot;&quot;;&quot;&quot;;[.W24]*[.I24])">
            <text:p/>
          </table:table-cell>
          <table:table-cell table:style-name="ce655"/>
          <table:table-cell table:style-name="ce725" table:content-validation-name="val6"/>
          <table:table-cell table:style-name="ce719" table:formula="of:=IF([.Z24]=&quot;&quot;;&quot;&quot;;[.Z24]*[.I24])">
            <text:p/>
          </table:table-cell>
          <table:table-cell table:style-name="ce655"/>
          <table:table-cell table:style-name="ce725" table:content-validation-name="val6"/>
          <table:table-cell table:style-name="ce719" table:formula="of:=IF([.AC24]=&quot;&quot;;&quot;&quot;;[.AC24]*[.I24])">
            <text:p/>
          </table:table-cell>
          <table:table-cell table:style-name="ce655"/>
          <table:table-cell table:style-name="ce725" table:content-validation-name="val6"/>
          <table:table-cell table:style-name="ce719" table:formula="of:=IF([.AF24]=&quot;&quot;;&quot;&quot;;[.AF24]*[.I24])">
            <text:p/>
          </table:table-cell>
          <table:table-cell table:style-name="ce655"/>
          <table:table-cell table:style-name="ce725" table:content-validation-name="val6"/>
          <table:table-cell table:style-name="ce747" table:formula="of:=IF([.AI24]=&quot;&quot;;&quot;&quot;;[.AI24]*[.I24])">
            <text:p/>
          </table:table-cell>
          <table:table-cell table:style-name="ce655"/>
          <table:table-cell table:style-name="ce725" table:content-validation-name="val6"/>
          <table:table-cell table:style-name="ce747" table:formula="of:=IF([.AL24]=&quot;&quot;;&quot;&quot;;[.AL24]*[.I24])">
            <text:p/>
          </table:table-cell>
          <table:table-cell table:style-name="ce182" table:number-columns-repeated="3"/>
          <table:table-cell table:number-columns-repeated="153"/>
          <table:table-cell table:style-name="ce613" table:number-columns-repeated="138"/>
          <table:table-cell table:number-columns-repeated="5"/>
          <table:table-cell table:style-name="ce613" table:number-columns-repeated="685"/>
          <table:table-cell/>
        </table:table-row>
        <table:table-row table:style-name="ro19">
          <table:table-cell table:style-name="ce182" table:number-columns-repeated="2"/>
          <table:table-cell table:style-name="ce191" office:value-type="string" calcext:value-type="string">
            <text:p>Criteria 14</text:p>
          </table:table-cell>
          <table:table-cell table:style-name="ce61"/>
          <table:table-cell table:style-name="ce70"/>
          <table:table-cell table:style-name="ce99" table:content-validation-name="val3"/>
          <table:table-cell table:style-name="ce127" table:content-validation-name="val4" table:number-columns-repeated="2"/>
          <table:table-cell table:style-name="ce168" table:content-validation-name="val5"/>
          <table:table-cell table:style-name="ce655"/>
          <table:table-cell table:style-name="ce661" table:content-validation-name="val6"/>
          <table:table-cell table:style-name="ce684" table:formula="of:=IF([.K25]=&quot;&quot;;&quot;&quot;;[.K25]*[.I25])">
            <text:p/>
          </table:table-cell>
          <table:table-cell table:style-name="ce655"/>
          <table:table-cell table:style-name="ce691" table:content-validation-name="val6"/>
          <table:table-cell table:style-name="ce698" table:formula="of:=IF([.N25]=&quot;&quot;;&quot;&quot;;[.N25]*[.I25])">
            <text:p/>
          </table:table-cell>
          <table:table-cell table:style-name="ce655"/>
          <table:table-cell table:style-name="ce706" table:content-validation-name="val6"/>
          <table:table-cell table:style-name="ce709" table:formula="of:=IF([.Q25]=&quot;&quot;;&quot;&quot;;[.Q25]*[.I25])">
            <text:p/>
          </table:table-cell>
          <table:table-cell table:style-name="ce655"/>
          <table:table-cell table:style-name="ce717" table:content-validation-name="val6"/>
          <table:table-cell table:style-name="ce719" table:formula="of:=IF([.T25]=&quot;&quot;;&quot;&quot;;[.T25]*[.I25])">
            <text:p/>
          </table:table-cell>
          <table:table-cell table:style-name="ce655"/>
          <table:table-cell table:style-name="ce725" table:content-validation-name="val6"/>
          <table:table-cell table:style-name="ce719" table:formula="of:=IF([.W25]=&quot;&quot;;&quot;&quot;;[.W25]*[.I25])">
            <text:p/>
          </table:table-cell>
          <table:table-cell table:style-name="ce655"/>
          <table:table-cell table:style-name="ce725" table:content-validation-name="val6"/>
          <table:table-cell table:style-name="ce719" table:formula="of:=IF([.Z25]=&quot;&quot;;&quot;&quot;;[.Z25]*[.I25])">
            <text:p/>
          </table:table-cell>
          <table:table-cell table:style-name="ce655"/>
          <table:table-cell table:style-name="ce725" table:content-validation-name="val6"/>
          <table:table-cell table:style-name="ce719" table:formula="of:=IF([.AC25]=&quot;&quot;;&quot;&quot;;[.AC25]*[.I25])">
            <text:p/>
          </table:table-cell>
          <table:table-cell table:style-name="ce655"/>
          <table:table-cell table:style-name="ce725" table:content-validation-name="val6"/>
          <table:table-cell table:style-name="ce719" table:formula="of:=IF([.AF25]=&quot;&quot;;&quot;&quot;;[.AF25]*[.I25])">
            <text:p/>
          </table:table-cell>
          <table:table-cell table:style-name="ce655"/>
          <table:table-cell table:style-name="ce725" table:content-validation-name="val6"/>
          <table:table-cell table:style-name="ce747" table:formula="of:=IF([.AI25]=&quot;&quot;;&quot;&quot;;[.AI25]*[.I25])">
            <text:p/>
          </table:table-cell>
          <table:table-cell table:style-name="ce655"/>
          <table:table-cell table:style-name="ce725" table:content-validation-name="val6"/>
          <table:table-cell table:style-name="ce747" table:formula="of:=IF([.AL25]=&quot;&quot;;&quot;&quot;;[.AL25]*[.I25])">
            <text:p/>
          </table:table-cell>
          <table:table-cell table:style-name="ce182" table:number-columns-repeated="3"/>
          <table:table-cell table:number-columns-repeated="153"/>
          <table:table-cell table:style-name="ce613" table:number-columns-repeated="138"/>
          <table:table-cell table:number-columns-repeated="5"/>
          <table:table-cell table:style-name="ce613" table:number-columns-repeated="685"/>
          <table:table-cell/>
        </table:table-row>
        <table:table-row table:style-name="ro19">
          <table:table-cell table:style-name="ce182" table:number-columns-repeated="2"/>
          <table:table-cell table:style-name="ce191" office:value-type="string" calcext:value-type="string">
            <text:p>Criteria 15</text:p>
          </table:table-cell>
          <table:table-cell table:style-name="ce61"/>
          <table:table-cell table:style-name="ce70"/>
          <table:table-cell table:style-name="ce99" table:content-validation-name="val3"/>
          <table:table-cell table:style-name="ce127" table:content-validation-name="val4" table:number-columns-repeated="2"/>
          <table:table-cell table:style-name="ce168" table:content-validation-name="val5"/>
          <table:table-cell table:style-name="ce655"/>
          <table:table-cell table:style-name="ce661" table:content-validation-name="val6"/>
          <table:table-cell table:style-name="ce684" table:formula="of:=IF([.K26]=&quot;&quot;;&quot;&quot;;[.K26]*[.I26])">
            <text:p/>
          </table:table-cell>
          <table:table-cell table:style-name="ce655"/>
          <table:table-cell table:style-name="ce691" table:content-validation-name="val6"/>
          <table:table-cell table:style-name="ce698" table:formula="of:=IF([.N26]=&quot;&quot;;&quot;&quot;;[.N26]*[.I26])">
            <text:p/>
          </table:table-cell>
          <table:table-cell table:style-name="ce655"/>
          <table:table-cell table:style-name="ce706" table:content-validation-name="val6"/>
          <table:table-cell table:style-name="ce709" table:formula="of:=IF([.Q26]=&quot;&quot;;&quot;&quot;;[.Q26]*[.I26])">
            <text:p/>
          </table:table-cell>
          <table:table-cell table:style-name="ce655"/>
          <table:table-cell table:style-name="ce717" table:content-validation-name="val6"/>
          <table:table-cell table:style-name="ce719" table:formula="of:=IF([.T26]=&quot;&quot;;&quot;&quot;;[.T26]*[.I26])">
            <text:p/>
          </table:table-cell>
          <table:table-cell table:style-name="ce655"/>
          <table:table-cell table:style-name="ce725" table:content-validation-name="val6"/>
          <table:table-cell table:style-name="ce719" table:formula="of:=IF([.W26]=&quot;&quot;;&quot;&quot;;[.W26]*[.I26])">
            <text:p/>
          </table:table-cell>
          <table:table-cell table:style-name="ce655"/>
          <table:table-cell table:style-name="ce725" table:content-validation-name="val6"/>
          <table:table-cell table:style-name="ce719" table:formula="of:=IF([.Z26]=&quot;&quot;;&quot;&quot;;[.Z26]*[.I26])">
            <text:p/>
          </table:table-cell>
          <table:table-cell table:style-name="ce655"/>
          <table:table-cell table:style-name="ce725" table:content-validation-name="val6"/>
          <table:table-cell table:style-name="ce719" table:formula="of:=IF([.AC26]=&quot;&quot;;&quot;&quot;;[.AC26]*[.I26])">
            <text:p/>
          </table:table-cell>
          <table:table-cell table:style-name="ce655"/>
          <table:table-cell table:style-name="ce725" table:content-validation-name="val6"/>
          <table:table-cell table:style-name="ce719" table:formula="of:=IF([.AF26]=&quot;&quot;;&quot;&quot;;[.AF26]*[.I26])">
            <text:p/>
          </table:table-cell>
          <table:table-cell table:style-name="ce655"/>
          <table:table-cell table:style-name="ce725" table:content-validation-name="val6"/>
          <table:table-cell table:style-name="ce747" table:formula="of:=IF([.AI26]=&quot;&quot;;&quot;&quot;;[.AI26]*[.I26])">
            <text:p/>
          </table:table-cell>
          <table:table-cell table:style-name="ce655"/>
          <table:table-cell table:style-name="ce725" table:content-validation-name="val6"/>
          <table:table-cell table:style-name="ce747" table:formula="of:=IF([.AL26]=&quot;&quot;;&quot;&quot;;[.AL26]*[.I26])">
            <text:p/>
          </table:table-cell>
          <table:table-cell table:style-name="ce182" table:number-columns-repeated="3"/>
          <table:table-cell table:number-columns-repeated="153"/>
          <table:table-cell table:style-name="ce613" table:number-columns-repeated="138"/>
          <table:table-cell table:number-columns-repeated="5"/>
          <table:table-cell table:style-name="ce613" table:number-columns-repeated="685"/>
          <table:table-cell/>
        </table:table-row>
        <table:table-row table:style-name="ro12">
          <table:table-cell table:style-name="ce182" table:number-columns-repeated="2"/>
          <table:table-cell table:style-name="ce193"/>
          <table:table-cell table:style-name="ce201" table:number-columns-repeated="2"/>
          <table:table-cell table:style-name="ce264" table:number-columns-repeated="3"/>
          <table:table-cell table:style-name="ce287"/>
          <table:table-cell table:style-name="ce198"/>
          <table:table-cell table:style-name="ce111" table:number-columns-repeated="2"/>
          <table:table-cell table:style-name="ce198"/>
          <table:table-cell table:style-name="ce341" table:number-columns-repeated="2"/>
          <table:table-cell table:style-name="ce198"/>
          <table:table-cell table:style-name="ce413" table:number-columns-repeated="2"/>
          <table:table-cell table:style-name="ce198"/>
          <table:table-cell table:style-name="ce426" table:number-columns-repeated="2"/>
          <table:table-cell table:style-name="ce198"/>
          <table:table-cell table:style-name="ce426" table:number-columns-repeated="2"/>
          <table:table-cell table:style-name="ce198"/>
          <table:table-cell table:style-name="ce341" table:number-columns-repeated="2"/>
          <table:table-cell table:style-name="ce198"/>
          <table:table-cell table:style-name="ce341" table:number-columns-repeated="2"/>
          <table:table-cell table:style-name="ce198"/>
          <table:table-cell table:style-name="ce426" table:number-columns-repeated="2"/>
          <table:table-cell table:style-name="ce198"/>
          <table:table-cell table:style-name="ce426" table:number-columns-repeated="2"/>
          <table:table-cell table:style-name="ce198"/>
          <table:table-cell table:style-name="ce463" table:number-columns-repeated="2"/>
          <table:table-cell table:style-name="ce182" table:number-columns-repeated="3"/>
          <table:table-cell table:number-columns-repeated="982"/>
        </table:table-row>
        <table:table-row table:style-name="ro18">
          <table:table-cell table:style-name="ce182" table:number-columns-repeated="2"/>
          <table:table-cell table:style-name="ce23"/>
          <table:table-cell table:style-name="ce201"/>
          <table:table-cell table:style-name="ce242" office:value-type="string" calcext:value-type="string">
            <text:p>Max TWS:</text:p>
          </table:table-cell>
          <table:table-cell table:style-name="ce650" table:formula="of:=MAX([.L28:.AM28])" office:value-type="float" office:value="152" calcext:value-type="float">
            <text:p>152</text:p>
          </table:table-cell>
          <table:table-cell table:style-name="ce274" table:number-columns-repeated="2"/>
          <table:table-cell table:style-name="ce288" office:value-type="string" calcext:value-type="string">
            <text:p>Total Weighted Score </text:p>
          </table:table-cell>
          <table:table-cell table:style-name="ce299"/>
          <table:table-cell table:style-name="ce311"/>
          <table:table-cell table:style-name="ce323" table:formula="of:=SUM([.L12:.L27])" office:value-type="float" office:value="123" calcext:value-type="float">
            <text:p>123</text:p>
          </table:table-cell>
          <table:table-cell table:style-name="ce299"/>
          <table:table-cell table:style-name="ce342"/>
          <table:table-cell table:style-name="ce323" table:formula="of:=SUM([.O12:.O26])" office:value-type="float" office:value="143" calcext:value-type="float">
            <text:p>143</text:p>
          </table:table-cell>
          <table:table-cell table:style-name="ce299"/>
          <table:table-cell table:style-name="ce414"/>
          <table:table-cell table:style-name="ce323" table:formula="of:=SUM([.R12:.R26])" office:value-type="float" office:value="152" calcext:value-type="float">
            <text:p>152</text:p>
          </table:table-cell>
          <table:table-cell table:style-name="ce299"/>
          <table:table-cell table:style-name="ce342"/>
          <table:table-cell table:style-name="ce323" table:formula="of:=SUM([.U12:.U26])" office:value-type="float" office:value="0" calcext:value-type="float">
            <text:p>0</text:p>
          </table:table-cell>
          <table:table-cell table:style-name="ce299"/>
          <table:table-cell table:style-name="ce342"/>
          <table:table-cell table:style-name="ce323" table:formula="of:=SUM([.X12:.X26])" office:value-type="float" office:value="0" calcext:value-type="float">
            <text:p>0</text:p>
          </table:table-cell>
          <table:table-cell table:style-name="ce299"/>
          <table:table-cell table:style-name="ce342"/>
          <table:table-cell table:style-name="ce323" table:formula="of:=SUM([.AA12:.AA26])" office:value-type="float" office:value="0" calcext:value-type="float">
            <text:p>0</text:p>
          </table:table-cell>
          <table:table-cell table:style-name="ce299"/>
          <table:table-cell table:style-name="ce342"/>
          <table:table-cell table:style-name="ce323" table:formula="of:=SUM([.AD12:.AD26])" office:value-type="float" office:value="0" calcext:value-type="float">
            <text:p>0</text:p>
          </table:table-cell>
          <table:table-cell table:style-name="ce299"/>
          <table:table-cell table:style-name="ce342"/>
          <table:table-cell table:style-name="ce323" table:formula="of:=SUM([.AG12:.AG26])" office:value-type="float" office:value="0" calcext:value-type="float">
            <text:p>0</text:p>
          </table:table-cell>
          <table:table-cell table:style-name="ce299"/>
          <table:table-cell table:style-name="ce342"/>
          <table:table-cell table:style-name="ce323" table:formula="of:=SUM([.AJ12:.AJ26])" office:value-type="float" office:value="0" calcext:value-type="float">
            <text:p>0</text:p>
          </table:table-cell>
          <table:table-cell table:style-name="ce299"/>
          <table:table-cell table:style-name="ce311"/>
          <table:table-cell table:style-name="ce323" table:formula="of:=SUM([.AM12:.AM26])" office:value-type="float" office:value="0" calcext:value-type="float">
            <text:p>0</text:p>
          </table:table-cell>
          <table:table-cell table:style-name="ce182" table:number-columns-repeated="3"/>
          <table:table-cell table:number-columns-repeated="982"/>
        </table:table-row>
        <table:table-row table:style-name="ro18">
          <table:table-cell table:style-name="ce182" table:number-columns-repeated="2"/>
          <table:table-cell table:style-name="ce23"/>
          <table:table-cell table:style-name="ce201"/>
          <table:table-cell table:style-name="ce242" office:value-type="string" calcext:value-type="string">
            <text:p>% of Ideal</text:p>
          </table:table-cell>
          <table:table-cell table:style-name="ce651" table:formula="of:=IF([.BH225]=0;0;[.F28]/[.BH225])" office:value-type="percentage" office:value="0.660869565217391" calcext:value-type="percentage">
            <text:p>66%</text:p>
          </table:table-cell>
          <table:table-cell table:style-name="ce274" table:number-columns-repeated="2"/>
          <table:table-cell table:style-name="ce288" office:value-type="string" calcext:value-type="string">
            <text:p>% of Ideal</text:p>
          </table:table-cell>
          <table:table-cell table:style-name="ce299"/>
          <table:table-cell table:style-name="ce311"/>
          <table:table-cell table:style-name="ce273" table:formula="of:=IF([.BH225]=0;0;[.L28]/[.BH225])" office:value-type="percentage" office:value="0.534782608695652" calcext:value-type="percentage">
            <text:p>53%</text:p>
          </table:table-cell>
          <table:table-cell table:style-name="ce299"/>
          <table:table-cell table:style-name="ce342"/>
          <table:table-cell table:style-name="ce273" table:formula="of:=IF([.BH225]=0;0;[.O28]/[.BH225])" office:value-type="percentage" office:value="0.621739130434783" calcext:value-type="percentage">
            <text:p>62%</text:p>
          </table:table-cell>
          <table:table-cell table:style-name="ce299"/>
          <table:table-cell table:style-name="ce414"/>
          <table:table-cell table:style-name="ce273" table:formula="of:=IF([.BH225]=0;0;[.R28]/[.BH225])" office:value-type="percentage" office:value="0.660869565217391" calcext:value-type="percentage">
            <text:p>66%</text:p>
          </table:table-cell>
          <table:table-cell table:style-name="ce299"/>
          <table:table-cell table:style-name="ce342"/>
          <table:table-cell table:style-name="ce273" table:formula="of:=IF([.BH225]=0;0;[.U28]/[.BH225])" office:value-type="percentage" office:value="0" calcext:value-type="percentage">
            <text:p>0%</text:p>
          </table:table-cell>
          <table:table-cell table:style-name="ce299"/>
          <table:table-cell table:style-name="ce342"/>
          <table:table-cell table:style-name="ce273" table:formula="of:=IF([.BH225]=0;0;[.X28]/[.BH225])" office:value-type="percentage" office:value="0" calcext:value-type="percentage">
            <text:p>0%</text:p>
          </table:table-cell>
          <table:table-cell table:style-name="ce299"/>
          <table:table-cell table:style-name="ce342"/>
          <table:table-cell table:style-name="ce273" table:formula="of:=IF([.BH225]=0;0;[.AA28]/[.BH225])" office:value-type="percentage" office:value="0" calcext:value-type="percentage">
            <text:p>0%</text:p>
          </table:table-cell>
          <table:table-cell table:style-name="ce299"/>
          <table:table-cell table:style-name="ce342"/>
          <table:table-cell table:style-name="ce273" table:formula="of:=IF([.BH225]=0;0;[.AD28]/[.BH225])" office:value-type="percentage" office:value="0" calcext:value-type="percentage">
            <text:p>0%</text:p>
          </table:table-cell>
          <table:table-cell table:style-name="ce299"/>
          <table:table-cell table:style-name="ce342"/>
          <table:table-cell table:style-name="ce273" table:formula="of:=IF([.BH225]=0;0;[.AG28]/[.BH225])" office:value-type="percentage" office:value="0" calcext:value-type="percentage">
            <text:p>0%</text:p>
          </table:table-cell>
          <table:table-cell table:style-name="ce299"/>
          <table:table-cell table:style-name="ce342"/>
          <table:table-cell table:style-name="ce273" table:formula="of:=IF([.BH225]=0;0;[.AJ28]/[.BH225])" office:value-type="percentage" office:value="0" calcext:value-type="percentage">
            <text:p>0%</text:p>
          </table:table-cell>
          <table:table-cell table:style-name="ce299"/>
          <table:table-cell table:style-name="ce311"/>
          <table:table-cell table:style-name="ce273" table:formula="of:=IF([.BH225]=0;0;[.AM28]/[.BH225])" office:value-type="percentage" office:value="0" calcext:value-type="percentage">
            <text:p>0%</text:p>
          </table:table-cell>
          <table:table-cell table:style-name="ce182" table:number-columns-repeated="3"/>
          <table:table-cell table:number-columns-repeated="982"/>
        </table:table-row>
        <table:table-row table:style-name="ro12">
          <table:table-cell table:style-name="ce182" table:number-columns-repeated="2"/>
          <table:table-cell table:style-name="ce23"/>
          <table:table-cell table:style-name="ce201"/>
          <table:table-cell table:number-columns-repeated="6"/>
          <table:table-cell table:style-name="ce184" table:number-columns-repeated="2"/>
          <table:table-cell table:number-columns-repeated="27"/>
          <table:table-cell table:style-name="ce182" table:number-columns-repeated="3"/>
          <table:table-cell table:number-columns-repeated="982"/>
        </table:table-row>
        <table:table-row table:style-name="ro18">
          <table:table-cell table:style-name="ce182" table:number-columns-repeated="3"/>
          <table:table-cell table:style-name="ce202"/>
          <table:table-cell table:style-name="ce195"/>
          <table:table-cell table:style-name="ce247" table:number-columns-repeated="4"/>
          <table:table-cell table:style-name="ce300" office:value-type="string" calcext:value-type="string">
            <text:p>Risk Description</text:p>
          </table:table-cell>
          <table:table-cell table:style-name="ce312" office:value-type="string" calcext:value-type="string">
            <text:p>Prob</text:p>
          </table:table-cell>
          <table:table-cell table:style-name="ce312" office:value-type="string" calcext:value-type="string">
            <text:p>Conseq.</text:p>
          </table:table-cell>
          <table:table-cell table:style-name="ce328" office:value-type="string" calcext:value-type="string">
            <text:p>Risk Description</text:p>
          </table:table-cell>
          <table:table-cell table:style-name="ce343" office:value-type="string" calcext:value-type="string">
            <text:p>Prob</text:p>
          </table:table-cell>
          <table:table-cell table:style-name="ce343" office:value-type="string" calcext:value-type="string">
            <text:p>Conseq.</text:p>
          </table:table-cell>
          <table:table-cell table:style-name="ce300" office:value-type="string" calcext:value-type="string">
            <text:p>Risk Description</text:p>
          </table:table-cell>
          <table:table-cell table:style-name="ce343" office:value-type="string" calcext:value-type="string">
            <text:p>Prob</text:p>
          </table:table-cell>
          <table:table-cell table:style-name="ce343" office:value-type="string" calcext:value-type="string">
            <text:p>Conseq.</text:p>
          </table:table-cell>
          <table:table-cell table:style-name="ce300" office:value-type="string" calcext:value-type="string">
            <text:p>Risk Description</text:p>
          </table:table-cell>
          <table:table-cell table:style-name="ce343" office:value-type="string" calcext:value-type="string">
            <text:p>Prob</text:p>
          </table:table-cell>
          <table:table-cell table:style-name="ce343" office:value-type="string" calcext:value-type="string">
            <text:p>Conseq.</text:p>
          </table:table-cell>
          <table:table-cell table:style-name="ce300" office:value-type="string" calcext:value-type="string">
            <text:p>Risk Description</text:p>
          </table:table-cell>
          <table:table-cell table:style-name="ce343" office:value-type="string" calcext:value-type="string">
            <text:p>Prob</text:p>
          </table:table-cell>
          <table:table-cell table:style-name="ce343" office:value-type="string" calcext:value-type="string">
            <text:p>Conseq.</text:p>
          </table:table-cell>
          <table:table-cell table:style-name="ce300" office:value-type="string" calcext:value-type="string">
            <text:p>Risk Description</text:p>
          </table:table-cell>
          <table:table-cell table:style-name="ce343" office:value-type="string" calcext:value-type="string">
            <text:p>Prob</text:p>
          </table:table-cell>
          <table:table-cell table:style-name="ce343" office:value-type="string" calcext:value-type="string">
            <text:p>Conseq.</text:p>
          </table:table-cell>
          <table:table-cell table:style-name="ce300" office:value-type="string" calcext:value-type="string">
            <text:p>Risk Description</text:p>
          </table:table-cell>
          <table:table-cell table:style-name="ce343" office:value-type="string" calcext:value-type="string">
            <text:p>Prob</text:p>
          </table:table-cell>
          <table:table-cell table:style-name="ce343" office:value-type="string" calcext:value-type="string">
            <text:p>Conseq.</text:p>
          </table:table-cell>
          <table:table-cell table:style-name="ce300" office:value-type="string" calcext:value-type="string">
            <text:p>Risk Description</text:p>
          </table:table-cell>
          <table:table-cell table:style-name="ce343" office:value-type="string" calcext:value-type="string">
            <text:p>Prob</text:p>
          </table:table-cell>
          <table:table-cell table:style-name="ce343" office:value-type="string" calcext:value-type="string">
            <text:p>Conseq.</text:p>
          </table:table-cell>
          <table:table-cell table:style-name="ce300" office:value-type="string" calcext:value-type="string">
            <text:p>Risk Description</text:p>
          </table:table-cell>
          <table:table-cell table:style-name="ce343" office:value-type="string" calcext:value-type="string">
            <text:p>Prob</text:p>
          </table:table-cell>
          <table:table-cell table:style-name="ce343" office:value-type="string" calcext:value-type="string">
            <text:p>Conseq.</text:p>
          </table:table-cell>
          <table:table-cell table:style-name="ce300" office:value-type="string" calcext:value-type="string">
            <text:p>Risk Description</text:p>
          </table:table-cell>
          <table:table-cell table:style-name="ce343" office:value-type="string" calcext:value-type="string">
            <text:p>Prob</text:p>
          </table:table-cell>
          <table:table-cell table:style-name="ce343" office:value-type="string" calcext:value-type="string">
            <text:p>Conseq.</text:p>
          </table:table-cell>
          <table:table-cell table:style-name="ce182" table:number-columns-repeated="3"/>
          <table:table-cell table:number-columns-repeated="982"/>
        </table:table-row>
        <table:table-row table:style-name="ro20">
          <table:table-cell table:style-name="ce182" table:number-columns-repeated="3"/>
          <table:table-cell table:style-name="ce202"/>
          <table:table-cell table:style-name="ce195"/>
          <table:table-cell table:style-name="ce247" table:number-columns-repeated="3"/>
          <table:table-cell table:style-name="ce173" office:value-type="string" calcext:value-type="string">
            <text:p>Risk 1</text:p>
          </table:table-cell>
          <table:table-cell table:style-name="ce656"/>
          <table:table-cell table:style-name="ce662"/>
          <table:table-cell table:style-name="ce685"/>
          <table:table-cell table:style-name="ce688"/>
          <table:table-cell table:style-name="ce692"/>
          <table:table-cell table:style-name="ce699"/>
          <table:table-cell table:style-name="ce702"/>
          <table:table-cell table:style-name="ce707"/>
          <table:table-cell table:style-name="ce710"/>
          <table:table-cell table:style-name="ce713"/>
          <table:table-cell table:style-name="ce718"/>
          <table:table-cell table:style-name="ce720"/>
          <table:table-cell table:style-name="ce722"/>
          <table:table-cell table:style-name="ce726"/>
          <table:table-cell table:style-name="ce727"/>
          <table:table-cell table:style-name="ce731"/>
          <table:table-cell table:style-name="ce734"/>
          <table:table-cell table:style-name="ce735"/>
          <table:table-cell table:style-name="ce736"/>
          <table:table-cell table:style-name="ce738"/>
          <table:table-cell table:style-name="ce739"/>
          <table:table-cell table:style-name="ce740"/>
          <table:table-cell table:style-name="ce742"/>
          <table:table-cell table:style-name="ce743"/>
          <table:table-cell table:style-name="ce744"/>
          <table:table-cell table:style-name="ce746"/>
          <table:table-cell table:style-name="ce748"/>
          <table:table-cell table:style-name="ce749"/>
          <table:table-cell table:style-name="ce751"/>
          <table:table-cell table:style-name="ce752"/>
          <table:table-cell table:style-name="ce182" table:number-columns-repeated="3"/>
          <table:table-cell table:number-columns-repeated="982"/>
        </table:table-row>
        <table:table-row table:style-name="ro20">
          <table:table-cell table:style-name="ce182" table:number-columns-repeated="3"/>
          <table:table-cell table:style-name="ce202"/>
          <table:table-cell table:style-name="ce195"/>
          <table:table-cell table:style-name="ce247" table:number-columns-repeated="3"/>
          <table:table-cell table:style-name="ce173" office:value-type="string" calcext:value-type="string">
            <text:p>Risk 2</text:p>
          </table:table-cell>
          <table:table-cell table:style-name="ce656"/>
          <table:table-cell table:style-name="ce662"/>
          <table:table-cell table:style-name="ce685"/>
          <table:table-cell table:style-name="ce688"/>
          <table:table-cell table:style-name="ce692"/>
          <table:table-cell table:style-name="ce699"/>
          <table:table-cell table:style-name="ce702"/>
          <table:table-cell table:style-name="ce707"/>
          <table:table-cell table:style-name="ce710"/>
          <table:table-cell table:style-name="ce713"/>
          <table:table-cell table:style-name="ce718"/>
          <table:table-cell table:style-name="ce720"/>
          <table:table-cell table:style-name="ce722"/>
          <table:table-cell table:style-name="ce726"/>
          <table:table-cell table:style-name="ce727"/>
          <table:table-cell table:style-name="ce731"/>
          <table:table-cell table:style-name="ce734"/>
          <table:table-cell table:style-name="ce735"/>
          <table:table-cell table:style-name="ce736"/>
          <table:table-cell table:style-name="ce738"/>
          <table:table-cell table:style-name="ce739"/>
          <table:table-cell table:style-name="ce740"/>
          <table:table-cell table:style-name="ce742"/>
          <table:table-cell table:style-name="ce743"/>
          <table:table-cell table:style-name="ce744"/>
          <table:table-cell table:style-name="ce746"/>
          <table:table-cell table:style-name="ce748"/>
          <table:table-cell table:style-name="ce749"/>
          <table:table-cell table:style-name="ce751"/>
          <table:table-cell table:style-name="ce752"/>
          <table:table-cell table:style-name="ce182" table:number-columns-repeated="3"/>
          <table:table-cell table:number-columns-repeated="982"/>
        </table:table-row>
        <table:table-row table:style-name="ro20">
          <table:table-cell table:style-name="ce182" table:number-columns-repeated="3"/>
          <table:table-cell table:style-name="ce202"/>
          <table:table-cell table:style-name="ce195"/>
          <table:table-cell table:style-name="ce247" table:number-columns-repeated="3"/>
          <table:table-cell table:style-name="ce173" office:value-type="string" calcext:value-type="string">
            <text:p>Risk 3</text:p>
          </table:table-cell>
          <table:table-cell table:style-name="ce656"/>
          <table:table-cell table:style-name="ce662"/>
          <table:table-cell table:style-name="ce685"/>
          <table:table-cell table:style-name="ce688"/>
          <table:table-cell table:style-name="ce692"/>
          <table:table-cell table:style-name="ce699"/>
          <table:table-cell table:style-name="ce702"/>
          <table:table-cell table:style-name="ce707"/>
          <table:table-cell table:style-name="ce710"/>
          <table:table-cell table:style-name="ce713"/>
          <table:table-cell table:style-name="ce718"/>
          <table:table-cell table:style-name="ce720"/>
          <table:table-cell table:style-name="ce722"/>
          <table:table-cell table:style-name="ce726"/>
          <table:table-cell table:style-name="ce727"/>
          <table:table-cell table:style-name="ce731"/>
          <table:table-cell table:style-name="ce734"/>
          <table:table-cell table:style-name="ce735"/>
          <table:table-cell table:style-name="ce736"/>
          <table:table-cell table:style-name="ce738"/>
          <table:table-cell table:style-name="ce739"/>
          <table:table-cell table:style-name="ce740"/>
          <table:table-cell table:style-name="ce742"/>
          <table:table-cell table:style-name="ce743"/>
          <table:table-cell table:style-name="ce744"/>
          <table:table-cell table:style-name="ce746"/>
          <table:table-cell table:style-name="ce748"/>
          <table:table-cell table:style-name="ce749"/>
          <table:table-cell table:style-name="ce751"/>
          <table:table-cell table:style-name="ce752"/>
          <table:table-cell table:style-name="ce182" table:number-columns-repeated="3"/>
          <table:table-cell table:number-columns-repeated="982"/>
        </table:table-row>
        <table:table-row table:style-name="ro21">
          <table:table-cell table:style-name="ce182" table:number-columns-repeated="3"/>
          <table:table-cell table:style-name="ce202"/>
          <table:table-cell table:style-name="ce182"/>
          <table:table-cell table:style-name="ce269" office:value-type="string" calcext:value-type="string" table:number-columns-spanned="4" table:number-rows-spanned="1">
            <text:p>Selection/Rejection Rationale</text:p>
          </table:table-cell>
          <table:covered-table-cell table:number-columns-repeated="2" table:style-name="ce111"/>
          <table:covered-table-cell table:style-name="ce289"/>
          <table:table-cell table:style-name="ce659" office:value-type="string" calcext:value-type="string" table:number-columns-spanned="3" table:number-rows-spanned="1">
            <text:p>Rejected: seems stressful</text:p>
          </table:table-cell>
          <table:covered-table-cell table:number-columns-repeated="2" table:style-name="ce87"/>
          <table:table-cell table:style-name="ce693" office:value-type="string" calcext:value-type="string" table:number-columns-spanned="3" table:number-rows-spanned="1">
            <text:p>SELECTED: <text:s/>captures my desire to work with people. Opportunity for side-work and free-lancing.</text:p>
          </table:table-cell>
          <table:covered-table-cell table:number-columns-repeated="2" table:style-name="ce87"/>
          <table:table-cell table:style-name="ce708" office:value-type="string" calcext:value-type="string" table:number-columns-spanned="3" table:number-rows-spanned="1">
            <text:p>Rejected: Upfront cost and time to completion too high</text:p>
          </table:table-cell>
          <table:covered-table-cell table:number-columns-repeated="2" table:style-name="ce87"/>
          <table:table-cell table:style-name="ce714" table:number-columns-spanned="3" table:number-rows-spanned="1"/>
          <table:covered-table-cell table:number-columns-repeated="2" table:style-name="ce87"/>
          <table:table-cell table:style-name="ce723" table:number-columns-spanned="3" table:number-rows-spanned="1"/>
          <table:covered-table-cell table:number-columns-repeated="2" table:style-name="ce87"/>
          <table:table-cell table:style-name="ce732" table:number-columns-spanned="3" table:number-rows-spanned="1"/>
          <table:covered-table-cell table:number-columns-repeated="2" table:style-name="ce87"/>
          <table:table-cell table:style-name="ce737" table:number-columns-spanned="3" table:number-rows-spanned="1"/>
          <table:covered-table-cell table:number-columns-repeated="2" table:style-name="ce87"/>
          <table:table-cell table:style-name="ce741" table:number-columns-spanned="3" table:number-rows-spanned="1"/>
          <table:covered-table-cell table:number-columns-repeated="2" table:style-name="ce87"/>
          <table:table-cell table:style-name="ce745" table:number-columns-spanned="3" table:number-rows-spanned="1"/>
          <table:covered-table-cell table:number-columns-repeated="2" table:style-name="ce87"/>
          <table:table-cell table:style-name="ce750" table:number-columns-spanned="3" table:number-rows-spanned="1"/>
          <table:covered-table-cell table:number-columns-repeated="2" table:style-name="ce87"/>
          <table:table-cell table:style-name="ce182" table:number-columns-repeated="3"/>
          <table:table-cell table:number-columns-repeated="982"/>
        </table:table-row>
        <table:table-row table:style-name="ro12">
          <table:table-cell table:style-name="ce182" table:number-columns-repeated="3"/>
          <table:table-cell table:style-name="ce202"/>
          <table:table-cell table:style-name="ce195"/>
          <table:table-cell table:style-name="ce247" table:number-columns-repeated="4"/>
          <table:table-cell table:style-name="ce195"/>
          <table:table-cell table:style-name="ce247" table:number-columns-repeated="2"/>
          <table:table-cell table:style-name="ce195"/>
          <table:table-cell table:style-name="ce247" table:number-columns-repeated="2"/>
          <table:table-cell table:style-name="ce195" table:number-columns-repeated="4"/>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82" table:number-columns-repeated="3"/>
          <table:table-cell table:number-columns-repeated="982"/>
        </table:table-row>
        <table:table-row table:style-name="ro12">
          <table:table-cell table:style-name="ce182" table:number-columns-repeated="3"/>
          <table:table-cell table:style-name="ce202"/>
          <table:table-cell table:style-name="ce182"/>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8" table:visibility="collapse">
          <table:table-cell table:style-name="ce182" table:number-columns-repeated="3"/>
          <table:table-cell table:style-name="ce202"/>
          <table:table-cell table:style-name="ce244"/>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visibility="collapse">
          <table:table-cell table:style-name="ce182" table:number-columns-repeated="3"/>
          <table:table-cell table:style-name="ce202"/>
          <table:table-cell table:style-name="ce52" table:number-columns-spanned="1" table:number-rows-spanned="2"/>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visibility="collapse">
          <table:table-cell table:style-name="ce182" table:number-columns-repeated="3"/>
          <table:table-cell table:style-name="ce202"/>
          <table:covered-table-cell table:style-name="ce23"/>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visibility="collapse">
          <table:table-cell table:style-name="ce182" table:number-columns-repeated="3"/>
          <table:table-cell table:style-name="ce202"/>
          <table:table-cell table:style-name="ce182"/>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3"/>
          <table:table-cell table:style-name="ce202">
            <draw:frame table:end-cell-address="'My Career'.H84" table:end-x="0.9799in" table:end-y="0.1165in" draw:z-index="0" draw:style-name="gr5" draw:text-style-name="P4" svg:width="9.4953in" svg:height="7.9969in" svg:x="0.0051in" svg:y="0.1866in">
              <draw:object draw:notify-on-update-of-ranges="'My Career'.AW168:'My Career'.AW174 'My Career'.AX166:'My Career'.AX166 'My Career'.AX168:'My Career'.AX174 'My Career'.AY166:'My Career'.AY166 'My Career'.AY168:'My Career'.AY174 'My Career'.AZ166:'My Career'.AZ166 'My Career'.AZ168:'My Career'.AZ174 'My Career'.BA166:'My Career'.BA166 'My Career'.BA168:'My Career'.BA174 'My Career'.BB166:'My Career'.BB166 'My Career'.BB168:'My Career'.BB174 'My Career'.BC166:'My Career'.BC166 'My Career'.BC168:'My Career'.BC174 'My Career'.BD166:'My Career'.BD166 'My Career'.BD168:'My Career'.BD174 'My Career'.BE166:'My Career'.BE166 'My Career'.BE168:'My Career'.BE174 'My Career'.BF166:'My Career'.BF166 'My Career'.BF168:'My Career'.BF174 'My Career'.BG166:'My Career'.BG166 'My Career'.BG168:'My Career'.BG174 'My Career'.BH166:'My Career'.BH166 'My Career'.BH168:'My Career'.BH174" xlink:href="./Object 9" xlink:type="simple" xlink:show="embed" xlink:actuate="onLoad">
                <loext:p/>
              </draw:object>
              <draw:image xlink:href="./ObjectReplacements/Object 9" xlink:type="simple" xlink:show="embed" xlink:actuate="onLoad"/>
            </draw:frame>
          </table:table-cell>
          <table:table-cell table:style-name="ce182"/>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3"/>
          <table:table-cell table:style-name="ce202"/>
          <table:table-cell table:style-name="ce182"/>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Tornado</text:p>
          </table:table-cell>
          <table:table-cell table:style-name="ce182" table:number-columns-repeated="3"/>
          <table:table-cell table:style-name="ce114" table:number-columns-repeated="4"/>
          <table:table-cell table:style-name="ce238" office:value-type="string" calcext:value-type="string" table:number-columns-spanned="1" table:number-rows-spanned="2">
            <text:p>Display on Spider</text:p>
          </table:table-cell>
          <table:table-cell table:style-name="ce276" office:value-type="string" calcext:value-type="string" table:number-columns-spanned="1" table:number-rows-spanned="2">
            <text:p>Clear</text:p>
          </table:table-cell>
          <table:table-cell table:style-name="ce53" table:number-columns-repeated="3"/>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table:table-cell table:style-name="ce182" table:number-columns-repeated="3"/>
          <table:table-cell table:style-name="ce114" table:number-columns-repeated="4"/>
          <table:covered-table-cell table:style-name="ce164"/>
          <table:covered-table-cell table:style-name="ce212"/>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8">
          <table:table-cell table:style-name="ce182"/>
          <table:table-cell table:style-name="ce185" office:value-type="string" calcext:value-type="string">
            <text:p>RESET</text:p>
          </table:table-cell>
          <table:table-cell table:style-name="ce182" table:number-columns-repeated="3"/>
          <table:table-cell table:style-name="ce114" table:number-columns-repeated="4"/>
          <table:table-cell table:style-name="ce169" office:value-type="string" calcext:value-type="string">
            <text:p>Threshold</text:p>
          </table:table-cell>
          <table:table-cell table:style-name="ce663"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No</text:p>
          </table:table-cell>
          <table:table-cell table:style-name="ce182" table:number-columns-repeated="3"/>
          <table:table-cell table:style-name="ce114" table:number-columns-repeated="4"/>
          <table:table-cell table:style-name="ce164" table:formula="of:=[.J6]" office:value-type="string" office:string-value="Robotics Engineer" calcext:value-type="string">
            <text:p>Robotics Engineer</text:p>
          </table:table-cell>
          <table:table-cell table:style-name="ce663"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No</text:p>
          </table:table-cell>
          <table:table-cell table:style-name="ce182" table:number-columns-repeated="3"/>
          <table:table-cell table:style-name="ce114" table:number-columns-repeated="4"/>
          <table:table-cell table:style-name="ce164" table:formula="of:=[.M6]" office:value-type="string" office:string-value="Graphics Designer" calcext:value-type="string">
            <text:p>Graphics Designer</text:p>
          </table:table-cell>
          <table:table-cell table:style-name="ce664"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office:value-type="float" office:value="1" calcext:value-type="float">
            <text:p>1</text:p>
          </table:table-cell>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No</text:p>
          </table:table-cell>
          <table:table-cell table:style-name="ce182" table:number-columns-repeated="3"/>
          <table:table-cell table:style-name="ce114" table:number-columns-repeated="4"/>
          <table:table-cell table:style-name="ce164" table:formula="of:=[.P6]" office:value-type="string" office:string-value="Physical Therapist" calcext:value-type="string">
            <text:p>Physical Therapist</text:p>
          </table:table-cell>
          <table:table-cell table:style-name="ce665"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No</text:p>
          </table:table-cell>
          <table:table-cell table:style-name="ce182" table:number-columns-repeated="3"/>
          <table:table-cell table:style-name="ce114" table:number-columns-repeated="4"/>
          <table:table-cell table:style-name="ce164" table:formula="of:=[.S6]" office:value-type="string" office:string-value="Alternative 4 Name" calcext:value-type="string">
            <text:p>Alternative 4 Name</text:p>
          </table:table-cell>
          <table:table-cell table:style-name="ce666"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No</text:p>
          </table:table-cell>
          <table:table-cell table:style-name="ce182" table:number-columns-repeated="3"/>
          <table:table-cell table:style-name="ce114" table:number-columns-repeated="4"/>
          <table:table-cell table:style-name="ce164" table:formula="of:=[.V6]" office:value-type="string" office:string-value="Alternative 5 Name" calcext:value-type="string">
            <text:p>Alternative 5 Name</text:p>
          </table:table-cell>
          <table:table-cell table:style-name="ce667"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Yes</text:p>
          </table:table-cell>
          <table:table-cell table:style-name="ce182" table:number-columns-repeated="3"/>
          <table:table-cell table:style-name="ce114" table:number-columns-repeated="4"/>
          <table:table-cell table:style-name="ce164" table:formula="of:=[.Y6]" office:value-type="string" office:string-value="Alternative 6 Name" calcext:value-type="string">
            <text:p>Alternative 6 Name</text:p>
          </table:table-cell>
          <table:table-cell table:style-name="ce668"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No</text:p>
          </table:table-cell>
          <table:table-cell table:style-name="ce182" table:number-columns-repeated="3"/>
          <table:table-cell table:style-name="ce114" table:number-columns-repeated="4"/>
          <table:table-cell table:style-name="ce164" table:formula="of:=[.AB6]" office:value-type="string" office:string-value="Alternative 7 Name" calcext:value-type="string">
            <text:p>Alternative 7 Name</text:p>
          </table:table-cell>
          <table:table-cell table:style-name="ce669"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No</text:p>
          </table:table-cell>
          <table:table-cell table:style-name="ce182" table:number-columns-repeated="3"/>
          <table:table-cell table:style-name="ce114" table:number-columns-repeated="4"/>
          <table:table-cell table:style-name="ce164" table:formula="of:=[.AE6]" office:value-type="string" office:string-value="Alternative 8 Name" calcext:value-type="string">
            <text:p>Alternative 8 Name</text:p>
          </table:table-cell>
          <table:table-cell table:style-name="ce670"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Yes</text:p>
          </table:table-cell>
          <table:table-cell table:style-name="ce182" table:number-columns-repeated="3"/>
          <table:table-cell table:style-name="ce114" table:number-columns-repeated="4"/>
          <table:table-cell table:style-name="ce164" table:formula="of:=[.AH6]" office:value-type="string" office:string-value="Alternative 9 Name" calcext:value-type="string">
            <text:p>Alternative 9 Name</text:p>
          </table:table-cell>
          <table:table-cell table:style-name="ce671"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No</text:p>
          </table:table-cell>
          <table:table-cell table:style-name="ce182" table:number-columns-repeated="3"/>
          <table:table-cell table:style-name="ce114" table:number-columns-repeated="4"/>
          <table:table-cell table:style-name="ce164" table:formula="of:=[.AK6]" office:value-type="string" office:string-value="Alternative 10 Name" calcext:value-type="string">
            <text:p>Alternative 10 Name</text:p>
          </table:table-cell>
          <table:table-cell table:style-name="ce672" office:value-type="string" calcext:value-type="string">
            <text:p>No</text:p>
          </table:table-cell>
          <table:table-cell table:style-name="ce182"/>
          <table:table-cell table:style-name="ce221"/>
          <table:table-cell table:style-name="ce694"/>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3"/>
          <table:table-cell table:style-name="ce202"/>
          <table:table-cell table:style-name="ce182"/>
          <table:table-cell table:style-name="ce114" table:number-columns-repeated="4"/>
          <table:table-cell table:style-name="ce170"/>
          <table:table-cell table:style-name="ce673"/>
          <table:table-cell table:style-name="ce182"/>
          <table:table-cell table:style-name="ce221"/>
          <table:table-cell table:style-name="ce695"/>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3"/>
          <table:table-cell table:style-name="ce202"/>
          <table:table-cell table:style-name="ce182"/>
          <table:table-cell table:style-name="ce114" table:number-columns-repeated="4"/>
          <table:table-cell table:style-name="ce182"/>
          <table:table-cell table:style-name="ce114" table:number-columns-repeated="2"/>
          <table:table-cell table:style-name="ce182"/>
          <table:table-cell table:style-name="ce114" office:value-type="string" calcext:value-type="string">
            <text:p>No</text:p>
          </table:table-cell>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3"/>
          <table:table-cell table:style-name="ce202"/>
          <table:table-cell table:style-name="ce182"/>
          <table:table-cell table:style-name="ce114" table:number-columns-repeated="4"/>
          <table:table-cell table:style-name="ce182"/>
          <table:table-cell table:style-name="ce114" table:number-columns-repeated="2"/>
          <table:table-cell table:style-name="ce182"/>
          <table:table-cell table:style-name="ce114" office:value-type="string" calcext:value-type="string">
            <text:p>No</text:p>
          </table:table-cell>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3"/>
          <table:table-cell table:style-name="ce202"/>
          <table:table-cell table:style-name="ce182"/>
          <table:table-cell table:style-name="ce114" table:number-columns-repeated="4"/>
          <table:table-cell table:style-name="ce182"/>
          <table:table-cell table:style-name="ce114" table:number-columns-repeated="2"/>
          <table:table-cell table:style-name="ce182"/>
          <table:table-cell table:style-name="ce114" office:value-type="string" calcext:value-type="string">
            <text:p>No</text:p>
          </table:table-cell>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82"/>
          <table:table-cell table:style-name="ce114" table:number-columns-repeated="2"/>
          <table:table-cell table:style-name="ce182"/>
          <table:table-cell table:style-name="ce114" office:value-type="string" calcext:value-type="string">
            <text:p>No</text:p>
          </table:table-cell>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82"/>
          <table:table-cell table:style-name="ce114" table:number-columns-repeated="2"/>
          <table:table-cell table:style-name="ce182"/>
          <table:table-cell table:style-name="ce114" office:value-type="string" calcext:value-type="string">
            <text:p>No</text:p>
          </table:table-cell>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number-rows-repeated="8">
          <table:table-cell table:style-name="ce182" table:number-columns-repeated="5"/>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number-rows-repeated="4">
          <table:table-cell table:style-name="ce182" table:number-columns-repeated="5"/>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style-name="ce23" table:number-columns-repeated="4"/>
          <table:table-cell table:number-columns-repeated="16"/>
          <table:table-cell table:style-name="ce23" table:number-columns-repeated="960"/>
          <table:table-cell table:number-columns-repeated="2"/>
        </table:table-row>
        <table:table-row table:style-name="ro12" table:number-rows-repeated="13">
          <table:table-cell table:style-name="ce182" table:number-columns-repeated="5"/>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style-name="ce23" table:number-columns-repeated="4"/>
          <table:table-cell table:number-columns-repeated="13"/>
          <table:table-cell table:style-name="ce23" table:number-columns-repeated="963"/>
          <table:table-cell table:number-columns-repeated="2"/>
        </table:table-row>
        <table:table-row table:style-name="ro12">
          <table:table-cell table:style-name="ce182" table:number-columns-repeated="5"/>
          <table:table-cell table:style-name="ce114"/>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style-name="ce23" table:number-columns-repeated="4"/>
          <table:table-cell table:number-columns-repeated="13"/>
          <table:table-cell table:style-name="ce23" table:number-columns-repeated="963"/>
          <table:table-cell table:number-columns-repeated="2"/>
        </table:table-row>
        <table:table-row table:style-name="ro22">
          <table:table-cell table:style-name="ce182">
            <draw:frame table:end-cell-address="'My Career'.H121" table:end-x="1.2224in" table:end-y="0.0323in" draw:z-index="1" draw:style-name="gr6" draw:text-style-name="P5" svg:width="11.1622in" svg:height="5.8256in" svg:x="0.2756in" svg:y="0.2555in">
              <draw:object draw:notify-on-update-of-ranges="'My Career'.AW188:'My Career'.AW194 'My Career'.AZ188:'My Career'.AZ194" xlink:href="./Object 10" xlink:type="simple" xlink:show="embed" xlink:actuate="onLoad">
                <loext:p/>
              </draw:object>
              <draw:image xlink:href="./ObjectReplacements/Object 10" xlink:type="simple" xlink:show="embed" xlink:actuate="onLoad"/>
            </draw:frame>
          </table:table-cell>
          <table:table-cell table:style-name="ce182" table:number-columns-repeated="2"/>
          <table:table-cell table:style-name="ce53"/>
          <table:table-cell table:style-name="ce64"/>
          <table:table-cell table:style-name="ce53"/>
          <table:table-cell table:style-name="ce131"/>
          <table:table-cell table:style-name="ce114"/>
          <table:table-cell table:style-name="ce53"/>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style-name="ce23" table:number-columns-repeated="4"/>
          <table:table-cell table:number-columns-repeated="13"/>
          <table:table-cell table:style-name="ce23" table:number-columns-repeated="963"/>
          <table:table-cell table:number-columns-repeated="2"/>
        </table:table-row>
        <table:table-row table:style-name="ro12" table:number-rows-repeated="4">
          <table:table-cell table:style-name="ce182" table:number-columns-repeated="5"/>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style-name="ce23" table:number-columns-repeated="4"/>
          <table:table-cell table:number-columns-repeated="13"/>
          <table:table-cell table:style-name="ce23" table:number-columns-repeated="963"/>
          <table:table-cell table:number-columns-repeated="2"/>
        </table:table-row>
        <table:table-row table:style-name="ro12">
          <table:table-cell table:style-name="ce182" table:number-columns-repeated="5"/>
          <table:table-cell table:style-name="ce114" table:number-columns-repeated="4"/>
          <table:table-cell table:style-name="ce334" office:value-type="string" calcext:value-type="string" table:number-columns-spanned="1" table:number-rows-spanned="2">
            <text:p><text:span text:style-name="T11">Display on </text:span><text:span text:style-name="T12">Tornado</text:span></text:p>
          </table:table-cell>
          <table:table-cell table:style-name="ce276" office:value-type="string" calcext:value-type="string" table:number-columns-spanned="1" table:number-rows-spanned="2">
            <text:p>RESET</text:p>
          </table:table-cell>
          <table:table-cell table:style-name="ce114"/>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style-name="ce23" table:number-columns-repeated="4"/>
          <table:table-cell table:number-columns-repeated="13"/>
          <table:table-cell table:style-name="ce23" table:number-columns-repeated="963"/>
          <table:table-cell table:number-columns-repeated="2"/>
        </table:table-row>
        <table:table-row table:style-name="ro12">
          <table:table-cell table:style-name="ce182" table:number-columns-repeated="5"/>
          <table:table-cell table:style-name="ce114" table:number-columns-repeated="4"/>
          <table:covered-table-cell table:style-name="ce177"/>
          <table:covered-table-cell table:style-name="ce360"/>
          <table:table-cell table:style-name="ce114"/>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77" table:formula="of:=[.J6]" office:value-type="string" office:string-value="Robotics Engineer" calcext:value-type="string">
            <text:p>Robotics Engineer</text:p>
          </table:table-cell>
          <table:table-cell table:style-name="ce674" office:value-type="string" calcext:value-type="string">
            <text:p>No</text:p>
          </table:table-cell>
          <table:table-cell table:style-name="ce114"/>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77" table:formula="of:=[.M6]" office:value-type="string" office:string-value="Graphics Designer" calcext:value-type="string">
            <text:p>Graphics Designer</text:p>
          </table:table-cell>
          <table:table-cell table:style-name="ce675" office:value-type="string" calcext:value-type="string">
            <text:p>No</text:p>
          </table:table-cell>
          <table:table-cell table:style-name="ce114"/>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23">
          <table:table-cell table:style-name="ce16"/>
          <table:table-cell table:style-name="ce182" table:number-columns-repeated="3"/>
          <table:table-cell table:style-name="ce53" table:number-columns-repeated="5"/>
          <table:table-cell table:style-name="ce177" table:formula="of:=[.P6]" office:value-type="string" office:string-value="Physical Therapist" calcext:value-type="string">
            <text:p>Physical Therapist</text:p>
          </table:table-cell>
          <table:table-cell table:style-name="ce676" office:value-type="string" calcext:value-type="string">
            <text:p>No</text:p>
          </table:table-cell>
          <table:table-cell table:style-name="ce114"/>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90"/>
          <table:table-cell table:style-name="ce114" table:number-columns-repeated="3"/>
          <table:table-cell table:style-name="ce177" table:formula="of:=[.S6]" office:value-type="string" office:string-value="Alternative 4 Name" calcext:value-type="string">
            <text:p>Alternative 4 Name</text:p>
          </table:table-cell>
          <table:table-cell table:style-name="ce677" office:value-type="string" calcext:value-type="string">
            <text:p>No</text:p>
          </table:table-cell>
          <table:table-cell table:style-name="ce114"/>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77" table:formula="of:=[.V6]" office:value-type="string" office:string-value="Alternative 5 Name" calcext:value-type="string">
            <text:p>Alternative 5 Name</text:p>
          </table:table-cell>
          <table:table-cell table:style-name="ce678" office:value-type="string" calcext:value-type="string">
            <text:p>No</text:p>
          </table:table-cell>
          <table:table-cell table:style-name="ce114"/>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77" table:formula="of:=[.Y6]" office:value-type="string" office:string-value="Alternative 6 Name" calcext:value-type="string">
            <text:p>Alternative 6 Name</text:p>
          </table:table-cell>
          <table:table-cell table:style-name="ce679" office:value-type="string" calcext:value-type="string">
            <text:p>No</text:p>
          </table:table-cell>
          <table:table-cell table:style-name="ce182" table:number-columns-repeated="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77" table:formula="of:=[.AB6]" office:value-type="string" office:string-value="Alternative 7 Name" calcext:value-type="string">
            <text:p>Alternative 7 Name</text:p>
          </table:table-cell>
          <table:table-cell table:style-name="ce680"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77" table:formula="of:=[.AE6]" office:value-type="string" office:string-value="Alternative 8 Name" calcext:value-type="string">
            <text:p>Alternative 8 Name</text:p>
          </table:table-cell>
          <table:table-cell table:style-name="ce681"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77" table:formula="of:=[.AH6]" office:value-type="string" office:string-value="Alternative 9 Name" calcext:value-type="string">
            <text:p>Alternative 9 Name</text:p>
          </table:table-cell>
          <table:table-cell table:style-name="ce682"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77" table:formula="of:=[.AK6]" office:value-type="string" office:string-value="Alternative 10 Name" calcext:value-type="string">
            <text:p>Alternative 10 Name</text:p>
          </table:table-cell>
          <table:table-cell table:style-name="ce683"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number-rows-repeated="8">
          <table:table-cell table:style-name="ce182" table:number-columns-repeated="5"/>
          <table:table-cell table:style-name="ce114" table:number-columns-repeated="4"/>
          <table:table-cell table:style-name="ce182"/>
          <table:table-cell table:style-name="ce114"/>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82"/>
          <table:table-cell table:style-name="ce114"/>
          <table:table-cell table:style-name="ce182"/>
          <table:table-cell table:style-name="ce221"/>
          <table:table-cell table:style-name="ce696"/>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82"/>
          <table:table-cell table:style-name="ce114"/>
          <table:table-cell table:style-name="ce182"/>
          <table:table-cell table:style-name="ce221"/>
          <table:table-cell table:style-name="ce697"/>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number-rows-repeated="21">
          <table:table-cell table:style-name="ce182" table:number-columns-repeated="5"/>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24">
          <table:table-cell table:style-name="ce182" table:number-columns-repeated="5"/>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number-rows-repeated="2">
          <table:table-cell table:style-name="ce23" table:number-columns-repeated="4"/>
          <table:table-cell table:number-columns-repeated="27"/>
          <table:table-cell table:style-name="ce534" table:number-columns-repeated="2"/>
          <table:table-cell table:style-name="ce23"/>
          <table:table-cell table:number-columns-repeated="990"/>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0"/>
          <table:table-cell table:style-name="ce23"/>
          <table:table-cell table:number-columns-repeated="979"/>
        </table:table-row>
        <table:table-row table:style-name="ro12" table:number-rows-repeated="7">
          <table:table-cell table:style-name="ce23" table:number-columns-repeated="4"/>
          <table:table-cell table:number-columns-repeated="27"/>
          <table:table-cell table:style-name="ce534" table:number-columns-repeated="2"/>
          <table:table-cell table:style-name="ce23"/>
          <table:table-cell table:number-columns-repeated="990"/>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83"/>
          <table:table-cell office:value-type="float" office:value="1" calcext:value-type="float">
            <text:p>1</text:p>
          </table:table-cell>
          <table:table-cell table:number-columns-repeated="906"/>
        </table:table-row>
        <table:table-row table:style-name="ro12" table:number-rows-repeated="5">
          <table:table-cell table:style-name="ce23" table:number-columns-repeated="4"/>
          <table:table-cell table:number-columns-repeated="27"/>
          <table:table-cell table:style-name="ce534" table:number-columns-repeated="2"/>
          <table:table-cell table:style-name="ce23"/>
          <table:table-cell table:number-columns-repeated="990"/>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75"/>
          <table:table-cell table:style-name="ce488" table:number-columns-repeated="15"/>
          <table:table-cell table:style-name="ce490"/>
          <table:table-cell table:style-name="ce499" table:number-columns-repeated="2"/>
          <table:table-cell table:style-name="ce506"/>
          <table:table-cell table:number-columns-repeated="959"/>
        </table:table-row>
        <table:table-row table:style-name="ro25">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89" office:value-type="string" calcext:value-type="string">
            <text:p>General Tool Data</text:p>
          </table:table-cell>
          <table:table-cell table:style-name="ce534"/>
          <table:table-cell table:style-name="ce491"/>
          <table:table-cell table:style-name="ce585" office:value-type="string" calcext:value-type="string" table:number-columns-spanned="12" table:number-rows-spanned="3">
            <text:p>Working Data – Do Not Disturb</text:p>
          </table:table-cell>
          <table:covered-table-cell table:number-columns-repeated="11" table:style-name="ce606"/>
          <table:table-cell table:style-name="ce492"/>
          <table:table-cell table:style-name="ce501" office:value-type="string" calcext:value-type="string">
            <text:p>RangeName</text:p>
          </table:table-cell>
          <table:table-cell table:style-name="ce501" office:value-type="string" calcext:value-type="string">
            <text:p>VarName</text:p>
          </table:table-cell>
          <table:table-cell table:style-name="ce507" office:value-type="string" calcext:value-type="string">
            <text:p>Location</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office:value-type="string" calcext:value-type="string">
            <text:p>Number of Criteria</text:p>
          </table:table-cell>
          <table:table-cell table:style-name="ce243" office:value-type="float" office:value="15" calcext:value-type="float">
            <text:p>15</text:p>
          </table:table-cell>
          <table:table-cell table:style-name="ce491"/>
          <table:covered-table-cell table:number-columns-repeated="12" table:style-name="ce606"/>
          <table:table-cell table:style-name="ce492"/>
          <table:table-cell table:number-columns-repeated="2" table:style-name="ce638" office:value-type="string" calcext:value-type="string">
            <text:p>NumberOfAlts</text:p>
          </table:table-cell>
          <table:table-cell table:style-name="ce508" office:value-type="string" calcext:value-type="string">
            <text:p>AV158</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office:value-type="string" calcext:value-type="string">
            <text:p>Number of Alternatives</text:p>
          </table:table-cell>
          <table:table-cell table:style-name="ce243" office:value-type="float" office:value="10" calcext:value-type="float">
            <text:p>10</text:p>
          </table:table-cell>
          <table:table-cell table:style-name="ce491"/>
          <table:covered-table-cell table:number-columns-repeated="12" table:style-name="ce606"/>
          <table:table-cell table:style-name="ce492"/>
          <table:table-cell table:number-columns-repeated="2" table:style-name="ce638" office:value-type="string" calcext:value-type="string">
            <text:p>NumberOfCrits</text:p>
          </table:table-cell>
          <table:table-cell table:style-name="ce508" office:value-type="string" calcext:value-type="string">
            <text:p>AV157</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91" table:number-columns-repeated="13"/>
          <table:table-cell table:style-name="ce496"/>
          <table:table-cell table:style-name="ce638" office:value-type="string" calcext:value-type="string">
            <text:p>sc01StartCell</text:p>
          </table:table-cell>
          <table:table-cell table:style-name="ce638" office:value-type="string" calcext:value-type="string">
            <text:p>sc01StartCell </text:p>
          </table:table-cell>
          <table:table-cell table:style-name="ce508" office:value-type="string" calcext:value-type="string">
            <text:p>AX165</text:p>
          </table:table-cell>
          <table:table-cell table:number-columns-repeated="959"/>
        </table:table-row>
        <table:table-row table:style-name="ro16">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500"/>
          <table:table-cell table:style-name="ce559"/>
          <table:table-cell table:style-name="ce491" table:number-columns-repeated="13"/>
          <table:table-cell table:style-name="ce497"/>
          <table:table-cell table:style-name="ce638" office:value-type="string" calcext:value-type="string">
            <text:p>SCClearCell</text:p>
          </table:table-cell>
          <table:table-cell table:style-name="ce638" office:value-type="string" calcext:value-type="string">
            <text:p>scClearCell </text:p>
          </table:table-cell>
          <table:table-cell table:style-name="ce508" office:value-type="string" calcext:value-type="string">
            <text:p>K45</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91" table:number-columns-repeated="13"/>
          <table:table-cell table:style-name="ce492"/>
          <table:table-cell table:number-columns-repeated="2" table:style-name="ce638" office:value-type="string" calcext:value-type="string">
            <text:p>scCritName</text:p>
          </table:table-cell>
          <table:table-cell table:style-name="ce508" office:value-type="string" calcext:value-type="string">
            <text:p>AW168</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91" table:number-columns-repeated="13"/>
          <table:table-cell table:style-name="ce492"/>
          <table:table-cell table:number-columns-repeated="2" table:style-name="ce638" office:value-type="string" calcext:value-type="string">
            <text:p>scYNStartCell</text:p>
          </table:table-cell>
          <table:table-cell table:style-name="ce508" office:value-type="string" calcext:value-type="string">
            <text:p>K47</text:p>
          </table:table-cell>
          <table:table-cell table:number-columns-repeated="959"/>
        </table:table-row>
        <table:table-row table:style-name="ro18">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18" office:value-type="string" calcext:value-type="string">
            <text:p>Display Table Data</text:p>
          </table:table-cell>
          <table:table-cell table:style-name="ce491" table:number-columns-repeated="12"/>
          <table:table-cell table:style-name="ce492"/>
          <table:table-cell table:number-columns-repeated="2" table:style-name="ce638" office:value-type="string" calcext:value-type="string">
            <text:p>tc01StartCell</text:p>
          </table:table-cell>
          <table:table-cell table:style-name="ce508" office:value-type="string" calcext:value-type="string">
            <text:p>AY164</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office:value-type="string" calcext:value-type="string">
            <text:p>Tornado</text:p>
          </table:table-cell>
          <table:table-cell table:number-columns-repeated="11" table:style-name="ce459" office:value-type="float" office:value="0" calcext:value-type="float">
            <text:p>0</text:p>
          </table:table-cell>
          <table:table-cell table:style-name="ce579"/>
          <table:table-cell table:style-name="ce492"/>
          <table:table-cell table:style-name="ce638" office:value-type="string" calcext:value-type="string">
            <text:p>tdTCLeft</text:p>
          </table:table-cell>
          <table:table-cell table:style-name="ce638" office:value-type="string" calcext:value-type="string">
            <text:p>tcColumnL</text:p>
          </table:table-cell>
          <table:table-cell table:style-name="ce508" office:value-type="string" calcext:value-type="string">
            <text:p>AX188</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office:value-type="string" calcext:value-type="string">
            <text:p>Spider</text:p>
          </table:table-cell>
          <table:table-cell table:number-columns-repeated="11" table:style-name="ce460" office:value-type="float" office:value="0" calcext:value-type="float">
            <text:p>0</text:p>
          </table:table-cell>
          <table:table-cell table:style-name="ce579" office:value-type="float" office:value="0" calcext:value-type="float">
            <text:p>0</text:p>
          </table:table-cell>
          <table:table-cell table:style-name="ce492"/>
          <table:table-cell table:style-name="ce638" office:value-type="string" calcext:value-type="string">
            <text:p>tdTCRight</text:p>
          </table:table-cell>
          <table:table-cell table:style-name="ce638" office:value-type="string" calcext:value-type="string">
            <text:p>tcColumnR</text:p>
          </table:table-cell>
          <table:table-cell table:style-name="ce508" office:value-type="string" calcext:value-type="string">
            <text:p>AY169</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74"/>
          <table:table-cell table:style-name="ce608" office:value-type="string" calcext:value-type="string">
            <text:p>Threshold</text:p>
          </table:table-cell>
          <table:table-cell table:style-name="ce608" table:formula="of:=[.J6]" office:value-type="string" office:string-value="Robotics Engineer" calcext:value-type="string">
            <text:p>Robotics Engineer</text:p>
          </table:table-cell>
          <table:table-cell table:style-name="ce608" table:formula="of:=[.M6]" office:value-type="string" office:string-value="Graphics Designer" calcext:value-type="string">
            <text:p>Graphics Designer</text:p>
          </table:table-cell>
          <table:table-cell table:style-name="ce608" table:formula="of:=[.P6]" office:value-type="string" office:string-value="Physical Therapist" calcext:value-type="string">
            <text:p>Physical Therapist</text:p>
          </table:table-cell>
          <table:table-cell table:style-name="ce608" table:formula="of:=[.S6]" office:value-type="string" office:string-value="Alternative 4 Name" calcext:value-type="string">
            <text:p>Alternative 4 Name</text:p>
          </table:table-cell>
          <table:table-cell table:style-name="ce608" table:formula="of:=[.V6]" office:value-type="string" office:string-value="Alternative 5 Name" calcext:value-type="string">
            <text:p>Alternative 5 Name</text:p>
          </table:table-cell>
          <table:table-cell table:style-name="ce608" table:formula="of:=[.Y6]" office:value-type="string" office:string-value="Alternative 6 Name" calcext:value-type="string">
            <text:p>Alternative 6 Name</text:p>
          </table:table-cell>
          <table:table-cell table:style-name="ce608" table:formula="of:=[.AB6]" office:value-type="string" office:string-value="Alternative 7 Name" calcext:value-type="string">
            <text:p>Alternative 7 Name</text:p>
          </table:table-cell>
          <table:table-cell table:style-name="ce608" table:formula="of:=[.AE6]" office:value-type="string" office:string-value="Alternative 8 Name" calcext:value-type="string">
            <text:p>Alternative 8 Name</text:p>
          </table:table-cell>
          <table:table-cell table:style-name="ce608" table:formula="of:=[.AH6]" office:value-type="string" office:string-value="Alternative 9 Name" calcext:value-type="string">
            <text:p>Alternative 9 Name</text:p>
          </table:table-cell>
          <table:table-cell table:style-name="ce622" table:formula="of:=[.AK6]" office:value-type="string" office:string-value="Alternative 10 Name" calcext:value-type="string">
            <text:p>Alternative 10 Name</text:p>
          </table:table-cell>
          <table:table-cell table:style-name="ce579"/>
          <table:table-cell table:style-name="ce492"/>
          <table:table-cell table:number-columns-repeated="2" table:style-name="ce638" office:value-type="string" calcext:value-type="string">
            <text:p>tcCritName</text:p>
          </table:table-cell>
          <table:table-cell table:style-name="ce508" office:value-type="string" calcext:value-type="string">
            <text:p>AW188</text:p>
          </table:table-cell>
          <table:table-cell table:number-columns-repeated="959"/>
        </table:table-row>
        <table:table-row table:style-name="ro18">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518" office:value-type="string" calcext:value-type="string">
            <text:p>Radar (spider) Chart Data</text:p>
          </table:table-cell>
          <table:table-cell table:style-name="ce268"/>
          <table:table-cell table:style-name="ce575" table:formula="of:=[.D10]" office:value-type="string" office:string-value="Name" calcext:value-type="string">
            <text:p>Name</text:p>
          </table:table-cell>
          <table:table-cell table:number-columns-repeated="10" table:style-name="ce590" office:value-type="string" calcext:value-type="string">
            <text:p>WS</text:p>
          </table:table-cell>
          <table:table-cell table:style-name="ce607" office:value-type="string" calcext:value-type="string">
            <text:p>WS</text:p>
          </table:table-cell>
          <table:table-cell table:style-name="ce579"/>
          <table:table-cell table:style-name="ce492"/>
          <table:table-cell table:number-columns-repeated="2" table:style-name="ce638" office:value-type="string" calcext:value-type="string">
            <text:p>tcNameL</text:p>
          </table:table-cell>
          <table:table-cell table:style-name="ce508" office:value-type="string" calcext:value-type="string">
            <text:p>AX186</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10]" office:value-type="string" office:string-value="Fits me" calcext:value-type="string">
            <text:p>Fits me</text:p>
          </table:table-cell>
          <table:table-cell table:style-name="ce610" table:formula="of:=[.BH210]*[.$AX$165]" office:value-type="float" office:value="0" calcext:value-type="float">
            <text:p>0</text:p>
          </table:table-cell>
          <table:table-cell table:style-name="ce599" table:formula="of:=[.AW210]*[.$AY$165]" office:value-type="float" office:value="0" calcext:value-type="float">
            <text:p>0</text:p>
          </table:table-cell>
          <table:table-cell table:style-name="ce599" table:formula="of:=[.AX210]*[.$AZ$165]" office:value-type="float" office:value="0" calcext:value-type="float">
            <text:p>0</text:p>
          </table:table-cell>
          <table:table-cell table:style-name="ce599" table:formula="of:=[.AY210]*[.$BA$165]" office:value-type="float" office:value="0" calcext:value-type="float">
            <text:p>0</text:p>
          </table:table-cell>
          <table:table-cell table:style-name="ce599" table:formula="of:=[.AZ210]*[.$BB$165]" office:value-type="string" office:string-value="" calcext:value-type="error">
            <text:p>#VALUE!</text:p>
          </table:table-cell>
          <table:table-cell table:style-name="ce599" table:formula="of:=[.BA210]*[.$BC$165]" office:value-type="string" office:string-value="" calcext:value-type="error">
            <text:p>#VALUE!</text:p>
          </table:table-cell>
          <table:table-cell table:style-name="ce599" table:formula="of:=[.BB210]*[.$BD$165]" office:value-type="string" office:string-value="" calcext:value-type="error">
            <text:p>#VALUE!</text:p>
          </table:table-cell>
          <table:table-cell table:style-name="ce599" table:formula="of:=[.BC210]*[.$BE$165]" office:value-type="string" office:string-value="" calcext:value-type="error">
            <text:p>#VALUE!</text:p>
          </table:table-cell>
          <table:table-cell table:style-name="ce599" table:formula="of:=[.BD210]*[.$BF$165]" office:value-type="string" office:string-value="" calcext:value-type="error">
            <text:p>#VALUE!</text:p>
          </table:table-cell>
          <table:table-cell table:style-name="ce599" table:formula="of:=[.BE210]*[.$BG$165]" office:value-type="string" office:string-value="" calcext:value-type="error">
            <text:p>#VALUE!</text:p>
          </table:table-cell>
          <table:table-cell table:style-name="ce599" table:formula="of:=[.BF210]*[.$BH$165]" office:value-type="string" office:string-value="" calcext:value-type="error">
            <text:p>#VALUE!</text:p>
          </table:table-cell>
          <table:table-cell table:style-name="ce579"/>
          <table:table-cell table:style-name="ce492"/>
          <table:table-cell table:number-columns-repeated="2" table:style-name="ce638" office:value-type="string" calcext:value-type="string">
            <text:p>tcNameR</text:p>
          </table:table-cell>
          <table:table-cell table:style-name="ce508" office:value-type="string" calcext:value-type="string">
            <text:p>AY186</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11]" office:value-type="string" office:string-value="Income" calcext:value-type="string">
            <text:p>Income</text:p>
          </table:table-cell>
          <table:table-cell table:style-name="ce610" table:formula="of:=[.BH211]*[.$AX$165]" office:value-type="float" office:value="0" calcext:value-type="float">
            <text:p>0</text:p>
          </table:table-cell>
          <table:table-cell table:style-name="ce599" table:formula="of:=[.AW211]*[.$AY$165]" office:value-type="float" office:value="0" calcext:value-type="float">
            <text:p>0</text:p>
          </table:table-cell>
          <table:table-cell table:style-name="ce599" table:formula="of:=[.AX211]*[.$AZ$165]" office:value-type="float" office:value="0" calcext:value-type="float">
            <text:p>0</text:p>
          </table:table-cell>
          <table:table-cell table:style-name="ce599" table:formula="of:=[.AY211]*[.$BA$165]" office:value-type="float" office:value="0" calcext:value-type="float">
            <text:p>0</text:p>
          </table:table-cell>
          <table:table-cell table:style-name="ce599" table:formula="of:=[.AZ211]*[.$BB$165]" office:value-type="string" office:string-value="" calcext:value-type="error">
            <text:p>#VALUE!</text:p>
          </table:table-cell>
          <table:table-cell table:style-name="ce599" table:formula="of:=[.BA211]*[.$BC$165]" office:value-type="string" office:string-value="" calcext:value-type="error">
            <text:p>#VALUE!</text:p>
          </table:table-cell>
          <table:table-cell table:style-name="ce599" table:formula="of:=[.BB211]*[.$BD$165]" office:value-type="string" office:string-value="" calcext:value-type="error">
            <text:p>#VALUE!</text:p>
          </table:table-cell>
          <table:table-cell table:style-name="ce599" table:formula="of:=[.BC211]*[.$BE$165]" office:value-type="string" office:string-value="" calcext:value-type="error">
            <text:p>#VALUE!</text:p>
          </table:table-cell>
          <table:table-cell table:style-name="ce599" table:formula="of:=[.BD211]*[.$BF$165]" office:value-type="string" office:string-value="" calcext:value-type="error">
            <text:p>#VALUE!</text:p>
          </table:table-cell>
          <table:table-cell table:style-name="ce599" table:formula="of:=[.BE211]*[.$BG$165]" office:value-type="string" office:string-value="" calcext:value-type="error">
            <text:p>#VALUE!</text:p>
          </table:table-cell>
          <table:table-cell table:style-name="ce599" table:formula="of:=[.BF211]*[.$BH$165]" office:value-type="string" office:string-value="" calcext:value-type="error">
            <text:p>#VALUE!</text:p>
          </table:table-cell>
          <table:table-cell table:style-name="ce579"/>
          <table:table-cell table:style-name="ce492"/>
          <table:table-cell table:style-name="ce638" office:value-type="string" calcext:value-type="string">
            <text:p>TCResetCell</text:p>
          </table:table-cell>
          <table:table-cell table:style-name="ce638" office:value-type="string" calcext:value-type="string">
            <text:p>tcResetCell</text:p>
          </table:table-cell>
          <table:table-cell table:style-name="ce508" office:value-type="string" calcext:value-type="string">
            <text:p>K95</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12]" office:value-type="string" office:string-value="Flexible schedule" calcext:value-type="string">
            <text:p>Flexible schedule</text:p>
          </table:table-cell>
          <table:table-cell table:style-name="ce610" table:formula="of:=[.BH212]*[.$AX$165]" office:value-type="float" office:value="0" calcext:value-type="float">
            <text:p>0</text:p>
          </table:table-cell>
          <table:table-cell table:style-name="ce599" table:formula="of:=[.AW212]*[.$AY$165]" office:value-type="float" office:value="0" calcext:value-type="float">
            <text:p>0</text:p>
          </table:table-cell>
          <table:table-cell table:style-name="ce599" table:formula="of:=[.AX212]*[.$AZ$165]" office:value-type="float" office:value="0" calcext:value-type="float">
            <text:p>0</text:p>
          </table:table-cell>
          <table:table-cell table:style-name="ce599" table:formula="of:=[.AY212]*[.$BA$165]" office:value-type="float" office:value="0" calcext:value-type="float">
            <text:p>0</text:p>
          </table:table-cell>
          <table:table-cell table:style-name="ce599" table:formula="of:=[.AZ212]*[.$BB$165]" office:value-type="string" office:string-value="" calcext:value-type="error">
            <text:p>#VALUE!</text:p>
          </table:table-cell>
          <table:table-cell table:style-name="ce599" table:formula="of:=[.BA212]*[.$BC$165]" office:value-type="string" office:string-value="" calcext:value-type="error">
            <text:p>#VALUE!</text:p>
          </table:table-cell>
          <table:table-cell table:style-name="ce599" table:formula="of:=[.BB212]*[.$BD$165]" office:value-type="string" office:string-value="" calcext:value-type="error">
            <text:p>#VALUE!</text:p>
          </table:table-cell>
          <table:table-cell table:style-name="ce599" table:formula="of:=[.BC212]*[.$BE$165]" office:value-type="string" office:string-value="" calcext:value-type="error">
            <text:p>#VALUE!</text:p>
          </table:table-cell>
          <table:table-cell table:style-name="ce599" table:formula="of:=[.BD212]*[.$BF$165]" office:value-type="string" office:string-value="" calcext:value-type="error">
            <text:p>#VALUE!</text:p>
          </table:table-cell>
          <table:table-cell table:style-name="ce599" table:formula="of:=[.BE212]*[.$BG$165]" office:value-type="string" office:string-value="" calcext:value-type="error">
            <text:p>#VALUE!</text:p>
          </table:table-cell>
          <table:table-cell table:style-name="ce599" table:formula="of:=[.BF212]*[.$BH$165]" office:value-type="string" office:string-value="" calcext:value-type="error">
            <text:p>#VALUE!</text:p>
          </table:table-cell>
          <table:table-cell table:style-name="ce579"/>
          <table:table-cell table:style-name="ce492"/>
          <table:table-cell table:style-name="ce638" office:value-type="string" calcext:value-type="string">
            <text:p>tcSelectedAltNo</text:p>
          </table:table-cell>
          <table:table-cell table:style-name="ce638" office:value-type="string" calcext:value-type="string">
            <text:p>tcAltsSelectedNo</text:p>
          </table:table-cell>
          <table:table-cell table:style-name="ce508" office:value-type="string" calcext:value-type="string">
            <text:p>AV188</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13]" office:value-type="string" office:string-value="Preparation time/cost" calcext:value-type="string">
            <text:p>Preparation time/cost</text:p>
          </table:table-cell>
          <table:table-cell table:style-name="ce610" table:formula="of:=[.BH213]*[.$AX$165]" office:value-type="float" office:value="0" calcext:value-type="float">
            <text:p>0</text:p>
          </table:table-cell>
          <table:table-cell table:style-name="ce599" table:formula="of:=[.AW213]*[.$AY$165]" office:value-type="float" office:value="0" calcext:value-type="float">
            <text:p>0</text:p>
          </table:table-cell>
          <table:table-cell table:style-name="ce599" table:formula="of:=[.AX213]*[.$AZ$165]" office:value-type="float" office:value="0" calcext:value-type="float">
            <text:p>0</text:p>
          </table:table-cell>
          <table:table-cell table:style-name="ce599" table:formula="of:=[.AY213]*[.$BA$165]" office:value-type="float" office:value="0" calcext:value-type="float">
            <text:p>0</text:p>
          </table:table-cell>
          <table:table-cell table:style-name="ce599" table:formula="of:=[.AZ213]*[.$BB$165]" office:value-type="string" office:string-value="" calcext:value-type="error">
            <text:p>#VALUE!</text:p>
          </table:table-cell>
          <table:table-cell table:style-name="ce599" table:formula="of:=[.BA213]*[.$BC$165]" office:value-type="string" office:string-value="" calcext:value-type="error">
            <text:p>#VALUE!</text:p>
          </table:table-cell>
          <table:table-cell table:style-name="ce599" table:formula="of:=[.BB213]*[.$BD$165]" office:value-type="string" office:string-value="" calcext:value-type="error">
            <text:p>#VALUE!</text:p>
          </table:table-cell>
          <table:table-cell table:style-name="ce599" table:formula="of:=[.BC213]*[.$BE$165]" office:value-type="string" office:string-value="" calcext:value-type="error">
            <text:p>#VALUE!</text:p>
          </table:table-cell>
          <table:table-cell table:style-name="ce599" table:formula="of:=[.BD213]*[.$BF$165]" office:value-type="string" office:string-value="" calcext:value-type="error">
            <text:p>#VALUE!</text:p>
          </table:table-cell>
          <table:table-cell table:style-name="ce599" table:formula="of:=[.BE213]*[.$BG$165]" office:value-type="string" office:string-value="" calcext:value-type="error">
            <text:p>#VALUE!</text:p>
          </table:table-cell>
          <table:table-cell table:style-name="ce599" table:formula="of:=[.BF213]*[.$BH$165]" office:value-type="string" office:string-value="" calcext:value-type="error">
            <text:p>#VALUE!</text:p>
          </table:table-cell>
          <table:table-cell table:style-name="ce579"/>
          <table:table-cell table:style-name="ce492"/>
          <table:table-cell table:number-columns-repeated="2" table:style-name="ce638" office:value-type="string" calcext:value-type="string">
            <text:p>tcSortArea</text:p>
          </table:table-cell>
          <table:table-cell table:style-name="ce508" office:value-type="string" calcext:value-type="string">
            <text:p>AW188:AZ194</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14]" office:value-type="string" office:string-value="Satisfying" calcext:value-type="string">
            <text:p>Satisfying</text:p>
          </table:table-cell>
          <table:table-cell table:style-name="ce610" table:formula="of:=[.BH214]*[.$AX$165]" office:value-type="float" office:value="0" calcext:value-type="float">
            <text:p>0</text:p>
          </table:table-cell>
          <table:table-cell table:style-name="ce599" table:formula="of:=[.AW214]*[.$AY$165]" office:value-type="float" office:value="0" calcext:value-type="float">
            <text:p>0</text:p>
          </table:table-cell>
          <table:table-cell table:style-name="ce599" table:formula="of:=[.AX214]*[.$AZ$165]" office:value-type="float" office:value="0" calcext:value-type="float">
            <text:p>0</text:p>
          </table:table-cell>
          <table:table-cell table:style-name="ce599" table:formula="of:=[.AY214]*[.$BA$165]" office:value-type="float" office:value="0" calcext:value-type="float">
            <text:p>0</text:p>
          </table:table-cell>
          <table:table-cell table:style-name="ce599" table:formula="of:=[.AZ214]*[.$BB$165]" office:value-type="string" office:string-value="" calcext:value-type="error">
            <text:p>#VALUE!</text:p>
          </table:table-cell>
          <table:table-cell table:style-name="ce599" table:formula="of:=[.BA214]*[.$BC$165]" office:value-type="string" office:string-value="" calcext:value-type="error">
            <text:p>#VALUE!</text:p>
          </table:table-cell>
          <table:table-cell table:style-name="ce599" table:formula="of:=[.BB214]*[.$BD$165]" office:value-type="string" office:string-value="" calcext:value-type="error">
            <text:p>#VALUE!</text:p>
          </table:table-cell>
          <table:table-cell table:style-name="ce599" table:formula="of:=[.BC214]*[.$BE$165]" office:value-type="string" office:string-value="" calcext:value-type="error">
            <text:p>#VALUE!</text:p>
          </table:table-cell>
          <table:table-cell table:style-name="ce599" table:formula="of:=[.BD214]*[.$BF$165]" office:value-type="string" office:string-value="" calcext:value-type="error">
            <text:p>#VALUE!</text:p>
          </table:table-cell>
          <table:table-cell table:style-name="ce599" table:formula="of:=[.BE214]*[.$BG$165]" office:value-type="string" office:string-value="" calcext:value-type="error">
            <text:p>#VALUE!</text:p>
          </table:table-cell>
          <table:table-cell table:style-name="ce599" table:formula="of:=[.BF214]*[.$BH$165]" office:value-type="string" office:string-value="" calcext:value-type="error">
            <text:p>#VALUE!</text:p>
          </table:table-cell>
          <table:table-cell table:style-name="ce579"/>
          <table:table-cell table:style-name="ce492"/>
          <table:table-cell table:number-columns-repeated="2" table:style-name="ce638" office:value-type="string" calcext:value-type="string">
            <text:p>tcYNStartCell</text:p>
          </table:table-cell>
          <table:table-cell table:style-name="ce508" office:value-type="string" calcext:value-type="string">
            <text:p>K97</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15]" office:value-type="string" office:string-value="Stability" calcext:value-type="string">
            <text:p>Stability</text:p>
          </table:table-cell>
          <table:table-cell table:style-name="ce610" table:formula="of:=[.BH215]*[.$AX$165]" office:value-type="float" office:value="0" calcext:value-type="float">
            <text:p>0</text:p>
          </table:table-cell>
          <table:table-cell table:style-name="ce599" table:formula="of:=[.AW215]*[.$AY$165]" office:value-type="float" office:value="0" calcext:value-type="float">
            <text:p>0</text:p>
          </table:table-cell>
          <table:table-cell table:style-name="ce599" table:formula="of:=[.AX215]*[.$AZ$165]" office:value-type="float" office:value="0" calcext:value-type="float">
            <text:p>0</text:p>
          </table:table-cell>
          <table:table-cell table:style-name="ce599" table:formula="of:=[.AY215]*[.$BA$165]" office:value-type="float" office:value="0" calcext:value-type="float">
            <text:p>0</text:p>
          </table:table-cell>
          <table:table-cell table:style-name="ce599" table:formula="of:=[.AZ215]*[.$BB$165]" office:value-type="string" office:string-value="" calcext:value-type="error">
            <text:p>#VALUE!</text:p>
          </table:table-cell>
          <table:table-cell table:style-name="ce599" table:formula="of:=[.BA215]*[.$BC$165]" office:value-type="string" office:string-value="" calcext:value-type="error">
            <text:p>#VALUE!</text:p>
          </table:table-cell>
          <table:table-cell table:style-name="ce599" table:formula="of:=[.BB215]*[.$BD$165]" office:value-type="string" office:string-value="" calcext:value-type="error">
            <text:p>#VALUE!</text:p>
          </table:table-cell>
          <table:table-cell table:style-name="ce599" table:formula="of:=[.BC215]*[.$BE$165]" office:value-type="string" office:string-value="" calcext:value-type="error">
            <text:p>#VALUE!</text:p>
          </table:table-cell>
          <table:table-cell table:style-name="ce599" table:formula="of:=[.BD215]*[.$BF$165]" office:value-type="string" office:string-value="" calcext:value-type="error">
            <text:p>#VALUE!</text:p>
          </table:table-cell>
          <table:table-cell table:style-name="ce599" table:formula="of:=[.BE215]*[.$BG$165]" office:value-type="string" office:string-value="" calcext:value-type="error">
            <text:p>#VALUE!</text:p>
          </table:table-cell>
          <table:table-cell table:style-name="ce599" table:formula="of:=[.BF215]*[.$BH$165]" office:value-type="string" office:string-value="" calcext:value-type="error">
            <text:p>#VALUE!</text:p>
          </table:table-cell>
          <table:table-cell table:style-name="ce579"/>
          <table:table-cell table:style-name="ce492"/>
          <table:table-cell table:number-columns-repeated="2" table:style-name="ce638" office:value-type="string" calcext:value-type="string">
            <text:p>wdStartCell</text:p>
          </table:table-cell>
          <table:table-cell table:style-name="ce508" office:value-type="string" calcext:value-type="string">
            <text:p>AW210</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16]" office:value-type="string" office:string-value="Personal Growth" calcext:value-type="string">
            <text:p>Personal Growth</text:p>
          </table:table-cell>
          <table:table-cell table:style-name="ce610" table:formula="of:=[.BH216]*[.$AX$165]" office:value-type="float" office:value="0" calcext:value-type="float">
            <text:p>0</text:p>
          </table:table-cell>
          <table:table-cell table:style-name="ce599" table:formula="of:=[.AW216]*[.$AY$165]" office:value-type="float" office:value="0" calcext:value-type="float">
            <text:p>0</text:p>
          </table:table-cell>
          <table:table-cell table:style-name="ce599" table:formula="of:=[.AX216]*[.$AZ$165]" office:value-type="float" office:value="0" calcext:value-type="float">
            <text:p>0</text:p>
          </table:table-cell>
          <table:table-cell table:style-name="ce599" table:formula="of:=[.AY216]*[.$BA$165]" office:value-type="float" office:value="0" calcext:value-type="float">
            <text:p>0</text:p>
          </table:table-cell>
          <table:table-cell table:style-name="ce599" table:formula="of:=[.AZ216]*[.$BB$165]" office:value-type="string" office:string-value="" calcext:value-type="error">
            <text:p>#VALUE!</text:p>
          </table:table-cell>
          <table:table-cell table:style-name="ce599" table:formula="of:=[.BA216]*[.$BC$165]" office:value-type="string" office:string-value="" calcext:value-type="error">
            <text:p>#VALUE!</text:p>
          </table:table-cell>
          <table:table-cell table:style-name="ce599" table:formula="of:=[.BB216]*[.$BD$165]" office:value-type="string" office:string-value="" calcext:value-type="error">
            <text:p>#VALUE!</text:p>
          </table:table-cell>
          <table:table-cell table:style-name="ce599" table:formula="of:=[.BC216]*[.$BE$165]" office:value-type="string" office:string-value="" calcext:value-type="error">
            <text:p>#VALUE!</text:p>
          </table:table-cell>
          <table:table-cell table:style-name="ce599" table:formula="of:=[.BD216]*[.$BF$165]" office:value-type="string" office:string-value="" calcext:value-type="error">
            <text:p>#VALUE!</text:p>
          </table:table-cell>
          <table:table-cell table:style-name="ce599" table:formula="of:=[.BE216]*[.$BG$165]" office:value-type="string" office:string-value="" calcext:value-type="error">
            <text:p>#VALUE!</text:p>
          </table:table-cell>
          <table:table-cell table:style-name="ce599" table:formula="of:=[.BF216]*[.$BH$165]" office:value-type="string" office:string-value="" calcext:value-type="error">
            <text:p>#VALUE!</text:p>
          </table:table-cell>
          <table:table-cell table:style-name="ce579"/>
          <table:table-cell table:style-name="ce492"/>
          <table:table-cell table:style-name="ce638"/>
          <table:table-cell table:style-name="ce638" office:value-type="string" calcext:value-type="string">
            <text:p>critWtStart</text:p>
          </table:table-cell>
          <table:table-cell table:style-name="ce508" office:value-type="string" calcext:value-type="string">
            <text:p>I12</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17]" office:value-type="float" office:value="0" calcext:value-type="float">
            <text:p>0</text:p>
          </table:table-cell>
          <table:table-cell table:style-name="ce610" table:formula="of:=[.BH217]*[.$AX$165]" office:value-type="float" office:value="0" calcext:value-type="float">
            <text:p>0</text:p>
          </table:table-cell>
          <table:table-cell table:style-name="ce599" table:formula="of:=[.AW217]*[.$AY$165]" office:value-type="string" office:string-value="" calcext:value-type="error">
            <text:p>#VALUE!</text:p>
          </table:table-cell>
          <table:table-cell table:style-name="ce599" table:formula="of:=[.AX217]*[.$AZ$165]" office:value-type="string" office:string-value="" calcext:value-type="error">
            <text:p>#VALUE!</text:p>
          </table:table-cell>
          <table:table-cell table:style-name="ce599" table:formula="of:=[.AY217]*[.$BA$165]" office:value-type="string" office:string-value="" calcext:value-type="error">
            <text:p>#VALUE!</text:p>
          </table:table-cell>
          <table:table-cell table:style-name="ce599" table:formula="of:=[.AZ217]*[.$BB$165]" office:value-type="string" office:string-value="" calcext:value-type="error">
            <text:p>#VALUE!</text:p>
          </table:table-cell>
          <table:table-cell table:style-name="ce599" table:formula="of:=[.BA217]*[.$BC$165]" office:value-type="string" office:string-value="" calcext:value-type="error">
            <text:p>#VALUE!</text:p>
          </table:table-cell>
          <table:table-cell table:style-name="ce599" table:formula="of:=[.BB217]*[.$BD$165]" office:value-type="string" office:string-value="" calcext:value-type="error">
            <text:p>#VALUE!</text:p>
          </table:table-cell>
          <table:table-cell table:style-name="ce599" table:formula="of:=[.BC217]*[.$BE$165]" office:value-type="string" office:string-value="" calcext:value-type="error">
            <text:p>#VALUE!</text:p>
          </table:table-cell>
          <table:table-cell table:style-name="ce599" table:formula="of:=[.BD217]*[.$BF$165]" office:value-type="string" office:string-value="" calcext:value-type="error">
            <text:p>#VALUE!</text:p>
          </table:table-cell>
          <table:table-cell table:style-name="ce599" table:formula="of:=[.BE217]*[.$BG$165]" office:value-type="string" office:string-value="" calcext:value-type="error">
            <text:p>#VALUE!</text:p>
          </table:table-cell>
          <table:table-cell table:style-name="ce599" table:formula="of:=[.BF217]*[.$BH$165]" office:value-type="string" office:string-value="" calcext:value-type="error">
            <text:p>#VALUE!</text:p>
          </table:table-cell>
          <table:table-cell table:style-name="ce579"/>
          <table:table-cell table:style-name="ce492"/>
          <table:table-cell table:style-name="ce638"/>
          <table:table-cell table:style-name="ce638" office:value-type="string" calcext:value-type="string">
            <text:p>decMatrixArea</text:p>
          </table:table-cell>
          <table:table-cell table:style-name="ce508" office:value-type="string" calcext:value-type="string">
            <text:p>D12:AM26</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18]" office:value-type="float" office:value="0" calcext:value-type="float">
            <text:p>0</text:p>
          </table:table-cell>
          <table:table-cell table:style-name="ce610" table:formula="of:=[.BH218]*[.$AX$165]" office:value-type="float" office:value="0" calcext:value-type="float">
            <text:p>0</text:p>
          </table:table-cell>
          <table:table-cell table:style-name="ce599" table:formula="of:=[.AW218]*[.$AY$165]" office:value-type="string" office:string-value="" calcext:value-type="error">
            <text:p>#VALUE!</text:p>
          </table:table-cell>
          <table:table-cell table:style-name="ce599" table:formula="of:=[.AX218]*[.$AZ$165]" office:value-type="string" office:string-value="" calcext:value-type="error">
            <text:p>#VALUE!</text:p>
          </table:table-cell>
          <table:table-cell table:style-name="ce599" table:formula="of:=[.AY218]*[.$BA$165]" office:value-type="string" office:string-value="" calcext:value-type="error">
            <text:p>#VALUE!</text:p>
          </table:table-cell>
          <table:table-cell table:style-name="ce599" table:formula="of:=[.AZ218]*[.$BB$165]" office:value-type="string" office:string-value="" calcext:value-type="error">
            <text:p>#VALUE!</text:p>
          </table:table-cell>
          <table:table-cell table:style-name="ce599" table:formula="of:=[.BA218]*[.$BC$165]" office:value-type="string" office:string-value="" calcext:value-type="error">
            <text:p>#VALUE!</text:p>
          </table:table-cell>
          <table:table-cell table:style-name="ce599" table:formula="of:=[.BB218]*[.$BD$165]" office:value-type="string" office:string-value="" calcext:value-type="error">
            <text:p>#VALUE!</text:p>
          </table:table-cell>
          <table:table-cell table:style-name="ce599" table:formula="of:=[.BC218]*[.$BE$165]" office:value-type="string" office:string-value="" calcext:value-type="error">
            <text:p>#VALUE!</text:p>
          </table:table-cell>
          <table:table-cell table:style-name="ce599" table:formula="of:=[.BD218]*[.$BF$165]" office:value-type="string" office:string-value="" calcext:value-type="error">
            <text:p>#VALUE!</text:p>
          </table:table-cell>
          <table:table-cell table:style-name="ce599" table:formula="of:=[.BE218]*[.$BG$165]" office:value-type="string" office:string-value="" calcext:value-type="error">
            <text:p>#VALUE!</text:p>
          </table:table-cell>
          <table:table-cell table:style-name="ce599" table:formula="of:=[.BF218]*[.$BH$165]" office:value-type="string" office:string-value="" calcext:value-type="error">
            <text:p>#VALUE!</text:p>
          </table:table-cell>
          <table:table-cell table:style-name="ce579"/>
          <table:table-cell table:style-name="ce492"/>
          <table:table-cell table:style-name="ce638"/>
          <table:table-cell table:style-name="ce638" office:value-type="string" calcext:value-type="string">
            <text:p>decTitle</text:p>
          </table:table-cell>
          <table:table-cell table:style-name="ce508" office:value-type="string" calcext:value-type="string">
            <text:p>C7</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19]" office:value-type="float" office:value="0" calcext:value-type="float">
            <text:p>0</text:p>
          </table:table-cell>
          <table:table-cell table:style-name="ce610" table:formula="of:=[.BH219]*[.$AX$165]" office:value-type="float" office:value="0" calcext:value-type="float">
            <text:p>0</text:p>
          </table:table-cell>
          <table:table-cell table:style-name="ce599" table:formula="of:=[.AW219]*[.$AY$165]" office:value-type="string" office:string-value="" calcext:value-type="error">
            <text:p>#VALUE!</text:p>
          </table:table-cell>
          <table:table-cell table:style-name="ce599" table:formula="of:=[.AX219]*[.$AZ$165]" office:value-type="string" office:string-value="" calcext:value-type="error">
            <text:p>#VALUE!</text:p>
          </table:table-cell>
          <table:table-cell table:style-name="ce599" table:formula="of:=[.AY219]*[.$BA$165]" office:value-type="string" office:string-value="" calcext:value-type="error">
            <text:p>#VALUE!</text:p>
          </table:table-cell>
          <table:table-cell table:style-name="ce599" table:formula="of:=[.AZ219]*[.$BB$165]" office:value-type="string" office:string-value="" calcext:value-type="error">
            <text:p>#VALUE!</text:p>
          </table:table-cell>
          <table:table-cell table:style-name="ce599" table:formula="of:=[.BA219]*[.$BC$165]" office:value-type="string" office:string-value="" calcext:value-type="error">
            <text:p>#VALUE!</text:p>
          </table:table-cell>
          <table:table-cell table:style-name="ce599" table:formula="of:=[.BB219]*[.$BD$165]" office:value-type="string" office:string-value="" calcext:value-type="error">
            <text:p>#VALUE!</text:p>
          </table:table-cell>
          <table:table-cell table:style-name="ce599" table:formula="of:=[.BC219]*[.$BE$165]" office:value-type="string" office:string-value="" calcext:value-type="error">
            <text:p>#VALUE!</text:p>
          </table:table-cell>
          <table:table-cell table:style-name="ce599" table:formula="of:=[.BD219]*[.$BF$165]" office:value-type="string" office:string-value="" calcext:value-type="error">
            <text:p>#VALUE!</text:p>
          </table:table-cell>
          <table:table-cell table:style-name="ce599" table:formula="of:=[.BE219]*[.$BG$165]" office:value-type="string" office:string-value="" calcext:value-type="error">
            <text:p>#VALUE!</text:p>
          </table:table-cell>
          <table:table-cell table:style-name="ce599" table:formula="of:=[.BF219]*[.$BH$165]" office:value-type="string" office:string-value="" calcext:value-type="error">
            <text:p>#VALUE!</text:p>
          </table:table-cell>
          <table:table-cell table:style-name="ce579"/>
          <table:table-cell table:style-name="ce492"/>
          <table:table-cell table:style-name="ce638"/>
          <table:table-cell table:style-name="ce638" office:value-type="string" calcext:value-type="string">
            <text:p>activeAlts</text:p>
          </table:table-cell>
          <table:table-cell table:style-name="ce508" office:value-type="string" calcext:value-type="string">
            <text:p>AV205</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20]" office:value-type="float" office:value="0" calcext:value-type="float">
            <text:p>0</text:p>
          </table:table-cell>
          <table:table-cell table:style-name="ce610" table:formula="of:=[.BH220]*[.$AX$165]" office:value-type="float" office:value="0" calcext:value-type="float">
            <text:p>0</text:p>
          </table:table-cell>
          <table:table-cell table:style-name="ce599" table:formula="of:=[.AW220]*[.$AY$165]" office:value-type="string" office:string-value="" calcext:value-type="error">
            <text:p>#VALUE!</text:p>
          </table:table-cell>
          <table:table-cell table:style-name="ce599" table:formula="of:=[.AX220]*[.$AZ$165]" office:value-type="string" office:string-value="" calcext:value-type="error">
            <text:p>#VALUE!</text:p>
          </table:table-cell>
          <table:table-cell table:style-name="ce599" table:formula="of:=[.AY220]*[.$BA$165]" office:value-type="string" office:string-value="" calcext:value-type="error">
            <text:p>#VALUE!</text:p>
          </table:table-cell>
          <table:table-cell table:style-name="ce599" table:formula="of:=[.AZ220]*[.$BB$165]" office:value-type="string" office:string-value="" calcext:value-type="error">
            <text:p>#VALUE!</text:p>
          </table:table-cell>
          <table:table-cell table:style-name="ce599" table:formula="of:=[.BA220]*[.$BC$165]" office:value-type="string" office:string-value="" calcext:value-type="error">
            <text:p>#VALUE!</text:p>
          </table:table-cell>
          <table:table-cell table:style-name="ce599" table:formula="of:=[.BB220]*[.$BD$165]" office:value-type="string" office:string-value="" calcext:value-type="error">
            <text:p>#VALUE!</text:p>
          </table:table-cell>
          <table:table-cell table:style-name="ce599" table:formula="of:=[.BC220]*[.$BE$165]" office:value-type="string" office:string-value="" calcext:value-type="error">
            <text:p>#VALUE!</text:p>
          </table:table-cell>
          <table:table-cell table:style-name="ce599" table:formula="of:=[.BD220]*[.$BF$165]" office:value-type="string" office:string-value="" calcext:value-type="error">
            <text:p>#VALUE!</text:p>
          </table:table-cell>
          <table:table-cell table:style-name="ce599" table:formula="of:=[.BE220]*[.$BG$165]" office:value-type="string" office:string-value="" calcext:value-type="error">
            <text:p>#VALUE!</text:p>
          </table:table-cell>
          <table:table-cell table:style-name="ce599" table:formula="of:=[.BF220]*[.$BH$165]" office:value-type="string" office:string-value="" calcext:value-type="error">
            <text:p>#VALUE!</text:p>
          </table:table-cell>
          <table:table-cell table:style-name="ce579"/>
          <table:table-cell table:style-name="ce492"/>
          <table:table-cell table:style-name="ce638"/>
          <table:table-cell table:style-name="ce638" office:value-type="string" calcext:value-type="string">
            <text:p>activeCrits</text:p>
          </table:table-cell>
          <table:table-cell table:style-name="ce508" office:value-type="string" calcext:value-type="string">
            <text:p>AW205</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21]" office:value-type="float" office:value="0" calcext:value-type="float">
            <text:p>0</text:p>
          </table:table-cell>
          <table:table-cell table:style-name="ce610" table:formula="of:=[.BH221]*[.$AX$165]" office:value-type="float" office:value="0" calcext:value-type="float">
            <text:p>0</text:p>
          </table:table-cell>
          <table:table-cell table:style-name="ce599" table:formula="of:=[.AW221]*[.$AY$165]" office:value-type="string" office:string-value="" calcext:value-type="error">
            <text:p>#VALUE!</text:p>
          </table:table-cell>
          <table:table-cell table:style-name="ce599" table:formula="of:=[.AX221]*[.$AZ$165]" office:value-type="string" office:string-value="" calcext:value-type="error">
            <text:p>#VALUE!</text:p>
          </table:table-cell>
          <table:table-cell table:style-name="ce599" table:formula="of:=[.AY221]*[.$BA$165]" office:value-type="string" office:string-value="" calcext:value-type="error">
            <text:p>#VALUE!</text:p>
          </table:table-cell>
          <table:table-cell table:style-name="ce599" table:formula="of:=[.AZ221]*[.$BB$165]" office:value-type="string" office:string-value="" calcext:value-type="error">
            <text:p>#VALUE!</text:p>
          </table:table-cell>
          <table:table-cell table:style-name="ce599" table:formula="of:=[.BA221]*[.$BC$165]" office:value-type="string" office:string-value="" calcext:value-type="error">
            <text:p>#VALUE!</text:p>
          </table:table-cell>
          <table:table-cell table:style-name="ce599" table:formula="of:=[.BB221]*[.$BD$165]" office:value-type="string" office:string-value="" calcext:value-type="error">
            <text:p>#VALUE!</text:p>
          </table:table-cell>
          <table:table-cell table:style-name="ce599" table:formula="of:=[.BC221]*[.$BE$165]" office:value-type="string" office:string-value="" calcext:value-type="error">
            <text:p>#VALUE!</text:p>
          </table:table-cell>
          <table:table-cell table:style-name="ce599" table:formula="of:=[.BD221]*[.$BF$165]" office:value-type="string" office:string-value="" calcext:value-type="error">
            <text:p>#VALUE!</text:p>
          </table:table-cell>
          <table:table-cell table:style-name="ce599" table:formula="of:=[.BE221]*[.$BG$165]" office:value-type="string" office:string-value="" calcext:value-type="error">
            <text:p>#VALUE!</text:p>
          </table:table-cell>
          <table:table-cell table:style-name="ce599" table:formula="of:=[.BF221]*[.$BH$165]" office:value-type="string" office:string-value="" calcext:value-type="error">
            <text:p>#VALUE!</text:p>
          </table:table-cell>
          <table:table-cell table:style-name="ce579"/>
          <table:table-cell table:style-name="ce492"/>
          <table:table-cell table:style-name="ce638"/>
          <table:table-cell table:style-name="ce638" office:value-type="string" calcext:value-type="string">
            <text:p>scThreshold</text:p>
          </table:table-cell>
          <table:table-cell table:style-name="ce508" office:value-type="string" calcext:value-type="string">
            <text:p>K47</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22]" office:value-type="float" office:value="0" calcext:value-type="float">
            <text:p>0</text:p>
          </table:table-cell>
          <table:table-cell table:style-name="ce610" table:formula="of:=[.BH222]*[.$AX$165]" office:value-type="float" office:value="0" calcext:value-type="float">
            <text:p>0</text:p>
          </table:table-cell>
          <table:table-cell table:style-name="ce599" table:formula="of:=[.AW222]*[.$AY$165]" office:value-type="string" office:string-value="" calcext:value-type="error">
            <text:p>#VALUE!</text:p>
          </table:table-cell>
          <table:table-cell table:style-name="ce599" table:formula="of:=[.AX222]*[.$AZ$165]" office:value-type="string" office:string-value="" calcext:value-type="error">
            <text:p>#VALUE!</text:p>
          </table:table-cell>
          <table:table-cell table:style-name="ce599" table:formula="of:=[.AY222]*[.$BA$165]" office:value-type="string" office:string-value="" calcext:value-type="error">
            <text:p>#VALUE!</text:p>
          </table:table-cell>
          <table:table-cell table:style-name="ce599" table:formula="of:=[.AZ222]*[.$BB$165]" office:value-type="string" office:string-value="" calcext:value-type="error">
            <text:p>#VALUE!</text:p>
          </table:table-cell>
          <table:table-cell table:style-name="ce599" table:formula="of:=[.BA222]*[.$BC$165]" office:value-type="string" office:string-value="" calcext:value-type="error">
            <text:p>#VALUE!</text:p>
          </table:table-cell>
          <table:table-cell table:style-name="ce599" table:formula="of:=[.BB222]*[.$BD$165]" office:value-type="string" office:string-value="" calcext:value-type="error">
            <text:p>#VALUE!</text:p>
          </table:table-cell>
          <table:table-cell table:style-name="ce599" table:formula="of:=[.BC222]*[.$BE$165]" office:value-type="string" office:string-value="" calcext:value-type="error">
            <text:p>#VALUE!</text:p>
          </table:table-cell>
          <table:table-cell table:style-name="ce599" table:formula="of:=[.BD222]*[.$BF$165]" office:value-type="string" office:string-value="" calcext:value-type="error">
            <text:p>#VALUE!</text:p>
          </table:table-cell>
          <table:table-cell table:style-name="ce599" table:formula="of:=[.BE222]*[.$BG$165]" office:value-type="string" office:string-value="" calcext:value-type="error">
            <text:p>#VALUE!</text:p>
          </table:table-cell>
          <table:table-cell table:style-name="ce599" table:formula="of:=[.BF222]*[.$BH$165]" office:value-type="string" office:string-value="" calcext:value-type="error">
            <text:p>#VALUE!</text:p>
          </table:table-cell>
          <table:table-cell table:style-name="ce579"/>
          <table:table-cell table:style-name="ce492"/>
          <table:table-cell table:style-name="ce638"/>
          <table:table-cell table:style-name="ce638" office:value-type="string" calcext:value-type="string">
            <text:p>sc01ThresholdCell</text:p>
          </table:table-cell>
          <table:table-cell table:style-name="ce508" office:value-type="string" calcext:value-type="string">
            <text:p>AX165</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23]" office:value-type="float" office:value="0" calcext:value-type="float">
            <text:p>0</text:p>
          </table:table-cell>
          <table:table-cell table:style-name="ce610" table:formula="of:=[.BH223]*[.$AX$165]" office:value-type="float" office:value="0" calcext:value-type="float">
            <text:p>0</text:p>
          </table:table-cell>
          <table:table-cell table:style-name="ce599" table:formula="of:=[.AW223]*[.$AY$165]" office:value-type="string" office:string-value="" calcext:value-type="error">
            <text:p>#VALUE!</text:p>
          </table:table-cell>
          <table:table-cell table:style-name="ce599" table:formula="of:=[.AX223]*[.$AZ$165]" office:value-type="string" office:string-value="" calcext:value-type="error">
            <text:p>#VALUE!</text:p>
          </table:table-cell>
          <table:table-cell table:style-name="ce599" table:formula="of:=[.AY223]*[.$BA$165]" office:value-type="string" office:string-value="" calcext:value-type="error">
            <text:p>#VALUE!</text:p>
          </table:table-cell>
          <table:table-cell table:style-name="ce599" table:formula="of:=[.AZ223]*[.$BB$165]" office:value-type="string" office:string-value="" calcext:value-type="error">
            <text:p>#VALUE!</text:p>
          </table:table-cell>
          <table:table-cell table:style-name="ce599" table:formula="of:=[.BA223]*[.$BC$165]" office:value-type="string" office:string-value="" calcext:value-type="error">
            <text:p>#VALUE!</text:p>
          </table:table-cell>
          <table:table-cell table:style-name="ce599" table:formula="of:=[.BB223]*[.$BD$165]" office:value-type="string" office:string-value="" calcext:value-type="error">
            <text:p>#VALUE!</text:p>
          </table:table-cell>
          <table:table-cell table:style-name="ce599" table:formula="of:=[.BC223]*[.$BE$165]" office:value-type="string" office:string-value="" calcext:value-type="error">
            <text:p>#VALUE!</text:p>
          </table:table-cell>
          <table:table-cell table:style-name="ce599" table:formula="of:=[.BD223]*[.$BF$165]" office:value-type="string" office:string-value="" calcext:value-type="error">
            <text:p>#VALUE!</text:p>
          </table:table-cell>
          <table:table-cell table:style-name="ce599" table:formula="of:=[.BE223]*[.$BG$165]" office:value-type="string" office:string-value="" calcext:value-type="error">
            <text:p>#VALUE!</text:p>
          </table:table-cell>
          <table:table-cell table:style-name="ce599" table:formula="of:=[.BF223]*[.$BH$165]" office:value-type="string" office:string-value="" calcext:value-type="error">
            <text:p>#VALUE!</text:p>
          </table:table-cell>
          <table:table-cell table:style-name="ce579"/>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24]" office:value-type="float" office:value="0" calcext:value-type="float">
            <text:p>0</text:p>
          </table:table-cell>
          <table:table-cell table:style-name="ce610" table:formula="of:=[.BH224]*[.$AX$165]" office:value-type="float" office:value="0" calcext:value-type="float">
            <text:p>0</text:p>
          </table:table-cell>
          <table:table-cell table:style-name="ce599" table:formula="of:=[.AW224]*[.$AY$165]" office:value-type="string" office:string-value="" calcext:value-type="error">
            <text:p>#VALUE!</text:p>
          </table:table-cell>
          <table:table-cell table:style-name="ce599" table:formula="of:=[.AX224]*[.$AZ$165]" office:value-type="string" office:string-value="" calcext:value-type="error">
            <text:p>#VALUE!</text:p>
          </table:table-cell>
          <table:table-cell table:style-name="ce599" table:formula="of:=[.AY224]*[.$BA$165]" office:value-type="string" office:string-value="" calcext:value-type="error">
            <text:p>#VALUE!</text:p>
          </table:table-cell>
          <table:table-cell table:style-name="ce599" table:formula="of:=[.AZ224]*[.$BB$165]" office:value-type="string" office:string-value="" calcext:value-type="error">
            <text:p>#VALUE!</text:p>
          </table:table-cell>
          <table:table-cell table:style-name="ce599" table:formula="of:=[.BA224]*[.$BC$165]" office:value-type="string" office:string-value="" calcext:value-type="error">
            <text:p>#VALUE!</text:p>
          </table:table-cell>
          <table:table-cell table:style-name="ce599" table:formula="of:=[.BB224]*[.$BD$165]" office:value-type="string" office:string-value="" calcext:value-type="error">
            <text:p>#VALUE!</text:p>
          </table:table-cell>
          <table:table-cell table:style-name="ce599" table:formula="of:=[.BC224]*[.$BE$165]" office:value-type="string" office:string-value="" calcext:value-type="error">
            <text:p>#VALUE!</text:p>
          </table:table-cell>
          <table:table-cell table:style-name="ce599" table:formula="of:=[.BD224]*[.$BF$165]" office:value-type="string" office:string-value="" calcext:value-type="error">
            <text:p>#VALUE!</text:p>
          </table:table-cell>
          <table:table-cell table:style-name="ce599" table:formula="of:=[.BE224]*[.$BG$165]" office:value-type="string" office:string-value="" calcext:value-type="error">
            <text:p>#VALUE!</text:p>
          </table:table-cell>
          <table:table-cell table:style-name="ce599" table:formula="of:=[.BF224]*[.$BH$165]" office:value-type="string" office:string-value="" calcext:value-type="error">
            <text:p>#VALUE!</text:p>
          </table:table-cell>
          <table:table-cell table:style-name="ce579"/>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77"/>
          <table:table-cell table:style-name="ce593" table:number-columns-repeated="2"/>
          <table:table-cell table:style-name="ce602"/>
          <table:table-cell table:style-name="ce491" table:number-columns-repeated="9"/>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78"/>
          <table:table-cell table:style-name="ce594" table:number-columns-repeated="3"/>
          <table:table-cell table:style-name="ce491" table:number-columns-repeated="9"/>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79"/>
          <table:table-cell table:style-name="ce491" table:number-columns-repeated="2"/>
          <table:table-cell table:style-name="ce579"/>
          <table:table-cell table:style-name="ce491" table:number-columns-repeated="9"/>
          <table:table-cell table:style-name="ce492"/>
          <table:table-cell table:style-name="ce638" table:number-columns-repeated="2"/>
          <table:table-cell table:style-name="ce645"/>
          <table:table-cell table:number-columns-repeated="959"/>
        </table:table-row>
        <table:table-row table:style-name="ro16">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27" office:value-type="string" calcext:value-type="string">
            <text:p>Tornado Chart Data</text:p>
          </table:table-cell>
          <table:table-cell table:style-name="ce439"/>
          <table:table-cell table:style-name="ce451" office:value-type="string" calcext:value-type="string">
            <text:p>Alternative Names:</text:p>
          </table:table-cell>
          <table:table-cell table:style-name="ce595" table:number-columns-repeated="2"/>
          <table:table-cell table:style-name="ce603"/>
          <table:table-cell table:style-name="ce491" table:number-columns-repeated="9"/>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28"/>
          <table:table-cell table:style-name="ce268"/>
          <table:table-cell table:style-name="ce581" office:value-type="string" calcext:value-type="string">
            <text:p>Criteria Names</text:p>
          </table:table-cell>
          <table:table-cell table:style-name="ce596" office:value-type="string" calcext:value-type="string">
            <text:p>Left</text:p>
          </table:table-cell>
          <table:table-cell table:style-name="ce596" office:value-type="string" calcext:value-type="string">
            <text:p>Right</text:p>
          </table:table-cell>
          <table:table-cell table:style-name="ce604" office:value-type="string" calcext:value-type="string">
            <text:p>Delta</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29" office:value-type="string" calcext:value-type="string">
            <text:p>Number of Selected Alts</text:p>
          </table:table-cell>
          <table:table-cell table:style-name="ce440" table:formula="of:=SUM([.AY164:.BH164])" office:value-type="float" office:value="0" calcext:value-type="float">
            <text:p>0</text:p>
          </table:table-cell>
          <table:table-cell table:style-name="ce520" office:value-type="string" calcext:value-type="string">
            <text:p>Fits me</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88]-[.AX188]"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Income</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89]-[.AX189]"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Flexible schedule</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90]-[.AX190]" office:value-type="float" office:value="0" calcext:value-type="float">
            <text:p>0</text:p>
          </table:table-cell>
          <table:table-cell table:style-name="ce484"/>
          <table:table-cell table:style-name="ce491" table:number-columns-repeated="8"/>
          <table:table-cell table:style-name="ce492"/>
          <table:table-cell table:style-name="ce562" office:value-type="string" calcext:value-type="string" table:number-columns-spanned="3" table:number-rows-spanned="2">
            <text:p>The location and order of this table cannot be changed without impacting macros</text:p>
          </table:table-cell>
          <table:covered-table-cell table:style-name="ce638"/>
          <table:covered-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Preparation time/cost</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91]-[.AX191]" office:value-type="float" office:value="0" calcext:value-type="float">
            <text:p>0</text:p>
          </table:table-cell>
          <table:table-cell table:style-name="ce484"/>
          <table:table-cell table:style-name="ce491" table:number-columns-repeated="8"/>
          <table:table-cell table:style-name="ce492"/>
          <table:covered-table-cell table:style-name="ce564"/>
          <table:covered-table-cell table:style-name="ce638"/>
          <table:covered-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Satisfying</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92]-[.AX192]"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Stability</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93]-[.AX193]"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Personal Growth</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94]-[.AX194]"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0</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95]-[.AX195]"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0</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96]-[.AX196]"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0</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97]-[.AX197]"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0</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98]-[.AX198]"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0</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99]-[.AX199]"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0</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200]-[.AX200]"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0</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201]-[.AX201]"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0</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202]-[.AX202]"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83" table:number-columns-repeated="4"/>
          <table:table-cell table:style-name="ce491" table:number-columns-repeated="9"/>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office:value-type="string" calcext:value-type="string">
            <text:p>Active Alts</text:p>
          </table:table-cell>
          <table:table-cell table:style-name="ce559" office:value-type="string" calcext:value-type="string">
            <text:p>Active Crits</text:p>
          </table:table-cell>
          <table:table-cell table:style-name="ce491" table:number-columns-repeated="12"/>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544" office:value-type="string" calcext:value-type="string">
            <office:annotation draw:style-name="gr7" draw:text-style-name="P7" svg:width="1.4634in" svg:height="0.9335in" svg:x="61.3in" svg:y="46.5744in" draw:caption-point-x="1.685in" draw:caption-point-y="1.0276in">
              <dc:date>2018-08-28T00:00:00</dc:date>
              <text:p text:style-name="P6"><text:span text:style-name="T4">This table holds values copied to User Input (Yes/No) or from User input (everything else)</text:span></text:p>
            </office:annotation>
            <text:p>Working Data</text:p>
          </table:table-cell>
          <table:table-cell table:style-name="ce559" table:formula="of:=COUNT([.AY168:.BH168])" office:value-type="float" office:value="3" calcext:value-type="float">
            <text:p>3</text:p>
          </table:table-cell>
          <table:table-cell table:style-name="ce559" table:formula="of:=COUNTIF([.BG210:.BG224];&quot;&gt;0&quot;)" office:value-type="float" office:value="7" calcext:value-type="float">
            <text:p>7</text:p>
          </table:table-cell>
          <table:table-cell table:style-name="ce491" table:number-columns-repeated="12"/>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3" office:value-type="string" calcext:value-type="string">
            <text:p>Display on Tornado</text:p>
          </table:table-cell>
          <table:table-cell table:style-name="ce504" table:formula="of:=IF([.AX164]=1;&quot;Yes&quot;;&quot;No&quot;)" office:value-type="string" office:string-value="No" calcext:value-type="string">
            <text:p>No</text:p>
          </table:table-cell>
          <table:table-cell table:style-name="ce504" table:formula="of:=IF([.AY164]=1;&quot;Yes&quot;;&quot;No&quot;)" office:value-type="string" office:string-value="No" calcext:value-type="string">
            <text:p>No</text:p>
          </table:table-cell>
          <table:table-cell table:style-name="ce504" table:formula="of:=IF([.AZ164]=1;&quot;Yes&quot;;&quot;No&quot;)" office:value-type="string" office:string-value="No" calcext:value-type="string">
            <text:p>No</text:p>
          </table:table-cell>
          <table:table-cell table:style-name="ce504" table:formula="of:=IF([.BA164]=1;&quot;Yes&quot;;&quot;No&quot;)" office:value-type="string" office:string-value="No" calcext:value-type="string">
            <text:p>No</text:p>
          </table:table-cell>
          <table:table-cell table:style-name="ce504" table:formula="of:=IF([.BB164]=1;&quot;Yes&quot;;&quot;No&quot;)" office:value-type="string" office:string-value="No" calcext:value-type="string">
            <text:p>No</text:p>
          </table:table-cell>
          <table:table-cell table:style-name="ce504" table:formula="of:=IF([.BC164]=1;&quot;Yes&quot;;&quot;No&quot;)" office:value-type="string" office:string-value="No" calcext:value-type="string">
            <text:p>No</text:p>
          </table:table-cell>
          <table:table-cell table:style-name="ce504" table:formula="of:=IF([.BD164]=1;&quot;Yes&quot;;&quot;No&quot;)" office:value-type="string" office:string-value="No" calcext:value-type="string">
            <text:p>No</text:p>
          </table:table-cell>
          <table:table-cell table:style-name="ce504" table:formula="of:=IF([.BE164]=1;&quot;Yes&quot;;&quot;No&quot;)" office:value-type="string" office:string-value="No" calcext:value-type="string">
            <text:p>No</text:p>
          </table:table-cell>
          <table:table-cell table:style-name="ce504" table:formula="of:=IF([.BF164]=1;&quot;Yes&quot;;&quot;No&quot;)" office:value-type="string" office:string-value="No" calcext:value-type="string">
            <text:p>No</text:p>
          </table:table-cell>
          <table:table-cell table:style-name="ce504" table:formula="of:=IF([.BG164]=1;&quot;Yes&quot;;&quot;No&quot;)" office:value-type="string" office:string-value="No" calcext:value-type="string">
            <text:p>No</text:p>
          </table:table-cell>
          <table:table-cell table:style-name="ce504" table:formula="of:=IF([.BH164]=1;&quot;Yes&quot;;&quot;No&quot;)" office:value-type="string" office:string-value="No" calcext:value-type="string">
            <text:p>No</text:p>
          </table:table-cell>
          <table:table-cell table:style-name="ce491" table:number-columns-repeated="3"/>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3" office:value-type="string" calcext:value-type="string">
            <text:p>Display on Spider</text:p>
          </table:table-cell>
          <table:table-cell table:style-name="ce504" table:formula="of:=IF([.AX165]=1;&quot;Yes&quot;;&quot;No&quot;)" office:value-type="string" office:string-value="No" calcext:value-type="string">
            <text:p>No</text:p>
          </table:table-cell>
          <table:table-cell table:style-name="ce504" table:formula="of:=IF([.AY165]=1;&quot;Yes&quot;;&quot;No&quot;)" office:value-type="string" office:string-value="No" calcext:value-type="string">
            <text:p>No</text:p>
          </table:table-cell>
          <table:table-cell table:style-name="ce504" table:formula="of:=IF([.AZ165]=1;&quot;Yes&quot;;&quot;No&quot;)" office:value-type="string" office:string-value="No" calcext:value-type="string">
            <text:p>No</text:p>
          </table:table-cell>
          <table:table-cell table:style-name="ce504" table:formula="of:=IF([.BA165]=1;&quot;Yes&quot;;&quot;No&quot;)" office:value-type="string" office:string-value="No" calcext:value-type="string">
            <text:p>No</text:p>
          </table:table-cell>
          <table:table-cell table:style-name="ce504" table:formula="of:=IF([.BB165]=1;&quot;Yes&quot;;&quot;No&quot;)" office:value-type="string" office:string-value="No" calcext:value-type="string">
            <text:p>No</text:p>
          </table:table-cell>
          <table:table-cell table:style-name="ce504" table:formula="of:=IF([.BC165]=1;&quot;Yes&quot;;&quot;No&quot;)" office:value-type="string" office:string-value="No" calcext:value-type="string">
            <text:p>No</text:p>
          </table:table-cell>
          <table:table-cell table:style-name="ce504" table:formula="of:=IF([.BD165]=1;&quot;Yes&quot;;&quot;No&quot;)" office:value-type="string" office:string-value="No" calcext:value-type="string">
            <text:p>No</text:p>
          </table:table-cell>
          <table:table-cell table:style-name="ce504" table:formula="of:=IF([.BE165]=1;&quot;Yes&quot;;&quot;No&quot;)" office:value-type="string" office:string-value="No" calcext:value-type="string">
            <text:p>No</text:p>
          </table:table-cell>
          <table:table-cell table:style-name="ce504" table:formula="of:=IF([.BF165]=1;&quot;Yes&quot;;&quot;No&quot;)" office:value-type="string" office:string-value="No" calcext:value-type="string">
            <text:p>No</text:p>
          </table:table-cell>
          <table:table-cell table:style-name="ce504" table:formula="of:=IF([.BG165]=1;&quot;Yes&quot;;&quot;No&quot;)" office:value-type="string" office:string-value="No" calcext:value-type="string">
            <text:p>No</text:p>
          </table:table-cell>
          <table:table-cell table:style-name="ce504" table:formula="of:=IF([.BH165]=1;&quot;Yes&quot;;&quot;No&quot;)" office:value-type="string" office:string-value="No" calcext:value-type="string">
            <text:p>No</text:p>
          </table:table-cell>
          <table:table-cell table:style-name="ce491" table:number-columns-repeated="3"/>
          <table:table-cell table:style-name="ce492"/>
          <table:table-cell table:style-name="ce638" table:number-columns-repeated="2"/>
          <table:table-cell table:style-name="ce645"/>
          <table:table-cell table:number-columns-repeated="959"/>
        </table:table-row>
        <table:table-row table:style-name="ro26">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74"/>
          <table:table-cell table:style-name="ce512" office:value-type="string" calcext:value-type="string">
            <text:p>Threshold</text:p>
          </table:table-cell>
          <table:table-cell table:style-name="ce512" table:formula="of:=[.J6]" office:value-type="string" office:string-value="Robotics Engineer" calcext:value-type="string">
            <text:p>Robotics Engineer</text:p>
          </table:table-cell>
          <table:table-cell table:style-name="ce512" table:formula="of:=[.M6]" office:value-type="string" office:string-value="Graphics Designer" calcext:value-type="string">
            <text:p>Graphics Designer</text:p>
          </table:table-cell>
          <table:table-cell table:style-name="ce512" table:formula="of:=[.P6]" office:value-type="string" office:string-value="Physical Therapist" calcext:value-type="string">
            <text:p>Physical Therapist</text:p>
          </table:table-cell>
          <table:table-cell table:style-name="ce512" table:formula="of:=[.S6]" office:value-type="string" office:string-value="Alternative 4 Name" calcext:value-type="string">
            <text:p>Alternative 4 Name</text:p>
          </table:table-cell>
          <table:table-cell table:style-name="ce512" table:formula="of:=[.V6]" office:value-type="string" office:string-value="Alternative 5 Name" calcext:value-type="string">
            <text:p>Alternative 5 Name</text:p>
          </table:table-cell>
          <table:table-cell table:style-name="ce512" table:formula="of:=[.Y6]" office:value-type="string" office:string-value="Alternative 6 Name" calcext:value-type="string">
            <text:p>Alternative 6 Name</text:p>
          </table:table-cell>
          <table:table-cell table:style-name="ce512" table:formula="of:=[.AB6]" office:value-type="string" office:string-value="Alternative 7 Name" calcext:value-type="string">
            <text:p>Alternative 7 Name</text:p>
          </table:table-cell>
          <table:table-cell table:style-name="ce512" table:formula="of:=[.AE6]" office:value-type="string" office:string-value="Alternative 8 Name" calcext:value-type="string">
            <text:p>Alternative 8 Name</text:p>
          </table:table-cell>
          <table:table-cell table:style-name="ce512" table:formula="of:=[.AH6]" office:value-type="string" office:string-value="Alternative 9 Name" calcext:value-type="string">
            <text:p>Alternative 9 Name</text:p>
          </table:table-cell>
          <table:table-cell table:style-name="ce512" table:formula="of:=[.AK6]" office:value-type="string" office:string-value="Alternative 10 Name" calcext:value-type="string">
            <text:p>Alternative 10 Name</text:p>
          </table:table-cell>
          <table:table-cell table:style-name="ce491" table:number-columns-repeated="3"/>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5" table:formula="of:=[.D10]" office:value-type="string" office:string-value="Name" calcext:value-type="string">
            <text:p>Name</text:p>
          </table:table-cell>
          <table:table-cell table:number-columns-repeated="11" table:style-name="ce509" office:value-type="string" calcext:value-type="string">
            <text:p>WS</text:p>
          </table:table-cell>
          <table:table-cell table:style-name="ce512" office:value-type="string" calcext:value-type="string">
            <text:p>Weight</text:p>
          </table:table-cell>
          <table:table-cell table:style-name="ce512" office:value-type="string" calcext:value-type="string">
            <text:p>Ideal WS</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55" table:formula="of:=[.D12]" office:value-type="string" office:string-value="Fits me" calcext:value-type="string">
            <text:p>Fits me</text:p>
          </table:table-cell>
          <table:table-cell table:style-name="ce573" table:formula="of:=[.BG210]*10" office:value-type="float" office:value="50" calcext:value-type="float">
            <text:p>50</text:p>
          </table:table-cell>
          <table:table-cell table:style-name="ce599" table:formula="of:=[.L12]" office:value-type="float" office:value="15" calcext:value-type="float">
            <text:p>15</text:p>
          </table:table-cell>
          <table:table-cell table:style-name="ce599" table:formula="of:=[.O12]" office:value-type="float" office:value="35" calcext:value-type="float">
            <text:p>35</text:p>
          </table:table-cell>
          <table:table-cell table:style-name="ce599" table:formula="of:=[.R12]" office:value-type="float" office:value="35" calcext:value-type="float">
            <text:p>35</text:p>
          </table:table-cell>
          <table:table-cell table:style-name="ce599" table:formula="of:=[.U12]">
            <text:p/>
          </table:table-cell>
          <table:table-cell table:style-name="ce599" table:formula="of:=[.X12]">
            <text:p/>
          </table:table-cell>
          <table:table-cell table:style-name="ce599" table:formula="of:=[.AA12]">
            <text:p/>
          </table:table-cell>
          <table:table-cell table:style-name="ce599" table:formula="of:=[.AD12]">
            <text:p/>
          </table:table-cell>
          <table:table-cell table:style-name="ce599" table:formula="of:=[.AG12]">
            <text:p/>
          </table:table-cell>
          <table:table-cell table:style-name="ce599" table:formula="of:=[.AJ12]">
            <text:p/>
          </table:table-cell>
          <table:table-cell table:style-name="ce599" table:formula="of:=[.AM12]">
            <text:p/>
          </table:table-cell>
          <table:table-cell table:style-name="ce599" table:formula="of:=[.I12]" office:value-type="float" office:value="5" calcext:value-type="float">
            <text:p>5</text:p>
          </table:table-cell>
          <table:table-cell table:style-name="ce599" table:formula="of:=[.BG210]*10" office:value-type="float" office:value="50" calcext:value-type="float">
            <text:p>5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55" table:formula="of:=[.D13]" office:value-type="string" office:string-value="Income" calcext:value-type="string">
            <text:p>Income</text:p>
          </table:table-cell>
          <table:table-cell table:style-name="ce573" table:formula="of:=[.BG211]*10" office:value-type="float" office:value="50" calcext:value-type="float">
            <text:p>50</text:p>
          </table:table-cell>
          <table:table-cell table:style-name="ce599" table:formula="of:=[.L13]" office:value-type="float" office:value="35" calcext:value-type="float">
            <text:p>35</text:p>
          </table:table-cell>
          <table:table-cell table:style-name="ce599" table:formula="of:=[.O13]" office:value-type="float" office:value="15" calcext:value-type="float">
            <text:p>15</text:p>
          </table:table-cell>
          <table:table-cell table:style-name="ce599" table:formula="of:=[.R13]" office:value-type="float" office:value="40" calcext:value-type="float">
            <text:p>40</text:p>
          </table:table-cell>
          <table:table-cell table:style-name="ce599" table:formula="of:=[.U13]">
            <text:p/>
          </table:table-cell>
          <table:table-cell table:style-name="ce599" table:formula="of:=[.X13]">
            <text:p/>
          </table:table-cell>
          <table:table-cell table:style-name="ce599" table:formula="of:=[.AA13]">
            <text:p/>
          </table:table-cell>
          <table:table-cell table:style-name="ce599" table:formula="of:=[.AD13]">
            <text:p/>
          </table:table-cell>
          <table:table-cell table:style-name="ce599" table:formula="of:=[.AG13]">
            <text:p/>
          </table:table-cell>
          <table:table-cell table:style-name="ce599" table:formula="of:=[.AJ13]">
            <text:p/>
          </table:table-cell>
          <table:table-cell table:style-name="ce599" table:formula="of:=[.AM13]">
            <text:p/>
          </table:table-cell>
          <table:table-cell table:style-name="ce599" table:formula="of:=[.I13]" office:value-type="float" office:value="5" calcext:value-type="float">
            <text:p>5</text:p>
          </table:table-cell>
          <table:table-cell table:style-name="ce599" table:formula="of:=[.BG211]*10" office:value-type="float" office:value="50" calcext:value-type="float">
            <text:p>5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8"/>
          <table:table-cell table:style-name="ce534"/>
          <table:table-cell table:style-name="ce23"/>
          <table:table-cell table:number-columns-repeated="11"/>
          <table:table-cell table:style-name="ce480"/>
          <table:table-cell table:style-name="ce455" table:formula="of:=[.D14]" office:value-type="string" office:string-value="Flexible schedule" calcext:value-type="string">
            <text:p>Flexible schedule</text:p>
          </table:table-cell>
          <table:table-cell table:style-name="ce573" table:formula="of:=[.BG212]*10" office:value-type="float" office:value="30" calcext:value-type="float">
            <text:p>30</text:p>
          </table:table-cell>
          <table:table-cell table:style-name="ce599" table:formula="of:=[.L14]" office:value-type="float" office:value="9" calcext:value-type="float">
            <text:p>9</text:p>
          </table:table-cell>
          <table:table-cell table:style-name="ce599" table:formula="of:=[.O14]" office:value-type="float" office:value="21" calcext:value-type="float">
            <text:p>21</text:p>
          </table:table-cell>
          <table:table-cell table:style-name="ce599" table:formula="of:=[.R14]" office:value-type="float" office:value="21" calcext:value-type="float">
            <text:p>21</text:p>
          </table:table-cell>
          <table:table-cell table:style-name="ce599" table:formula="of:=[.U14]">
            <text:p/>
          </table:table-cell>
          <table:table-cell table:style-name="ce599" table:formula="of:=[.X14]">
            <text:p/>
          </table:table-cell>
          <table:table-cell table:style-name="ce599" table:formula="of:=[.AA14]">
            <text:p/>
          </table:table-cell>
          <table:table-cell table:style-name="ce599" table:formula="of:=[.AD14]">
            <text:p/>
          </table:table-cell>
          <table:table-cell table:style-name="ce599" table:formula="of:=[.AG14]">
            <text:p/>
          </table:table-cell>
          <table:table-cell table:style-name="ce599" table:formula="of:=[.AJ14]">
            <text:p/>
          </table:table-cell>
          <table:table-cell table:style-name="ce599" table:formula="of:=[.AM14]">
            <text:p/>
          </table:table-cell>
          <table:table-cell table:style-name="ce599" table:formula="of:=[.I14]" office:value-type="float" office:value="3" calcext:value-type="float">
            <text:p>3</text:p>
          </table:table-cell>
          <table:table-cell table:style-name="ce599" table:formula="of:=[.BG212]*10" office:value-type="float" office:value="30" calcext:value-type="float">
            <text:p>3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15]" office:value-type="string" office:string-value="Preparation time/cost" calcext:value-type="string">
            <text:p>Preparation time/cost</text:p>
          </table:table-cell>
          <table:table-cell table:style-name="ce573" table:formula="of:=[.BG213]*10" office:value-type="float" office:value="30" calcext:value-type="float">
            <text:p>30</text:p>
          </table:table-cell>
          <table:table-cell table:style-name="ce599" table:formula="of:=[.L15]" office:value-type="float" office:value="21" calcext:value-type="float">
            <text:p>21</text:p>
          </table:table-cell>
          <table:table-cell table:style-name="ce599" table:formula="of:=[.O15]" office:value-type="float" office:value="21" calcext:value-type="float">
            <text:p>21</text:p>
          </table:table-cell>
          <table:table-cell table:style-name="ce599" table:formula="of:=[.R15]" office:value-type="float" office:value="0" calcext:value-type="float">
            <text:p>0</text:p>
          </table:table-cell>
          <table:table-cell table:style-name="ce599" table:formula="of:=[.U15]">
            <text:p/>
          </table:table-cell>
          <table:table-cell table:style-name="ce599" table:formula="of:=[.X15]">
            <text:p/>
          </table:table-cell>
          <table:table-cell table:style-name="ce599" table:formula="of:=[.AA15]">
            <text:p/>
          </table:table-cell>
          <table:table-cell table:style-name="ce599" table:formula="of:=[.AD15]">
            <text:p/>
          </table:table-cell>
          <table:table-cell table:style-name="ce599" table:formula="of:=[.AG15]">
            <text:p/>
          </table:table-cell>
          <table:table-cell table:style-name="ce599" table:formula="of:=[.AJ15]">
            <text:p/>
          </table:table-cell>
          <table:table-cell table:style-name="ce599" table:formula="of:=[.AM15]">
            <text:p/>
          </table:table-cell>
          <table:table-cell table:style-name="ce599" table:formula="of:=[.I15]" office:value-type="float" office:value="3" calcext:value-type="float">
            <text:p>3</text:p>
          </table:table-cell>
          <table:table-cell table:style-name="ce599" table:formula="of:=[.BG213]*10" office:value-type="float" office:value="30" calcext:value-type="float">
            <text:p>3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16]" office:value-type="string" office:string-value="Satisfying" calcext:value-type="string">
            <text:p>Satisfying</text:p>
          </table:table-cell>
          <table:table-cell table:style-name="ce573" table:formula="of:=[.BG214]*10" office:value-type="float" office:value="30" calcext:value-type="float">
            <text:p>30</text:p>
          </table:table-cell>
          <table:table-cell table:style-name="ce599" table:formula="of:=[.L16]" office:value-type="float" office:value="9" calcext:value-type="float">
            <text:p>9</text:p>
          </table:table-cell>
          <table:table-cell table:style-name="ce599" table:formula="of:=[.O16]" office:value-type="float" office:value="21" calcext:value-type="float">
            <text:p>21</text:p>
          </table:table-cell>
          <table:table-cell table:style-name="ce599" table:formula="of:=[.R16]" office:value-type="float" office:value="24" calcext:value-type="float">
            <text:p>24</text:p>
          </table:table-cell>
          <table:table-cell table:style-name="ce599" table:formula="of:=[.U16]">
            <text:p/>
          </table:table-cell>
          <table:table-cell table:style-name="ce599" table:formula="of:=[.X16]">
            <text:p/>
          </table:table-cell>
          <table:table-cell table:style-name="ce599" table:formula="of:=[.AA16]">
            <text:p/>
          </table:table-cell>
          <table:table-cell table:style-name="ce599" table:formula="of:=[.AD16]">
            <text:p/>
          </table:table-cell>
          <table:table-cell table:style-name="ce599" table:formula="of:=[.AG16]">
            <text:p/>
          </table:table-cell>
          <table:table-cell table:style-name="ce599" table:formula="of:=[.AJ16]">
            <text:p/>
          </table:table-cell>
          <table:table-cell table:style-name="ce599" table:formula="of:=[.AM16]">
            <text:p/>
          </table:table-cell>
          <table:table-cell table:style-name="ce599" table:formula="of:=[.I16]" office:value-type="float" office:value="3" calcext:value-type="float">
            <text:p>3</text:p>
          </table:table-cell>
          <table:table-cell table:style-name="ce599" table:formula="of:=[.BG214]*10" office:value-type="float" office:value="30" calcext:value-type="float">
            <text:p>3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17]" office:value-type="string" office:string-value="Stability" calcext:value-type="string">
            <text:p>Stability</text:p>
          </table:table-cell>
          <table:table-cell table:style-name="ce573" table:formula="of:=[.BG215]*10" office:value-type="float" office:value="30" calcext:value-type="float">
            <text:p>30</text:p>
          </table:table-cell>
          <table:table-cell table:style-name="ce599" table:formula="of:=[.L17]" office:value-type="float" office:value="27" calcext:value-type="float">
            <text:p>27</text:p>
          </table:table-cell>
          <table:table-cell table:style-name="ce599" table:formula="of:=[.O17]" office:value-type="float" office:value="21" calcext:value-type="float">
            <text:p>21</text:p>
          </table:table-cell>
          <table:table-cell table:style-name="ce599" table:formula="of:=[.R17]" office:value-type="float" office:value="24" calcext:value-type="float">
            <text:p>24</text:p>
          </table:table-cell>
          <table:table-cell table:style-name="ce599" table:formula="of:=[.U17]">
            <text:p/>
          </table:table-cell>
          <table:table-cell table:style-name="ce599" table:formula="of:=[.X17]">
            <text:p/>
          </table:table-cell>
          <table:table-cell table:style-name="ce599" table:formula="of:=[.AA17]">
            <text:p/>
          </table:table-cell>
          <table:table-cell table:style-name="ce599" table:formula="of:=[.AD17]">
            <text:p/>
          </table:table-cell>
          <table:table-cell table:style-name="ce599" table:formula="of:=[.AG17]">
            <text:p/>
          </table:table-cell>
          <table:table-cell table:style-name="ce599" table:formula="of:=[.AJ17]">
            <text:p/>
          </table:table-cell>
          <table:table-cell table:style-name="ce599" table:formula="of:=[.AM17]">
            <text:p/>
          </table:table-cell>
          <table:table-cell table:style-name="ce599" table:formula="of:=[.I17]" office:value-type="float" office:value="3" calcext:value-type="float">
            <text:p>3</text:p>
          </table:table-cell>
          <table:table-cell table:style-name="ce599" table:formula="of:=[.BG215]*10" office:value-type="float" office:value="30" calcext:value-type="float">
            <text:p>3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18]" office:value-type="string" office:string-value="Personal Growth" calcext:value-type="string">
            <text:p>Personal Growth</text:p>
          </table:table-cell>
          <table:table-cell table:style-name="ce573" table:formula="of:=[.BG216]*10" office:value-type="float" office:value="10" calcext:value-type="float">
            <text:p>10</text:p>
          </table:table-cell>
          <table:table-cell table:style-name="ce599" table:formula="of:=[.L18]" office:value-type="float" office:value="7" calcext:value-type="float">
            <text:p>7</text:p>
          </table:table-cell>
          <table:table-cell table:style-name="ce599" table:formula="of:=[.O18]" office:value-type="float" office:value="9" calcext:value-type="float">
            <text:p>9</text:p>
          </table:table-cell>
          <table:table-cell table:style-name="ce599" table:formula="of:=[.R18]" office:value-type="float" office:value="8" calcext:value-type="float">
            <text:p>8</text:p>
          </table:table-cell>
          <table:table-cell table:style-name="ce599" table:formula="of:=[.U18]">
            <text:p/>
          </table:table-cell>
          <table:table-cell table:style-name="ce599" table:formula="of:=[.X18]">
            <text:p/>
          </table:table-cell>
          <table:table-cell table:style-name="ce599" table:formula="of:=[.AA18]">
            <text:p/>
          </table:table-cell>
          <table:table-cell table:style-name="ce599" table:formula="of:=[.AD18]">
            <text:p/>
          </table:table-cell>
          <table:table-cell table:style-name="ce599" table:formula="of:=[.AG18]">
            <text:p/>
          </table:table-cell>
          <table:table-cell table:style-name="ce599" table:formula="of:=[.AJ18]">
            <text:p/>
          </table:table-cell>
          <table:table-cell table:style-name="ce599" table:formula="of:=[.AM18]">
            <text:p/>
          </table:table-cell>
          <table:table-cell table:style-name="ce599" table:formula="of:=[.I18]" office:value-type="float" office:value="1" calcext:value-type="float">
            <text:p>1</text:p>
          </table:table-cell>
          <table:table-cell table:style-name="ce599" table:formula="of:=[.BG216]*10" office:value-type="float" office:value="10" calcext:value-type="float">
            <text:p>1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19]" office:value-type="float" office:value="0" calcext:value-type="float">
            <text:p>0</text:p>
          </table:table-cell>
          <table:table-cell table:style-name="ce573" table:formula="of:=[.BG217]*10" office:value-type="float" office:value="0" calcext:value-type="float">
            <text:p>0</text:p>
          </table:table-cell>
          <table:table-cell table:style-name="ce599" table:formula="of:=[.L19]">
            <text:p/>
          </table:table-cell>
          <table:table-cell table:style-name="ce599" table:formula="of:=[.O19]">
            <text:p/>
          </table:table-cell>
          <table:table-cell table:style-name="ce599" table:formula="of:=[.R19]">
            <text:p/>
          </table:table-cell>
          <table:table-cell table:style-name="ce599" table:formula="of:=[.U19]">
            <text:p/>
          </table:table-cell>
          <table:table-cell table:style-name="ce599" table:formula="of:=[.X19]">
            <text:p/>
          </table:table-cell>
          <table:table-cell table:style-name="ce599" table:formula="of:=[.AA19]">
            <text:p/>
          </table:table-cell>
          <table:table-cell table:style-name="ce599" table:formula="of:=[.AD19]">
            <text:p/>
          </table:table-cell>
          <table:table-cell table:style-name="ce599" table:formula="of:=[.AG19]">
            <text:p/>
          </table:table-cell>
          <table:table-cell table:style-name="ce599" table:formula="of:=[.AJ19]">
            <text:p/>
          </table:table-cell>
          <table:table-cell table:style-name="ce599" table:formula="of:=[.AM19]">
            <text:p/>
          </table:table-cell>
          <table:table-cell table:style-name="ce599" table:formula="of:=[.I19]" office:value-type="float" office:value="0" calcext:value-type="float">
            <text:p>0</text:p>
          </table:table-cell>
          <table:table-cell table:style-name="ce599" table:formula="of:=[.BG217]*10" office:value-type="float" office:value="0" calcext:value-type="float">
            <text:p>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20]" office:value-type="float" office:value="0" calcext:value-type="float">
            <text:p>0</text:p>
          </table:table-cell>
          <table:table-cell table:style-name="ce573" table:formula="of:=[.BG218]*10" office:value-type="float" office:value="0" calcext:value-type="float">
            <text:p>0</text:p>
          </table:table-cell>
          <table:table-cell table:style-name="ce599" table:formula="of:=[.L20]">
            <text:p/>
          </table:table-cell>
          <table:table-cell table:style-name="ce599" table:formula="of:=[.O20]">
            <text:p/>
          </table:table-cell>
          <table:table-cell table:style-name="ce599" table:formula="of:=[.R20]">
            <text:p/>
          </table:table-cell>
          <table:table-cell table:style-name="ce599" table:formula="of:=[.U20]">
            <text:p/>
          </table:table-cell>
          <table:table-cell table:style-name="ce599" table:formula="of:=[.X20]">
            <text:p/>
          </table:table-cell>
          <table:table-cell table:style-name="ce599" table:formula="of:=[.AA20]">
            <text:p/>
          </table:table-cell>
          <table:table-cell table:style-name="ce599" table:formula="of:=[.AD20]">
            <text:p/>
          </table:table-cell>
          <table:table-cell table:style-name="ce599" table:formula="of:=[.AG20]">
            <text:p/>
          </table:table-cell>
          <table:table-cell table:style-name="ce599" table:formula="of:=[.AJ20]">
            <text:p/>
          </table:table-cell>
          <table:table-cell table:style-name="ce599" table:formula="of:=[.AM20]">
            <text:p/>
          </table:table-cell>
          <table:table-cell table:style-name="ce599" table:formula="of:=[.I20]" office:value-type="float" office:value="0" calcext:value-type="float">
            <text:p>0</text:p>
          </table:table-cell>
          <table:table-cell table:style-name="ce599" table:formula="of:=[.BG218]*10" office:value-type="float" office:value="0" calcext:value-type="float">
            <text:p>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21]" office:value-type="float" office:value="0" calcext:value-type="float">
            <text:p>0</text:p>
          </table:table-cell>
          <table:table-cell table:style-name="ce573" table:formula="of:=[.BG219]*10" office:value-type="float" office:value="0" calcext:value-type="float">
            <text:p>0</text:p>
          </table:table-cell>
          <table:table-cell table:style-name="ce599" table:formula="of:=[.L21]">
            <text:p/>
          </table:table-cell>
          <table:table-cell table:style-name="ce599" table:formula="of:=[.O21]">
            <text:p/>
          </table:table-cell>
          <table:table-cell table:style-name="ce599" table:formula="of:=[.R21]">
            <text:p/>
          </table:table-cell>
          <table:table-cell table:style-name="ce599" table:formula="of:=[.U21]">
            <text:p/>
          </table:table-cell>
          <table:table-cell table:style-name="ce599" table:formula="of:=[.X21]">
            <text:p/>
          </table:table-cell>
          <table:table-cell table:style-name="ce599" table:formula="of:=[.AA21]">
            <text:p/>
          </table:table-cell>
          <table:table-cell table:style-name="ce599" table:formula="of:=[.AD21]">
            <text:p/>
          </table:table-cell>
          <table:table-cell table:style-name="ce599" table:formula="of:=[.AG21]">
            <text:p/>
          </table:table-cell>
          <table:table-cell table:style-name="ce599" table:formula="of:=[.AJ21]">
            <text:p/>
          </table:table-cell>
          <table:table-cell table:style-name="ce599" table:formula="of:=[.AM21]">
            <text:p/>
          </table:table-cell>
          <table:table-cell table:style-name="ce599" table:formula="of:=[.I21]" office:value-type="float" office:value="0" calcext:value-type="float">
            <text:p>0</text:p>
          </table:table-cell>
          <table:table-cell table:style-name="ce599" table:formula="of:=[.BG219]*10" office:value-type="float" office:value="0" calcext:value-type="float">
            <text:p>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22]" office:value-type="float" office:value="0" calcext:value-type="float">
            <text:p>0</text:p>
          </table:table-cell>
          <table:table-cell table:style-name="ce573" table:formula="of:=[.BG220]*10" office:value-type="float" office:value="0" calcext:value-type="float">
            <text:p>0</text:p>
          </table:table-cell>
          <table:table-cell table:style-name="ce599" table:formula="of:=[.L22]">
            <text:p/>
          </table:table-cell>
          <table:table-cell table:style-name="ce599" table:formula="of:=[.O22]">
            <text:p/>
          </table:table-cell>
          <table:table-cell table:style-name="ce599" table:formula="of:=[.R22]">
            <text:p/>
          </table:table-cell>
          <table:table-cell table:style-name="ce599" table:formula="of:=[.U22]">
            <text:p/>
          </table:table-cell>
          <table:table-cell table:style-name="ce599" table:formula="of:=[.X22]">
            <text:p/>
          </table:table-cell>
          <table:table-cell table:style-name="ce599" table:formula="of:=[.AA22]">
            <text:p/>
          </table:table-cell>
          <table:table-cell table:style-name="ce599" table:formula="of:=[.AD22]">
            <text:p/>
          </table:table-cell>
          <table:table-cell table:style-name="ce599" table:formula="of:=[.AG22]">
            <text:p/>
          </table:table-cell>
          <table:table-cell table:style-name="ce599" table:formula="of:=[.AJ22]">
            <text:p/>
          </table:table-cell>
          <table:table-cell table:style-name="ce599" table:formula="of:=[.AM22]">
            <text:p/>
          </table:table-cell>
          <table:table-cell table:style-name="ce599" table:formula="of:=[.I22]" office:value-type="float" office:value="0" calcext:value-type="float">
            <text:p>0</text:p>
          </table:table-cell>
          <table:table-cell table:style-name="ce599" table:formula="of:=[.BG220]*10" office:value-type="float" office:value="0" calcext:value-type="float">
            <text:p>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23]" office:value-type="float" office:value="0" calcext:value-type="float">
            <text:p>0</text:p>
          </table:table-cell>
          <table:table-cell table:style-name="ce573" table:formula="of:=[.BG221]*10" office:value-type="float" office:value="0" calcext:value-type="float">
            <text:p>0</text:p>
          </table:table-cell>
          <table:table-cell table:style-name="ce599" table:formula="of:=[.L23]">
            <text:p/>
          </table:table-cell>
          <table:table-cell table:style-name="ce599" table:formula="of:=[.O23]">
            <text:p/>
          </table:table-cell>
          <table:table-cell table:style-name="ce599" table:formula="of:=[.R23]">
            <text:p/>
          </table:table-cell>
          <table:table-cell table:style-name="ce599" table:formula="of:=[.U23]">
            <text:p/>
          </table:table-cell>
          <table:table-cell table:style-name="ce599" table:formula="of:=[.X23]">
            <text:p/>
          </table:table-cell>
          <table:table-cell table:style-name="ce599" table:formula="of:=[.AA23]">
            <text:p/>
          </table:table-cell>
          <table:table-cell table:style-name="ce599" table:formula="of:=[.AD23]">
            <text:p/>
          </table:table-cell>
          <table:table-cell table:style-name="ce599" table:formula="of:=[.AG23]">
            <text:p/>
          </table:table-cell>
          <table:table-cell table:style-name="ce599" table:formula="of:=[.AJ23]">
            <text:p/>
          </table:table-cell>
          <table:table-cell table:style-name="ce599" table:formula="of:=[.AM23]">
            <text:p/>
          </table:table-cell>
          <table:table-cell table:style-name="ce599" table:formula="of:=[.I23]" office:value-type="float" office:value="0" calcext:value-type="float">
            <text:p>0</text:p>
          </table:table-cell>
          <table:table-cell table:style-name="ce599" table:formula="of:=[.BG221]*10" office:value-type="float" office:value="0" calcext:value-type="float">
            <text:p>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24]" office:value-type="float" office:value="0" calcext:value-type="float">
            <text:p>0</text:p>
          </table:table-cell>
          <table:table-cell table:style-name="ce573" table:formula="of:=[.BG222]*10" office:value-type="float" office:value="0" calcext:value-type="float">
            <text:p>0</text:p>
          </table:table-cell>
          <table:table-cell table:style-name="ce599" table:formula="of:=[.L24]">
            <text:p/>
          </table:table-cell>
          <table:table-cell table:style-name="ce599" table:formula="of:=[.O24]">
            <text:p/>
          </table:table-cell>
          <table:table-cell table:style-name="ce599" table:formula="of:=[.R24]">
            <text:p/>
          </table:table-cell>
          <table:table-cell table:style-name="ce599" table:formula="of:=[.U24]">
            <text:p/>
          </table:table-cell>
          <table:table-cell table:style-name="ce599" table:formula="of:=[.X24]">
            <text:p/>
          </table:table-cell>
          <table:table-cell table:style-name="ce599" table:formula="of:=[.AA24]">
            <text:p/>
          </table:table-cell>
          <table:table-cell table:style-name="ce599" table:formula="of:=[.AD24]">
            <text:p/>
          </table:table-cell>
          <table:table-cell table:style-name="ce599" table:formula="of:=[.AG24]">
            <text:p/>
          </table:table-cell>
          <table:table-cell table:style-name="ce599" table:formula="of:=[.AJ24]">
            <text:p/>
          </table:table-cell>
          <table:table-cell table:style-name="ce599" table:formula="of:=[.AM24]">
            <text:p/>
          </table:table-cell>
          <table:table-cell table:style-name="ce599" table:formula="of:=[.I24]" office:value-type="float" office:value="0" calcext:value-type="float">
            <text:p>0</text:p>
          </table:table-cell>
          <table:table-cell table:style-name="ce599" table:formula="of:=[.BG222]*10" office:value-type="float" office:value="0" calcext:value-type="float">
            <text:p>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25]" office:value-type="float" office:value="0" calcext:value-type="float">
            <text:p>0</text:p>
          </table:table-cell>
          <table:table-cell table:style-name="ce573" table:formula="of:=[.BG223]*10" office:value-type="float" office:value="0" calcext:value-type="float">
            <text:p>0</text:p>
          </table:table-cell>
          <table:table-cell table:style-name="ce599" table:formula="of:=[.L25]">
            <text:p/>
          </table:table-cell>
          <table:table-cell table:style-name="ce599" table:formula="of:=[.O25]">
            <text:p/>
          </table:table-cell>
          <table:table-cell table:style-name="ce599" table:formula="of:=[.R25]">
            <text:p/>
          </table:table-cell>
          <table:table-cell table:style-name="ce599" table:formula="of:=[.U25]">
            <text:p/>
          </table:table-cell>
          <table:table-cell table:style-name="ce599" table:formula="of:=[.X25]">
            <text:p/>
          </table:table-cell>
          <table:table-cell table:style-name="ce599" table:formula="of:=[.AA25]">
            <text:p/>
          </table:table-cell>
          <table:table-cell table:style-name="ce599" table:formula="of:=[.AD25]">
            <text:p/>
          </table:table-cell>
          <table:table-cell table:style-name="ce599" table:formula="of:=[.AG25]">
            <text:p/>
          </table:table-cell>
          <table:table-cell table:style-name="ce599" table:formula="of:=[.AJ25]">
            <text:p/>
          </table:table-cell>
          <table:table-cell table:style-name="ce599" table:formula="of:=[.AM25]">
            <text:p/>
          </table:table-cell>
          <table:table-cell table:style-name="ce599" table:formula="of:=[.I25]" office:value-type="float" office:value="0" calcext:value-type="float">
            <text:p>0</text:p>
          </table:table-cell>
          <table:table-cell table:style-name="ce599" table:formula="of:=[.BG223]*10" office:value-type="float" office:value="0" calcext:value-type="float">
            <text:p>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26]" office:value-type="float" office:value="0" calcext:value-type="float">
            <text:p>0</text:p>
          </table:table-cell>
          <table:table-cell table:style-name="ce573" table:formula="of:=[.BG224]*10" office:value-type="float" office:value="0" calcext:value-type="float">
            <text:p>0</text:p>
          </table:table-cell>
          <table:table-cell table:style-name="ce599" table:formula="of:=[.L26]">
            <text:p/>
          </table:table-cell>
          <table:table-cell table:style-name="ce599" table:formula="of:=[.O26]">
            <text:p/>
          </table:table-cell>
          <table:table-cell table:style-name="ce599" table:formula="of:=[.R26]">
            <text:p/>
          </table:table-cell>
          <table:table-cell table:style-name="ce599" table:formula="of:=[.U26]">
            <text:p/>
          </table:table-cell>
          <table:table-cell table:style-name="ce599" table:formula="of:=[.X26]">
            <text:p/>
          </table:table-cell>
          <table:table-cell table:style-name="ce599" table:formula="of:=[.AA26]">
            <text:p/>
          </table:table-cell>
          <table:table-cell table:style-name="ce599" table:formula="of:=[.AD26]">
            <text:p/>
          </table:table-cell>
          <table:table-cell table:style-name="ce599" table:formula="of:=[.AG26]">
            <text:p/>
          </table:table-cell>
          <table:table-cell table:style-name="ce599" table:formula="of:=[.AJ26]">
            <text:p/>
          </table:table-cell>
          <table:table-cell table:style-name="ce599" table:formula="of:=[.AM26]">
            <text:p/>
          </table:table-cell>
          <table:table-cell table:style-name="ce599" table:formula="of:=[.I26]" office:value-type="float" office:value="0" calcext:value-type="float">
            <text:p>0</text:p>
          </table:table-cell>
          <table:table-cell table:style-name="ce599" table:formula="of:=[.BG224]*10" office:value-type="float" office:value="0" calcext:value-type="float">
            <text:p>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91" table:number-columns-repeated="12"/>
          <table:table-cell table:style-name="ce548" office:value-type="string" calcext:value-type="string">
            <text:p>Sum: </text:p>
          </table:table-cell>
          <table:table-cell table:style-name="ce551" table:formula="of:=SUM([.BH210:.BH224])" office:value-type="float" office:value="230" calcext:value-type="float">
            <text:p>23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7"/>
          <table:table-cell table:style-name="ce552" table:number-columns-repeated="15"/>
          <table:table-cell table:style-name="ce498"/>
          <table:table-cell table:style-name="ce503" table:number-columns-repeated="2"/>
          <table:table-cell table:style-name="ce511"/>
          <table:table-cell table:number-columns-repeated="959"/>
        </table:table-row>
        <table:table-row table:style-name="ro12" table:number-rows-repeated="1048349">
          <table:table-cell table:number-columns-repeated="1024"/>
        </table:table-row>
        <table:table-row table:style-name="ro12">
          <table:table-cell table:number-columns-repeated="1024"/>
        </table:table-row>
        <calcext:conditional-formats>
          <calcext:conditional-format calcext:target-range-address="'My Career'.U21:'My Career'.AM26 'My Career'.P13:'My Career'.P26 'My Career'.S13:'My Career'.S26 'My Career'.M13:'My Career'.M26 'My Career'.J13:'My Career'.J26 'My Career'.U12:'My Career'.U20 'My Career'.AA12:'My Career'.AM20 'My Career'.X12:'My Career'.X20">
            <calcext:condition calcext:apply-style-name="ConditionalStyle_1" calcext:value="formula-is(INDIRECT(ADDRESS(19;COLUMN(convertgonogo)+INT((COLUMN()-5)/3)))&gt;0)" calcext:base-cell-address="'My Career'.J12"/>
          </calcext:conditional-format>
          <calcext:conditional-format calcext:target-range-address="'My Career'.T13:'My Career'.T26">
            <calcext:condition calcext:apply-style-name="ConditionalStyle_1" calcext:value="formula-is(INDIRECT(ADDRESS(19;COLUMN(convertgonogo)+INT((COLUMN()-5)/3)))&gt;0)" calcext:base-cell-address="'My Career'.T13"/>
          </calcext:conditional-format>
          <calcext:conditional-format calcext:target-range-address="'My Career'.Q21:'My Career'.R26 'My Career'.R12:'My Career'.R20">
            <calcext:condition calcext:apply-style-name="ConditionalStyle_1" calcext:value="formula-is(INDIRECT(ADDRESS(19;COLUMN(convertgonogo)+INT((COLUMN()-5)/3)))&gt;0)" calcext:base-cell-address="'My Career'.Q12"/>
          </calcext:conditional-format>
          <calcext:conditional-format calcext:target-range-address="'My Career'.N21:'My Career'.O26 'My Career'.O12:'My Career'.O20">
            <calcext:condition calcext:apply-style-name="ConditionalStyle_1" calcext:value="formula-is(INDIRECT(ADDRESS(19;COLUMN(convertgonogo)+INT((COLUMN()-5)/3)))&gt;0)" calcext:base-cell-address="'My Career'.N12"/>
          </calcext:conditional-format>
          <calcext:conditional-format calcext:target-range-address="'My Career'.K13:'My Career'.K26">
            <calcext:condition calcext:apply-style-name="ConditionalStyle_1" calcext:value="formula-is(INDIRECT(ADDRESS(19;COLUMN(convertgonogo)+INT((COLUMN()-5)/3)))&gt;0)" calcext:base-cell-address="'My Career'.K13"/>
          </calcext:conditional-format>
          <calcext:conditional-format calcext:target-range-address="'My Career'.L12:'My Career'.L26">
            <calcext:condition calcext:apply-style-name="ConditionalStyle_1" calcext:value="formula-is(INDIRECT(ADDRESS(19;COLUMN(convertgonogo)+INT((COLUMN()-5)/3)))&gt;0)" calcext:base-cell-address="'My Career'.L12"/>
          </calcext:conditional-format>
          <calcext:conditional-format calcext:target-range-address="'My Career'.J32:'My Career'.J34">
            <calcext:condition calcext:apply-style-name="ConditionalStyle_1" calcext:value="formula-is(INDIRECT(ADDRESS(19;COLUMN(convertgonogo)+INT((COLUMN()-5)/3)))&gt;0)" calcext:base-cell-address="'My Career'.J32"/>
          </calcext:conditional-format>
          <calcext:conditional-format calcext:target-range-address="'My Career'.K32:'My Career'.K34">
            <calcext:condition calcext:apply-style-name="ConditionalStyle_1" calcext:value="formula-is(INDIRECT(ADDRESS(19;COLUMN(convertgonogo)+INT((COLUMN()-5)/3)))&gt;0)" calcext:base-cell-address="'My Career'.K32"/>
          </calcext:conditional-format>
          <calcext:conditional-format calcext:target-range-address="'My Career'.L32:'My Career'.L34">
            <calcext:condition calcext:apply-style-name="ConditionalStyle_1" calcext:value="formula-is(INDIRECT(ADDRESS(19;COLUMN(convertgonogo)+INT((COLUMN()-5)/3)))&gt;0)" calcext:base-cell-address="'My Career'.L32"/>
          </calcext:conditional-format>
          <calcext:conditional-format calcext:target-range-address="'My Career'.J35:'My Career'.J35">
            <calcext:condition calcext:apply-style-name="ConditionalStyle_1" calcext:value="formula-is(INDIRECT(ADDRESS(19;COLUMN(convertgonogo)+INT((COLUMN()-5)/3)))&gt;0)" calcext:base-cell-address="'My Career'.J35"/>
          </calcext:conditional-format>
          <calcext:conditional-format calcext:target-range-address="'My Career'.M32:'My Career'.M34">
            <calcext:condition calcext:apply-style-name="ConditionalStyle_1" calcext:value="formula-is(INDIRECT(ADDRESS(19;COLUMN(convertgonogo)+INT((COLUMN()-5)/3)))&gt;0)" calcext:base-cell-address="'My Career'.M32"/>
          </calcext:conditional-format>
          <calcext:conditional-format calcext:target-range-address="'My Career'.N32:'My Career'.N34">
            <calcext:condition calcext:apply-style-name="ConditionalStyle_1" calcext:value="formula-is(INDIRECT(ADDRESS(19;COLUMN(convertgonogo)+INT((COLUMN()-5)/3)))&gt;0)" calcext:base-cell-address="'My Career'.N32"/>
          </calcext:conditional-format>
          <calcext:conditional-format calcext:target-range-address="'My Career'.O32:'My Career'.O34">
            <calcext:condition calcext:apply-style-name="ConditionalStyle_1" calcext:value="formula-is(INDIRECT(ADDRESS(19;COLUMN(convertgonogo)+INT((COLUMN()-5)/3)))&gt;0)" calcext:base-cell-address="'My Career'.O32"/>
          </calcext:conditional-format>
          <calcext:conditional-format calcext:target-range-address="'My Career'.M35:'My Career'.M35">
            <calcext:condition calcext:apply-style-name="ConditionalStyle_1" calcext:value="formula-is(INDIRECT(ADDRESS(19;COLUMN(convertgonogo)+INT((COLUMN()-5)/3)))&gt;0)" calcext:base-cell-address="'My Career'.M35"/>
          </calcext:conditional-format>
          <calcext:conditional-format calcext:target-range-address="'My Career'.P32:'My Career'.P34">
            <calcext:condition calcext:apply-style-name="ConditionalStyle_1" calcext:value="formula-is(INDIRECT(ADDRESS(19;COLUMN(convertgonogo)+INT((COLUMN()-5)/3)))&gt;0)" calcext:base-cell-address="'My Career'.P32"/>
          </calcext:conditional-format>
          <calcext:conditional-format calcext:target-range-address="'My Career'.Q32:'My Career'.Q34">
            <calcext:condition calcext:apply-style-name="ConditionalStyle_1" calcext:value="formula-is(INDIRECT(ADDRESS(19;COLUMN(convertgonogo)+INT((COLUMN()-5)/3)))&gt;0)" calcext:base-cell-address="'My Career'.Q32"/>
          </calcext:conditional-format>
          <calcext:conditional-format calcext:target-range-address="'My Career'.R32:'My Career'.R34">
            <calcext:condition calcext:apply-style-name="ConditionalStyle_1" calcext:value="formula-is(INDIRECT(ADDRESS(19;COLUMN(convertgonogo)+INT((COLUMN()-5)/3)))&gt;0)" calcext:base-cell-address="'My Career'.R32"/>
          </calcext:conditional-format>
          <calcext:conditional-format calcext:target-range-address="'My Career'.P35:'My Career'.P35">
            <calcext:condition calcext:apply-style-name="ConditionalStyle_1" calcext:value="formula-is(INDIRECT(ADDRESS(19;COLUMN(convertgonogo)+INT((COLUMN()-5)/3)))&gt;0)" calcext:base-cell-address="'My Career'.P35"/>
          </calcext:conditional-format>
          <calcext:conditional-format calcext:target-range-address="'My Career'.S32:'My Career'.S34">
            <calcext:condition calcext:apply-style-name="ConditionalStyle_1" calcext:value="formula-is(INDIRECT(ADDRESS(19;COLUMN(convertgonogo)+INT((COLUMN()-5)/3)))&gt;0)" calcext:base-cell-address="'My Career'.S32"/>
          </calcext:conditional-format>
          <calcext:conditional-format calcext:target-range-address="'My Career'.T32:'My Career'.T34">
            <calcext:condition calcext:apply-style-name="ConditionalStyle_1" calcext:value="formula-is(INDIRECT(ADDRESS(19;COLUMN(convertgonogo)+INT((COLUMN()-5)/3)))&gt;0)" calcext:base-cell-address="'My Career'.T32"/>
          </calcext:conditional-format>
          <calcext:conditional-format calcext:target-range-address="'My Career'.U32:'My Career'.U34">
            <calcext:condition calcext:apply-style-name="ConditionalStyle_1" calcext:value="formula-is(INDIRECT(ADDRESS(19;COLUMN(convertgonogo)+INT((COLUMN()-5)/3)))&gt;0)" calcext:base-cell-address="'My Career'.U32"/>
          </calcext:conditional-format>
          <calcext:conditional-format calcext:target-range-address="'My Career'.S35:'My Career'.S35">
            <calcext:condition calcext:apply-style-name="ConditionalStyle_1" calcext:value="formula-is(INDIRECT(ADDRESS(19;COLUMN(convertgonogo)+INT((COLUMN()-5)/3)))&gt;0)" calcext:base-cell-address="'My Career'.S35"/>
          </calcext:conditional-format>
          <calcext:conditional-format calcext:target-range-address="'My Career'.V32:'My Career'.V34">
            <calcext:condition calcext:apply-style-name="ConditionalStyle_1" calcext:value="formula-is(INDIRECT(ADDRESS(19;COLUMN(convertgonogo)+INT((COLUMN()-5)/3)))&gt;0)" calcext:base-cell-address="'My Career'.V32"/>
          </calcext:conditional-format>
          <calcext:conditional-format calcext:target-range-address="'My Career'.W32:'My Career'.W34">
            <calcext:condition calcext:apply-style-name="ConditionalStyle_1" calcext:value="formula-is(INDIRECT(ADDRESS(19;COLUMN(convertgonogo)+INT((COLUMN()-5)/3)))&gt;0)" calcext:base-cell-address="'My Career'.W32"/>
          </calcext:conditional-format>
          <calcext:conditional-format calcext:target-range-address="'My Career'.X32:'My Career'.X34">
            <calcext:condition calcext:apply-style-name="ConditionalStyle_1" calcext:value="formula-is(INDIRECT(ADDRESS(19;COLUMN(convertgonogo)+INT((COLUMN()-5)/3)))&gt;0)" calcext:base-cell-address="'My Career'.X32"/>
          </calcext:conditional-format>
          <calcext:conditional-format calcext:target-range-address="'My Career'.V35:'My Career'.V35">
            <calcext:condition calcext:apply-style-name="ConditionalStyle_1" calcext:value="formula-is(INDIRECT(ADDRESS(19;COLUMN(convertgonogo)+INT((COLUMN()-5)/3)))&gt;0)" calcext:base-cell-address="'My Career'.V35"/>
          </calcext:conditional-format>
          <calcext:conditional-format calcext:target-range-address="'My Career'.Y32:'My Career'.Y34">
            <calcext:condition calcext:apply-style-name="ConditionalStyle_1" calcext:value="formula-is(INDIRECT(ADDRESS(19;COLUMN(convertgonogo)+INT((COLUMN()-5)/3)))&gt;0)" calcext:base-cell-address="'My Career'.Y32"/>
          </calcext:conditional-format>
          <calcext:conditional-format calcext:target-range-address="'My Career'.Z32:'My Career'.Z34">
            <calcext:condition calcext:apply-style-name="ConditionalStyle_1" calcext:value="formula-is(INDIRECT(ADDRESS(19;COLUMN(convertgonogo)+INT((COLUMN()-5)/3)))&gt;0)" calcext:base-cell-address="'My Career'.Z32"/>
          </calcext:conditional-format>
          <calcext:conditional-format calcext:target-range-address="'My Career'.AA32:'My Career'.AA34">
            <calcext:condition calcext:apply-style-name="ConditionalStyle_1" calcext:value="formula-is(INDIRECT(ADDRESS(19;COLUMN(convertgonogo)+INT((COLUMN()-5)/3)))&gt;0)" calcext:base-cell-address="'My Career'.AA32"/>
          </calcext:conditional-format>
          <calcext:conditional-format calcext:target-range-address="'My Career'.Y35:'My Career'.Y35">
            <calcext:condition calcext:apply-style-name="ConditionalStyle_1" calcext:value="formula-is(INDIRECT(ADDRESS(19;COLUMN(convertgonogo)+INT((COLUMN()-5)/3)))&gt;0)" calcext:base-cell-address="'My Career'.Y35"/>
          </calcext:conditional-format>
          <calcext:conditional-format calcext:target-range-address="'My Career'.AB32:'My Career'.AB34">
            <calcext:condition calcext:apply-style-name="ConditionalStyle_1" calcext:value="formula-is(INDIRECT(ADDRESS(19;COLUMN(convertgonogo)+INT((COLUMN()-5)/3)))&gt;0)" calcext:base-cell-address="'My Career'.AB32"/>
          </calcext:conditional-format>
          <calcext:conditional-format calcext:target-range-address="'My Career'.AC32:'My Career'.AC34">
            <calcext:condition calcext:apply-style-name="ConditionalStyle_1" calcext:value="formula-is(INDIRECT(ADDRESS(19;COLUMN(convertgonogo)+INT((COLUMN()-5)/3)))&gt;0)" calcext:base-cell-address="'My Career'.AC32"/>
          </calcext:conditional-format>
          <calcext:conditional-format calcext:target-range-address="'My Career'.AD32:'My Career'.AD34">
            <calcext:condition calcext:apply-style-name="ConditionalStyle_1" calcext:value="formula-is(INDIRECT(ADDRESS(19;COLUMN(convertgonogo)+INT((COLUMN()-5)/3)))&gt;0)" calcext:base-cell-address="'My Career'.AD32"/>
          </calcext:conditional-format>
          <calcext:conditional-format calcext:target-range-address="'My Career'.AB35:'My Career'.AB35">
            <calcext:condition calcext:apply-style-name="ConditionalStyle_1" calcext:value="formula-is(INDIRECT(ADDRESS(19;COLUMN(convertgonogo)+INT((COLUMN()-5)/3)))&gt;0)" calcext:base-cell-address="'My Career'.AB35"/>
          </calcext:conditional-format>
          <calcext:conditional-format calcext:target-range-address="'My Career'.AE32:'My Career'.AE34">
            <calcext:condition calcext:apply-style-name="ConditionalStyle_1" calcext:value="formula-is(INDIRECT(ADDRESS(19;COLUMN(convertgonogo)+INT((COLUMN()-5)/3)))&gt;0)" calcext:base-cell-address="'My Career'.AE32"/>
          </calcext:conditional-format>
          <calcext:conditional-format calcext:target-range-address="'My Career'.AF32:'My Career'.AF34">
            <calcext:condition calcext:apply-style-name="ConditionalStyle_1" calcext:value="formula-is(INDIRECT(ADDRESS(19;COLUMN(convertgonogo)+INT((COLUMN()-5)/3)))&gt;0)" calcext:base-cell-address="'My Career'.AF32"/>
          </calcext:conditional-format>
          <calcext:conditional-format calcext:target-range-address="'My Career'.AG32:'My Career'.AG34">
            <calcext:condition calcext:apply-style-name="ConditionalStyle_1" calcext:value="formula-is(INDIRECT(ADDRESS(19;COLUMN(convertgonogo)+INT((COLUMN()-5)/3)))&gt;0)" calcext:base-cell-address="'My Career'.AG32"/>
          </calcext:conditional-format>
          <calcext:conditional-format calcext:target-range-address="'My Career'.AE35:'My Career'.AE35">
            <calcext:condition calcext:apply-style-name="ConditionalStyle_1" calcext:value="formula-is(INDIRECT(ADDRESS(19;COLUMN(convertgonogo)+INT((COLUMN()-5)/3)))&gt;0)" calcext:base-cell-address="'My Career'.AE35"/>
          </calcext:conditional-format>
          <calcext:conditional-format calcext:target-range-address="'My Career'.AH32:'My Career'.AH34">
            <calcext:condition calcext:apply-style-name="ConditionalStyle_1" calcext:value="formula-is(INDIRECT(ADDRESS(19;COLUMN(convertgonogo)+INT((COLUMN()-5)/3)))&gt;0)" calcext:base-cell-address="'My Career'.AH32"/>
          </calcext:conditional-format>
          <calcext:conditional-format calcext:target-range-address="'My Career'.AI32:'My Career'.AI34">
            <calcext:condition calcext:apply-style-name="ConditionalStyle_1" calcext:value="formula-is(INDIRECT(ADDRESS(19;COLUMN(convertgonogo)+INT((COLUMN()-5)/3)))&gt;0)" calcext:base-cell-address="'My Career'.AI32"/>
          </calcext:conditional-format>
          <calcext:conditional-format calcext:target-range-address="'My Career'.AJ32:'My Career'.AJ34">
            <calcext:condition calcext:apply-style-name="ConditionalStyle_1" calcext:value="formula-is(INDIRECT(ADDRESS(19;COLUMN(convertgonogo)+INT((COLUMN()-5)/3)))&gt;0)" calcext:base-cell-address="'My Career'.AJ32"/>
          </calcext:conditional-format>
          <calcext:conditional-format calcext:target-range-address="'My Career'.AH35:'My Career'.AH35">
            <calcext:condition calcext:apply-style-name="ConditionalStyle_1" calcext:value="formula-is(INDIRECT(ADDRESS(19;COLUMN(convertgonogo)+INT((COLUMN()-5)/3)))&gt;0)" calcext:base-cell-address="'My Career'.AH35"/>
          </calcext:conditional-format>
          <calcext:conditional-format calcext:target-range-address="'My Career'.AK32:'My Career'.AK34">
            <calcext:condition calcext:apply-style-name="ConditionalStyle_1" calcext:value="formula-is(INDIRECT(ADDRESS(19;COLUMN(convertgonogo)+INT((COLUMN()-5)/3)))&gt;0)" calcext:base-cell-address="'My Career'.AK32"/>
          </calcext:conditional-format>
          <calcext:conditional-format calcext:target-range-address="'My Career'.AL32:'My Career'.AL34">
            <calcext:condition calcext:apply-style-name="ConditionalStyle_1" calcext:value="formula-is(INDIRECT(ADDRESS(19;COLUMN(convertgonogo)+INT((COLUMN()-5)/3)))&gt;0)" calcext:base-cell-address="'My Career'.AL32"/>
          </calcext:conditional-format>
          <calcext:conditional-format calcext:target-range-address="'My Career'.AM32:'My Career'.AM34">
            <calcext:condition calcext:apply-style-name="ConditionalStyle_1" calcext:value="formula-is(INDIRECT(ADDRESS(19;COLUMN(convertgonogo)+INT((COLUMN()-5)/3)))&gt;0)" calcext:base-cell-address="'My Career'.AM32"/>
          </calcext:conditional-format>
          <calcext:conditional-format calcext:target-range-address="'My Career'.AK35:'My Career'.AK35">
            <calcext:condition calcext:apply-style-name="ConditionalStyle_1" calcext:value="formula-is(INDIRECT(ADDRESS(19;COLUMN(convertgonogo)+INT((COLUMN()-5)/3)))&gt;0)" calcext:base-cell-address="'My Career'.AK35"/>
          </calcext:conditional-format>
          <calcext:conditional-format calcext:target-range-address="'My Career'.F28:'My Career'.F29">
            <calcext:condition calcext:apply-style-name="ConditionalStyle_1" calcext:value="formula-is(INDIRECT(ADDRESS(19;COLUMN(convertgonogo)+INT((COLUMN()-5)/3)))&gt;0)" calcext:base-cell-address="'My Career'.F28"/>
          </calcext:conditional-format>
          <calcext:conditional-format calcext:target-range-address="'My Career'.C7:'My Career'.C7">
            <calcext:condition calcext:apply-style-name="ConditionalStyle_1" calcext:value="formula-is(INDIRECT(ADDRESS(19;COLUMN(convertgonogo)+INT((COLUMN()-5)/3)))&gt;0)" calcext:base-cell-address="'My Career'.C7"/>
          </calcext:conditional-format>
          <calcext:conditional-format calcext:target-range-address="'My Career'.N57:'My Career'.N57">
            <calcext:condition calcext:apply-style-name="ConditionalStyle_1" calcext:value="formula-is(INDIRECT(ADDRESS(19;COLUMN(convertgonogo)+INT((COLUMN()-5)/3)))&gt;0)" calcext:base-cell-address="'My Career'.N57"/>
          </calcext:conditional-format>
          <calcext:conditional-format calcext:target-range-address="'My Career'.N58:'My Career'.N58">
            <calcext:condition calcext:apply-style-name="ConditionalStyle_1" calcext:value="formula-is(INDIRECT(ADDRESS(19;COLUMN(convertgonogo)+INT((COLUMN()-5)/3)))&gt;0)" calcext:base-cell-address="'My Career'.N58"/>
          </calcext:conditional-format>
          <calcext:conditional-format calcext:target-range-address="'My Career'.N115:'My Career'.N115">
            <calcext:condition calcext:apply-style-name="ConditionalStyle_1" calcext:value="formula-is(INDIRECT(ADDRESS(19;COLUMN(convertgonogo)+INT((COLUMN()-5)/3)))&gt;0)" calcext:base-cell-address="'My Career'.N115"/>
          </calcext:conditional-format>
          <calcext:conditional-format calcext:target-range-address="'My Career'.N116:'My Career'.N116">
            <calcext:condition calcext:apply-style-name="ConditionalStyle_1" calcext:value="formula-is(INDIRECT(ADDRESS(19;COLUMN(convertgonogo)+INT((COLUMN()-5)/3)))&gt;0)" calcext:base-cell-address="'My Career'.N116"/>
          </calcext:conditional-format>
          <calcext:conditional-format calcext:target-range-address="'My Career'.F7:'My Career'.F7">
            <calcext:condition calcext:apply-style-name="ConditionalStyle_1" calcext:value="formula-is(INDIRECT(ADDRESS(19;COLUMN(convertgonogo)+INT((COLUMN()-5)/3)))&gt;0)" calcext:base-cell-address="'My Career'.F7"/>
          </calcext:conditional-format>
          <calcext:conditional-format calcext:target-range-address="'My Career'.I7:'My Career'.I7">
            <calcext:condition calcext:apply-style-name="ConditionalStyle_1" calcext:value="formula-is(INDIRECT(ADDRESS(19;COLUMN(convertgonogo)+INT((COLUMN()-5)/3)))&gt;0)" calcext:base-cell-address="'My Career'.I7"/>
          </calcext:conditional-format>
          <calcext:conditional-format calcext:target-range-address="'My Career'.K47:'My Career'.K48">
            <calcext:condition calcext:apply-style-name="ConditionalStyle_1" calcext:value="formula-is(INDIRECT(ADDRESS(19;COLUMN(convertgonogo)+INT((COLUMN()-5)/3)))&gt;0)" calcext:base-cell-address="'My Career'.K47"/>
          </calcext:conditional-format>
          <calcext:conditional-format calcext:target-range-address="'My Career'.K49:'My Career'.K49">
            <calcext:condition calcext:apply-style-name="ConditionalStyle_1" calcext:value="formula-is(INDIRECT(ADDRESS(19;COLUMN(convertgonogo)+INT((COLUMN()-5)/3)))&gt;0)" calcext:base-cell-address="'My Career'.K49"/>
          </calcext:conditional-format>
          <calcext:conditional-format calcext:target-range-address="'My Career'.K50:'My Career'.K50">
            <calcext:condition calcext:apply-style-name="ConditionalStyle_1" calcext:value="formula-is(INDIRECT(ADDRESS(19;COLUMN(convertgonogo)+INT((COLUMN()-5)/3)))&gt;0)" calcext:base-cell-address="'My Career'.K50"/>
          </calcext:conditional-format>
          <calcext:conditional-format calcext:target-range-address="'My Career'.K51:'My Career'.K51">
            <calcext:condition calcext:apply-style-name="ConditionalStyle_1" calcext:value="formula-is(INDIRECT(ADDRESS(19;COLUMN(convertgonogo)+INT((COLUMN()-5)/3)))&gt;0)" calcext:base-cell-address="'My Career'.K51"/>
          </calcext:conditional-format>
          <calcext:conditional-format calcext:target-range-address="'My Career'.K52:'My Career'.K52">
            <calcext:condition calcext:apply-style-name="ConditionalStyle_1" calcext:value="formula-is(INDIRECT(ADDRESS(19;COLUMN(convertgonogo)+INT((COLUMN()-5)/3)))&gt;0)" calcext:base-cell-address="'My Career'.K52"/>
          </calcext:conditional-format>
          <calcext:conditional-format calcext:target-range-address="'My Career'.K53:'My Career'.K53">
            <calcext:condition calcext:apply-style-name="ConditionalStyle_1" calcext:value="formula-is(INDIRECT(ADDRESS(19;COLUMN(convertgonogo)+INT((COLUMN()-5)/3)))&gt;0)" calcext:base-cell-address="'My Career'.K53"/>
          </calcext:conditional-format>
          <calcext:conditional-format calcext:target-range-address="'My Career'.K54:'My Career'.K54">
            <calcext:condition calcext:apply-style-name="ConditionalStyle_1" calcext:value="formula-is(INDIRECT(ADDRESS(19;COLUMN(convertgonogo)+INT((COLUMN()-5)/3)))&gt;0)" calcext:base-cell-address="'My Career'.K54"/>
          </calcext:conditional-format>
          <calcext:conditional-format calcext:target-range-address="'My Career'.K55:'My Career'.K55">
            <calcext:condition calcext:apply-style-name="ConditionalStyle_1" calcext:value="formula-is(INDIRECT(ADDRESS(19;COLUMN(convertgonogo)+INT((COLUMN()-5)/3)))&gt;0)" calcext:base-cell-address="'My Career'.K55"/>
          </calcext:conditional-format>
          <calcext:conditional-format calcext:target-range-address="'My Career'.K56:'My Career'.K56">
            <calcext:condition calcext:apply-style-name="ConditionalStyle_1" calcext:value="formula-is(INDIRECT(ADDRESS(19;COLUMN(convertgonogo)+INT((COLUMN()-5)/3)))&gt;0)" calcext:base-cell-address="'My Career'.K56"/>
          </calcext:conditional-format>
          <calcext:conditional-format calcext:target-range-address="'My Career'.K97:'My Career'.K97">
            <calcext:condition calcext:apply-style-name="ConditionalStyle_1" calcext:value="formula-is(INDIRECT(ADDRESS(19;COLUMN(convertgonogo)+INT((COLUMN()-5)/3)))&gt;0)" calcext:base-cell-address="'My Career'.K97"/>
          </calcext:conditional-format>
          <calcext:conditional-format calcext:target-range-address="'My Career'.K98:'My Career'.K98">
            <calcext:condition calcext:apply-style-name="ConditionalStyle_1" calcext:value="formula-is(INDIRECT(ADDRESS(19;COLUMN(convertgonogo)+INT((COLUMN()-5)/3)))&gt;0)" calcext:base-cell-address="'My Career'.K98"/>
          </calcext:conditional-format>
          <calcext:conditional-format calcext:target-range-address="'My Career'.K99:'My Career'.K99">
            <calcext:condition calcext:apply-style-name="ConditionalStyle_1" calcext:value="formula-is(INDIRECT(ADDRESS(19;COLUMN(convertgonogo)+INT((COLUMN()-5)/3)))&gt;0)" calcext:base-cell-address="'My Career'.K99"/>
          </calcext:conditional-format>
          <calcext:conditional-format calcext:target-range-address="'My Career'.K100:'My Career'.K100">
            <calcext:condition calcext:apply-style-name="ConditionalStyle_1" calcext:value="formula-is(INDIRECT(ADDRESS(19;COLUMN(convertgonogo)+INT((COLUMN()-5)/3)))&gt;0)" calcext:base-cell-address="'My Career'.K100"/>
          </calcext:conditional-format>
          <calcext:conditional-format calcext:target-range-address="'My Career'.K101:'My Career'.K101">
            <calcext:condition calcext:apply-style-name="ConditionalStyle_1" calcext:value="formula-is(INDIRECT(ADDRESS(19;COLUMN(convertgonogo)+INT((COLUMN()-5)/3)))&gt;0)" calcext:base-cell-address="'My Career'.K101"/>
          </calcext:conditional-format>
          <calcext:conditional-format calcext:target-range-address="'My Career'.K103:'My Career'.K103">
            <calcext:condition calcext:apply-style-name="ConditionalStyle_1" calcext:value="formula-is(INDIRECT(ADDRESS(19;COLUMN(convertgonogo)+INT((COLUMN()-5)/3)))&gt;0)" calcext:base-cell-address="'My Career'.K103"/>
          </calcext:conditional-format>
          <calcext:conditional-format calcext:target-range-address="'My Career'.K104:'My Career'.K104">
            <calcext:condition calcext:apply-style-name="ConditionalStyle_1" calcext:value="formula-is(INDIRECT(ADDRESS(19;COLUMN(convertgonogo)+INT((COLUMN()-5)/3)))&gt;0)" calcext:base-cell-address="'My Career'.K104"/>
          </calcext:conditional-format>
          <calcext:conditional-format calcext:target-range-address="'My Career'.K105:'My Career'.K105">
            <calcext:condition calcext:apply-style-name="ConditionalStyle_1" calcext:value="formula-is(INDIRECT(ADDRESS(19;COLUMN(convertgonogo)+INT((COLUMN()-5)/3)))&gt;0)" calcext:base-cell-address="'My Career'.K105"/>
          </calcext:conditional-format>
          <calcext:conditional-format calcext:target-range-address="'My Career'.K106:'My Career'.K106">
            <calcext:condition calcext:apply-style-name="ConditionalStyle_1" calcext:value="formula-is(INDIRECT(ADDRESS(19;COLUMN(convertgonogo)+INT((COLUMN()-5)/3)))&gt;0)" calcext:base-cell-address="'My Career'.K106"/>
          </calcext:conditional-format>
          <calcext:conditional-format calcext:target-range-address="'My Career'.K102:'My Career'.K102">
            <calcext:condition calcext:apply-style-name="ConditionalStyle_1" calcext:value="formula-is(INDIRECT(ADDRESS(19;COLUMN(convertgonogo)+INT((COLUMN()-5)/3)))&gt;0)" calcext:base-cell-address="'My Career'.K102"/>
          </calcext:conditional-format>
          <calcext:conditional-format calcext:target-range-address="'My Career'.J12:'My Career'.J20">
            <calcext:condition calcext:apply-style-name="ConditionalStyle_1" calcext:value="formula-is(INDIRECT(ADDRESS(19;COLUMN(convertgonogo)+INT((COLUMN()-5)/3)))&gt;0)" calcext:base-cell-address="'My Career'.J12"/>
          </calcext:conditional-format>
          <calcext:conditional-format calcext:target-range-address="'My Career'.K12:'My Career'.K20">
            <calcext:condition calcext:apply-style-name="ConditionalStyle_1" calcext:value="formula-is(INDIRECT(ADDRESS(19;COLUMN(convertgonogo)+INT((COLUMN()-5)/3)))&gt;0)" calcext:base-cell-address="'My Career'.K12"/>
          </calcext:conditional-format>
          <calcext:conditional-format calcext:target-range-address="'My Career'.M12:'My Career'.M20">
            <calcext:condition calcext:apply-style-name="ConditionalStyle_1" calcext:value="formula-is(INDIRECT(ADDRESS(19;COLUMN(convertgonogo)+INT((COLUMN()-5)/3)))&gt;0)" calcext:base-cell-address="'My Career'.M12"/>
          </calcext:conditional-format>
          <calcext:conditional-format calcext:target-range-address="'My Career'.N12:'My Career'.N20">
            <calcext:condition calcext:apply-style-name="ConditionalStyle_1" calcext:value="formula-is(INDIRECT(ADDRESS(19;COLUMN(convertgonogo)+INT((COLUMN()-5)/3)))&gt;0)" calcext:base-cell-address="'My Career'.N12"/>
          </calcext:conditional-format>
          <calcext:conditional-format calcext:target-range-address="'My Career'.P12:'My Career'.P20">
            <calcext:condition calcext:apply-style-name="ConditionalStyle_1" calcext:value="formula-is(INDIRECT(ADDRESS(19;COLUMN(convertgonogo)+INT((COLUMN()-5)/3)))&gt;0)" calcext:base-cell-address="'My Career'.P12"/>
          </calcext:conditional-format>
          <calcext:conditional-format calcext:target-range-address="'My Career'.Q13:'My Career'.Q20">
            <calcext:condition calcext:apply-style-name="ConditionalStyle_1" calcext:value="formula-is(INDIRECT(ADDRESS(19;COLUMN(convertgonogo)+INT((COLUMN()-5)/3)))&gt;0)" calcext:base-cell-address="'My Career'.Q13"/>
          </calcext:conditional-format>
          <calcext:conditional-format calcext:target-range-address="'My Career'.Q12:'My Career'.Q12">
            <calcext:condition calcext:apply-style-name="ConditionalStyle_1" calcext:value="formula-is(INDIRECT(ADDRESS(19;COLUMN(convertgonogo)+INT((COLUMN()-5)/3)))&gt;0)" calcext:base-cell-address="'My Career'.Q12"/>
          </calcext:conditional-format>
          <calcext:conditional-format calcext:target-range-address="'My Career'.S12:'My Career'.S20">
            <calcext:condition calcext:apply-style-name="ConditionalStyle_1" calcext:value="formula-is(INDIRECT(ADDRESS(19;COLUMN(convertgonogo)+INT((COLUMN()-5)/3)))&gt;0)" calcext:base-cell-address="'My Career'.S12"/>
          </calcext:conditional-format>
          <calcext:conditional-format calcext:target-range-address="'My Career'.T12:'My Career'.T20">
            <calcext:condition calcext:apply-style-name="ConditionalStyle_1" calcext:value="formula-is(INDIRECT(ADDRESS(19;COLUMN(convertgonogo)+INT((COLUMN()-5)/3)))&gt;0)" calcext:base-cell-address="'My Career'.T12"/>
          </calcext:conditional-format>
          <calcext:conditional-format calcext:target-range-address="'My Career'.V12:'My Career'.W20">
            <calcext:condition calcext:apply-style-name="ConditionalStyle_1" calcext:value="formula-is(INDIRECT(ADDRESS(19;COLUMN(convertgonogo)+INT((COLUMN()-5)/3)))&gt;0)" calcext:base-cell-address="'My Career'.V12"/>
          </calcext:conditional-format>
          <calcext:conditional-format calcext:target-range-address="'My Career'.Y13:'My Career'.Z20 'My Career'.Z12:'My Career'.Z12">
            <calcext:condition calcext:apply-style-name="ConditionalStyle_1" calcext:value="formula-is(INDIRECT(ADDRESS(19;COLUMN(convertgonogo)+INT((COLUMN()-5)/3)))&gt;0)" calcext:base-cell-address="'My Career'.Y12"/>
          </calcext:conditional-format>
          <calcext:conditional-format calcext:target-range-address="'My Career'.Y12:'My Career'.Y12">
            <calcext:condition calcext:apply-style-name="ConditionalStyle_1" calcext:value="formula-is(INDIRECT(ADDRESS(19;COLUMN(convertgonogo)+INT((COLUMN()-5)/3)))&gt;0)" calcext:base-cell-address="'My Career'.Y12"/>
          </calcext:conditional-format>
          <calcext:conditional-format calcext:target-range-address="'My Career'.K58:'My Career'.K58">
            <calcext:condition calcext:apply-style-name="ConditionalStyle_1" calcext:value="formula-is(INDIRECT(ADDRESS(19;COLUMN(convertgonogo)+INT((COLUMN()-5)/3)))&gt;0)" calcext:base-cell-address="'My Career'.K58"/>
          </calcext:conditional-format>
          <calcext:conditional-format calcext:target-range-address="'My Career'.K57:'My Career'.K57">
            <calcext:condition calcext:apply-style-name="ConditionalStyle_1" calcext:value="formula-is(INDIRECT(ADDRESS(19;COLUMN(convertgonogo)+INT((COLUMN()-5)/3)))&gt;0)" calcext:base-cell-address="'My Career'.K57"/>
          </calcext:conditional-format>
        </calcext:conditional-formats>
      </table:table>
      <table:table table:name="Decision Template" table:style-name="ta2" table:protected="true" table:protection-key="YZsQqRsRqpog23rjWtJyohJLT40=" table:protection-key-digest-algorithm="http://www.w3.org/2000/09/xmldsig#sha1">
        <loext:table-protection loext:select-protected-cells="true" loext:select-unprotected-cells="true"/>
        <officeooo:event-listeners>
          <script:event-listener script:language="ooo:script" script:event-name="office:dblclick" xlink:href="vnd.sun.star.script:Standard.DMCharts.doubleClick?language=Basic&amp;location=document" xlink:type="simple"/>
          <script:event-listener script:language="ooo:script" script:event-name="office:content-changed" xlink:href="vnd.sun.star.script:Standard.DMCharts.cellChange?language=Basic&amp;location=document" xlink:type="simple"/>
        </officeooo:event-listeners>
        <office:forms form:automatic-focus="false" form:apply-design-mode="false"/>
        <table:table-column table:style-name="co6" table:default-cell-style-name="ce184"/>
        <table:table-column table:style-name="co7" table:visibility="collapse" table:default-cell-style-name="ce184"/>
        <table:table-column table:style-name="co8" table:visibility="collapse" table:default-cell-style-name="ce184"/>
        <table:table-column table:style-name="co9" table:default-cell-style-name="ce184"/>
        <table:table-column table:style-name="co10" table:default-cell-style-name="ce184"/>
        <table:table-column table:style-name="co11" table:default-cell-style-name="ce268"/>
        <table:table-column table:style-name="co12" table:number-columns-repeated="2" table:default-cell-style-name="ce268"/>
        <table:table-column table:style-name="co11" table:default-cell-style-name="ce268"/>
        <table:table-column table:style-name="co13" table:default-cell-style-name="ce184"/>
        <table:table-column table:style-name="co14" table:default-cell-style-name="ce268"/>
        <table:table-column table:style-name="co15" table:default-cell-style-name="ce268"/>
        <table:table-column table:style-name="co13" table:default-cell-style-name="ce184"/>
        <table:table-column table:style-name="co15" table:number-columns-repeated="2" table:default-cell-style-name="ce268"/>
        <table:table-column table:style-name="co13" table:default-cell-style-name="ce184"/>
        <table:table-column table:style-name="co15" table:default-cell-style-name="ce184"/>
        <table:table-column table:style-name="co16" table:default-cell-style-name="ce184"/>
        <table:table-column table:style-name="co17" table:default-cell-style-name="ce184"/>
        <table:table-column table:style-name="co16" table:number-columns-repeated="2" table:default-cell-style-name="ce268"/>
        <table:table-column table:style-name="co17" table:default-cell-style-name="ce184"/>
        <table:table-column table:style-name="co16" table:number-columns-repeated="2" table:default-cell-style-name="ce268"/>
        <table:table-column table:style-name="co17" table:default-cell-style-name="ce184"/>
        <table:table-column table:style-name="co16" table:number-columns-repeated="2" table:default-cell-style-name="ce268"/>
        <table:table-column table:style-name="co17" table:default-cell-style-name="ce184"/>
        <table:table-column table:style-name="co16" table:number-columns-repeated="2" table:default-cell-style-name="ce268"/>
        <table:table-column table:style-name="co17" table:default-cell-style-name="ce184"/>
        <table:table-column table:style-name="co16" table:number-columns-repeated="2" table:default-cell-style-name="ce268"/>
        <table:table-column table:style-name="co17" table:default-cell-style-name="ce184"/>
        <table:table-column table:style-name="co16" table:number-columns-repeated="2" table:default-cell-style-name="ce268"/>
        <table:table-column table:style-name="co17" table:default-cell-style-name="ce184"/>
        <table:table-column table:style-name="co16" table:number-columns-repeated="2" table:default-cell-style-name="ce268"/>
        <table:table-column table:style-name="co18" table:default-cell-style-name="ce184"/>
        <table:table-column table:style-name="co11" table:number-columns-repeated="5" table:default-cell-style-name="ce184"/>
        <table:table-column table:style-name="co6" table:default-cell-style-name="ce184"/>
        <table:table-column table:style-name="co19" table:default-cell-style-name="ce184"/>
        <table:table-column table:style-name="co20" table:default-cell-style-name="ce184"/>
        <table:table-column table:style-name="co21" table:default-cell-style-name="ce184"/>
        <table:table-column table:style-name="co22" table:default-cell-style-name="ce184"/>
        <table:table-column table:style-name="co23" table:default-cell-style-name="ce184"/>
        <table:table-column table:style-name="co24" table:number-columns-repeated="10" table:default-cell-style-name="ce184"/>
        <table:table-column table:style-name="co25" table:default-cell-style-name="ce184"/>
        <table:table-column table:style-name="co26" table:default-cell-style-name="ce184"/>
        <table:table-column table:style-name="co27" table:default-cell-style-name="ce184"/>
        <table:table-column table:style-name="co28" table:default-cell-style-name="ce184"/>
        <table:table-column table:style-name="co11" table:number-columns-repeated="958" table:default-cell-style-name="ce184"/>
        <table:table-column table:style-name="co11" table:default-cell-style-name="Default"/>
        <table:table-row table:style-name="ro13">
          <table:table-cell table:style-name="ce182" office:value-type="string" calcext:value-type="string">
            <text:p>No</text:p>
          </table:table-cell>
          <table:table-cell table:number-columns-repeated="2" table:style-name="ce182" office:value-type="float" office:value="0" calcext:value-type="float">
            <text:p>0</text:p>
          </table:table-cell>
          <table:table-cell table:style-name="ce194"/>
          <table:table-cell table:style-name="ce52"/>
          <table:table-cell table:style-name="ce247" table:number-columns-repeated="4"/>
          <table:table-cell table:style-name="ce195"/>
          <table:table-cell table:style-name="ce247" table:number-columns-repeated="2"/>
          <table:table-cell table:style-name="ce195"/>
          <table:table-cell table:style-name="ce247" table:number-columns-repeated="2"/>
          <table:table-cell table:style-name="ce195" table:number-columns-repeated="4"/>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82" table:number-columns-repeated="3"/>
          <table:table-cell table:number-columns-repeated="982"/>
        </table:table-row>
        <table:table-row table:style-name="ro14" table:visibility="collapse">
          <table:table-cell table:style-name="ce182" office:value-type="string" calcext:value-type="string">
            <text:p>No</text:p>
          </table:table-cell>
          <table:table-cell table:style-name="ce182" table:number-columns-repeated="2"/>
          <table:table-cell table:style-name="ce194"/>
          <table:table-cell table:style-name="ce52"/>
          <table:table-cell table:style-name="ce247" table:number-columns-repeated="4"/>
          <table:table-cell table:style-name="ce195"/>
          <table:table-cell table:style-name="ce247" table:number-columns-repeated="2"/>
          <table:table-cell table:style-name="ce195"/>
          <table:table-cell table:style-name="ce247" table:number-columns-repeated="2"/>
          <table:table-cell table:style-name="ce195" table:number-columns-repeated="4"/>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82" table:number-columns-repeated="3"/>
          <table:table-cell table:number-columns-repeated="982"/>
        </table:table-row>
        <table:table-row table:style-name="ro15" table:visibility="collapse">
          <table:table-cell table:style-name="ce182" office:value-type="string" calcext:value-type="string">
            <text:p>No</text:p>
          </table:table-cell>
          <table:table-cell table:style-name="ce182" table:number-columns-repeated="2"/>
          <table:table-cell table:style-name="ce195"/>
          <table:table-cell table:style-name="ce58"/>
          <table:table-cell table:style-name="ce208" table:number-columns-repeated="3"/>
          <table:table-cell table:style-name="ce247"/>
          <table:table-cell table:style-name="ce195"/>
          <table:table-cell table:style-name="ce247" table:number-columns-repeated="2"/>
          <table:table-cell table:style-name="ce195"/>
          <table:table-cell table:style-name="ce247" table:number-columns-repeated="2"/>
          <table:table-cell table:style-name="ce195" table:number-columns-repeated="4"/>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82" table:number-columns-repeated="3"/>
          <table:table-cell table:number-columns-repeated="982"/>
        </table:table-row>
        <table:table-row table:style-name="ro16" table:visibility="collapse">
          <table:table-cell table:style-name="ce182" office:value-type="string" calcext:value-type="string">
            <text:p>No</text:p>
          </table:table-cell>
          <table:table-cell table:style-name="ce182" table:number-columns-repeated="2"/>
          <table:table-cell table:style-name="ce195" table:number-columns-repeated="2"/>
          <table:table-cell table:style-name="ce247" table:number-columns-repeated="3"/>
          <table:table-cell table:style-name="ce277" table:number-columns-repeated="11"/>
          <table:table-cell table:style-name="ce247" table:number-columns-repeated="2"/>
          <table:table-cell table:style-name="ce277"/>
          <table:table-cell table:style-name="ce247" table:number-columns-repeated="2"/>
          <table:table-cell table:style-name="ce277" table:number-columns-repeated="6"/>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82" table:number-columns-repeated="3"/>
          <table:table-cell table:number-columns-repeated="982"/>
        </table:table-row>
        <table:table-row table:style-name="ro16" table:visibility="collapse">
          <table:table-cell table:style-name="ce182" office:value-type="string" calcext:value-type="string">
            <text:p>No</text:p>
          </table:table-cell>
          <table:table-cell table:style-name="ce182" table:number-columns-repeated="2"/>
          <table:table-cell table:style-name="ce195"/>
          <table:table-cell table:style-name="ce208" table:number-columns-repeated="4"/>
          <table:table-cell table:style-name="ce278"/>
          <table:table-cell table:style-name="ce291" office:value-type="string" calcext:value-type="string" table:number-columns-spanned="3" table:number-rows-spanned="1">
            <text:p>Alternative 1 </text:p>
          </table:table-cell>
          <table:covered-table-cell table:number-columns-repeated="2" table:style-name="ce303"/>
          <table:table-cell table:style-name="ce291" office:value-type="string" calcext:value-type="string" table:number-columns-spanned="3" table:number-rows-spanned="1">
            <text:p>Alternative 2</text:p>
          </table:table-cell>
          <table:covered-table-cell table:number-columns-repeated="2" table:style-name="ce303"/>
          <table:table-cell table:style-name="ce291" office:value-type="string" calcext:value-type="string" table:number-columns-spanned="3" table:number-rows-spanned="1">
            <text:p>Alternative 3</text:p>
          </table:table-cell>
          <table:covered-table-cell table:number-columns-repeated="2" table:style-name="ce303"/>
          <table:table-cell table:style-name="ce291" office:value-type="string" calcext:value-type="string" table:number-columns-spanned="3" table:number-rows-spanned="1">
            <text:p>Alternative 4</text:p>
          </table:table-cell>
          <table:covered-table-cell table:number-columns-repeated="2" table:style-name="ce303"/>
          <table:table-cell table:style-name="ce291" office:value-type="string" calcext:value-type="string" table:number-columns-spanned="3" table:number-rows-spanned="1">
            <text:p>Alternative 5</text:p>
          </table:table-cell>
          <table:covered-table-cell table:number-columns-repeated="2" table:style-name="ce303"/>
          <table:table-cell table:style-name="ce291" office:value-type="string" calcext:value-type="string" table:number-columns-spanned="3" table:number-rows-spanned="1">
            <text:p>Alternative 6</text:p>
          </table:table-cell>
          <table:covered-table-cell table:number-columns-repeated="2" table:style-name="ce303"/>
          <table:table-cell table:style-name="ce291" office:value-type="string" calcext:value-type="string" table:number-columns-spanned="3" table:number-rows-spanned="1">
            <text:p>Alternative 7</text:p>
          </table:table-cell>
          <table:covered-table-cell table:number-columns-repeated="2" table:style-name="ce303"/>
          <table:table-cell table:style-name="ce291" office:value-type="string" calcext:value-type="string" table:number-columns-spanned="3" table:number-rows-spanned="1">
            <text:p>Alternative 8</text:p>
          </table:table-cell>
          <table:covered-table-cell table:number-columns-repeated="2" table:style-name="ce303"/>
          <table:table-cell table:style-name="ce291" office:value-type="string" calcext:value-type="string" table:number-columns-spanned="3" table:number-rows-spanned="1">
            <text:p>Alternative 9</text:p>
          </table:table-cell>
          <table:covered-table-cell table:number-columns-repeated="2" table:style-name="ce303"/>
          <table:table-cell table:style-name="ce291" office:value-type="string" calcext:value-type="string" table:number-columns-spanned="3" table:number-rows-spanned="1">
            <text:p>Alternative 10</text:p>
          </table:table-cell>
          <table:covered-table-cell table:number-columns-repeated="2" table:style-name="ce303"/>
          <table:table-cell table:style-name="ce182" table:number-columns-repeated="3"/>
          <table:table-cell table:number-columns-repeated="982"/>
        </table:table-row>
        <table:table-row table:style-name="ro16">
          <table:table-cell table:style-name="ce16" office:value-type="string" calcext:value-type="string">
            <text:p>No</text:p>
          </table:table-cell>
          <table:table-cell table:style-name="ce16" table:number-columns-repeated="2"/>
          <table:table-cell table:style-name="ce31"/>
          <table:table-cell table:style-name="ce45"/>
          <table:table-cell table:style-name="ce56" table:number-columns-repeated="3"/>
          <table:table-cell table:style-name="ce93"/>
          <table:table-cell table:style-name="ce759" office:value-type="string" calcext:value-type="string" table:number-columns-spanned="3" table:number-rows-spanned="1">
            <text:p>Alternative 1 Name</text:p>
          </table:table-cell>
          <table:covered-table-cell table:style-name="ce766"/>
          <table:covered-table-cell table:style-name="ce792"/>
          <table:table-cell table:style-name="ce759" office:value-type="string" calcext:value-type="string" table:number-columns-spanned="3" table:number-rows-spanned="1">
            <text:p>Alternative 2 Name</text:p>
          </table:table-cell>
          <table:covered-table-cell table:style-name="ce799"/>
          <table:covered-table-cell table:style-name="ce807"/>
          <table:table-cell table:style-name="ce759" office:value-type="string" calcext:value-type="string" table:number-columns-spanned="3" table:number-rows-spanned="1">
            <text:p>Alternative 3 Name</text:p>
          </table:table-cell>
          <table:covered-table-cell table:style-name="ce814"/>
          <table:covered-table-cell table:style-name="ce819"/>
          <table:table-cell table:style-name="ce759" office:value-type="string" calcext:value-type="string" table:number-columns-spanned="3" table:number-rows-spanned="1">
            <text:p>Alternative 4 Name</text:p>
          </table:table-cell>
          <table:covered-table-cell table:style-name="ce799"/>
          <table:covered-table-cell table:style-name="ce807"/>
          <table:table-cell table:style-name="ce759" office:value-type="string" calcext:value-type="string" table:number-columns-spanned="3" table:number-rows-spanned="1">
            <text:p>Alternative 5 Name</text:p>
          </table:table-cell>
          <table:covered-table-cell table:style-name="ce799"/>
          <table:covered-table-cell table:style-name="ce807"/>
          <table:table-cell table:style-name="ce759" office:value-type="string" calcext:value-type="string" table:number-columns-spanned="3" table:number-rows-spanned="1">
            <text:p>Alternative 6 Name</text:p>
          </table:table-cell>
          <table:covered-table-cell table:style-name="ce799"/>
          <table:covered-table-cell table:style-name="ce807"/>
          <table:table-cell table:style-name="ce759" office:value-type="string" calcext:value-type="string" table:number-columns-spanned="3" table:number-rows-spanned="1">
            <text:p>Alternative 7 Name</text:p>
          </table:table-cell>
          <table:covered-table-cell table:style-name="ce799"/>
          <table:covered-table-cell table:style-name="ce807"/>
          <table:table-cell table:style-name="ce759" office:value-type="string" calcext:value-type="string" table:number-columns-spanned="3" table:number-rows-spanned="1">
            <text:p>Alternative 8 Name</text:p>
          </table:table-cell>
          <table:covered-table-cell table:style-name="ce799"/>
          <table:covered-table-cell table:style-name="ce807"/>
          <table:table-cell table:style-name="ce855" office:value-type="string" calcext:value-type="string" table:number-columns-spanned="3" table:number-rows-spanned="1">
            <text:p>Alternative 9 Name</text:p>
          </table:table-cell>
          <table:covered-table-cell table:style-name="ce799"/>
          <table:covered-table-cell table:style-name="ce807"/>
          <table:table-cell table:style-name="ce861" office:value-type="string" calcext:value-type="string" table:number-columns-spanned="3" table:number-rows-spanned="1">
            <text:p>Alternative 10 Name</text:p>
          </table:table-cell>
          <table:covered-table-cell table:style-name="ce799"/>
          <table:covered-table-cell table:style-name="ce807"/>
          <table:table-cell table:style-name="ce411" table:number-columns-repeated="3"/>
          <table:table-cell table:style-name="ce416" table:number-columns-repeated="4"/>
          <table:table-cell table:style-name="ce423" table:number-columns-repeated="16"/>
          <table:table-cell table:style-name="ce416" table:number-columns-repeated="824"/>
          <table:table-cell table:style-name="ce423" table:number-columns-repeated="137"/>
          <table:table-cell/>
        </table:table-row>
        <table:table-row table:style-name="ro17">
          <table:table-cell table:style-name="ce182" office:value-type="string" calcext:value-type="string">
            <text:p>No</text:p>
          </table:table-cell>
          <table:table-cell table:style-name="ce182"/>
          <table:table-cell table:style-name="ce753" office:value-type="string" calcext:value-type="string" table:number-columns-spanned="3" table:number-rows-spanned="1">
            <text:p>Decision Title</text:p>
          </table:table-cell>
          <table:covered-table-cell table:number-columns-repeated="2" table:style-name="ce32"/>
          <table:table-cell table:style-name="ce873" office:value-type="string" calcext:value-type="string" table:number-columns-spanned="4" table:number-rows-spanned="1">
            <text:p>Decision Description</text:p>
          </table:table-cell>
          <table:covered-table-cell table:number-columns-repeated="2" table:style-name="ce124"/>
          <table:covered-table-cell table:style-name="ce876"/>
          <table:table-cell table:style-name="ce760" office:value-type="string" calcext:value-type="string" table:number-columns-spanned="3" table:number-rows-spanned="1">
            <text:p>Alternative Description</text:p>
          </table:table-cell>
          <table:covered-table-cell table:style-name="ce217"/>
          <table:covered-table-cell table:style-name="ce313"/>
          <table:table-cell table:style-name="ce760" office:value-type="string" calcext:value-type="string" table:number-columns-spanned="3" table:number-rows-spanned="1">
            <text:p>Alternative Description</text:p>
          </table:table-cell>
          <table:covered-table-cell table:style-name="ce348"/>
          <table:covered-table-cell table:style-name="ce366"/>
          <table:table-cell table:style-name="ce760" office:value-type="string" calcext:value-type="string" table:number-columns-spanned="3" table:number-rows-spanned="1">
            <text:p>Alternative Description</text:p>
          </table:table-cell>
          <table:covered-table-cell table:style-name="ce348"/>
          <table:covered-table-cell table:style-name="ce366"/>
          <table:table-cell table:style-name="ce760" office:value-type="string" calcext:value-type="string" table:number-columns-spanned="3" table:number-rows-spanned="1">
            <text:p>Alternative Description</text:p>
          </table:table-cell>
          <table:covered-table-cell table:style-name="ce394"/>
          <table:covered-table-cell table:style-name="ce404"/>
          <table:table-cell table:style-name="ce760" office:value-type="string" calcext:value-type="string" table:number-columns-spanned="3" table:number-rows-spanned="1">
            <text:p>Alternative Description</text:p>
          </table:table-cell>
          <table:covered-table-cell table:style-name="ce394"/>
          <table:covered-table-cell table:style-name="ce404"/>
          <table:table-cell table:style-name="ce760" office:value-type="string" calcext:value-type="string" table:number-columns-spanned="3" table:number-rows-spanned="1">
            <text:p>Alternative Description</text:p>
          </table:table-cell>
          <table:covered-table-cell table:style-name="ce433"/>
          <table:covered-table-cell table:style-name="ce404"/>
          <table:table-cell table:style-name="ce760" office:value-type="string" calcext:value-type="string" table:number-columns-spanned="3" table:number-rows-spanned="1">
            <text:p>Alternative Description</text:p>
          </table:table-cell>
          <table:covered-table-cell table:style-name="ce394"/>
          <table:covered-table-cell table:style-name="ce404"/>
          <table:table-cell table:style-name="ce760" office:value-type="string" calcext:value-type="string" table:number-columns-spanned="3" table:number-rows-spanned="1">
            <text:p>Alternative Description</text:p>
          </table:table-cell>
          <table:covered-table-cell table:style-name="ce394"/>
          <table:covered-table-cell table:style-name="ce404"/>
          <table:table-cell table:style-name="ce760" office:value-type="string" calcext:value-type="string" table:number-columns-spanned="3" table:number-rows-spanned="1">
            <text:p>Alternative Description</text:p>
          </table:table-cell>
          <table:covered-table-cell table:style-name="ce394"/>
          <table:covered-table-cell table:style-name="ce404"/>
          <table:table-cell table:style-name="ce760" office:value-type="string" calcext:value-type="string" table:number-columns-spanned="3" table:number-rows-spanned="1">
            <text:p>Alternative Description</text:p>
          </table:table-cell>
          <table:covered-table-cell table:style-name="ce394"/>
          <table:covered-table-cell table:style-name="ce404"/>
          <table:table-cell table:style-name="ce468"/>
          <table:table-cell table:style-name="ce469" table:number-columns-repeated="2"/>
          <table:table-cell table:style-name="ce471" table:number-columns-repeated="4"/>
          <table:table-cell table:number-columns-repeated="16"/>
          <table:table-cell table:style-name="ce471" table:number-columns-repeated="824"/>
          <table:table-cell table:number-columns-repeated="138"/>
        </table:table-row>
        <table:table-row table:style-name="ro18">
          <table:table-cell table:style-name="ce182" office:value-type="string" calcext:value-type="string">
            <text:p>No</text:p>
          </table:table-cell>
          <table:table-cell table:style-name="ce182"/>
          <table:table-cell table:style-name="ce26" office:value-type="string" calcext:value-type="string" table:number-columns-spanned="2" table:number-rows-spanned="1">
            <text:p>Decision Class: <text:s/></text:p>
          </table:table-cell>
          <table:covered-table-cell table:style-name="ce38"/>
          <table:table-cell table:style-name="ce59" table:content-validation-name="val1" office:value-type="string" calcext:value-type="string">
            <text:p>--- select one <text:s/>--- </text:p>
          </table:table-cell>
          <table:table-cell table:style-name="ce257" table:number-columns-repeated="3"/>
          <table:table-cell table:style-name="ce54"/>
          <table:table-cell table:style-name="ce67"/>
          <table:table-cell table:style-name="ce79"/>
          <table:table-cell table:style-name="ce317"/>
          <table:table-cell table:style-name="ce97"/>
          <table:table-cell table:style-name="ce104"/>
          <table:table-cell table:style-name="ce399"/>
          <table:table-cell table:style-name="ce97"/>
          <table:table-cell table:style-name="ce122"/>
          <table:table-cell table:style-name="ce399"/>
          <table:table-cell table:style-name="ce97"/>
          <table:table-cell table:style-name="ce104"/>
          <table:table-cell table:style-name="ce399"/>
          <table:table-cell table:style-name="ce97"/>
          <table:table-cell table:style-name="ce104"/>
          <table:table-cell table:style-name="ce399"/>
          <table:table-cell table:style-name="ce97"/>
          <table:table-cell table:style-name="ce104"/>
          <table:table-cell table:style-name="ce399"/>
          <table:table-cell table:style-name="ce97"/>
          <table:table-cell table:style-name="ce104"/>
          <table:table-cell table:style-name="ce399"/>
          <table:table-cell table:style-name="ce97"/>
          <table:table-cell table:style-name="ce104"/>
          <table:table-cell table:style-name="ce399"/>
          <table:table-cell table:style-name="ce97"/>
          <table:table-cell table:style-name="ce104"/>
          <table:table-cell table:style-name="ce399"/>
          <table:table-cell table:style-name="ce97"/>
          <table:table-cell table:style-name="ce104"/>
          <table:table-cell table:style-name="ce399"/>
          <table:table-cell table:style-name="ce182" table:number-columns-repeated="3"/>
          <table:table-cell table:number-columns-repeated="982"/>
        </table:table-row>
        <table:table-row table:style-name="ro18">
          <table:table-cell table:style-name="ce182" office:value-type="string" calcext:value-type="string">
            <text:p>No</text:p>
          </table:table-cell>
          <table:table-cell table:style-name="ce182"/>
          <table:table-cell table:style-name="ce30" office:value-type="string" calcext:value-type="string" table:number-columns-spanned="3" table:number-rows-spanned="1">
            <text:p>Criteria </text:p>
          </table:table-cell>
          <table:covered-table-cell table:style-name="ce33"/>
          <table:covered-table-cell table:style-name="ce30"/>
          <table:table-cell table:style-name="ce30" office:value-type="string" calcext:value-type="string" table:number-columns-spanned="1" table:number-rows-spanned="3">
            <text:p>Min/Max</text:p>
          </table:table-cell>
          <table:table-cell table:style-name="ce30" office:value-type="string" calcext:value-type="string" table:number-columns-spanned="1" table:number-rows-spanned="3">
            <text:p>Threshold</text:p>
          </table:table-cell>
          <table:table-cell table:style-name="ce30" office:value-type="string" calcext:value-type="string" table:number-columns-spanned="1" table:number-rows-spanned="3">
            <text:p>Objective</text:p>
          </table:table-cell>
          <table:table-cell table:style-name="ce282" office:value-type="string" calcext:value-type="string" table:number-columns-spanned="1" table:number-rows-spanned="3">
            <text:p>Weight (1-5)</text:p>
          </table:table-cell>
          <table:table-cell table:style-name="ce295" office:value-type="string" calcext:value-type="string" table:number-columns-spanned="1" table:number-rows-spanned="3">
            <text:p>Estimated Performance</text:p>
            <text:p>Basis of Estimate</text:p>
          </table:table-cell>
          <table:table-cell table:style-name="ce307" office:value-type="string" calcext:value-type="string" table:number-columns-spanned="1" table:number-rows-spanned="3">
            <text:p><text:s text:c="2"/>Score <text:s text:c="3"/>(1-10)</text:p>
          </table:table-cell>
          <table:table-cell table:style-name="ce318" office:value-type="string" calcext:value-type="string" table:number-columns-spanned="1" table:number-rows-spanned="3">
            <text:p>WS</text:p>
          </table:table-cell>
          <table:table-cell table:style-name="ce326" office:value-type="string" calcext:value-type="string" table:number-columns-spanned="1" table:number-rows-spanned="3">
            <text:p><text:span text:style-name="T13">Estimated Performance</text:span></text:p>
            <text:p><text:span text:style-name="T13">Basis of Estimate</text:span></text:p>
          </table:table-cell>
          <table:table-cell table:style-name="ce339" office:value-type="string" calcext:value-type="string" table:number-columns-spanned="1" table:number-rows-spanned="3">
            <text:p><text:s text:c="2"/>Score <text:s text:c="3"/>(1-10)</text:p>
          </table:table-cell>
          <table:table-cell table:style-name="ce400" office:value-type="string" calcext:value-type="string" table:number-columns-spanned="1" table:number-rows-spanned="3">
            <text:p>WS</text:p>
          </table:table-cell>
          <table:table-cell table:style-name="ce326" office:value-type="string" calcext:value-type="string" table:number-columns-spanned="1" table:number-rows-spanned="3">
            <text:p><text:span text:style-name="T13">Estimated Performance</text:span></text:p>
            <text:p><text:span text:style-name="T13">Basis of Estimate</text:span></text:p>
          </table:table-cell>
          <table:table-cell table:style-name="ce409" office:value-type="string" calcext:value-type="string" table:number-columns-spanned="1" table:number-rows-spanned="3">
            <text:p><text:s text:c="2"/>Score <text:s text:c="3"/>(1-10)</text:p>
          </table:table-cell>
          <table:table-cell table:style-name="ce400" office:value-type="string" calcext:value-type="string" table:number-columns-spanned="1" table:number-rows-spanned="3">
            <text:p>WS</text:p>
          </table:table-cell>
          <table:table-cell table:style-name="ce326" office:value-type="string" calcext:value-type="string" table:number-columns-spanned="1" table:number-rows-spanned="3">
            <text:p><text:span text:style-name="T13">Estimated Performance</text:span></text:p>
            <text:p><text:span text:style-name="T13">Basis of Estimate</text:span></text:p>
          </table:table-cell>
          <table:table-cell table:style-name="ce409" office:value-type="string" calcext:value-type="string" table:number-columns-spanned="1" table:number-rows-spanned="3">
            <text:p>Score (1~10)</text:p>
          </table:table-cell>
          <table:table-cell table:style-name="ce400" office:value-type="string" calcext:value-type="string" table:number-columns-spanned="1" table:number-rows-spanned="3">
            <text:p>WS</text:p>
          </table:table-cell>
          <table:table-cell table:style-name="ce326" office:value-type="string" calcext:value-type="string" table:number-columns-spanned="1" table:number-rows-spanned="3">
            <text:p><text:span text:style-name="T13">Estimated Performance</text:span></text:p>
            <text:p><text:span text:style-name="T13">Basis of Estimate</text:span></text:p>
          </table:table-cell>
          <table:table-cell table:style-name="ce409" office:value-type="string" calcext:value-type="string" table:number-columns-spanned="1" table:number-rows-spanned="3">
            <text:p><text:s text:c="2"/>Score <text:s text:c="3"/>(1-10)</text:p>
          </table:table-cell>
          <table:table-cell table:style-name="ce400" office:value-type="string" calcext:value-type="string" table:number-columns-spanned="1" table:number-rows-spanned="3">
            <text:p>WS</text:p>
          </table:table-cell>
          <table:table-cell table:style-name="ce326" office:value-type="string" calcext:value-type="string" table:number-columns-spanned="1" table:number-rows-spanned="3">
            <text:p><text:span text:style-name="T13">Estimated Performance</text:span></text:p>
            <text:p><text:span text:style-name="T13">Basis of Estimate</text:span></text:p>
          </table:table-cell>
          <table:table-cell table:style-name="ce409" office:value-type="string" calcext:value-type="string" table:number-columns-spanned="1" table:number-rows-spanned="3">
            <text:p><text:s text:c="2"/>Score <text:s text:c="3"/>(1-10)</text:p>
          </table:table-cell>
          <table:table-cell table:style-name="ce400" office:value-type="string" calcext:value-type="string" table:number-columns-spanned="1" table:number-rows-spanned="3">
            <text:p>WS</text:p>
          </table:table-cell>
          <table:table-cell table:style-name="ce326" office:value-type="string" calcext:value-type="string" table:number-columns-spanned="1" table:number-rows-spanned="3">
            <text:p><text:span text:style-name="T13">Estimated Performance</text:span></text:p>
            <text:p><text:span text:style-name="T13">Basis of Estimate</text:span></text:p>
          </table:table-cell>
          <table:table-cell table:style-name="ce409" office:value-type="string" calcext:value-type="string" table:number-columns-spanned="1" table:number-rows-spanned="3">
            <text:p><text:s text:c="2"/>Score <text:s text:c="3"/>(1-10)</text:p>
          </table:table-cell>
          <table:table-cell table:style-name="ce400" office:value-type="string" calcext:value-type="string" table:number-columns-spanned="1" table:number-rows-spanned="3">
            <text:p>WS</text:p>
          </table:table-cell>
          <table:table-cell table:style-name="ce326" office:value-type="string" calcext:value-type="string" table:number-columns-spanned="1" table:number-rows-spanned="3">
            <text:p><text:span text:style-name="T13">Estimated Performance</text:span></text:p>
            <text:p><text:span text:style-name="T13">Basis of Estimate</text:span></text:p>
          </table:table-cell>
          <table:table-cell table:style-name="ce409" office:value-type="string" calcext:value-type="string" table:number-columns-spanned="1" table:number-rows-spanned="3">
            <text:p><text:s text:c="2"/>Score <text:s text:c="3"/>(1-10)</text:p>
          </table:table-cell>
          <table:table-cell table:style-name="ce400" office:value-type="string" calcext:value-type="string" table:number-columns-spanned="1" table:number-rows-spanned="3">
            <text:p>WS</text:p>
          </table:table-cell>
          <table:table-cell table:style-name="ce326" office:value-type="string" calcext:value-type="string" table:number-columns-spanned="1" table:number-rows-spanned="3">
            <text:p><text:span text:style-name="T13">Estimated Performance</text:span></text:p>
            <text:p><text:span text:style-name="T13">Basis of Estimate</text:span></text:p>
          </table:table-cell>
          <table:table-cell table:style-name="ce409" office:value-type="string" calcext:value-type="string" table:number-columns-spanned="1" table:number-rows-spanned="3">
            <text:p><text:s text:c="2"/>Score <text:s text:c="3"/>(1-10)</text:p>
          </table:table-cell>
          <table:table-cell table:style-name="ce400" office:value-type="string" calcext:value-type="string" table:number-columns-spanned="1" table:number-rows-spanned="3">
            <text:p>WS</text:p>
          </table:table-cell>
          <table:table-cell table:style-name="ce326" office:value-type="string" calcext:value-type="string" table:number-columns-spanned="1" table:number-rows-spanned="3">
            <text:p><text:span text:style-name="T13">Estimated Performance</text:span></text:p>
            <text:p><text:span text:style-name="T13">Basis of Estimate</text:span></text:p>
          </table:table-cell>
          <table:table-cell table:style-name="ce409" office:value-type="string" calcext:value-type="string" table:number-columns-spanned="1" table:number-rows-spanned="3">
            <text:p><text:s text:c="2"/>Score <text:s text:c="3"/>(1-10)</text:p>
          </table:table-cell>
          <table:table-cell table:style-name="ce400" office:value-type="string" calcext:value-type="string" table:number-columns-spanned="1" table:number-rows-spanned="3">
            <text:p>WS</text:p>
          </table:table-cell>
          <table:table-cell table:style-name="ce182" table:number-columns-repeated="3"/>
          <table:table-cell table:number-columns-repeated="982"/>
        </table:table-row>
        <table:table-row table:style-name="ro12">
          <table:table-cell table:style-name="ce182" office:value-type="string" calcext:value-type="string">
            <text:p>No</text:p>
          </table:table-cell>
          <table:table-cell table:style-name="ce182"/>
          <table:table-cell table:style-name="ce33" table:number-columns-spanned="1" table:number-rows-spanned="2"/>
          <table:table-cell table:style-name="ce33" office:value-type="string" calcext:value-type="string" table:number-columns-spanned="1" table:number-rows-spanned="2">
            <text:p>Name</text:p>
          </table:table-cell>
          <table:table-cell table:style-name="ce33" office:value-type="string" calcext:value-type="string" table:number-columns-spanned="1" table:number-rows-spanned="2">
            <text:p>Description</text:p>
          </table:table-cell>
          <table:covered-table-cell table:number-columns-repeated="3" table:style-name="ce260"/>
          <table:covered-table-cell table:style-name="ce283"/>
          <table:covered-table-cell table:style-name="ce296"/>
          <table:covered-table-cell table:style-name="ce308"/>
          <table:covered-table-cell table:style-name="ce319"/>
          <table:covered-table-cell table:style-name="ce296"/>
          <table:covered-table-cell table:style-name="ce308"/>
          <table:covered-table-cell table:style-name="ce319"/>
          <table:covered-table-cell table:style-name="ce296"/>
          <table:covered-table-cell table:style-name="ce308"/>
          <table:covered-table-cell table:style-name="ce319"/>
          <table:covered-table-cell table:style-name="ce296"/>
          <table:covered-table-cell table:style-name="ce308"/>
          <table:covered-table-cell table:style-name="ce319"/>
          <table:covered-table-cell table:style-name="ce296"/>
          <table:covered-table-cell table:style-name="ce308"/>
          <table:covered-table-cell table:style-name="ce319"/>
          <table:covered-table-cell table:style-name="ce296"/>
          <table:covered-table-cell table:style-name="ce308"/>
          <table:covered-table-cell table:style-name="ce319"/>
          <table:covered-table-cell table:style-name="ce296"/>
          <table:covered-table-cell table:style-name="ce308"/>
          <table:covered-table-cell table:style-name="ce319"/>
          <table:covered-table-cell table:style-name="ce296"/>
          <table:covered-table-cell table:style-name="ce308"/>
          <table:covered-table-cell table:style-name="ce319"/>
          <table:covered-table-cell table:style-name="ce296"/>
          <table:covered-table-cell table:style-name="ce308"/>
          <table:covered-table-cell table:style-name="ce319"/>
          <table:covered-table-cell table:style-name="ce296"/>
          <table:covered-table-cell table:style-name="ce308"/>
          <table:covered-table-cell table:style-name="ce319"/>
          <table:table-cell table:style-name="ce182" table:number-columns-repeated="3"/>
          <table:table-cell table:number-columns-repeated="982"/>
        </table:table-row>
        <table:table-row table:style-name="ro12">
          <table:table-cell table:style-name="ce182" office:value-type="string" calcext:value-type="string">
            <text:p>No</text:p>
          </table:table-cell>
          <table:table-cell table:style-name="ce182"/>
          <table:covered-table-cell table:style-name="ce33"/>
          <table:covered-table-cell table:number-columns-repeated="2" table:style-name="ce199"/>
          <table:covered-table-cell table:number-columns-repeated="3" table:style-name="ce261"/>
          <table:covered-table-cell table:style-name="ce57"/>
          <table:covered-table-cell table:style-name="ce297"/>
          <table:covered-table-cell table:style-name="ce309"/>
          <table:covered-table-cell table:style-name="ce320"/>
          <table:covered-table-cell table:style-name="ce297"/>
          <table:covered-table-cell table:style-name="ce309"/>
          <table:covered-table-cell table:style-name="ce320"/>
          <table:covered-table-cell table:style-name="ce297"/>
          <table:covered-table-cell table:style-name="ce410"/>
          <table:covered-table-cell table:style-name="ce417"/>
          <table:covered-table-cell table:style-name="ce297"/>
          <table:covered-table-cell table:style-name="ce309"/>
          <table:covered-table-cell table:style-name="ce320"/>
          <table:covered-table-cell table:style-name="ce297"/>
          <table:covered-table-cell table:style-name="ce309"/>
          <table:covered-table-cell table:style-name="ce320"/>
          <table:covered-table-cell table:style-name="ce297"/>
          <table:covered-table-cell table:style-name="ce309"/>
          <table:covered-table-cell table:style-name="ce320"/>
          <table:covered-table-cell table:style-name="ce297"/>
          <table:covered-table-cell table:style-name="ce309"/>
          <table:covered-table-cell table:style-name="ce320"/>
          <table:covered-table-cell table:style-name="ce297"/>
          <table:covered-table-cell table:style-name="ce309"/>
          <table:covered-table-cell table:style-name="ce320"/>
          <table:covered-table-cell table:style-name="ce297"/>
          <table:covered-table-cell table:style-name="ce309"/>
          <table:covered-table-cell table:style-name="ce320"/>
          <table:covered-table-cell table:style-name="ce297"/>
          <table:covered-table-cell table:style-name="ce309"/>
          <table:covered-table-cell table:style-name="ce320"/>
          <table:table-cell table:style-name="ce182" table:number-columns-repeated="3"/>
          <table:table-cell table:number-columns-repeated="982"/>
        </table:table-row>
        <table:table-row table:style-name="ro19">
          <table:table-cell table:style-name="ce182" office:value-type="string" calcext:value-type="string">
            <text:p>No</text:p>
          </table:table-cell>
          <table:table-cell table:style-name="ce182"/>
          <table:table-cell table:style-name="ce191" office:value-type="string" calcext:value-type="string">
            <text:p>Criteria 1</text:p>
          </table:table-cell>
          <table:table-cell table:style-name="ce754" office:value-type="string" calcext:value-type="string">
            <text:p>Criteria 1 Name</text:p>
          </table:table-cell>
          <table:table-cell table:style-name="ce65"/>
          <table:table-cell table:style-name="ce95" table:content-validation-name="val2"/>
          <table:table-cell table:style-name="ce47" table:content-validation-name="val4" table:number-columns-repeated="2"/>
          <table:table-cell table:style-name="ce168" table:content-validation-name="val5"/>
          <table:table-cell table:style-name="ce877"/>
          <table:table-cell table:style-name="ce882"/>
          <table:table-cell table:style-name="ce793" table:formula="of:=IF([.K12]=&quot;&quot;;&quot;&quot;;[.K12]*[.I12])">
            <text:p/>
          </table:table-cell>
          <table:table-cell table:style-name="ce909"/>
          <table:table-cell table:style-name="ce913"/>
          <table:table-cell table:style-name="ce808" table:formula="of:=IF([.N12]=&quot;&quot;;&quot;&quot;;[.N12]*[.I12])">
            <text:p/>
          </table:table-cell>
          <table:table-cell table:style-name="ce922"/>
          <table:table-cell table:style-name="ce815"/>
          <table:table-cell table:style-name="ce820" table:formula="of:=IF([.Q12]=&quot;&quot;;&quot;&quot;;[.Q12]*[.I12])">
            <text:p/>
          </table:table-cell>
          <table:table-cell table:style-name="ce932"/>
          <table:table-cell table:style-name="ce936"/>
          <table:table-cell table:style-name="ce830" table:formula="of:=IF([.T12]=&quot;&quot;;&quot;&quot;;[.T12]*[.I12])">
            <text:p/>
          </table:table-cell>
          <table:table-cell table:style-name="ce942"/>
          <table:table-cell table:style-name="ce835"/>
          <table:table-cell table:style-name="ce830" table:formula="of:=IF([.W12]=&quot;&quot;;&quot;&quot;;[.W12]*[.I12])">
            <text:p/>
          </table:table-cell>
          <table:table-cell table:style-name="ce839"/>
          <table:table-cell table:style-name="ce844"/>
          <table:table-cell table:style-name="ce830" table:formula="of:=IF([.Z12]=&quot;&quot;;&quot;&quot;;[.Z12]*[.I12])">
            <text:p/>
          </table:table-cell>
          <table:table-cell table:style-name="ce763"/>
          <table:table-cell table:style-name="ce836" table:content-validation-name="val6"/>
          <table:table-cell table:style-name="ce830" table:formula="of:=IF([.AC12]=&quot;&quot;;&quot;&quot;;[.AC12]*[.I12])">
            <text:p/>
          </table:table-cell>
          <table:table-cell table:style-name="ce763"/>
          <table:table-cell table:style-name="ce836" table:content-validation-name="val6"/>
          <table:table-cell table:style-name="ce830" table:formula="of:=IF([.AF12]=&quot;&quot;;&quot;&quot;;[.AF12]*[.I12])">
            <text:p/>
          </table:table-cell>
          <table:table-cell table:style-name="ce763"/>
          <table:table-cell table:style-name="ce836" table:content-validation-name="val6"/>
          <table:table-cell table:style-name="ce859" table:formula="of:=IF([.AI12]=&quot;&quot;;&quot;&quot;;[.AI12]*[.I12])">
            <text:p/>
          </table:table-cell>
          <table:table-cell table:style-name="ce763"/>
          <table:table-cell table:style-name="ce836" table:content-validation-name="val6"/>
          <table:table-cell table:style-name="ce859" table:formula="of:=IF([.AL12]=&quot;&quot;;&quot;&quot;;[.AL12]*[.I12])">
            <text:p/>
          </table:table-cell>
          <table:table-cell table:style-name="ce182" table:number-columns-repeated="3"/>
          <table:table-cell table:number-columns-repeated="982"/>
        </table:table-row>
        <table:table-row table:style-name="ro19">
          <table:table-cell table:style-name="ce182" table:number-columns-repeated="2"/>
          <table:table-cell table:style-name="ce191" office:value-type="string" calcext:value-type="string">
            <text:p>Criteria 2</text:p>
          </table:table-cell>
          <table:table-cell table:style-name="ce754" office:value-type="string" calcext:value-type="string">
            <text:p>Criteria 2 Name</text:p>
          </table:table-cell>
          <table:table-cell table:style-name="ce65"/>
          <table:table-cell table:style-name="ce95" table:content-validation-name="val2"/>
          <table:table-cell table:style-name="ce47" table:content-validation-name="val4" table:number-columns-repeated="2"/>
          <table:table-cell table:style-name="ce168" table:content-validation-name="val5"/>
          <table:table-cell table:style-name="ce878"/>
          <table:table-cell table:style-name="ce883"/>
          <table:table-cell table:style-name="ce793" table:formula="of:=IF([.K13]=&quot;&quot;;&quot;&quot;;[.K13]*[.I13])">
            <text:p/>
          </table:table-cell>
          <table:table-cell table:style-name="ce910"/>
          <table:table-cell table:style-name="ce913"/>
          <table:table-cell table:style-name="ce808" table:formula="of:=IF([.N13]=&quot;&quot;;&quot;&quot;;[.N13]*[.I13])">
            <text:p/>
          </table:table-cell>
          <table:table-cell table:style-name="ce923"/>
          <table:table-cell table:style-name="ce927"/>
          <table:table-cell table:style-name="ce820" table:formula="of:=IF([.Q13]=&quot;&quot;;&quot;&quot;;[.Q13]*[.I13])">
            <text:p/>
          </table:table-cell>
          <table:table-cell table:style-name="ce933"/>
          <table:table-cell table:style-name="ce937"/>
          <table:table-cell table:style-name="ce830" table:formula="of:=IF([.T13]=&quot;&quot;;&quot;&quot;;[.T13]*[.I13])">
            <text:p/>
          </table:table-cell>
          <table:table-cell table:style-name="ce942"/>
          <table:table-cell table:style-name="ce835"/>
          <table:table-cell table:style-name="ce830" table:formula="of:=IF([.W13]=&quot;&quot;;&quot;&quot;;[.W13]*[.I13])">
            <text:p/>
          </table:table-cell>
          <table:table-cell table:style-name="ce840"/>
          <table:table-cell table:style-name="ce844"/>
          <table:table-cell table:style-name="ce830" table:formula="of:=IF([.Z13]=&quot;&quot;;&quot;&quot;;[.Z13]*[.I13])">
            <text:p/>
          </table:table-cell>
          <table:table-cell table:style-name="ce763"/>
          <table:table-cell table:style-name="ce836" table:content-validation-name="val6"/>
          <table:table-cell table:style-name="ce830" table:formula="of:=IF([.AC13]=&quot;&quot;;&quot;&quot;;[.AC13]*[.I13])">
            <text:p/>
          </table:table-cell>
          <table:table-cell table:style-name="ce763"/>
          <table:table-cell table:style-name="ce836" table:content-validation-name="val6"/>
          <table:table-cell table:style-name="ce830" table:formula="of:=IF([.AF13]=&quot;&quot;;&quot;&quot;;[.AF13]*[.I13])">
            <text:p/>
          </table:table-cell>
          <table:table-cell table:style-name="ce763"/>
          <table:table-cell table:style-name="ce836" table:content-validation-name="val6"/>
          <table:table-cell table:style-name="ce859" table:formula="of:=IF([.AI13]=&quot;&quot;;&quot;&quot;;[.AI13]*[.I13])">
            <text:p/>
          </table:table-cell>
          <table:table-cell table:style-name="ce763"/>
          <table:table-cell table:style-name="ce836" table:content-validation-name="val6"/>
          <table:table-cell table:style-name="ce859" table:formula="of:=IF([.AL13]=&quot;&quot;;&quot;&quot;;[.AL13]*[.I13])">
            <text:p/>
          </table:table-cell>
          <table:table-cell table:style-name="ce182" table:number-columns-repeated="3"/>
          <table:table-cell table:number-columns-repeated="982"/>
        </table:table-row>
        <table:table-row table:style-name="ro19">
          <table:table-cell table:style-name="ce182" table:number-columns-repeated="2"/>
          <table:table-cell table:style-name="ce191" office:value-type="string" calcext:value-type="string">
            <text:p>Criteria 3</text:p>
          </table:table-cell>
          <table:table-cell table:style-name="ce754" office:value-type="string" calcext:value-type="string">
            <text:p>Criteria 3 Name</text:p>
          </table:table-cell>
          <table:table-cell table:style-name="ce65"/>
          <table:table-cell table:style-name="ce95" table:content-validation-name="val2"/>
          <table:table-cell table:style-name="ce47" table:content-validation-name="val4" table:number-columns-repeated="2"/>
          <table:table-cell table:style-name="ce171" table:content-validation-name="val5"/>
          <table:table-cell table:style-name="ce878"/>
          <table:table-cell table:style-name="ce883"/>
          <table:table-cell table:style-name="ce793" table:formula="of:=IF([.K14]=&quot;&quot;;&quot;&quot;;[.K14]*[.I14])">
            <text:p/>
          </table:table-cell>
          <table:table-cell table:style-name="ce910"/>
          <table:table-cell table:style-name="ce913"/>
          <table:table-cell table:style-name="ce808" table:formula="of:=IF([.N14]=&quot;&quot;;&quot;&quot;;[.N14]*[.I14])">
            <text:p/>
          </table:table-cell>
          <table:table-cell table:style-name="ce923"/>
          <table:table-cell table:style-name="ce927"/>
          <table:table-cell table:style-name="ce820" table:formula="of:=IF([.Q14]=&quot;&quot;;&quot;&quot;;[.Q14]*[.I14])">
            <text:p/>
          </table:table-cell>
          <table:table-cell table:style-name="ce933"/>
          <table:table-cell table:style-name="ce937"/>
          <table:table-cell table:style-name="ce830" table:formula="of:=IF([.T14]=&quot;&quot;;&quot;&quot;;[.T14]*[.I14])">
            <text:p/>
          </table:table-cell>
          <table:table-cell table:style-name="ce942"/>
          <table:table-cell table:style-name="ce835"/>
          <table:table-cell table:style-name="ce830" table:formula="of:=IF([.W14]=&quot;&quot;;&quot;&quot;;[.W14]*[.I14])">
            <text:p/>
          </table:table-cell>
          <table:table-cell table:style-name="ce840"/>
          <table:table-cell table:style-name="ce844"/>
          <table:table-cell table:style-name="ce830" table:formula="of:=IF([.Z14]=&quot;&quot;;&quot;&quot;;[.Z14]*[.I14])">
            <text:p/>
          </table:table-cell>
          <table:table-cell table:style-name="ce763"/>
          <table:table-cell table:style-name="ce836" table:content-validation-name="val6"/>
          <table:table-cell table:style-name="ce830" table:formula="of:=IF([.AC14]=&quot;&quot;;&quot;&quot;;[.AC14]*[.I14])">
            <text:p/>
          </table:table-cell>
          <table:table-cell table:style-name="ce763"/>
          <table:table-cell table:style-name="ce836" table:content-validation-name="val6"/>
          <table:table-cell table:style-name="ce830" table:formula="of:=IF([.AF14]=&quot;&quot;;&quot;&quot;;[.AF14]*[.I14])">
            <text:p/>
          </table:table-cell>
          <table:table-cell table:style-name="ce763"/>
          <table:table-cell table:style-name="ce836" table:content-validation-name="val6"/>
          <table:table-cell table:style-name="ce859" table:formula="of:=IF([.AI14]=&quot;&quot;;&quot;&quot;;[.AI14]*[.I14])">
            <text:p/>
          </table:table-cell>
          <table:table-cell table:style-name="ce763"/>
          <table:table-cell table:style-name="ce836" table:content-validation-name="val6"/>
          <table:table-cell table:style-name="ce859" table:formula="of:=IF([.AL14]=&quot;&quot;;&quot;&quot;;[.AL14]*[.I14])">
            <text:p/>
          </table:table-cell>
          <table:table-cell table:style-name="ce182" table:number-columns-repeated="3"/>
          <table:table-cell table:number-columns-repeated="982"/>
        </table:table-row>
        <table:table-row table:style-name="ro19">
          <table:table-cell table:style-name="ce182" table:number-columns-repeated="2"/>
          <table:table-cell table:style-name="ce191" office:value-type="string" calcext:value-type="string">
            <text:p>Criteria 4</text:p>
          </table:table-cell>
          <table:table-cell table:style-name="ce754" office:value-type="string" calcext:value-type="string">
            <text:p>Criteria 4 Name</text:p>
          </table:table-cell>
          <table:table-cell table:style-name="ce65"/>
          <table:table-cell table:style-name="ce95" table:content-validation-name="val2"/>
          <table:table-cell table:style-name="ce47" table:content-validation-name="val4" table:number-columns-repeated="2"/>
          <table:table-cell table:style-name="ce168" table:content-validation-name="val5"/>
          <table:table-cell table:style-name="ce878"/>
          <table:table-cell table:style-name="ce883"/>
          <table:table-cell table:style-name="ce793" table:formula="of:=IF([.K15]=&quot;&quot;;&quot;&quot;;[.K15]*[.I15])">
            <text:p/>
          </table:table-cell>
          <table:table-cell table:style-name="ce910"/>
          <table:table-cell table:style-name="ce913"/>
          <table:table-cell table:style-name="ce808" table:formula="of:=IF([.N15]=&quot;&quot;;&quot;&quot;;[.N15]*[.I15])">
            <text:p/>
          </table:table-cell>
          <table:table-cell table:style-name="ce923"/>
          <table:table-cell table:style-name="ce927"/>
          <table:table-cell table:style-name="ce820" table:formula="of:=IF([.Q15]=&quot;&quot;;&quot;&quot;;[.Q15]*[.I15])">
            <text:p/>
          </table:table-cell>
          <table:table-cell table:style-name="ce933"/>
          <table:table-cell table:style-name="ce937"/>
          <table:table-cell table:style-name="ce830" table:formula="of:=IF([.T15]=&quot;&quot;;&quot;&quot;;[.T15]*[.I15])">
            <text:p/>
          </table:table-cell>
          <table:table-cell table:style-name="ce942"/>
          <table:table-cell table:style-name="ce835"/>
          <table:table-cell table:style-name="ce830" table:formula="of:=IF([.W15]=&quot;&quot;;&quot;&quot;;[.W15]*[.I15])">
            <text:p/>
          </table:table-cell>
          <table:table-cell table:style-name="ce840"/>
          <table:table-cell table:style-name="ce844"/>
          <table:table-cell table:style-name="ce830" table:formula="of:=IF([.Z15]=&quot;&quot;;&quot;&quot;;[.Z15]*[.I15])">
            <text:p/>
          </table:table-cell>
          <table:table-cell table:style-name="ce763"/>
          <table:table-cell table:style-name="ce836" table:content-validation-name="val6"/>
          <table:table-cell table:style-name="ce830" table:formula="of:=IF([.AC15]=&quot;&quot;;&quot;&quot;;[.AC15]*[.I15])">
            <text:p/>
          </table:table-cell>
          <table:table-cell table:style-name="ce763"/>
          <table:table-cell table:style-name="ce836" table:content-validation-name="val6"/>
          <table:table-cell table:style-name="ce830" table:formula="of:=IF([.AF15]=&quot;&quot;;&quot;&quot;;[.AF15]*[.I15])">
            <text:p/>
          </table:table-cell>
          <table:table-cell table:style-name="ce763"/>
          <table:table-cell table:style-name="ce836" table:content-validation-name="val6"/>
          <table:table-cell table:style-name="ce859" table:formula="of:=IF([.AI15]=&quot;&quot;;&quot;&quot;;[.AI15]*[.I15])">
            <text:p/>
          </table:table-cell>
          <table:table-cell table:style-name="ce763"/>
          <table:table-cell table:style-name="ce836" table:content-validation-name="val6"/>
          <table:table-cell table:style-name="ce859" table:formula="of:=IF([.AL15]=&quot;&quot;;&quot;&quot;;[.AL15]*[.I15])">
            <text:p/>
          </table:table-cell>
          <table:table-cell table:style-name="ce182" table:number-columns-repeated="3"/>
          <table:table-cell table:number-columns-repeated="982"/>
        </table:table-row>
        <table:table-row table:style-name="ro19">
          <table:table-cell table:style-name="ce182" table:number-columns-repeated="2"/>
          <table:table-cell table:style-name="ce191" office:value-type="string" calcext:value-type="string">
            <text:p>Criteria 5</text:p>
          </table:table-cell>
          <table:table-cell table:style-name="ce754" office:value-type="string" calcext:value-type="string">
            <text:p>Criteria 5 Name</text:p>
          </table:table-cell>
          <table:table-cell table:style-name="ce66"/>
          <table:table-cell table:style-name="ce98" table:content-validation-name="val2"/>
          <table:table-cell table:style-name="ce46" table:content-validation-name="val4" table:number-columns-repeated="2"/>
          <table:table-cell table:style-name="ce168" table:content-validation-name="val5"/>
          <table:table-cell table:style-name="ce878"/>
          <table:table-cell table:style-name="ce883"/>
          <table:table-cell table:style-name="ce793" table:formula="of:=IF([.K16]=&quot;&quot;;&quot;&quot;;[.K16]*[.I16])">
            <text:p/>
          </table:table-cell>
          <table:table-cell table:style-name="ce910"/>
          <table:table-cell table:style-name="ce913"/>
          <table:table-cell table:style-name="ce808" table:formula="of:=IF([.N16]=&quot;&quot;;&quot;&quot;;[.N16]*[.I16])">
            <text:p/>
          </table:table-cell>
          <table:table-cell table:style-name="ce923"/>
          <table:table-cell table:style-name="ce927"/>
          <table:table-cell table:style-name="ce820" table:formula="of:=IF([.Q16]=&quot;&quot;;&quot;&quot;;[.Q16]*[.I16])">
            <text:p/>
          </table:table-cell>
          <table:table-cell table:style-name="ce933"/>
          <table:table-cell table:style-name="ce937"/>
          <table:table-cell table:style-name="ce830" table:formula="of:=IF([.T16]=&quot;&quot;;&quot;&quot;;[.T16]*[.I16])">
            <text:p/>
          </table:table-cell>
          <table:table-cell table:style-name="ce942"/>
          <table:table-cell table:style-name="ce835"/>
          <table:table-cell table:style-name="ce830" table:formula="of:=IF([.W16]=&quot;&quot;;&quot;&quot;;[.W16]*[.I16])">
            <text:p/>
          </table:table-cell>
          <table:table-cell table:style-name="ce951"/>
          <table:table-cell table:style-name="ce844"/>
          <table:table-cell table:style-name="ce830" table:formula="of:=IF([.Z16]=&quot;&quot;;&quot;&quot;;[.Z16]*[.I16])">
            <text:p/>
          </table:table-cell>
          <table:table-cell table:style-name="ce763"/>
          <table:table-cell table:style-name="ce836" table:content-validation-name="val6"/>
          <table:table-cell table:style-name="ce830" table:formula="of:=IF([.AC16]=&quot;&quot;;&quot;&quot;;[.AC16]*[.I16])">
            <text:p/>
          </table:table-cell>
          <table:table-cell table:style-name="ce763"/>
          <table:table-cell table:style-name="ce836" table:content-validation-name="val6"/>
          <table:table-cell table:style-name="ce830" table:formula="of:=IF([.AF16]=&quot;&quot;;&quot;&quot;;[.AF16]*[.I16])">
            <text:p/>
          </table:table-cell>
          <table:table-cell table:style-name="ce763"/>
          <table:table-cell table:style-name="ce836" table:content-validation-name="val6"/>
          <table:table-cell table:style-name="ce859" table:formula="of:=IF([.AI16]=&quot;&quot;;&quot;&quot;;[.AI16]*[.I16])">
            <text:p/>
          </table:table-cell>
          <table:table-cell table:style-name="ce763"/>
          <table:table-cell table:style-name="ce836" table:content-validation-name="val6"/>
          <table:table-cell table:style-name="ce859" table:formula="of:=IF([.AL16]=&quot;&quot;;&quot;&quot;;[.AL16]*[.I16])">
            <text:p/>
          </table:table-cell>
          <table:table-cell table:style-name="ce182" table:number-columns-repeated="3"/>
          <table:table-cell table:number-columns-repeated="982"/>
        </table:table-row>
        <table:table-row table:style-name="ro19">
          <table:table-cell table:style-name="ce182" table:number-columns-repeated="2"/>
          <table:table-cell table:style-name="ce191" office:value-type="string" calcext:value-type="string">
            <text:p>Criteria 6</text:p>
          </table:table-cell>
          <table:table-cell table:style-name="ce754" office:value-type="string" calcext:value-type="string">
            <text:p>Criteria 6 Name</text:p>
          </table:table-cell>
          <table:table-cell table:style-name="ce65"/>
          <table:table-cell table:style-name="ce95" table:content-validation-name="val2"/>
          <table:table-cell table:style-name="ce47" table:content-validation-name="val4" table:number-columns-repeated="2"/>
          <table:table-cell table:style-name="ce171" table:content-validation-name="val5"/>
          <table:table-cell table:style-name="ce878"/>
          <table:table-cell table:style-name="ce883"/>
          <table:table-cell table:style-name="ce793" table:formula="of:=IF([.K17]=&quot;&quot;;&quot;&quot;;[.K17]*[.I17])">
            <text:p/>
          </table:table-cell>
          <table:table-cell table:style-name="ce910"/>
          <table:table-cell table:style-name="ce913"/>
          <table:table-cell table:style-name="ce808" table:formula="of:=IF([.N17]=&quot;&quot;;&quot;&quot;;[.N17]*[.I17])">
            <text:p/>
          </table:table-cell>
          <table:table-cell table:style-name="ce923"/>
          <table:table-cell table:style-name="ce927"/>
          <table:table-cell table:style-name="ce820" table:formula="of:=IF([.Q17]=&quot;&quot;;&quot;&quot;;[.Q17]*[.I17])">
            <text:p/>
          </table:table-cell>
          <table:table-cell table:style-name="ce933"/>
          <table:table-cell table:style-name="ce937"/>
          <table:table-cell table:style-name="ce830" table:formula="of:=IF([.T17]=&quot;&quot;;&quot;&quot;;[.T17]*[.I17])">
            <text:p/>
          </table:table-cell>
          <table:table-cell table:style-name="ce942"/>
          <table:table-cell table:style-name="ce835"/>
          <table:table-cell table:style-name="ce830" table:formula="of:=IF([.W17]=&quot;&quot;;&quot;&quot;;[.W17]*[.I17])">
            <text:p/>
          </table:table-cell>
          <table:table-cell table:style-name="ce840"/>
          <table:table-cell table:style-name="ce844"/>
          <table:table-cell table:style-name="ce830" table:formula="of:=IF([.Z17]=&quot;&quot;;&quot;&quot;;[.Z17]*[.I17])">
            <text:p/>
          </table:table-cell>
          <table:table-cell table:style-name="ce763"/>
          <table:table-cell table:style-name="ce836" table:content-validation-name="val6"/>
          <table:table-cell table:style-name="ce830" table:formula="of:=IF([.AC17]=&quot;&quot;;&quot;&quot;;[.AC17]*[.I17])">
            <text:p/>
          </table:table-cell>
          <table:table-cell table:style-name="ce763"/>
          <table:table-cell table:style-name="ce836" table:content-validation-name="val6"/>
          <table:table-cell table:style-name="ce830" table:formula="of:=IF([.AF17]=&quot;&quot;;&quot;&quot;;[.AF17]*[.I17])">
            <text:p/>
          </table:table-cell>
          <table:table-cell table:style-name="ce763"/>
          <table:table-cell table:style-name="ce836" table:content-validation-name="val6"/>
          <table:table-cell table:style-name="ce859" table:formula="of:=IF([.AI17]=&quot;&quot;;&quot;&quot;;[.AI17]*[.I17])">
            <text:p/>
          </table:table-cell>
          <table:table-cell table:style-name="ce763"/>
          <table:table-cell table:style-name="ce836" table:content-validation-name="val6"/>
          <table:table-cell table:style-name="ce859" table:formula="of:=IF([.AL17]=&quot;&quot;;&quot;&quot;;[.AL17]*[.I17])">
            <text:p/>
          </table:table-cell>
          <table:table-cell table:style-name="ce182" table:number-columns-repeated="3"/>
          <table:table-cell table:number-columns-repeated="153"/>
          <table:table-cell table:style-name="ce613" table:number-columns-repeated="138"/>
          <table:table-cell table:number-columns-repeated="5"/>
          <table:table-cell table:style-name="ce613" table:number-columns-repeated="685"/>
          <table:table-cell/>
        </table:table-row>
        <table:table-row table:style-name="ro19">
          <table:table-cell table:style-name="ce182" table:number-columns-repeated="2"/>
          <table:table-cell table:style-name="ce191" office:value-type="string" calcext:value-type="string">
            <text:p>Criteria 7</text:p>
          </table:table-cell>
          <table:table-cell table:style-name="ce754" office:value-type="string" calcext:value-type="string">
            <text:p>Criteria 7 Name</text:p>
          </table:table-cell>
          <table:table-cell table:style-name="ce65"/>
          <table:table-cell table:style-name="ce95" table:content-validation-name="val2"/>
          <table:table-cell table:style-name="ce47" table:content-validation-name="val4" table:number-columns-repeated="2"/>
          <table:table-cell table:style-name="ce168" table:content-validation-name="val5"/>
          <table:table-cell table:style-name="ce878"/>
          <table:table-cell table:style-name="ce883"/>
          <table:table-cell table:style-name="ce793" table:formula="of:=IF([.K18]=&quot;&quot;;&quot;&quot;;[.K18]*[.I18])">
            <text:p/>
          </table:table-cell>
          <table:table-cell table:style-name="ce910"/>
          <table:table-cell table:style-name="ce913"/>
          <table:table-cell table:style-name="ce808" table:formula="of:=IF([.N18]=&quot;&quot;;&quot;&quot;;[.N18]*[.I18])">
            <text:p/>
          </table:table-cell>
          <table:table-cell table:style-name="ce923"/>
          <table:table-cell table:style-name="ce927"/>
          <table:table-cell table:style-name="ce820" table:formula="of:=IF([.Q18]=&quot;&quot;;&quot;&quot;;[.Q18]*[.I18])">
            <text:p/>
          </table:table-cell>
          <table:table-cell table:style-name="ce933"/>
          <table:table-cell table:style-name="ce937"/>
          <table:table-cell table:style-name="ce830" table:formula="of:=IF([.T18]=&quot;&quot;;&quot;&quot;;[.T18]*[.I18])">
            <text:p/>
          </table:table-cell>
          <table:table-cell table:style-name="ce942"/>
          <table:table-cell table:style-name="ce835"/>
          <table:table-cell table:style-name="ce830" table:formula="of:=IF([.W18]=&quot;&quot;;&quot;&quot;;[.W18]*[.I18])">
            <text:p/>
          </table:table-cell>
          <table:table-cell table:style-name="ce840"/>
          <table:table-cell table:style-name="ce844"/>
          <table:table-cell table:style-name="ce830" table:formula="of:=IF([.Z18]=&quot;&quot;;&quot;&quot;;[.Z18]*[.I18])">
            <text:p/>
          </table:table-cell>
          <table:table-cell table:style-name="ce763"/>
          <table:table-cell table:style-name="ce836" table:content-validation-name="val6"/>
          <table:table-cell table:style-name="ce830" table:formula="of:=IF([.AC18]=&quot;&quot;;&quot;&quot;;[.AC18]*[.I18])">
            <text:p/>
          </table:table-cell>
          <table:table-cell table:style-name="ce763"/>
          <table:table-cell table:style-name="ce836" table:content-validation-name="val6"/>
          <table:table-cell table:style-name="ce830" table:formula="of:=IF([.AF18]=&quot;&quot;;&quot;&quot;;[.AF18]*[.I18])">
            <text:p/>
          </table:table-cell>
          <table:table-cell table:style-name="ce763"/>
          <table:table-cell table:style-name="ce836" table:content-validation-name="val6"/>
          <table:table-cell table:style-name="ce859" table:formula="of:=IF([.AI18]=&quot;&quot;;&quot;&quot;;[.AI18]*[.I18])">
            <text:p/>
          </table:table-cell>
          <table:table-cell table:style-name="ce763"/>
          <table:table-cell table:style-name="ce836" table:content-validation-name="val6"/>
          <table:table-cell table:style-name="ce859" table:formula="of:=IF([.AL18]=&quot;&quot;;&quot;&quot;;[.AL18]*[.I18])">
            <text:p/>
          </table:table-cell>
          <table:table-cell table:style-name="ce182" table:number-columns-repeated="3"/>
          <table:table-cell table:number-columns-repeated="153"/>
          <table:table-cell table:style-name="ce613" table:number-columns-repeated="138"/>
          <table:table-cell table:number-columns-repeated="5"/>
          <table:table-cell table:style-name="ce613" table:number-columns-repeated="685"/>
          <table:table-cell/>
        </table:table-row>
        <table:table-row table:style-name="ro19">
          <table:table-cell table:style-name="ce182" table:number-columns-repeated="2"/>
          <table:table-cell table:style-name="ce191" office:value-type="string" calcext:value-type="string">
            <text:p>Criteria 8</text:p>
          </table:table-cell>
          <table:table-cell table:style-name="ce754" office:value-type="string" calcext:value-type="string">
            <text:p>Criteria 8 Name</text:p>
          </table:table-cell>
          <table:table-cell table:style-name="ce66"/>
          <table:table-cell table:style-name="ce98" table:content-validation-name="val2"/>
          <table:table-cell table:style-name="ce46" table:content-validation-name="val4" table:number-columns-repeated="2"/>
          <table:table-cell table:style-name="ce168" table:content-validation-name="val5"/>
          <table:table-cell table:style-name="ce878"/>
          <table:table-cell table:style-name="ce883"/>
          <table:table-cell table:style-name="ce793" table:formula="of:=IF([.K19]=&quot;&quot;;&quot;&quot;;[.K19]*[.I19])">
            <text:p/>
          </table:table-cell>
          <table:table-cell table:style-name="ce910"/>
          <table:table-cell table:style-name="ce913"/>
          <table:table-cell table:style-name="ce808" table:formula="of:=IF([.N19]=&quot;&quot;;&quot;&quot;;[.N19]*[.I19])">
            <text:p/>
          </table:table-cell>
          <table:table-cell table:style-name="ce923"/>
          <table:table-cell table:style-name="ce927"/>
          <table:table-cell table:style-name="ce820" table:formula="of:=IF([.Q19]=&quot;&quot;;&quot;&quot;;[.Q19]*[.I19])">
            <text:p/>
          </table:table-cell>
          <table:table-cell table:style-name="ce933"/>
          <table:table-cell table:style-name="ce937"/>
          <table:table-cell table:style-name="ce830" table:formula="of:=IF([.T19]=&quot;&quot;;&quot;&quot;;[.T19]*[.I19])">
            <text:p/>
          </table:table-cell>
          <table:table-cell table:style-name="ce942"/>
          <table:table-cell table:style-name="ce835"/>
          <table:table-cell table:style-name="ce830" table:formula="of:=IF([.W19]=&quot;&quot;;&quot;&quot;;[.W19]*[.I19])">
            <text:p/>
          </table:table-cell>
          <table:table-cell table:style-name="ce951"/>
          <table:table-cell table:style-name="ce844"/>
          <table:table-cell table:style-name="ce830" table:formula="of:=IF([.Z19]=&quot;&quot;;&quot;&quot;;[.Z19]*[.I19])">
            <text:p/>
          </table:table-cell>
          <table:table-cell table:style-name="ce763"/>
          <table:table-cell table:style-name="ce836" table:content-validation-name="val6"/>
          <table:table-cell table:style-name="ce830" table:formula="of:=IF([.AC19]=&quot;&quot;;&quot;&quot;;[.AC19]*[.I19])">
            <text:p/>
          </table:table-cell>
          <table:table-cell table:style-name="ce763"/>
          <table:table-cell table:style-name="ce836" table:content-validation-name="val6"/>
          <table:table-cell table:style-name="ce830" table:formula="of:=IF([.AF19]=&quot;&quot;;&quot;&quot;;[.AF19]*[.I19])">
            <text:p/>
          </table:table-cell>
          <table:table-cell table:style-name="ce763"/>
          <table:table-cell table:style-name="ce836" table:content-validation-name="val6"/>
          <table:table-cell table:style-name="ce859" table:formula="of:=IF([.AI19]=&quot;&quot;;&quot;&quot;;[.AI19]*[.I19])">
            <text:p/>
          </table:table-cell>
          <table:table-cell table:style-name="ce763"/>
          <table:table-cell table:style-name="ce836" table:content-validation-name="val6"/>
          <table:table-cell table:style-name="ce859" table:formula="of:=IF([.AL19]=&quot;&quot;;&quot;&quot;;[.AL19]*[.I19])">
            <text:p/>
          </table:table-cell>
          <table:table-cell table:style-name="ce182" table:number-columns-repeated="3"/>
          <table:table-cell table:number-columns-repeated="153"/>
          <table:table-cell table:style-name="ce613" table:number-columns-repeated="138"/>
          <table:table-cell table:number-columns-repeated="5"/>
          <table:table-cell table:style-name="ce613" table:number-columns-repeated="685"/>
          <table:table-cell/>
        </table:table-row>
        <table:table-row table:style-name="ro19">
          <table:table-cell table:style-name="ce182" table:number-columns-repeated="2"/>
          <table:table-cell table:style-name="ce191" office:value-type="string" calcext:value-type="string">
            <text:p>Criteria 9</text:p>
          </table:table-cell>
          <table:table-cell table:style-name="ce754" office:value-type="string" calcext:value-type="string">
            <text:p>Criteria 9 Name</text:p>
          </table:table-cell>
          <table:table-cell table:style-name="ce65"/>
          <table:table-cell table:style-name="ce95" table:content-validation-name="val2"/>
          <table:table-cell table:style-name="ce47" table:content-validation-name="val4" table:number-columns-repeated="2"/>
          <table:table-cell table:style-name="ce168" table:content-validation-name="val5"/>
          <table:table-cell table:style-name="ce878"/>
          <table:table-cell table:style-name="ce883"/>
          <table:table-cell table:style-name="ce793" table:formula="of:=IF([.K20]=&quot;&quot;;&quot;&quot;;[.K20]*[.I20])">
            <text:p/>
          </table:table-cell>
          <table:table-cell table:style-name="ce910"/>
          <table:table-cell table:style-name="ce913"/>
          <table:table-cell table:style-name="ce808" table:formula="of:=IF([.N20]=&quot;&quot;;&quot;&quot;;[.N20]*[.I20])">
            <text:p/>
          </table:table-cell>
          <table:table-cell table:style-name="ce923"/>
          <table:table-cell table:style-name="ce927"/>
          <table:table-cell table:style-name="ce820" table:formula="of:=IF([.Q20]=&quot;&quot;;&quot;&quot;;[.Q20]*[.I20])">
            <text:p/>
          </table:table-cell>
          <table:table-cell table:style-name="ce933"/>
          <table:table-cell table:style-name="ce937"/>
          <table:table-cell table:style-name="ce830" table:formula="of:=IF([.T20]=&quot;&quot;;&quot;&quot;;[.T20]*[.I20])">
            <text:p/>
          </table:table-cell>
          <table:table-cell table:style-name="ce942"/>
          <table:table-cell table:style-name="ce835"/>
          <table:table-cell table:style-name="ce830" table:formula="of:=IF([.W20]=&quot;&quot;;&quot;&quot;;[.W20]*[.I20])">
            <text:p/>
          </table:table-cell>
          <table:table-cell table:style-name="ce840"/>
          <table:table-cell table:style-name="ce844"/>
          <table:table-cell table:style-name="ce830" table:formula="of:=IF([.Z20]=&quot;&quot;;&quot;&quot;;[.Z20]*[.I20])">
            <text:p/>
          </table:table-cell>
          <table:table-cell table:style-name="ce763"/>
          <table:table-cell table:style-name="ce836" table:content-validation-name="val6"/>
          <table:table-cell table:style-name="ce830" table:formula="of:=IF([.AC20]=&quot;&quot;;&quot;&quot;;[.AC20]*[.I20])">
            <text:p/>
          </table:table-cell>
          <table:table-cell table:style-name="ce763"/>
          <table:table-cell table:style-name="ce836" table:content-validation-name="val6"/>
          <table:table-cell table:style-name="ce830" table:formula="of:=IF([.AF20]=&quot;&quot;;&quot;&quot;;[.AF20]*[.I20])">
            <text:p/>
          </table:table-cell>
          <table:table-cell table:style-name="ce763"/>
          <table:table-cell table:style-name="ce836" table:content-validation-name="val6"/>
          <table:table-cell table:style-name="ce859" table:formula="of:=IF([.AI20]=&quot;&quot;;&quot;&quot;;[.AI20]*[.I20])">
            <text:p/>
          </table:table-cell>
          <table:table-cell table:style-name="ce763"/>
          <table:table-cell table:style-name="ce836" table:content-validation-name="val6"/>
          <table:table-cell table:style-name="ce859" table:formula="of:=IF([.AL20]=&quot;&quot;;&quot;&quot;;[.AL20]*[.I20])">
            <text:p/>
          </table:table-cell>
          <table:table-cell table:style-name="ce182" table:number-columns-repeated="3"/>
          <table:table-cell table:number-columns-repeated="153"/>
          <table:table-cell table:style-name="ce613" table:number-columns-repeated="138"/>
          <table:table-cell table:number-columns-repeated="5"/>
          <table:table-cell table:style-name="ce613" table:number-columns-repeated="685"/>
          <table:table-cell/>
        </table:table-row>
        <table:table-row table:style-name="ro19">
          <table:table-cell table:style-name="ce182" table:number-columns-repeated="2"/>
          <table:table-cell table:style-name="ce191" office:value-type="string" calcext:value-type="string">
            <text:p>Criteria 10</text:p>
          </table:table-cell>
          <table:table-cell table:style-name="ce754" office:value-type="string" calcext:value-type="string">
            <text:p>Criteria 10 Name</text:p>
          </table:table-cell>
          <table:table-cell table:style-name="ce70"/>
          <table:table-cell table:style-name="ce99" table:content-validation-name="val3"/>
          <table:table-cell table:style-name="ce127" table:content-validation-name="val4" table:number-columns-repeated="2"/>
          <table:table-cell table:style-name="ce168" table:content-validation-name="val5"/>
          <table:table-cell table:style-name="ce763"/>
          <table:table-cell table:style-name="ce769" table:content-validation-name="val6"/>
          <table:table-cell table:style-name="ce793" table:formula="of:=IF([.K21]=&quot;&quot;;&quot;&quot;;[.K21]*[.I21])">
            <text:p/>
          </table:table-cell>
          <table:table-cell table:style-name="ce763"/>
          <table:table-cell table:style-name="ce801" table:content-validation-name="val6"/>
          <table:table-cell table:style-name="ce808" table:formula="of:=IF([.N21]=&quot;&quot;;&quot;&quot;;[.N21]*[.I21])">
            <text:p/>
          </table:table-cell>
          <table:table-cell table:style-name="ce763"/>
          <table:table-cell table:style-name="ce817" table:content-validation-name="val6"/>
          <table:table-cell table:style-name="ce820" table:formula="of:=IF([.Q21]=&quot;&quot;;&quot;&quot;;[.Q21]*[.I21])">
            <text:p/>
          </table:table-cell>
          <table:table-cell table:style-name="ce763"/>
          <table:table-cell table:style-name="ce828" table:content-validation-name="val6"/>
          <table:table-cell table:style-name="ce830" table:formula="of:=IF([.T21]=&quot;&quot;;&quot;&quot;;[.T21]*[.I21])">
            <text:p/>
          </table:table-cell>
          <table:table-cell table:style-name="ce763"/>
          <table:table-cell table:style-name="ce836" table:content-validation-name="val6"/>
          <table:table-cell table:style-name="ce830" table:formula="of:=IF([.W21]=&quot;&quot;;&quot;&quot;;[.W21]*[.I21])">
            <text:p/>
          </table:table-cell>
          <table:table-cell table:style-name="ce763"/>
          <table:table-cell table:style-name="ce836" table:content-validation-name="val6"/>
          <table:table-cell table:style-name="ce830" table:formula="of:=IF([.Z21]=&quot;&quot;;&quot;&quot;;[.Z21]*[.I21])">
            <text:p/>
          </table:table-cell>
          <table:table-cell table:style-name="ce763"/>
          <table:table-cell table:style-name="ce836" table:content-validation-name="val6"/>
          <table:table-cell table:style-name="ce830" table:formula="of:=IF([.AC21]=&quot;&quot;;&quot;&quot;;[.AC21]*[.I21])">
            <text:p/>
          </table:table-cell>
          <table:table-cell table:style-name="ce763"/>
          <table:table-cell table:style-name="ce836" table:content-validation-name="val6"/>
          <table:table-cell table:style-name="ce830" table:formula="of:=IF([.AF21]=&quot;&quot;;&quot;&quot;;[.AF21]*[.I21])">
            <text:p/>
          </table:table-cell>
          <table:table-cell table:style-name="ce763"/>
          <table:table-cell table:style-name="ce836" table:content-validation-name="val6"/>
          <table:table-cell table:style-name="ce859" table:formula="of:=IF([.AI21]=&quot;&quot;;&quot;&quot;;[.AI21]*[.I21])">
            <text:p/>
          </table:table-cell>
          <table:table-cell table:style-name="ce763"/>
          <table:table-cell table:style-name="ce836" table:content-validation-name="val6"/>
          <table:table-cell table:style-name="ce859" table:formula="of:=IF([.AL21]=&quot;&quot;;&quot;&quot;;[.AL21]*[.I21])">
            <text:p/>
          </table:table-cell>
          <table:table-cell table:style-name="ce182" table:number-columns-repeated="3"/>
          <table:table-cell table:number-columns-repeated="153"/>
          <table:table-cell table:style-name="ce613" table:number-columns-repeated="138"/>
          <table:table-cell table:number-columns-repeated="5"/>
          <table:table-cell table:style-name="ce613" table:number-columns-repeated="685"/>
          <table:table-cell/>
        </table:table-row>
        <table:table-row table:style-name="ro19">
          <table:table-cell table:style-name="ce182" table:number-columns-repeated="2"/>
          <table:table-cell table:style-name="ce191" office:value-type="string" calcext:value-type="string">
            <text:p>Criteria 11</text:p>
          </table:table-cell>
          <table:table-cell table:style-name="ce754" office:value-type="string" calcext:value-type="string">
            <text:p>Criteria 11 Name</text:p>
          </table:table-cell>
          <table:table-cell table:style-name="ce70"/>
          <table:table-cell table:style-name="ce99" table:content-validation-name="val3"/>
          <table:table-cell table:style-name="ce127" table:content-validation-name="val4" table:number-columns-repeated="2"/>
          <table:table-cell table:style-name="ce168" table:content-validation-name="val5"/>
          <table:table-cell table:style-name="ce763"/>
          <table:table-cell table:style-name="ce769" table:content-validation-name="val6"/>
          <table:table-cell table:style-name="ce793" table:formula="of:=IF([.K22]=&quot;&quot;;&quot;&quot;;[.K22]*[.I22])">
            <text:p/>
          </table:table-cell>
          <table:table-cell table:style-name="ce763"/>
          <table:table-cell table:style-name="ce801" table:content-validation-name="val6"/>
          <table:table-cell table:style-name="ce808" table:formula="of:=IF([.N22]=&quot;&quot;;&quot;&quot;;[.N22]*[.I22])">
            <text:p/>
          </table:table-cell>
          <table:table-cell table:style-name="ce763"/>
          <table:table-cell table:style-name="ce817" table:content-validation-name="val6"/>
          <table:table-cell table:style-name="ce820" table:formula="of:=IF([.Q22]=&quot;&quot;;&quot;&quot;;[.Q22]*[.I22])">
            <text:p/>
          </table:table-cell>
          <table:table-cell table:style-name="ce763"/>
          <table:table-cell table:style-name="ce828" table:content-validation-name="val6"/>
          <table:table-cell table:style-name="ce830" table:formula="of:=IF([.T22]=&quot;&quot;;&quot;&quot;;[.T22]*[.I22])">
            <text:p/>
          </table:table-cell>
          <table:table-cell table:style-name="ce763"/>
          <table:table-cell table:style-name="ce836" table:content-validation-name="val6"/>
          <table:table-cell table:style-name="ce830" table:formula="of:=IF([.W22]=&quot;&quot;;&quot;&quot;;[.W22]*[.I22])">
            <text:p/>
          </table:table-cell>
          <table:table-cell table:style-name="ce763"/>
          <table:table-cell table:style-name="ce836" table:content-validation-name="val6"/>
          <table:table-cell table:style-name="ce830" table:formula="of:=IF([.Z22]=&quot;&quot;;&quot;&quot;;[.Z22]*[.I22])">
            <text:p/>
          </table:table-cell>
          <table:table-cell table:style-name="ce763"/>
          <table:table-cell table:style-name="ce836" table:content-validation-name="val6"/>
          <table:table-cell table:style-name="ce830" table:formula="of:=IF([.AC22]=&quot;&quot;;&quot;&quot;;[.AC22]*[.I22])">
            <text:p/>
          </table:table-cell>
          <table:table-cell table:style-name="ce763"/>
          <table:table-cell table:style-name="ce836" table:content-validation-name="val6"/>
          <table:table-cell table:style-name="ce830" table:formula="of:=IF([.AF22]=&quot;&quot;;&quot;&quot;;[.AF22]*[.I22])">
            <text:p/>
          </table:table-cell>
          <table:table-cell table:style-name="ce763"/>
          <table:table-cell table:style-name="ce836" table:content-validation-name="val6"/>
          <table:table-cell table:style-name="ce859" table:formula="of:=IF([.AI22]=&quot;&quot;;&quot;&quot;;[.AI22]*[.I22])">
            <text:p/>
          </table:table-cell>
          <table:table-cell table:style-name="ce763"/>
          <table:table-cell table:style-name="ce836" table:content-validation-name="val6"/>
          <table:table-cell table:style-name="ce859" table:formula="of:=IF([.AL22]=&quot;&quot;;&quot;&quot;;[.AL22]*[.I22])">
            <text:p/>
          </table:table-cell>
          <table:table-cell table:style-name="ce182" table:number-columns-repeated="3"/>
          <table:table-cell table:number-columns-repeated="153"/>
          <table:table-cell table:style-name="ce613" table:number-columns-repeated="138"/>
          <table:table-cell table:number-columns-repeated="5"/>
          <table:table-cell table:style-name="ce613" table:number-columns-repeated="685"/>
          <table:table-cell/>
        </table:table-row>
        <table:table-row table:style-name="ro19">
          <table:table-cell table:style-name="ce182" table:number-columns-repeated="2"/>
          <table:table-cell table:style-name="ce191" office:value-type="string" calcext:value-type="string">
            <text:p>Criteria 12</text:p>
          </table:table-cell>
          <table:table-cell table:style-name="ce754" office:value-type="string" calcext:value-type="string">
            <text:p>Criteria 12 Name</text:p>
          </table:table-cell>
          <table:table-cell table:style-name="ce70"/>
          <table:table-cell table:style-name="ce99" table:content-validation-name="val3"/>
          <table:table-cell table:style-name="ce127" table:content-validation-name="val4" table:number-columns-repeated="2"/>
          <table:table-cell table:style-name="ce168" table:content-validation-name="val5"/>
          <table:table-cell table:style-name="ce763"/>
          <table:table-cell table:style-name="ce769" table:content-validation-name="val6"/>
          <table:table-cell table:style-name="ce793" table:formula="of:=IF([.K23]=&quot;&quot;;&quot;&quot;;[.K23]*[.I23])">
            <text:p/>
          </table:table-cell>
          <table:table-cell table:style-name="ce763"/>
          <table:table-cell table:style-name="ce801" table:content-validation-name="val6"/>
          <table:table-cell table:style-name="ce808" table:formula="of:=IF([.N23]=&quot;&quot;;&quot;&quot;;[.N23]*[.I23])">
            <text:p/>
          </table:table-cell>
          <table:table-cell table:style-name="ce763"/>
          <table:table-cell table:style-name="ce817" table:content-validation-name="val6"/>
          <table:table-cell table:style-name="ce820" table:formula="of:=IF([.Q23]=&quot;&quot;;&quot;&quot;;[.Q23]*[.I23])">
            <text:p/>
          </table:table-cell>
          <table:table-cell table:style-name="ce763"/>
          <table:table-cell table:style-name="ce828" table:content-validation-name="val6"/>
          <table:table-cell table:style-name="ce830" table:formula="of:=IF([.T23]=&quot;&quot;;&quot;&quot;;[.T23]*[.I23])">
            <text:p/>
          </table:table-cell>
          <table:table-cell table:style-name="ce763"/>
          <table:table-cell table:style-name="ce836" table:content-validation-name="val6"/>
          <table:table-cell table:style-name="ce830" table:formula="of:=IF([.W23]=&quot;&quot;;&quot;&quot;;[.W23]*[.I23])">
            <text:p/>
          </table:table-cell>
          <table:table-cell table:style-name="ce763"/>
          <table:table-cell table:style-name="ce836" table:content-validation-name="val6"/>
          <table:table-cell table:style-name="ce830" table:formula="of:=IF([.Z23]=&quot;&quot;;&quot;&quot;;[.Z23]*[.I23])">
            <text:p/>
          </table:table-cell>
          <table:table-cell table:style-name="ce763"/>
          <table:table-cell table:style-name="ce836" table:content-validation-name="val6"/>
          <table:table-cell table:style-name="ce830" table:formula="of:=IF([.AC23]=&quot;&quot;;&quot;&quot;;[.AC23]*[.I23])">
            <text:p/>
          </table:table-cell>
          <table:table-cell table:style-name="ce763"/>
          <table:table-cell table:style-name="ce836" table:content-validation-name="val6"/>
          <table:table-cell table:style-name="ce830" table:formula="of:=IF([.AF23]=&quot;&quot;;&quot;&quot;;[.AF23]*[.I23])">
            <text:p/>
          </table:table-cell>
          <table:table-cell table:style-name="ce763"/>
          <table:table-cell table:style-name="ce836" table:content-validation-name="val6"/>
          <table:table-cell table:style-name="ce859" table:formula="of:=IF([.AI23]=&quot;&quot;;&quot;&quot;;[.AI23]*[.I23])">
            <text:p/>
          </table:table-cell>
          <table:table-cell table:style-name="ce763"/>
          <table:table-cell table:style-name="ce836" table:content-validation-name="val6"/>
          <table:table-cell table:style-name="ce859" table:formula="of:=IF([.AL23]=&quot;&quot;;&quot;&quot;;[.AL23]*[.I23])">
            <text:p/>
          </table:table-cell>
          <table:table-cell table:style-name="ce182" table:number-columns-repeated="3"/>
          <table:table-cell table:number-columns-repeated="153"/>
          <table:table-cell table:style-name="ce613" table:number-columns-repeated="138"/>
          <table:table-cell table:number-columns-repeated="5"/>
          <table:table-cell table:style-name="ce613" table:number-columns-repeated="685"/>
          <table:table-cell/>
        </table:table-row>
        <table:table-row table:style-name="ro19">
          <table:table-cell table:style-name="ce182" table:number-columns-repeated="2"/>
          <table:table-cell table:style-name="ce191" office:value-type="string" calcext:value-type="string">
            <text:p>Criteria 13</text:p>
          </table:table-cell>
          <table:table-cell table:style-name="ce754" office:value-type="string" calcext:value-type="string">
            <text:p>Criteria 13 Name</text:p>
          </table:table-cell>
          <table:table-cell table:style-name="ce70"/>
          <table:table-cell table:style-name="ce99" table:content-validation-name="val3"/>
          <table:table-cell table:style-name="ce127" table:content-validation-name="val4" table:number-columns-repeated="2"/>
          <table:table-cell table:style-name="ce168" table:content-validation-name="val5"/>
          <table:table-cell table:style-name="ce763"/>
          <table:table-cell table:style-name="ce769" table:content-validation-name="val6"/>
          <table:table-cell table:style-name="ce793" table:formula="of:=IF([.K24]=&quot;&quot;;&quot;&quot;;[.K24]*[.I24])">
            <text:p/>
          </table:table-cell>
          <table:table-cell table:style-name="ce763"/>
          <table:table-cell table:style-name="ce801" table:content-validation-name="val6"/>
          <table:table-cell table:style-name="ce808" table:formula="of:=IF([.N24]=&quot;&quot;;&quot;&quot;;[.N24]*[.I24])">
            <text:p/>
          </table:table-cell>
          <table:table-cell table:style-name="ce763"/>
          <table:table-cell table:style-name="ce817" table:content-validation-name="val6"/>
          <table:table-cell table:style-name="ce820" table:formula="of:=IF([.Q24]=&quot;&quot;;&quot;&quot;;[.Q24]*[.I24])">
            <text:p/>
          </table:table-cell>
          <table:table-cell table:style-name="ce763"/>
          <table:table-cell table:style-name="ce828" table:content-validation-name="val6"/>
          <table:table-cell table:style-name="ce830" table:formula="of:=IF([.T24]=&quot;&quot;;&quot;&quot;;[.T24]*[.I24])">
            <text:p/>
          </table:table-cell>
          <table:table-cell table:style-name="ce763"/>
          <table:table-cell table:style-name="ce836" table:content-validation-name="val6"/>
          <table:table-cell table:style-name="ce830" table:formula="of:=IF([.W24]=&quot;&quot;;&quot;&quot;;[.W24]*[.I24])">
            <text:p/>
          </table:table-cell>
          <table:table-cell table:style-name="ce763"/>
          <table:table-cell table:style-name="ce836" table:content-validation-name="val6"/>
          <table:table-cell table:style-name="ce830" table:formula="of:=IF([.Z24]=&quot;&quot;;&quot;&quot;;[.Z24]*[.I24])">
            <text:p/>
          </table:table-cell>
          <table:table-cell table:style-name="ce763"/>
          <table:table-cell table:style-name="ce836" table:content-validation-name="val6"/>
          <table:table-cell table:style-name="ce830" table:formula="of:=IF([.AC24]=&quot;&quot;;&quot;&quot;;[.AC24]*[.I24])">
            <text:p/>
          </table:table-cell>
          <table:table-cell table:style-name="ce763"/>
          <table:table-cell table:style-name="ce836" table:content-validation-name="val6"/>
          <table:table-cell table:style-name="ce830" table:formula="of:=IF([.AF24]=&quot;&quot;;&quot;&quot;;[.AF24]*[.I24])">
            <text:p/>
          </table:table-cell>
          <table:table-cell table:style-name="ce763"/>
          <table:table-cell table:style-name="ce836" table:content-validation-name="val6"/>
          <table:table-cell table:style-name="ce859" table:formula="of:=IF([.AI24]=&quot;&quot;;&quot;&quot;;[.AI24]*[.I24])">
            <text:p/>
          </table:table-cell>
          <table:table-cell table:style-name="ce763"/>
          <table:table-cell table:style-name="ce836" table:content-validation-name="val6"/>
          <table:table-cell table:style-name="ce859" table:formula="of:=IF([.AL24]=&quot;&quot;;&quot;&quot;;[.AL24]*[.I24])">
            <text:p/>
          </table:table-cell>
          <table:table-cell table:style-name="ce182" table:number-columns-repeated="3"/>
          <table:table-cell table:number-columns-repeated="153"/>
          <table:table-cell table:style-name="ce613" table:number-columns-repeated="138"/>
          <table:table-cell table:number-columns-repeated="5"/>
          <table:table-cell table:style-name="ce613" table:number-columns-repeated="685"/>
          <table:table-cell/>
        </table:table-row>
        <table:table-row table:style-name="ro19">
          <table:table-cell table:style-name="ce182" table:number-columns-repeated="2"/>
          <table:table-cell table:style-name="ce191" office:value-type="string" calcext:value-type="string">
            <text:p>Criteria 14</text:p>
          </table:table-cell>
          <table:table-cell table:style-name="ce754" office:value-type="string" calcext:value-type="string">
            <text:p>Criteria 14 Name</text:p>
          </table:table-cell>
          <table:table-cell table:style-name="ce70"/>
          <table:table-cell table:style-name="ce99" table:content-validation-name="val3"/>
          <table:table-cell table:style-name="ce127" table:content-validation-name="val4" table:number-columns-repeated="2"/>
          <table:table-cell table:style-name="ce168" table:content-validation-name="val5"/>
          <table:table-cell table:style-name="ce763"/>
          <table:table-cell table:style-name="ce769" table:content-validation-name="val6"/>
          <table:table-cell table:style-name="ce793" table:formula="of:=IF([.K25]=&quot;&quot;;&quot;&quot;;[.K25]*[.I25])">
            <text:p/>
          </table:table-cell>
          <table:table-cell table:style-name="ce763"/>
          <table:table-cell table:style-name="ce801" table:content-validation-name="val6"/>
          <table:table-cell table:style-name="ce808" table:formula="of:=IF([.N25]=&quot;&quot;;&quot;&quot;;[.N25]*[.I25])">
            <text:p/>
          </table:table-cell>
          <table:table-cell table:style-name="ce763"/>
          <table:table-cell table:style-name="ce817" table:content-validation-name="val6"/>
          <table:table-cell table:style-name="ce820" table:formula="of:=IF([.Q25]=&quot;&quot;;&quot;&quot;;[.Q25]*[.I25])">
            <text:p/>
          </table:table-cell>
          <table:table-cell table:style-name="ce763"/>
          <table:table-cell table:style-name="ce828" table:content-validation-name="val6"/>
          <table:table-cell table:style-name="ce830" table:formula="of:=IF([.T25]=&quot;&quot;;&quot;&quot;;[.T25]*[.I25])">
            <text:p/>
          </table:table-cell>
          <table:table-cell table:style-name="ce763"/>
          <table:table-cell table:style-name="ce836" table:content-validation-name="val6"/>
          <table:table-cell table:style-name="ce830" table:formula="of:=IF([.W25]=&quot;&quot;;&quot;&quot;;[.W25]*[.I25])">
            <text:p/>
          </table:table-cell>
          <table:table-cell table:style-name="ce763"/>
          <table:table-cell table:style-name="ce836" table:content-validation-name="val6"/>
          <table:table-cell table:style-name="ce830" table:formula="of:=IF([.Z25]=&quot;&quot;;&quot;&quot;;[.Z25]*[.I25])">
            <text:p/>
          </table:table-cell>
          <table:table-cell table:style-name="ce763"/>
          <table:table-cell table:style-name="ce836" table:content-validation-name="val6"/>
          <table:table-cell table:style-name="ce830" table:formula="of:=IF([.AC25]=&quot;&quot;;&quot;&quot;;[.AC25]*[.I25])">
            <text:p/>
          </table:table-cell>
          <table:table-cell table:style-name="ce763"/>
          <table:table-cell table:style-name="ce836" table:content-validation-name="val6"/>
          <table:table-cell table:style-name="ce830" table:formula="of:=IF([.AF25]=&quot;&quot;;&quot;&quot;;[.AF25]*[.I25])">
            <text:p/>
          </table:table-cell>
          <table:table-cell table:style-name="ce763"/>
          <table:table-cell table:style-name="ce836" table:content-validation-name="val6"/>
          <table:table-cell table:style-name="ce859" table:formula="of:=IF([.AI25]=&quot;&quot;;&quot;&quot;;[.AI25]*[.I25])">
            <text:p/>
          </table:table-cell>
          <table:table-cell table:style-name="ce763"/>
          <table:table-cell table:style-name="ce836" table:content-validation-name="val6"/>
          <table:table-cell table:style-name="ce859" table:formula="of:=IF([.AL25]=&quot;&quot;;&quot;&quot;;[.AL25]*[.I25])">
            <text:p/>
          </table:table-cell>
          <table:table-cell table:style-name="ce182" table:number-columns-repeated="3"/>
          <table:table-cell table:number-columns-repeated="153"/>
          <table:table-cell table:style-name="ce613" table:number-columns-repeated="138"/>
          <table:table-cell table:number-columns-repeated="5"/>
          <table:table-cell table:style-name="ce613" table:number-columns-repeated="685"/>
          <table:table-cell/>
        </table:table-row>
        <table:table-row table:style-name="ro19">
          <table:table-cell table:style-name="ce182" table:number-columns-repeated="2"/>
          <table:table-cell table:style-name="ce191" office:value-type="string" calcext:value-type="string">
            <text:p>Criteria 15</text:p>
          </table:table-cell>
          <table:table-cell table:style-name="ce754" office:value-type="string" calcext:value-type="string">
            <text:p>Criteria 15 Name</text:p>
          </table:table-cell>
          <table:table-cell table:style-name="ce70"/>
          <table:table-cell table:style-name="ce99" table:content-validation-name="val3"/>
          <table:table-cell table:style-name="ce127" table:content-validation-name="val4" table:number-columns-repeated="2"/>
          <table:table-cell table:style-name="ce168" table:content-validation-name="val5"/>
          <table:table-cell table:style-name="ce763"/>
          <table:table-cell table:style-name="ce769" table:content-validation-name="val6"/>
          <table:table-cell table:style-name="ce793" table:formula="of:=IF([.K26]=&quot;&quot;;&quot;&quot;;[.K26]*[.I26])">
            <text:p/>
          </table:table-cell>
          <table:table-cell table:style-name="ce763"/>
          <table:table-cell table:style-name="ce801" table:content-validation-name="val6"/>
          <table:table-cell table:style-name="ce808" table:formula="of:=IF([.N26]=&quot;&quot;;&quot;&quot;;[.N26]*[.I26])">
            <text:p/>
          </table:table-cell>
          <table:table-cell table:style-name="ce763"/>
          <table:table-cell table:style-name="ce817" table:content-validation-name="val6"/>
          <table:table-cell table:style-name="ce820" table:formula="of:=IF([.Q26]=&quot;&quot;;&quot;&quot;;[.Q26]*[.I26])">
            <text:p/>
          </table:table-cell>
          <table:table-cell table:style-name="ce763"/>
          <table:table-cell table:style-name="ce828" table:content-validation-name="val6"/>
          <table:table-cell table:style-name="ce830" table:formula="of:=IF([.T26]=&quot;&quot;;&quot;&quot;;[.T26]*[.I26])">
            <text:p/>
          </table:table-cell>
          <table:table-cell table:style-name="ce763"/>
          <table:table-cell table:style-name="ce836" table:content-validation-name="val6"/>
          <table:table-cell table:style-name="ce830" table:formula="of:=IF([.W26]=&quot;&quot;;&quot;&quot;;[.W26]*[.I26])">
            <text:p/>
          </table:table-cell>
          <table:table-cell table:style-name="ce763"/>
          <table:table-cell table:style-name="ce836" table:content-validation-name="val6"/>
          <table:table-cell table:style-name="ce830" table:formula="of:=IF([.Z26]=&quot;&quot;;&quot;&quot;;[.Z26]*[.I26])">
            <text:p/>
          </table:table-cell>
          <table:table-cell table:style-name="ce763"/>
          <table:table-cell table:style-name="ce836" table:content-validation-name="val6"/>
          <table:table-cell table:style-name="ce830" table:formula="of:=IF([.AC26]=&quot;&quot;;&quot;&quot;;[.AC26]*[.I26])">
            <text:p/>
          </table:table-cell>
          <table:table-cell table:style-name="ce763"/>
          <table:table-cell table:style-name="ce836" table:content-validation-name="val6"/>
          <table:table-cell table:style-name="ce830" table:formula="of:=IF([.AF26]=&quot;&quot;;&quot;&quot;;[.AF26]*[.I26])">
            <text:p/>
          </table:table-cell>
          <table:table-cell table:style-name="ce763"/>
          <table:table-cell table:style-name="ce836" table:content-validation-name="val6"/>
          <table:table-cell table:style-name="ce859" table:formula="of:=IF([.AI26]=&quot;&quot;;&quot;&quot;;[.AI26]*[.I26])">
            <text:p/>
          </table:table-cell>
          <table:table-cell table:style-name="ce763"/>
          <table:table-cell table:style-name="ce836" table:content-validation-name="val6"/>
          <table:table-cell table:style-name="ce859" table:formula="of:=IF([.AL26]=&quot;&quot;;&quot;&quot;;[.AL26]*[.I26])">
            <text:p/>
          </table:table-cell>
          <table:table-cell table:style-name="ce182" table:number-columns-repeated="3"/>
          <table:table-cell table:number-columns-repeated="153"/>
          <table:table-cell table:style-name="ce613" table:number-columns-repeated="138"/>
          <table:table-cell table:number-columns-repeated="5"/>
          <table:table-cell table:style-name="ce613" table:number-columns-repeated="685"/>
          <table:table-cell/>
        </table:table-row>
        <table:table-row table:style-name="ro12">
          <table:table-cell table:style-name="ce182" table:number-columns-repeated="2"/>
          <table:table-cell table:style-name="ce193"/>
          <table:table-cell table:style-name="ce201" table:number-columns-repeated="2"/>
          <table:table-cell table:style-name="ce264" table:number-columns-repeated="3"/>
          <table:table-cell table:style-name="ce287"/>
          <table:table-cell table:style-name="ce198"/>
          <table:table-cell table:style-name="ce111" table:number-columns-repeated="2"/>
          <table:table-cell table:style-name="ce198"/>
          <table:table-cell table:style-name="ce341" table:number-columns-repeated="2"/>
          <table:table-cell table:style-name="ce198"/>
          <table:table-cell table:style-name="ce413" table:number-columns-repeated="2"/>
          <table:table-cell table:style-name="ce198"/>
          <table:table-cell table:style-name="ce426" table:number-columns-repeated="2"/>
          <table:table-cell table:style-name="ce198"/>
          <table:table-cell table:style-name="ce426" table:number-columns-repeated="2"/>
          <table:table-cell table:style-name="ce198"/>
          <table:table-cell table:style-name="ce341" table:number-columns-repeated="2"/>
          <table:table-cell table:style-name="ce198"/>
          <table:table-cell table:style-name="ce341" table:number-columns-repeated="2"/>
          <table:table-cell table:style-name="ce198"/>
          <table:table-cell table:style-name="ce426" table:number-columns-repeated="2"/>
          <table:table-cell table:style-name="ce198"/>
          <table:table-cell table:style-name="ce426" table:number-columns-repeated="2"/>
          <table:table-cell table:style-name="ce198"/>
          <table:table-cell table:style-name="ce463" table:number-columns-repeated="2"/>
          <table:table-cell table:style-name="ce182" table:number-columns-repeated="3"/>
          <table:table-cell table:number-columns-repeated="982"/>
        </table:table-row>
        <table:table-row table:style-name="ro18">
          <table:table-cell table:style-name="ce182" table:number-columns-repeated="2"/>
          <table:table-cell table:style-name="ce23"/>
          <table:table-cell table:style-name="ce201"/>
          <table:table-cell table:style-name="ce242" office:value-type="string" calcext:value-type="string">
            <text:p>Max TWS:</text:p>
          </table:table-cell>
          <table:table-cell table:style-name="ce756" table:formula="of:=MAX([.L28:.AM28])" office:value-type="float" office:value="0" calcext:value-type="float">
            <text:p>0</text:p>
          </table:table-cell>
          <table:table-cell table:style-name="ce274" table:number-columns-repeated="2"/>
          <table:table-cell table:style-name="ce288" office:value-type="string" calcext:value-type="string">
            <text:p>Total Weighted Score </text:p>
          </table:table-cell>
          <table:table-cell table:style-name="ce299"/>
          <table:table-cell table:style-name="ce311"/>
          <table:table-cell table:style-name="ce323" table:formula="of:=SUM([.L12:.L27])" office:value-type="float" office:value="0" calcext:value-type="float">
            <text:p>0</text:p>
          </table:table-cell>
          <table:table-cell table:style-name="ce299"/>
          <table:table-cell table:style-name="ce342"/>
          <table:table-cell table:style-name="ce323" table:formula="of:=SUM([.O12:.O26])" office:value-type="float" office:value="0" calcext:value-type="float">
            <text:p>0</text:p>
          </table:table-cell>
          <table:table-cell table:style-name="ce299"/>
          <table:table-cell table:style-name="ce414"/>
          <table:table-cell table:style-name="ce323" table:formula="of:=SUM([.R12:.R26])" office:value-type="float" office:value="0" calcext:value-type="float">
            <text:p>0</text:p>
          </table:table-cell>
          <table:table-cell table:style-name="ce299"/>
          <table:table-cell table:style-name="ce342"/>
          <table:table-cell table:style-name="ce323" table:formula="of:=SUM([.U12:.U26])" office:value-type="float" office:value="0" calcext:value-type="float">
            <text:p>0</text:p>
          </table:table-cell>
          <table:table-cell table:style-name="ce299"/>
          <table:table-cell table:style-name="ce342"/>
          <table:table-cell table:style-name="ce323" table:formula="of:=SUM([.X12:.X26])" office:value-type="float" office:value="0" calcext:value-type="float">
            <text:p>0</text:p>
          </table:table-cell>
          <table:table-cell table:style-name="ce299"/>
          <table:table-cell table:style-name="ce342"/>
          <table:table-cell table:style-name="ce323" table:formula="of:=SUM([.AA12:.AA26])" office:value-type="float" office:value="0" calcext:value-type="float">
            <text:p>0</text:p>
          </table:table-cell>
          <table:table-cell table:style-name="ce299"/>
          <table:table-cell table:style-name="ce342"/>
          <table:table-cell table:style-name="ce323" table:formula="of:=SUM([.AD12:.AD26])" office:value-type="float" office:value="0" calcext:value-type="float">
            <text:p>0</text:p>
          </table:table-cell>
          <table:table-cell table:style-name="ce299"/>
          <table:table-cell table:style-name="ce342"/>
          <table:table-cell table:style-name="ce323" table:formula="of:=SUM([.AG12:.AG26])" office:value-type="float" office:value="0" calcext:value-type="float">
            <text:p>0</text:p>
          </table:table-cell>
          <table:table-cell table:style-name="ce299"/>
          <table:table-cell table:style-name="ce342"/>
          <table:table-cell table:style-name="ce323" table:formula="of:=SUM([.AJ12:.AJ26])" office:value-type="float" office:value="0" calcext:value-type="float">
            <text:p>0</text:p>
          </table:table-cell>
          <table:table-cell table:style-name="ce299"/>
          <table:table-cell table:style-name="ce311"/>
          <table:table-cell table:style-name="ce323" table:formula="of:=SUM([.AM12:.AM26])" office:value-type="float" office:value="0" calcext:value-type="float">
            <text:p>0</text:p>
          </table:table-cell>
          <table:table-cell table:style-name="ce182" table:number-columns-repeated="3"/>
          <table:table-cell table:number-columns-repeated="982"/>
        </table:table-row>
        <table:table-row table:style-name="ro18">
          <table:table-cell table:style-name="ce182" table:number-columns-repeated="2"/>
          <table:table-cell table:style-name="ce23"/>
          <table:table-cell table:style-name="ce201"/>
          <table:table-cell table:style-name="ce242" office:value-type="string" calcext:value-type="string">
            <text:p>% of Ideal</text:p>
          </table:table-cell>
          <table:table-cell table:style-name="ce757" table:formula="of:=IF([.BH225]=0;0;[.F28]/[.BH225])" office:value-type="percentage" office:value="0" calcext:value-type="percentage">
            <text:p>0%</text:p>
          </table:table-cell>
          <table:table-cell table:style-name="ce274" table:number-columns-repeated="2"/>
          <table:table-cell table:style-name="ce288" office:value-type="string" calcext:value-type="string">
            <text:p>% of Ideal</text:p>
          </table:table-cell>
          <table:table-cell table:style-name="ce299"/>
          <table:table-cell table:style-name="ce311"/>
          <table:table-cell table:style-name="ce273" table:formula="of:=IF([.BH225]=0;0;[.L28]/[.BH225])" office:value-type="percentage" office:value="0" calcext:value-type="percentage">
            <text:p>0%</text:p>
          </table:table-cell>
          <table:table-cell table:style-name="ce299"/>
          <table:table-cell table:style-name="ce342"/>
          <table:table-cell table:style-name="ce273" table:formula="of:=IF([.BH225]=0;0;[.O28]/[.BH225])" office:value-type="percentage" office:value="0" calcext:value-type="percentage">
            <text:p>0%</text:p>
          </table:table-cell>
          <table:table-cell table:style-name="ce299"/>
          <table:table-cell table:style-name="ce414"/>
          <table:table-cell table:style-name="ce273" table:formula="of:=IF([.BH225]=0;0;[.R28]/[.BH225])" office:value-type="percentage" office:value="0" calcext:value-type="percentage">
            <text:p>0%</text:p>
          </table:table-cell>
          <table:table-cell table:style-name="ce299"/>
          <table:table-cell table:style-name="ce342"/>
          <table:table-cell table:style-name="ce273" table:formula="of:=IF([.BH225]=0;0;[.U28]/[.BH225])" office:value-type="percentage" office:value="0" calcext:value-type="percentage">
            <text:p>0%</text:p>
          </table:table-cell>
          <table:table-cell table:style-name="ce299"/>
          <table:table-cell table:style-name="ce342"/>
          <table:table-cell table:style-name="ce273" table:formula="of:=IF([.BH225]=0;0;[.X28]/[.BH225])" office:value-type="percentage" office:value="0" calcext:value-type="percentage">
            <text:p>0%</text:p>
          </table:table-cell>
          <table:table-cell table:style-name="ce299"/>
          <table:table-cell table:style-name="ce342"/>
          <table:table-cell table:style-name="ce273" table:formula="of:=IF([.BH225]=0;0;[.AA28]/[.BH225])" office:value-type="percentage" office:value="0" calcext:value-type="percentage">
            <text:p>0%</text:p>
          </table:table-cell>
          <table:table-cell table:style-name="ce299"/>
          <table:table-cell table:style-name="ce342"/>
          <table:table-cell table:style-name="ce273" table:formula="of:=IF([.BH225]=0;0;[.AD28]/[.BH225])" office:value-type="percentage" office:value="0" calcext:value-type="percentage">
            <text:p>0%</text:p>
          </table:table-cell>
          <table:table-cell table:style-name="ce299"/>
          <table:table-cell table:style-name="ce342"/>
          <table:table-cell table:style-name="ce273" table:formula="of:=IF([.BH225]=0;0;[.AG28]/[.BH225])" office:value-type="percentage" office:value="0" calcext:value-type="percentage">
            <text:p>0%</text:p>
          </table:table-cell>
          <table:table-cell table:style-name="ce299"/>
          <table:table-cell table:style-name="ce342"/>
          <table:table-cell table:style-name="ce273" table:formula="of:=IF([.BH225]=0;0;[.AJ28]/[.BH225])" office:value-type="percentage" office:value="0" calcext:value-type="percentage">
            <text:p>0%</text:p>
          </table:table-cell>
          <table:table-cell table:style-name="ce299"/>
          <table:table-cell table:style-name="ce311"/>
          <table:table-cell table:style-name="ce273" table:formula="of:=IF([.BH225]=0;0;[.AM28]/[.BH225])" office:value-type="percentage" office:value="0" calcext:value-type="percentage">
            <text:p>0%</text:p>
          </table:table-cell>
          <table:table-cell table:style-name="ce182" table:number-columns-repeated="3"/>
          <table:table-cell table:number-columns-repeated="982"/>
        </table:table-row>
        <table:table-row table:style-name="ro12">
          <table:table-cell table:style-name="ce182" table:number-columns-repeated="2"/>
          <table:table-cell table:style-name="ce23"/>
          <table:table-cell table:style-name="ce201"/>
          <table:table-cell table:number-columns-repeated="6"/>
          <table:table-cell table:style-name="ce184" table:number-columns-repeated="2"/>
          <table:table-cell table:number-columns-repeated="27"/>
          <table:table-cell table:style-name="ce182" table:number-columns-repeated="3"/>
          <table:table-cell table:number-columns-repeated="982"/>
        </table:table-row>
        <table:table-row table:style-name="ro18">
          <table:table-cell table:style-name="ce182" table:number-columns-repeated="3"/>
          <table:table-cell table:style-name="ce202"/>
          <table:table-cell table:style-name="ce195"/>
          <table:table-cell table:style-name="ce247" table:number-columns-repeated="4"/>
          <table:table-cell table:style-name="ce300" office:value-type="string" calcext:value-type="string">
            <text:p>Risk Description</text:p>
          </table:table-cell>
          <table:table-cell table:style-name="ce312" office:value-type="string" calcext:value-type="string">
            <text:p>Prob</text:p>
          </table:table-cell>
          <table:table-cell table:style-name="ce312" office:value-type="string" calcext:value-type="string">
            <text:p>Conseq.</text:p>
          </table:table-cell>
          <table:table-cell table:style-name="ce328" office:value-type="string" calcext:value-type="string">
            <text:p>Risk Description</text:p>
          </table:table-cell>
          <table:table-cell table:style-name="ce343" office:value-type="string" calcext:value-type="string">
            <text:p>Prob</text:p>
          </table:table-cell>
          <table:table-cell table:style-name="ce343" office:value-type="string" calcext:value-type="string">
            <text:p>Conseq.</text:p>
          </table:table-cell>
          <table:table-cell table:style-name="ce300" office:value-type="string" calcext:value-type="string">
            <text:p>Risk Description</text:p>
          </table:table-cell>
          <table:table-cell table:style-name="ce343" office:value-type="string" calcext:value-type="string">
            <text:p>Prob</text:p>
          </table:table-cell>
          <table:table-cell table:style-name="ce343" office:value-type="string" calcext:value-type="string">
            <text:p>Conseq.</text:p>
          </table:table-cell>
          <table:table-cell table:style-name="ce300" office:value-type="string" calcext:value-type="string">
            <text:p>Risk Description</text:p>
          </table:table-cell>
          <table:table-cell table:style-name="ce343" office:value-type="string" calcext:value-type="string">
            <text:p>Prob</text:p>
          </table:table-cell>
          <table:table-cell table:style-name="ce343" office:value-type="string" calcext:value-type="string">
            <text:p>Conseq.</text:p>
          </table:table-cell>
          <table:table-cell table:style-name="ce300" office:value-type="string" calcext:value-type="string">
            <text:p>Risk Description</text:p>
          </table:table-cell>
          <table:table-cell table:style-name="ce343" office:value-type="string" calcext:value-type="string">
            <text:p>Prob</text:p>
          </table:table-cell>
          <table:table-cell table:style-name="ce343" office:value-type="string" calcext:value-type="string">
            <text:p>Conseq.</text:p>
          </table:table-cell>
          <table:table-cell table:style-name="ce300" office:value-type="string" calcext:value-type="string">
            <text:p>Risk Description</text:p>
          </table:table-cell>
          <table:table-cell table:style-name="ce343" office:value-type="string" calcext:value-type="string">
            <text:p>Prob</text:p>
          </table:table-cell>
          <table:table-cell table:style-name="ce343" office:value-type="string" calcext:value-type="string">
            <text:p>Conseq.</text:p>
          </table:table-cell>
          <table:table-cell table:style-name="ce300" office:value-type="string" calcext:value-type="string">
            <text:p>Risk Description</text:p>
          </table:table-cell>
          <table:table-cell table:style-name="ce343" office:value-type="string" calcext:value-type="string">
            <text:p>Prob</text:p>
          </table:table-cell>
          <table:table-cell table:style-name="ce343" office:value-type="string" calcext:value-type="string">
            <text:p>Conseq.</text:p>
          </table:table-cell>
          <table:table-cell table:style-name="ce300" office:value-type="string" calcext:value-type="string">
            <text:p>Risk Description</text:p>
          </table:table-cell>
          <table:table-cell table:style-name="ce343" office:value-type="string" calcext:value-type="string">
            <text:p>Prob</text:p>
          </table:table-cell>
          <table:table-cell table:style-name="ce343" office:value-type="string" calcext:value-type="string">
            <text:p>Conseq.</text:p>
          </table:table-cell>
          <table:table-cell table:style-name="ce300" office:value-type="string" calcext:value-type="string">
            <text:p>Risk Description</text:p>
          </table:table-cell>
          <table:table-cell table:style-name="ce343" office:value-type="string" calcext:value-type="string">
            <text:p>Prob</text:p>
          </table:table-cell>
          <table:table-cell table:style-name="ce343" office:value-type="string" calcext:value-type="string">
            <text:p>Conseq.</text:p>
          </table:table-cell>
          <table:table-cell table:style-name="ce300" office:value-type="string" calcext:value-type="string">
            <text:p>Risk Description</text:p>
          </table:table-cell>
          <table:table-cell table:style-name="ce343" office:value-type="string" calcext:value-type="string">
            <text:p>Prob</text:p>
          </table:table-cell>
          <table:table-cell table:style-name="ce343" office:value-type="string" calcext:value-type="string">
            <text:p>Conseq.</text:p>
          </table:table-cell>
          <table:table-cell table:style-name="ce182" table:number-columns-repeated="3"/>
          <table:table-cell table:number-columns-repeated="982"/>
        </table:table-row>
        <table:table-row table:style-name="ro20">
          <table:table-cell table:style-name="ce182" table:number-columns-repeated="3"/>
          <table:table-cell table:style-name="ce202"/>
          <table:table-cell table:style-name="ce195"/>
          <table:table-cell table:style-name="ce247" table:number-columns-repeated="3"/>
          <table:table-cell table:style-name="ce173" office:value-type="string" calcext:value-type="string">
            <text:p>Risk 1</text:p>
          </table:table-cell>
          <table:table-cell table:style-name="ce764"/>
          <table:table-cell table:style-name="ce770"/>
          <table:table-cell table:style-name="ce794"/>
          <table:table-cell table:style-name="ce797"/>
          <table:table-cell table:style-name="ce802"/>
          <table:table-cell table:style-name="ce809"/>
          <table:table-cell table:style-name="ce812"/>
          <table:table-cell table:style-name="ce818"/>
          <table:table-cell table:style-name="ce821"/>
          <table:table-cell table:style-name="ce824"/>
          <table:table-cell table:style-name="ce829"/>
          <table:table-cell table:style-name="ce831"/>
          <table:table-cell table:style-name="ce833"/>
          <table:table-cell table:style-name="ce837"/>
          <table:table-cell table:style-name="ce838"/>
          <table:table-cell table:style-name="ce842"/>
          <table:table-cell table:style-name="ce845"/>
          <table:table-cell table:style-name="ce846"/>
          <table:table-cell table:style-name="ce847"/>
          <table:table-cell table:style-name="ce849"/>
          <table:table-cell table:style-name="ce850"/>
          <table:table-cell table:style-name="ce851"/>
          <table:table-cell table:style-name="ce853"/>
          <table:table-cell table:style-name="ce854"/>
          <table:table-cell table:style-name="ce856"/>
          <table:table-cell table:style-name="ce858"/>
          <table:table-cell table:style-name="ce860"/>
          <table:table-cell table:style-name="ce862"/>
          <table:table-cell table:style-name="ce864"/>
          <table:table-cell table:style-name="ce865"/>
          <table:table-cell table:style-name="ce182" table:number-columns-repeated="3"/>
          <table:table-cell table:number-columns-repeated="982"/>
        </table:table-row>
        <table:table-row table:style-name="ro20">
          <table:table-cell table:style-name="ce182" table:number-columns-repeated="3"/>
          <table:table-cell table:style-name="ce202"/>
          <table:table-cell table:style-name="ce195"/>
          <table:table-cell table:style-name="ce247" table:number-columns-repeated="3"/>
          <table:table-cell table:style-name="ce173" office:value-type="string" calcext:value-type="string">
            <text:p>Risk 2</text:p>
          </table:table-cell>
          <table:table-cell table:style-name="ce764"/>
          <table:table-cell table:style-name="ce770"/>
          <table:table-cell table:style-name="ce794"/>
          <table:table-cell table:style-name="ce797"/>
          <table:table-cell table:style-name="ce802"/>
          <table:table-cell table:style-name="ce809"/>
          <table:table-cell table:style-name="ce812"/>
          <table:table-cell table:style-name="ce818"/>
          <table:table-cell table:style-name="ce821"/>
          <table:table-cell table:style-name="ce824"/>
          <table:table-cell table:style-name="ce829"/>
          <table:table-cell table:style-name="ce831"/>
          <table:table-cell table:style-name="ce833"/>
          <table:table-cell table:style-name="ce837"/>
          <table:table-cell table:style-name="ce838"/>
          <table:table-cell table:style-name="ce842"/>
          <table:table-cell table:style-name="ce845"/>
          <table:table-cell table:style-name="ce846"/>
          <table:table-cell table:style-name="ce847"/>
          <table:table-cell table:style-name="ce849"/>
          <table:table-cell table:style-name="ce850"/>
          <table:table-cell table:style-name="ce851"/>
          <table:table-cell table:style-name="ce853"/>
          <table:table-cell table:style-name="ce854"/>
          <table:table-cell table:style-name="ce856"/>
          <table:table-cell table:style-name="ce858"/>
          <table:table-cell table:style-name="ce860"/>
          <table:table-cell table:style-name="ce862"/>
          <table:table-cell table:style-name="ce864"/>
          <table:table-cell table:style-name="ce865"/>
          <table:table-cell table:style-name="ce182" table:number-columns-repeated="3"/>
          <table:table-cell table:number-columns-repeated="982"/>
        </table:table-row>
        <table:table-row table:style-name="ro20">
          <table:table-cell table:style-name="ce182" table:number-columns-repeated="3"/>
          <table:table-cell table:style-name="ce202"/>
          <table:table-cell table:style-name="ce195"/>
          <table:table-cell table:style-name="ce247" table:number-columns-repeated="3"/>
          <table:table-cell table:style-name="ce173" office:value-type="string" calcext:value-type="string">
            <text:p>Risk 3</text:p>
          </table:table-cell>
          <table:table-cell table:style-name="ce764"/>
          <table:table-cell table:style-name="ce770"/>
          <table:table-cell table:style-name="ce794"/>
          <table:table-cell table:style-name="ce797"/>
          <table:table-cell table:style-name="ce802"/>
          <table:table-cell table:style-name="ce809"/>
          <table:table-cell table:style-name="ce812"/>
          <table:table-cell table:style-name="ce818"/>
          <table:table-cell table:style-name="ce821"/>
          <table:table-cell table:style-name="ce824"/>
          <table:table-cell table:style-name="ce829"/>
          <table:table-cell table:style-name="ce831"/>
          <table:table-cell table:style-name="ce833"/>
          <table:table-cell table:style-name="ce837"/>
          <table:table-cell table:style-name="ce838"/>
          <table:table-cell table:style-name="ce842"/>
          <table:table-cell table:style-name="ce845"/>
          <table:table-cell table:style-name="ce846"/>
          <table:table-cell table:style-name="ce847"/>
          <table:table-cell table:style-name="ce849"/>
          <table:table-cell table:style-name="ce850"/>
          <table:table-cell table:style-name="ce851"/>
          <table:table-cell table:style-name="ce853"/>
          <table:table-cell table:style-name="ce854"/>
          <table:table-cell table:style-name="ce856"/>
          <table:table-cell table:style-name="ce858"/>
          <table:table-cell table:style-name="ce860"/>
          <table:table-cell table:style-name="ce862"/>
          <table:table-cell table:style-name="ce864"/>
          <table:table-cell table:style-name="ce865"/>
          <table:table-cell table:style-name="ce182" table:number-columns-repeated="3"/>
          <table:table-cell table:number-columns-repeated="982"/>
        </table:table-row>
        <table:table-row table:style-name="ro21">
          <table:table-cell table:style-name="ce182" table:number-columns-repeated="3"/>
          <table:table-cell table:style-name="ce202"/>
          <table:table-cell table:style-name="ce182"/>
          <table:table-cell table:style-name="ce269" office:value-type="string" calcext:value-type="string" table:number-columns-spanned="4" table:number-rows-spanned="1">
            <text:p>Selection/Rejection Rationale</text:p>
          </table:table-cell>
          <table:covered-table-cell table:number-columns-repeated="2" table:style-name="ce111"/>
          <table:covered-table-cell table:style-name="ce289"/>
          <table:table-cell table:style-name="ce765" table:number-columns-spanned="3" table:number-rows-spanned="1"/>
          <table:covered-table-cell table:number-columns-repeated="2" table:style-name="ce87"/>
          <table:table-cell table:style-name="ce798" table:number-columns-spanned="3" table:number-rows-spanned="1"/>
          <table:covered-table-cell table:number-columns-repeated="2" table:style-name="ce87"/>
          <table:table-cell table:style-name="ce813" table:number-columns-spanned="3" table:number-rows-spanned="1"/>
          <table:covered-table-cell table:number-columns-repeated="2" table:style-name="ce87"/>
          <table:table-cell table:style-name="ce825" table:number-columns-spanned="3" table:number-rows-spanned="1"/>
          <table:covered-table-cell table:number-columns-repeated="2" table:style-name="ce87"/>
          <table:table-cell table:style-name="ce834" table:number-columns-spanned="3" table:number-rows-spanned="1"/>
          <table:covered-table-cell table:number-columns-repeated="2" table:style-name="ce87"/>
          <table:table-cell table:style-name="ce843" table:number-columns-spanned="3" table:number-rows-spanned="1"/>
          <table:covered-table-cell table:number-columns-repeated="2" table:style-name="ce87"/>
          <table:table-cell table:style-name="ce848" table:number-columns-spanned="3" table:number-rows-spanned="1"/>
          <table:covered-table-cell table:number-columns-repeated="2" table:style-name="ce87"/>
          <table:table-cell table:style-name="ce852" table:number-columns-spanned="3" table:number-rows-spanned="1"/>
          <table:covered-table-cell table:number-columns-repeated="2" table:style-name="ce87"/>
          <table:table-cell table:style-name="ce857" table:number-columns-spanned="3" table:number-rows-spanned="1"/>
          <table:covered-table-cell table:number-columns-repeated="2" table:style-name="ce87"/>
          <table:table-cell table:style-name="ce863" table:number-columns-spanned="3" table:number-rows-spanned="1"/>
          <table:covered-table-cell table:number-columns-repeated="2" table:style-name="ce87"/>
          <table:table-cell table:style-name="ce182" table:number-columns-repeated="3"/>
          <table:table-cell table:number-columns-repeated="982"/>
        </table:table-row>
        <table:table-row table:style-name="ro12">
          <table:table-cell table:style-name="ce182" table:number-columns-repeated="3"/>
          <table:table-cell table:style-name="ce202"/>
          <table:table-cell table:style-name="ce195"/>
          <table:table-cell table:style-name="ce247" table:number-columns-repeated="4"/>
          <table:table-cell table:style-name="ce195"/>
          <table:table-cell table:style-name="ce247" table:number-columns-repeated="2"/>
          <table:table-cell table:style-name="ce195"/>
          <table:table-cell table:style-name="ce247" table:number-columns-repeated="2"/>
          <table:table-cell table:style-name="ce195" table:number-columns-repeated="4"/>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95"/>
          <table:table-cell table:style-name="ce247" table:number-columns-repeated="2"/>
          <table:table-cell table:style-name="ce182" table:number-columns-repeated="3"/>
          <table:table-cell table:number-columns-repeated="982"/>
        </table:table-row>
        <table:table-row table:style-name="ro12">
          <table:table-cell table:style-name="ce182" table:number-columns-repeated="3"/>
          <table:table-cell table:style-name="ce202"/>
          <table:table-cell table:style-name="ce182"/>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8" table:visibility="collapse">
          <table:table-cell table:style-name="ce182" table:number-columns-repeated="3"/>
          <table:table-cell table:style-name="ce202"/>
          <table:table-cell table:style-name="ce244"/>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visibility="collapse">
          <table:table-cell table:style-name="ce182" table:number-columns-repeated="3"/>
          <table:table-cell table:style-name="ce202"/>
          <table:table-cell table:style-name="ce52" table:number-columns-spanned="1" table:number-rows-spanned="2"/>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visibility="collapse">
          <table:table-cell table:style-name="ce182" table:number-columns-repeated="3"/>
          <table:table-cell table:style-name="ce202"/>
          <table:covered-table-cell table:style-name="ce23"/>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visibility="collapse">
          <table:table-cell table:style-name="ce182" table:number-columns-repeated="3"/>
          <table:table-cell table:style-name="ce202"/>
          <table:table-cell table:style-name="ce182"/>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3"/>
          <table:table-cell table:style-name="ce202">
            <draw:frame table:end-cell-address="'Decision Template'.H84" table:end-x="0.9799in" table:end-y="0.1165in" draw:z-index="0" draw:style-name="gr5" draw:text-style-name="P4" svg:width="9.4953in" svg:height="7.9969in" svg:x="0.0051in" svg:y="0.1866in">
              <draw:object xlink:href="./Object 7" xlink:type="simple" xlink:show="embed" xlink:actuate="onLoad">
                <loext:p/>
              </draw:object>
              <draw:image xlink:href="./ObjectReplacements/Object 7" xlink:type="simple" xlink:show="embed" xlink:actuate="onLoad"/>
            </draw:frame>
          </table:table-cell>
          <table:table-cell table:style-name="ce182"/>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3"/>
          <table:table-cell table:style-name="ce202"/>
          <table:table-cell table:style-name="ce182"/>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Tornado</text:p>
          </table:table-cell>
          <table:table-cell table:style-name="ce182" table:number-columns-repeated="3"/>
          <table:table-cell table:style-name="ce114" table:number-columns-repeated="4"/>
          <table:table-cell table:style-name="ce238" office:value-type="string" calcext:value-type="string" table:number-columns-spanned="1" table:number-rows-spanned="2">
            <text:p>Display on Spider</text:p>
          </table:table-cell>
          <table:table-cell table:style-name="ce276" office:value-type="string" calcext:value-type="string" table:number-columns-spanned="1" table:number-rows-spanned="2">
            <text:p>Clear</text:p>
          </table:table-cell>
          <table:table-cell table:style-name="ce53" table:number-columns-repeated="3"/>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table:table-cell table:style-name="ce182" table:number-columns-repeated="3"/>
          <table:table-cell table:style-name="ce114" table:number-columns-repeated="4"/>
          <table:covered-table-cell table:style-name="ce164"/>
          <table:covered-table-cell table:style-name="ce212"/>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8">
          <table:table-cell table:style-name="ce182"/>
          <table:table-cell table:style-name="ce185" office:value-type="string" calcext:value-type="string">
            <text:p>RESET</text:p>
          </table:table-cell>
          <table:table-cell table:style-name="ce182" table:number-columns-repeated="3"/>
          <table:table-cell table:style-name="ce114" table:number-columns-repeated="4"/>
          <table:table-cell table:style-name="ce169" office:value-type="string" calcext:value-type="string">
            <text:p>Threshold</text:p>
          </table:table-cell>
          <table:table-cell table:style-name="ce886"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No</text:p>
          </table:table-cell>
          <table:table-cell table:style-name="ce182" table:number-columns-repeated="3"/>
          <table:table-cell table:style-name="ce114" table:number-columns-repeated="4"/>
          <table:table-cell table:style-name="ce164" table:formula="of:=[.J6]" office:value-type="string" office:string-value="Alternative 1 Name" calcext:value-type="string">
            <text:p>Alternative 1 Name</text:p>
          </table:table-cell>
          <table:table-cell table:style-name="ce886"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No</text:p>
          </table:table-cell>
          <table:table-cell table:style-name="ce182" table:number-columns-repeated="3"/>
          <table:table-cell table:style-name="ce114" table:number-columns-repeated="4"/>
          <table:table-cell table:style-name="ce164" table:formula="of:=[.M6]" office:value-type="string" office:string-value="Alternative 2 Name" calcext:value-type="string">
            <text:p>Alternative 2 Name</text:p>
          </table:table-cell>
          <table:table-cell table:style-name="ce772"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office:value-type="float" office:value="1" calcext:value-type="float">
            <text:p>1</text:p>
          </table:table-cell>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No</text:p>
          </table:table-cell>
          <table:table-cell table:style-name="ce182" table:number-columns-repeated="3"/>
          <table:table-cell table:style-name="ce114" table:number-columns-repeated="4"/>
          <table:table-cell table:style-name="ce164" table:formula="of:=[.P6]" office:value-type="string" office:string-value="Alternative 3 Name" calcext:value-type="string">
            <text:p>Alternative 3 Name</text:p>
          </table:table-cell>
          <table:table-cell table:style-name="ce773"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No</text:p>
          </table:table-cell>
          <table:table-cell table:style-name="ce182" table:number-columns-repeated="3"/>
          <table:table-cell table:style-name="ce114" table:number-columns-repeated="4"/>
          <table:table-cell table:style-name="ce164" table:formula="of:=[.S6]" office:value-type="string" office:string-value="Alternative 4 Name" calcext:value-type="string">
            <text:p>Alternative 4 Name</text:p>
          </table:table-cell>
          <table:table-cell table:style-name="ce774"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No</text:p>
          </table:table-cell>
          <table:table-cell table:style-name="ce182" table:number-columns-repeated="3"/>
          <table:table-cell table:style-name="ce114" table:number-columns-repeated="4"/>
          <table:table-cell table:style-name="ce164" table:formula="of:=[.V6]" office:value-type="string" office:string-value="Alternative 5 Name" calcext:value-type="string">
            <text:p>Alternative 5 Name</text:p>
          </table:table-cell>
          <table:table-cell table:style-name="ce775"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Yes</text:p>
          </table:table-cell>
          <table:table-cell table:style-name="ce182" table:number-columns-repeated="3"/>
          <table:table-cell table:style-name="ce114" table:number-columns-repeated="4"/>
          <table:table-cell table:style-name="ce164" table:formula="of:=[.Y6]" office:value-type="string" office:string-value="Alternative 6 Name" calcext:value-type="string">
            <text:p>Alternative 6 Name</text:p>
          </table:table-cell>
          <table:table-cell table:style-name="ce776"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No</text:p>
          </table:table-cell>
          <table:table-cell table:style-name="ce182" table:number-columns-repeated="3"/>
          <table:table-cell table:style-name="ce114" table:number-columns-repeated="4"/>
          <table:table-cell table:style-name="ce164" table:formula="of:=[.AB6]" office:value-type="string" office:string-value="Alternative 7 Name" calcext:value-type="string">
            <text:p>Alternative 7 Name</text:p>
          </table:table-cell>
          <table:table-cell table:style-name="ce777"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No</text:p>
          </table:table-cell>
          <table:table-cell table:style-name="ce182" table:number-columns-repeated="3"/>
          <table:table-cell table:style-name="ce114" table:number-columns-repeated="4"/>
          <table:table-cell table:style-name="ce164" table:formula="of:=[.AE6]" office:value-type="string" office:string-value="Alternative 8 Name" calcext:value-type="string">
            <text:p>Alternative 8 Name</text:p>
          </table:table-cell>
          <table:table-cell table:style-name="ce778"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Yes</text:p>
          </table:table-cell>
          <table:table-cell table:style-name="ce182" table:number-columns-repeated="3"/>
          <table:table-cell table:style-name="ce114" table:number-columns-repeated="4"/>
          <table:table-cell table:style-name="ce164" table:formula="of:=[.AH6]" office:value-type="string" office:string-value="Alternative 9 Name" calcext:value-type="string">
            <text:p>Alternative 9 Name</text:p>
          </table:table-cell>
          <table:table-cell table:style-name="ce779"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table-cell table:style-name="ce185" office:value-type="string" calcext:value-type="string">
            <text:p>No</text:p>
          </table:table-cell>
          <table:table-cell table:style-name="ce182" table:number-columns-repeated="3"/>
          <table:table-cell table:style-name="ce114" table:number-columns-repeated="4"/>
          <table:table-cell table:style-name="ce164" table:formula="of:=[.AK6]" office:value-type="string" office:string-value="Alternative 10 Name" calcext:value-type="string">
            <text:p>Alternative 10 Name</text:p>
          </table:table-cell>
          <table:table-cell table:style-name="ce895" office:value-type="string" calcext:value-type="string">
            <text:p>No</text:p>
          </table:table-cell>
          <table:table-cell table:style-name="ce182"/>
          <table:table-cell table:style-name="ce221"/>
          <table:table-cell table:style-name="ce803"/>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3"/>
          <table:table-cell table:style-name="ce202"/>
          <table:table-cell table:style-name="ce182"/>
          <table:table-cell table:style-name="ce114" table:number-columns-repeated="4"/>
          <table:table-cell table:style-name="ce170"/>
          <table:table-cell table:style-name="ce896"/>
          <table:table-cell table:style-name="ce182"/>
          <table:table-cell table:style-name="ce221"/>
          <table:table-cell table:style-name="ce804"/>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3"/>
          <table:table-cell table:style-name="ce202"/>
          <table:table-cell table:style-name="ce182"/>
          <table:table-cell table:style-name="ce114" table:number-columns-repeated="4"/>
          <table:table-cell table:style-name="ce182"/>
          <table:table-cell table:style-name="ce114" table:number-columns-repeated="2"/>
          <table:table-cell table:style-name="ce182"/>
          <table:table-cell table:style-name="ce114" office:value-type="string" calcext:value-type="string">
            <text:p>No</text:p>
          </table:table-cell>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3"/>
          <table:table-cell table:style-name="ce202"/>
          <table:table-cell table:style-name="ce182"/>
          <table:table-cell table:style-name="ce114" table:number-columns-repeated="4"/>
          <table:table-cell table:style-name="ce182"/>
          <table:table-cell table:style-name="ce114" table:number-columns-repeated="2"/>
          <table:table-cell table:style-name="ce182"/>
          <table:table-cell table:style-name="ce114" office:value-type="string" calcext:value-type="string">
            <text:p>No</text:p>
          </table:table-cell>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3"/>
          <table:table-cell table:style-name="ce202"/>
          <table:table-cell table:style-name="ce182"/>
          <table:table-cell table:style-name="ce114" table:number-columns-repeated="4"/>
          <table:table-cell table:style-name="ce182"/>
          <table:table-cell table:style-name="ce114" table:number-columns-repeated="2"/>
          <table:table-cell table:style-name="ce182"/>
          <table:table-cell table:style-name="ce114" office:value-type="string" calcext:value-type="string">
            <text:p>No</text:p>
          </table:table-cell>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82"/>
          <table:table-cell table:style-name="ce114" table:number-columns-repeated="2"/>
          <table:table-cell table:style-name="ce182"/>
          <table:table-cell table:style-name="ce114" office:value-type="string" calcext:value-type="string">
            <text:p>No</text:p>
          </table:table-cell>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82"/>
          <table:table-cell table:style-name="ce114" table:number-columns-repeated="2"/>
          <table:table-cell table:style-name="ce182"/>
          <table:table-cell table:style-name="ce114" office:value-type="string" calcext:value-type="string">
            <text:p>No</text:p>
          </table:table-cell>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number-rows-repeated="8">
          <table:table-cell table:style-name="ce182" table:number-columns-repeated="5"/>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number-rows-repeated="4">
          <table:table-cell table:style-name="ce182" table:number-columns-repeated="5"/>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style-name="ce23" table:number-columns-repeated="4"/>
          <table:table-cell table:number-columns-repeated="16"/>
          <table:table-cell table:style-name="ce23" table:number-columns-repeated="960"/>
          <table:table-cell table:number-columns-repeated="2"/>
        </table:table-row>
        <table:table-row table:style-name="ro12" table:number-rows-repeated="13">
          <table:table-cell table:style-name="ce182" table:number-columns-repeated="5"/>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style-name="ce23" table:number-columns-repeated="4"/>
          <table:table-cell table:number-columns-repeated="13"/>
          <table:table-cell table:style-name="ce23" table:number-columns-repeated="963"/>
          <table:table-cell table:number-columns-repeated="2"/>
        </table:table-row>
        <table:table-row table:style-name="ro12">
          <table:table-cell table:style-name="ce182" table:number-columns-repeated="5"/>
          <table:table-cell table:style-name="ce114"/>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style-name="ce23" table:number-columns-repeated="4"/>
          <table:table-cell table:number-columns-repeated="13"/>
          <table:table-cell table:style-name="ce23" table:number-columns-repeated="963"/>
          <table:table-cell table:number-columns-repeated="2"/>
        </table:table-row>
        <table:table-row table:style-name="ro22">
          <table:table-cell table:style-name="ce182">
            <draw:frame table:end-cell-address="'Decision Template'.H121" table:end-x="1.2224in" table:end-y="0.0323in" draw:z-index="1" draw:style-name="gr6" draw:text-style-name="P5" svg:width="11.1622in" svg:height="5.8256in" svg:x="0.2756in" svg:y="0.2555in">
              <draw:object draw:notify-on-update-of-ranges="'Decision Template'.AW187:'Decision Template'.AW188 'Decision Template'.AZ187:'Decision Template'.AZ188" xlink:href="./Object 8" xlink:type="simple" xlink:show="embed" xlink:actuate="onLoad">
                <loext:p/>
              </draw:object>
              <draw:image xlink:href="./ObjectReplacements/Object 8" xlink:type="simple" xlink:show="embed" xlink:actuate="onLoad"/>
            </draw:frame>
          </table:table-cell>
          <table:table-cell table:style-name="ce182" table:number-columns-repeated="2"/>
          <table:table-cell table:style-name="ce53"/>
          <table:table-cell table:style-name="ce64"/>
          <table:table-cell table:style-name="ce53"/>
          <table:table-cell table:style-name="ce131"/>
          <table:table-cell table:style-name="ce114"/>
          <table:table-cell table:style-name="ce53"/>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style-name="ce23" table:number-columns-repeated="4"/>
          <table:table-cell table:number-columns-repeated="13"/>
          <table:table-cell table:style-name="ce23" table:number-columns-repeated="963"/>
          <table:table-cell table:number-columns-repeated="2"/>
        </table:table-row>
        <table:table-row table:style-name="ro12" table:number-rows-repeated="4">
          <table:table-cell table:style-name="ce182" table:number-columns-repeated="5"/>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style-name="ce23" table:number-columns-repeated="4"/>
          <table:table-cell table:number-columns-repeated="13"/>
          <table:table-cell table:style-name="ce23" table:number-columns-repeated="963"/>
          <table:table-cell table:number-columns-repeated="2"/>
        </table:table-row>
        <table:table-row table:style-name="ro12">
          <table:table-cell table:style-name="ce182" table:number-columns-repeated="5"/>
          <table:table-cell table:style-name="ce114" table:number-columns-repeated="4"/>
          <table:table-cell table:style-name="ce334" office:value-type="string" calcext:value-type="string" table:number-columns-spanned="1" table:number-rows-spanned="2">
            <text:p><text:span text:style-name="T11">Display on </text:span><text:span text:style-name="T12">Tornado</text:span></text:p>
          </table:table-cell>
          <table:table-cell table:style-name="ce276" office:value-type="string" calcext:value-type="string" table:number-columns-spanned="1" table:number-rows-spanned="2">
            <text:p>RESET</text:p>
          </table:table-cell>
          <table:table-cell table:style-name="ce114"/>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style-name="ce23" table:number-columns-repeated="4"/>
          <table:table-cell table:number-columns-repeated="13"/>
          <table:table-cell table:style-name="ce23" table:number-columns-repeated="963"/>
          <table:table-cell table:number-columns-repeated="2"/>
        </table:table-row>
        <table:table-row table:style-name="ro12">
          <table:table-cell table:style-name="ce182" table:number-columns-repeated="5"/>
          <table:table-cell table:style-name="ce114" table:number-columns-repeated="4"/>
          <table:covered-table-cell table:style-name="ce177"/>
          <table:covered-table-cell table:style-name="ce360"/>
          <table:table-cell table:style-name="ce114"/>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77" table:formula="of:=[.J6]" office:value-type="string" office:string-value="Alternative 1 Name" calcext:value-type="string">
            <text:p>Alternative 1 Name</text:p>
          </table:table-cell>
          <table:table-cell table:style-name="ce897" office:value-type="string" calcext:value-type="string">
            <text:p>No</text:p>
          </table:table-cell>
          <table:table-cell table:style-name="ce114"/>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77" table:formula="of:=[.M6]" office:value-type="string" office:string-value="Alternative 2 Name" calcext:value-type="string">
            <text:p>Alternative 2 Name</text:p>
          </table:table-cell>
          <table:table-cell table:style-name="ce898" office:value-type="string" calcext:value-type="string">
            <text:p>No</text:p>
          </table:table-cell>
          <table:table-cell table:style-name="ce114"/>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23">
          <table:table-cell table:style-name="ce16"/>
          <table:table-cell table:style-name="ce182" table:number-columns-repeated="3"/>
          <table:table-cell table:style-name="ce53" table:number-columns-repeated="5"/>
          <table:table-cell table:style-name="ce177" table:formula="of:=[.P6]" office:value-type="string" office:string-value="Alternative 3 Name" calcext:value-type="string">
            <text:p>Alternative 3 Name</text:p>
          </table:table-cell>
          <table:table-cell table:style-name="ce784" office:value-type="string" calcext:value-type="string">
            <text:p>No</text:p>
          </table:table-cell>
          <table:table-cell table:style-name="ce114"/>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90"/>
          <table:table-cell table:style-name="ce114" table:number-columns-repeated="3"/>
          <table:table-cell table:style-name="ce177" table:formula="of:=[.S6]" office:value-type="string" office:string-value="Alternative 4 Name" calcext:value-type="string">
            <text:p>Alternative 4 Name</text:p>
          </table:table-cell>
          <table:table-cell table:style-name="ce785" office:value-type="string" calcext:value-type="string">
            <text:p>No</text:p>
          </table:table-cell>
          <table:table-cell table:style-name="ce114"/>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77" table:formula="of:=[.V6]" office:value-type="string" office:string-value="Alternative 5 Name" calcext:value-type="string">
            <text:p>Alternative 5 Name</text:p>
          </table:table-cell>
          <table:table-cell table:style-name="ce786" office:value-type="string" calcext:value-type="string">
            <text:p>No</text:p>
          </table:table-cell>
          <table:table-cell table:style-name="ce114"/>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77" table:formula="of:=[.Y6]" office:value-type="string" office:string-value="Alternative 6 Name" calcext:value-type="string">
            <text:p>Alternative 6 Name</text:p>
          </table:table-cell>
          <table:table-cell table:style-name="ce787" office:value-type="string" calcext:value-type="string">
            <text:p>No</text:p>
          </table:table-cell>
          <table:table-cell table:style-name="ce182" table:number-columns-repeated="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77" table:formula="of:=[.AB6]" office:value-type="string" office:string-value="Alternative 7 Name" calcext:value-type="string">
            <text:p>Alternative 7 Name</text:p>
          </table:table-cell>
          <table:table-cell table:style-name="ce788"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77" table:formula="of:=[.AE6]" office:value-type="string" office:string-value="Alternative 8 Name" calcext:value-type="string">
            <text:p>Alternative 8 Name</text:p>
          </table:table-cell>
          <table:table-cell table:style-name="ce789"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77" table:formula="of:=[.AH6]" office:value-type="string" office:string-value="Alternative 9 Name" calcext:value-type="string">
            <text:p>Alternative 9 Name</text:p>
          </table:table-cell>
          <table:table-cell table:style-name="ce790"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77" table:formula="of:=[.AK6]" office:value-type="string" office:string-value="Alternative 10 Name" calcext:value-type="string">
            <text:p>Alternative 10 Name</text:p>
          </table:table-cell>
          <table:table-cell table:style-name="ce791" office:value-type="string" calcext:value-type="string">
            <text:p>No</text:p>
          </table:table-cell>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number-rows-repeated="8">
          <table:table-cell table:style-name="ce182" table:number-columns-repeated="5"/>
          <table:table-cell table:style-name="ce114" table:number-columns-repeated="4"/>
          <table:table-cell table:style-name="ce182"/>
          <table:table-cell table:style-name="ce114"/>
          <table:table-cell table:style-name="ce182"/>
          <table:table-cell table:style-name="ce53" table:number-columns-repeated="2"/>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82"/>
          <table:table-cell table:style-name="ce114"/>
          <table:table-cell table:style-name="ce182"/>
          <table:table-cell table:style-name="ce221"/>
          <table:table-cell table:style-name="ce805"/>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table-cell table:style-name="ce182" table:number-columns-repeated="5"/>
          <table:table-cell table:style-name="ce114" table:number-columns-repeated="4"/>
          <table:table-cell table:style-name="ce182"/>
          <table:table-cell table:style-name="ce114"/>
          <table:table-cell table:style-name="ce182"/>
          <table:table-cell table:style-name="ce221"/>
          <table:table-cell table:style-name="ce806"/>
          <table:table-cell table:style-name="ce114"/>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number-rows-repeated="21">
          <table:table-cell table:style-name="ce182" table:number-columns-repeated="5"/>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24">
          <table:table-cell table:style-name="ce182" table:number-columns-repeated="5"/>
          <table:table-cell table:style-name="ce114" table:number-columns-repeated="4"/>
          <table:table-cell table:style-name="ce182"/>
          <table:table-cell table:style-name="ce114" table:number-columns-repeated="2"/>
          <table:table-cell table:style-name="ce182"/>
          <table:table-cell table:style-name="ce114" table:number-columns-repeated="2"/>
          <table:table-cell table:style-name="ce182" table:number-columns-repeated="4"/>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table-cell table:style-name="ce114" table:number-columns-repeated="2"/>
          <table:table-cell table:style-name="ce182" table:number-columns-repeated="3"/>
          <table:table-cell table:number-columns-repeated="982"/>
        </table:table-row>
        <table:table-row table:style-name="ro12" table:number-rows-repeated="2">
          <table:table-cell table:style-name="ce23" table:number-columns-repeated="4"/>
          <table:table-cell table:number-columns-repeated="27"/>
          <table:table-cell table:style-name="ce534" table:number-columns-repeated="2"/>
          <table:table-cell table:style-name="ce23"/>
          <table:table-cell table:number-columns-repeated="990"/>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0"/>
          <table:table-cell table:style-name="ce23"/>
          <table:table-cell table:number-columns-repeated="979"/>
        </table:table-row>
        <table:table-row table:style-name="ro12" table:number-rows-repeated="7">
          <table:table-cell table:style-name="ce23" table:number-columns-repeated="4"/>
          <table:table-cell table:number-columns-repeated="27"/>
          <table:table-cell table:style-name="ce534" table:number-columns-repeated="2"/>
          <table:table-cell table:style-name="ce23"/>
          <table:table-cell table:number-columns-repeated="990"/>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83"/>
          <table:table-cell office:value-type="float" office:value="1" calcext:value-type="float">
            <text:p>1</text:p>
          </table:table-cell>
          <table:table-cell table:number-columns-repeated="906"/>
        </table:table-row>
        <table:table-row table:style-name="ro12" table:number-rows-repeated="5">
          <table:table-cell table:style-name="ce23" table:number-columns-repeated="4"/>
          <table:table-cell table:number-columns-repeated="27"/>
          <table:table-cell table:style-name="ce534" table:number-columns-repeated="2"/>
          <table:table-cell table:style-name="ce23"/>
          <table:table-cell table:number-columns-repeated="990"/>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75"/>
          <table:table-cell table:style-name="ce488" table:number-columns-repeated="15"/>
          <table:table-cell table:style-name="ce490"/>
          <table:table-cell table:style-name="ce499" table:number-columns-repeated="2"/>
          <table:table-cell table:style-name="ce506"/>
          <table:table-cell table:number-columns-repeated="959"/>
        </table:table-row>
        <table:table-row table:style-name="ro25">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89" office:value-type="string" calcext:value-type="string">
            <text:p>General Tool Data</text:p>
          </table:table-cell>
          <table:table-cell table:style-name="ce534"/>
          <table:table-cell table:style-name="ce491"/>
          <table:table-cell table:style-name="ce585" office:value-type="string" calcext:value-type="string" table:number-columns-spanned="12" table:number-rows-spanned="3">
            <text:p>Working Data – Do Not Disturb</text:p>
          </table:table-cell>
          <table:covered-table-cell table:number-columns-repeated="11" table:style-name="ce606"/>
          <table:table-cell table:style-name="ce492"/>
          <table:table-cell table:style-name="ce501" office:value-type="string" calcext:value-type="string">
            <text:p>RangeName</text:p>
          </table:table-cell>
          <table:table-cell table:style-name="ce501" office:value-type="string" calcext:value-type="string">
            <text:p>VarName</text:p>
          </table:table-cell>
          <table:table-cell table:style-name="ce507" office:value-type="string" calcext:value-type="string">
            <text:p>Location</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office:value-type="string" calcext:value-type="string">
            <text:p>Number of Criteria</text:p>
          </table:table-cell>
          <table:table-cell table:style-name="ce243" office:value-type="float" office:value="15" calcext:value-type="float">
            <text:p>15</text:p>
          </table:table-cell>
          <table:table-cell table:style-name="ce491"/>
          <table:covered-table-cell table:number-columns-repeated="12" table:style-name="ce606"/>
          <table:table-cell table:style-name="ce492"/>
          <table:table-cell table:number-columns-repeated="2" table:style-name="ce638" office:value-type="string" calcext:value-type="string">
            <text:p>NumberOfAlts</text:p>
          </table:table-cell>
          <table:table-cell table:style-name="ce508" office:value-type="string" calcext:value-type="string">
            <text:p>AV158</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office:value-type="string" calcext:value-type="string">
            <text:p>Number of Alternatives</text:p>
          </table:table-cell>
          <table:table-cell table:style-name="ce243" office:value-type="float" office:value="10" calcext:value-type="float">
            <text:p>10</text:p>
          </table:table-cell>
          <table:table-cell table:style-name="ce491"/>
          <table:covered-table-cell table:number-columns-repeated="12" table:style-name="ce606"/>
          <table:table-cell table:style-name="ce492"/>
          <table:table-cell table:number-columns-repeated="2" table:style-name="ce638" office:value-type="string" calcext:value-type="string">
            <text:p>NumberOfCrits</text:p>
          </table:table-cell>
          <table:table-cell table:style-name="ce508" office:value-type="string" calcext:value-type="string">
            <text:p>AV157</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91" table:number-columns-repeated="13"/>
          <table:table-cell table:style-name="ce496"/>
          <table:table-cell table:style-name="ce638" office:value-type="string" calcext:value-type="string">
            <text:p>sc01StartCell</text:p>
          </table:table-cell>
          <table:table-cell table:style-name="ce638" office:value-type="string" calcext:value-type="string">
            <text:p>sc01StartCell </text:p>
          </table:table-cell>
          <table:table-cell table:style-name="ce508" office:value-type="string" calcext:value-type="string">
            <text:p>AX165</text:p>
          </table:table-cell>
          <table:table-cell table:number-columns-repeated="959"/>
        </table:table-row>
        <table:table-row table:style-name="ro16">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500"/>
          <table:table-cell table:style-name="ce559"/>
          <table:table-cell table:style-name="ce491" table:number-columns-repeated="13"/>
          <table:table-cell table:style-name="ce497"/>
          <table:table-cell table:style-name="ce638" office:value-type="string" calcext:value-type="string">
            <text:p>SCClearCell</text:p>
          </table:table-cell>
          <table:table-cell table:style-name="ce638" office:value-type="string" calcext:value-type="string">
            <text:p>scClearCell </text:p>
          </table:table-cell>
          <table:table-cell table:style-name="ce508" office:value-type="string" calcext:value-type="string">
            <text:p>K45</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91" table:number-columns-repeated="13"/>
          <table:table-cell table:style-name="ce492"/>
          <table:table-cell table:number-columns-repeated="2" table:style-name="ce638" office:value-type="string" calcext:value-type="string">
            <text:p>scCritName</text:p>
          </table:table-cell>
          <table:table-cell table:style-name="ce508" office:value-type="string" calcext:value-type="string">
            <text:p>AW168</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91" table:number-columns-repeated="13"/>
          <table:table-cell table:style-name="ce492"/>
          <table:table-cell table:number-columns-repeated="2" table:style-name="ce638" office:value-type="string" calcext:value-type="string">
            <text:p>scYNStartCell</text:p>
          </table:table-cell>
          <table:table-cell table:style-name="ce508" office:value-type="string" calcext:value-type="string">
            <text:p>K47</text:p>
          </table:table-cell>
          <table:table-cell table:number-columns-repeated="959"/>
        </table:table-row>
        <table:table-row table:style-name="ro18">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18" office:value-type="string" calcext:value-type="string">
            <text:p>Display Table Data</text:p>
          </table:table-cell>
          <table:table-cell table:style-name="ce491" table:number-columns-repeated="12"/>
          <table:table-cell table:style-name="ce492"/>
          <table:table-cell table:number-columns-repeated="2" table:style-name="ce638" office:value-type="string" calcext:value-type="string">
            <text:p>tc01StartCell</text:p>
          </table:table-cell>
          <table:table-cell table:style-name="ce508" office:value-type="string" calcext:value-type="string">
            <text:p>AY164</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office:value-type="string" calcext:value-type="string">
            <text:p>Tornado</text:p>
          </table:table-cell>
          <table:table-cell table:number-columns-repeated="11" table:style-name="ce459" office:value-type="float" office:value="0" calcext:value-type="float">
            <text:p>0</text:p>
          </table:table-cell>
          <table:table-cell table:style-name="ce579"/>
          <table:table-cell table:style-name="ce492"/>
          <table:table-cell table:style-name="ce638" office:value-type="string" calcext:value-type="string">
            <text:p>tdTCLeft</text:p>
          </table:table-cell>
          <table:table-cell table:style-name="ce638" office:value-type="string" calcext:value-type="string">
            <text:p>tcColumnL</text:p>
          </table:table-cell>
          <table:table-cell table:style-name="ce508" office:value-type="string" calcext:value-type="string">
            <text:p>AX188</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office:value-type="string" calcext:value-type="string">
            <text:p>Spider</text:p>
          </table:table-cell>
          <table:table-cell table:number-columns-repeated="11" table:style-name="ce460" office:value-type="float" office:value="0" calcext:value-type="float">
            <text:p>0</text:p>
          </table:table-cell>
          <table:table-cell table:style-name="ce579" office:value-type="float" office:value="0" calcext:value-type="float">
            <text:p>0</text:p>
          </table:table-cell>
          <table:table-cell table:style-name="ce492"/>
          <table:table-cell table:style-name="ce638" office:value-type="string" calcext:value-type="string">
            <text:p>tdTCRight</text:p>
          </table:table-cell>
          <table:table-cell table:style-name="ce638" office:value-type="string" calcext:value-type="string">
            <text:p>tcColumnR</text:p>
          </table:table-cell>
          <table:table-cell table:style-name="ce508" office:value-type="string" calcext:value-type="string">
            <text:p>AY169</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74"/>
          <table:table-cell table:style-name="ce608" office:value-type="string" calcext:value-type="string">
            <text:p>Threshold</text:p>
          </table:table-cell>
          <table:table-cell table:style-name="ce608" table:formula="of:=[.J6]" office:value-type="string" office:string-value="Alternative 1 Name" calcext:value-type="string">
            <text:p>Alternative 1 Name</text:p>
          </table:table-cell>
          <table:table-cell table:style-name="ce608" table:formula="of:=[.M6]" office:value-type="string" office:string-value="Alternative 2 Name" calcext:value-type="string">
            <text:p>Alternative 2 Name</text:p>
          </table:table-cell>
          <table:table-cell table:style-name="ce608" table:formula="of:=[.P6]" office:value-type="string" office:string-value="Alternative 3 Name" calcext:value-type="string">
            <text:p>Alternative 3 Name</text:p>
          </table:table-cell>
          <table:table-cell table:style-name="ce608" table:formula="of:=[.S6]" office:value-type="string" office:string-value="Alternative 4 Name" calcext:value-type="string">
            <text:p>Alternative 4 Name</text:p>
          </table:table-cell>
          <table:table-cell table:style-name="ce608" table:formula="of:=[.V6]" office:value-type="string" office:string-value="Alternative 5 Name" calcext:value-type="string">
            <text:p>Alternative 5 Name</text:p>
          </table:table-cell>
          <table:table-cell table:style-name="ce608" table:formula="of:=[.Y6]" office:value-type="string" office:string-value="Alternative 6 Name" calcext:value-type="string">
            <text:p>Alternative 6 Name</text:p>
          </table:table-cell>
          <table:table-cell table:style-name="ce608" table:formula="of:=[.AB6]" office:value-type="string" office:string-value="Alternative 7 Name" calcext:value-type="string">
            <text:p>Alternative 7 Name</text:p>
          </table:table-cell>
          <table:table-cell table:style-name="ce608" table:formula="of:=[.AE6]" office:value-type="string" office:string-value="Alternative 8 Name" calcext:value-type="string">
            <text:p>Alternative 8 Name</text:p>
          </table:table-cell>
          <table:table-cell table:style-name="ce608" table:formula="of:=[.AH6]" office:value-type="string" office:string-value="Alternative 9 Name" calcext:value-type="string">
            <text:p>Alternative 9 Name</text:p>
          </table:table-cell>
          <table:table-cell table:style-name="ce622" table:formula="of:=[.AK6]" office:value-type="string" office:string-value="Alternative 10 Name" calcext:value-type="string">
            <text:p>Alternative 10 Name</text:p>
          </table:table-cell>
          <table:table-cell table:style-name="ce579"/>
          <table:table-cell table:style-name="ce492"/>
          <table:table-cell table:number-columns-repeated="2" table:style-name="ce638" office:value-type="string" calcext:value-type="string">
            <text:p>tcCritName</text:p>
          </table:table-cell>
          <table:table-cell table:style-name="ce508" office:value-type="string" calcext:value-type="string">
            <text:p>AW188</text:p>
          </table:table-cell>
          <table:table-cell table:number-columns-repeated="959"/>
        </table:table-row>
        <table:table-row table:style-name="ro18">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518" office:value-type="string" calcext:value-type="string">
            <text:p>Radar (spider) Chart Data</text:p>
          </table:table-cell>
          <table:table-cell table:style-name="ce268"/>
          <table:table-cell table:style-name="ce575" table:formula="of:=[.D10]" office:value-type="string" office:string-value="Name" calcext:value-type="string">
            <text:p>Name</text:p>
          </table:table-cell>
          <table:table-cell table:number-columns-repeated="10" table:style-name="ce590" office:value-type="string" calcext:value-type="string">
            <text:p>WS</text:p>
          </table:table-cell>
          <table:table-cell table:style-name="ce607" office:value-type="string" calcext:value-type="string">
            <text:p>WS</text:p>
          </table:table-cell>
          <table:table-cell table:style-name="ce579"/>
          <table:table-cell table:style-name="ce492"/>
          <table:table-cell table:number-columns-repeated="2" table:style-name="ce638" office:value-type="string" calcext:value-type="string">
            <text:p>tcNameL</text:p>
          </table:table-cell>
          <table:table-cell table:style-name="ce508" office:value-type="string" calcext:value-type="string">
            <text:p>AX186</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10]" office:value-type="string" office:string-value="Criteria 1 Name" calcext:value-type="string">
            <text:p>Criteria 1 Name</text:p>
          </table:table-cell>
          <table:table-cell table:style-name="ce610" table:formula="of:=[.BH210]*[.$AX$165]" office:value-type="float" office:value="0" calcext:value-type="float">
            <text:p>0</text:p>
          </table:table-cell>
          <table:table-cell table:style-name="ce599" table:formula="of:=[.AW210]*[.$AY$165]" office:value-type="string" office:string-value="" calcext:value-type="error">
            <text:p>#VALUE!</text:p>
          </table:table-cell>
          <table:table-cell table:style-name="ce599" table:formula="of:=[.AX210]*[.$AZ$165]" office:value-type="string" office:string-value="" calcext:value-type="error">
            <text:p>#VALUE!</text:p>
          </table:table-cell>
          <table:table-cell table:style-name="ce599" table:formula="of:=[.AY210]*[.$BA$165]" office:value-type="string" office:string-value="" calcext:value-type="error">
            <text:p>#VALUE!</text:p>
          </table:table-cell>
          <table:table-cell table:style-name="ce599" table:formula="of:=[.AZ210]*[.$BB$165]" office:value-type="string" office:string-value="" calcext:value-type="error">
            <text:p>#VALUE!</text:p>
          </table:table-cell>
          <table:table-cell table:style-name="ce599" table:formula="of:=[.BA210]*[.$BC$165]" office:value-type="string" office:string-value="" calcext:value-type="error">
            <text:p>#VALUE!</text:p>
          </table:table-cell>
          <table:table-cell table:style-name="ce599" table:formula="of:=[.BB210]*[.$BD$165]" office:value-type="string" office:string-value="" calcext:value-type="error">
            <text:p>#VALUE!</text:p>
          </table:table-cell>
          <table:table-cell table:style-name="ce599" table:formula="of:=[.BC210]*[.$BE$165]" office:value-type="string" office:string-value="" calcext:value-type="error">
            <text:p>#VALUE!</text:p>
          </table:table-cell>
          <table:table-cell table:style-name="ce599" table:formula="of:=[.BD210]*[.$BF$165]" office:value-type="string" office:string-value="" calcext:value-type="error">
            <text:p>#VALUE!</text:p>
          </table:table-cell>
          <table:table-cell table:style-name="ce599" table:formula="of:=[.BE210]*[.$BG$165]" office:value-type="string" office:string-value="" calcext:value-type="error">
            <text:p>#VALUE!</text:p>
          </table:table-cell>
          <table:table-cell table:style-name="ce599" table:formula="of:=[.BF210]*[.$BH$165]" office:value-type="string" office:string-value="" calcext:value-type="error">
            <text:p>#VALUE!</text:p>
          </table:table-cell>
          <table:table-cell table:style-name="ce579"/>
          <table:table-cell table:style-name="ce492"/>
          <table:table-cell table:number-columns-repeated="2" table:style-name="ce638" office:value-type="string" calcext:value-type="string">
            <text:p>tcNameR</text:p>
          </table:table-cell>
          <table:table-cell table:style-name="ce508" office:value-type="string" calcext:value-type="string">
            <text:p>AY186</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11]" office:value-type="string" office:string-value="Criteria 2 Name" calcext:value-type="string">
            <text:p>Criteria 2 Name</text:p>
          </table:table-cell>
          <table:table-cell table:style-name="ce610" table:formula="of:=[.BH211]*[.$AX$165]" office:value-type="float" office:value="0" calcext:value-type="float">
            <text:p>0</text:p>
          </table:table-cell>
          <table:table-cell table:style-name="ce599" table:formula="of:=[.AW211]*[.$AY$165]" office:value-type="string" office:string-value="" calcext:value-type="error">
            <text:p>#VALUE!</text:p>
          </table:table-cell>
          <table:table-cell table:style-name="ce599" table:formula="of:=[.AX211]*[.$AZ$165]" office:value-type="string" office:string-value="" calcext:value-type="error">
            <text:p>#VALUE!</text:p>
          </table:table-cell>
          <table:table-cell table:style-name="ce599" table:formula="of:=[.AY211]*[.$BA$165]" office:value-type="string" office:string-value="" calcext:value-type="error">
            <text:p>#VALUE!</text:p>
          </table:table-cell>
          <table:table-cell table:style-name="ce599" table:formula="of:=[.AZ211]*[.$BB$165]" office:value-type="string" office:string-value="" calcext:value-type="error">
            <text:p>#VALUE!</text:p>
          </table:table-cell>
          <table:table-cell table:style-name="ce599" table:formula="of:=[.BA211]*[.$BC$165]" office:value-type="string" office:string-value="" calcext:value-type="error">
            <text:p>#VALUE!</text:p>
          </table:table-cell>
          <table:table-cell table:style-name="ce599" table:formula="of:=[.BB211]*[.$BD$165]" office:value-type="string" office:string-value="" calcext:value-type="error">
            <text:p>#VALUE!</text:p>
          </table:table-cell>
          <table:table-cell table:style-name="ce599" table:formula="of:=[.BC211]*[.$BE$165]" office:value-type="string" office:string-value="" calcext:value-type="error">
            <text:p>#VALUE!</text:p>
          </table:table-cell>
          <table:table-cell table:style-name="ce599" table:formula="of:=[.BD211]*[.$BF$165]" office:value-type="string" office:string-value="" calcext:value-type="error">
            <text:p>#VALUE!</text:p>
          </table:table-cell>
          <table:table-cell table:style-name="ce599" table:formula="of:=[.BE211]*[.$BG$165]" office:value-type="string" office:string-value="" calcext:value-type="error">
            <text:p>#VALUE!</text:p>
          </table:table-cell>
          <table:table-cell table:style-name="ce599" table:formula="of:=[.BF211]*[.$BH$165]" office:value-type="string" office:string-value="" calcext:value-type="error">
            <text:p>#VALUE!</text:p>
          </table:table-cell>
          <table:table-cell table:style-name="ce579"/>
          <table:table-cell table:style-name="ce492"/>
          <table:table-cell table:style-name="ce638" office:value-type="string" calcext:value-type="string">
            <text:p>TCResetCell</text:p>
          </table:table-cell>
          <table:table-cell table:style-name="ce638" office:value-type="string" calcext:value-type="string">
            <text:p>tcResetCell</text:p>
          </table:table-cell>
          <table:table-cell table:style-name="ce508" office:value-type="string" calcext:value-type="string">
            <text:p>K95</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12]" office:value-type="string" office:string-value="Criteria 3 Name" calcext:value-type="string">
            <text:p>Criteria 3 Name</text:p>
          </table:table-cell>
          <table:table-cell table:style-name="ce610" table:formula="of:=[.BH212]*[.$AX$165]" office:value-type="float" office:value="0" calcext:value-type="float">
            <text:p>0</text:p>
          </table:table-cell>
          <table:table-cell table:style-name="ce599" table:formula="of:=[.AW212]*[.$AY$165]" office:value-type="string" office:string-value="" calcext:value-type="error">
            <text:p>#VALUE!</text:p>
          </table:table-cell>
          <table:table-cell table:style-name="ce599" table:formula="of:=[.AX212]*[.$AZ$165]" office:value-type="string" office:string-value="" calcext:value-type="error">
            <text:p>#VALUE!</text:p>
          </table:table-cell>
          <table:table-cell table:style-name="ce599" table:formula="of:=[.AY212]*[.$BA$165]" office:value-type="string" office:string-value="" calcext:value-type="error">
            <text:p>#VALUE!</text:p>
          </table:table-cell>
          <table:table-cell table:style-name="ce599" table:formula="of:=[.AZ212]*[.$BB$165]" office:value-type="string" office:string-value="" calcext:value-type="error">
            <text:p>#VALUE!</text:p>
          </table:table-cell>
          <table:table-cell table:style-name="ce599" table:formula="of:=[.BA212]*[.$BC$165]" office:value-type="string" office:string-value="" calcext:value-type="error">
            <text:p>#VALUE!</text:p>
          </table:table-cell>
          <table:table-cell table:style-name="ce599" table:formula="of:=[.BB212]*[.$BD$165]" office:value-type="string" office:string-value="" calcext:value-type="error">
            <text:p>#VALUE!</text:p>
          </table:table-cell>
          <table:table-cell table:style-name="ce599" table:formula="of:=[.BC212]*[.$BE$165]" office:value-type="string" office:string-value="" calcext:value-type="error">
            <text:p>#VALUE!</text:p>
          </table:table-cell>
          <table:table-cell table:style-name="ce599" table:formula="of:=[.BD212]*[.$BF$165]" office:value-type="string" office:string-value="" calcext:value-type="error">
            <text:p>#VALUE!</text:p>
          </table:table-cell>
          <table:table-cell table:style-name="ce599" table:formula="of:=[.BE212]*[.$BG$165]" office:value-type="string" office:string-value="" calcext:value-type="error">
            <text:p>#VALUE!</text:p>
          </table:table-cell>
          <table:table-cell table:style-name="ce599" table:formula="of:=[.BF212]*[.$BH$165]" office:value-type="string" office:string-value="" calcext:value-type="error">
            <text:p>#VALUE!</text:p>
          </table:table-cell>
          <table:table-cell table:style-name="ce579"/>
          <table:table-cell table:style-name="ce492"/>
          <table:table-cell table:style-name="ce638" office:value-type="string" calcext:value-type="string">
            <text:p>tcSelectedAltNo</text:p>
          </table:table-cell>
          <table:table-cell table:style-name="ce638" office:value-type="string" calcext:value-type="string">
            <text:p>tcAltsSelectedNo</text:p>
          </table:table-cell>
          <table:table-cell table:style-name="ce508" office:value-type="string" calcext:value-type="string">
            <text:p>AV188</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13]" office:value-type="string" office:string-value="Criteria 4 Name" calcext:value-type="string">
            <text:p>Criteria 4 Name</text:p>
          </table:table-cell>
          <table:table-cell table:style-name="ce610" table:formula="of:=[.BH213]*[.$AX$165]" office:value-type="float" office:value="0" calcext:value-type="float">
            <text:p>0</text:p>
          </table:table-cell>
          <table:table-cell table:style-name="ce599" table:formula="of:=[.AW213]*[.$AY$165]" office:value-type="string" office:string-value="" calcext:value-type="error">
            <text:p>#VALUE!</text:p>
          </table:table-cell>
          <table:table-cell table:style-name="ce599" table:formula="of:=[.AX213]*[.$AZ$165]" office:value-type="string" office:string-value="" calcext:value-type="error">
            <text:p>#VALUE!</text:p>
          </table:table-cell>
          <table:table-cell table:style-name="ce599" table:formula="of:=[.AY213]*[.$BA$165]" office:value-type="string" office:string-value="" calcext:value-type="error">
            <text:p>#VALUE!</text:p>
          </table:table-cell>
          <table:table-cell table:style-name="ce599" table:formula="of:=[.AZ213]*[.$BB$165]" office:value-type="string" office:string-value="" calcext:value-type="error">
            <text:p>#VALUE!</text:p>
          </table:table-cell>
          <table:table-cell table:style-name="ce599" table:formula="of:=[.BA213]*[.$BC$165]" office:value-type="string" office:string-value="" calcext:value-type="error">
            <text:p>#VALUE!</text:p>
          </table:table-cell>
          <table:table-cell table:style-name="ce599" table:formula="of:=[.BB213]*[.$BD$165]" office:value-type="string" office:string-value="" calcext:value-type="error">
            <text:p>#VALUE!</text:p>
          </table:table-cell>
          <table:table-cell table:style-name="ce599" table:formula="of:=[.BC213]*[.$BE$165]" office:value-type="string" office:string-value="" calcext:value-type="error">
            <text:p>#VALUE!</text:p>
          </table:table-cell>
          <table:table-cell table:style-name="ce599" table:formula="of:=[.BD213]*[.$BF$165]" office:value-type="string" office:string-value="" calcext:value-type="error">
            <text:p>#VALUE!</text:p>
          </table:table-cell>
          <table:table-cell table:style-name="ce599" table:formula="of:=[.BE213]*[.$BG$165]" office:value-type="string" office:string-value="" calcext:value-type="error">
            <text:p>#VALUE!</text:p>
          </table:table-cell>
          <table:table-cell table:style-name="ce599" table:formula="of:=[.BF213]*[.$BH$165]" office:value-type="string" office:string-value="" calcext:value-type="error">
            <text:p>#VALUE!</text:p>
          </table:table-cell>
          <table:table-cell table:style-name="ce579"/>
          <table:table-cell table:style-name="ce492"/>
          <table:table-cell table:number-columns-repeated="2" table:style-name="ce638" office:value-type="string" calcext:value-type="string">
            <text:p>tcSortArea</text:p>
          </table:table-cell>
          <table:table-cell table:style-name="ce508" office:value-type="string" calcext:value-type="string">
            <text:p>AW188:AZ187</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14]" office:value-type="string" office:string-value="Criteria 5 Name" calcext:value-type="string">
            <text:p>Criteria 5 Name</text:p>
          </table:table-cell>
          <table:table-cell table:style-name="ce610" table:formula="of:=[.BH214]*[.$AX$165]" office:value-type="float" office:value="0" calcext:value-type="float">
            <text:p>0</text:p>
          </table:table-cell>
          <table:table-cell table:style-name="ce599" table:formula="of:=[.AW214]*[.$AY$165]" office:value-type="string" office:string-value="" calcext:value-type="error">
            <text:p>#VALUE!</text:p>
          </table:table-cell>
          <table:table-cell table:style-name="ce599" table:formula="of:=[.AX214]*[.$AZ$165]" office:value-type="string" office:string-value="" calcext:value-type="error">
            <text:p>#VALUE!</text:p>
          </table:table-cell>
          <table:table-cell table:style-name="ce599" table:formula="of:=[.AY214]*[.$BA$165]" office:value-type="string" office:string-value="" calcext:value-type="error">
            <text:p>#VALUE!</text:p>
          </table:table-cell>
          <table:table-cell table:style-name="ce599" table:formula="of:=[.AZ214]*[.$BB$165]" office:value-type="string" office:string-value="" calcext:value-type="error">
            <text:p>#VALUE!</text:p>
          </table:table-cell>
          <table:table-cell table:style-name="ce599" table:formula="of:=[.BA214]*[.$BC$165]" office:value-type="string" office:string-value="" calcext:value-type="error">
            <text:p>#VALUE!</text:p>
          </table:table-cell>
          <table:table-cell table:style-name="ce599" table:formula="of:=[.BB214]*[.$BD$165]" office:value-type="string" office:string-value="" calcext:value-type="error">
            <text:p>#VALUE!</text:p>
          </table:table-cell>
          <table:table-cell table:style-name="ce599" table:formula="of:=[.BC214]*[.$BE$165]" office:value-type="string" office:string-value="" calcext:value-type="error">
            <text:p>#VALUE!</text:p>
          </table:table-cell>
          <table:table-cell table:style-name="ce599" table:formula="of:=[.BD214]*[.$BF$165]" office:value-type="string" office:string-value="" calcext:value-type="error">
            <text:p>#VALUE!</text:p>
          </table:table-cell>
          <table:table-cell table:style-name="ce599" table:formula="of:=[.BE214]*[.$BG$165]" office:value-type="string" office:string-value="" calcext:value-type="error">
            <text:p>#VALUE!</text:p>
          </table:table-cell>
          <table:table-cell table:style-name="ce599" table:formula="of:=[.BF214]*[.$BH$165]" office:value-type="string" office:string-value="" calcext:value-type="error">
            <text:p>#VALUE!</text:p>
          </table:table-cell>
          <table:table-cell table:style-name="ce579"/>
          <table:table-cell table:style-name="ce492"/>
          <table:table-cell table:number-columns-repeated="2" table:style-name="ce638" office:value-type="string" calcext:value-type="string">
            <text:p>tcYNStartCell</text:p>
          </table:table-cell>
          <table:table-cell table:style-name="ce508" office:value-type="string" calcext:value-type="string">
            <text:p>K97</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15]" office:value-type="string" office:string-value="Criteria 6 Name" calcext:value-type="string">
            <text:p>Criteria 6 Name</text:p>
          </table:table-cell>
          <table:table-cell table:style-name="ce610" table:formula="of:=[.BH215]*[.$AX$165]" office:value-type="float" office:value="0" calcext:value-type="float">
            <text:p>0</text:p>
          </table:table-cell>
          <table:table-cell table:style-name="ce599" table:formula="of:=[.AW215]*[.$AY$165]" office:value-type="string" office:string-value="" calcext:value-type="error">
            <text:p>#VALUE!</text:p>
          </table:table-cell>
          <table:table-cell table:style-name="ce599" table:formula="of:=[.AX215]*[.$AZ$165]" office:value-type="string" office:string-value="" calcext:value-type="error">
            <text:p>#VALUE!</text:p>
          </table:table-cell>
          <table:table-cell table:style-name="ce599" table:formula="of:=[.AY215]*[.$BA$165]" office:value-type="string" office:string-value="" calcext:value-type="error">
            <text:p>#VALUE!</text:p>
          </table:table-cell>
          <table:table-cell table:style-name="ce599" table:formula="of:=[.AZ215]*[.$BB$165]" office:value-type="string" office:string-value="" calcext:value-type="error">
            <text:p>#VALUE!</text:p>
          </table:table-cell>
          <table:table-cell table:style-name="ce599" table:formula="of:=[.BA215]*[.$BC$165]" office:value-type="string" office:string-value="" calcext:value-type="error">
            <text:p>#VALUE!</text:p>
          </table:table-cell>
          <table:table-cell table:style-name="ce599" table:formula="of:=[.BB215]*[.$BD$165]" office:value-type="string" office:string-value="" calcext:value-type="error">
            <text:p>#VALUE!</text:p>
          </table:table-cell>
          <table:table-cell table:style-name="ce599" table:formula="of:=[.BC215]*[.$BE$165]" office:value-type="string" office:string-value="" calcext:value-type="error">
            <text:p>#VALUE!</text:p>
          </table:table-cell>
          <table:table-cell table:style-name="ce599" table:formula="of:=[.BD215]*[.$BF$165]" office:value-type="string" office:string-value="" calcext:value-type="error">
            <text:p>#VALUE!</text:p>
          </table:table-cell>
          <table:table-cell table:style-name="ce599" table:formula="of:=[.BE215]*[.$BG$165]" office:value-type="string" office:string-value="" calcext:value-type="error">
            <text:p>#VALUE!</text:p>
          </table:table-cell>
          <table:table-cell table:style-name="ce599" table:formula="of:=[.BF215]*[.$BH$165]" office:value-type="string" office:string-value="" calcext:value-type="error">
            <text:p>#VALUE!</text:p>
          </table:table-cell>
          <table:table-cell table:style-name="ce579"/>
          <table:table-cell table:style-name="ce492"/>
          <table:table-cell table:number-columns-repeated="2" table:style-name="ce638" office:value-type="string" calcext:value-type="string">
            <text:p>wdStartCell</text:p>
          </table:table-cell>
          <table:table-cell table:style-name="ce508" office:value-type="string" calcext:value-type="string">
            <text:p>AW210</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16]" office:value-type="string" office:string-value="Criteria 7 Name" calcext:value-type="string">
            <text:p>Criteria 7 Name</text:p>
          </table:table-cell>
          <table:table-cell table:style-name="ce610" table:formula="of:=[.BH216]*[.$AX$165]" office:value-type="float" office:value="0" calcext:value-type="float">
            <text:p>0</text:p>
          </table:table-cell>
          <table:table-cell table:style-name="ce599" table:formula="of:=[.AW216]*[.$AY$165]" office:value-type="string" office:string-value="" calcext:value-type="error">
            <text:p>#VALUE!</text:p>
          </table:table-cell>
          <table:table-cell table:style-name="ce599" table:formula="of:=[.AX216]*[.$AZ$165]" office:value-type="string" office:string-value="" calcext:value-type="error">
            <text:p>#VALUE!</text:p>
          </table:table-cell>
          <table:table-cell table:style-name="ce599" table:formula="of:=[.AY216]*[.$BA$165]" office:value-type="string" office:string-value="" calcext:value-type="error">
            <text:p>#VALUE!</text:p>
          </table:table-cell>
          <table:table-cell table:style-name="ce599" table:formula="of:=[.AZ216]*[.$BB$165]" office:value-type="string" office:string-value="" calcext:value-type="error">
            <text:p>#VALUE!</text:p>
          </table:table-cell>
          <table:table-cell table:style-name="ce599" table:formula="of:=[.BA216]*[.$BC$165]" office:value-type="string" office:string-value="" calcext:value-type="error">
            <text:p>#VALUE!</text:p>
          </table:table-cell>
          <table:table-cell table:style-name="ce599" table:formula="of:=[.BB216]*[.$BD$165]" office:value-type="string" office:string-value="" calcext:value-type="error">
            <text:p>#VALUE!</text:p>
          </table:table-cell>
          <table:table-cell table:style-name="ce599" table:formula="of:=[.BC216]*[.$BE$165]" office:value-type="string" office:string-value="" calcext:value-type="error">
            <text:p>#VALUE!</text:p>
          </table:table-cell>
          <table:table-cell table:style-name="ce599" table:formula="of:=[.BD216]*[.$BF$165]" office:value-type="string" office:string-value="" calcext:value-type="error">
            <text:p>#VALUE!</text:p>
          </table:table-cell>
          <table:table-cell table:style-name="ce599" table:formula="of:=[.BE216]*[.$BG$165]" office:value-type="string" office:string-value="" calcext:value-type="error">
            <text:p>#VALUE!</text:p>
          </table:table-cell>
          <table:table-cell table:style-name="ce599" table:formula="of:=[.BF216]*[.$BH$165]" office:value-type="string" office:string-value="" calcext:value-type="error">
            <text:p>#VALUE!</text:p>
          </table:table-cell>
          <table:table-cell table:style-name="ce579"/>
          <table:table-cell table:style-name="ce492"/>
          <table:table-cell table:style-name="ce638"/>
          <table:table-cell table:style-name="ce638" office:value-type="string" calcext:value-type="string">
            <text:p>critWtStart</text:p>
          </table:table-cell>
          <table:table-cell table:style-name="ce508" office:value-type="string" calcext:value-type="string">
            <text:p>I12</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17]" office:value-type="string" office:string-value="Criteria 8 Name" calcext:value-type="string">
            <text:p>Criteria 8 Name</text:p>
          </table:table-cell>
          <table:table-cell table:style-name="ce610" table:formula="of:=[.BH217]*[.$AX$165]" office:value-type="float" office:value="0" calcext:value-type="float">
            <text:p>0</text:p>
          </table:table-cell>
          <table:table-cell table:style-name="ce599" table:formula="of:=[.AW217]*[.$AY$165]" office:value-type="string" office:string-value="" calcext:value-type="error">
            <text:p>#VALUE!</text:p>
          </table:table-cell>
          <table:table-cell table:style-name="ce599" table:formula="of:=[.AX217]*[.$AZ$165]" office:value-type="string" office:string-value="" calcext:value-type="error">
            <text:p>#VALUE!</text:p>
          </table:table-cell>
          <table:table-cell table:style-name="ce599" table:formula="of:=[.AY217]*[.$BA$165]" office:value-type="string" office:string-value="" calcext:value-type="error">
            <text:p>#VALUE!</text:p>
          </table:table-cell>
          <table:table-cell table:style-name="ce599" table:formula="of:=[.AZ217]*[.$BB$165]" office:value-type="string" office:string-value="" calcext:value-type="error">
            <text:p>#VALUE!</text:p>
          </table:table-cell>
          <table:table-cell table:style-name="ce599" table:formula="of:=[.BA217]*[.$BC$165]" office:value-type="string" office:string-value="" calcext:value-type="error">
            <text:p>#VALUE!</text:p>
          </table:table-cell>
          <table:table-cell table:style-name="ce599" table:formula="of:=[.BB217]*[.$BD$165]" office:value-type="string" office:string-value="" calcext:value-type="error">
            <text:p>#VALUE!</text:p>
          </table:table-cell>
          <table:table-cell table:style-name="ce599" table:formula="of:=[.BC217]*[.$BE$165]" office:value-type="string" office:string-value="" calcext:value-type="error">
            <text:p>#VALUE!</text:p>
          </table:table-cell>
          <table:table-cell table:style-name="ce599" table:formula="of:=[.BD217]*[.$BF$165]" office:value-type="string" office:string-value="" calcext:value-type="error">
            <text:p>#VALUE!</text:p>
          </table:table-cell>
          <table:table-cell table:style-name="ce599" table:formula="of:=[.BE217]*[.$BG$165]" office:value-type="string" office:string-value="" calcext:value-type="error">
            <text:p>#VALUE!</text:p>
          </table:table-cell>
          <table:table-cell table:style-name="ce599" table:formula="of:=[.BF217]*[.$BH$165]" office:value-type="string" office:string-value="" calcext:value-type="error">
            <text:p>#VALUE!</text:p>
          </table:table-cell>
          <table:table-cell table:style-name="ce579"/>
          <table:table-cell table:style-name="ce492"/>
          <table:table-cell table:style-name="ce638"/>
          <table:table-cell table:style-name="ce638" office:value-type="string" calcext:value-type="string">
            <text:p>decMatrixArea</text:p>
          </table:table-cell>
          <table:table-cell table:style-name="ce508" office:value-type="string" calcext:value-type="string">
            <text:p>D12:AM26</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18]" office:value-type="string" office:string-value="Criteria 9 Name" calcext:value-type="string">
            <text:p>Criteria 9 Name</text:p>
          </table:table-cell>
          <table:table-cell table:style-name="ce610" table:formula="of:=[.BH218]*[.$AX$165]" office:value-type="float" office:value="0" calcext:value-type="float">
            <text:p>0</text:p>
          </table:table-cell>
          <table:table-cell table:style-name="ce599" table:formula="of:=[.AW218]*[.$AY$165]" office:value-type="string" office:string-value="" calcext:value-type="error">
            <text:p>#VALUE!</text:p>
          </table:table-cell>
          <table:table-cell table:style-name="ce599" table:formula="of:=[.AX218]*[.$AZ$165]" office:value-type="string" office:string-value="" calcext:value-type="error">
            <text:p>#VALUE!</text:p>
          </table:table-cell>
          <table:table-cell table:style-name="ce599" table:formula="of:=[.AY218]*[.$BA$165]" office:value-type="string" office:string-value="" calcext:value-type="error">
            <text:p>#VALUE!</text:p>
          </table:table-cell>
          <table:table-cell table:style-name="ce599" table:formula="of:=[.AZ218]*[.$BB$165]" office:value-type="string" office:string-value="" calcext:value-type="error">
            <text:p>#VALUE!</text:p>
          </table:table-cell>
          <table:table-cell table:style-name="ce599" table:formula="of:=[.BA218]*[.$BC$165]" office:value-type="string" office:string-value="" calcext:value-type="error">
            <text:p>#VALUE!</text:p>
          </table:table-cell>
          <table:table-cell table:style-name="ce599" table:formula="of:=[.BB218]*[.$BD$165]" office:value-type="string" office:string-value="" calcext:value-type="error">
            <text:p>#VALUE!</text:p>
          </table:table-cell>
          <table:table-cell table:style-name="ce599" table:formula="of:=[.BC218]*[.$BE$165]" office:value-type="string" office:string-value="" calcext:value-type="error">
            <text:p>#VALUE!</text:p>
          </table:table-cell>
          <table:table-cell table:style-name="ce599" table:formula="of:=[.BD218]*[.$BF$165]" office:value-type="string" office:string-value="" calcext:value-type="error">
            <text:p>#VALUE!</text:p>
          </table:table-cell>
          <table:table-cell table:style-name="ce599" table:formula="of:=[.BE218]*[.$BG$165]" office:value-type="string" office:string-value="" calcext:value-type="error">
            <text:p>#VALUE!</text:p>
          </table:table-cell>
          <table:table-cell table:style-name="ce599" table:formula="of:=[.BF218]*[.$BH$165]" office:value-type="string" office:string-value="" calcext:value-type="error">
            <text:p>#VALUE!</text:p>
          </table:table-cell>
          <table:table-cell table:style-name="ce579"/>
          <table:table-cell table:style-name="ce492"/>
          <table:table-cell table:style-name="ce638"/>
          <table:table-cell table:style-name="ce638" office:value-type="string" calcext:value-type="string">
            <text:p>decTitle</text:p>
          </table:table-cell>
          <table:table-cell table:style-name="ce508" office:value-type="string" calcext:value-type="string">
            <text:p>C7</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19]" office:value-type="string" office:string-value="Criteria 10 Name" calcext:value-type="string">
            <text:p>Criteria 10 Name</text:p>
          </table:table-cell>
          <table:table-cell table:style-name="ce610" table:formula="of:=[.BH219]*[.$AX$165]" office:value-type="float" office:value="0" calcext:value-type="float">
            <text:p>0</text:p>
          </table:table-cell>
          <table:table-cell table:style-name="ce599" table:formula="of:=[.AW219]*[.$AY$165]" office:value-type="string" office:string-value="" calcext:value-type="error">
            <text:p>#VALUE!</text:p>
          </table:table-cell>
          <table:table-cell table:style-name="ce599" table:formula="of:=[.AX219]*[.$AZ$165]" office:value-type="string" office:string-value="" calcext:value-type="error">
            <text:p>#VALUE!</text:p>
          </table:table-cell>
          <table:table-cell table:style-name="ce599" table:formula="of:=[.AY219]*[.$BA$165]" office:value-type="string" office:string-value="" calcext:value-type="error">
            <text:p>#VALUE!</text:p>
          </table:table-cell>
          <table:table-cell table:style-name="ce599" table:formula="of:=[.AZ219]*[.$BB$165]" office:value-type="string" office:string-value="" calcext:value-type="error">
            <text:p>#VALUE!</text:p>
          </table:table-cell>
          <table:table-cell table:style-name="ce599" table:formula="of:=[.BA219]*[.$BC$165]" office:value-type="string" office:string-value="" calcext:value-type="error">
            <text:p>#VALUE!</text:p>
          </table:table-cell>
          <table:table-cell table:style-name="ce599" table:formula="of:=[.BB219]*[.$BD$165]" office:value-type="string" office:string-value="" calcext:value-type="error">
            <text:p>#VALUE!</text:p>
          </table:table-cell>
          <table:table-cell table:style-name="ce599" table:formula="of:=[.BC219]*[.$BE$165]" office:value-type="string" office:string-value="" calcext:value-type="error">
            <text:p>#VALUE!</text:p>
          </table:table-cell>
          <table:table-cell table:style-name="ce599" table:formula="of:=[.BD219]*[.$BF$165]" office:value-type="string" office:string-value="" calcext:value-type="error">
            <text:p>#VALUE!</text:p>
          </table:table-cell>
          <table:table-cell table:style-name="ce599" table:formula="of:=[.BE219]*[.$BG$165]" office:value-type="string" office:string-value="" calcext:value-type="error">
            <text:p>#VALUE!</text:p>
          </table:table-cell>
          <table:table-cell table:style-name="ce599" table:formula="of:=[.BF219]*[.$BH$165]" office:value-type="string" office:string-value="" calcext:value-type="error">
            <text:p>#VALUE!</text:p>
          </table:table-cell>
          <table:table-cell table:style-name="ce579"/>
          <table:table-cell table:style-name="ce492"/>
          <table:table-cell table:style-name="ce638"/>
          <table:table-cell table:style-name="ce638" office:value-type="string" calcext:value-type="string">
            <text:p>activeAlts</text:p>
          </table:table-cell>
          <table:table-cell table:style-name="ce508" office:value-type="string" calcext:value-type="string">
            <text:p>AV205</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20]" office:value-type="string" office:string-value="Criteria 11 Name" calcext:value-type="string">
            <text:p>Criteria 11 Name</text:p>
          </table:table-cell>
          <table:table-cell table:style-name="ce610" table:formula="of:=[.BH220]*[.$AX$165]" office:value-type="float" office:value="0" calcext:value-type="float">
            <text:p>0</text:p>
          </table:table-cell>
          <table:table-cell table:style-name="ce599" table:formula="of:=[.AW220]*[.$AY$165]" office:value-type="string" office:string-value="" calcext:value-type="error">
            <text:p>#VALUE!</text:p>
          </table:table-cell>
          <table:table-cell table:style-name="ce599" table:formula="of:=[.AX220]*[.$AZ$165]" office:value-type="string" office:string-value="" calcext:value-type="error">
            <text:p>#VALUE!</text:p>
          </table:table-cell>
          <table:table-cell table:style-name="ce599" table:formula="of:=[.AY220]*[.$BA$165]" office:value-type="string" office:string-value="" calcext:value-type="error">
            <text:p>#VALUE!</text:p>
          </table:table-cell>
          <table:table-cell table:style-name="ce599" table:formula="of:=[.AZ220]*[.$BB$165]" office:value-type="string" office:string-value="" calcext:value-type="error">
            <text:p>#VALUE!</text:p>
          </table:table-cell>
          <table:table-cell table:style-name="ce599" table:formula="of:=[.BA220]*[.$BC$165]" office:value-type="string" office:string-value="" calcext:value-type="error">
            <text:p>#VALUE!</text:p>
          </table:table-cell>
          <table:table-cell table:style-name="ce599" table:formula="of:=[.BB220]*[.$BD$165]" office:value-type="string" office:string-value="" calcext:value-type="error">
            <text:p>#VALUE!</text:p>
          </table:table-cell>
          <table:table-cell table:style-name="ce599" table:formula="of:=[.BC220]*[.$BE$165]" office:value-type="string" office:string-value="" calcext:value-type="error">
            <text:p>#VALUE!</text:p>
          </table:table-cell>
          <table:table-cell table:style-name="ce599" table:formula="of:=[.BD220]*[.$BF$165]" office:value-type="string" office:string-value="" calcext:value-type="error">
            <text:p>#VALUE!</text:p>
          </table:table-cell>
          <table:table-cell table:style-name="ce599" table:formula="of:=[.BE220]*[.$BG$165]" office:value-type="string" office:string-value="" calcext:value-type="error">
            <text:p>#VALUE!</text:p>
          </table:table-cell>
          <table:table-cell table:style-name="ce599" table:formula="of:=[.BF220]*[.$BH$165]" office:value-type="string" office:string-value="" calcext:value-type="error">
            <text:p>#VALUE!</text:p>
          </table:table-cell>
          <table:table-cell table:style-name="ce579"/>
          <table:table-cell table:style-name="ce492"/>
          <table:table-cell table:style-name="ce638"/>
          <table:table-cell table:style-name="ce638" office:value-type="string" calcext:value-type="string">
            <text:p>activeCrits</text:p>
          </table:table-cell>
          <table:table-cell table:style-name="ce508" office:value-type="string" calcext:value-type="string">
            <text:p>AW205</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21]" office:value-type="string" office:string-value="Criteria 12 Name" calcext:value-type="string">
            <text:p>Criteria 12 Name</text:p>
          </table:table-cell>
          <table:table-cell table:style-name="ce610" table:formula="of:=[.BH221]*[.$AX$165]" office:value-type="float" office:value="0" calcext:value-type="float">
            <text:p>0</text:p>
          </table:table-cell>
          <table:table-cell table:style-name="ce599" table:formula="of:=[.AW221]*[.$AY$165]" office:value-type="string" office:string-value="" calcext:value-type="error">
            <text:p>#VALUE!</text:p>
          </table:table-cell>
          <table:table-cell table:style-name="ce599" table:formula="of:=[.AX221]*[.$AZ$165]" office:value-type="string" office:string-value="" calcext:value-type="error">
            <text:p>#VALUE!</text:p>
          </table:table-cell>
          <table:table-cell table:style-name="ce599" table:formula="of:=[.AY221]*[.$BA$165]" office:value-type="string" office:string-value="" calcext:value-type="error">
            <text:p>#VALUE!</text:p>
          </table:table-cell>
          <table:table-cell table:style-name="ce599" table:formula="of:=[.AZ221]*[.$BB$165]" office:value-type="string" office:string-value="" calcext:value-type="error">
            <text:p>#VALUE!</text:p>
          </table:table-cell>
          <table:table-cell table:style-name="ce599" table:formula="of:=[.BA221]*[.$BC$165]" office:value-type="string" office:string-value="" calcext:value-type="error">
            <text:p>#VALUE!</text:p>
          </table:table-cell>
          <table:table-cell table:style-name="ce599" table:formula="of:=[.BB221]*[.$BD$165]" office:value-type="string" office:string-value="" calcext:value-type="error">
            <text:p>#VALUE!</text:p>
          </table:table-cell>
          <table:table-cell table:style-name="ce599" table:formula="of:=[.BC221]*[.$BE$165]" office:value-type="string" office:string-value="" calcext:value-type="error">
            <text:p>#VALUE!</text:p>
          </table:table-cell>
          <table:table-cell table:style-name="ce599" table:formula="of:=[.BD221]*[.$BF$165]" office:value-type="string" office:string-value="" calcext:value-type="error">
            <text:p>#VALUE!</text:p>
          </table:table-cell>
          <table:table-cell table:style-name="ce599" table:formula="of:=[.BE221]*[.$BG$165]" office:value-type="string" office:string-value="" calcext:value-type="error">
            <text:p>#VALUE!</text:p>
          </table:table-cell>
          <table:table-cell table:style-name="ce599" table:formula="of:=[.BF221]*[.$BH$165]" office:value-type="string" office:string-value="" calcext:value-type="error">
            <text:p>#VALUE!</text:p>
          </table:table-cell>
          <table:table-cell table:style-name="ce579"/>
          <table:table-cell table:style-name="ce492"/>
          <table:table-cell table:style-name="ce638"/>
          <table:table-cell table:style-name="ce638" office:value-type="string" calcext:value-type="string">
            <text:p>scThreshold</text:p>
          </table:table-cell>
          <table:table-cell table:style-name="ce508" office:value-type="string" calcext:value-type="string">
            <text:p>K47</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22]" office:value-type="string" office:string-value="Criteria 13 Name" calcext:value-type="string">
            <text:p>Criteria 13 Name</text:p>
          </table:table-cell>
          <table:table-cell table:style-name="ce610" table:formula="of:=[.BH222]*[.$AX$165]" office:value-type="float" office:value="0" calcext:value-type="float">
            <text:p>0</text:p>
          </table:table-cell>
          <table:table-cell table:style-name="ce599" table:formula="of:=[.AW222]*[.$AY$165]" office:value-type="string" office:string-value="" calcext:value-type="error">
            <text:p>#VALUE!</text:p>
          </table:table-cell>
          <table:table-cell table:style-name="ce599" table:formula="of:=[.AX222]*[.$AZ$165]" office:value-type="string" office:string-value="" calcext:value-type="error">
            <text:p>#VALUE!</text:p>
          </table:table-cell>
          <table:table-cell table:style-name="ce599" table:formula="of:=[.AY222]*[.$BA$165]" office:value-type="string" office:string-value="" calcext:value-type="error">
            <text:p>#VALUE!</text:p>
          </table:table-cell>
          <table:table-cell table:style-name="ce599" table:formula="of:=[.AZ222]*[.$BB$165]" office:value-type="string" office:string-value="" calcext:value-type="error">
            <text:p>#VALUE!</text:p>
          </table:table-cell>
          <table:table-cell table:style-name="ce599" table:formula="of:=[.BA222]*[.$BC$165]" office:value-type="string" office:string-value="" calcext:value-type="error">
            <text:p>#VALUE!</text:p>
          </table:table-cell>
          <table:table-cell table:style-name="ce599" table:formula="of:=[.BB222]*[.$BD$165]" office:value-type="string" office:string-value="" calcext:value-type="error">
            <text:p>#VALUE!</text:p>
          </table:table-cell>
          <table:table-cell table:style-name="ce599" table:formula="of:=[.BC222]*[.$BE$165]" office:value-type="string" office:string-value="" calcext:value-type="error">
            <text:p>#VALUE!</text:p>
          </table:table-cell>
          <table:table-cell table:style-name="ce599" table:formula="of:=[.BD222]*[.$BF$165]" office:value-type="string" office:string-value="" calcext:value-type="error">
            <text:p>#VALUE!</text:p>
          </table:table-cell>
          <table:table-cell table:style-name="ce599" table:formula="of:=[.BE222]*[.$BG$165]" office:value-type="string" office:string-value="" calcext:value-type="error">
            <text:p>#VALUE!</text:p>
          </table:table-cell>
          <table:table-cell table:style-name="ce599" table:formula="of:=[.BF222]*[.$BH$165]" office:value-type="string" office:string-value="" calcext:value-type="error">
            <text:p>#VALUE!</text:p>
          </table:table-cell>
          <table:table-cell table:style-name="ce579"/>
          <table:table-cell table:style-name="ce492"/>
          <table:table-cell table:style-name="ce638"/>
          <table:table-cell table:style-name="ce638" office:value-type="string" calcext:value-type="string">
            <text:p>sc01ThresholdCell</text:p>
          </table:table-cell>
          <table:table-cell table:style-name="ce508" office:value-type="string" calcext:value-type="string">
            <text:p>AX165</text:p>
          </table:table-cell>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23]" office:value-type="string" office:string-value="Criteria 14 Name" calcext:value-type="string">
            <text:p>Criteria 14 Name</text:p>
          </table:table-cell>
          <table:table-cell table:style-name="ce610" table:formula="of:=[.BH223]*[.$AX$165]" office:value-type="float" office:value="0" calcext:value-type="float">
            <text:p>0</text:p>
          </table:table-cell>
          <table:table-cell table:style-name="ce599" table:formula="of:=[.AW223]*[.$AY$165]" office:value-type="string" office:string-value="" calcext:value-type="error">
            <text:p>#VALUE!</text:p>
          </table:table-cell>
          <table:table-cell table:style-name="ce599" table:formula="of:=[.AX223]*[.$AZ$165]" office:value-type="string" office:string-value="" calcext:value-type="error">
            <text:p>#VALUE!</text:p>
          </table:table-cell>
          <table:table-cell table:style-name="ce599" table:formula="of:=[.AY223]*[.$BA$165]" office:value-type="string" office:string-value="" calcext:value-type="error">
            <text:p>#VALUE!</text:p>
          </table:table-cell>
          <table:table-cell table:style-name="ce599" table:formula="of:=[.AZ223]*[.$BB$165]" office:value-type="string" office:string-value="" calcext:value-type="error">
            <text:p>#VALUE!</text:p>
          </table:table-cell>
          <table:table-cell table:style-name="ce599" table:formula="of:=[.BA223]*[.$BC$165]" office:value-type="string" office:string-value="" calcext:value-type="error">
            <text:p>#VALUE!</text:p>
          </table:table-cell>
          <table:table-cell table:style-name="ce599" table:formula="of:=[.BB223]*[.$BD$165]" office:value-type="string" office:string-value="" calcext:value-type="error">
            <text:p>#VALUE!</text:p>
          </table:table-cell>
          <table:table-cell table:style-name="ce599" table:formula="of:=[.BC223]*[.$BE$165]" office:value-type="string" office:string-value="" calcext:value-type="error">
            <text:p>#VALUE!</text:p>
          </table:table-cell>
          <table:table-cell table:style-name="ce599" table:formula="of:=[.BD223]*[.$BF$165]" office:value-type="string" office:string-value="" calcext:value-type="error">
            <text:p>#VALUE!</text:p>
          </table:table-cell>
          <table:table-cell table:style-name="ce599" table:formula="of:=[.BE223]*[.$BG$165]" office:value-type="string" office:string-value="" calcext:value-type="error">
            <text:p>#VALUE!</text:p>
          </table:table-cell>
          <table:table-cell table:style-name="ce599" table:formula="of:=[.BF223]*[.$BH$165]" office:value-type="string" office:string-value="" calcext:value-type="error">
            <text:p>#VALUE!</text:p>
          </table:table-cell>
          <table:table-cell table:style-name="ce579"/>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477" table:formula="of:=[.AU224]" office:value-type="string" office:string-value="Criteria 15 Name" calcext:value-type="string">
            <text:p>Criteria 15 Name</text:p>
          </table:table-cell>
          <table:table-cell table:style-name="ce610" table:formula="of:=[.BH224]*[.$AX$165]" office:value-type="float" office:value="0" calcext:value-type="float">
            <text:p>0</text:p>
          </table:table-cell>
          <table:table-cell table:style-name="ce599" table:formula="of:=[.AW224]*[.$AY$165]" office:value-type="string" office:string-value="" calcext:value-type="error">
            <text:p>#VALUE!</text:p>
          </table:table-cell>
          <table:table-cell table:style-name="ce599" table:formula="of:=[.AX224]*[.$AZ$165]" office:value-type="string" office:string-value="" calcext:value-type="error">
            <text:p>#VALUE!</text:p>
          </table:table-cell>
          <table:table-cell table:style-name="ce599" table:formula="of:=[.AY224]*[.$BA$165]" office:value-type="string" office:string-value="" calcext:value-type="error">
            <text:p>#VALUE!</text:p>
          </table:table-cell>
          <table:table-cell table:style-name="ce599" table:formula="of:=[.AZ224]*[.$BB$165]" office:value-type="string" office:string-value="" calcext:value-type="error">
            <text:p>#VALUE!</text:p>
          </table:table-cell>
          <table:table-cell table:style-name="ce599" table:formula="of:=[.BA224]*[.$BC$165]" office:value-type="string" office:string-value="" calcext:value-type="error">
            <text:p>#VALUE!</text:p>
          </table:table-cell>
          <table:table-cell table:style-name="ce599" table:formula="of:=[.BB224]*[.$BD$165]" office:value-type="string" office:string-value="" calcext:value-type="error">
            <text:p>#VALUE!</text:p>
          </table:table-cell>
          <table:table-cell table:style-name="ce599" table:formula="of:=[.BC224]*[.$BE$165]" office:value-type="string" office:string-value="" calcext:value-type="error">
            <text:p>#VALUE!</text:p>
          </table:table-cell>
          <table:table-cell table:style-name="ce599" table:formula="of:=[.BD224]*[.$BF$165]" office:value-type="string" office:string-value="" calcext:value-type="error">
            <text:p>#VALUE!</text:p>
          </table:table-cell>
          <table:table-cell table:style-name="ce599" table:formula="of:=[.BE224]*[.$BG$165]" office:value-type="string" office:string-value="" calcext:value-type="error">
            <text:p>#VALUE!</text:p>
          </table:table-cell>
          <table:table-cell table:style-name="ce599" table:formula="of:=[.BF224]*[.$BH$165]" office:value-type="string" office:string-value="" calcext:value-type="error">
            <text:p>#VALUE!</text:p>
          </table:table-cell>
          <table:table-cell table:style-name="ce579"/>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77"/>
          <table:table-cell table:style-name="ce593" table:number-columns-repeated="2"/>
          <table:table-cell table:style-name="ce602"/>
          <table:table-cell table:style-name="ce491" table:number-columns-repeated="9"/>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78"/>
          <table:table-cell table:style-name="ce594" table:number-columns-repeated="3"/>
          <table:table-cell table:style-name="ce491" table:number-columns-repeated="9"/>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79"/>
          <table:table-cell table:style-name="ce491" table:number-columns-repeated="2"/>
          <table:table-cell table:style-name="ce579"/>
          <table:table-cell table:style-name="ce491" table:number-columns-repeated="9"/>
          <table:table-cell table:style-name="ce492"/>
          <table:table-cell table:style-name="ce638" table:number-columns-repeated="2"/>
          <table:table-cell table:style-name="ce645"/>
          <table:table-cell table:number-columns-repeated="959"/>
        </table:table-row>
        <table:table-row table:style-name="ro16">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27" office:value-type="string" calcext:value-type="string">
            <text:p>Tornado Chart Data</text:p>
          </table:table-cell>
          <table:table-cell table:style-name="ce439"/>
          <table:table-cell table:style-name="ce451" office:value-type="string" calcext:value-type="string">
            <text:p>Alternative Names:</text:p>
          </table:table-cell>
          <table:table-cell table:style-name="ce595" table:number-columns-repeated="2"/>
          <table:table-cell table:style-name="ce603"/>
          <table:table-cell table:style-name="ce491" table:number-columns-repeated="9"/>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28"/>
          <table:table-cell table:style-name="ce268"/>
          <table:table-cell table:style-name="ce581" office:value-type="string" calcext:value-type="string">
            <text:p>Criteria Names</text:p>
          </table:table-cell>
          <table:table-cell table:style-name="ce596" office:value-type="string" calcext:value-type="string">
            <text:p>Left</text:p>
          </table:table-cell>
          <table:table-cell table:style-name="ce596" office:value-type="string" calcext:value-type="string">
            <text:p>Right</text:p>
          </table:table-cell>
          <table:table-cell table:style-name="ce604" office:value-type="string" calcext:value-type="string">
            <text:p>Delta</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29" office:value-type="string" calcext:value-type="string">
            <text:p>Number of Selected Alts</text:p>
          </table:table-cell>
          <table:table-cell table:style-name="ce440" table:formula="of:=SUM([.AY164:.BH164])" office:value-type="float" office:value="0" calcext:value-type="float">
            <text:p>0</text:p>
          </table:table-cell>
          <table:table-cell table:style-name="ce520" office:value-type="string" calcext:value-type="string">
            <text:p>Criteria 1 Name</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88]-[.AX188]"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Criteria 2 Name</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89]-[.AX189]"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Criteria 3 Name</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90]-[.AX190]" office:value-type="float" office:value="0" calcext:value-type="float">
            <text:p>0</text:p>
          </table:table-cell>
          <table:table-cell table:style-name="ce484"/>
          <table:table-cell table:style-name="ce491" table:number-columns-repeated="8"/>
          <table:table-cell table:style-name="ce492"/>
          <table:table-cell table:style-name="ce562" office:value-type="string" calcext:value-type="string" table:number-columns-spanned="3" table:number-rows-spanned="2">
            <text:p>The location and order of this table cannot be changed without impacting macros</text:p>
          </table:table-cell>
          <table:covered-table-cell table:style-name="ce638"/>
          <table:covered-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Criteria 4 Name</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91]-[.AX191]" office:value-type="float" office:value="0" calcext:value-type="float">
            <text:p>0</text:p>
          </table:table-cell>
          <table:table-cell table:style-name="ce484"/>
          <table:table-cell table:style-name="ce491" table:number-columns-repeated="8"/>
          <table:table-cell table:style-name="ce492"/>
          <table:covered-table-cell table:style-name="ce564"/>
          <table:covered-table-cell table:style-name="ce638"/>
          <table:covered-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Criteria 5 Name</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92]-[.AX192]"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Criteria 6 Name</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93]-[.AX193]"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Criteria 7 Name</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94]-[.AX194]"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Criteria 8 Name</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95]-[.AX195]"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Criteria 9 Name</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96]-[.AX196]"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Criteria 10 Name</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97]-[.AX197]"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Criteria 11 Name</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98]-[.AX198]"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Criteria 12 Name</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199]-[.AX199]"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Criteria 13 Name</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200]-[.AX200]"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Criteria 14 Name</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201]-[.AX201]"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20" office:value-type="string" calcext:value-type="string">
            <text:p>Criteria 15 Name</text:p>
          </table:table-cell>
          <table:table-cell table:style-name="ce597" office:value-type="float" office:value="0" calcext:value-type="float">
            <text:p>0</text:p>
          </table:table-cell>
          <table:table-cell table:style-name="ce243" office:value-type="float" office:value="0" calcext:value-type="float">
            <text:p>0</text:p>
          </table:table-cell>
          <table:table-cell table:style-name="ce243" table:formula="of:=[.AY202]-[.AX202]" office:value-type="float" office:value="0" calcext:value-type="float">
            <text:p>0</text:p>
          </table:table-cell>
          <table:table-cell table:style-name="ce484"/>
          <table:table-cell table:style-name="ce491" table:number-columns-repeated="8"/>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table:table-cell table:style-name="ce583" table:number-columns-repeated="4"/>
          <table:table-cell table:style-name="ce491" table:number-columns-repeated="9"/>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1"/>
          <table:table-cell table:style-name="ce559" office:value-type="string" calcext:value-type="string">
            <text:p>Active Alts</text:p>
          </table:table-cell>
          <table:table-cell table:style-name="ce559" office:value-type="string" calcext:value-type="string">
            <text:p>Active Crits</text:p>
          </table:table-cell>
          <table:table-cell table:style-name="ce491" table:number-columns-repeated="12"/>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544" office:value-type="string" calcext:value-type="string">
            <office:annotation draw:style-name="gr7" draw:text-style-name="P7" svg:width="1.4634in" svg:height="0.9335in" svg:x="61.3in" svg:y="46.5744in" draw:caption-point-x="1.685in" draw:caption-point-y="1.0276in">
              <dc:date>2018-08-28T00:00:00</dc:date>
              <text:p text:style-name="P6"><text:span text:style-name="T4">This table holds values copied to User Input (Yes/No) or from User input (everything else)</text:span></text:p>
            </office:annotation>
            <text:p>Working Data</text:p>
          </table:table-cell>
          <table:table-cell table:style-name="ce559" table:formula="of:=COUNT([.AY168:.BH168])" office:value-type="float" office:value="0" calcext:value-type="float">
            <text:p>0</text:p>
          </table:table-cell>
          <table:table-cell table:style-name="ce559" table:formula="of:=COUNTIF([.BG210:.BG224];&quot;&gt;0&quot;)" office:value-type="float" office:value="0" calcext:value-type="float">
            <text:p>0</text:p>
          </table:table-cell>
          <table:table-cell table:style-name="ce491" table:number-columns-repeated="12"/>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3" office:value-type="string" calcext:value-type="string">
            <text:p>Display on Tornado</text:p>
          </table:table-cell>
          <table:table-cell table:style-name="ce504" table:formula="of:=IF([.AX164]=1;&quot;Yes&quot;;&quot;No&quot;)" office:value-type="string" office:string-value="No" calcext:value-type="string">
            <text:p>No</text:p>
          </table:table-cell>
          <table:table-cell table:style-name="ce504" table:formula="of:=IF([.AY164]=1;&quot;Yes&quot;;&quot;No&quot;)" office:value-type="string" office:string-value="No" calcext:value-type="string">
            <text:p>No</text:p>
          </table:table-cell>
          <table:table-cell table:style-name="ce504" table:formula="of:=IF([.AZ164]=1;&quot;Yes&quot;;&quot;No&quot;)" office:value-type="string" office:string-value="No" calcext:value-type="string">
            <text:p>No</text:p>
          </table:table-cell>
          <table:table-cell table:style-name="ce504" table:formula="of:=IF([.BA164]=1;&quot;Yes&quot;;&quot;No&quot;)" office:value-type="string" office:string-value="No" calcext:value-type="string">
            <text:p>No</text:p>
          </table:table-cell>
          <table:table-cell table:style-name="ce504" table:formula="of:=IF([.BB164]=1;&quot;Yes&quot;;&quot;No&quot;)" office:value-type="string" office:string-value="No" calcext:value-type="string">
            <text:p>No</text:p>
          </table:table-cell>
          <table:table-cell table:style-name="ce504" table:formula="of:=IF([.BC164]=1;&quot;Yes&quot;;&quot;No&quot;)" office:value-type="string" office:string-value="No" calcext:value-type="string">
            <text:p>No</text:p>
          </table:table-cell>
          <table:table-cell table:style-name="ce504" table:formula="of:=IF([.BD164]=1;&quot;Yes&quot;;&quot;No&quot;)" office:value-type="string" office:string-value="No" calcext:value-type="string">
            <text:p>No</text:p>
          </table:table-cell>
          <table:table-cell table:style-name="ce504" table:formula="of:=IF([.BE164]=1;&quot;Yes&quot;;&quot;No&quot;)" office:value-type="string" office:string-value="No" calcext:value-type="string">
            <text:p>No</text:p>
          </table:table-cell>
          <table:table-cell table:style-name="ce504" table:formula="of:=IF([.BF164]=1;&quot;Yes&quot;;&quot;No&quot;)" office:value-type="string" office:string-value="No" calcext:value-type="string">
            <text:p>No</text:p>
          </table:table-cell>
          <table:table-cell table:style-name="ce504" table:formula="of:=IF([.BG164]=1;&quot;Yes&quot;;&quot;No&quot;)" office:value-type="string" office:string-value="No" calcext:value-type="string">
            <text:p>No</text:p>
          </table:table-cell>
          <table:table-cell table:style-name="ce504" table:formula="of:=IF([.BH164]=1;&quot;Yes&quot;;&quot;No&quot;)" office:value-type="string" office:string-value="No" calcext:value-type="string">
            <text:p>No</text:p>
          </table:table-cell>
          <table:table-cell table:style-name="ce491" table:number-columns-repeated="3"/>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3" office:value-type="string" calcext:value-type="string">
            <text:p>Display on Spider</text:p>
          </table:table-cell>
          <table:table-cell table:style-name="ce504" table:formula="of:=IF([.AX165]=1;&quot;Yes&quot;;&quot;No&quot;)" office:value-type="string" office:string-value="No" calcext:value-type="string">
            <text:p>No</text:p>
          </table:table-cell>
          <table:table-cell table:style-name="ce504" table:formula="of:=IF([.AY165]=1;&quot;Yes&quot;;&quot;No&quot;)" office:value-type="string" office:string-value="No" calcext:value-type="string">
            <text:p>No</text:p>
          </table:table-cell>
          <table:table-cell table:style-name="ce504" table:formula="of:=IF([.AZ165]=1;&quot;Yes&quot;;&quot;No&quot;)" office:value-type="string" office:string-value="No" calcext:value-type="string">
            <text:p>No</text:p>
          </table:table-cell>
          <table:table-cell table:style-name="ce504" table:formula="of:=IF([.BA165]=1;&quot;Yes&quot;;&quot;No&quot;)" office:value-type="string" office:string-value="No" calcext:value-type="string">
            <text:p>No</text:p>
          </table:table-cell>
          <table:table-cell table:style-name="ce504" table:formula="of:=IF([.BB165]=1;&quot;Yes&quot;;&quot;No&quot;)" office:value-type="string" office:string-value="No" calcext:value-type="string">
            <text:p>No</text:p>
          </table:table-cell>
          <table:table-cell table:style-name="ce504" table:formula="of:=IF([.BC165]=1;&quot;Yes&quot;;&quot;No&quot;)" office:value-type="string" office:string-value="No" calcext:value-type="string">
            <text:p>No</text:p>
          </table:table-cell>
          <table:table-cell table:style-name="ce504" table:formula="of:=IF([.BD165]=1;&quot;Yes&quot;;&quot;No&quot;)" office:value-type="string" office:string-value="No" calcext:value-type="string">
            <text:p>No</text:p>
          </table:table-cell>
          <table:table-cell table:style-name="ce504" table:formula="of:=IF([.BE165]=1;&quot;Yes&quot;;&quot;No&quot;)" office:value-type="string" office:string-value="No" calcext:value-type="string">
            <text:p>No</text:p>
          </table:table-cell>
          <table:table-cell table:style-name="ce504" table:formula="of:=IF([.BF165]=1;&quot;Yes&quot;;&quot;No&quot;)" office:value-type="string" office:string-value="No" calcext:value-type="string">
            <text:p>No</text:p>
          </table:table-cell>
          <table:table-cell table:style-name="ce504" table:formula="of:=IF([.BG165]=1;&quot;Yes&quot;;&quot;No&quot;)" office:value-type="string" office:string-value="No" calcext:value-type="string">
            <text:p>No</text:p>
          </table:table-cell>
          <table:table-cell table:style-name="ce504" table:formula="of:=IF([.BH165]=1;&quot;Yes&quot;;&quot;No&quot;)" office:value-type="string" office:string-value="No" calcext:value-type="string">
            <text:p>No</text:p>
          </table:table-cell>
          <table:table-cell table:style-name="ce491" table:number-columns-repeated="3"/>
          <table:table-cell table:style-name="ce492"/>
          <table:table-cell table:style-name="ce638" table:number-columns-repeated="2"/>
          <table:table-cell table:style-name="ce645"/>
          <table:table-cell table:number-columns-repeated="959"/>
        </table:table-row>
        <table:table-row table:style-name="ro26">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74"/>
          <table:table-cell table:style-name="ce512" office:value-type="string" calcext:value-type="string">
            <text:p>Threshold</text:p>
          </table:table-cell>
          <table:table-cell table:style-name="ce512" table:formula="of:=[.J6]" office:value-type="string" office:string-value="Alternative 1 Name" calcext:value-type="string">
            <text:p>Alternative 1 Name</text:p>
          </table:table-cell>
          <table:table-cell table:style-name="ce512" table:formula="of:=[.M6]" office:value-type="string" office:string-value="Alternative 2 Name" calcext:value-type="string">
            <text:p>Alternative 2 Name</text:p>
          </table:table-cell>
          <table:table-cell table:style-name="ce512" table:formula="of:=[.P6]" office:value-type="string" office:string-value="Alternative 3 Name" calcext:value-type="string">
            <text:p>Alternative 3 Name</text:p>
          </table:table-cell>
          <table:table-cell table:style-name="ce512" table:formula="of:=[.S6]" office:value-type="string" office:string-value="Alternative 4 Name" calcext:value-type="string">
            <text:p>Alternative 4 Name</text:p>
          </table:table-cell>
          <table:table-cell table:style-name="ce512" table:formula="of:=[.V6]" office:value-type="string" office:string-value="Alternative 5 Name" calcext:value-type="string">
            <text:p>Alternative 5 Name</text:p>
          </table:table-cell>
          <table:table-cell table:style-name="ce512" table:formula="of:=[.Y6]" office:value-type="string" office:string-value="Alternative 6 Name" calcext:value-type="string">
            <text:p>Alternative 6 Name</text:p>
          </table:table-cell>
          <table:table-cell table:style-name="ce512" table:formula="of:=[.AB6]" office:value-type="string" office:string-value="Alternative 7 Name" calcext:value-type="string">
            <text:p>Alternative 7 Name</text:p>
          </table:table-cell>
          <table:table-cell table:style-name="ce512" table:formula="of:=[.AE6]" office:value-type="string" office:string-value="Alternative 8 Name" calcext:value-type="string">
            <text:p>Alternative 8 Name</text:p>
          </table:table-cell>
          <table:table-cell table:style-name="ce512" table:formula="of:=[.AH6]" office:value-type="string" office:string-value="Alternative 9 Name" calcext:value-type="string">
            <text:p>Alternative 9 Name</text:p>
          </table:table-cell>
          <table:table-cell table:style-name="ce512" table:formula="of:=[.AK6]" office:value-type="string" office:string-value="Alternative 10 Name" calcext:value-type="string">
            <text:p>Alternative 10 Name</text:p>
          </table:table-cell>
          <table:table-cell table:style-name="ce491" table:number-columns-repeated="3"/>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95" table:formula="of:=[.D10]" office:value-type="string" office:string-value="Name" calcext:value-type="string">
            <text:p>Name</text:p>
          </table:table-cell>
          <table:table-cell table:number-columns-repeated="11" table:style-name="ce509" office:value-type="string" calcext:value-type="string">
            <text:p>WS</text:p>
          </table:table-cell>
          <table:table-cell table:style-name="ce512" office:value-type="string" calcext:value-type="string">
            <text:p>Weight</text:p>
          </table:table-cell>
          <table:table-cell table:style-name="ce512" office:value-type="string" calcext:value-type="string">
            <text:p>Ideal WS</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55" table:formula="of:=[.D12]" office:value-type="string" office:string-value="Criteria 1 Name" calcext:value-type="string">
            <text:p>Criteria 1 Name</text:p>
          </table:table-cell>
          <table:table-cell table:style-name="ce573" table:formula="of:=[.BG210]*10" office:value-type="float" office:value="0" calcext:value-type="float">
            <text:p>0</text:p>
          </table:table-cell>
          <table:table-cell table:style-name="ce599" table:formula="of:=[.L12]">
            <text:p/>
          </table:table-cell>
          <table:table-cell table:style-name="ce599" table:formula="of:=[.O12]">
            <text:p/>
          </table:table-cell>
          <table:table-cell table:style-name="ce599" table:formula="of:=[.R12]">
            <text:p/>
          </table:table-cell>
          <table:table-cell table:style-name="ce599" table:formula="of:=[.U12]">
            <text:p/>
          </table:table-cell>
          <table:table-cell table:style-name="ce599" table:formula="of:=[.X12]">
            <text:p/>
          </table:table-cell>
          <table:table-cell table:style-name="ce599" table:formula="of:=[.AA12]">
            <text:p/>
          </table:table-cell>
          <table:table-cell table:style-name="ce599" table:formula="of:=[.AD12]">
            <text:p/>
          </table:table-cell>
          <table:table-cell table:style-name="ce599" table:formula="of:=[.AG12]">
            <text:p/>
          </table:table-cell>
          <table:table-cell table:style-name="ce599" table:formula="of:=[.AJ12]">
            <text:p/>
          </table:table-cell>
          <table:table-cell table:style-name="ce599" table:formula="of:=[.AM12]">
            <text:p/>
          </table:table-cell>
          <table:table-cell table:style-name="ce599" table:formula="of:=[.I12]" office:value-type="float" office:value="0" calcext:value-type="float">
            <text:p>0</text:p>
          </table:table-cell>
          <table:table-cell table:style-name="ce599" table:formula="of:=[.BG210]*10" office:value-type="float" office:value="0" calcext:value-type="float">
            <text:p>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4" table:number-columns-repeated="2"/>
          <table:table-cell table:style-name="ce23"/>
          <table:table-cell table:number-columns-repeated="11"/>
          <table:table-cell table:style-name="ce480"/>
          <table:table-cell table:style-name="ce455" table:formula="of:=[.D13]" office:value-type="string" office:string-value="Criteria 2 Name" calcext:value-type="string">
            <text:p>Criteria 2 Name</text:p>
          </table:table-cell>
          <table:table-cell table:style-name="ce573" table:formula="of:=[.BG211]*10" office:value-type="float" office:value="0" calcext:value-type="float">
            <text:p>0</text:p>
          </table:table-cell>
          <table:table-cell table:style-name="ce599" table:formula="of:=[.L13]">
            <text:p/>
          </table:table-cell>
          <table:table-cell table:style-name="ce599" table:formula="of:=[.O13]">
            <text:p/>
          </table:table-cell>
          <table:table-cell table:style-name="ce599" table:formula="of:=[.R13]">
            <text:p/>
          </table:table-cell>
          <table:table-cell table:style-name="ce599" table:formula="of:=[.U13]">
            <text:p/>
          </table:table-cell>
          <table:table-cell table:style-name="ce599" table:formula="of:=[.X13]">
            <text:p/>
          </table:table-cell>
          <table:table-cell table:style-name="ce599" table:formula="of:=[.AA13]">
            <text:p/>
          </table:table-cell>
          <table:table-cell table:style-name="ce599" table:formula="of:=[.AD13]">
            <text:p/>
          </table:table-cell>
          <table:table-cell table:style-name="ce599" table:formula="of:=[.AG13]">
            <text:p/>
          </table:table-cell>
          <table:table-cell table:style-name="ce599" table:formula="of:=[.AJ13]">
            <text:p/>
          </table:table-cell>
          <table:table-cell table:style-name="ce599" table:formula="of:=[.AM13]">
            <text:p/>
          </table:table-cell>
          <table:table-cell table:style-name="ce599" table:formula="of:=[.I13]" office:value-type="float" office:value="0" calcext:value-type="float">
            <text:p>0</text:p>
          </table:table-cell>
          <table:table-cell table:style-name="ce599" table:formula="of:=[.BG211]*10" office:value-type="float" office:value="0" calcext:value-type="float">
            <text:p>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style-name="ce23" table:number-columns-repeated="4"/>
          <table:table-cell table:number-columns-repeated="27"/>
          <table:table-cell table:style-name="ce538"/>
          <table:table-cell table:style-name="ce534"/>
          <table:table-cell table:style-name="ce23"/>
          <table:table-cell table:number-columns-repeated="11"/>
          <table:table-cell table:style-name="ce480"/>
          <table:table-cell table:style-name="ce455" table:formula="of:=[.D14]" office:value-type="string" office:string-value="Criteria 3 Name" calcext:value-type="string">
            <text:p>Criteria 3 Name</text:p>
          </table:table-cell>
          <table:table-cell table:style-name="ce573" table:formula="of:=[.BG212]*10" office:value-type="float" office:value="0" calcext:value-type="float">
            <text:p>0</text:p>
          </table:table-cell>
          <table:table-cell table:style-name="ce599" table:formula="of:=[.L14]">
            <text:p/>
          </table:table-cell>
          <table:table-cell table:style-name="ce599" table:formula="of:=[.O14]">
            <text:p/>
          </table:table-cell>
          <table:table-cell table:style-name="ce599" table:formula="of:=[.R14]">
            <text:p/>
          </table:table-cell>
          <table:table-cell table:style-name="ce599" table:formula="of:=[.U14]">
            <text:p/>
          </table:table-cell>
          <table:table-cell table:style-name="ce599" table:formula="of:=[.X14]">
            <text:p/>
          </table:table-cell>
          <table:table-cell table:style-name="ce599" table:formula="of:=[.AA14]">
            <text:p/>
          </table:table-cell>
          <table:table-cell table:style-name="ce599" table:formula="of:=[.AD14]">
            <text:p/>
          </table:table-cell>
          <table:table-cell table:style-name="ce599" table:formula="of:=[.AG14]">
            <text:p/>
          </table:table-cell>
          <table:table-cell table:style-name="ce599" table:formula="of:=[.AJ14]">
            <text:p/>
          </table:table-cell>
          <table:table-cell table:style-name="ce599" table:formula="of:=[.AM14]">
            <text:p/>
          </table:table-cell>
          <table:table-cell table:style-name="ce599" table:formula="of:=[.I14]" office:value-type="float" office:value="0" calcext:value-type="float">
            <text:p>0</text:p>
          </table:table-cell>
          <table:table-cell table:style-name="ce599" table:formula="of:=[.BG212]*10" office:value-type="float" office:value="0" calcext:value-type="float">
            <text:p>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15]" office:value-type="string" office:string-value="Criteria 4 Name" calcext:value-type="string">
            <text:p>Criteria 4 Name</text:p>
          </table:table-cell>
          <table:table-cell table:style-name="ce573" table:formula="of:=[.BG213]*10" office:value-type="float" office:value="0" calcext:value-type="float">
            <text:p>0</text:p>
          </table:table-cell>
          <table:table-cell table:style-name="ce599" table:formula="of:=[.L15]">
            <text:p/>
          </table:table-cell>
          <table:table-cell table:style-name="ce599" table:formula="of:=[.O15]">
            <text:p/>
          </table:table-cell>
          <table:table-cell table:style-name="ce599" table:formula="of:=[.R15]">
            <text:p/>
          </table:table-cell>
          <table:table-cell table:style-name="ce599" table:formula="of:=[.U15]">
            <text:p/>
          </table:table-cell>
          <table:table-cell table:style-name="ce599" table:formula="of:=[.X15]">
            <text:p/>
          </table:table-cell>
          <table:table-cell table:style-name="ce599" table:formula="of:=[.AA15]">
            <text:p/>
          </table:table-cell>
          <table:table-cell table:style-name="ce599" table:formula="of:=[.AD15]">
            <text:p/>
          </table:table-cell>
          <table:table-cell table:style-name="ce599" table:formula="of:=[.AG15]">
            <text:p/>
          </table:table-cell>
          <table:table-cell table:style-name="ce599" table:formula="of:=[.AJ15]">
            <text:p/>
          </table:table-cell>
          <table:table-cell table:style-name="ce599" table:formula="of:=[.AM15]">
            <text:p/>
          </table:table-cell>
          <table:table-cell table:style-name="ce599" table:formula="of:=[.I15]" office:value-type="float" office:value="0" calcext:value-type="float">
            <text:p>0</text:p>
          </table:table-cell>
          <table:table-cell table:style-name="ce599" table:formula="of:=[.BG213]*10" office:value-type="float" office:value="0" calcext:value-type="float">
            <text:p>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16]" office:value-type="string" office:string-value="Criteria 5 Name" calcext:value-type="string">
            <text:p>Criteria 5 Name</text:p>
          </table:table-cell>
          <table:table-cell table:style-name="ce573" table:formula="of:=[.BG214]*10" office:value-type="float" office:value="0" calcext:value-type="float">
            <text:p>0</text:p>
          </table:table-cell>
          <table:table-cell table:style-name="ce599" table:formula="of:=[.L16]">
            <text:p/>
          </table:table-cell>
          <table:table-cell table:style-name="ce599" table:formula="of:=[.O16]">
            <text:p/>
          </table:table-cell>
          <table:table-cell table:style-name="ce599" table:formula="of:=[.R16]">
            <text:p/>
          </table:table-cell>
          <table:table-cell table:style-name="ce599" table:formula="of:=[.U16]">
            <text:p/>
          </table:table-cell>
          <table:table-cell table:style-name="ce599" table:formula="of:=[.X16]">
            <text:p/>
          </table:table-cell>
          <table:table-cell table:style-name="ce599" table:formula="of:=[.AA16]">
            <text:p/>
          </table:table-cell>
          <table:table-cell table:style-name="ce599" table:formula="of:=[.AD16]">
            <text:p/>
          </table:table-cell>
          <table:table-cell table:style-name="ce599" table:formula="of:=[.AG16]">
            <text:p/>
          </table:table-cell>
          <table:table-cell table:style-name="ce599" table:formula="of:=[.AJ16]">
            <text:p/>
          </table:table-cell>
          <table:table-cell table:style-name="ce599" table:formula="of:=[.AM16]">
            <text:p/>
          </table:table-cell>
          <table:table-cell table:style-name="ce599" table:formula="of:=[.I16]" office:value-type="float" office:value="0" calcext:value-type="float">
            <text:p>0</text:p>
          </table:table-cell>
          <table:table-cell table:style-name="ce599" table:formula="of:=[.BG214]*10" office:value-type="float" office:value="0" calcext:value-type="float">
            <text:p>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17]" office:value-type="string" office:string-value="Criteria 6 Name" calcext:value-type="string">
            <text:p>Criteria 6 Name</text:p>
          </table:table-cell>
          <table:table-cell table:style-name="ce573" table:formula="of:=[.BG215]*10" office:value-type="float" office:value="0" calcext:value-type="float">
            <text:p>0</text:p>
          </table:table-cell>
          <table:table-cell table:style-name="ce599" table:formula="of:=[.L17]">
            <text:p/>
          </table:table-cell>
          <table:table-cell table:style-name="ce599" table:formula="of:=[.O17]">
            <text:p/>
          </table:table-cell>
          <table:table-cell table:style-name="ce599" table:formula="of:=[.R17]">
            <text:p/>
          </table:table-cell>
          <table:table-cell table:style-name="ce599" table:formula="of:=[.U17]">
            <text:p/>
          </table:table-cell>
          <table:table-cell table:style-name="ce599" table:formula="of:=[.X17]">
            <text:p/>
          </table:table-cell>
          <table:table-cell table:style-name="ce599" table:formula="of:=[.AA17]">
            <text:p/>
          </table:table-cell>
          <table:table-cell table:style-name="ce599" table:formula="of:=[.AD17]">
            <text:p/>
          </table:table-cell>
          <table:table-cell table:style-name="ce599" table:formula="of:=[.AG17]">
            <text:p/>
          </table:table-cell>
          <table:table-cell table:style-name="ce599" table:formula="of:=[.AJ17]">
            <text:p/>
          </table:table-cell>
          <table:table-cell table:style-name="ce599" table:formula="of:=[.AM17]">
            <text:p/>
          </table:table-cell>
          <table:table-cell table:style-name="ce599" table:formula="of:=[.I17]" office:value-type="float" office:value="0" calcext:value-type="float">
            <text:p>0</text:p>
          </table:table-cell>
          <table:table-cell table:style-name="ce599" table:formula="of:=[.BG215]*10" office:value-type="float" office:value="0" calcext:value-type="float">
            <text:p>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18]" office:value-type="string" office:string-value="Criteria 7 Name" calcext:value-type="string">
            <text:p>Criteria 7 Name</text:p>
          </table:table-cell>
          <table:table-cell table:style-name="ce573" table:formula="of:=[.BG216]*10" office:value-type="float" office:value="0" calcext:value-type="float">
            <text:p>0</text:p>
          </table:table-cell>
          <table:table-cell table:style-name="ce599" table:formula="of:=[.L18]">
            <text:p/>
          </table:table-cell>
          <table:table-cell table:style-name="ce599" table:formula="of:=[.O18]">
            <text:p/>
          </table:table-cell>
          <table:table-cell table:style-name="ce599" table:formula="of:=[.R18]">
            <text:p/>
          </table:table-cell>
          <table:table-cell table:style-name="ce599" table:formula="of:=[.U18]">
            <text:p/>
          </table:table-cell>
          <table:table-cell table:style-name="ce599" table:formula="of:=[.X18]">
            <text:p/>
          </table:table-cell>
          <table:table-cell table:style-name="ce599" table:formula="of:=[.AA18]">
            <text:p/>
          </table:table-cell>
          <table:table-cell table:style-name="ce599" table:formula="of:=[.AD18]">
            <text:p/>
          </table:table-cell>
          <table:table-cell table:style-name="ce599" table:formula="of:=[.AG18]">
            <text:p/>
          </table:table-cell>
          <table:table-cell table:style-name="ce599" table:formula="of:=[.AJ18]">
            <text:p/>
          </table:table-cell>
          <table:table-cell table:style-name="ce599" table:formula="of:=[.AM18]">
            <text:p/>
          </table:table-cell>
          <table:table-cell table:style-name="ce599" table:formula="of:=[.I18]" office:value-type="float" office:value="0" calcext:value-type="float">
            <text:p>0</text:p>
          </table:table-cell>
          <table:table-cell table:style-name="ce599" table:formula="of:=[.BG216]*10" office:value-type="float" office:value="0" calcext:value-type="float">
            <text:p>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19]" office:value-type="string" office:string-value="Criteria 8 Name" calcext:value-type="string">
            <text:p>Criteria 8 Name</text:p>
          </table:table-cell>
          <table:table-cell table:style-name="ce573" table:formula="of:=[.BG217]*10" office:value-type="float" office:value="0" calcext:value-type="float">
            <text:p>0</text:p>
          </table:table-cell>
          <table:table-cell table:style-name="ce599" table:formula="of:=[.L19]">
            <text:p/>
          </table:table-cell>
          <table:table-cell table:style-name="ce599" table:formula="of:=[.O19]">
            <text:p/>
          </table:table-cell>
          <table:table-cell table:style-name="ce599" table:formula="of:=[.R19]">
            <text:p/>
          </table:table-cell>
          <table:table-cell table:style-name="ce599" table:formula="of:=[.U19]">
            <text:p/>
          </table:table-cell>
          <table:table-cell table:style-name="ce599" table:formula="of:=[.X19]">
            <text:p/>
          </table:table-cell>
          <table:table-cell table:style-name="ce599" table:formula="of:=[.AA19]">
            <text:p/>
          </table:table-cell>
          <table:table-cell table:style-name="ce599" table:formula="of:=[.AD19]">
            <text:p/>
          </table:table-cell>
          <table:table-cell table:style-name="ce599" table:formula="of:=[.AG19]">
            <text:p/>
          </table:table-cell>
          <table:table-cell table:style-name="ce599" table:formula="of:=[.AJ19]">
            <text:p/>
          </table:table-cell>
          <table:table-cell table:style-name="ce599" table:formula="of:=[.AM19]">
            <text:p/>
          </table:table-cell>
          <table:table-cell table:style-name="ce599" table:formula="of:=[.I19]" office:value-type="float" office:value="0" calcext:value-type="float">
            <text:p>0</text:p>
          </table:table-cell>
          <table:table-cell table:style-name="ce599" table:formula="of:=[.BG217]*10" office:value-type="float" office:value="0" calcext:value-type="float">
            <text:p>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20]" office:value-type="string" office:string-value="Criteria 9 Name" calcext:value-type="string">
            <text:p>Criteria 9 Name</text:p>
          </table:table-cell>
          <table:table-cell table:style-name="ce573" table:formula="of:=[.BG218]*10" office:value-type="float" office:value="0" calcext:value-type="float">
            <text:p>0</text:p>
          </table:table-cell>
          <table:table-cell table:style-name="ce599" table:formula="of:=[.L20]">
            <text:p/>
          </table:table-cell>
          <table:table-cell table:style-name="ce599" table:formula="of:=[.O20]">
            <text:p/>
          </table:table-cell>
          <table:table-cell table:style-name="ce599" table:formula="of:=[.R20]">
            <text:p/>
          </table:table-cell>
          <table:table-cell table:style-name="ce599" table:formula="of:=[.U20]">
            <text:p/>
          </table:table-cell>
          <table:table-cell table:style-name="ce599" table:formula="of:=[.X20]">
            <text:p/>
          </table:table-cell>
          <table:table-cell table:style-name="ce599" table:formula="of:=[.AA20]">
            <text:p/>
          </table:table-cell>
          <table:table-cell table:style-name="ce599" table:formula="of:=[.AD20]">
            <text:p/>
          </table:table-cell>
          <table:table-cell table:style-name="ce599" table:formula="of:=[.AG20]">
            <text:p/>
          </table:table-cell>
          <table:table-cell table:style-name="ce599" table:formula="of:=[.AJ20]">
            <text:p/>
          </table:table-cell>
          <table:table-cell table:style-name="ce599" table:formula="of:=[.AM20]">
            <text:p/>
          </table:table-cell>
          <table:table-cell table:style-name="ce599" table:formula="of:=[.I20]" office:value-type="float" office:value="0" calcext:value-type="float">
            <text:p>0</text:p>
          </table:table-cell>
          <table:table-cell table:style-name="ce599" table:formula="of:=[.BG218]*10" office:value-type="float" office:value="0" calcext:value-type="float">
            <text:p>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21]" office:value-type="string" office:string-value="Criteria 10 Name" calcext:value-type="string">
            <text:p>Criteria 10 Name</text:p>
          </table:table-cell>
          <table:table-cell table:style-name="ce573" table:formula="of:=[.BG219]*10" office:value-type="float" office:value="0" calcext:value-type="float">
            <text:p>0</text:p>
          </table:table-cell>
          <table:table-cell table:style-name="ce599" table:formula="of:=[.L21]">
            <text:p/>
          </table:table-cell>
          <table:table-cell table:style-name="ce599" table:formula="of:=[.O21]">
            <text:p/>
          </table:table-cell>
          <table:table-cell table:style-name="ce599" table:formula="of:=[.R21]">
            <text:p/>
          </table:table-cell>
          <table:table-cell table:style-name="ce599" table:formula="of:=[.U21]">
            <text:p/>
          </table:table-cell>
          <table:table-cell table:style-name="ce599" table:formula="of:=[.X21]">
            <text:p/>
          </table:table-cell>
          <table:table-cell table:style-name="ce599" table:formula="of:=[.AA21]">
            <text:p/>
          </table:table-cell>
          <table:table-cell table:style-name="ce599" table:formula="of:=[.AD21]">
            <text:p/>
          </table:table-cell>
          <table:table-cell table:style-name="ce599" table:formula="of:=[.AG21]">
            <text:p/>
          </table:table-cell>
          <table:table-cell table:style-name="ce599" table:formula="of:=[.AJ21]">
            <text:p/>
          </table:table-cell>
          <table:table-cell table:style-name="ce599" table:formula="of:=[.AM21]">
            <text:p/>
          </table:table-cell>
          <table:table-cell table:style-name="ce599" table:formula="of:=[.I21]" office:value-type="float" office:value="0" calcext:value-type="float">
            <text:p>0</text:p>
          </table:table-cell>
          <table:table-cell table:style-name="ce599" table:formula="of:=[.BG219]*10" office:value-type="float" office:value="0" calcext:value-type="float">
            <text:p>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22]" office:value-type="string" office:string-value="Criteria 11 Name" calcext:value-type="string">
            <text:p>Criteria 11 Name</text:p>
          </table:table-cell>
          <table:table-cell table:style-name="ce573" table:formula="of:=[.BG220]*10" office:value-type="float" office:value="0" calcext:value-type="float">
            <text:p>0</text:p>
          </table:table-cell>
          <table:table-cell table:style-name="ce599" table:formula="of:=[.L22]">
            <text:p/>
          </table:table-cell>
          <table:table-cell table:style-name="ce599" table:formula="of:=[.O22]">
            <text:p/>
          </table:table-cell>
          <table:table-cell table:style-name="ce599" table:formula="of:=[.R22]">
            <text:p/>
          </table:table-cell>
          <table:table-cell table:style-name="ce599" table:formula="of:=[.U22]">
            <text:p/>
          </table:table-cell>
          <table:table-cell table:style-name="ce599" table:formula="of:=[.X22]">
            <text:p/>
          </table:table-cell>
          <table:table-cell table:style-name="ce599" table:formula="of:=[.AA22]">
            <text:p/>
          </table:table-cell>
          <table:table-cell table:style-name="ce599" table:formula="of:=[.AD22]">
            <text:p/>
          </table:table-cell>
          <table:table-cell table:style-name="ce599" table:formula="of:=[.AG22]">
            <text:p/>
          </table:table-cell>
          <table:table-cell table:style-name="ce599" table:formula="of:=[.AJ22]">
            <text:p/>
          </table:table-cell>
          <table:table-cell table:style-name="ce599" table:formula="of:=[.AM22]">
            <text:p/>
          </table:table-cell>
          <table:table-cell table:style-name="ce599" table:formula="of:=[.I22]" office:value-type="float" office:value="0" calcext:value-type="float">
            <text:p>0</text:p>
          </table:table-cell>
          <table:table-cell table:style-name="ce599" table:formula="of:=[.BG220]*10" office:value-type="float" office:value="0" calcext:value-type="float">
            <text:p>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23]" office:value-type="string" office:string-value="Criteria 12 Name" calcext:value-type="string">
            <text:p>Criteria 12 Name</text:p>
          </table:table-cell>
          <table:table-cell table:style-name="ce573" table:formula="of:=[.BG221]*10" office:value-type="float" office:value="0" calcext:value-type="float">
            <text:p>0</text:p>
          </table:table-cell>
          <table:table-cell table:style-name="ce599" table:formula="of:=[.L23]">
            <text:p/>
          </table:table-cell>
          <table:table-cell table:style-name="ce599" table:formula="of:=[.O23]">
            <text:p/>
          </table:table-cell>
          <table:table-cell table:style-name="ce599" table:formula="of:=[.R23]">
            <text:p/>
          </table:table-cell>
          <table:table-cell table:style-name="ce599" table:formula="of:=[.U23]">
            <text:p/>
          </table:table-cell>
          <table:table-cell table:style-name="ce599" table:formula="of:=[.X23]">
            <text:p/>
          </table:table-cell>
          <table:table-cell table:style-name="ce599" table:formula="of:=[.AA23]">
            <text:p/>
          </table:table-cell>
          <table:table-cell table:style-name="ce599" table:formula="of:=[.AD23]">
            <text:p/>
          </table:table-cell>
          <table:table-cell table:style-name="ce599" table:formula="of:=[.AG23]">
            <text:p/>
          </table:table-cell>
          <table:table-cell table:style-name="ce599" table:formula="of:=[.AJ23]">
            <text:p/>
          </table:table-cell>
          <table:table-cell table:style-name="ce599" table:formula="of:=[.AM23]">
            <text:p/>
          </table:table-cell>
          <table:table-cell table:style-name="ce599" table:formula="of:=[.I23]" office:value-type="float" office:value="0" calcext:value-type="float">
            <text:p>0</text:p>
          </table:table-cell>
          <table:table-cell table:style-name="ce599" table:formula="of:=[.BG221]*10" office:value-type="float" office:value="0" calcext:value-type="float">
            <text:p>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24]" office:value-type="string" office:string-value="Criteria 13 Name" calcext:value-type="string">
            <text:p>Criteria 13 Name</text:p>
          </table:table-cell>
          <table:table-cell table:style-name="ce573" table:formula="of:=[.BG222]*10" office:value-type="float" office:value="0" calcext:value-type="float">
            <text:p>0</text:p>
          </table:table-cell>
          <table:table-cell table:style-name="ce599" table:formula="of:=[.L24]">
            <text:p/>
          </table:table-cell>
          <table:table-cell table:style-name="ce599" table:formula="of:=[.O24]">
            <text:p/>
          </table:table-cell>
          <table:table-cell table:style-name="ce599" table:formula="of:=[.R24]">
            <text:p/>
          </table:table-cell>
          <table:table-cell table:style-name="ce599" table:formula="of:=[.U24]">
            <text:p/>
          </table:table-cell>
          <table:table-cell table:style-name="ce599" table:formula="of:=[.X24]">
            <text:p/>
          </table:table-cell>
          <table:table-cell table:style-name="ce599" table:formula="of:=[.AA24]">
            <text:p/>
          </table:table-cell>
          <table:table-cell table:style-name="ce599" table:formula="of:=[.AD24]">
            <text:p/>
          </table:table-cell>
          <table:table-cell table:style-name="ce599" table:formula="of:=[.AG24]">
            <text:p/>
          </table:table-cell>
          <table:table-cell table:style-name="ce599" table:formula="of:=[.AJ24]">
            <text:p/>
          </table:table-cell>
          <table:table-cell table:style-name="ce599" table:formula="of:=[.AM24]">
            <text:p/>
          </table:table-cell>
          <table:table-cell table:style-name="ce599" table:formula="of:=[.I24]" office:value-type="float" office:value="0" calcext:value-type="float">
            <text:p>0</text:p>
          </table:table-cell>
          <table:table-cell table:style-name="ce599" table:formula="of:=[.BG222]*10" office:value-type="float" office:value="0" calcext:value-type="float">
            <text:p>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25]" office:value-type="string" office:string-value="Criteria 14 Name" calcext:value-type="string">
            <text:p>Criteria 14 Name</text:p>
          </table:table-cell>
          <table:table-cell table:style-name="ce573" table:formula="of:=[.BG223]*10" office:value-type="float" office:value="0" calcext:value-type="float">
            <text:p>0</text:p>
          </table:table-cell>
          <table:table-cell table:style-name="ce599" table:formula="of:=[.L25]">
            <text:p/>
          </table:table-cell>
          <table:table-cell table:style-name="ce599" table:formula="of:=[.O25]">
            <text:p/>
          </table:table-cell>
          <table:table-cell table:style-name="ce599" table:formula="of:=[.R25]">
            <text:p/>
          </table:table-cell>
          <table:table-cell table:style-name="ce599" table:formula="of:=[.U25]">
            <text:p/>
          </table:table-cell>
          <table:table-cell table:style-name="ce599" table:formula="of:=[.X25]">
            <text:p/>
          </table:table-cell>
          <table:table-cell table:style-name="ce599" table:formula="of:=[.AA25]">
            <text:p/>
          </table:table-cell>
          <table:table-cell table:style-name="ce599" table:formula="of:=[.AD25]">
            <text:p/>
          </table:table-cell>
          <table:table-cell table:style-name="ce599" table:formula="of:=[.AG25]">
            <text:p/>
          </table:table-cell>
          <table:table-cell table:style-name="ce599" table:formula="of:=[.AJ25]">
            <text:p/>
          </table:table-cell>
          <table:table-cell table:style-name="ce599" table:formula="of:=[.AM25]">
            <text:p/>
          </table:table-cell>
          <table:table-cell table:style-name="ce599" table:formula="of:=[.I25]" office:value-type="float" office:value="0" calcext:value-type="float">
            <text:p>0</text:p>
          </table:table-cell>
          <table:table-cell table:style-name="ce599" table:formula="of:=[.BG223]*10" office:value-type="float" office:value="0" calcext:value-type="float">
            <text:p>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55" table:formula="of:=[.D26]" office:value-type="string" office:string-value="Criteria 15 Name" calcext:value-type="string">
            <text:p>Criteria 15 Name</text:p>
          </table:table-cell>
          <table:table-cell table:style-name="ce573" table:formula="of:=[.BG224]*10" office:value-type="float" office:value="0" calcext:value-type="float">
            <text:p>0</text:p>
          </table:table-cell>
          <table:table-cell table:style-name="ce599" table:formula="of:=[.L26]">
            <text:p/>
          </table:table-cell>
          <table:table-cell table:style-name="ce599" table:formula="of:=[.O26]">
            <text:p/>
          </table:table-cell>
          <table:table-cell table:style-name="ce599" table:formula="of:=[.R26]">
            <text:p/>
          </table:table-cell>
          <table:table-cell table:style-name="ce599" table:formula="of:=[.U26]">
            <text:p/>
          </table:table-cell>
          <table:table-cell table:style-name="ce599" table:formula="of:=[.X26]">
            <text:p/>
          </table:table-cell>
          <table:table-cell table:style-name="ce599" table:formula="of:=[.AA26]">
            <text:p/>
          </table:table-cell>
          <table:table-cell table:style-name="ce599" table:formula="of:=[.AD26]">
            <text:p/>
          </table:table-cell>
          <table:table-cell table:style-name="ce599" table:formula="of:=[.AG26]">
            <text:p/>
          </table:table-cell>
          <table:table-cell table:style-name="ce599" table:formula="of:=[.AJ26]">
            <text:p/>
          </table:table-cell>
          <table:table-cell table:style-name="ce599" table:formula="of:=[.AM26]">
            <text:p/>
          </table:table-cell>
          <table:table-cell table:style-name="ce599" table:formula="of:=[.I26]" office:value-type="float" office:value="0" calcext:value-type="float">
            <text:p>0</text:p>
          </table:table-cell>
          <table:table-cell table:style-name="ce599" table:formula="of:=[.BG224]*10" office:value-type="float" office:value="0" calcext:value-type="float">
            <text:p>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0"/>
          <table:table-cell table:style-name="ce491" table:number-columns-repeated="12"/>
          <table:table-cell table:style-name="ce548" office:value-type="string" calcext:value-type="string">
            <text:p>Sum: </text:p>
          </table:table-cell>
          <table:table-cell table:style-name="ce551" table:formula="of:=SUM([.BH210:.BH224])" office:value-type="float" office:value="0" calcext:value-type="float">
            <text:p>0</text:p>
          </table:table-cell>
          <table:table-cell table:style-name="ce491"/>
          <table:table-cell table:style-name="ce492"/>
          <table:table-cell table:style-name="ce638" table:number-columns-repeated="2"/>
          <table:table-cell table:style-name="ce645"/>
          <table:table-cell table:number-columns-repeated="959"/>
        </table:table-row>
        <table:table-row table:style-name="ro12">
          <table:table-cell table:number-columns-repeated="45"/>
          <table:table-cell table:style-name="ce487"/>
          <table:table-cell table:style-name="ce552" table:number-columns-repeated="15"/>
          <table:table-cell table:style-name="ce498"/>
          <table:table-cell table:style-name="ce503" table:number-columns-repeated="2"/>
          <table:table-cell table:style-name="ce511"/>
          <table:table-cell table:number-columns-repeated="959"/>
        </table:table-row>
        <table:table-row table:style-name="ro12" table:number-rows-repeated="1048349">
          <table:table-cell table:number-columns-repeated="1024"/>
        </table:table-row>
        <table:table-row table:style-name="ro12">
          <table:table-cell table:number-columns-repeated="1024"/>
        </table:table-row>
        <calcext:conditional-formats>
          <calcext:conditional-format calcext:target-range-address="'Decision Template'.U21:'Decision Template'.AM26 'Decision Template'.P13:'Decision Template'.P26 'Decision Template'.S13:'Decision Template'.S26 'Decision Template'.M13:'Decision Template'.M26 'Decision Template'.J13:'Decision Template'.J26 'Decision Template'.U12:'Decision Template'.U20 'Decision Template'.AA12:'Decision Template'.AM20 'Decision Template'.X12:'Decision Template'.X20">
            <calcext:condition calcext:apply-style-name="ConditionalStyle_1" calcext:value="formula-is(INDIRECT(ADDRESS(19;COLUMN(convertgonogo)+INT((COLUMN()-5)/3)))&gt;0)" calcext:base-cell-address="'Decision Template'.J12"/>
          </calcext:conditional-format>
          <calcext:conditional-format calcext:target-range-address="'Decision Template'.T13:'Decision Template'.T26">
            <calcext:condition calcext:apply-style-name="ConditionalStyle_1" calcext:value="formula-is(INDIRECT(ADDRESS(19;COLUMN(convertgonogo)+INT((COLUMN()-5)/3)))&gt;0)" calcext:base-cell-address="'Decision Template'.T13"/>
          </calcext:conditional-format>
          <calcext:conditional-format calcext:target-range-address="'Decision Template'.Q21:'Decision Template'.R26 'Decision Template'.R12:'Decision Template'.R20">
            <calcext:condition calcext:apply-style-name="ConditionalStyle_1" calcext:value="formula-is(INDIRECT(ADDRESS(19;COLUMN(convertgonogo)+INT((COLUMN()-5)/3)))&gt;0)" calcext:base-cell-address="'Decision Template'.Q12"/>
          </calcext:conditional-format>
          <calcext:conditional-format calcext:target-range-address="'Decision Template'.N21:'Decision Template'.O26 'Decision Template'.O12:'Decision Template'.O20">
            <calcext:condition calcext:apply-style-name="ConditionalStyle_1" calcext:value="formula-is(INDIRECT(ADDRESS(19;COLUMN(convertgonogo)+INT((COLUMN()-5)/3)))&gt;0)" calcext:base-cell-address="'Decision Template'.N12"/>
          </calcext:conditional-format>
          <calcext:conditional-format calcext:target-range-address="'Decision Template'.K13:'Decision Template'.K26">
            <calcext:condition calcext:apply-style-name="ConditionalStyle_1" calcext:value="formula-is(INDIRECT(ADDRESS(19;COLUMN(convertgonogo)+INT((COLUMN()-5)/3)))&gt;0)" calcext:base-cell-address="'Decision Template'.K13"/>
          </calcext:conditional-format>
          <calcext:conditional-format calcext:target-range-address="'Decision Template'.L12:'Decision Template'.L26">
            <calcext:condition calcext:apply-style-name="ConditionalStyle_1" calcext:value="formula-is(INDIRECT(ADDRESS(19;COLUMN(convertgonogo)+INT((COLUMN()-5)/3)))&gt;0)" calcext:base-cell-address="'Decision Template'.L12"/>
          </calcext:conditional-format>
          <calcext:conditional-format calcext:target-range-address="'Decision Template'.J32:'Decision Template'.J34">
            <calcext:condition calcext:apply-style-name="ConditionalStyle_1" calcext:value="formula-is(INDIRECT(ADDRESS(19;COLUMN(convertgonogo)+INT((COLUMN()-5)/3)))&gt;0)" calcext:base-cell-address="'Decision Template'.J32"/>
          </calcext:conditional-format>
          <calcext:conditional-format calcext:target-range-address="'Decision Template'.K32:'Decision Template'.K34">
            <calcext:condition calcext:apply-style-name="ConditionalStyle_1" calcext:value="formula-is(INDIRECT(ADDRESS(19;COLUMN(convertgonogo)+INT((COLUMN()-5)/3)))&gt;0)" calcext:base-cell-address="'Decision Template'.K32"/>
          </calcext:conditional-format>
          <calcext:conditional-format calcext:target-range-address="'Decision Template'.L32:'Decision Template'.L34">
            <calcext:condition calcext:apply-style-name="ConditionalStyle_1" calcext:value="formula-is(INDIRECT(ADDRESS(19;COLUMN(convertgonogo)+INT((COLUMN()-5)/3)))&gt;0)" calcext:base-cell-address="'Decision Template'.L32"/>
          </calcext:conditional-format>
          <calcext:conditional-format calcext:target-range-address="'Decision Template'.J35:'Decision Template'.J35">
            <calcext:condition calcext:apply-style-name="ConditionalStyle_1" calcext:value="formula-is(INDIRECT(ADDRESS(19;COLUMN(convertgonogo)+INT((COLUMN()-5)/3)))&gt;0)" calcext:base-cell-address="'Decision Template'.J35"/>
          </calcext:conditional-format>
          <calcext:conditional-format calcext:target-range-address="'Decision Template'.M32:'Decision Template'.M34">
            <calcext:condition calcext:apply-style-name="ConditionalStyle_1" calcext:value="formula-is(INDIRECT(ADDRESS(19;COLUMN(convertgonogo)+INT((COLUMN()-5)/3)))&gt;0)" calcext:base-cell-address="'Decision Template'.M32"/>
          </calcext:conditional-format>
          <calcext:conditional-format calcext:target-range-address="'Decision Template'.N32:'Decision Template'.N34">
            <calcext:condition calcext:apply-style-name="ConditionalStyle_1" calcext:value="formula-is(INDIRECT(ADDRESS(19;COLUMN(convertgonogo)+INT((COLUMN()-5)/3)))&gt;0)" calcext:base-cell-address="'Decision Template'.N32"/>
          </calcext:conditional-format>
          <calcext:conditional-format calcext:target-range-address="'Decision Template'.O32:'Decision Template'.O34">
            <calcext:condition calcext:apply-style-name="ConditionalStyle_1" calcext:value="formula-is(INDIRECT(ADDRESS(19;COLUMN(convertgonogo)+INT((COLUMN()-5)/3)))&gt;0)" calcext:base-cell-address="'Decision Template'.O32"/>
          </calcext:conditional-format>
          <calcext:conditional-format calcext:target-range-address="'Decision Template'.M35:'Decision Template'.M35">
            <calcext:condition calcext:apply-style-name="ConditionalStyle_1" calcext:value="formula-is(INDIRECT(ADDRESS(19;COLUMN(convertgonogo)+INT((COLUMN()-5)/3)))&gt;0)" calcext:base-cell-address="'Decision Template'.M35"/>
          </calcext:conditional-format>
          <calcext:conditional-format calcext:target-range-address="'Decision Template'.P32:'Decision Template'.P34">
            <calcext:condition calcext:apply-style-name="ConditionalStyle_1" calcext:value="formula-is(INDIRECT(ADDRESS(19;COLUMN(convertgonogo)+INT((COLUMN()-5)/3)))&gt;0)" calcext:base-cell-address="'Decision Template'.P32"/>
          </calcext:conditional-format>
          <calcext:conditional-format calcext:target-range-address="'Decision Template'.Q32:'Decision Template'.Q34">
            <calcext:condition calcext:apply-style-name="ConditionalStyle_1" calcext:value="formula-is(INDIRECT(ADDRESS(19;COLUMN(convertgonogo)+INT((COLUMN()-5)/3)))&gt;0)" calcext:base-cell-address="'Decision Template'.Q32"/>
          </calcext:conditional-format>
          <calcext:conditional-format calcext:target-range-address="'Decision Template'.R32:'Decision Template'.R34">
            <calcext:condition calcext:apply-style-name="ConditionalStyle_1" calcext:value="formula-is(INDIRECT(ADDRESS(19;COLUMN(convertgonogo)+INT((COLUMN()-5)/3)))&gt;0)" calcext:base-cell-address="'Decision Template'.R32"/>
          </calcext:conditional-format>
          <calcext:conditional-format calcext:target-range-address="'Decision Template'.P35:'Decision Template'.P35">
            <calcext:condition calcext:apply-style-name="ConditionalStyle_1" calcext:value="formula-is(INDIRECT(ADDRESS(19;COLUMN(convertgonogo)+INT((COLUMN()-5)/3)))&gt;0)" calcext:base-cell-address="'Decision Template'.P35"/>
          </calcext:conditional-format>
          <calcext:conditional-format calcext:target-range-address="'Decision Template'.S32:'Decision Template'.S34">
            <calcext:condition calcext:apply-style-name="ConditionalStyle_1" calcext:value="formula-is(INDIRECT(ADDRESS(19;COLUMN(convertgonogo)+INT((COLUMN()-5)/3)))&gt;0)" calcext:base-cell-address="'Decision Template'.S32"/>
          </calcext:conditional-format>
          <calcext:conditional-format calcext:target-range-address="'Decision Template'.T32:'Decision Template'.T34">
            <calcext:condition calcext:apply-style-name="ConditionalStyle_1" calcext:value="formula-is(INDIRECT(ADDRESS(19;COLUMN(convertgonogo)+INT((COLUMN()-5)/3)))&gt;0)" calcext:base-cell-address="'Decision Template'.T32"/>
          </calcext:conditional-format>
          <calcext:conditional-format calcext:target-range-address="'Decision Template'.U32:'Decision Template'.U34">
            <calcext:condition calcext:apply-style-name="ConditionalStyle_1" calcext:value="formula-is(INDIRECT(ADDRESS(19;COLUMN(convertgonogo)+INT((COLUMN()-5)/3)))&gt;0)" calcext:base-cell-address="'Decision Template'.U32"/>
          </calcext:conditional-format>
          <calcext:conditional-format calcext:target-range-address="'Decision Template'.S35:'Decision Template'.S35">
            <calcext:condition calcext:apply-style-name="ConditionalStyle_1" calcext:value="formula-is(INDIRECT(ADDRESS(19;COLUMN(convertgonogo)+INT((COLUMN()-5)/3)))&gt;0)" calcext:base-cell-address="'Decision Template'.S35"/>
          </calcext:conditional-format>
          <calcext:conditional-format calcext:target-range-address="'Decision Template'.V32:'Decision Template'.V34">
            <calcext:condition calcext:apply-style-name="ConditionalStyle_1" calcext:value="formula-is(INDIRECT(ADDRESS(19;COLUMN(convertgonogo)+INT((COLUMN()-5)/3)))&gt;0)" calcext:base-cell-address="'Decision Template'.V32"/>
          </calcext:conditional-format>
          <calcext:conditional-format calcext:target-range-address="'Decision Template'.W32:'Decision Template'.W34">
            <calcext:condition calcext:apply-style-name="ConditionalStyle_1" calcext:value="formula-is(INDIRECT(ADDRESS(19;COLUMN(convertgonogo)+INT((COLUMN()-5)/3)))&gt;0)" calcext:base-cell-address="'Decision Template'.W32"/>
          </calcext:conditional-format>
          <calcext:conditional-format calcext:target-range-address="'Decision Template'.X32:'Decision Template'.X34">
            <calcext:condition calcext:apply-style-name="ConditionalStyle_1" calcext:value="formula-is(INDIRECT(ADDRESS(19;COLUMN(convertgonogo)+INT((COLUMN()-5)/3)))&gt;0)" calcext:base-cell-address="'Decision Template'.X32"/>
          </calcext:conditional-format>
          <calcext:conditional-format calcext:target-range-address="'Decision Template'.V35:'Decision Template'.V35">
            <calcext:condition calcext:apply-style-name="ConditionalStyle_1" calcext:value="formula-is(INDIRECT(ADDRESS(19;COLUMN(convertgonogo)+INT((COLUMN()-5)/3)))&gt;0)" calcext:base-cell-address="'Decision Template'.V35"/>
          </calcext:conditional-format>
          <calcext:conditional-format calcext:target-range-address="'Decision Template'.Y32:'Decision Template'.Y34">
            <calcext:condition calcext:apply-style-name="ConditionalStyle_1" calcext:value="formula-is(INDIRECT(ADDRESS(19;COLUMN(convertgonogo)+INT((COLUMN()-5)/3)))&gt;0)" calcext:base-cell-address="'Decision Template'.Y32"/>
          </calcext:conditional-format>
          <calcext:conditional-format calcext:target-range-address="'Decision Template'.Z32:'Decision Template'.Z34">
            <calcext:condition calcext:apply-style-name="ConditionalStyle_1" calcext:value="formula-is(INDIRECT(ADDRESS(19;COLUMN(convertgonogo)+INT((COLUMN()-5)/3)))&gt;0)" calcext:base-cell-address="'Decision Template'.Z32"/>
          </calcext:conditional-format>
          <calcext:conditional-format calcext:target-range-address="'Decision Template'.AA32:'Decision Template'.AA34">
            <calcext:condition calcext:apply-style-name="ConditionalStyle_1" calcext:value="formula-is(INDIRECT(ADDRESS(19;COLUMN(convertgonogo)+INT((COLUMN()-5)/3)))&gt;0)" calcext:base-cell-address="'Decision Template'.AA32"/>
          </calcext:conditional-format>
          <calcext:conditional-format calcext:target-range-address="'Decision Template'.Y35:'Decision Template'.Y35">
            <calcext:condition calcext:apply-style-name="ConditionalStyle_1" calcext:value="formula-is(INDIRECT(ADDRESS(19;COLUMN(convertgonogo)+INT((COLUMN()-5)/3)))&gt;0)" calcext:base-cell-address="'Decision Template'.Y35"/>
          </calcext:conditional-format>
          <calcext:conditional-format calcext:target-range-address="'Decision Template'.AB32:'Decision Template'.AB34">
            <calcext:condition calcext:apply-style-name="ConditionalStyle_1" calcext:value="formula-is(INDIRECT(ADDRESS(19;COLUMN(convertgonogo)+INT((COLUMN()-5)/3)))&gt;0)" calcext:base-cell-address="'Decision Template'.AB32"/>
          </calcext:conditional-format>
          <calcext:conditional-format calcext:target-range-address="'Decision Template'.AC32:'Decision Template'.AC34">
            <calcext:condition calcext:apply-style-name="ConditionalStyle_1" calcext:value="formula-is(INDIRECT(ADDRESS(19;COLUMN(convertgonogo)+INT((COLUMN()-5)/3)))&gt;0)" calcext:base-cell-address="'Decision Template'.AC32"/>
          </calcext:conditional-format>
          <calcext:conditional-format calcext:target-range-address="'Decision Template'.AD32:'Decision Template'.AD34">
            <calcext:condition calcext:apply-style-name="ConditionalStyle_1" calcext:value="formula-is(INDIRECT(ADDRESS(19;COLUMN(convertgonogo)+INT((COLUMN()-5)/3)))&gt;0)" calcext:base-cell-address="'Decision Template'.AD32"/>
          </calcext:conditional-format>
          <calcext:conditional-format calcext:target-range-address="'Decision Template'.AB35:'Decision Template'.AB35">
            <calcext:condition calcext:apply-style-name="ConditionalStyle_1" calcext:value="formula-is(INDIRECT(ADDRESS(19;COLUMN(convertgonogo)+INT((COLUMN()-5)/3)))&gt;0)" calcext:base-cell-address="'Decision Template'.AB35"/>
          </calcext:conditional-format>
          <calcext:conditional-format calcext:target-range-address="'Decision Template'.AE32:'Decision Template'.AE34">
            <calcext:condition calcext:apply-style-name="ConditionalStyle_1" calcext:value="formula-is(INDIRECT(ADDRESS(19;COLUMN(convertgonogo)+INT((COLUMN()-5)/3)))&gt;0)" calcext:base-cell-address="'Decision Template'.AE32"/>
          </calcext:conditional-format>
          <calcext:conditional-format calcext:target-range-address="'Decision Template'.AF32:'Decision Template'.AF34">
            <calcext:condition calcext:apply-style-name="ConditionalStyle_1" calcext:value="formula-is(INDIRECT(ADDRESS(19;COLUMN(convertgonogo)+INT((COLUMN()-5)/3)))&gt;0)" calcext:base-cell-address="'Decision Template'.AF32"/>
          </calcext:conditional-format>
          <calcext:conditional-format calcext:target-range-address="'Decision Template'.AG32:'Decision Template'.AG34">
            <calcext:condition calcext:apply-style-name="ConditionalStyle_1" calcext:value="formula-is(INDIRECT(ADDRESS(19;COLUMN(convertgonogo)+INT((COLUMN()-5)/3)))&gt;0)" calcext:base-cell-address="'Decision Template'.AG32"/>
          </calcext:conditional-format>
          <calcext:conditional-format calcext:target-range-address="'Decision Template'.AE35:'Decision Template'.AE35">
            <calcext:condition calcext:apply-style-name="ConditionalStyle_1" calcext:value="formula-is(INDIRECT(ADDRESS(19;COLUMN(convertgonogo)+INT((COLUMN()-5)/3)))&gt;0)" calcext:base-cell-address="'Decision Template'.AE35"/>
          </calcext:conditional-format>
          <calcext:conditional-format calcext:target-range-address="'Decision Template'.AH32:'Decision Template'.AH34">
            <calcext:condition calcext:apply-style-name="ConditionalStyle_1" calcext:value="formula-is(INDIRECT(ADDRESS(19;COLUMN(convertgonogo)+INT((COLUMN()-5)/3)))&gt;0)" calcext:base-cell-address="'Decision Template'.AH32"/>
          </calcext:conditional-format>
          <calcext:conditional-format calcext:target-range-address="'Decision Template'.AI32:'Decision Template'.AI34">
            <calcext:condition calcext:apply-style-name="ConditionalStyle_1" calcext:value="formula-is(INDIRECT(ADDRESS(19;COLUMN(convertgonogo)+INT((COLUMN()-5)/3)))&gt;0)" calcext:base-cell-address="'Decision Template'.AI32"/>
          </calcext:conditional-format>
          <calcext:conditional-format calcext:target-range-address="'Decision Template'.AJ32:'Decision Template'.AJ34">
            <calcext:condition calcext:apply-style-name="ConditionalStyle_1" calcext:value="formula-is(INDIRECT(ADDRESS(19;COLUMN(convertgonogo)+INT((COLUMN()-5)/3)))&gt;0)" calcext:base-cell-address="'Decision Template'.AJ32"/>
          </calcext:conditional-format>
          <calcext:conditional-format calcext:target-range-address="'Decision Template'.AH35:'Decision Template'.AH35">
            <calcext:condition calcext:apply-style-name="ConditionalStyle_1" calcext:value="formula-is(INDIRECT(ADDRESS(19;COLUMN(convertgonogo)+INT((COLUMN()-5)/3)))&gt;0)" calcext:base-cell-address="'Decision Template'.AH35"/>
          </calcext:conditional-format>
          <calcext:conditional-format calcext:target-range-address="'Decision Template'.AK32:'Decision Template'.AK34">
            <calcext:condition calcext:apply-style-name="ConditionalStyle_1" calcext:value="formula-is(INDIRECT(ADDRESS(19;COLUMN(convertgonogo)+INT((COLUMN()-5)/3)))&gt;0)" calcext:base-cell-address="'Decision Template'.AK32"/>
          </calcext:conditional-format>
          <calcext:conditional-format calcext:target-range-address="'Decision Template'.AL32:'Decision Template'.AL34">
            <calcext:condition calcext:apply-style-name="ConditionalStyle_1" calcext:value="formula-is(INDIRECT(ADDRESS(19;COLUMN(convertgonogo)+INT((COLUMN()-5)/3)))&gt;0)" calcext:base-cell-address="'Decision Template'.AL32"/>
          </calcext:conditional-format>
          <calcext:conditional-format calcext:target-range-address="'Decision Template'.AM32:'Decision Template'.AM34">
            <calcext:condition calcext:apply-style-name="ConditionalStyle_1" calcext:value="formula-is(INDIRECT(ADDRESS(19;COLUMN(convertgonogo)+INT((COLUMN()-5)/3)))&gt;0)" calcext:base-cell-address="'Decision Template'.AM32"/>
          </calcext:conditional-format>
          <calcext:conditional-format calcext:target-range-address="'Decision Template'.AK35:'Decision Template'.AK35">
            <calcext:condition calcext:apply-style-name="ConditionalStyle_1" calcext:value="formula-is(INDIRECT(ADDRESS(19;COLUMN(convertgonogo)+INT((COLUMN()-5)/3)))&gt;0)" calcext:base-cell-address="'Decision Template'.AK35"/>
          </calcext:conditional-format>
          <calcext:conditional-format calcext:target-range-address="'Decision Template'.F28:'Decision Template'.F29">
            <calcext:condition calcext:apply-style-name="ConditionalStyle_1" calcext:value="formula-is(INDIRECT(ADDRESS(19;COLUMN(convertgonogo)+INT((COLUMN()-5)/3)))&gt;0)" calcext:base-cell-address="'Decision Template'.F28"/>
          </calcext:conditional-format>
          <calcext:conditional-format calcext:target-range-address="'Decision Template'.C7:'Decision Template'.C7">
            <calcext:condition calcext:apply-style-name="ConditionalStyle_1" calcext:value="formula-is(INDIRECT(ADDRESS(19;COLUMN(convertgonogo)+INT((COLUMN()-5)/3)))&gt;0)" calcext:base-cell-address="'Decision Template'.C7"/>
          </calcext:conditional-format>
          <calcext:conditional-format calcext:target-range-address="'Decision Template'.N57:'Decision Template'.N57">
            <calcext:condition calcext:apply-style-name="ConditionalStyle_1" calcext:value="formula-is(INDIRECT(ADDRESS(19;COLUMN(convertgonogo)+INT((COLUMN()-5)/3)))&gt;0)" calcext:base-cell-address="'Decision Template'.N57"/>
          </calcext:conditional-format>
          <calcext:conditional-format calcext:target-range-address="'Decision Template'.N58:'Decision Template'.N58">
            <calcext:condition calcext:apply-style-name="ConditionalStyle_1" calcext:value="formula-is(INDIRECT(ADDRESS(19;COLUMN(convertgonogo)+INT((COLUMN()-5)/3)))&gt;0)" calcext:base-cell-address="'Decision Template'.N58"/>
          </calcext:conditional-format>
          <calcext:conditional-format calcext:target-range-address="'Decision Template'.N115:'Decision Template'.N115">
            <calcext:condition calcext:apply-style-name="ConditionalStyle_1" calcext:value="formula-is(INDIRECT(ADDRESS(19;COLUMN(convertgonogo)+INT((COLUMN()-5)/3)))&gt;0)" calcext:base-cell-address="'Decision Template'.N115"/>
          </calcext:conditional-format>
          <calcext:conditional-format calcext:target-range-address="'Decision Template'.N116:'Decision Template'.N116">
            <calcext:condition calcext:apply-style-name="ConditionalStyle_1" calcext:value="formula-is(INDIRECT(ADDRESS(19;COLUMN(convertgonogo)+INT((COLUMN()-5)/3)))&gt;0)" calcext:base-cell-address="'Decision Template'.N116"/>
          </calcext:conditional-format>
          <calcext:conditional-format calcext:target-range-address="'Decision Template'.I7:'Decision Template'.I7">
            <calcext:condition calcext:apply-style-name="ConditionalStyle_1" calcext:value="formula-is(INDIRECT(ADDRESS(19;COLUMN(convertgonogo)+INT((COLUMN()-5)/3)))&gt;0)" calcext:base-cell-address="'Decision Template'.I7"/>
          </calcext:conditional-format>
          <calcext:conditional-format calcext:target-range-address="'Decision Template'.K47:'Decision Template'.K48">
            <calcext:condition calcext:apply-style-name="ConditionalStyle_1" calcext:value="formula-is(INDIRECT(ADDRESS(19;COLUMN(convertgonogo)+INT((COLUMN()-5)/3)))&gt;0)" calcext:base-cell-address="'Decision Template'.K47"/>
          </calcext:conditional-format>
          <calcext:conditional-format calcext:target-range-address="'Decision Template'.K49:'Decision Template'.K49">
            <calcext:condition calcext:apply-style-name="ConditionalStyle_1" calcext:value="formula-is(INDIRECT(ADDRESS(19;COLUMN(convertgonogo)+INT((COLUMN()-5)/3)))&gt;0)" calcext:base-cell-address="'Decision Template'.K49"/>
          </calcext:conditional-format>
          <calcext:conditional-format calcext:target-range-address="'Decision Template'.K50:'Decision Template'.K50">
            <calcext:condition calcext:apply-style-name="ConditionalStyle_1" calcext:value="formula-is(INDIRECT(ADDRESS(19;COLUMN(convertgonogo)+INT((COLUMN()-5)/3)))&gt;0)" calcext:base-cell-address="'Decision Template'.K50"/>
          </calcext:conditional-format>
          <calcext:conditional-format calcext:target-range-address="'Decision Template'.K51:'Decision Template'.K51">
            <calcext:condition calcext:apply-style-name="ConditionalStyle_1" calcext:value="formula-is(INDIRECT(ADDRESS(19;COLUMN(convertgonogo)+INT((COLUMN()-5)/3)))&gt;0)" calcext:base-cell-address="'Decision Template'.K51"/>
          </calcext:conditional-format>
          <calcext:conditional-format calcext:target-range-address="'Decision Template'.K52:'Decision Template'.K52">
            <calcext:condition calcext:apply-style-name="ConditionalStyle_1" calcext:value="formula-is(INDIRECT(ADDRESS(19;COLUMN(convertgonogo)+INT((COLUMN()-5)/3)))&gt;0)" calcext:base-cell-address="'Decision Template'.K52"/>
          </calcext:conditional-format>
          <calcext:conditional-format calcext:target-range-address="'Decision Template'.K53:'Decision Template'.K53">
            <calcext:condition calcext:apply-style-name="ConditionalStyle_1" calcext:value="formula-is(INDIRECT(ADDRESS(19;COLUMN(convertgonogo)+INT((COLUMN()-5)/3)))&gt;0)" calcext:base-cell-address="'Decision Template'.K53"/>
          </calcext:conditional-format>
          <calcext:conditional-format calcext:target-range-address="'Decision Template'.K54:'Decision Template'.K54">
            <calcext:condition calcext:apply-style-name="ConditionalStyle_1" calcext:value="formula-is(INDIRECT(ADDRESS(19;COLUMN(convertgonogo)+INT((COLUMN()-5)/3)))&gt;0)" calcext:base-cell-address="'Decision Template'.K54"/>
          </calcext:conditional-format>
          <calcext:conditional-format calcext:target-range-address="'Decision Template'.K55:'Decision Template'.K55">
            <calcext:condition calcext:apply-style-name="ConditionalStyle_1" calcext:value="formula-is(INDIRECT(ADDRESS(19;COLUMN(convertgonogo)+INT((COLUMN()-5)/3)))&gt;0)" calcext:base-cell-address="'Decision Template'.K55"/>
          </calcext:conditional-format>
          <calcext:conditional-format calcext:target-range-address="'Decision Template'.K56:'Decision Template'.K56">
            <calcext:condition calcext:apply-style-name="ConditionalStyle_1" calcext:value="formula-is(INDIRECT(ADDRESS(19;COLUMN(convertgonogo)+INT((COLUMN()-5)/3)))&gt;0)" calcext:base-cell-address="'Decision Template'.K56"/>
          </calcext:conditional-format>
          <calcext:conditional-format calcext:target-range-address="'Decision Template'.K97:'Decision Template'.K97">
            <calcext:condition calcext:apply-style-name="ConditionalStyle_1" calcext:value="formula-is(INDIRECT(ADDRESS(19;COLUMN(convertgonogo)+INT((COLUMN()-5)/3)))&gt;0)" calcext:base-cell-address="'Decision Template'.K97"/>
          </calcext:conditional-format>
          <calcext:conditional-format calcext:target-range-address="'Decision Template'.K98:'Decision Template'.K98">
            <calcext:condition calcext:apply-style-name="ConditionalStyle_1" calcext:value="formula-is(INDIRECT(ADDRESS(19;COLUMN(convertgonogo)+INT((COLUMN()-5)/3)))&gt;0)" calcext:base-cell-address="'Decision Template'.K98"/>
          </calcext:conditional-format>
          <calcext:conditional-format calcext:target-range-address="'Decision Template'.K99:'Decision Template'.K99">
            <calcext:condition calcext:apply-style-name="ConditionalStyle_1" calcext:value="formula-is(INDIRECT(ADDRESS(19;COLUMN(convertgonogo)+INT((COLUMN()-5)/3)))&gt;0)" calcext:base-cell-address="'Decision Template'.K99"/>
          </calcext:conditional-format>
          <calcext:conditional-format calcext:target-range-address="'Decision Template'.K100:'Decision Template'.K100">
            <calcext:condition calcext:apply-style-name="ConditionalStyle_1" calcext:value="formula-is(INDIRECT(ADDRESS(19;COLUMN(convertgonogo)+INT((COLUMN()-5)/3)))&gt;0)" calcext:base-cell-address="'Decision Template'.K100"/>
          </calcext:conditional-format>
          <calcext:conditional-format calcext:target-range-address="'Decision Template'.K101:'Decision Template'.K101">
            <calcext:condition calcext:apply-style-name="ConditionalStyle_1" calcext:value="formula-is(INDIRECT(ADDRESS(19;COLUMN(convertgonogo)+INT((COLUMN()-5)/3)))&gt;0)" calcext:base-cell-address="'Decision Template'.K101"/>
          </calcext:conditional-format>
          <calcext:conditional-format calcext:target-range-address="'Decision Template'.K103:'Decision Template'.K103">
            <calcext:condition calcext:apply-style-name="ConditionalStyle_1" calcext:value="formula-is(INDIRECT(ADDRESS(19;COLUMN(convertgonogo)+INT((COLUMN()-5)/3)))&gt;0)" calcext:base-cell-address="'Decision Template'.K103"/>
          </calcext:conditional-format>
          <calcext:conditional-format calcext:target-range-address="'Decision Template'.K104:'Decision Template'.K104">
            <calcext:condition calcext:apply-style-name="ConditionalStyle_1" calcext:value="formula-is(INDIRECT(ADDRESS(19;COLUMN(convertgonogo)+INT((COLUMN()-5)/3)))&gt;0)" calcext:base-cell-address="'Decision Template'.K104"/>
          </calcext:conditional-format>
          <calcext:conditional-format calcext:target-range-address="'Decision Template'.K105:'Decision Template'.K105">
            <calcext:condition calcext:apply-style-name="ConditionalStyle_1" calcext:value="formula-is(INDIRECT(ADDRESS(19;COLUMN(convertgonogo)+INT((COLUMN()-5)/3)))&gt;0)" calcext:base-cell-address="'Decision Template'.K105"/>
          </calcext:conditional-format>
          <calcext:conditional-format calcext:target-range-address="'Decision Template'.K106:'Decision Template'.K106">
            <calcext:condition calcext:apply-style-name="ConditionalStyle_1" calcext:value="formula-is(INDIRECT(ADDRESS(19;COLUMN(convertgonogo)+INT((COLUMN()-5)/3)))&gt;0)" calcext:base-cell-address="'Decision Template'.K106"/>
          </calcext:conditional-format>
          <calcext:conditional-format calcext:target-range-address="'Decision Template'.K102:'Decision Template'.K102">
            <calcext:condition calcext:apply-style-name="ConditionalStyle_1" calcext:value="formula-is(INDIRECT(ADDRESS(19;COLUMN(convertgonogo)+INT((COLUMN()-5)/3)))&gt;0)" calcext:base-cell-address="'Decision Template'.K102"/>
          </calcext:conditional-format>
          <calcext:conditional-format calcext:target-range-address="'Decision Template'.J12:'Decision Template'.J20">
            <calcext:condition calcext:apply-style-name="ConditionalStyle_1" calcext:value="formula-is(INDIRECT(ADDRESS(19;COLUMN(convertgonogo)+INT((COLUMN()-5)/3)))&gt;0)" calcext:base-cell-address="'Decision Template'.J12"/>
          </calcext:conditional-format>
          <calcext:conditional-format calcext:target-range-address="'Decision Template'.K12:'Decision Template'.K20">
            <calcext:condition calcext:apply-style-name="ConditionalStyle_1" calcext:value="formula-is(INDIRECT(ADDRESS(19;COLUMN(convertgonogo)+INT((COLUMN()-5)/3)))&gt;0)" calcext:base-cell-address="'Decision Template'.K12"/>
          </calcext:conditional-format>
          <calcext:conditional-format calcext:target-range-address="'Decision Template'.M12:'Decision Template'.M20">
            <calcext:condition calcext:apply-style-name="ConditionalStyle_1" calcext:value="formula-is(INDIRECT(ADDRESS(19;COLUMN(convertgonogo)+INT((COLUMN()-5)/3)))&gt;0)" calcext:base-cell-address="'Decision Template'.M12"/>
          </calcext:conditional-format>
          <calcext:conditional-format calcext:target-range-address="'Decision Template'.N12:'Decision Template'.N20">
            <calcext:condition calcext:apply-style-name="ConditionalStyle_1" calcext:value="formula-is(INDIRECT(ADDRESS(19;COLUMN(convertgonogo)+INT((COLUMN()-5)/3)))&gt;0)" calcext:base-cell-address="'Decision Template'.N12"/>
          </calcext:conditional-format>
          <calcext:conditional-format calcext:target-range-address="'Decision Template'.P12:'Decision Template'.P20">
            <calcext:condition calcext:apply-style-name="ConditionalStyle_1" calcext:value="formula-is(INDIRECT(ADDRESS(19;COLUMN(convertgonogo)+INT((COLUMN()-5)/3)))&gt;0)" calcext:base-cell-address="'Decision Template'.P12"/>
          </calcext:conditional-format>
          <calcext:conditional-format calcext:target-range-address="'Decision Template'.Q13:'Decision Template'.Q20">
            <calcext:condition calcext:apply-style-name="ConditionalStyle_1" calcext:value="formula-is(INDIRECT(ADDRESS(19;COLUMN(convertgonogo)+INT((COLUMN()-5)/3)))&gt;0)" calcext:base-cell-address="'Decision Template'.Q13"/>
          </calcext:conditional-format>
          <calcext:conditional-format calcext:target-range-address="'Decision Template'.Q12:'Decision Template'.Q12">
            <calcext:condition calcext:apply-style-name="ConditionalStyle_1" calcext:value="formula-is(INDIRECT(ADDRESS(19;COLUMN(convertgonogo)+INT((COLUMN()-5)/3)))&gt;0)" calcext:base-cell-address="'Decision Template'.Q12"/>
          </calcext:conditional-format>
          <calcext:conditional-format calcext:target-range-address="'Decision Template'.S12:'Decision Template'.S20">
            <calcext:condition calcext:apply-style-name="ConditionalStyle_1" calcext:value="formula-is(INDIRECT(ADDRESS(19;COLUMN(convertgonogo)+INT((COLUMN()-5)/3)))&gt;0)" calcext:base-cell-address="'Decision Template'.S12"/>
          </calcext:conditional-format>
          <calcext:conditional-format calcext:target-range-address="'Decision Template'.T12:'Decision Template'.T20">
            <calcext:condition calcext:apply-style-name="ConditionalStyle_1" calcext:value="formula-is(INDIRECT(ADDRESS(19;COLUMN(convertgonogo)+INT((COLUMN()-5)/3)))&gt;0)" calcext:base-cell-address="'Decision Template'.T12"/>
          </calcext:conditional-format>
          <calcext:conditional-format calcext:target-range-address="'Decision Template'.V12:'Decision Template'.W20">
            <calcext:condition calcext:apply-style-name="ConditionalStyle_1" calcext:value="formula-is(INDIRECT(ADDRESS(19;COLUMN(convertgonogo)+INT((COLUMN()-5)/3)))&gt;0)" calcext:base-cell-address="'Decision Template'.V12"/>
          </calcext:conditional-format>
          <calcext:conditional-format calcext:target-range-address="'Decision Template'.Y13:'Decision Template'.Z20 'Decision Template'.Z12:'Decision Template'.Z12">
            <calcext:condition calcext:apply-style-name="ConditionalStyle_1" calcext:value="formula-is(INDIRECT(ADDRESS(19;COLUMN(convertgonogo)+INT((COLUMN()-5)/3)))&gt;0)" calcext:base-cell-address="'Decision Template'.Y12"/>
          </calcext:conditional-format>
          <calcext:conditional-format calcext:target-range-address="'Decision Template'.Y12:'Decision Template'.Y12">
            <calcext:condition calcext:apply-style-name="ConditionalStyle_1" calcext:value="formula-is(INDIRECT(ADDRESS(19;COLUMN(convertgonogo)+INT((COLUMN()-5)/3)))&gt;0)" calcext:base-cell-address="'Decision Template'.Y12"/>
          </calcext:conditional-format>
          <calcext:conditional-format calcext:target-range-address="'Decision Template'.K58:'Decision Template'.K58">
            <calcext:condition calcext:apply-style-name="ConditionalStyle_1" calcext:value="formula-is(INDIRECT(ADDRESS(19;COLUMN(convertgonogo)+INT((COLUMN()-5)/3)))&gt;0)" calcext:base-cell-address="'Decision Template'.K58"/>
          </calcext:conditional-format>
          <calcext:conditional-format calcext:target-range-address="'Decision Template'.K57:'Decision Template'.K57">
            <calcext:condition calcext:apply-style-name="ConditionalStyle_1" calcext:value="formula-is(INDIRECT(ADDRESS(19;COLUMN(convertgonogo)+INT((COLUMN()-5)/3)))&gt;0)" calcext:base-cell-address="'Decision Template'.K57"/>
          </calcext:conditional-format>
          <calcext:conditional-format calcext:target-range-address="'Decision Template'.F7:'Decision Template'.F7">
            <calcext:condition calcext:apply-style-name="ConditionalStyle_1" calcext:value="formula-is(INDIRECT(ADDRESS(19;COLUMN(convertgonogo)+INT((COLUMN()-5)/3)))&gt;0)" calcext:base-cell-address="'Decision Template'.F7"/>
          </calcext:conditional-format>
        </calcext:conditional-formats>
      </table:table>
      <table:named-expressions/>
      <table:database-ranges>
        <table:database-range table:name="__Anonymous_Sheet_DB__1" table:target-range-address="'Personal Transportation Example'.AW188:'Personal Transportation Example'.AZ196" table:contains-header="false">
          <table:sort>
            <table:sort-by table:field-number="3" table:order="descending" table:data-type="automatic"/>
            <table:sort-by table:field-number="0" table:order="descending" table:data-type="automatic"/>
          </table:sort>
        </table:database-range>
        <table:database-range table:name="__Anonymous_Sheet_DB__2" table:target-range-address="'My Career'.AW188:'My Career'.AZ194" table:contains-header="false">
          <table:sort>
            <table:sort-by table:field-number="3" table:order="descending" table:data-type="automatic"/>
            <table:sort-by table:field-number="0" table:order="descending" table:data-type="automatic"/>
          </table:sort>
        </table:database-range>
        <table:database-range table:name="__Anonymous_Sheet_DB__3" table:target-range-address="'Decision Template'.AW187:'Decision Template'.AZ188" table:contains-header="false">
          <table:sort>
            <table:sort-by table:field-number="3" table:order="descending" table:data-type="automatic"/>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DejaVu Sans" svg:font-family="'DejaVu Sans'" style:font-pitch="variable"/>
    <style:font-face style:name="DejaVu Sans1" svg:font-family="'DejaVu Sans'" style:font-family-generic="system" style:font-pitch="variable"/>
    <style:font-face style:name="Lato Black" svg:font-family="'Lato Black'" style:font-adornments="Black" style:font-pitch="variable"/>
    <style:font-face style:name="Lato Heavy" svg:font-family="'Lato Heavy'"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Ubuntu" svg:font-family="Ubuntu" style:font-pitch="variable"/>
    <style:font-face style:name="돋움" svg:font-family="돋움" style:font-family-generic="modern"/>
  </office:font-face-decls>
  <office:styles>
    <style:default-style style:family="table-cell">
      <style:paragraph-properties style:tab-stop-distance="0.5in"/>
      <style:text-properties style:font-name="Liberation Sans" fo:font-size="10pt" fo:language="en" fo:country="US" style:font-name-asian="DejaVu Sans1" style:font-size-asian="10pt" style:language-asian="zh" style:country-asian="CN" style:font-name-complex="DejaVu Sans1"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name-asian="DejaVu Sans1" style:font-size-asian="12pt" style:language-asian="zh" style:country-asian="CN" style:font-name-complex="DejaVu Sans1"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33P0" style:volatile="true">
      <number:text> $</number:text>
      <number:fill-character> </number:fill-character>
      <number:number number:decimal-places="2" number:min-decimal-places="2" number:min-integer-digits="1" number:grouping="true"/>
      <number:text> </number:text>
    </number:number-style>
    <number:number-style style:name="N133P1" style:volatile="true">
      <number:text> $</number:text>
      <number:fill-character> </number:fill-character>
      <number:text>(</number:text>
      <number:number number:decimal-places="2" number:min-decimal-places="2" number:min-integer-digits="1" number:grouping="true"/>
      <number:text>)</number:text>
    </number:number-style>
    <number:number-style style:name="N133P2" style:volatile="true">
      <number:text> $</number:text>
      <number:fill-character> </number:fill-character>
      <number:text>-</number:text>
      <number:number number:decimal-places="0" number:min-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fill-character> </number:fill-character>
      <number:number number:decimal-places="0" number:min-decimal-places="0" number:min-integer-digits="1" number:grouping="true"/>
      <number:text> </number:text>
    </number:number-style>
    <number:number-style style:name="N137P1" style:volatile="true">
      <number:fill-character> </number:fill-character>
      <number:text>-</number:text>
      <number:number number:decimal-places="0" number:min-decimal-places="0" number:min-integer-digits="1" number:grouping="true"/>
      <number:text> </number:text>
    </number:number-style>
    <number:number-style style:name="N137P2" style:volatile="true">
      <number:fill-character> </number:fill-character>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fill-character> </number:fill-character>
      <number:number number:decimal-places="2" number:min-decimal-places="2" number:min-integer-digits="1" number:grouping="true"/>
      <number:text> </number:text>
    </number:number-style>
    <number:number-style style:name="N141P1" style:volatile="true">
      <number:fill-character> </number:fill-character>
      <number:text>-</number:text>
      <number:number number:decimal-places="2" number:min-decimal-places="2" number:min-integer-digits="1" number:grouping="true"/>
      <number:text> </number:text>
    </number:number-style>
    <number:number-style style:name="N141P2" style:volatile="true">
      <number:fill-character> </number:fill-character>
      <number:text>-</number:text>
      <number:number number:decimal-places="0" number: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number:text>
      <number:number number:decimal-places="0" number:min-decimal-places="0" number:min-integer-digits="1" number:grouping="true"/>
      <number:text> </number:text>
    </number:number-style>
    <number:number-style style:name="N143">
      <style:text-properties fo:color="#ff0000"/>
      <number:text>($</number:text>
      <number:number number:decimal-places="0" number:min-decimal-places="0" number:min-integer-digits="1" number:grouping="true"/>
      <number:text>)</number:text>
      <style:map style:condition="value()&gt;=0" style:apply-style-name="N143P0"/>
    </number:number-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decimal-places="1" number:min-integer-digits="1" number:min-exponent-digits="1" number:exponent-interval="3" number:forced-exponent-sign="true"/>
    </number:number-style>
    <number:number-style style:name="N148">
      <number:number number:decimal-places="1" number:min-decimal-places="1" number:min-integer-digits="1"/>
    </number:number-style>
    <number:number-style style:name="N149">
      <number:number number:decimal-places="1" number:min-decimal-places="1" number:min-integer-digits="1" number:grouping="true"/>
    </number:number-style>
    <number:percentage-style style:name="N150">
      <number:number number:decimal-places="1" number:min-decimal-places="1" number:min-integer-digits="1"/>
      <number:text>%</number:text>
    </number:percentage-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2P0" style:volatile="true" number:language="en" number:country="US">
      <number:currency-symbol/>
      <number:number number:decimal-places="2" number:min-decimal-places="2" number:min-integer-digits="1" number:grouping="true"/>
      <number:text> </number:text>
    </number:currency-style>
    <number:currency-style style:name="N10132" number:language="en" number:country="US">
      <number:text>(</number:text>
      <number:currency-symbol/>
      <number:number number:decimal-places="2" number:min-decimal-places="2"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3P0"/>
    </number:currency-style>
    <number:date-style style:name="N10134" number:language="en" number:country="US">
      <number:month/>
      <number:text>/</number:text>
      <number:day/>
      <number:text>/</number:text>
      <number:year number:style="long"/>
    </number:date-style>
    <number:date-style style:name="N10135" number:language="en" number:country="US">
      <number:day/>
      <number:text>-</number:text>
      <number:month number:textual="true"/>
      <number:text>-</number:text>
      <number:year/>
    </number:date-style>
    <number:date-style style:name="N10136" number:language="en" number:country="US">
      <number:day/>
      <number:text>-</number:text>
      <number:month number:textual="true"/>
    </number:date-style>
    <number:date-style style:name="N10137" number:language="en" number:country="US">
      <number:month number:textual="true"/>
      <number:text>-</number:text>
      <number:year/>
    </number:date-style>
    <number:time-style style:name="N10138" number:language="en" number:country="US">
      <number:hours/>
      <number:text>:</number:text>
      <number:minutes number:style="long"/>
      <number:text> </number:text>
      <number:am-pm/>
    </number:time-style>
    <number:time-style style:name="N10139" number:language="en" number:country="US">
      <number:hours/>
      <number:text>:</number:text>
      <number:minutes number:style="long"/>
      <number:text>:</number:text>
      <number:seconds number:style="long"/>
      <number:text> </number:text>
      <number:am-pm/>
    </number:time-style>
    <number:time-style style:name="N10140" number:language="en" number:country="US">
      <number:hours/>
      <number:text>:</number:text>
      <number:minutes number:style="long"/>
    </number:time-style>
    <number:time-style style:name="N10141" number:language="en" number:country="US">
      <number:hours/>
      <number:text>:</number:text>
      <number:minutes number:style="long"/>
      <number:text>:</number:text>
      <number:seconds number:style="long"/>
    </number:time-style>
    <number:date-style style:name="N10142" number:language="en" number:country="US">
      <number:month/>
      <number:text>/</number:text>
      <number:day/>
      <number:text>/</number:text>
      <number:year number:style="long"/>
      <number:text> </number:text>
      <number:hours/>
      <number:text>:</number:text>
      <number:minutes number:style="long"/>
    </number:date-style>
    <number:number-style style:name="N10144P0" style:volatile="true" number:language="en" number:country="US">
      <number:number number:decimal-places="0" number:min-decimal-places="0" number:min-integer-digits="1" number:grouping="true"/>
      <number:text> </number:text>
    </number:number-style>
    <number:number-style style:name="N10144" number:language="en" number:country="US">
      <style:text-properties fo:color="#ff0000"/>
      <number:text>(</number:text>
      <number:number number:decimal-places="0" number:min-decimal-places="0" number:min-integer-digits="1" number:grouping="true"/>
      <number:text>)</number:text>
      <style:map style:condition="value()&gt;=0" style:apply-style-name="N10144P0"/>
    </number:number-style>
    <number:number-style style:name="N10146P0" style:volatile="true" number:language="en" number:country="US">
      <number:number number:decimal-places="2" number:min-decimal-places="2" number:min-integer-digits="1" number:grouping="true"/>
      <number:text> </number:text>
    </number:number-style>
    <number:number-style style:name="N10146" number:language="en" number:country="US">
      <style:text-properties fo:color="#ff0000"/>
      <number:text>(</number:text>
      <number:number number:decimal-places="2" number:min-decimal-places="2" number:min-integer-digits="1" number:grouping="true"/>
      <number:text>)</number:text>
      <style:map style:condition="value()&gt;=0" style:apply-style-name="N10146P0"/>
    </number:number-style>
    <number:number-style style:name="N10150P0" style:volatile="true" number:language="en" number:country="US">
      <number:fill-character> </number:fill-character>
      <number:number number:decimal-places="0" number:min-decimal-places="0" number:min-integer-digits="1" number:grouping="true"/>
      <number:text> </number:text>
    </number:number-style>
    <number:number-style style:name="N10150P1" style:volatile="true" number:language="en" number:country="US">
      <number:fill-character> </number:fill-character>
      <number:text>(</number:text>
      <number:number number:decimal-places="0" number:min-decimal-places="0" number:min-integer-digits="1" number:grouping="true"/>
      <number:text>)</number:text>
    </number:number-style>
    <number:number-style style:name="N10150P2" style:volatile="true" number:language="en" number:country="US">
      <number:fill-character> </number:fill-character>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4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4P2" style:volatile="true" number:language="en" number:country="US">
      <number:currency-symbol/>
      <number:fill-character> </number:fill-character>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en" number:country="US">
      <number:fill-character> </number:fill-character>
      <number:number number:decimal-places="2" number:min-decimal-places="2" number:min-integer-digits="1" number:grouping="true"/>
      <number:text> </number:text>
    </number:number-style>
    <number:number-style style:name="N10158P1" style:volatile="true" number:language="en" number:country="US">
      <number:fill-character> </number:fill-character>
      <number:text>(</number:text>
      <number:number number:decimal-places="2" number:min-decimal-places="2" number:min-integer-digits="1" number:grouping="true"/>
      <number:text>)</number:text>
    </number:number-style>
    <number:number-style style:name="N10158P2" style:volatile="true" number:language="en" number:country="US">
      <number:fill-character> </number:fill-character>
      <number:text>-</number:text>
      <number:number number:decimal-places="0" number:min-decimal-places="0" number:min-integer-digits="0"/>
      <number:text> </number:text>
    </number:number-style>
    <number:text-style style:name="N10158" number:language="en" number:country="US">
      <number:text-content/>
      <number:text> </number:text>
      <style:map style:condition="value()&gt;0" style:apply-style-name="N10158P0"/>
      <style:map style:condition="value()&lt;0" style:apply-style-name="N10158P1"/>
      <style:map style:condition="value()=0" style:apply-style-name="N10158P2"/>
    </number:text-style>
    <number:currency-style style:name="N10159P0" style:volatile="true" number:language="en" number:country="US">
      <number:currency-symbol/>
      <number:number number:decimal-places="0" number:min-decimal-places="0" number:min-integer-digits="1" number:grouping="true"/>
      <number:text> </number:text>
    </number:currency-style>
    <number:currency-style style:name="N10159"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59P0"/>
    </number:currency-style>
    <style:style style:name="Default" style:family="table-cell">
      <style:table-cell-properties style:rotation-align="none" style:vertical-align="bottom"/>
      <style:text-properties fo:color="#000000" style:font-name="Arial" fo:font-family="Arial" style:font-family-generic="swiss" fo:font-size="11pt" style:font-name-asian="Noto Sans CJK SC Regular" style:font-family-asian="'Noto Sans CJK SC Regular'" style:font-family-generic-asian="system" style:font-pitch-asian="variable" style:font-size-asian="11pt" style:font-name-complex="Arial" style:font-family-complex="Arial" style:font-family-generic-complex="swiss"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Currency_20_2" style:display-name="Currency 2" style:family="table-cell" style:parent-style-name="Default" style:data-style-name="N133"/>
    <style:style style:name="Currency_20_3" style:display-name="Currency 3" style:family="table-cell" style:parent-style-name="Default" style:data-style-name="N133"/>
    <style:style style:name="Currency_20_3_20_2" style:display-name="Currency 3 2" style:family="table-cell" style:parent-style-name="Default" style:data-style-name="N133"/>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Percent_20_2" style:display-name="Percent 2" style:family="table-cell" style:parent-style-name="Default" style:data-style-name="N10"/>
    <style:style style:name="콤마_20__5b_0_5d__5f_1.24분기_20_평가표_20_" style:display-name="콤마 [0]_1.24분기 평가표 " style:family="table-cell" style:parent-style-name="Default" style:data-style-name="N137"/>
    <style:style style:name="콤마_5f_1.24분기_20_평가표_20_" style:display-name="콤마_1.24분기 평가표 " style:family="table-cell" style:parent-style-name="Default" style:data-style-name="N141"/>
    <style:style style:name="통화_20__5b_0_5d__5f_1.24분기_20_평가표_20_" style:display-name="통화 [0]_1.24분기 평가표 " style:family="table-cell" style:parent-style-name="Default" style:data-style-name="N137"/>
    <style:style style:name="통화_5f_1.24분기_20_평가표_20_" style:display-name="통화_1.24분기 평가표 " style:family="table-cell" style:parent-style-name="Default" style:data-style-name="N141"/>
    <style:style style:name="표준_5f__28_업무_29_평가단" style:display-name="표준_(업무)평가단"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돋움" fo:font-family="돋움" style:font-family-generic="modern" fo:font-size="11pt" fo:font-style="normal" fo:text-shadow="none" style:text-underline-style="none" fo:font-weight="normal" style:font-size-asian="11pt" style:font-style-asian="normal" style:font-weight-asian="normal" style:font-name-complex="돋움" style:font-family-complex="돋움" style:font-family-generic-complex="modern" style:font-size-complex="11pt" style:font-style-complex="normal" style:font-weight-complex="normal"/>
    </style:style>
    <style:style style:name="Excel_20_Built-in_20_Percent" style:display-name="Excel Built-in Percent" style:family="table-cell" style:parent-style-name="Default" style:data-style-name="N10"/>
    <style:style style:name="ConditionalStyle_5f_1" style:display-name="ConditionalStyle_1" style:family="table-cell" style:parent-style-name="Default">
      <style:table-cell-properties fo:background-color="#bfbfbf"/>
    </style:style>
    <style:style style:name="Gray_20_Text" style:display-name="Gray Text" style:family="table-cell" style:parent-style-name="Default">
      <style:text-properties fo:color="#dddddd" fo:font-size="18pt" fo:font-weight="bold"/>
    </style:style>
    <style:style style:name="Bold" style:family="table-cell" style:parent-style-name="Default">
      <style:text-properties fo:font-weight="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fo:page-width="8.5in" fo:page-height="11in" style:num-format="1" style:print-orientation="portrait"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X="3" style:scale-to-Y="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12">00/00/0000</text:date>, <text:time style:data-style-name="N2" text:time-value="23:59:06.32374412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Reqmt_20_Tool_20__20_Alt_20_Matrix" style:display-name="PageStyle_Reqmt Tool  Alt Matrix"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uce Lerner</meta:initial-creator>
    <meta:print-date>2010-08-18T14:10:27</meta:print-date>
    <meta:creation-date>2010-07-28T18:19:50</meta:creation-date>
    <dc:date>2023-07-12T00:14:13.993914150</dc:date>
    <meta:editing-duration>P3DT13H14M51S</meta:editing-duration>
    <meta:generator>LibreOffice/7.5.4.2$Linux_X86_64 LibreOffice_project/50$Build-2</meta:generator>
    <meta:editing-cycles>307</meta:editing-cycles>
    <dc:description>Developed by Bruce Lerner.

Copyright 2018  Bruce Lerner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dc:description>
    <dc:subject>A template for making decisions</dc:subject>
    <dc:title>Decision Matrix Template</dc:title>
    <meta:document-statistic meta:table-count="4" meta:cell-count="3325" meta:object-count="10"/>
    <meta:user-defined meta:name="AppVersion">Beta Release 2</meta:user-defined>
    <meta:user-defined meta:name="AppVersionDate" meta:value-type="date">2018-12-07</meta:user-defined>
    <meta:user-defined meta:name="Publisher">Copyright 2018  Bruce Lerner</meta:user-defined>
  </office:meta>
</office:document-meta>
</file>

<file path=Basic/Standard/DMCharts.xml><?xml version="1.0" encoding="utf-8"?>
<!DOCTYPE module  PUBLIC '-//OpenOffice.org//DTD OfficeDocument 1.0//EN'  'module.dtd'>
<script:module xmlns:script="http://openoffice.org/2000/script" script:name="DMCharts" script:language="StarBasic">REM  *****  BASIC  *****

REM  *** Naming Convention pre-fixes
' 01 - logical data
' sc - spider chart
' tc - tornado chart
' wd - working data
' yn - Yes/No


REM GLOBAL VARIABLES
  Dim thisSheet, selectedCell As Object
  Dim numberOfCrits, numberOfAlts, selectedCellCol, selectedCellRow as Integer

  Dim tc01Start, tcynStart, sc01Start, scynStart As Object
  Dim tcynCol, tcynMinRow, tcynMaxRow  as Integer
  
  Dim sc01Cell, scYNCell as Object
  Dim sc01StartCol, sc01StartRow, scYNStartCol, scYNStartRow as Integer
  
  Dim tcDataL, tcDataR, tcAltNameL, tcAltNameR, wdStart, tcAltsSelectedNo as Object
  Dim scCritName, tcCritName,tcDispDataL as Object
  
  rem --- for sort
  Dim sortCellRangeLoc as Object
  Dim sortField1, sortField2, sortAscBool1, sortAscBool2 as Integer


Sub doubleClick
Rem code that runs on a doubleClick on the DM sheet
  Dim tcResetButton, scClearButton  As Object
  Dim tcResetCol, tcResetRow, scClearCol, scClearRow, cleanChartRow, cleanChartCol as Integer
  Dim scynCol as Integer
  Dim tcDataLLoc, tcDataRLoc, tcAltNameLLoc, tcAltNameRLoc, tcAltsSelectedNoLoc AS Object 
  Dim scClearButtonLoc AS Object
  Dim wdStartLoc, cleanChartLoc, cleanChartStart AS Object
  Dim scCritNameLoc, tcCritNameLoc as Object

REM SET UP THE "Selected Cell"
  thisSheet=thiscomponent.getcurrentcontroller.activesheet
  selectedCell = ThisComponent.getCurrentSelection()
  selectedCellCol = selectedCell.CellAddress.Column
  selectedCellRow = selectedCell.CellAddress.Row
  rem msgbox "selected cell column and row: "+selectedCellCol+":"+selectedCellRow

REM SET UP THE "Hidden Data" SHEET SECTIONS
  rem tc01Start = thisSheet.getCellRangeByName("tc01StartCell")
    tc01StartLoc = thisSheet.getCellRangeByName("BM163")
    tc01Start = thisSheet.getCellRangeByName(tc01StartLoc.string)

  rem---- sc01Start = thisSheet.getCellRangeByName("sc01StartCell")
    sc01StartLoc = thisSheet.getCellRangeByName("BM159")
    sc01Start = thisSheet.getCellRangeByName(sc01StartLoc.string)
    
  rem---- tcDataL = thisSheet.getCellRangeByName("tcNameL") 
    tcDataLLoc = thisSheet.getCellRangeByName("BM167")
    tcDataL = thisSheet.getCellRangeByName(tcDataLLoc.string)
    tcAltNameLLoc = thisSheet.getCellRangeByName("BM167")
    tcAltNameL = thisSheet.getCellRangeByName(tcAltNameLLoc.string)
  rem---- tcDataR = thisSheet.getCellRangeByName("tcNameR")
    tcDataRLoc = thisSheet.getCellRangeByName("BM168")
    tcDataR = thisSheet.getCellRangeByName(tcDataRLoc.string)
    tcAltNameRLoc = thisSheet.getCellRangeByName("BM168")
    tcAltNameR = thisSheet.getCellRangeByName(tcAltNameRLoc.string)
    
  rem---- wdStart = thisSheet.getCellRangeByName("wdStartCell")
    wdStartLoc = thisSheet.getCellRangeByName("BM173")
    wdStart = thisSheet.getCellRangeByName(wdStartLoc.string)
    
  rem--- tcAltsSelectedNo = thisSheet.getCellRangeByName("TCSelectedAltNo")  
  	tcAltsSelectedNoLoc = thisSheet.getCellRangeByName("BM170")
    tcAltsSelectedNo = thisSheet.getCellRangeByName(tcAltsSelectedNoLoc.string)

  rem---- scCritName = thisSheet.getCellRangeByName("scCritName")
  rem---- tcCritName = thisSheet.getCellRangeByName("tcCritName")
  	scCritNameLoc = thisSheet.getCellRangeByName("BM161")
    scCritName = thisSheet.getCellRangeByName(scCritNameLoc.string)
  	tcCritNameLoc = thisSheet.getCellRangeByName("BM166")
    tcCritName = thisSheet.getCellRangeByName(tcCritNameLoc.string)

  rem---- tcDataL = thisSheet.getCellRangeByName("tcLeft")
  	tcDispDataLLoc = thisSheet.getCellRangeByName("BM164")
    tcDispDataL = thisSheet.getCellRangeByName(tcDispDataLLoc.string)


REM SET UP THE Static Data
  Dim  altsCountCellLoc, critsCountCellLoc, numberOfCritsCell, numberOfAltsCell as Object
  rem---- altsCountCell = thisSheet.getCellRangeByName("NumberOfAlts")
    altsCountCellLoc = thisSheet.getCellRangeByName("BM157")
    altsCountCell = thisSheet.getCellRangeByName(altsCountCellLoc.string)
    numberOfAlts = altsCountCell.value

  rem---- critCountCell = thisSheet.getCellRangeByName("NumberOfCrits")
    critCountCellLoc = thisSheet.getCellRangeByName("BM158")
    critCountCell = thisSheet.getCellRangeByName(critCountCellLoc.string)
	numberOfCrits = critCountCell.value


REM---- SET UP THE Tornado Chart User input row
  rem tcynStart = thisSheet.getCellRangeByName("tcYNStartCell")
    tcynStartLoc = thisSheet.getCellRangeByName("BM172")
    tcynStart = thisSheet.getCellRangeByName(tcynStartLoc.string)
    tcynCol = tcynStart.CellAddress.Column
    tcynMinRow = tcynStart.CellAddress.Row
    tcynMaxRow = tcynMinRow + altsCountCell.value - 1 rem 0 based index

REM---- SET UP THE Tornado Chart Reset Cell
    tcResetButtonLoc = thisSheet.getCellRangeByName("BM169") 
    tcResetButton = thisSheet.getCellRangeByName(tcResetButtonLoc.string)
    tcResetCol = tcResetButton.CellAddress.Column
    tcResetRow = tcResetButton.CellAddress.Row

REM---- SET UP THE Spider Chart Clear Cell
    scClearButtonLoc = thisSheet.getCellRangeByName("BM160") 'SCClearCell
    scClearButton = thisSheet.getCellRangeByName(scClearButtonLoc.string)
    scClearCol = scClearButton.CellAddress.Column
    scClearRow = scClearButton.CellAddress.Row

REM---- SET UP THE Spider Chart User input row
  rem scynStart = thisSheet.getCellRangeByName("scYNStartCell")
    scynStartLoc = thisSheet.getCellRangeByName("BM162")
    scynStart = thisSheet.getCellRangeByName(scynStartLoc.string)
    scynCol = scYNStart.CellAddress.Column
    scynMinRow = scynStart.CellAddress.Row
    scynMaxRow = scynMinRow + altsCountCell.value    rem 0 based index, with extra row for threshold

REM---- SET UP THE Spider Chart  user table and 'programmed' table
  rem---- 'programmed' table
    sc01StartLoc = thisSheet.getCellRangeByName("BM159")
    sc01Start = thisSheet.getCellRangeByName(sc01StartLoc.string)
    sc01StartCol = sc01Start.CellAddress.Column
    sc01StartRow = sc01Start.CellAddress.Row
  rem---- User table
    scynStartLoc = thisSheet.getCellRangeByName("BM162")
    scynStart = thisSheet.getCellRangeByName(scynStartLoc.string)
    scYNStartCol = scYNStart.CellAddress.Column
    scYNStartRow = scYNStart.CellAddress.Row


rem Run the Spider Chart display toggle if clicked in the Spider Chart user input column
If selectedCellCol = scynCol Then
  If selectedCellRow &gt;= scynMinRow Then
     If selectedCellRow &lt;= scynMaxRow Then
rem       msgbox "have a valid cell"
       SCToggleYesNo()
       Wait 500
     End if
   End if
End if

rem Run the Tornado Chart display toggle if clicked in the Tornado Chart user input row
If selectedCellCol = tcynCol Then
  If selectedCellRow &gt;= tcynMinRow Then
     If selectedCellRow &lt;= tcynMaxRow Then
rem       msgbox "have a valid cell"
       TCToggleYesNo()
       Wait 500
     End if
   End if
End if

rem Reset the tornado chart if 'reset' clicked
If selectedCellRow = TCResetRow Then
  If selectedCellCol = TCResetCol Then
    TCReset()
    Wait 500
  End if
End if

rem Clear the Spider Chart if 'clear' clicked
If selectedCellRow = scClearRow Then
  If selectedCellCol = scClearCol Then
    SCClear()
    Wait 500
  End if
End if
End Sub

Sub SCToggleYesNo
Dim sc01Cell As Object
Dim scColOffset As Integer
Dim spiderChart, spiderChartRanges, activeCritsLoc, activeCritsCell as Object
Dim activeCrits as Integer
Dim sCStartRow as Long

scColOffset = selectedCell.CellAddress.Row - scYNStart.CellAddress.Row
sc01Cell = thisSheet.getCellByPosition(sc01Start.CellAddress.Column + scColOffset, sc01Start.CellAddress.Row)

rem toggle the value that drives the displays
If selectedCell.string="Yes" then
		sc01Cell.value=0
		selectedCell.string="No"
	Else 
		sc01Cell.value=1
		selectedCell.string="Yes" 
End if

REM Adjust the Spider Chart range to set the display to the active Criteria
  activeCritsLoc = thisSheet.getCellRangeByName("BM178")
  activeCritsCell = thisSheet.getCellRangeByName(activeCritsLoc.string)
  activeCrits = activeCritsCell.Value

  spiderChart = thisSheet.Charts(0)
  spiderChartRanges = spiderChart.Ranges
  sCStartRow = spiderChartRanges(0).StartRow
  spiderChartRanges(0).EndRow = sCStartRow + activeCrits - 1
  spiderChart.Ranges = spiderChartRanges
End Sub

Sub SCClear
rem start with the "threshold" cell and go the distance (numberofAlts, no -1)

  rem---- User table starting with threshold
    scynStartLoc = thisSheet.getCellRangeByName("BM162")
    scynStart = thisSheet.getCellRangeByName(scynStartLoc.string)
    scYNStartCol = scYNStart.CellAddress.Column
    scYNStartRow = scYNStart.CellAddress.Row

For i = 0 to numberOfAlts 
	sc01Cell = thisSheet.getCellByPosition(sc01StartCol+i, sc01StartRow)
	sc01Cell.value = 0
	scYNCell = thisSheet.getCellByPosition(scYNStartCol, scYNStartRow+i)
	scYNCell.string = "No"
next i
End Sub

Sub TCToggleYesNo
Dim tcYNStartCell, activeCritsLoc, activeCritsCell As Object
Dim tcDCell, tcWDCell As Object
Dim thisColOffset, thisDataRow, thisDataCol As Integer
Dim wdCol, wdColOffset, activeCrits, tCEndRow As Integer
Dim sortString, tCStartRow, newSortString, manySpaces as String
Dim tornadoChart, tornadoChartTitle, tornadoChartRanges as Object
Dim tChartStartRow as Long

rem Set up the 'programmed table
If tcAltsSelectedNo.value &gt;= 2 Then 
  TCReset
Else

	thisColOffset = selectedCell.CellAddress.Row - tcYNStart.CellAddress.Row  rem convert row offset to column offset
	tc01Cell = thisSheet.getCellByPosition(tc01Start.CellAddress.Column + thisColOffset, tc01Start.CellAddress.Row)

	rem toggle the value that drives the displays
	If selectedCell.string="Yes" then
		tc01Cell.value=0
		selectedCell.string="No"
		
	Else 
		tc01Cell.value=1 
		selectedCell.string="Yes"
	End if

    If tcAltsSelectedNo.value = 0 Then ' we just manually cleared the settings
      TCReset	
    Else
    	rem set up the left or right tornado data
		If tcAltsSelectedNo.value = 1 Then ' set up Left Alt name/label
			tcAltNameCol = tcAltNameL.CellAddress.Column
			tcAltNameRow = tcAltNameL.CellAddress.Row
		Else  ' set up Right Alt name/label
			tcAltNameCol = tcAltNameR.CellAddress.Column
			tcAltNameRow = tcAltNameR.CellAddress.Row	
		End if
	
		rem put in name of alternative on working data 
		thisDataCol = selectedCell.CellAddress.Column
		thisDataRow = selectedCell.CellAddress.Row
		tcDNameCell = thisSheet.getCellByPosition(tcAltNameCol, tcAltNameRow)
 		tNameCell = thisSheet.getCellByPosition(thisDataCol-1, thisDataRow)
		tcDNameCell.string = tNameCell.string

		rem Fill TC data table with selected Alternative data
		wdColOffset = thisDataRow-tcYNStart.CellAddress.Row
		wdCol = wdStart.CellAddress.Column + wdColOffset
		wdRow = wdStart.CellAddress.Row

		For i = 0 to numberOfCrits-1
			tcDCell = thisSheet.getCellByPosition(tcAltNameCol, tcAltNameRow+i+2)
			tcWDCell = thisSheet.getCellByPosition(wdCol, wdRow+i)
			tcDCell.Value = tcWDCell.value
	    next i
    	If tcAltsSelectedNo.value = 2 Then
    		sortCellRangeLoc = thisSheet.getCellRangeByName("BM171")
    		sortString = sortCellRangeLoc.string
    		REM adjust sort range to actual used criteria (this assumes data in 3 digit rows)
		    activeCritsLoc = thisSheet.getCellRangeByName("BM178")
		    activeCritsCell = thisSheet.getCellRangeByName(activeCritsLoc.string)
		    activeCrits = activeCritsCell.Value
    		tCStartRow = MID(sortString,3,3)
    		tCEndRow = CInt(tcStartRow) + activeCrits - 1
    		newSortString = Left(sortString,8) + CStr(tCEndRow)
    		sortCellRangeLoc.string = newSortString
    		sortField1 = 3
    		sortField2 = 0
    		sortAscBool1 = False
    		sortAscBool2 = False
    		genSort(sortCellRangeLoc,sortField1,sortField2, sortAscBool1, sortAscBool2)

	    REM Adjust the Tornado Chart range to set the display to the active Criteria
		  activeCritsLoc = thisSheet.getCellRangeByName("BM178")
		  activeCritsCell = thisSheet.getCellRangeByName(activeCritsLoc.string)
		  activeCrits = activeCritsCell.Value
		  tornadoChart = thisSheet.Charts(1)
		  tornadoChartRanges = tornadoChart.Ranges
		Rem 1st Alt
		  tChartStartRow = tornadoChartRanges(0).StartRow
		  tornadoChartRanges(0).EndRow = tChartStartRow + activeCrits - 1
		  tornadoChart.Ranges = tornadoChartRanges
		Rem 2nd Alt  
		  tChartStartRow = tornadoChartRanges(1).StartRow
		  tornadoChartRanges(1).EndRow = tChartStartRow + activeCrits - 1
		  tornadoChart.Ranges = tornadoChartRanges
		Rem  Title w/alternatives
		  manySpaces = "                           "
		  tornadoChartTitle=tornadoChart.EmbeddedObject.TitleObject
		  tornadoChartTitle.Text(0).String = "Tornado Chart" + Chr(13) + tcAltNameL.String + manySpaces + tcAltNameR.String
		  tornadoChart.EmbeddedObject.TitleObject = tornadoChartTitle

	    End if
	End If
End if
End Sub

Sub TCReset
Dim i, tc01Row, tc01Col, tcYNRow as Integer
DIM sCNRow, scCNCol as Integer
Dim tc01Cell, scCrit, tcTCrit as Object
Dim tornadoChart, tornadoChartTitle as Object


' DELETE tcYNStart = thisSheet.getCellRangeByName("tcYNStartCell")
' DELETE tc01Start = thisSheet.getCellRangeByName("tc01StartCell")
 

rem set up to address of the Display table '0/1' data and Yes/No on user input
tc01Row = tc01Start.CellAddress.Row
tc01Col = tc01Start.CellAddress.Column
tcYNRow = tcYNStart.CellAddress.Row
tcYNCol = tcYNStart.CellAddress.Column

rem Clear the display table and user input
For i = 0 to numberOfAlts - 1   ' 0 based index
    rem **** set all tornado selected values to 0, no
    tc01Cell = thisSheet.getCellByPosition(tc01Col+i, tc01Row)
    tc01Cell.Value = 0
    tcYNCell = thisSheet.getCellByPosition(tcYNCol, tcYNRow+i)
    tcYNCell.string = "No"
next i

tcDispDataCol = tcDispDataL.CellAddress.Column
tcDispDataRow = tcDispDataL.CellAddress.Row

For i = 0 to numberOfCrits-1 ' clear the display data
	tcDCellL = thisSheet.getCellByPosition(tcDispDataCol, tcDispDataRow+i)
	tcDCellR = thisSheet.getCellByPosition(tcDispDataCol+1, tcDispDataRow+i)
	tcDCellL.value = 0
	tcDCellR.value = 0
next i

rem reset criteria names
scCNCol = scCritName.CellAddress.Column
scCNRow = scCritName.CellAddress.Row
tcTCNCol = tcCritName.CellAddress.Column
tcTCNRow = tcCritName.CellAddress.Row
For i = 0 to numberOfCrits-1
	scCrit = thisSheet.getCellByPosition(scCNCol, scCNRow+i) 
	tcTCrit = thisSheet.getCellByPosition(tcTCNCol, tcTCNRow+i)
	tcTCrit.string = scCrit.string 
next i

rem clear selected alternatives names
'DELETE tcDCellL = thisSheet.getCellRangeByName("tcNameL")
' DELETE tcDCellR = thisSheet.getCellRangeByName("tcNameR")
tcAltNameL.string = ""
tcAltNameR.string = ""

rem reset title on Tornado chart
tornadoChart = thisSheet.Charts(1)
tornadoChartTitle=tornadoChart.EmbeddedObject.TitleObject
tornadoChartTitle.Text(0).String = "Tornado Chart"
tornadoChart.EmbeddedObject.TitleObject = tornadoChartTitle
End Sub


Sub genSort (oCellRangeLoc as Object, oSortField1 as Integer, oSortField2 as Integer, oSortAsc1 as Integer, oSortAsc2 as Integer)
  Dim oSheet        ' Calc sheet containing data to sort.
'  Dim oCellRange    ' Data range to sort.
 
  REM An array of sort fields determines the columns that are
  REM sorted. This is an array with two elements, 0 and 1.
  REM To sort on only one column, use:
  REM Dim oSortFields(0) As New com.sun.star.util.SortField
  Dim oSortFields(1) As New com.sun.star.util.SortField
 
  REM The sort descriptor is an array of properties.
  REM The primary property contains the sort fields.
  Dim oSortDesc(1) As New com.sun.star.beans.PropertyValue
 
  REM Get the sheet named "Sheet1"
  oSheet = thiscomponent.getcurrentcontroller.activesheet
  
 
  REM Get the cell range to sort
' DELETE   oCellRange = oSheet.getCellRangeByName("tcSortArea")
  oCellRange = thisSheet.getCellRangeByName(oCellRangeLoc.string)

 
  REM Select the range to sort.
  REM The only purpose would be to emphasize the sorted data.
  'ThisComponent.getCurrentController.select(oCellRange)
 
  REM The columns are numbered starting with 0, so
  REM column A is 0, column B is 1, etc.
  REM Sort column B (column 1) descending.
  oSortFields(0).Field = oSortField1
  oSortFields(0).SortAscending = oSortAsc1
  
  REM If column B has two cells with the same value,
  REM then use column A ascending to decide the order.
  oSortFields(1).Field = oSortField2
  oSortFields(1).SortAscending = oSortAsc2
 
  REM Setup the sort descriptor.
  oSortDesc(0).Name = "SortFields"
  oSortDesc(0).Value = oSortFields()
  osortDesc(1).Name = "ContainsHeader"
  oSortDesc(1).Value = False
  
  REM Sort the range.
  oSheet.unprotect("Password")
  oCellRange.Sort(oSortDesc())
  oSheet.protect("Password")
End Sub 

Sub cellChange
REM run when a weight changes
Dim sCellArray as Object
Dim SCellLBound, SCellUBound as Integer


REM SET UP THE "Changed Cell(s)"
  thisSheet=thiscomponent.getcurrentcontroller.activesheet
  selectedCell = ThisComponent.getCurrentSelection()
  sCellStartCol = selectedCell.RangeAddress.StartColumn
  sCellEndCol = selectedCell.RangeAddress.EndColumn
  sCellStartRow = selectedCell.RangeAddress.StartRow
  sCellEndRow = selectedCell.RangeAddress.EndRow
  
REM SET UP THE Static Data
  Dim critsCountCellLoc, numberOfCritsCell as Object
  Dim numberOfCrits as Integer
  rem---- critCountCell = thisSheet.getCellRangeByName("NumberOfCrits")
  critCountCellLoc = thisSheet.getCellRangeByName("BM158")
  critCountCell = thisSheet.getCellRangeByName(critCountCellLoc.string)
  numberOfCrits = critCountCell.value


REM---- SET UP THE Weight cells  User input area
  Dim critWtStartLoc, critWtStart as Object
  Dim critWtCol, critWtMinRow, critWtMaxRow as Integer 
  critWtStartLoc = thisSheet.getCellRangeByName("BM174")
  critWtStart = thisSheet.getCellRangeByName(critWtStartLoc.string)
  critWtCol = critWtStart.CellAddress.Column

REM---- SET UP the Decision Title cell info
Dim decTitleLoc,decTitleCell as Object
  decTitleLoc = thisSheet.getCellRangeByName("BM176")
  decTitleCell = thisSheet.getCellRangeByName(decTitleLoc.string)
  decTitleCol = decTitleCell.CellAddress.Column
    
REM--- If the change includes a weight cell, process it 

  IF sCellStartCol &lt;= critWtCol THEN 
    IF sCellEndCol &gt;= critWtCol THEN
     weightChange()
     Wait 500
    End If
  End If

REM---- If the change includes the Decision Title, process it  
  IF sCellStartCol &lt;= decTitleCol THEN 
    IF sCellEndCol &gt;= decTitleCol THEN
     decTitleChange()
     Wait 500
    End If
  End If
End Sub


Sub weightChange
REM run when a weight changes
  
REM---- If here, something in weight column has changed, and since surrounding 
REM---- rows are protected, it must have been a weight value
REM---- SO, run the Decision Matrix Sort
rem         msgbox "have a valid cell"

  thisSheet=thiscomponent.getcurrentcontroller.activesheet
  sortCellRangeLoc = thisSheet.getCellRangeByName("BM175")
  sortField1 = 5
  sortField2 = 0
  sortAscBool1 = False
  sortAscBool2 = True
  genSort(sortCellRangeLoc,sortField1,sortField2, sortAscBool1, sortAscBool2)
End Sub

Sub decTitleChange
REM run when a weight changes
  
REM---- If here, something in Decision Title column has changed, and since surrounding 
REM---- rows are combined or protected, it must have been a the Decision Title value
REM---- SO, run the Decision Title change processing
'         msgbox "have a valid cell"

Dim decTitleLoc,decTitleCell as Object

  thisSheet=thiscomponent.getcurrentcontroller.activesheet
  decTitleLoc = thisSheet.getCellRangeByName("BM176")
  decTitleCell = thisSheet.getCellRangeByName(decTitleLoc.string)

  thisSheet.Name = decTitleCell.String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MChar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148">
      <number:number number:decimal-places="1" number:min-decimal-places="1" number:min-integer-digits="1"/>
    </number:number-style>
    <style:style style:name="ch1" style:family="chart">
      <style:graphic-properties draw:stroke="none" draw:fill-color="#ccffcc" draw:opacity="50%"/>
    </style:style>
    <style:style style:name="ch2" style:family="chart">
      <style:chart-properties chart:auto-position="true" style:rotation-angle="0"/>
      <style:text-properties fo:font-size="15pt" fo:font-weight="bold" style:font-size-asian="13pt" style:font-size-complex="13pt"/>
    </style:style>
    <style:style style:name="ch3" style:family="chart">
      <style:graphic-properties draw:stroke="dash" draw:stroke-dash="Ultrafine_20_Dashed" svg:stroke-color="#808080"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
      <style:chart-properties chart:display-label="fals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9" style:family="chart" style:data-style-name="N148">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148">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148">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148">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148">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data-style-name="N148">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5" style:family="chart" style:data-style-name="N148">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6" style:family="chart" style:data-style-name="N148">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7" style:family="chart" style:data-style-name="N148">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8" style:family="chart" style:data-style-name="N1">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24.119cm" svg:height="20.313cm" xlink:href=".." xlink:type="simple" chart:class="chart:radar" chart:style-name="ch1">
        <chart:title svg:x="10.378cm" svg:y="0.541cm" chart:style-name="ch2">
          <text:p>Spider Chart</text:p>
        </chart:title>
        <chart:legend chart:legend-position="end" svg:x="19.433cm" svg:y="0.664cm" style:legend-expansion="custom" svg:width="4.497cm" svg:height="7.196cm" style:legend-expansion-aspect-ratio="0.624930516953863" chart:style-name="ch3"/>
        <chart:plot-area chart:style-name="ch4" table:cell-range-address="'Personal Transportation Example'.AW168:'Personal Transportation Example'.BH176 'Personal Transportation Example'.AX166:'Personal Transportation Example'.BH166" chart:data-source-has-labels="both" svg:x="-0.039cm" svg:y="2.59cm" svg:width="18.932cm" svg:height="14.407cm">
          <chart:coordinate-region svg:x="3.799cm" svg:y="3.246cm" svg:width="12.23cm" svg:height="13.509cm"/>
          <chart:axis chart:dimension="x" chart:name="primary-x" chart:style-name="ch5" chartooo:axis-type="auto">
            <chartooo:date-scale/>
            <chart:categories table:cell-range-address="'Personal Transportation Example'.AW168:'Personal Transportation Example'.AW176"/>
          </chart:axis>
          <chart:axis chart:dimension="y" chart:name="primary-y" chart:style-name="ch6">
            <chart:grid chart:style-name="ch7" chart:class="major"/>
          </chart:axis>
          <chart:series chart:style-name="ch8" chart:values-cell-range-address="'Personal Transportation Example'.AX168:'Personal Transportation Example'.AX176" chart:label-cell-address="'Personal Transportation Example'.AX166:'Personal Transportation Example'.AX166" chart:class="chart:radar">
            <chart:data-point chart:repeated="9"/>
          </chart:series>
          <chart:series chart:style-name="ch9" chart:values-cell-range-address="'Personal Transportation Example'.AY168:'Personal Transportation Example'.AY176" chart:label-cell-address="'Personal Transportation Example'.AY166:'Personal Transportation Example'.AY166" chart:class="chart:radar">
            <chart:data-point chart:repeated="9"/>
          </chart:series>
          <chart:series chart:style-name="ch10" chart:values-cell-range-address="'Personal Transportation Example'.AZ168:'Personal Transportation Example'.AZ176" chart:label-cell-address="'Personal Transportation Example'.AZ166:'Personal Transportation Example'.AZ166" chart:class="chart:radar">
            <chart:data-point chart:repeated="9"/>
          </chart:series>
          <chart:series chart:style-name="ch11" chart:values-cell-range-address="'Personal Transportation Example'.BA168:'Personal Transportation Example'.BA176" chart:label-cell-address="'Personal Transportation Example'.BA166:'Personal Transportation Example'.BA166" chart:class="chart:radar">
            <chart:data-point chart:repeated="9"/>
          </chart:series>
          <chart:series chart:style-name="ch12" chart:values-cell-range-address="'Personal Transportation Example'.BB168:'Personal Transportation Example'.BB176" chart:label-cell-address="'Personal Transportation Example'.BB166:'Personal Transportation Example'.BB166" chart:class="chart:radar">
            <chart:data-point chart:repeated="9"/>
          </chart:series>
          <chart:series chart:style-name="ch13" chart:values-cell-range-address="'Personal Transportation Example'.BC168:'Personal Transportation Example'.BC176" chart:label-cell-address="'Personal Transportation Example'.BC166:'Personal Transportation Example'.BC166" chart:class="chart:radar">
            <chart:data-point chart:repeated="9"/>
          </chart:series>
          <chart:series chart:style-name="ch14" chart:values-cell-range-address="'Personal Transportation Example'.BD168:'Personal Transportation Example'.BD176" chart:label-cell-address="'Personal Transportation Example'.BD166:'Personal Transportation Example'.BD166" chart:class="chart:radar">
            <chart:data-point chart:repeated="9"/>
          </chart:series>
          <chart:series chart:style-name="ch15" chart:values-cell-range-address="'Personal Transportation Example'.BE168:'Personal Transportation Example'.BE176" chart:label-cell-address="'Personal Transportation Example'.BE166:'Personal Transportation Example'.BE166" chart:class="chart:radar">
            <chart:data-point chart:repeated="9"/>
          </chart:series>
          <chart:series chart:style-name="ch16" chart:values-cell-range-address="'Personal Transportation Example'.BF168:'Personal Transportation Example'.BF176" chart:label-cell-address="'Personal Transportation Example'.BF166:'Personal Transportation Example'.BF166" chart:class="chart:radar">
            <chart:data-point chart:repeated="9"/>
          </chart:series>
          <chart:series chart:style-name="ch17" chart:values-cell-range-address="'Personal Transportation Example'.BG168:'Personal Transportation Example'.BG176" chart:label-cell-address="'Personal Transportation Example'.BG166:'Personal Transportation Example'.BG166" chart:class="chart:radar">
            <chart:data-point chart:repeated="9"/>
          </chart:series>
          <chart:series chart:style-name="ch18" chart:values-cell-range-address="'Personal Transportation Example'.BH168:'Personal Transportation Example'.BH176" chart:label-cell-address="'Personal Transportation Example'.BH166:'Personal Transportation Example'.BH166" chart:class="chart:radar">
            <chart:data-point chart:repeated="9"/>
          </chart:series>
          <chart:wall chart:style-name="ch19"/>
          <chart:floor chart:style-name="ch20"/>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Threshold</text:p>
                <draw:g>
                  <svg:desc>'Personal Transportation Example'.AX166:'Personal Transportation Example'.AX166</svg:desc>
                </draw:g>
              </table:table-cell>
              <table:table-cell office:value-type="string">
                <text:p>Bus</text:p>
                <draw:g>
                  <svg:desc>'Personal Transportation Example'.AY166:'Personal Transportation Example'.AY166</svg:desc>
                </draw:g>
              </table:table-cell>
              <table:table-cell office:value-type="string">
                <text:p>Uber / Lyft</text:p>
                <draw:g>
                  <svg:desc>'Personal Transportation Example'.AZ166:'Personal Transportation Example'.AZ166</svg:desc>
                </draw:g>
              </table:table-cell>
              <table:table-cell office:value-type="string">
                <text:p>Car Pool</text:p>
                <draw:g>
                  <svg:desc>'Personal Transportation Example'.BA166:'Personal Transportation Example'.BA166</svg:desc>
                </draw:g>
              </table:table-cell>
              <table:table-cell office:value-type="string">
                <text:p>Bicycle</text:p>
                <draw:g>
                  <svg:desc>'Personal Transportation Example'.BB166:'Personal Transportation Example'.BB166</svg:desc>
                </draw:g>
              </table:table-cell>
              <table:table-cell office:value-type="string">
                <text:p>Motorcycle</text:p>
                <draw:g>
                  <svg:desc>'Personal Transportation Example'.BC166:'Personal Transportation Example'.BC166</svg:desc>
                </draw:g>
              </table:table-cell>
              <table:table-cell office:value-type="string">
                <text:p>Compact Car</text:p>
                <draw:g>
                  <svg:desc>'Personal Transportation Example'.BD166:'Personal Transportation Example'.BD166</svg:desc>
                </draw:g>
              </table:table-cell>
              <table:table-cell office:value-type="string">
                <text:p>Alternative 7 Name 1</text:p>
                <draw:g>
                  <svg:desc>'Personal Transportation Example'.BE166:'Personal Transportation Example'.BE166</svg:desc>
                </draw:g>
              </table:table-cell>
              <table:table-cell office:value-type="string">
                <text:p>Alternative 8 Name</text:p>
                <draw:g>
                  <svg:desc>'Personal Transportation Example'.BF166:'Personal Transportation Example'.BF166</svg:desc>
                </draw:g>
              </table:table-cell>
              <table:table-cell office:value-type="string">
                <text:p>Alternative 9 Name</text:p>
                <draw:g>
                  <svg:desc>'Personal Transportation Example'.BG166:'Personal Transportation Example'.BG166</svg:desc>
                </draw:g>
              </table:table-cell>
              <table:table-cell office:value-type="string">
                <text:p>Alternative 10 Name</text:p>
                <draw:g>
                  <svg:desc>'Personal Transportation Example'.BH166:'Personal Transportation Example'.BH166</svg:desc>
                </draw:g>
              </table:table-cell>
            </table:table-row>
          </table:table-header-rows>
          <table:table-rows>
            <table:table-row>
              <table:table-cell office:value-type="string">
                <text:p>Carry Daily Supplies </text:p>
                <draw:g>
                  <svg:desc>'Personal Transportation Example'.AW168:'Personal Transportation Example'.AW176</svg:desc>
                </draw:g>
              </table:table-cell>
              <table:table-cell office:value-type="float" office:value="0">
                <text:p>0</text:p>
                <draw:g>
                  <svg:desc>'Personal Transportation Example'.AX168:'Personal Transportation Example'.AX176</svg:desc>
                </draw:g>
              </table:table-cell>
              <table:table-cell office:value-type="float" office:value="0">
                <text:p>0</text:p>
                <draw:g>
                  <svg:desc>'Personal Transportation Example'.AY168:'Personal Transportation Example'.AY176</svg:desc>
                </draw:g>
              </table:table-cell>
              <table:table-cell office:value-type="float" office:value="0">
                <text:p>0</text:p>
                <draw:g>
                  <svg:desc>'Personal Transportation Example'.AZ168:'Personal Transportation Example'.AZ176</svg:desc>
                </draw:g>
              </table:table-cell>
              <table:table-cell office:value-type="float" office:value="0">
                <text:p>0</text:p>
                <draw:g>
                  <svg:desc>'Personal Transportation Example'.BA168:'Personal Transportation Example'.BA176</svg:desc>
                </draw:g>
              </table:table-cell>
              <table:table-cell office:value-type="float" office:value="0">
                <text:p>0</text:p>
                <draw:g>
                  <svg:desc>'Personal Transportation Example'.BB168:'Personal Transportation Example'.BB176</svg:desc>
                </draw:g>
              </table:table-cell>
              <table:table-cell office:value-type="float" office:value="0">
                <text:p>0</text:p>
                <draw:g>
                  <svg:desc>'Personal Transportation Example'.BC168:'Personal Transportation Example'.BC176</svg:desc>
                </draw:g>
              </table:table-cell>
              <table:table-cell office:value-type="float" office:value="0">
                <text:p>0</text:p>
                <draw:g>
                  <svg:desc>'Personal Transportation Example'.BD168:'Personal Transportation Example'.BD176</svg:desc>
                </draw:g>
              </table:table-cell>
              <table:table-cell office:value-type="float" office:value="NaN">
                <text:p>NaN</text:p>
                <draw:g>
                  <svg:desc>'Personal Transportation Example'.BE168:'Personal Transportation Example'.BE176</svg:desc>
                </draw:g>
              </table:table-cell>
              <table:table-cell office:value-type="float" office:value="NaN">
                <text:p>NaN</text:p>
                <draw:g>
                  <svg:desc>'Personal Transportation Example'.BF168:'Personal Transportation Example'.BF176</svg:desc>
                </draw:g>
              </table:table-cell>
              <table:table-cell office:value-type="float" office:value="NaN">
                <text:p>NaN</text:p>
                <draw:g>
                  <svg:desc>'Personal Transportation Example'.BG168:'Personal Transportation Example'.BG176</svg:desc>
                </draw:g>
              </table:table-cell>
              <table:table-cell office:value-type="float" office:value="NaN">
                <text:p>NaN</text:p>
                <draw:g>
                  <svg:desc>'Personal Transportation Example'.BH168:'Personal Transportation Example'.BH176</svg:desc>
                </draw:g>
              </table:table-cell>
            </table:table-row>
            <table:table-row>
              <table:table-cell office:value-type="string">
                <text:p>Reliabl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Time to reach work </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mfortabl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nitial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aintenance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Storage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unning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Use for Recreati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4.2$Linux_X86_64 LibreOffice_project/5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office:styles>
</office:document-styles>
</file>

<file path=Object 10/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rotation-angle="0"/>
      <style:text-properties fo:font-size="16pt" fo:font-weight="bold"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vertical="true" chart:include-hidden-cells="false" chart:auto-position="true" chart:auto-size="true" chart:treat-empty-cells="leave-gap" chart:right-angled-axes="true"/>
    </style:style>
    <style:style style:name="ch5" style:family="chart" style:data-style-name="N100">
      <style:chart-properties chart:display-label="true" chart:logarithmic="false" chart:reverse-direction="false" text:line-break="false" loext:try-staggering-first="false" chart:link-data-style-to-source="true" chart:axis-position="0" chart:axis-label-position="outside-start"/>
      <style:graphic-properties svg:stroke-color="#b3b3b3"/>
      <style:text-properties fo:font-size="10pt" style:font-size-asian="10pt" style:font-size-complex="10pt"/>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style:text-properties fo:font-size="10pt" style:font-size-asian="10pt" style:font-size-complex="10pt"/>
    </style:style>
    <style:style style:name="ch9" style:family="chart">
      <style:graphic-properties draw:stroke="solid" svg:stroke-color="#b3b3b3" draw:fill="solid" draw:fill-color="#e6e6ff"/>
    </style:style>
    <style:style style:name="ch10" style:family="chart">
      <style:graphic-properties svg:stroke-color="#b3b3b3" draw:fill-color="#cccccc"/>
    </style:style>
  </office:automatic-styles>
  <office:body>
    <office:chart>
      <chart:chart svg:width="25.211cm" svg:height="14.798cm" xlink:href=".." xlink:type="simple" chart:class="chart:bar" chart:style-name="ch1">
        <chart:title svg:x="10.571cm" svg:y="0.431cm" chart:style-name="ch2">
          <text:p>Tornado Chart</text:p>
        </chart:title>
        <chart:subtitle svg:x="0cm" svg:y="0cm" chart:style-name="ch3">
          <text:p/>
        </chart:subtitle>
        <chart:plot-area chart:style-name="ch4" table:cell-range-address="'My Career'.AW188:'My Career'.AW194 'My Career'.AZ188:'My Career'.AZ194" chart:data-source-has-labels="column" svg:x="0.504cm" svg:y="1.673cm" svg:width="24.203cm" svg:height="12.83cm">
          <chart:coordinate-region svg:x="4.036cm" svg:y="1.673cm" svg:width="20.577cm" svg:height="12.183cm"/>
          <chart:axis chart:dimension="x" chart:name="primary-x" chart:style-name="ch5" chartooo:axis-type="auto">
            <chartooo:date-scale/>
            <chart:categories table:cell-range-address="'My Career'.AW188:'My Career'.AW194"/>
          </chart:axis>
          <chart:axis chart:dimension="y" chart:name="primary-y" chart:style-name="ch6">
            <chart:grid chart:style-name="ch7" chart:class="major"/>
          </chart:axis>
          <chart:series chart:style-name="ch8" chart:values-cell-range-address="'My Career'.AZ188:'My Career'.AZ194" chart:class="chart:bar">
            <chart:data-point chart:repeated="7"/>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AZ</text:p>
              </table:table-cell>
            </table:table-row>
          </table:table-header-rows>
          <table:table-rows>
            <table:table-row>
              <table:table-cell office:value-type="string">
                <text:p>Fits me</text:p>
                <draw:g>
                  <svg:desc>'My Career'.AW188:'My Career'.AW194</svg:desc>
                </draw:g>
              </table:table-cell>
              <table:table-cell office:value-type="float" office:value="0">
                <text:p>0</text:p>
                <draw:g>
                  <svg:desc>'My Career'.AZ188:'My Career'.AZ194</svg:desc>
                </draw:g>
              </table:table-cell>
            </table:table-row>
            <table:table-row>
              <table:table-cell office:value-type="string">
                <text:p>Income</text:p>
              </table:table-cell>
              <table:table-cell office:value-type="float" office:value="0">
                <text:p>0</text:p>
              </table:table-cell>
            </table:table-row>
            <table:table-row>
              <table:table-cell office:value-type="string">
                <text:p>Flexible schedule</text:p>
              </table:table-cell>
              <table:table-cell office:value-type="float" office:value="0">
                <text:p>0</text:p>
              </table:table-cell>
            </table:table-row>
            <table:table-row>
              <table:table-cell office:value-type="string">
                <text:p>Preparation time/cost</text:p>
              </table:table-cell>
              <table:table-cell office:value-type="float" office:value="0">
                <text:p>0</text:p>
              </table:table-cell>
            </table:table-row>
            <table:table-row>
              <table:table-cell office:value-type="string">
                <text:p>Satisfying</text:p>
              </table:table-cell>
              <table:table-cell office:value-type="float" office:value="0">
                <text:p>0</text:p>
              </table:table-cell>
            </table:table-row>
            <table:table-row>
              <table:table-cell office:value-type="string">
                <text:p>Stability</text:p>
              </table:table-cell>
              <table:table-cell office:value-type="float" office:value="0">
                <text:p>0</text:p>
              </table:table-cell>
            </table:table-row>
            <table:table-row>
              <table:table-cell office:value-type="string">
                <text:p>Personal Growth</text:p>
              </table:table-cell>
              <table:table-cell office:value-type="float" office:value="0">
                <text:p>0</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4.2$Linux_X86_64 LibreOffice_project/50$Build-2</meta:generator>
  </office:meta>
</office:document-meta>
</file>

<file path=Object 10/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rotation-angle="0"/>
      <style:text-properties fo:font-size="16pt" fo:font-weight="bold"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vertical="true" chart:include-hidden-cells="false" chart:auto-position="true" chart:auto-size="true" chart:treat-empty-cells="leave-gap" chart:right-angled-axes="true"/>
    </style:style>
    <style:style style:name="ch5" style:family="chart" style:data-style-name="N100">
      <style:chart-properties chart:display-label="true" chart:logarithmic="false" chart:reverse-direction="false" text:line-break="false" loext:try-staggering-first="false" chart:link-data-style-to-source="true" chart:axis-position="0" chart:axis-label-position="outside-start"/>
      <style:graphic-properties svg:stroke-color="#b3b3b3"/>
      <style:text-properties fo:font-size="10pt" style:font-size-asian="10pt" style:font-size-complex="10pt"/>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style:text-properties fo:font-size="10pt" style:font-size-asian="10pt" style:font-size-complex="10pt"/>
    </style:style>
    <style:style style:name="ch9" style:family="chart">
      <style:graphic-properties draw:stroke="solid" svg:stroke-color="#b3b3b3" draw:fill="solid" draw:fill-color="#e6e6ff"/>
    </style:style>
    <style:style style:name="ch10" style:family="chart">
      <style:graphic-properties svg:stroke-color="#b3b3b3" draw:fill-color="#cccccc"/>
    </style:style>
  </office:automatic-styles>
  <office:body>
    <office:chart>
      <chart:chart svg:width="25.211cm" svg:height="14.798cm" xlink:href=".." xlink:type="simple" chart:class="chart:bar" chart:style-name="ch1">
        <chart:title svg:x="10.571cm" svg:y="0.431cm" chart:style-name="ch2">
          <text:p>Tornado Chart</text:p>
        </chart:title>
        <chart:subtitle svg:x="0cm" svg:y="0cm" chart:style-name="ch3">
          <text:p/>
        </chart:subtitle>
        <chart:plot-area chart:style-name="ch4" table:cell-range-address="'Personal Transportation Example'.AW188:'Personal Transportation Example'.AW196 'Personal Transportation Example'.AZ188:'Personal Transportation Example'.AZ196" chart:data-source-has-labels="column" svg:x="0.504cm" svg:y="1.673cm" svg:width="24.203cm" svg:height="12.83cm">
          <chart:coordinate-region svg:x="3.983cm" svg:y="1.673cm" svg:width="20.63cm" svg:height="12.183cm"/>
          <chart:axis chart:dimension="x" chart:name="primary-x" chart:style-name="ch5" chartooo:axis-type="auto">
            <chartooo:date-scale/>
            <chart:categories table:cell-range-address="'Personal Transportation Example'.AW188:'Personal Transportation Example'.AW196"/>
          </chart:axis>
          <chart:axis chart:dimension="y" chart:name="primary-y" chart:style-name="ch6">
            <chart:grid chart:style-name="ch7" chart:class="major"/>
          </chart:axis>
          <chart:series chart:style-name="ch8" chart:values-cell-range-address="'Personal Transportation Example'.AZ188:'Personal Transportation Example'.AZ196" chart:class="chart:bar">
            <chart:data-point chart:repeated="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AZ</text:p>
              </table:table-cell>
            </table:table-row>
          </table:table-header-rows>
          <table:table-rows>
            <table:table-row>
              <table:table-cell office:value-type="string">
                <text:p>Carry Daily Supplies </text:p>
                <draw:g>
                  <svg:desc>'Personal Transportation Example'.AW188:'Personal Transportation Example'.AW196</svg:desc>
                </draw:g>
              </table:table-cell>
              <table:table-cell office:value-type="float" office:value="0">
                <text:p>0</text:p>
                <draw:g>
                  <svg:desc>'Personal Transportation Example'.AZ188:'Personal Transportation Example'.AZ196</svg:desc>
                </draw:g>
              </table:table-cell>
            </table:table-row>
            <table:table-row>
              <table:table-cell office:value-type="string">
                <text:p>Reliable</text:p>
              </table:table-cell>
              <table:table-cell office:value-type="float" office:value="0">
                <text:p>0</text:p>
              </table:table-cell>
            </table:table-row>
            <table:table-row>
              <table:table-cell office:value-type="string">
                <text:p>Time to reach work </text:p>
              </table:table-cell>
              <table:table-cell office:value-type="float" office:value="0">
                <text:p>0</text:p>
              </table:table-cell>
            </table:table-row>
            <table:table-row>
              <table:table-cell office:value-type="string">
                <text:p>Comfortable</text:p>
              </table:table-cell>
              <table:table-cell office:value-type="float" office:value="0">
                <text:p>0</text:p>
              </table:table-cell>
            </table:table-row>
            <table:table-row>
              <table:table-cell office:value-type="string">
                <text:p>Initial Cost</text:p>
              </table:table-cell>
              <table:table-cell office:value-type="float" office:value="0">
                <text:p>0</text:p>
              </table:table-cell>
            </table:table-row>
            <table:table-row>
              <table:table-cell office:value-type="string">
                <text:p>Maintenance Cost</text:p>
              </table:table-cell>
              <table:table-cell office:value-type="float" office:value="0">
                <text:p>0</text:p>
              </table:table-cell>
            </table:table-row>
            <table:table-row>
              <table:table-cell office:value-type="string">
                <text:p>Storage Cost</text:p>
              </table:table-cell>
              <table:table-cell office:value-type="float" office:value="0">
                <text:p>0</text:p>
              </table:table-cell>
            </table:table-row>
            <table:table-row>
              <table:table-cell office:value-type="string">
                <text:p>Running Cost</text:p>
              </table:table-cell>
              <table:table-cell office:value-type="float" office:value="0">
                <text:p>0</text:p>
              </table:table-cell>
            </table:table-row>
            <table:table-row>
              <table:table-cell office:value-type="string">
                <text:p>Use for Recreation</text:p>
              </table:table-cell>
              <table:table-cell office:value-type="float" office:value="0">
                <text:p>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4.2$Linux_X86_64 LibreOffice_project/5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7/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
      <number:number number:decimal-places="0" number:min-decimal-places="0" number:min-integer-digits="1"/>
    </number:number-style>
    <style:style style:name="ch1" style:family="chart">
      <style:graphic-properties draw:stroke="none" draw:fill-color="#ccffcc" draw:opacity="50%"/>
    </style:style>
    <style:style style:name="ch2" style:family="chart">
      <style:chart-properties chart:auto-position="true" style:rotation-angle="0"/>
      <style:text-properties fo:font-size="15pt" fo:font-weight="bold" style:font-size-asian="13pt" style:font-size-complex="13pt"/>
    </style:style>
    <style:style style:name="ch3" style:family="chart">
      <style:graphic-properties draw:stroke="dash" draw:stroke-dash="Ultrafine_20_Dashed" svg:stroke-color="#808080"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
      <style:chart-properties chart:display-label="fals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4.119cm" svg:height="20.313cm" xlink:href=".." xlink:type="simple" chart:class="chart:radar" chart:style-name="ch1">
        <chart:title svg:x="10.378cm" svg:y="0.541cm" chart:style-name="ch2">
          <text:p>Spider Chart</text:p>
        </chart:title>
        <chart:legend chart:legend-position="end" svg:x="0cm" svg:y="0cm" style:legend-expansion="custom" svg:width="0cm" svg:height="0cm" style:legend-expansion-aspect-ratio="1" chart:style-name="ch3"/>
        <chart:plot-area chart:style-name="ch4" svg:x="3.8cm" svg:y="3.889cm" svg:width="12.233cm" svg:height="12.233cm">
          <chart:coordinate-region svg:x="3.799cm" svg:y="3.246cm" svg:width="12.23cm" svg:height="13.509cm"/>
          <chart:axis chart:dimension="x" chart:name="primary-x" chart:style-name="ch5"/>
          <chart:axis chart:dimension="y" chart:name="primary-y" chart:style-name="ch6">
            <chart:grid chart:style-name="ch7" chart:class="major"/>
          </chart:axis>
          <chart:wall chart:style-name="ch8"/>
          <chart:floor chart:style-name="ch9"/>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7/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4.2$Linux_X86_64 LibreOffice_project/50$Build-2</meta:generator>
  </office:meta>
</office:document-meta>
</file>

<file path=Object 7/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office:styles>
</office:document-styles>
</file>

<file path=Object 8/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rotation-angle="0"/>
      <style:text-properties fo:font-size="16pt" fo:font-weight="bold"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vertical="true" chart:include-hidden-cells="false" chart:auto-position="true" chart:auto-size="true" chart:treat-empty-cells="leave-gap" chart:right-angled-axes="true"/>
    </style:style>
    <style:style style:name="ch5" style:family="chart" style:data-style-name="N100">
      <style:chart-properties chart:display-label="true" chart:logarithmic="false" chart:reverse-direction="false" text:line-break="false" loext:try-staggering-first="false" chart:link-data-style-to-source="true" chart:axis-position="0" chart:axis-label-position="outside-start"/>
      <style:graphic-properties svg:stroke-color="#b3b3b3"/>
      <style:text-properties fo:font-size="10pt" style:font-size-asian="10pt" style:font-size-complex="10pt"/>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style:text-properties fo:font-size="10pt" style:font-size-asian="10pt" style:font-size-complex="10pt"/>
    </style:style>
    <style:style style:name="ch9" style:family="chart" style:data-style-name="N0">
      <style:chart-properties chart:link-data-style-to-source="true"/>
      <style:graphic-properties draw:stroke="none" draw:fill-color="#ff420e"/>
      <style:text-properties fo:font-size="10pt" style:font-size-asian="10pt" style:font-size-complex="10pt"/>
    </style:style>
    <style:style style:name="ch10" style:family="chart">
      <style:graphic-properties draw:stroke="solid" svg:stroke-color="#b3b3b3" draw:fill="solid" draw:fill-color="#e6e6ff"/>
    </style:style>
    <style:style style:name="ch11" style:family="chart">
      <style:graphic-properties svg:stroke-color="#b3b3b3" draw:fill-color="#cccccc"/>
    </style:style>
  </office:automatic-styles>
  <office:body>
    <office:chart>
      <chart:chart svg:width="25.211cm" svg:height="14.798cm" xlink:href=".." xlink:type="simple" chart:class="chart:bar" chart:style-name="ch1">
        <chart:title svg:x="10.571cm" svg:y="0.431cm" chart:style-name="ch2">
          <text:p>Tornado Chart</text:p>
        </chart:title>
        <chart:subtitle svg:x="0cm" svg:y="0cm" chart:style-name="ch3">
          <text:p/>
        </chart:subtitle>
        <chart:plot-area chart:style-name="ch4" table:cell-range-address="'Decision Template'.AW187:'Decision Template'.AW188 'Decision Template'.AZ187:'Decision Template'.AZ188" svg:x="0.504cm" svg:y="1.673cm" svg:width="24.203cm" svg:height="12.83cm">
          <chart:coordinate-region svg:x="0.94cm" svg:y="1.673cm" svg:width="23.673cm" svg:height="12.183cm"/>
          <chart:axis chart:dimension="x" chart:name="primary-x" chart:style-name="ch5"/>
          <chart:axis chart:dimension="y" chart:name="primary-y" chart:style-name="ch6">
            <chart:grid chart:style-name="ch7" chart:class="major"/>
          </chart:axis>
          <chart:series chart:style-name="ch8" chart:values-cell-range-address="'Decision Template'.AW187:'Decision Template'.AW188" chart:class="chart:bar">
            <chart:data-point chart:repeated="2"/>
          </chart:series>
          <chart:series chart:style-name="ch9" chart:values-cell-range-address="'Decision Template'.AZ187:'Decision Template'.AZ188" chart:class="chart:bar">
            <chart:data-point chart:repeated="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W</text:p>
              </table:table-cell>
              <table:table-cell office:value-type="string">
                <text:p>Column AZ</text:p>
              </table:table-cell>
            </table:table-row>
          </table:table-header-rows>
          <table:table-rows>
            <table:table-row>
              <table:table-cell office:value-type="string">
                <text:p>1</text:p>
              </table:table-cell>
              <table:table-cell office:value-type="float" office:value="NaN">
                <text:p>NaN</text:p>
                <draw:g>
                  <svg:desc>'Decision Template'.AW187:'Decision Template'.AW188</svg:desc>
                </draw:g>
              </table:table-cell>
              <table:table-cell office:value-type="float" office:value="NaN">
                <text:p>NaN</text:p>
                <draw:g>
                  <svg:desc>'Decision Template'.AZ187:'Decision Template'.AZ188</svg:desc>
                </draw:g>
              </table:table-cell>
            </table:table-row>
            <table:table-row>
              <table:table-cell office:value-type="string">
                <text:p>2</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4.2$Linux_X86_64 LibreOffice_project/50$Build-2</meta:generator>
  </office:meta>
</office:document-meta>
</file>

<file path=Object 8/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9/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148">
      <number:number number:decimal-places="1" number:min-decimal-places="1" number:min-integer-digits="1"/>
    </number:number-style>
    <style:style style:name="ch1" style:family="chart">
      <style:graphic-properties draw:stroke="none" draw:fill-color="#ccffcc" draw:opacity="50%"/>
    </style:style>
    <style:style style:name="ch2" style:family="chart">
      <style:chart-properties chart:auto-position="true" style:rotation-angle="0"/>
      <style:text-properties fo:font-size="15pt" fo:font-weight="bold" style:font-size-asian="13pt" style:font-size-complex="13pt"/>
    </style:style>
    <style:style style:name="ch3" style:family="chart">
      <style:graphic-properties draw:stroke="dash" draw:stroke-dash="Ultrafine_20_Dashed" svg:stroke-color="#808080"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
      <style:chart-properties chart:display-label="fals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9" style:family="chart" style:data-style-name="N148">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148">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148">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148">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148">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data-style-name="N148">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5" style:family="chart" style:data-style-name="N148">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6" style:family="chart" style:data-style-name="N148">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7" style:family="chart" style:data-style-name="N148">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8" style:family="chart" style:data-style-name="N1">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24.119cm" svg:height="20.313cm" xlink:href=".." xlink:type="simple" chart:class="chart:radar" chart:style-name="ch1">
        <chart:title svg:x="10.378cm" svg:y="0.541cm" chart:style-name="ch2">
          <text:p>Spider Chart</text:p>
        </chart:title>
        <chart:legend chart:legend-position="end" svg:x="19.433cm" svg:y="0.664cm" style:legend-expansion="custom" svg:width="4.497cm" svg:height="7.196cm" style:legend-expansion-aspect-ratio="0.624930516953863" chart:style-name="ch3"/>
        <chart:plot-area chart:style-name="ch4" table:cell-range-address="'My Career'.AW168:'My Career'.BH174 'My Career'.AX166:'My Career'.BH166" chart:data-source-has-labels="both" svg:x="0.402cm" svg:y="2.59cm" svg:width="17.601cm" svg:height="14.135cm">
          <chart:coordinate-region svg:x="3.799cm" svg:y="3.246cm" svg:width="12.23cm" svg:height="13.509cm"/>
          <chart:axis chart:dimension="x" chart:name="primary-x" chart:style-name="ch5" chartooo:axis-type="auto">
            <chartooo:date-scale/>
            <chart:categories table:cell-range-address="'My Career'.AW168:'My Career'.AW174"/>
          </chart:axis>
          <chart:axis chart:dimension="y" chart:name="primary-y" chart:style-name="ch6">
            <chart:grid chart:style-name="ch7" chart:class="major"/>
          </chart:axis>
          <chart:series chart:style-name="ch8" chart:values-cell-range-address="'My Career'.AX168:'My Career'.AX174" chart:label-cell-address="'My Career'.AX166:'My Career'.AX166" chart:class="chart:radar">
            <chart:data-point chart:repeated="7"/>
          </chart:series>
          <chart:series chart:style-name="ch9" chart:values-cell-range-address="'My Career'.AY168:'My Career'.AY174" chart:label-cell-address="'My Career'.AY166:'My Career'.AY166" chart:class="chart:radar">
            <chart:data-point chart:repeated="7"/>
          </chart:series>
          <chart:series chart:style-name="ch10" chart:values-cell-range-address="'My Career'.AZ168:'My Career'.AZ174" chart:label-cell-address="'My Career'.AZ166:'My Career'.AZ166" chart:class="chart:radar">
            <chart:data-point chart:repeated="7"/>
          </chart:series>
          <chart:series chart:style-name="ch11" chart:values-cell-range-address="'My Career'.BA168:'My Career'.BA174" chart:label-cell-address="'My Career'.BA166:'My Career'.BA166" chart:class="chart:radar">
            <chart:data-point chart:repeated="7"/>
          </chart:series>
          <chart:series chart:style-name="ch12" chart:values-cell-range-address="'My Career'.BB168:'My Career'.BB174" chart:label-cell-address="'My Career'.BB166:'My Career'.BB166" chart:class="chart:radar">
            <chart:data-point chart:repeated="7"/>
          </chart:series>
          <chart:series chart:style-name="ch13" chart:values-cell-range-address="'My Career'.BC168:'My Career'.BC174" chart:label-cell-address="'My Career'.BC166:'My Career'.BC166" chart:class="chart:radar">
            <chart:data-point chart:repeated="7"/>
          </chart:series>
          <chart:series chart:style-name="ch14" chart:values-cell-range-address="'My Career'.BD168:'My Career'.BD174" chart:label-cell-address="'My Career'.BD166:'My Career'.BD166" chart:class="chart:radar">
            <chart:data-point chart:repeated="7"/>
          </chart:series>
          <chart:series chart:style-name="ch15" chart:values-cell-range-address="'My Career'.BE168:'My Career'.BE174" chart:label-cell-address="'My Career'.BE166:'My Career'.BE166" chart:class="chart:radar">
            <chart:data-point chart:repeated="7"/>
          </chart:series>
          <chart:series chart:style-name="ch16" chart:values-cell-range-address="'My Career'.BF168:'My Career'.BF174" chart:label-cell-address="'My Career'.BF166:'My Career'.BF166" chart:class="chart:radar">
            <chart:data-point chart:repeated="7"/>
          </chart:series>
          <chart:series chart:style-name="ch17" chart:values-cell-range-address="'My Career'.BG168:'My Career'.BG174" chart:label-cell-address="'My Career'.BG166:'My Career'.BG166" chart:class="chart:radar">
            <chart:data-point chart:repeated="7"/>
          </chart:series>
          <chart:series chart:style-name="ch18" chart:values-cell-range-address="'My Career'.BH168:'My Career'.BH174" chart:label-cell-address="'My Career'.BH166:'My Career'.BH166" chart:class="chart:radar">
            <chart:data-point chart:repeated="7"/>
          </chart:series>
          <chart:wall chart:style-name="ch19"/>
          <chart:floor chart:style-name="ch20"/>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Threshold</text:p>
                <draw:g>
                  <svg:desc>'My Career'.AX166:'My Career'.AX166</svg:desc>
                </draw:g>
              </table:table-cell>
              <table:table-cell office:value-type="string">
                <text:p>Robotics Engineer</text:p>
                <draw:g>
                  <svg:desc>'My Career'.AY166:'My Career'.AY166</svg:desc>
                </draw:g>
              </table:table-cell>
              <table:table-cell office:value-type="string">
                <text:p>Graphics Designer</text:p>
                <draw:g>
                  <svg:desc>'My Career'.AZ166:'My Career'.AZ166</svg:desc>
                </draw:g>
              </table:table-cell>
              <table:table-cell office:value-type="string">
                <text:p>Physical Therapist</text:p>
                <draw:g>
                  <svg:desc>'My Career'.BA166:'My Career'.BA166</svg:desc>
                </draw:g>
              </table:table-cell>
              <table:table-cell office:value-type="string">
                <text:p>Alternative 4 Name</text:p>
                <draw:g>
                  <svg:desc>'My Career'.BB166:'My Career'.BB166</svg:desc>
                </draw:g>
              </table:table-cell>
              <table:table-cell office:value-type="string">
                <text:p>Alternative 5 Name</text:p>
                <draw:g>
                  <svg:desc>'My Career'.BC166:'My Career'.BC166</svg:desc>
                </draw:g>
              </table:table-cell>
              <table:table-cell office:value-type="string">
                <text:p>Alternative 6 Name</text:p>
                <draw:g>
                  <svg:desc>'My Career'.BD166:'My Career'.BD166</svg:desc>
                </draw:g>
              </table:table-cell>
              <table:table-cell office:value-type="string">
                <text:p>Alternative 7 Name</text:p>
                <draw:g>
                  <svg:desc>'My Career'.BE166:'My Career'.BE166</svg:desc>
                </draw:g>
              </table:table-cell>
              <table:table-cell office:value-type="string">
                <text:p>Alternative 8 Name</text:p>
                <draw:g>
                  <svg:desc>'My Career'.BF166:'My Career'.BF166</svg:desc>
                </draw:g>
              </table:table-cell>
              <table:table-cell office:value-type="string">
                <text:p>Alternative 9 Name</text:p>
                <draw:g>
                  <svg:desc>'My Career'.BG166:'My Career'.BG166</svg:desc>
                </draw:g>
              </table:table-cell>
              <table:table-cell office:value-type="string">
                <text:p>Alternative 10 Name</text:p>
                <draw:g>
                  <svg:desc>'My Career'.BH166:'My Career'.BH166</svg:desc>
                </draw:g>
              </table:table-cell>
            </table:table-row>
          </table:table-header-rows>
          <table:table-rows>
            <table:table-row>
              <table:table-cell office:value-type="string">
                <text:p>Fits me</text:p>
                <draw:g>
                  <svg:desc>'My Career'.AW168:'My Career'.AW174</svg:desc>
                </draw:g>
              </table:table-cell>
              <table:table-cell office:value-type="float" office:value="0">
                <text:p>0</text:p>
                <draw:g>
                  <svg:desc>'My Career'.AX168:'My Career'.AX174</svg:desc>
                </draw:g>
              </table:table-cell>
              <table:table-cell office:value-type="float" office:value="0">
                <text:p>0</text:p>
                <draw:g>
                  <svg:desc>'My Career'.AY168:'My Career'.AY174</svg:desc>
                </draw:g>
              </table:table-cell>
              <table:table-cell office:value-type="float" office:value="0">
                <text:p>0</text:p>
                <draw:g>
                  <svg:desc>'My Career'.AZ168:'My Career'.AZ174</svg:desc>
                </draw:g>
              </table:table-cell>
              <table:table-cell office:value-type="float" office:value="0">
                <text:p>0</text:p>
                <draw:g>
                  <svg:desc>'My Career'.BA168:'My Career'.BA174</svg:desc>
                </draw:g>
              </table:table-cell>
              <table:table-cell office:value-type="float" office:value="NaN">
                <text:p>NaN</text:p>
                <draw:g>
                  <svg:desc>'My Career'.BB168:'My Career'.BB174</svg:desc>
                </draw:g>
              </table:table-cell>
              <table:table-cell office:value-type="float" office:value="NaN">
                <text:p>NaN</text:p>
                <draw:g>
                  <svg:desc>'My Career'.BC168:'My Career'.BC174</svg:desc>
                </draw:g>
              </table:table-cell>
              <table:table-cell office:value-type="float" office:value="NaN">
                <text:p>NaN</text:p>
                <draw:g>
                  <svg:desc>'My Career'.BD168:'My Career'.BD174</svg:desc>
                </draw:g>
              </table:table-cell>
              <table:table-cell office:value-type="float" office:value="NaN">
                <text:p>NaN</text:p>
                <draw:g>
                  <svg:desc>'My Career'.BE168:'My Career'.BE174</svg:desc>
                </draw:g>
              </table:table-cell>
              <table:table-cell office:value-type="float" office:value="NaN">
                <text:p>NaN</text:p>
                <draw:g>
                  <svg:desc>'My Career'.BF168:'My Career'.BF174</svg:desc>
                </draw:g>
              </table:table-cell>
              <table:table-cell office:value-type="float" office:value="NaN">
                <text:p>NaN</text:p>
                <draw:g>
                  <svg:desc>'My Career'.BG168:'My Career'.BG174</svg:desc>
                </draw:g>
              </table:table-cell>
              <table:table-cell office:value-type="float" office:value="NaN">
                <text:p>NaN</text:p>
                <draw:g>
                  <svg:desc>'My Career'.BH168:'My Career'.BH174</svg:desc>
                </draw:g>
              </table:table-cell>
            </table:table-row>
            <table:table-row>
              <table:table-cell office:value-type="string">
                <text:p>Incom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Flexible schedul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Preparation time/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Satisfying</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Stability</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Personal Growth</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4.2$Linux_X86_64 LibreOffice_project/50$Build-2</meta:generator>
  </office:meta>
</office:document-meta>
</file>

<file path=Object 9/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office:styles>
</office:document-styles>
</file>